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Fonts/Font_Lato_4.ttf" manifest:media-type="application/x-font-ttf"/>
  <manifest:file-entry manifest:full-path="Fonts/Font_Lato_3.ttf" manifest:media-type="application/x-font-ttf"/>
  <manifest:file-entry manifest:full-path="Fonts/Font_Lato_1.ttf" manifest:media-type="application/x-font-ttf"/>
  <manifest:file-entry manifest:full-path="Fonts/Font_Lato_2.ttf" manifest:media-type="application/x-font-ttf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Lato" svg:font-family="Lato" style:font-pitch="variable">
      <svg:font-face-src>
        <svg:font-face-uri xlink:href="Fonts/Font_Lato_1.ttf" xlink:type="simple" loext:font-style="normal" loext:font-weight="normal">
          <svg:font-face-format svg:string="truetype"/>
        </svg:font-face-uri>
        <svg:font-face-uri xlink:href="Fonts/Font_Lato_2.ttf" xlink:type="simple" loext:font-style="normal" loext:font-weight="bold">
          <svg:font-face-format svg:string="truetype"/>
        </svg:font-face-uri>
        <svg:font-face-uri xlink:href="Fonts/Font_Lato_3.ttf" xlink:type="simple" loext:font-style="italic" loext:font-weight="normal">
          <svg:font-face-format svg:string="truetype"/>
        </svg:font-face-uri>
        <svg:font-face-uri xlink:href="Fonts/Font_Lato_4.ttf" xlink:type="simple" loext:font-style="italic" loext:font-weight="bold">
          <svg:font-face-format svg:string="truetype"/>
        </svg:font-face-uri>
      </svg:font-face-src>
    </style:font-face>
    <style:font-face style:name="FrizQuadrataT?rk" svg:font-family="FrizQuadrataT?rk" style:font-family-generic="roman" style:font-pitch="variable"/>
    <style:font-face style:name="Liberation Serif" svg:font-family="'Liberation Serif'" style:font-family-generic="roman" style:font-pitch="variable"/>
    <style:font-face style:name="PalatinoT?rk" svg:font-family="PalatinoT?rk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Times Tur" svg:font-family="'Times Tur'" style:font-family-generic="system" style:font-pitch="variable"/>
    <style:font-face style:name="Verdana1" svg:font-family="Verdana" style:font-family-generic="system" style:font-pitch="variable"/>
    <style:font-face style:name="Verdana Tur" svg:font-family="'Verdana Tu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Lato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ato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ato" style:font-name-complex="Verdana1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Lato" fo:language="en" fo:country="US"/>
    </style:style>
    <style:style style:name="P6" style:family="paragraph" style:parent-style-name="Heading_20_1">
      <style:paragraph-properties fo:margin-left="0cm" fo:margin-right="0cm" fo:text-indent="0cm" style:auto-text-indent="false"/>
      <style:text-properties style:font-name="Lato"/>
    </style:style>
    <style:style style:name="P7" style:family="paragraph" style:parent-style-name="Standard">
      <style:paragraph-properties fo:margin-left="0cm" fo:margin-right="0.051cm" style:line-height-at-least="0.6cm" fo:text-align="justify" style:justify-single-word="false" fo:text-indent="0.811cm" style:auto-text-indent="false">
        <style:tab-stops>
          <style:tab-stop style:position="1.693cm"/>
        </style:tab-stops>
      </style:paragraph-properties>
    </style:style>
    <style:style style:name="P8" style:family="paragraph" style:parent-style-name="Standard">
      <style:paragraph-properties fo:margin-left="0cm" fo:margin-right="0.051cm" style:line-height-at-least="0.6cm" fo:text-align="justify" style:justify-single-word="false" fo:text-indent="0.811cm" style:auto-text-indent="false">
        <style:tab-stops>
          <style:tab-stop style:position="1.693cm"/>
        </style:tab-stops>
      </style:paragraph-properties>
      <style:text-properties style:font-name="Times" style:font-name-asian="SimSun" style:language-asian="zh" style:country-asian="CN" style:font-name-complex="Times1"/>
    </style:style>
    <style:style style:name="P9" style:family="paragraph" style:parent-style-name="Standard">
      <style:paragraph-properties fo:margin-left="0cm" fo:margin-right="0.051cm" style:line-height-at-least="0.494cm" fo:text-align="justify" style:justify-single-word="false" fo:text-indent="0.811cm" style:auto-text-indent="false">
        <style:tab-stops>
          <style:tab-stop style:position="1.693cm"/>
        </style:tab-stops>
      </style:paragraph-properties>
    </style:style>
    <style:style style:name="P10" style:family="paragraph" style:parent-style-name="Standard">
      <style:paragraph-properties fo:margin-left="0cm" fo:margin-right="0.086cm" style:line-height-at-least="0.6cm" fo:text-align="justify" style:justify-single-word="false" fo:text-indent="0.847cm" style:auto-text-indent="false">
        <style:tab-stops>
          <style:tab-stop style:position="1.376cm"/>
        </style:tab-stops>
      </style:paragraph-properties>
    </style:style>
    <style:style style:name="P11" style:family="paragraph" style:parent-style-name="Standard">
      <style:paragraph-properties fo:margin-left="0cm" fo:margin-right="0.086cm" style:line-height-at-least="0.494cm" fo:text-align="justify" style:justify-single-word="false" fo:text-indent="0.847cm" style:auto-text-indent="false">
        <style:tab-stops>
          <style:tab-stop style:position="1.376cm"/>
        </style:tab-stops>
      </style:paragraph-properties>
    </style:style>
    <style:style style:name="P12" style:family="paragraph" style:parent-style-name="Standard">
      <style:paragraph-properties fo:margin-left="0cm" fo:margin-right="0.086cm" style:line-height-at-least="0.6cm" fo:text-align="justify" style:justify-single-word="false" fo:text-indent="0.847cm" style:auto-text-indent="false">
        <style:tab-stops>
          <style:tab-stop style:position="1.376cm"/>
        </style:tab-stops>
      </style:paragraph-properties>
      <style:text-properties style:font-name="Times" style:font-name-asian="SimSun" style:language-asian="zh" style:country-asian="CN" style:font-name-complex="Times1"/>
    </style:style>
    <style:style style:name="P13" style:family="paragraph" style:parent-style-name="Standard">
      <style:paragraph-properties fo:margin-left="0cm" fo:margin-right="0.086cm" style:line-height-at-least="0.494cm" fo:text-align="justify" style:justify-single-word="false" fo:text-indent="0.847cm" style:auto-text-indent="false">
        <style:tab-stops>
          <style:tab-stop style:position="1.376cm"/>
        </style:tab-stops>
      </style:paragraph-properties>
      <style:text-properties style:font-name="Times" style:font-name-asian="SimSun" style:language-asian="zh" style:country-asian="CN" style:font-name-complex="Times1"/>
    </style:style>
    <style:style style:name="P14" style:family="paragraph" style:parent-style-name="Standard">
      <style:paragraph-properties fo:margin-left="0cm" fo:margin-right="0.086cm" style:line-height-at-least="0.564cm" fo:text-align="justify" style:justify-single-word="false" fo:text-indent="0.847cm" style:auto-text-indent="false">
        <style:tab-stops>
          <style:tab-stop style:position="1.376cm"/>
        </style:tab-stops>
      </style:paragraph-properties>
    </style:style>
    <style:style style:name="P15" style:family="paragraph" style:parent-style-name="Standard">
      <style:paragraph-properties fo:margin-left="0cm" fo:margin-right="0.086cm" style:line-height-at-least="0.459cm" fo:text-align="justify" style:justify-single-word="false" fo:text-indent="0.847cm" style:auto-text-indent="false">
        <style:tab-stops>
          <style:tab-stop style:position="1.376cm"/>
        </style:tab-stops>
      </style:paragraph-properties>
    </style:style>
    <style:style style:name="P16" style:family="paragraph" style:parent-style-name="Standard">
      <style:paragraph-properties fo:margin-left="0cm" fo:margin-right="0.086cm" style:line-height-at-least="0.494cm" fo:text-align="justify" style:justify-single-word="false" fo:text-indent="0.847cm" style:auto-text-indent="false">
        <style:tab-stops>
          <style:tab-stop style:position="1.376cm"/>
        </style:tab-stops>
      </style:paragraph-properties>
      <style:text-properties style:font-name="Lato"/>
    </style:style>
    <style:style style:name="P17" style:family="paragraph" style:parent-style-name="Standard">
      <style:paragraph-properties fo:margin-left="0cm" fo:margin-right="0.086cm" style:line-height-at-least="0.459cm" fo:text-align="justify" style:justify-single-word="false" fo:text-indent="0.847cm" style:auto-text-indent="false">
        <style:tab-stops>
          <style:tab-stop style:position="1.376cm"/>
        </style:tab-stops>
      </style:paragraph-properties>
      <style:text-properties style:font-name="Lato"/>
    </style:style>
    <style:style style:name="P18" style:family="paragraph" style:parent-style-name="Standard">
      <style:paragraph-properties fo:margin-left="0cm" fo:margin-right="0.055cm" style:line-height-at-least="0.494cm" fo:text-align="justify" style:justify-single-word="false" fo:text-indent="0.847cm" style:auto-text-indent="false">
        <style:tab-stops>
          <style:tab-stop style:position="1.376cm"/>
        </style:tab-stops>
      </style:paragraph-properties>
    </style:style>
    <style:style style:name="P19" style:family="paragraph" style:parent-style-name="Standard">
      <style:paragraph-properties fo:margin-left="0cm" fo:margin-right="0.055cm" style:line-height-at-least="0.494cm" fo:text-align="justify" style:justify-single-word="false" fo:text-indent="0.847cm" style:auto-text-indent="false">
        <style:tab-stops>
          <style:tab-stop style:position="1.376cm"/>
        </style:tab-stops>
      </style:paragraph-properties>
      <style:text-properties style:font-name="Times" style:font-name-asian="SimSun" style:language-asian="zh" style:country-asian="CN" style:font-name-complex="Times1"/>
    </style:style>
    <style:style style:name="P20" style:family="paragraph" style:parent-style-name="Standard">
      <style:paragraph-properties fo:margin-left="0cm" fo:margin-right="0.014cm" style:line-height-at-least="0.6cm" fo:text-align="justify" style:justify-single-word="false" fo:text-indent="0.847cm" style:auto-text-indent="false">
        <style:tab-stops>
          <style:tab-stop style:position="1.376cm"/>
        </style:tab-stops>
      </style:paragraph-properties>
    </style:style>
    <style:style style:name="P21" style:family="paragraph" style:parent-style-name="Standard">
      <style:paragraph-properties fo:margin-left="0cm" fo:margin-right="0.014cm" style:line-height-at-least="0.494cm" fo:text-align="justify" style:justify-single-word="false" fo:text-indent="0.847cm" style:auto-text-indent="false">
        <style:tab-stops>
          <style:tab-stop style:position="1.376cm"/>
        </style:tab-stops>
      </style:paragraph-properties>
    </style:style>
    <style:style style:name="P22" style:family="paragraph" style:parent-style-name="Standard">
      <style:paragraph-properties fo:margin-left="0cm" fo:margin-right="0.014cm" style:line-height-at-least="0.564cm" fo:text-align="justify" style:justify-single-word="false" fo:text-indent="0.847cm" style:auto-text-indent="false">
        <style:tab-stops>
          <style:tab-stop style:position="1.376cm"/>
        </style:tab-stops>
      </style:paragraph-properties>
    </style:style>
    <style:style style:name="P23" style:family="paragraph" style:parent-style-name="Standard">
      <style:paragraph-properties fo:margin-left="0cm" fo:margin-right="0.014cm" style:line-height-at-least="0.494cm" fo:text-align="justify" style:justify-single-word="false" fo:text-indent="0.847cm" style:auto-text-indent="false">
        <style:tab-stops>
          <style:tab-stop style:position="1.376cm"/>
        </style:tab-stops>
      </style:paragraph-properties>
      <style:text-properties style:font-name="Lato"/>
    </style:style>
    <style:style style:name="P24" style:family="paragraph" style:parent-style-name="Standard" style:master-page-name="Standard">
      <style:paragraph-properties fo:margin-left="0cm" fo:margin-right="0cm" fo:text-indent="0cm" style:auto-text-indent="false" style:page-number="auto"/>
      <style:text-properties style:font-name="Lato"/>
    </style:style>
    <style:style style:name="T1" style:family="text">
      <style:text-properties style:font-name-complex="Verdana1"/>
    </style:style>
    <style:style style:name="T2" style:family="text">
      <style:text-properties fo:font-weight="bold" style:font-weight-asian="bold" style:font-name-complex="Verdana1"/>
    </style:style>
    <style:style style:name="T3" style:family="text">
      <style:text-properties style:font-name-complex="Verdana Tur"/>
    </style:style>
    <style:style style:name="T4" style:family="text">
      <style:text-properties style:font-name-complex="Times Tur"/>
    </style:style>
    <style:style style:name="T5" style:family="text">
      <style:text-properties style:font-name="Lato"/>
    </style:style>
    <style:style style:name="T6" style:family="text">
      <style:text-properties style:font-name="Lato" fo:language="tr" fo:country="TR" style:language-asian="zh" style:country-asian="CN" style:font-name-complex="Verdana1"/>
    </style:style>
    <style:style style:name="T7" style:family="text">
      <style:text-properties style:font-name="Lato" style:font-name-asian="SimSun" style:language-asian="zh" style:country-asian="CN" style:font-name-complex="Times1"/>
    </style:style>
    <style:style style:name="T8" style:family="text">
      <style:text-properties style:font-name="Lato" style:font-name-asian="SimSun" style:language-asian="zh" style:country-asian="CN" style:font-name-complex="Times Tu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3"/>
      <text:p text:style-name="P3">TAR<text:span text:style-name="T4">İ</text:span>H<text:span text:style-name="T4">İ</text:span>N EN BÜYÜK B<text:span text:style-name="T4">İ</text:span>L<text:span text:style-name="T4">İ</text:span>M SAHTEKARLI<text:span text:style-name="T4">Ğ</text:span>I</text:p>
      <text:h text:style-name="P6" text:outline-level="1">EVR<text:span text:style-name="T4">İ</text:span>M TEOR<text:span text:style-name="T4">İ</text:span>S<text:span text:style-name="T4">İ</text:span></text:h>
      <text:p text:style-name="P3"/>
      <text:p text:style-name="P3"/>
      <text:p text:style-name="P3"/>
      <text:p text:style-name="P3">"Ey insan, 'üstün kerem sahibi' olan</text:p>
      <text:p text:style-name="P3">Rabbine kar<text:span text:style-name="T4">şı</text:span> seni aldat<text:span text:style-name="T4">ı</text:span>p-yan<text:span text:style-name="T4">ı</text:span>ltan nedir?</text:p>
      <text:p text:style-name="P3">Ki O, seni yaratt<text:span text:style-name="T4">ı</text:span>, 'sana bir düzen</text:p>
      <text:p text:style-name="P3">içinde biçim verdi' ve seni bir itidal üzere k<text:span text:style-name="T4">ı</text:span>ld<text:span text:style-name="T4">ı</text:span>."</text:p>
      <text:p text:style-name="P3"><text:span text:style-name="T4">İ</text:span>nfitar Suresi, 6-7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VURAL YAYINCILIK</text:p>
      <text:p text:style-name="P3"/>
      <text:p text:style-name="P3"><text:span text:style-name="T4">İ</text:span>K<text:span text:style-name="T4">İ</text:span>NC<text:span text:style-name="T4">İ</text:span> BASKI</text:p>
      <text:p text:style-name="P2"/>
      <text:p text:style-name="P2"/>
      <text:p text:style-name="P2"/>
      <text:p text:style-name="P2"/>
      <text:p text:style-name="P7"><text:span text:style-name="FrizQuadrataT_b8_rk14_20_B_20_Black"><text:span text:style-name="T7">Önsöz</text:span></text:span></text:p>
      <text:p text:style-name="P8"><text:span text:style-name="FrizQuadrataT_b8_rk14_20_B_20_Black"><text:span text:style-name="T5"/></text:span></text:p>
      <text:p text:style-name="P9"><text:span text:style-name="PalatinoT_b8_rk11_20_Black"><text:span text:style-name="T7">Hayat, evrendeki mükemmel dengenin kurucusu Allah taraf</text:span></text:span><text:span text:style-name="PalatinoT_b8_rk11_20_Black"><text:span text:style-name="T8">ı</text:span></text:span><text:span text:style-name="PalatinoT_b8_rk11_20_Black"><text:span text:style-name="T7">ndan yarat</text:span></text:span><text:span text:style-name="PalatinoT_b8_rk11_20_Black"><text:span text:style-name="T8">ı</text:span></text:span><text:span text:style-name="PalatinoT_b8_rk11_20_Black"><text:span text:style-name="T7">lm</text:span></text:span><text:span text:style-name="PalatinoT_b8_rk11_20_Black"><text:span text:style-name="T8">ış</text:span></text:span><text:span text:style-name="PalatinoT_b8_rk11_20_Black"><text:span text:style-name="T7">, her canl</text:span></text:span><text:span text:style-name="PalatinoT_b8_rk11_20_Black"><text:span text:style-name="T8">ı</text:span></text:span><text:span text:style-name="PalatinoT_b8_rk11_20_Black"><text:span text:style-name="T7"> kendine has özelliklerle donat</text:span></text:span><text:span text:style-name="PalatinoT_b8_rk11_20_Black"><text:span text:style-name="T8">ı</text:span></text:span><text:span text:style-name="PalatinoT_b8_rk11_20_Black"><text:span text:style-name="T7">larak özel tasar</text:span></text:span><text:span text:style-name="PalatinoT_b8_rk11_20_Black"><text:span text:style-name="T8">ı</text:span></text:span><text:span text:style-name="PalatinoT_b8_rk11_20_Black"><text:span text:style-name="T7">mla varedilmi</text:span></text:span><text:span text:style-name="PalatinoT_b8_rk11_20_Black"><text:span text:style-name="T8">ş</text:span></text:span><text:span text:style-name="PalatinoT_b8_rk11_20_Black"><text:span text:style-name="T7">tir. </text:span></text:span><text:span text:style-name="PalatinoT_b8_rk11_20_Black"><text:span text:style-name="T8">İ</text:span></text:span><text:span text:style-name="PalatinoT_b8_rk11_20_Black"><text:span text:style-name="T7">lk insan</text:span></text:span><text:span text:style-name="PalatinoT_b8_rk11_20_Black"><text:span text:style-name="T8">ı</text:span></text:span><text:span text:style-name="PalatinoT_b8_rk11_20_Black"><text:span text:style-name="T7"> (Hz. Adem) yaratan Allah, onun soyundan tüm insan neslini üretmi</text:span></text:span><text:span text:style-name="PalatinoT_b8_rk11_20_Black"><text:span text:style-name="T8">ş</text:span></text:span><text:span text:style-name="PalatinoT_b8_rk11_20_Black"><text:span text:style-name="T7">tir.</text:span></text:span></text:p>
      <text:p text:style-name="P9"><text:span text:style-name="PalatinoT_b8_rk11_20_Black"><text:span text:style-name="T7">Modern ça</text:span></text:span><text:span text:style-name="PalatinoT_b8_rk11_20_Black"><text:span text:style-name="T8">ğı</text:span></text:span><text:span text:style-name="PalatinoT_b8_rk11_20_Black"><text:span text:style-name="T7">n insan</text:span></text:span><text:span text:style-name="PalatinoT_b8_rk11_20_Black"><text:span text:style-name="T8">ı</text:span></text:span><text:span text:style-name="PalatinoT_b8_rk11_20_Black"><text:span text:style-name="T7">, apaç</text:span></text:span><text:span text:style-name="PalatinoT_b8_rk11_20_Black"><text:span text:style-name="T8">ı</text:span></text:span><text:span text:style-name="PalatinoT_b8_rk11_20_Black"><text:span text:style-name="T7">k olan yarat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ş</text:span></text:span><text:span text:style-name="PalatinoT_b8_rk11_20_Black"><text:span text:style-name="T7"> gerçe</text:span></text:span><text:span text:style-name="PalatinoT_b8_rk11_20_Black"><text:span text:style-name="T8">ğ</text:span></text:span><text:span text:style-name="PalatinoT_b8_rk11_20_Black"><text:span text:style-name="T7">inin yan</text:span></text:span><text:span text:style-name="PalatinoT_b8_rk11_20_Black"><text:span text:style-name="T8">ı</text:span></text:span><text:span text:style-name="PalatinoT_b8_rk11_20_Black"><text:span text:style-name="T7">nda, ona alternatif (!) olarak öne sürülen ikinci bir iddia ile kar</text:span></text:span><text:span text:style-name="PalatinoT_b8_rk11_20_Black"><text:span text:style-name="T8">şı</text:span></text:span><text:span text:style-name="PalatinoT_b8_rk11_20_Black"><text:span text:style-name="T7">la</text:span></text:span><text:span text:style-name="PalatinoT_b8_rk11_20_Black"><text:span text:style-name="T8">ş</text:span></text:span><text:span text:style-name="PalatinoT_b8_rk11_20_Black"><text:span text:style-name="T7">maktad</text:span></text:span><text:span text:style-name="PalatinoT_b8_rk11_20_Black"><text:span text:style-name="T8">ı</text:span></text:span><text:span text:style-name="PalatinoT_b8_rk11_20_Black"><text:span text:style-name="T7">r. Buna göre, insan ve di</text:span></text:span><text:span text:style-name="PalatinoT_b8_rk11_20_Black"><text:span text:style-name="T8">ğ</text:span></text:span><text:span text:style-name="PalatinoT_b8_rk11_20_Black"><text:span text:style-name="T7">er tüm canl</text:span></text:span><text:span text:style-name="PalatinoT_b8_rk11_20_Black"><text:span text:style-name="T8">ı</text:span></text:span><text:span text:style-name="PalatinoT_b8_rk11_20_Black"><text:span text:style-name="T7">lar, bilinçli bir yarat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şı</text:span></text:span><text:span text:style-name="PalatinoT_b8_rk11_20_Black"><text:span text:style-name="T7">n sonucunda de</text:span></text:span><text:span text:style-name="PalatinoT_b8_rk11_20_Black"><text:span text:style-name="T8">ğ</text:span></text:span><text:span text:style-name="PalatinoT_b8_rk11_20_Black"><text:span text:style-name="T7">il, olu</text:span></text:span><text:span text:style-name="PalatinoT_b8_rk11_20_Black"><text:span text:style-name="T8">ş</text:span></text:span><text:span text:style-name="PalatinoT_b8_rk11_20_Black"><text:span text:style-name="T7">mas</text:span></text:span><text:span text:style-name="PalatinoT_b8_rk11_20_Black"><text:span text:style-name="T8">ı</text:span></text:span><text:span text:style-name="PalatinoT_b8_rk11_20_Black"><text:span text:style-name="T7"> ihtimal d</text:span></text:span><text:span text:style-name="PalatinoT_b8_rk11_20_Black"><text:span text:style-name="T8">ışı</text:span></text:span><text:span text:style-name="PalatinoT_b8_rk11_20_Black"><text:span text:style-name="T7"> milyonlarca tesadüfün ard arda gelmesiyle var olmu</text:span></text:span><text:span text:style-name="PalatinoT_b8_rk11_20_Black"><text:span text:style-name="T8">ş</text:span></text:span><text:span text:style-name="PalatinoT_b8_rk11_20_Black"><text:span text:style-name="T7">lard</text:span></text:span><text:span text:style-name="PalatinoT_b8_rk11_20_Black"><text:span text:style-name="T8">ı</text:span></text:span><text:span text:style-name="PalatinoT_b8_rk11_20_Black"><text:span text:style-name="T7">r. Evrim Teorisi alternatif bir varolu</text:span></text:span><text:span text:style-name="PalatinoT_b8_rk11_20_Black"><text:span text:style-name="T8">ş</text:span></text:span><text:span text:style-name="PalatinoT_b8_rk11_20_Black"><text:span text:style-name="T7"> tarz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ifade etmek bir yana, en ufak bir tutar yan</text:span></text:span><text:span text:style-name="PalatinoT_b8_rk11_20_Black"><text:span text:style-name="T8">ı</text:span></text:span><text:span text:style-name="PalatinoT_b8_rk11_20_Black"><text:span text:style-name="T7"> bulunmayan bir inan</text:span></text:span><text:span text:style-name="PalatinoT_b8_rk11_20_Black"><text:span text:style-name="T8">ış</text:span></text:span><text:span text:style-name="PalatinoT_b8_rk11_20_Black"><text:span text:style-name="T7"> olmaktan öteye gidememektedir. </text:span></text:span></text:p>
      <text:p text:style-name="P9"><text:span text:style-name="PalatinoT_b8_rk11_20_Black"><text:span text:style-name="T7">Kitapç</text:span></text:span><text:span text:style-name="PalatinoT_b8_rk11_20_Black"><text:span text:style-name="T8">ı</text:span></text:span><text:span text:style-name="PalatinoT_b8_rk11_20_Black"><text:span text:style-name="T7">kta, yüzlerce çeli</text:span></text:span><text:span text:style-name="PalatinoT_b8_rk11_20_Black"><text:span text:style-name="T8">ş</text:span></text:span><text:span text:style-name="PalatinoT_b8_rk11_20_Black"><text:span text:style-name="T7">ki ve bilimd</text:span></text:span><text:span text:style-name="PalatinoT_b8_rk11_20_Black"><text:span text:style-name="T8">ışı</text:span></text:span><text:span text:style-name="PalatinoT_b8_rk11_20_Black"><text:span text:style-name="T7"> iddia ile dolu olan Evrim Teorisi'nin detaylar</text:span></text:span><text:span text:style-name="PalatinoT_b8_rk11_20_Black"><text:span text:style-name="T8">ı</text:span></text:span><text:span text:style-name="PalatinoT_b8_rk11_20_Black"><text:span text:style-name="T7">na; organik ve paleontolojik açmazlar</text:span></text:span><text:span text:style-name="PalatinoT_b8_rk11_20_Black"><text:span text:style-name="T8">ı</text:span></text:span><text:span text:style-name="PalatinoT_b8_rk11_20_Black"><text:span text:style-name="T7">na detayl</text:span></text:span><text:span text:style-name="PalatinoT_b8_rk11_20_Black"><text:span text:style-name="T8">ı</text:span></text:span><text:span text:style-name="PalatinoT_b8_rk11_20_Black"><text:span text:style-name="T7"> olarak girmeyece</text:span></text:span><text:span text:style-name="PalatinoT_b8_rk11_20_Black"><text:span text:style-name="T8">ğ</text:span></text:span><text:span text:style-name="PalatinoT_b8_rk11_20_Black"><text:span text:style-name="T7">iz. Bu konulardaki baz</text:span></text:span><text:span text:style-name="PalatinoT_b8_rk11_20_Black"><text:span text:style-name="T8">ı</text:span></text:span><text:span text:style-name="PalatinoT_b8_rk11_20_Black"><text:span text:style-name="T7"> çarp</text:span></text:span><text:span text:style-name="PalatinoT_b8_rk11_20_Black"><text:span text:style-name="T8">ı</text:span></text:span><text:span text:style-name="PalatinoT_b8_rk11_20_Black"><text:span text:style-name="T7">c</text:span></text:span><text:span text:style-name="PalatinoT_b8_rk11_20_Black"><text:span text:style-name="T8">ı</text:span></text:span><text:span text:style-name="PalatinoT_b8_rk11_20_Black"><text:span text:style-name="T7"> bilgileri aktarsak da, as</text:span></text:span><text:span text:style-name="PalatinoT_b8_rk11_20_Black"><text:span text:style-name="T8">ı</text:span></text:span><text:span text:style-name="PalatinoT_b8_rk11_20_Black"><text:span text:style-name="T7">l olarak Evrim mant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tutars</text:span></text:span><text:span text:style-name="PalatinoT_b8_rk11_20_Black"><text:span text:style-name="T8">ı</text:span></text:span><text:span text:style-name="PalatinoT_b8_rk11_20_Black"><text:span text:style-name="T7">zl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gösterece</text:span></text:span><text:span text:style-name="PalatinoT_b8_rk11_20_Black"><text:span text:style-name="T8">ğ</text:span></text:span><text:span text:style-name="PalatinoT_b8_rk11_20_Black"><text:span text:style-name="T7">iz. </text:span></text:span></text:p>
      <text:p text:style-name="P9"><text:span text:style-name="PalatinoT_b8_rk11_20_Black"><text:span text:style-name="T7">Evrim Teorisi'ni teknik detaylar</text:span></text:span><text:span text:style-name="PalatinoT_b8_rk11_20_Black"><text:span text:style-name="T8">ı</text:span></text:span><text:span text:style-name="PalatinoT_b8_rk11_20_Black"><text:span text:style-name="T7">yla ele alan ve çürüklü</text:span></text:span><text:span text:style-name="PalatinoT_b8_rk11_20_Black"><text:span text:style-name="T8">ğ</text:span></text:span><text:span text:style-name="PalatinoT_b8_rk11_20_Black"><text:span text:style-name="T7">ünü kesin bir biçimde ispatlayan bir kaynak arayanlar, Bedir Yay</text:span></text:span><text:span text:style-name="PalatinoT_b8_rk11_20_Black"><text:span text:style-name="T8">ı</text:span></text:span><text:span text:style-name="PalatinoT_b8_rk11_20_Black"><text:span text:style-name="T7">nevi taraf</text:span></text:span><text:span text:style-name="PalatinoT_b8_rk11_20_Black"><text:span text:style-name="T8">ı</text:span></text:span><text:span text:style-name="PalatinoT_b8_rk11_20_Black"><text:span text:style-name="T7">ndan yay</text:span></text:span><text:span text:style-name="PalatinoT_b8_rk11_20_Black"><text:span text:style-name="T8">ı</text:span></text:span><text:span text:style-name="PalatinoT_b8_rk11_20_Black"><text:span text:style-name="T7">nlanan </text:span></text:span><text:span text:style-name="PalatinoT_b8_rk11_20_B_20_Black"><text:span text:style-name="T7">Canl</text:span></text:span><text:span text:style-name="PalatinoT_b8_rk11_20_B_20_Black"><text:span text:style-name="T8">ı</text:span></text:span><text:span text:style-name="PalatinoT_b8_rk11_20_B_20_Black"><text:span text:style-name="T7">lar ve Evrim</text:span></text:span><text:span text:style-name="PalatinoT_b8_rk11_20_Black"><text:span text:style-name="T7"> adl</text:span></text:span><text:span text:style-name="PalatinoT_b8_rk11_20_Black"><text:span text:style-name="T8">ı</text:span></text:span><text:span text:style-name="PalatinoT_b8_rk11_20_Black"><text:span text:style-name="T7"> kitab</text:span></text:span><text:span text:style-name="PalatinoT_b8_rk11_20_Black"><text:span text:style-name="T8">ı</text:span></text:span><text:span text:style-name="PalatinoT_b8_rk11_20_Black"><text:span text:style-name="T7"> inceleyebilirler.</text:span></text:span></text:p>
      <text:p text:style-name="P2"/>
      <text:p text:style-name="P2"/>
      <text:p text:style-name="P10"><text:soft-page-break/><text:span text:style-name="FrizQuadrataT_b8_rk14_20_B_20_Black"><text:span text:style-name="T7">Giri</text:span></text:span><text:span text:style-name="FrizQuadrataT_b8_rk14_20_B_20_Black"><text:span text:style-name="T8">ş</text:span></text:span></text:p>
      <text:p text:style-name="P16"/>
      <text:p text:style-name="P11"><text:span text:style-name="PalatinoT_b8_rk11_20_Black"><text:span text:style-name="T8">İ</text:span></text:span><text:span text:style-name="PalatinoT_b8_rk11_20_Black"><text:span text:style-name="T7">nsan, sonsuz büyüklükteki bir evrende ya</text:span></text:span><text:span text:style-name="PalatinoT_b8_rk11_20_Black"><text:span text:style-name="T8">ş</text:span></text:span><text:span text:style-name="PalatinoT_b8_rk11_20_Black"><text:span text:style-name="T7">amaktad</text:span></text:span><text:span text:style-name="PalatinoT_b8_rk11_20_Black"><text:span text:style-name="T8">ı</text:span></text:span><text:span text:style-name="PalatinoT_b8_rk11_20_Black"><text:span text:style-name="T7">r. Gözünü açt</text:span></text:span><text:span text:style-name="PalatinoT_b8_rk11_20_Black"><text:span text:style-name="T8">ığı</text:span></text:span><text:span text:style-name="PalatinoT_b8_rk11_20_Black"><text:span text:style-name="T7"> andan itibaren milyonlarca ayr</text:span></text:span><text:span text:style-name="PalatinoT_b8_rk11_20_Black"><text:span text:style-name="T8">ı</text:span></text:span><text:span text:style-name="PalatinoT_b8_rk11_20_Black"><text:span text:style-name="T7">nt</text:span></text:span><text:span text:style-name="PalatinoT_b8_rk11_20_Black"><text:span text:style-name="T8">ı</text:span></text:span><text:span text:style-name="PalatinoT_b8_rk11_20_Black"><text:span text:style-name="T7"> ve denge üzerine kurulu olan bir dünyayla kar</text:span></text:span><text:span text:style-name="PalatinoT_b8_rk11_20_Black"><text:span text:style-name="T8">şı</text:span></text:span><text:span text:style-name="PalatinoT_b8_rk11_20_Black"><text:span text:style-name="T7"> kar</text:span></text:span><text:span text:style-name="PalatinoT_b8_rk11_20_Black"><text:span text:style-name="T8">şı</text:span></text:span><text:span text:style-name="PalatinoT_b8_rk11_20_Black"><text:span text:style-name="T7">yad</text:span></text:span><text:span text:style-name="PalatinoT_b8_rk11_20_Black"><text:span text:style-name="T8">ı</text:span></text:span><text:span text:style-name="PalatinoT_b8_rk11_20_Black"><text:span text:style-name="T7">r. Ayn</text:span></text:span><text:span text:style-name="PalatinoT_b8_rk11_20_Black"><text:span text:style-name="T8">ı</text:span></text:span><text:span text:style-name="PalatinoT_b8_rk11_20_Black"><text:span text:style-name="T7"> zamanda bu dünya üzerinde ya</text:span></text:span><text:span text:style-name="PalatinoT_b8_rk11_20_Black"><text:span text:style-name="T8">ş</text:span></text:span><text:span text:style-name="PalatinoT_b8_rk11_20_Black"><text:span text:style-name="T7">am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sa</text:span></text:span><text:span text:style-name="PalatinoT_b8_rk11_20_Black"><text:span text:style-name="T8">ğ</text:span></text:span><text:span text:style-name="PalatinoT_b8_rk11_20_Black"><text:span text:style-name="T7">layan, ona say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z zevk ve mutluluk tatt</text:span></text:span><text:span text:style-name="PalatinoT_b8_rk11_20_Black"><text:span text:style-name="T8">ı</text:span></text:span><text:span text:style-name="PalatinoT_b8_rk11_20_Black"><text:span text:style-name="T7">rabilecek bir bedene sahiptir. Bu bedenin mükemmel özellikleri sayesinde d</text:span></text:span><text:span text:style-name="PalatinoT_b8_rk11_20_Black"><text:span text:style-name="T8">ışı</text:span></text:span><text:span text:style-name="PalatinoT_b8_rk11_20_Black"><text:span text:style-name="T7">ndaki dünyay</text:span></text:span><text:span text:style-name="PalatinoT_b8_rk11_20_Black"><text:span text:style-name="T8">ı</text:span></text:span><text:span text:style-name="PalatinoT_b8_rk11_20_Black"><text:span text:style-name="T7"> görebilir, duyabilir, tadabilir. </text:span></text:span></text:p>
      <text:p text:style-name="P11"><text:span text:style-name="PalatinoT_b8_rk11_20_Black"><text:span text:style-name="T7">Bu nedenle, hayat</text:span></text:span><text:span text:style-name="PalatinoT_b8_rk11_20_Black"><text:span text:style-name="T8">ı</text:span></text:span><text:span text:style-name="PalatinoT_b8_rk11_20_Black"><text:span text:style-name="T7">n, evrenin ve do</text:span></text:span><text:span text:style-name="PalatinoT_b8_rk11_20_Black"><text:span text:style-name="T8">ğ</text:span></text:span><text:span text:style-name="PalatinoT_b8_rk11_20_Black"><text:span text:style-name="T7">an</text:span></text:span><text:span text:style-name="PalatinoT_b8_rk11_20_Black"><text:span text:style-name="T8">ı</text:span></text:span><text:span text:style-name="PalatinoT_b8_rk11_20_Black"><text:span text:style-name="T7">n kayna</text:span></text:span><text:span text:style-name="PalatinoT_b8_rk11_20_Black"><text:span text:style-name="T8">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ne oldu</text:span></text:span><text:span text:style-name="PalatinoT_b8_rk11_20_Black"><text:span text:style-name="T8">ğ</text:span></text:span><text:span text:style-name="PalatinoT_b8_rk11_20_Black"><text:span text:style-name="T7">unu anlamak her insan için </text:span></text:span><text:span text:style-name="PalatinoT_b8_rk11_20_Black"><text:span text:style-name="T8">ş</text:span></text:span><text:span text:style-name="PalatinoT_b8_rk11_20_Black"><text:span text:style-name="T7">artt</text:span></text:span><text:span text:style-name="PalatinoT_b8_rk11_20_Black"><text:span text:style-name="T8">ı</text:span></text:span><text:span text:style-name="PalatinoT_b8_rk11_20_Black"><text:span text:style-name="T7">r. Belki insanlar</text:span></text:span><text:span text:style-name="PalatinoT_b8_rk11_20_Black"><text:span text:style-name="T8">ı</text:span></text:span><text:span text:style-name="PalatinoT_b8_rk11_20_Black"><text:span text:style-name="T7">n büyük bir bölümü bu konu üzerinde dü</text:span></text:span><text:span text:style-name="PalatinoT_b8_rk11_20_Black"><text:span text:style-name="T8">ş</text:span></text:span><text:span text:style-name="PalatinoT_b8_rk11_20_Black"><text:span text:style-name="T7">ünmeden, yaln</text:span></text:span><text:span text:style-name="PalatinoT_b8_rk11_20_Black"><text:span text:style-name="T8">ı</text:span></text:span><text:span text:style-name="PalatinoT_b8_rk11_20_Black"><text:span text:style-name="T7">zca küçük hesaplar pe</text:span></text:span><text:span text:style-name="PalatinoT_b8_rk11_20_Black"><text:span text:style-name="T8">ş</text:span></text:span><text:span text:style-name="PalatinoT_b8_rk11_20_Black"><text:span text:style-name="T7">inde ko</text:span></text:span><text:span text:style-name="PalatinoT_b8_rk11_20_Black"><text:span text:style-name="T8">ş</text:span></text:span><text:span text:style-name="PalatinoT_b8_rk11_20_Black"><text:span text:style-name="T7">arak, örne</text:span></text:span><text:span text:style-name="PalatinoT_b8_rk11_20_Black"><text:span text:style-name="T8">ğ</text:span></text:span><text:span text:style-name="PalatinoT_b8_rk11_20_Black"><text:span text:style-name="T7">in yaln</text:span></text:span><text:span text:style-name="PalatinoT_b8_rk11_20_Black"><text:span text:style-name="T8">ı</text:span></text:span><text:span text:style-name="PalatinoT_b8_rk11_20_Black"><text:span text:style-name="T7">zca yiyece</text:span></text:span><text:span text:style-name="PalatinoT_b8_rk11_20_Black"><text:span text:style-name="T8">ğ</text:span></text:span><text:span text:style-name="PalatinoT_b8_rk11_20_Black"><text:span text:style-name="T7">i yeme</text:span></text:span><text:span text:style-name="PalatinoT_b8_rk11_20_Black"><text:span text:style-name="T8">ğ</text:span></text:span><text:span text:style-name="PalatinoT_b8_rk11_20_Black"><text:span text:style-name="T7">i ya da kazanaca</text:span></text:span><text:span text:style-name="PalatinoT_b8_rk11_20_Black"><text:span text:style-name="T8">ğı</text:span></text:span><text:span text:style-name="PalatinoT_b8_rk11_20_Black"><text:span text:style-name="T7"> paray</text:span></text:span><text:span text:style-name="PalatinoT_b8_rk11_20_Black"><text:span text:style-name="T8">ı</text:span></text:span><text:span text:style-name="PalatinoT_b8_rk11_20_Black"><text:span text:style-name="T7"> dü</text:span></text:span><text:span text:style-name="PalatinoT_b8_rk11_20_Black"><text:span text:style-name="T8">ş</text:span></text:span><text:span text:style-name="PalatinoT_b8_rk11_20_Black"><text:span text:style-name="T7">ünerek ya</text:span></text:span><text:span text:style-name="PalatinoT_b8_rk11_20_Black"><text:span text:style-name="T8">ş</text:span></text:span><text:span text:style-name="PalatinoT_b8_rk11_20_Black"><text:span text:style-name="T7">ar. Ancak hayat</text:span></text:span><text:span text:style-name="PalatinoT_b8_rk11_20_Black"><text:span text:style-name="T8">ı</text:span></text:span><text:span text:style-name="PalatinoT_b8_rk11_20_Black"><text:span text:style-name="T7">n anlam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dü</text:span></text:span><text:span text:style-name="PalatinoT_b8_rk11_20_Black"><text:span text:style-name="T8">ş</text:span></text:span><text:span text:style-name="PalatinoT_b8_rk11_20_Black"><text:span text:style-name="T7">ünmeden, yaln</text:span></text:span><text:span text:style-name="PalatinoT_b8_rk11_20_Black"><text:span text:style-name="T8">ı</text:span></text:span><text:span text:style-name="PalatinoT_b8_rk11_20_Black"><text:span text:style-name="T7">zca bu tür geçici ve günlük konular üzerinde dü</text:span></text:span><text:span text:style-name="PalatinoT_b8_rk11_20_Black"><text:span text:style-name="T8">ş</text:span></text:span><text:span text:style-name="PalatinoT_b8_rk11_20_Black"><text:span text:style-name="T7">ünerek ya</text:span></text:span><text:span text:style-name="PalatinoT_b8_rk11_20_Black"><text:span text:style-name="T8">ş</text:span></text:span><text:span text:style-name="PalatinoT_b8_rk11_20_Black"><text:span text:style-name="T7">anan bir hayat, anlams</text:span></text:span><text:span text:style-name="PalatinoT_b8_rk11_20_Black"><text:span text:style-name="T8">ı</text:span></text:span><text:span text:style-name="PalatinoT_b8_rk11_20_Black"><text:span text:style-name="T7">z bir hayatt</text:span></text:span><text:span text:style-name="PalatinoT_b8_rk11_20_Black"><text:span text:style-name="T8">ı</text:span></text:span><text:span text:style-name="PalatinoT_b8_rk11_20_Black"><text:span text:style-name="T7">r. Çünkü insan ölümlüdür ve yemek, para, cinsellik gibi konular</text:span></text:span><text:span text:style-name="PalatinoT_b8_rk11_20_Black"><text:span text:style-name="T8">ı</text:span></text:span><text:span text:style-name="PalatinoT_b8_rk11_20_Black"><text:span text:style-name="T7">n hepsi ölümle birlikte önemsiz hale gelecektir. Ömrünü yaln</text:span></text:span><text:span text:style-name="PalatinoT_b8_rk11_20_Black"><text:span text:style-name="T8">ı</text:span></text:span><text:span text:style-name="PalatinoT_b8_rk11_20_Black"><text:span text:style-name="T7">zca bu tür konularla harcam</text:span></text:span><text:span text:style-name="PalatinoT_b8_rk11_20_Black"><text:span text:style-name="T8">ış</text:span></text:span><text:span text:style-name="PalatinoT_b8_rk11_20_Black"><text:span text:style-name="T7"> ve hayat</text:span></text:span><text:span text:style-name="PalatinoT_b8_rk11_20_Black"><text:span text:style-name="T8">ı</text:span></text:span><text:span text:style-name="PalatinoT_b8_rk11_20_Black"><text:span text:style-name="T7">n anlam</text:span></text:span><text:span text:style-name="PalatinoT_b8_rk11_20_Black"><text:span text:style-name="T8">ı</text:span></text:span><text:span text:style-name="PalatinoT_b8_rk11_20_Black"><text:span text:style-name="T7"> üzerinde dü</text:span></text:span><text:span text:style-name="PalatinoT_b8_rk11_20_Black"><text:span text:style-name="T8">ş</text:span></text:span><text:span text:style-name="PalatinoT_b8_rk11_20_Black"><text:span text:style-name="T7">ünmeden ya</text:span></text:span><text:span text:style-name="PalatinoT_b8_rk11_20_Black"><text:span text:style-name="T8">ş</text:span></text:span><text:span text:style-name="PalatinoT_b8_rk11_20_Black"><text:span text:style-name="T7">ay</text:span></text:span><text:span text:style-name="PalatinoT_b8_rk11_20_Black"><text:span text:style-name="T8">ı</text:span></text:span><text:span text:style-name="PalatinoT_b8_rk11_20_Black"><text:span text:style-name="T7">p-ölmü</text:span></text:span><text:span text:style-name="PalatinoT_b8_rk11_20_Black"><text:span text:style-name="T8">ş</text:span></text:span><text:span text:style-name="PalatinoT_b8_rk11_20_Black"><text:span text:style-name="T7"> olan bir insan ise, bir anlamda hayvanlara benzer bir hayat sürmü</text:span></text:span><text:span text:style-name="PalatinoT_b8_rk11_20_Black"><text:span text:style-name="T8">ş</text:span></text:span><text:span text:style-name="PalatinoT_b8_rk11_20_Black"><text:span text:style-name="T7"> olur.</text:span></text:span></text:p>
      <text:p text:style-name="P11"><text:span text:style-name="PalatinoT_b8_rk11_20_Black"><text:span text:style-name="T7">Bu nedenle, insan onuruna yak</text:span></text:span><text:span text:style-name="PalatinoT_b8_rk11_20_Black"><text:span text:style-name="T8">ış</text:span></text:span><text:span text:style-name="PalatinoT_b8_rk11_20_Black"><text:span text:style-name="T7">an tav</text:span></text:span><text:span text:style-name="PalatinoT_b8_rk11_20_Black"><text:span text:style-name="T8">ı</text:span></text:span><text:span text:style-name="PalatinoT_b8_rk11_20_Black"><text:span text:style-name="T7">r dü</text:span></text:span><text:span text:style-name="PalatinoT_b8_rk11_20_Black"><text:span text:style-name="T8">ş</text:span></text:span><text:span text:style-name="PalatinoT_b8_rk11_20_Black"><text:span text:style-name="T7">ünmektir. Dü</text:span></text:span><text:span text:style-name="PalatinoT_b8_rk11_20_Black"><text:span text:style-name="T8">ş</text:span></text:span><text:span text:style-name="PalatinoT_b8_rk11_20_Black"><text:span text:style-name="T7">ünmek; "Ben kimim?", "nas</text:span></text:span><text:span text:style-name="PalatinoT_b8_rk11_20_Black"><text:span text:style-name="T8">ı</text:span></text:span><text:span text:style-name="PalatinoT_b8_rk11_20_Black"><text:span text:style-name="T7">l var oldum?", "içinde ya</text:span></text:span><text:span text:style-name="PalatinoT_b8_rk11_20_Black"><text:span text:style-name="T8">ş</text:span></text:span><text:span text:style-name="PalatinoT_b8_rk11_20_Black"><text:span text:style-name="T7">ad</text:span></text:span><text:span text:style-name="PalatinoT_b8_rk11_20_Black"><text:span text:style-name="T8">ığı</text:span></text:span><text:span text:style-name="PalatinoT_b8_rk11_20_Black"><text:span text:style-name="T7">m evren nas</text:span></text:span><text:span text:style-name="PalatinoT_b8_rk11_20_Black"><text:span text:style-name="T8">ı</text:span></text:span><text:span text:style-name="PalatinoT_b8_rk11_20_Black"><text:span text:style-name="T7">l var oldu", "hayat</text:span></text:span><text:span text:style-name="PalatinoT_b8_rk11_20_Black"><text:span text:style-name="T8">ı</text:span></text:span><text:span text:style-name="PalatinoT_b8_rk11_20_Black"><text:span text:style-name="T7">m</text:span></text:span><text:span text:style-name="PalatinoT_b8_rk11_20_Black"><text:span text:style-name="T8">ı</text:span></text:span><text:span text:style-name="PalatinoT_b8_rk11_20_Black"><text:span text:style-name="T7">n amac</text:span></text:span><text:span text:style-name="PalatinoT_b8_rk11_20_Black"><text:span text:style-name="T8">ı</text:span></text:span><text:span text:style-name="PalatinoT_b8_rk11_20_Black"><text:span text:style-name="T7"> nedir?", "ya</text:span></text:span><text:span text:style-name="PalatinoT_b8_rk11_20_Black"><text:span text:style-name="T8">ş</text:span></text:span><text:span text:style-name="PalatinoT_b8_rk11_20_Black"><text:span text:style-name="T7">am</text:span></text:span><text:span text:style-name="PalatinoT_b8_rk11_20_Black"><text:span text:style-name="T8">ı</text:span></text:span><text:span text:style-name="PalatinoT_b8_rk11_20_Black"><text:span text:style-name="T7">m</text:span></text:span><text:span text:style-name="PalatinoT_b8_rk11_20_Black"><text:span text:style-name="T8">ı</text:span></text:span><text:span text:style-name="PalatinoT_b8_rk11_20_Black"><text:span text:style-name="T7"> ve bana zevk veren milyonlarca farkl</text:span></text:span><text:span text:style-name="PalatinoT_b8_rk11_20_Black"><text:span text:style-name="T8">ı</text:span></text:span><text:span text:style-name="PalatinoT_b8_rk11_20_Black"><text:span text:style-name="T7"> güzelli</text:span></text:span><text:span text:style-name="PalatinoT_b8_rk11_20_Black"><text:span text:style-name="T8">ğ</text:span></text:span><text:span text:style-name="PalatinoT_b8_rk11_20_Black"><text:span text:style-name="T7">i kime borçluyum?" gibi sorular sormakla olur. </text:span></text:span></text:p>
      <text:p text:style-name="P11"><text:span text:style-name="PalatinoT_b8_rk11_20_Black"><text:span text:style-name="T7">Bu sorular</text:span></text:span><text:span text:style-name="PalatinoT_b8_rk11_20_Black"><text:span text:style-name="T8">ı</text:span></text:span><text:span text:style-name="PalatinoT_b8_rk11_20_Black"><text:span text:style-name="T7"> soran, k</text:span></text:span><text:span text:style-name="PalatinoT_b8_rk11_20_Black"><text:span text:style-name="T8">ı</text:span></text:span><text:span text:style-name="PalatinoT_b8_rk11_20_Black"><text:span text:style-name="T7">sacas</text:span></text:span><text:span text:style-name="PalatinoT_b8_rk11_20_Black"><text:span text:style-name="T8">ı</text:span></text:span><text:span text:style-name="PalatinoT_b8_rk11_20_Black"><text:span text:style-name="T7"> hayvani ya</text:span></text:span><text:span text:style-name="PalatinoT_b8_rk11_20_Black"><text:span text:style-name="T8">ş</text:span></text:span><text:span text:style-name="PalatinoT_b8_rk11_20_Black"><text:span text:style-name="T7">am boyutunun üstüne ç</text:span></text:span><text:span text:style-name="PalatinoT_b8_rk11_20_Black"><text:span text:style-name="T8">ı</text:span></text:span><text:span text:style-name="PalatinoT_b8_rk11_20_Black"><text:span text:style-name="T7">kan normal vicdan sahibi bir insan, kendisinin ve di</text:span></text:span><text:span text:style-name="PalatinoT_b8_rk11_20_Black"><text:span text:style-name="T8">ğ</text:span></text:span><text:span text:style-name="PalatinoT_b8_rk11_20_Black"><text:span text:style-name="T7">er her</text:span></text:span><text:span text:style-name="PalatinoT_b8_rk11_20_Black"><text:span text:style-name="T8">ş</text:span></text:span><text:span text:style-name="PalatinoT_b8_rk11_20_Black"><text:span text:style-name="T7">eyin üstün güç sahibi bir Yarat</text:span></text:span><text:span text:style-name="PalatinoT_b8_rk11_20_Black"><text:span text:style-name="T8">ı</text:span></text:span><text:span text:style-name="PalatinoT_b8_rk11_20_Black"><text:span text:style-name="T7">c</text:span></text:span><text:span text:style-name="PalatinoT_b8_rk11_20_Black"><text:span text:style-name="T8">ı</text:span></text:span><text:span text:style-name="PalatinoT_b8_rk11_20_Black"><text:span text:style-name="T7"> taraf</text:span></text:span><text:span text:style-name="PalatinoT_b8_rk11_20_Black"><text:span text:style-name="T8">ı</text:span></text:span><text:span text:style-name="PalatinoT_b8_rk11_20_Black"><text:span text:style-name="T7">ndan yarat</text:span></text:span><text:span text:style-name="PalatinoT_b8_rk11_20_Black"><text:span text:style-name="T8">ı</text:span></text:span><text:span text:style-name="PalatinoT_b8_rk11_20_Black"><text:span text:style-name="T7">ld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kabul edecektir. </text:span></text:span></text:p>
      <text:p text:style-name="P11"><text:span text:style-name="PalatinoT_b8_rk11_20_Black"><text:span text:style-name="T7">Bu durumdaki insan</text:span></text:span><text:span text:style-name="PalatinoT_b8_rk11_20_Black"><text:span text:style-name="T8">ı</text:span></text:span><text:span text:style-name="PalatinoT_b8_rk11_20_Black"><text:span text:style-name="T7">n önüne yeni sorular aç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r ve daha da çok dü</text:span></text:span><text:span text:style-name="PalatinoT_b8_rk11_20_Black"><text:span text:style-name="T8">ş</text:span></text:span><text:span text:style-name="PalatinoT_b8_rk11_20_Black"><text:span text:style-name="T7">ünmeye ba</text:span></text:span><text:span text:style-name="PalatinoT_b8_rk11_20_Black"><text:span text:style-name="T8">ş</text:span></text:span><text:span text:style-name="PalatinoT_b8_rk11_20_Black"><text:span text:style-name="T7">lar. Bir Yarat</text:span></text:span><text:span text:style-name="PalatinoT_b8_rk11_20_Black"><text:span text:style-name="T8">ı</text:span></text:span><text:span text:style-name="PalatinoT_b8_rk11_20_Black"><text:span text:style-name="T7">c</text:span></text:span><text:span text:style-name="PalatinoT_b8_rk11_20_Black"><text:span text:style-name="T8">ı</text:span></text:span><text:span text:style-name="PalatinoT_b8_rk11_20_Black"><text:span text:style-name="T7"> varsa, özellikleri nedir? </text:span></text:span><text:span text:style-name="PalatinoT_b8_rk11_20_Black"><text:span text:style-name="T8">İ</text:span></text:span><text:span text:style-name="PalatinoT_b8_rk11_20_Black"><text:span text:style-name="T7">nsanlar</text:span></text:span><text:span text:style-name="PalatinoT_b8_rk11_20_Black"><text:span text:style-name="T8">ı</text:span></text:span><text:span text:style-name="PalatinoT_b8_rk11_20_Black"><text:span text:style-name="T7"> ne için yaratm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 ve onlardan ne istemektedir? Neden ölümü de yaratm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? Ölümden sonra ne olacakt</text:span></text:span><text:span text:style-name="PalatinoT_b8_rk11_20_Black"><text:span text:style-name="T8">ı</text:span></text:span><text:span text:style-name="PalatinoT_b8_rk11_20_Black"><text:span text:style-name="T7">r? Tüm bu sorular, insan</text:span></text:span><text:span text:style-name="PalatinoT_b8_rk11_20_Black"><text:span text:style-name="T8">ı</text:span></text:span><text:span text:style-name="PalatinoT_b8_rk11_20_Black"><text:span text:style-name="T7">n akletme yetene</text:span></text:span><text:span text:style-name="PalatinoT_b8_rk11_20_Black"><text:span text:style-name="T8">ğ</text:span></text:span><text:span text:style-name="PalatinoT_b8_rk11_20_Black"><text:span text:style-name="T7">ini daha da geli</text:span></text:span><text:span text:style-name="PalatinoT_b8_rk11_20_Black"><text:span text:style-name="T8">ş</text:span></text:span><text:span text:style-name="PalatinoT_b8_rk11_20_Black"><text:span text:style-name="T7">tirir. Ve sonuçta insan, sözkonusu sorular</text:span></text:span><text:span text:style-name="PalatinoT_b8_rk11_20_Black"><text:span text:style-name="T8">ı</text:span></text:span><text:span text:style-name="PalatinoT_b8_rk11_20_Black"><text:span text:style-name="T7">n cevap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din taraf</text:span></text:span><text:span text:style-name="PalatinoT_b8_rk11_20_Black"><text:span text:style-name="T8">ı</text:span></text:span><text:span text:style-name="PalatinoT_b8_rk11_20_Black"><text:span text:style-name="T7">ndan verildi</text:span></text:span><text:span text:style-name="PalatinoT_b8_rk11_20_Black"><text:span text:style-name="T8">ğ</text:span></text:span><text:span text:style-name="PalatinoT_b8_rk11_20_Black"><text:span text:style-name="T7">ini görür. Çünkü insanlar</text:span></text:span><text:span text:style-name="PalatinoT_b8_rk11_20_Black"><text:span text:style-name="T8">ı</text:span></text:span><text:span text:style-name="PalatinoT_b8_rk11_20_Black"><text:span text:style-name="T7"> yaratan Yarat</text:span></text:span><text:span text:style-name="PalatinoT_b8_rk11_20_Black"><text:span text:style-name="T8">ı</text:span></text:span><text:span text:style-name="PalatinoT_b8_rk11_20_Black"><text:span text:style-name="T7">c</text:span></text:span><text:span text:style-name="PalatinoT_b8_rk11_20_Black"><text:span text:style-name="T8">ı</text:span></text:span><text:span text:style-name="PalatinoT_b8_rk11_20_Black"><text:span text:style-name="T7">, onlar</text:span></text:span><text:span text:style-name="PalatinoT_b8_rk11_20_Black"><text:span text:style-name="T8">ı</text:span></text:span><text:span text:style-name="PalatinoT_b8_rk11_20_Black"><text:span text:style-name="T7"> ba</text:span></text:span><text:span text:style-name="PalatinoT_b8_rk11_20_Black"><text:span text:style-name="T8">şı</text:span></text:span><text:span text:style-name="PalatinoT_b8_rk11_20_Black"><text:span text:style-name="T7">bo</text:span></text:span><text:span text:style-name="PalatinoT_b8_rk11_20_Black"><text:span text:style-name="T8">ş</text:span></text:span><text:span text:style-name="PalatinoT_b8_rk11_20_Black"><text:span text:style-name="T7"> b</text:span></text:span><text:span text:style-name="PalatinoT_b8_rk11_20_Black"><text:span text:style-name="T8">ı</text:span></text:span><text:span text:style-name="PalatinoT_b8_rk11_20_Black"><text:span text:style-name="T7">rakmam</text:span></text:span><text:span text:style-name="PalatinoT_b8_rk11_20_Black"><text:span text:style-name="T8">ış</text:span></text:span><text:span text:style-name="PalatinoT_b8_rk11_20_Black"><text:span text:style-name="T7">, onlar</text:span></text:span><text:span text:style-name="PalatinoT_b8_rk11_20_Black"><text:span text:style-name="T8">ı</text:span></text:span><text:span text:style-name="PalatinoT_b8_rk11_20_Black"><text:span text:style-name="T7"> neden yaratt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ve onlardan ne istedi</text:span></text:span><text:span text:style-name="PalatinoT_b8_rk11_20_Black"><text:span text:style-name="T8">ğ</text:span></text:span><text:span text:style-name="PalatinoT_b8_rk11_20_Black"><text:span text:style-name="T7">ini kendilerine din yoluyla bildirmi</text:span></text:span><text:span text:style-name="PalatinoT_b8_rk11_20_Black"><text:span text:style-name="T8">ş</text:span></text:span><text:span text:style-name="PalatinoT_b8_rk11_20_Black"><text:span text:style-name="T7">tir. Zaten dinin en önemli özelliklerinden biri de, insan</text:span></text:span><text:span text:style-name="PalatinoT_b8_rk11_20_Black"><text:span text:style-name="T8">ı</text:span></text:span><text:span text:style-name="PalatinoT_b8_rk11_20_Black"><text:span text:style-name="T7"> az önce sayd</text:span></text:span><text:span text:style-name="PalatinoT_b8_rk11_20_Black"><text:span text:style-name="T8">ığı</text:span></text:span><text:span text:style-name="PalatinoT_b8_rk11_20_Black"><text:span text:style-name="T7">m</text:span></text:span><text:span text:style-name="PalatinoT_b8_rk11_20_Black"><text:span text:style-name="T8">ı</text:span></text:span><text:span text:style-name="PalatinoT_b8_rk11_20_Black"><text:span text:style-name="T7">z konular üzerinde dü</text:span></text:span><text:span text:style-name="PalatinoT_b8_rk11_20_Black"><text:span text:style-name="T8">ş</text:span></text:span><text:span text:style-name="PalatinoT_b8_rk11_20_Black"><text:span text:style-name="T7">ünmeye davet etmesidir. </text:span></text:span></text:p>
      <text:p text:style-name="P11"><text:span text:style-name="PalatinoT_b8_rk11_20_Black"><text:span text:style-name="T7">Örne</text:span></text:span><text:span text:style-name="PalatinoT_b8_rk11_20_Black"><text:span text:style-name="T8">ğ</text:span></text:span><text:span text:style-name="PalatinoT_b8_rk11_20_Black"><text:span text:style-name="T7">in Kuran, insana </text:span></text:span><text:span text:style-name="PalatinoT_b8_rk11_20_Black"><text:span text:style-name="T8">ş</text:span></text:span><text:span text:style-name="PalatinoT_b8_rk11_20_Black"><text:span text:style-name="T7">öyle seslenir:</text:span></text:span></text:p>
      <text:p text:style-name="P11"><text:span text:style-name="PalatinoT_b8_rk11_20_Black"><text:span text:style-name="T7">"</text:span></text:span><text:span text:style-name="PalatinoT_b8_rk11_20_BI_20_Black"><text:span text:style-name="T8">İ</text:span></text:span><text:span text:style-name="PalatinoT_b8_rk11_20_BI_20_Black"><text:span text:style-name="T7">nsan, bizim kendisini bir damla sudan yaratt</text:span></text:span><text:span text:style-name="PalatinoT_b8_rk11_20_BI_20_Black"><text:span text:style-name="T8">ığı</text:span></text:span><text:span text:style-name="PalatinoT_b8_rk11_20_BI_20_Black"><text:span text:style-name="T7">m</text:span></text:span><text:span text:style-name="PalatinoT_b8_rk11_20_BI_20_Black"><text:span text:style-name="T8">ı</text:span></text:span><text:span text:style-name="PalatinoT_b8_rk11_20_BI_20_Black"><text:span text:style-name="T7">z</text:span></text:span><text:span text:style-name="PalatinoT_b8_rk11_20_BI_20_Black"><text:span text:style-name="T8">ı</text:span></text:span><text:span text:style-name="PalatinoT_b8_rk11_20_BI_20_Black"><text:span text:style-name="T7"> görmüyor mu</text:span></text:span><text:span text:style-name="PalatinoT_b8_rk11_20_I_20_Black"><text:span text:style-name="T7">? </text:span></text:span><text:span text:style-name="PalatinoT_b8_rk11_20_I_20_Black"><text:span text:style-name="T8">Ş</text:span></text:span><text:span text:style-name="PalatinoT_b8_rk11_20_I_20_Black"><text:span text:style-name="T7">imdi o, apaç</text:span></text:span><text:span text:style-name="PalatinoT_b8_rk11_20_I_20_Black"><text:span text:style-name="T8">ı</text:span></text:span><text:span text:style-name="PalatinoT_b8_rk11_20_I_20_Black"><text:span text:style-name="T7">k bir dü</text:span></text:span><text:span text:style-name="PalatinoT_b8_rk11_20_I_20_Black"><text:span text:style-name="T8">ş</text:span></text:span><text:span text:style-name="PalatinoT_b8_rk11_20_I_20_Black"><text:span text:style-name="T7">man kesilmi</text:span></text:span><text:span text:style-name="PalatinoT_b8_rk11_20_I_20_Black"><text:span text:style-name="T8">ş</text:span></text:span><text:span text:style-name="PalatinoT_b8_rk11_20_I_20_Black"><text:span text:style-name="T7">tir. Kendi yarat</text:span></text:span><text:span text:style-name="PalatinoT_b8_rk11_20_I_20_Black"><text:span text:style-name="T8">ı</text:span></text:span><text:span text:style-name="PalatinoT_b8_rk11_20_I_20_Black"><text:span text:style-name="T7">l</text:span></text:span><text:span text:style-name="PalatinoT_b8_rk11_20_I_20_Black"><text:span text:style-name="T8">ışı</text:span></text:span><text:span text:style-name="PalatinoT_b8_rk11_20_I_20_Black"><text:span text:style-name="T7">n</text:span></text:span><text:span text:style-name="PalatinoT_b8_rk11_20_I_20_Black"><text:span text:style-name="T8">ı</text:span></text:span><text:span text:style-name="PalatinoT_b8_rk11_20_I_20_Black"><text:span text:style-name="T7"> unutarak bize bir örnek verdi; dedi ki: 'Çürümü</text:span></text:span><text:span text:style-name="PalatinoT_b8_rk11_20_I_20_Black"><text:span text:style-name="T8">ş</text:span></text:span><text:span text:style-name="PalatinoT_b8_rk11_20_I_20_Black"><text:span text:style-name="T7">-bozulmu</text:span></text:span><text:span text:style-name="PalatinoT_b8_rk11_20_I_20_Black"><text:span text:style-name="T8">ş</text:span></text:span><text:span text:style-name="PalatinoT_b8_rk11_20_I_20_Black"><text:span text:style-name="T7">ken, bu kemikleri kim diriltecekmi</text:span></text:span><text:span text:style-name="PalatinoT_b8_rk11_20_I_20_Black"><text:span text:style-name="T8">ş</text:span></text:span><text:span text:style-name="PalatinoT_b8_rk11_20_I_20_Black"><text:span text:style-name="T7">?' De ki: 'Onlar</text:span></text:span><text:span text:style-name="PalatinoT_b8_rk11_20_I_20_Black"><text:span text:style-name="T8">ı</text:span></text:span><text:span text:style-name="PalatinoT_b8_rk11_20_I_20_Black"><text:span text:style-name="T7">, ilk defa yarat</text:span></text:span><text:span text:style-name="PalatinoT_b8_rk11_20_I_20_Black"><text:span text:style-name="T8">ı</text:span></text:span><text:span text:style-name="PalatinoT_b8_rk11_20_I_20_Black"><text:span text:style-name="T7">p-in</text:span></text:span><text:span text:style-name="PalatinoT_b8_rk11_20_I_20_Black"><text:span text:style-name="T8">ş</text:span></text:span><text:span text:style-name="PalatinoT_b8_rk11_20_I_20_Black"><text:span text:style-name="T7">a eden diriltecek. O, her yaratmay</text:span></text:span><text:span text:style-name="PalatinoT_b8_rk11_20_I_20_Black"><text:span text:style-name="T8">ı</text:span></text:span><text:span text:style-name="PalatinoT_b8_rk11_20_I_20_Black"><text:span text:style-name="T7"> bilir'</text:span></text:span><text:span text:style-name="PalatinoT_b8_rk11_20_Black"><text:span text:style-name="T7">." (Yasin Suresi, 77-79)</text:span></text:span></text:p>
      <text:p text:style-name="P2"/>
      <text:p text:style-name="P11"><text:span text:style-name="PalatinoT_b8_rk11_20_Black"><text:span text:style-name="T7">Bir ba</text:span></text:span><text:span text:style-name="PalatinoT_b8_rk11_20_Black"><text:span text:style-name="T8">ş</text:span></text:span><text:span text:style-name="PalatinoT_b8_rk11_20_Black"><text:span text:style-name="T7">ka ayette </text:span></text:span><text:span text:style-name="PalatinoT_b8_rk11_20_Black"><text:span text:style-name="T8">ş</text:span></text:span><text:span text:style-name="PalatinoT_b8_rk11_20_Black"><text:span text:style-name="T7">öyle denir:</text:span></text:span></text:p>
      <text:p text:style-name="P11"><text:span text:style-name="PalatinoT_b8_rk11_20_Black"><text:span text:style-name="T7">"</text:span></text:span><text:span text:style-name="PalatinoT_b8_rk11_20_I_20_Black"><text:span text:style-name="T7">Ey insan, 'üstün kerem sahibi' olan Rabbine kar</text:span></text:span><text:span text:style-name="PalatinoT_b8_rk11_20_I_20_Black"><text:span text:style-name="T8">şı</text:span></text:span><text:span text:style-name="PalatinoT_b8_rk11_20_I_20_Black"><text:span text:style-name="T7"> seni aldat</text:span></text:span><text:span text:style-name="PalatinoT_b8_rk11_20_I_20_Black"><text:span text:style-name="T8">ı</text:span></text:span><text:span text:style-name="PalatinoT_b8_rk11_20_I_20_Black"><text:span text:style-name="T7">p-yan</text:span></text:span><text:span text:style-name="PalatinoT_b8_rk11_20_I_20_Black"><text:span text:style-name="T8">ı</text:span></text:span><text:span text:style-name="PalatinoT_b8_rk11_20_I_20_Black"><text:span text:style-name="T7">ltan nedir?Ki O, seni yaratt</text:span></text:span><text:span text:style-name="PalatinoT_b8_rk11_20_I_20_Black"><text:span text:style-name="T8">ı</text:span></text:span><text:span text:style-name="PalatinoT_b8_rk11_20_I_20_Black"><text:span text:style-name="T7">, 'sana bir düzen içinde biçim verdi' ve seni bir itidal üzere k</text:span></text:span><text:span text:style-name="PalatinoT_b8_rk11_20_I_20_Black"><text:span text:style-name="T8">ı</text:span></text:span><text:span text:style-name="PalatinoT_b8_rk11_20_I_20_Black"><text:span text:style-name="T7">ld</text:span></text:span><text:span text:style-name="PalatinoT_b8_rk11_20_I_20_Black"><text:span text:style-name="T8">ı</text:span></text:span><text:span text:style-name="PalatinoT_b8_rk11_20_I_20_Black"><text:span text:style-name="T7">. Diledi</text:span></text:span><text:span text:style-name="PalatinoT_b8_rk11_20_I_20_Black"><text:span text:style-name="T8">ğ</text:span></text:span><text:span text:style-name="PalatinoT_b8_rk11_20_I_20_Black"><text:span text:style-name="T7">i bir surette seni tertib etti</text:span></text:span><text:span text:style-name="PalatinoT_b8_rk11_20_Black"><text:span text:style-name="T7">." (</text:span></text:span><text:span text:style-name="PalatinoT_b8_rk11_20_Black"><text:span text:style-name="T8">İ</text:span></text:span><text:span text:style-name="PalatinoT_b8_rk11_20_Black"><text:span text:style-name="T7">nfitar Suresi, 6-8)</text:span></text:span></text:p>
      <text:p text:style-name="P11"><text:span text:style-name="PalatinoT_b8_rk11_20_Black"><text:span text:style-name="T7">Buna kar</text:span></text:span><text:span text:style-name="PalatinoT_b8_rk11_20_Black"><text:span text:style-name="T8">şı</text:span></text:span><text:span text:style-name="PalatinoT_b8_rk11_20_Black"><text:span text:style-name="T7">n, tüm varl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n tesadüfler sonucu, kendi kendilerine olu</text:span></text:span><text:span text:style-name="PalatinoT_b8_rk11_20_Black"><text:span text:style-name="T8">ş</text:span></text:span><text:span text:style-name="PalatinoT_b8_rk11_20_Black"><text:span text:style-name="T7">tuk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ve bir Yarat</text:span></text:span><text:span text:style-name="PalatinoT_b8_rk11_20_Black"><text:span text:style-name="T8">ı</text:span></text:span><text:span text:style-name="PalatinoT_b8_rk11_20_Black"><text:span text:style-name="T7">c</text:span></text:span><text:span text:style-name="PalatinoT_b8_rk11_20_Black"><text:span text:style-name="T8">ı</text:span></text:span><text:span text:style-name="PalatinoT_b8_rk11_20_Black"><text:span text:style-name="T7">'n</text:span></text:span><text:span text:style-name="PalatinoT_b8_rk11_20_Black"><text:span text:style-name="T8">ı</text:span></text:span><text:span text:style-name="PalatinoT_b8_rk11_20_Black"><text:span text:style-name="T7">n olmad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öne sürenler de vard</text:span></text:span><text:span text:style-name="PalatinoT_b8_rk11_20_Black"><text:span text:style-name="T8">ı</text:span></text:span><text:span text:style-name="PalatinoT_b8_rk11_20_Black"><text:span text:style-name="T7">r. </text:span></text:span><text:span text:style-name="PalatinoT_b8_rk11_20_Black"><text:span text:style-name="T8">İş</text:span></text:span><text:span text:style-name="PalatinoT_b8_rk11_20_Black"><text:span text:style-name="T7">in ilginç yan</text:span></text:span><text:span text:style-name="PalatinoT_b8_rk11_20_Black"><text:span text:style-name="T8">ı</text:span></text:span><text:span text:style-name="PalatinoT_b8_rk11_20_Black"><text:span text:style-name="T7">, evrenin ve ya</text:span></text:span><text:span text:style-name="PalatinoT_b8_rk11_20_Black"><text:span text:style-name="T8">ş</text:span></text:span><text:span text:style-name="PalatinoT_b8_rk11_20_Black"><text:span text:style-name="T7">am</text:span></text:span><text:span text:style-name="PalatinoT_b8_rk11_20_Black"><text:span text:style-name="T8">ı</text:span></text:span><text:span text:style-name="PalatinoT_b8_rk11_20_Black"><text:span text:style-name="T7">n kayna</text:span></text:span><text:span text:style-name="PalatinoT_b8_rk11_20_Black"><text:span text:style-name="T8">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merak ederek hayvan boyutundan ç</text:span></text:span><text:span text:style-name="PalatinoT_b8_rk11_20_Black"><text:span text:style-name="T8">ı</text:span></text:span><text:span text:style-name="PalatinoT_b8_rk11_20_Black"><text:span text:style-name="T7">kan insan</text:span></text:span><text:span text:style-name="PalatinoT_b8_rk11_20_Black"><text:span text:style-name="T8">ı</text:span></text:span><text:span text:style-name="PalatinoT_b8_rk11_20_Black"><text:span text:style-name="T7">n, bu anlay</text:span></text:span><text:span text:style-name="PalatinoT_b8_rk11_20_Black"><text:span text:style-name="T8">ışı</text:span></text:span><text:span text:style-name="PalatinoT_b8_rk11_20_Black"><text:span text:style-name="T7"> benimseyerek yeniden hayvan boyutuna dönmesidir. Çünkü bir Yarat</text:span></text:span><text:span text:style-name="PalatinoT_b8_rk11_20_Black"><text:span text:style-name="T8">ı</text:span></text:span><text:span text:style-name="PalatinoT_b8_rk11_20_Black"><text:span text:style-name="T7">c</text:span></text:span><text:span text:style-name="PalatinoT_b8_rk11_20_Black"><text:span text:style-name="T8">ı</text:span></text:span><text:span text:style-name="PalatinoT_b8_rk11_20_Black"><text:span text:style-name="T7">'n</text:span></text:span><text:span text:style-name="PalatinoT_b8_rk11_20_Black"><text:span text:style-name="T8">ı</text:span></text:span><text:span text:style-name="PalatinoT_b8_rk11_20_Black"><text:span text:style-name="T7">n olmad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kabul eden insan, do</text:span></text:span><text:span text:style-name="PalatinoT_b8_rk11_20_Black"><text:span text:style-name="T8">ğ</text:span></text:span><text:span text:style-name="PalatinoT_b8_rk11_20_Black"><text:span text:style-name="T7">al olarak evrenin ve hayat</text:span></text:span><text:span text:style-name="PalatinoT_b8_rk11_20_Black"><text:span text:style-name="T8">ı</text:span></text:span><text:span text:style-name="PalatinoT_b8_rk11_20_Black"><text:span text:style-name="T7">n bir amac</text:span></text:span><text:span text:style-name="PalatinoT_b8_rk11_20_Black"><text:span text:style-name="T8">ı</text:span></text:span><text:span text:style-name="PalatinoT_b8_rk11_20_Black"><text:span text:style-name="T7"> olmad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kabul eder. Bu durumda üzerinde dü</text:span></text:span><text:span text:style-name="PalatinoT_b8_rk11_20_Black"><text:span text:style-name="T8">ş</text:span></text:span><text:span text:style-name="PalatinoT_b8_rk11_20_Black"><text:span text:style-name="T7">ünecek bir </text:span></text:span><text:span text:style-name="PalatinoT_b8_rk11_20_Black"><text:span text:style-name="T8">ş</text:span></text:span><text:span text:style-name="PalatinoT_b8_rk11_20_Black"><text:span text:style-name="T7">ey kalmam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. Madem her </text:span></text:span><text:span text:style-name="PalatinoT_b8_rk11_20_Black"><text:span text:style-name="T8">ş</text:span></text:span><text:span text:style-name="PalatinoT_b8_rk11_20_Black"><text:span text:style-name="T7">ey tesadüflere ba</text:span></text:span><text:span text:style-name="PalatinoT_b8_rk11_20_Black"><text:span text:style-name="T8">ğ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, dolay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yla anlams</text:span></text:span><text:span text:style-name="PalatinoT_b8_rk11_20_Black"><text:span text:style-name="T8">ı</text:span></text:span><text:span text:style-name="PalatinoT_b8_rk11_20_Black"><text:span text:style-name="T7">zd</text:span></text:span><text:span text:style-name="PalatinoT_b8_rk11_20_Black"><text:span text:style-name="T8">ı</text:span></text:span><text:span text:style-name="PalatinoT_b8_rk11_20_Black"><text:span text:style-name="T7">r, o halde üzerinde dü</text:span></text:span><text:span text:style-name="PalatinoT_b8_rk11_20_Black"><text:span text:style-name="T8">ş</text:span></text:span><text:span text:style-name="PalatinoT_b8_rk11_20_Black"><text:span text:style-name="T7">ünülecek ve anlam</text:span></text:span><text:span text:style-name="PalatinoT_b8_rk11_20_Black"><text:span text:style-name="T8">ı</text:span></text:span><text:span text:style-name="PalatinoT_b8_rk11_20_Black"><text:span text:style-name="T7"> aranacak bir </text:span></text:span><text:span text:style-name="PalatinoT_b8_rk11_20_Black"><text:span text:style-name="T8">ş</text:span></text:span><text:span text:style-name="PalatinoT_b8_rk11_20_Black"><text:span text:style-name="T7">ey yoktur. Yap</text:span></text:span><text:span text:style-name="PalatinoT_b8_rk11_20_Black"><text:span text:style-name="T8">ı</text:span></text:span><text:span text:style-name="PalatinoT_b8_rk11_20_Black"><text:span text:style-name="T7">lmas</text:span></text:span><text:span text:style-name="PalatinoT_b8_rk11_20_Black"><text:span text:style-name="T8">ı</text:span></text:span><text:span text:style-name="PalatinoT_b8_rk11_20_Black"><text:span text:style-name="T7"> gereken, "tesadüfen olu</text:span></text:span><text:span text:style-name="PalatinoT_b8_rk11_20_Black"><text:span text:style-name="T8">ş</text:span></text:span><text:span text:style-name="PalatinoT_b8_rk11_20_Black"><text:span text:style-name="T7">mu</text:span></text:span><text:span text:style-name="PalatinoT_b8_rk11_20_Black"><text:span text:style-name="T8">ş</text:span></text:span><text:span text:style-name="PalatinoT_b8_rk11_20_Black"><text:span text:style-name="T7"> olan" bu dünyada, mümkün oldu</text:span></text:span><text:span text:style-name="PalatinoT_b8_rk11_20_Black"><text:span text:style-name="T8">ğ</text:span></text:span><text:span text:style-name="PalatinoT_b8_rk11_20_Black"><text:span text:style-name="T7">unca çok zevk almakt</text:span></text:span><text:span text:style-name="PalatinoT_b8_rk11_20_Black"><text:span text:style-name="T8">ı</text:span></text:span><text:span text:style-name="PalatinoT_b8_rk11_20_Black"><text:span text:style-name="T7">r. Yani daha çok yemek, daha çok tüketmek, daha çok cinsel ili</text:span></text:span><text:span text:style-name="PalatinoT_b8_rk11_20_Black"><text:span text:style-name="T8">ş</text:span></text:span><text:span text:style-name="PalatinoT_b8_rk11_20_Black"><text:span text:style-name="T7">kide bulunmak vs. </text:span></text:span><text:span text:style-name="PalatinoT_b8_rk11_20_Black"><text:span text:style-name="T8">İş</text:span></text:span><text:span text:style-name="PalatinoT_b8_rk11_20_Black"><text:span text:style-name="T7">te bu boyut, hayvani ya</text:span></text:span><text:span text:style-name="PalatinoT_b8_rk11_20_Black"><text:span text:style-name="T8">ş</text:span></text:span><text:span text:style-name="PalatinoT_b8_rk11_20_Black"><text:span text:style-name="T7">am boyutudur: Çünkü hayvanlar da hayat</text:span></text:span><text:span text:style-name="PalatinoT_b8_rk11_20_Black"><text:span text:style-name="T8">ı</text:span></text:span><text:span text:style-name="PalatinoT_b8_rk11_20_Black"><text:span text:style-name="T7">n anlam</text:span></text:span><text:span text:style-name="PalatinoT_b8_rk11_20_Black"><text:span text:style-name="T8">ı</text:span></text:span><text:span text:style-name="PalatinoT_b8_rk11_20_Black"><text:span text:style-name="T7"> üzerine dü</text:span></text:span><text:span text:style-name="PalatinoT_b8_rk11_20_Black"><text:span text:style-name="T8">ş</text:span></text:span><text:span text:style-name="PalatinoT_b8_rk11_20_Black"><text:span text:style-name="T7">ünmezler, yaln</text:span></text:span><text:span text:style-name="PalatinoT_b8_rk11_20_Black"><text:span text:style-name="T8">ı</text:span></text:span><text:span text:style-name="PalatinoT_b8_rk11_20_Black"><text:span text:style-name="T7">zca yer-içer ve çiftle</text:span></text:span><text:span text:style-name="PalatinoT_b8_rk11_20_Black"><text:span text:style-name="T8">ş</text:span></text:span><text:span text:style-name="PalatinoT_b8_rk11_20_Black"><text:span text:style-name="T7">irler. </text:span></text:span></text:p>
      <text:p text:style-name="P11"><text:soft-page-break/><text:span text:style-name="PalatinoT_b8_rk11_20_Black"><text:span text:style-name="T7">Bu hayvani ya</text:span></text:span><text:span text:style-name="PalatinoT_b8_rk11_20_Black"><text:span text:style-name="T8">ş</text:span></text:span><text:span text:style-name="PalatinoT_b8_rk11_20_Black"><text:span text:style-name="T7">am boyutuna inen insan, art</text:span></text:span><text:span text:style-name="PalatinoT_b8_rk11_20_Black"><text:span text:style-name="T8">ı</text:span></text:span><text:span text:style-name="PalatinoT_b8_rk11_20_Black"><text:span text:style-name="T7">k yaln</text:span></text:span><text:span text:style-name="PalatinoT_b8_rk11_20_Black"><text:span text:style-name="T8">ı</text:span></text:span><text:span text:style-name="PalatinoT_b8_rk11_20_Black"><text:span text:style-name="T7">zca ve yaln</text:span></text:span><text:span text:style-name="PalatinoT_b8_rk11_20_Black"><text:span text:style-name="T8">ı</text:span></text:span><text:span text:style-name="PalatinoT_b8_rk11_20_Black"><text:span text:style-name="T7">zca istek ve tutku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tatmin etmek için ya</text:span></text:span><text:span text:style-name="PalatinoT_b8_rk11_20_Black"><text:span text:style-name="T8">ş</text:span></text:span><text:span text:style-name="PalatinoT_b8_rk11_20_Black"><text:span text:style-name="T7">ar. Kuran, bu durumu </text:span></text:span><text:span text:style-name="PalatinoT_b8_rk11_20_Black"><text:span text:style-name="T8">ş</text:span></text:span><text:span text:style-name="PalatinoT_b8_rk11_20_Black"><text:span text:style-name="T7">öyle aç</text:span></text:span><text:span text:style-name="PalatinoT_b8_rk11_20_Black"><text:span text:style-name="T8">ı</text:span></text:span><text:span text:style-name="PalatinoT_b8_rk11_20_Black"><text:span text:style-name="T7">klar:</text:span></text:span></text:p>
      <text:p text:style-name="P11"><text:span text:style-name="PalatinoT_b8_rk11_20_I_20_Black"><text:span text:style-name="T7">"Kendi istek ve tutkular</text:span></text:span><text:span text:style-name="PalatinoT_b8_rk11_20_I_20_Black"><text:span text:style-name="T8">ı</text:span></text:span><text:span text:style-name="PalatinoT_b8_rk11_20_I_20_Black"><text:span text:style-name="T7">n</text:span></text:span><text:span text:style-name="PalatinoT_b8_rk11_20_I_20_Black"><text:span text:style-name="T8">ı</text:span></text:span><text:span text:style-name="PalatinoT_b8_rk11_20_I_20_Black"><text:span text:style-name="T7"> (hevas</text:span></text:span><text:span text:style-name="PalatinoT_b8_rk11_20_I_20_Black"><text:span text:style-name="T8">ı</text:span></text:span><text:span text:style-name="PalatinoT_b8_rk11_20_I_20_Black"><text:span text:style-name="T7">n</text:span></text:span><text:span text:style-name="PalatinoT_b8_rk11_20_I_20_Black"><text:span text:style-name="T8">ı</text:span></text:span><text:span text:style-name="PalatinoT_b8_rk11_20_I_20_Black"><text:span text:style-name="T7">) ilah edineni gördün mü? </text:span></text:span><text:span text:style-name="PalatinoT_b8_rk11_20_I_20_Black"><text:span text:style-name="T8">Ş</text:span></text:span><text:span text:style-name="PalatinoT_b8_rk11_20_I_20_Black"><text:span text:style-name="T7">imdi ona kar</text:span></text:span><text:span text:style-name="PalatinoT_b8_rk11_20_I_20_Black"><text:span text:style-name="T8">şı</text:span></text:span><text:span text:style-name="PalatinoT_b8_rk11_20_I_20_Black"><text:span text:style-name="T7"> sen mi vekil olacaks</text:span></text:span><text:span text:style-name="PalatinoT_b8_rk11_20_I_20_Black"><text:span text:style-name="T8">ı</text:span></text:span><text:span text:style-name="PalatinoT_b8_rk11_20_I_20_Black"><text:span text:style-name="T7">n? Yoksa sen, onlar</text:span></text:span><text:span text:style-name="PalatinoT_b8_rk11_20_I_20_Black"><text:span text:style-name="T8">ı</text:span></text:span><text:span text:style-name="PalatinoT_b8_rk11_20_I_20_Black"><text:span text:style-name="T7">n (inkarc</text:span></text:span><text:span text:style-name="PalatinoT_b8_rk11_20_I_20_Black"><text:span text:style-name="T8">ı</text:span></text:span><text:span text:style-name="PalatinoT_b8_rk11_20_I_20_Black"><text:span text:style-name="T7">lar</text:span></text:span><text:span text:style-name="PalatinoT_b8_rk11_20_I_20_Black"><text:span text:style-name="T8">ı</text:span></text:span><text:span text:style-name="PalatinoT_b8_rk11_20_I_20_Black"><text:span text:style-name="T7">n) ço</text:span></text:span><text:span text:style-name="PalatinoT_b8_rk11_20_I_20_Black"><text:span text:style-name="T8">ğ</text:span></text:span><text:span text:style-name="PalatinoT_b8_rk11_20_I_20_Black"><text:span text:style-name="T7">unu (söz) i</text:span></text:span><text:span text:style-name="PalatinoT_b8_rk11_20_I_20_Black"><text:span text:style-name="T8">ş</text:span></text:span><text:span text:style-name="PalatinoT_b8_rk11_20_I_20_Black"><text:span text:style-name="T7">itir ya da akl</text:span></text:span><text:span text:style-name="PalatinoT_b8_rk11_20_I_20_Black"><text:span text:style-name="T8">ı</text:span></text:span><text:span text:style-name="PalatinoT_b8_rk11_20_I_20_Black"><text:span text:style-name="T7">n</text:span></text:span><text:span text:style-name="PalatinoT_b8_rk11_20_I_20_Black"><text:span text:style-name="T8">ı</text:span></text:span><text:span text:style-name="PalatinoT_b8_rk11_20_I_20_Black"><text:span text:style-name="T7"> kullan</text:span></text:span><text:span text:style-name="PalatinoT_b8_rk11_20_I_20_Black"><text:span text:style-name="T8">ı</text:span></text:span><text:span text:style-name="PalatinoT_b8_rk11_20_I_20_Black"><text:span text:style-name="T7">r m</text:span></text:span><text:span text:style-name="PalatinoT_b8_rk11_20_I_20_Black"><text:span text:style-name="T8">ı</text:span></text:span><text:span text:style-name="PalatinoT_b8_rk11_20_I_20_Black"><text:span text:style-name="T7"> say</text:span></text:span><text:span text:style-name="PalatinoT_b8_rk11_20_I_20_Black"><text:span text:style-name="T8">ı</text:span></text:span><text:span text:style-name="PalatinoT_b8_rk11_20_I_20_Black"><text:span text:style-name="T7">yorsun? Onlar, ancak hayvanlar gibidirler; hay</text:span></text:span><text:span text:style-name="PalatinoT_b8_rk11_20_I_20_Black"><text:span text:style-name="T8">ı</text:span></text:span><text:span text:style-name="PalatinoT_b8_rk11_20_I_20_Black"><text:span text:style-name="T7">r, onlar yol bak</text:span></text:span><text:span text:style-name="PalatinoT_b8_rk11_20_I_20_Black"><text:span text:style-name="T8">ı</text:span></text:span><text:span text:style-name="PalatinoT_b8_rk11_20_I_20_Black"><text:span text:style-name="T7">m</text:span></text:span><text:span text:style-name="PalatinoT_b8_rk11_20_I_20_Black"><text:span text:style-name="T8">ı</text:span></text:span><text:span text:style-name="PalatinoT_b8_rk11_20_I_20_Black"><text:span text:style-name="T7">ndan daha </text:span></text:span><text:span text:style-name="PalatinoT_b8_rk11_20_I_20_Black"><text:span text:style-name="T8">ş</text:span></text:span><text:span text:style-name="PalatinoT_b8_rk11_20_I_20_Black"><text:span text:style-name="T7">a</text:span></text:span><text:span text:style-name="PalatinoT_b8_rk11_20_I_20_Black"><text:span text:style-name="T8">ş</text:span></text:span><text:span text:style-name="PalatinoT_b8_rk11_20_I_20_Black"><text:span text:style-name="T7">k</text:span></text:span><text:span text:style-name="PalatinoT_b8_rk11_20_I_20_Black"><text:span text:style-name="T8">ı</text:span></text:span><text:span text:style-name="PalatinoT_b8_rk11_20_I_20_Black"><text:span text:style-name="T7">n (ve a</text:span></text:span><text:span text:style-name="PalatinoT_b8_rk11_20_I_20_Black"><text:span text:style-name="T8">ş</text:span></text:span><text:span text:style-name="PalatinoT_b8_rk11_20_I_20_Black"><text:span text:style-name="T7">a</text:span></text:span><text:span text:style-name="PalatinoT_b8_rk11_20_I_20_Black"><text:span text:style-name="T8">ğı</text:span></text:span><text:span text:style-name="PalatinoT_b8_rk11_20_I_20_Black"><text:span text:style-name="T7">) d</text:span></text:span><text:span text:style-name="PalatinoT_b8_rk11_20_I_20_Black"><text:span text:style-name="T8">ı</text:span></text:span><text:span text:style-name="PalatinoT_b8_rk11_20_I_20_Black"><text:span text:style-name="T7">rlar." </text:span></text:span><text:span text:style-name="PalatinoT_b8_rk11_20_Black"><text:span text:style-name="T7">(Furkan Suresi, 43-44)</text:span></text:span></text:p>
      <text:p text:style-name="P11"><text:span text:style-name="PalatinoT_b8_rk11_20_Black"><text:span text:style-name="T7">Buna kar</text:span></text:span><text:span text:style-name="PalatinoT_b8_rk11_20_Black"><text:span text:style-name="T8">şı</text:span></text:span><text:span text:style-name="PalatinoT_b8_rk11_20_Black"><text:span text:style-name="T7">n, bir Yarat</text:span></text:span><text:span text:style-name="PalatinoT_b8_rk11_20_Black"><text:span text:style-name="T8">ı</text:span></text:span><text:span text:style-name="PalatinoT_b8_rk11_20_Black"><text:span text:style-name="T7">c</text:span></text:span><text:span text:style-name="PalatinoT_b8_rk11_20_Black"><text:span text:style-name="T8">ı</text:span></text:span><text:span text:style-name="PalatinoT_b8_rk11_20_Black"><text:span text:style-name="T7">'n</text:span></text:span><text:span text:style-name="PalatinoT_b8_rk11_20_Black"><text:span text:style-name="T8">ı</text:span></text:span><text:span text:style-name="PalatinoT_b8_rk11_20_Black"><text:span text:style-name="T7">n varl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tan</text:span></text:span><text:span text:style-name="PalatinoT_b8_rk11_20_Black"><text:span text:style-name="T8">ı</text:span></text:span><text:span text:style-name="PalatinoT_b8_rk11_20_Black"><text:span text:style-name="T7">yan ve O'nun dinini kabul eden insan, kendi bencil istek ve tutku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esiri olarak de</text:span></text:span><text:span text:style-name="PalatinoT_b8_rk11_20_Black"><text:span text:style-name="T8">ğ</text:span></text:span><text:span text:style-name="PalatinoT_b8_rk11_20_Black"><text:span text:style-name="T7">il, Yarat</text:span></text:span><text:span text:style-name="PalatinoT_b8_rk11_20_Black"><text:span text:style-name="T8">ı</text:span></text:span><text:span text:style-name="PalatinoT_b8_rk11_20_Black"><text:span text:style-name="T7">c</text:span></text:span><text:span text:style-name="PalatinoT_b8_rk11_20_Black"><text:span text:style-name="T8">ı</text:span></text:span><text:span text:style-name="PalatinoT_b8_rk11_20_Black"><text:span text:style-name="T7">'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kendisine gösterdi</text:span></text:span><text:span text:style-name="PalatinoT_b8_rk11_20_Black"><text:span text:style-name="T8">ğ</text:span></text:span><text:span text:style-name="PalatinoT_b8_rk11_20_Black"><text:span text:style-name="T7">i do</text:span></text:span><text:span text:style-name="PalatinoT_b8_rk11_20_Black"><text:span text:style-name="T8">ğ</text:span></text:span><text:span text:style-name="PalatinoT_b8_rk11_20_Black"><text:span text:style-name="T7">rulara göre ya</text:span></text:span><text:span text:style-name="PalatinoT_b8_rk11_20_Black"><text:span text:style-name="T8">ş</text:span></text:span><text:span text:style-name="PalatinoT_b8_rk11_20_Black"><text:span text:style-name="T7">amay</text:span></text:span><text:span text:style-name="PalatinoT_b8_rk11_20_Black"><text:span text:style-name="T8">ı</text:span></text:span><text:span text:style-name="PalatinoT_b8_rk11_20_Black"><text:span text:style-name="T7"> ö</text:span></text:span><text:span text:style-name="PalatinoT_b8_rk11_20_Black"><text:span text:style-name="T8">ğ</text:span></text:span><text:span text:style-name="PalatinoT_b8_rk11_20_Black"><text:span text:style-name="T7">renecektir. </text:span></text:span></text:p>
      <text:p text:style-name="P11"><text:span text:style-name="PalatinoT_b8_rk11_20_Black"><text:span text:style-name="T7">Dolay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yla akl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kullanan ve bu sayede de tüm varl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n yarat</text:span></text:span><text:span text:style-name="PalatinoT_b8_rk11_20_Black"><text:span text:style-name="T8">ı</text:span></text:span><text:span text:style-name="PalatinoT_b8_rk11_20_Black"><text:span text:style-name="T7">lm</text:span></text:span><text:span text:style-name="PalatinoT_b8_rk11_20_Black"><text:span text:style-name="T8">ış</text:span></text:span><text:span text:style-name="PalatinoT_b8_rk11_20_Black"><text:span text:style-name="T7"> oldu</text:span></text:span><text:span text:style-name="PalatinoT_b8_rk11_20_Black"><text:span text:style-name="T8">ğ</text:span></text:span><text:span text:style-name="PalatinoT_b8_rk11_20_Black"><text:span text:style-name="T7">unu kavrayan insanla, tüm varl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 birer tesadüfe ba</text:span></text:span><text:span text:style-name="PalatinoT_b8_rk11_20_Black"><text:span text:style-name="T8">ğ</text:span></text:span><text:span text:style-name="PalatinoT_b8_rk11_20_Black"><text:span text:style-name="T7">layan insan aras</text:span></text:span><text:span text:style-name="PalatinoT_b8_rk11_20_Black"><text:span text:style-name="T8">ı</text:span></text:span><text:span text:style-name="PalatinoT_b8_rk11_20_Black"><text:span text:style-name="T7">nda büyük bir fark olu</text:span></text:span><text:span text:style-name="PalatinoT_b8_rk11_20_Black"><text:span text:style-name="T8">ş</text:span></text:span><text:span text:style-name="PalatinoT_b8_rk11_20_Black"><text:span text:style-name="T7">acakt</text:span></text:span><text:span text:style-name="PalatinoT_b8_rk11_20_Black"><text:span text:style-name="T8">ı</text:span></text:span><text:span text:style-name="PalatinoT_b8_rk11_20_Black"><text:span text:style-name="T7">r. </text:span></text:span></text:p>
      <text:p text:style-name="P11"><text:span text:style-name="PalatinoT_b8_rk11_20_Black"><text:span text:style-name="T7">Ancak burada vurgulanmas</text:span></text:span><text:span text:style-name="PalatinoT_b8_rk11_20_Black"><text:span text:style-name="T8">ı</text:span></text:span><text:span text:style-name="PalatinoT_b8_rk11_20_Black"><text:span text:style-name="T7">nda yarar olan bir nokta var: Varl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n bir Yarat</text:span></text:span><text:span text:style-name="PalatinoT_b8_rk11_20_Black"><text:span text:style-name="T8">ı</text:span></text:span><text:span text:style-name="PalatinoT_b8_rk11_20_Black"><text:span text:style-name="T7">c</text:span></text:span><text:span text:style-name="PalatinoT_b8_rk11_20_Black"><text:span text:style-name="T8">ı</text:span></text:span><text:span text:style-name="PalatinoT_b8_rk11_20_Black"><text:span text:style-name="T7">'n</text:span></text:span><text:span text:style-name="PalatinoT_b8_rk11_20_Black"><text:span text:style-name="T8">ı</text:span></text:span><text:span text:style-name="PalatinoT_b8_rk11_20_Black"><text:span text:style-name="T7">n (Allah'</text:span></text:span><text:span text:style-name="PalatinoT_b8_rk11_20_Black"><text:span text:style-name="T8">ı</text:span></text:span><text:span text:style-name="PalatinoT_b8_rk11_20_Black"><text:span text:style-name="T7">n) eseri oldu</text:span></text:span><text:span text:style-name="PalatinoT_b8_rk11_20_Black"><text:span text:style-name="T8">ğ</text:span></text:span><text:span text:style-name="PalatinoT_b8_rk11_20_Black"><text:span text:style-name="T7">unu kabul eden insan, insan akl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kurcalayan bütün sorulara son derece mant</text:span></text:span><text:span text:style-name="PalatinoT_b8_rk11_20_Black"><text:span text:style-name="T8">ı</text:span></text:span><text:span text:style-name="PalatinoT_b8_rk11_20_Black"><text:span text:style-name="T7">kl</text:span></text:span><text:span text:style-name="PalatinoT_b8_rk11_20_Black"><text:span text:style-name="T8">ı</text:span></text:span><text:span text:style-name="PalatinoT_b8_rk11_20_Black"><text:span text:style-name="T7"> ve tutarl</text:span></text:span><text:span text:style-name="PalatinoT_b8_rk11_20_Black"><text:span text:style-name="T8">ı</text:span></text:span><text:span text:style-name="PalatinoT_b8_rk11_20_Black"><text:span text:style-name="T7"> bir cevap vermi</text:span></text:span><text:span text:style-name="PalatinoT_b8_rk11_20_Black"><text:span text:style-name="T8">ş</text:span></text:span><text:span text:style-name="PalatinoT_b8_rk11_20_Black"><text:span text:style-name="T7"> olmaktad</text:span></text:span><text:span text:style-name="PalatinoT_b8_rk11_20_Black"><text:span text:style-name="T8">ı</text:span></text:span><text:span text:style-name="PalatinoT_b8_rk11_20_Black"><text:span text:style-name="T7">r. Çünkü tüm varl</text:span></text:span><text:span text:style-name="PalatinoT_b8_rk11_20_Black"><text:span text:style-name="T8">ı</text:span></text:span><text:span text:style-name="PalatinoT_b8_rk11_20_Black"><text:span text:style-name="T7">klar, belirli bir amaca göre yarat</text:span></text:span><text:span text:style-name="PalatinoT_b8_rk11_20_Black"><text:span text:style-name="T8">ı</text:span></text:span><text:span text:style-name="PalatinoT_b8_rk11_20_Black"><text:span text:style-name="T7">ld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gösteren i</text:span></text:span><text:span text:style-name="PalatinoT_b8_rk11_20_Black"><text:span text:style-name="T8">ş</text:span></text:span><text:span text:style-name="PalatinoT_b8_rk11_20_Black"><text:span text:style-name="T7">aretlerle doludurlar ve tek bir Allah'</text:span></text:span><text:span text:style-name="PalatinoT_b8_rk11_20_Black"><text:span text:style-name="T8">ı</text:span></text:span><text:span text:style-name="PalatinoT_b8_rk11_20_Black"><text:span text:style-name="T7"> tan</text:span></text:span><text:span text:style-name="PalatinoT_b8_rk11_20_Black"><text:span text:style-name="T8">ı</text:span></text:span><text:span text:style-name="PalatinoT_b8_rk11_20_Black"><text:span text:style-name="T7">yan insan, tüm bu yarat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şı</text:span></text:span><text:span text:style-name="PalatinoT_b8_rk11_20_Black"><text:span text:style-name="T7">n O'na ait oldu</text:span></text:span><text:span text:style-name="PalatinoT_b8_rk11_20_Black"><text:span text:style-name="T8">ğ</text:span></text:span><text:span text:style-name="PalatinoT_b8_rk11_20_Black"><text:span text:style-name="T7">unu teslim etmekle, akla ve mant</text:span></text:span><text:span text:style-name="PalatinoT_b8_rk11_20_Black"><text:span text:style-name="T8">ığ</text:span></text:span><text:span text:style-name="PalatinoT_b8_rk11_20_Black"><text:span text:style-name="T7">a uygun bir i</text:span></text:span><text:span text:style-name="PalatinoT_b8_rk11_20_Black"><text:span text:style-name="T8">ş</text:span></text:span><text:span text:style-name="PalatinoT_b8_rk11_20_Black"><text:span text:style-name="T7"> yapm</text:span></text:span><text:span text:style-name="PalatinoT_b8_rk11_20_Black"><text:span text:style-name="T8">ış</text:span></text:span><text:span text:style-name="PalatinoT_b8_rk11_20_Black"><text:span text:style-name="T7"> olur.</text:span></text:span></text:p>
      <text:p text:style-name="P11"><text:span text:style-name="PalatinoT_b8_rk11_20_Black"><text:span text:style-name="T7">Buna kar</text:span></text:span><text:span text:style-name="PalatinoT_b8_rk11_20_Black"><text:span text:style-name="T8">şı</text:span></text:span><text:span text:style-name="PalatinoT_b8_rk11_20_Black"><text:span text:style-name="T7">n, tüm varl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n birer tesadüf sonucu olu</text:span></text:span><text:span text:style-name="PalatinoT_b8_rk11_20_Black"><text:span text:style-name="T8">ş</text:span></text:span><text:span text:style-name="PalatinoT_b8_rk11_20_Black"><text:span text:style-name="T7">tu</text:span></text:span><text:span text:style-name="PalatinoT_b8_rk11_20_Black"><text:span text:style-name="T8">ğ</text:span></text:span><text:span text:style-name="PalatinoT_b8_rk11_20_Black"><text:span text:style-name="T7">unu iddia eden insan, ispatlanmas</text:span></text:span><text:span text:style-name="PalatinoT_b8_rk11_20_Black"><text:span text:style-name="T8">ı</text:span></text:span><text:span text:style-name="PalatinoT_b8_rk11_20_Black"><text:span text:style-name="T7"> asla mümkün olmayan büyük bir iddia atmaktad</text:span></text:span><text:span text:style-name="PalatinoT_b8_rk11_20_Black"><text:span text:style-name="T8">ı</text:span></text:span><text:span text:style-name="PalatinoT_b8_rk11_20_Black"><text:span text:style-name="T7">r ortaya. E</text:span></text:span><text:span text:style-name="PalatinoT_b8_rk11_20_Black"><text:span text:style-name="T8">ğ</text:span></text:span><text:span text:style-name="PalatinoT_b8_rk11_20_Black"><text:span text:style-name="T7">er bu varl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n tesadüf ile olu</text:span></text:span><text:span text:style-name="PalatinoT_b8_rk11_20_Black"><text:span text:style-name="T8">ş</text:span></text:span><text:span text:style-name="PalatinoT_b8_rk11_20_Black"><text:span text:style-name="T7">tu</text:span></text:span><text:span text:style-name="PalatinoT_b8_rk11_20_Black"><text:span text:style-name="T8">ğ</text:span></text:span><text:span text:style-name="PalatinoT_b8_rk11_20_Black"><text:span text:style-name="T7">unu iddia edecekse, bu tesadüflerin nas</text:span></text:span><text:span text:style-name="PalatinoT_b8_rk11_20_Black"><text:span text:style-name="T8">ı</text:span></text:span><text:span text:style-name="PalatinoT_b8_rk11_20_Black"><text:span text:style-name="T7">l olu</text:span></text:span><text:span text:style-name="PalatinoT_b8_rk11_20_Black"><text:span text:style-name="T8">ş</text:span></text:span><text:span text:style-name="PalatinoT_b8_rk11_20_Black"><text:span text:style-name="T7">mu</text:span></text:span><text:span text:style-name="PalatinoT_b8_rk11_20_Black"><text:span text:style-name="T8">ş</text:span></text:span><text:span text:style-name="PalatinoT_b8_rk11_20_Black"><text:span text:style-name="T7"> olabilece</text:span></text:span><text:span text:style-name="PalatinoT_b8_rk11_20_Black"><text:span text:style-name="T8">ğ</text:span></text:span><text:span text:style-name="PalatinoT_b8_rk11_20_Black"><text:span text:style-name="T7">ini göstermeli, ihtimal hesap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ç</text:span></text:span><text:span text:style-name="PalatinoT_b8_rk11_20_Black"><text:span text:style-name="T8">ı</text:span></text:span><text:span text:style-name="PalatinoT_b8_rk11_20_Black"><text:span text:style-name="T7">karmal</text:span></text:span><text:span text:style-name="PalatinoT_b8_rk11_20_Black"><text:span text:style-name="T8">ı</text:span></text:span><text:span text:style-name="PalatinoT_b8_rk11_20_Black"><text:span text:style-name="T7">d</text:span></text:span><text:span text:style-name="PalatinoT_b8_rk11_20_Black"><text:span text:style-name="T8">ı</text:span></text:span><text:span text:style-name="PalatinoT_b8_rk11_20_Black"><text:span text:style-name="T7">r. Varl</text:span></text:span><text:span text:style-name="PalatinoT_b8_rk11_20_Black"><text:span text:style-name="T8">ı</text:span></text:span><text:span text:style-name="PalatinoT_b8_rk11_20_Black"><text:span text:style-name="T7">k alemi sonsuz ayr</text:span></text:span><text:span text:style-name="PalatinoT_b8_rk11_20_Black"><text:span text:style-name="T8">ı</text:span></text:span><text:span text:style-name="PalatinoT_b8_rk11_20_Black"><text:span text:style-name="T7">nt</text:span></text:span><text:span text:style-name="PalatinoT_b8_rk11_20_Black"><text:span text:style-name="T8">ı</text:span></text:span><text:span text:style-name="PalatinoT_b8_rk11_20_Black"><text:span text:style-name="T7">ya sahip oldu</text:span></text:span><text:span text:style-name="PalatinoT_b8_rk11_20_Black"><text:span text:style-name="T8">ğ</text:span></text:span><text:span text:style-name="PalatinoT_b8_rk11_20_Black"><text:span text:style-name="T7">u için, sonsuz say</text:span></text:span><text:span text:style-name="PalatinoT_b8_rk11_20_Black"><text:span text:style-name="T8">ı</text:span></text:span><text:span text:style-name="PalatinoT_b8_rk11_20_Black"><text:span text:style-name="T7">da birbirinden ba</text:span></text:span><text:span text:style-name="PalatinoT_b8_rk11_20_Black"><text:span text:style-name="T8">ğı</text:span></text:span><text:span text:style-name="PalatinoT_b8_rk11_20_Black"><text:span text:style-name="T7">ms</text:span></text:span><text:span text:style-name="PalatinoT_b8_rk11_20_Black"><text:span text:style-name="T8">ı</text:span></text:span><text:span text:style-name="PalatinoT_b8_rk11_20_Black"><text:span text:style-name="T7">z ancak birbiriyle uyumlu ve amaca yönelik tesadüfen olu</text:span></text:span><text:span text:style-name="PalatinoT_b8_rk11_20_Black"><text:span text:style-name="T8">ş</text:span></text:span><text:span text:style-name="PalatinoT_b8_rk11_20_Black"><text:span text:style-name="T7">mu</text:span></text:span><text:span text:style-name="PalatinoT_b8_rk11_20_Black"><text:span text:style-name="T8">ş</text:span></text:span><text:span text:style-name="PalatinoT_b8_rk11_20_Black"><text:span text:style-name="T7"> olmas</text:span></text:span><text:span text:style-name="PalatinoT_b8_rk11_20_Black"><text:span text:style-name="T8">ı</text:span></text:span><text:span text:style-name="PalatinoT_b8_rk11_20_Black"><text:span text:style-name="T7"> gerekir. Allah'</text:span></text:span><text:span text:style-name="PalatinoT_b8_rk11_20_Black"><text:span text:style-name="T8">ı</text:span></text:span><text:span text:style-name="PalatinoT_b8_rk11_20_Black"><text:span text:style-name="T7"> inkar eden insan, muhatap oldu</text:span></text:span><text:span text:style-name="PalatinoT_b8_rk11_20_Black"><text:span text:style-name="T8">ğ</text:span></text:span><text:span text:style-name="PalatinoT_b8_rk11_20_Black"><text:span text:style-name="T7">u her varl</text:span></text:span><text:span text:style-name="PalatinoT_b8_rk11_20_Black"><text:span text:style-name="T8">ığı</text:span></text:span><text:span text:style-name="PalatinoT_b8_rk11_20_Black"><text:span text:style-name="T7">n nas</text:span></text:span><text:span text:style-name="PalatinoT_b8_rk11_20_Black"><text:span text:style-name="T8">ı</text:span></text:span><text:span text:style-name="PalatinoT_b8_rk11_20_Black"><text:span text:style-name="T7">l olu</text:span></text:span><text:span text:style-name="PalatinoT_b8_rk11_20_Black"><text:span text:style-name="T8">ş</text:span></text:span><text:span text:style-name="PalatinoT_b8_rk11_20_Black"><text:span text:style-name="T7">tu</text:span></text:span><text:span text:style-name="PalatinoT_b8_rk11_20_Black"><text:span text:style-name="T8">ğ</text:span></text:span><text:span text:style-name="PalatinoT_b8_rk11_20_Black"><text:span text:style-name="T7">unu aç</text:span></text:span><text:span text:style-name="PalatinoT_b8_rk11_20_Black"><text:span text:style-name="T8">ı</text:span></text:span><text:span text:style-name="PalatinoT_b8_rk11_20_Black"><text:span text:style-name="T7">klayabilmelidir ki, inkar</text:span></text:span><text:span text:style-name="PalatinoT_b8_rk11_20_Black"><text:span text:style-name="T8">ı</text:span></text:span><text:span text:style-name="PalatinoT_b8_rk11_20_Black"><text:span text:style-name="T7"> sa</text:span></text:span><text:span text:style-name="PalatinoT_b8_rk11_20_Black"><text:span text:style-name="T8">ğ</text:span></text:span><text:span text:style-name="PalatinoT_b8_rk11_20_Black"><text:span text:style-name="T7">lam bir temele otursun.</text:span></text:span></text:p>
      <text:p text:style-name="P11"><text:span text:style-name="PalatinoT_b8_rk11_20_Black"><text:span text:style-name="T7">Ancak bu imkans</text:span></text:span><text:span text:style-name="PalatinoT_b8_rk11_20_Black"><text:span text:style-name="T8">ı</text:span></text:span><text:span text:style-name="PalatinoT_b8_rk11_20_Black"><text:span text:style-name="T7">zd</text:span></text:span><text:span text:style-name="PalatinoT_b8_rk11_20_Black"><text:span text:style-name="T8">ı</text:span></text:span><text:span text:style-name="PalatinoT_b8_rk11_20_Black"><text:span text:style-name="T7">r. Çünkü hepsi de yarat</text:span></text:span><text:span text:style-name="PalatinoT_b8_rk11_20_Black"><text:span text:style-name="T8">ı</text:span></text:span><text:span text:style-name="PalatinoT_b8_rk11_20_Black"><text:span text:style-name="T7">lm</text:span></text:span><text:span text:style-name="PalatinoT_b8_rk11_20_Black"><text:span text:style-name="T8">ış</text:span></text:span><text:span text:style-name="PalatinoT_b8_rk11_20_Black"><text:span text:style-name="T7"> olan varl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n "yarat</text:span></text:span><text:span text:style-name="PalatinoT_b8_rk11_20_Black"><text:span text:style-name="T8">ı</text:span></text:span><text:span text:style-name="PalatinoT_b8_rk11_20_Black"><text:span text:style-name="T7">lmam</text:span></text:span><text:span text:style-name="PalatinoT_b8_rk11_20_Black"><text:span text:style-name="T8">ış</text:span></text:span><text:span text:style-name="PalatinoT_b8_rk11_20_Black"><text:span text:style-name="T7">" olduk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ispat etmek, do</text:span></text:span><text:span text:style-name="PalatinoT_b8_rk11_20_Black"><text:span text:style-name="T8">ğ</text:span></text:span><text:span text:style-name="PalatinoT_b8_rk11_20_Black"><text:span text:style-name="T7">al olarak mümkün de</text:span></text:span><text:span text:style-name="PalatinoT_b8_rk11_20_Black"><text:span text:style-name="T8">ğ</text:span></text:span><text:span text:style-name="PalatinoT_b8_rk11_20_Black"><text:span text:style-name="T7">ildir. Bu nedenle de, tarih boyunca, varl</text:span></text:span><text:span text:style-name="PalatinoT_b8_rk11_20_Black"><text:span text:style-name="T8">ı</text:span></text:span><text:span text:style-name="PalatinoT_b8_rk11_20_Black"><text:span text:style-name="T7">k alemini "yarat</text:span></text:span><text:span text:style-name="PalatinoT_b8_rk11_20_Black"><text:span text:style-name="T8">ı</text:span></text:span><text:span text:style-name="PalatinoT_b8_rk11_20_Black"><text:span text:style-name="T7">lmam</text:span></text:span><text:span text:style-name="PalatinoT_b8_rk11_20_Black"><text:span text:style-name="T8">ış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k" boyutunda aç</text:span></text:span><text:span text:style-name="PalatinoT_b8_rk11_20_Black"><text:span text:style-name="T8">ı</text:span></text:span><text:span text:style-name="PalatinoT_b8_rk11_20_Black"><text:span text:style-name="T7">klayan tek bir tutarl</text:span></text:span><text:span text:style-name="PalatinoT_b8_rk11_20_Black"><text:span text:style-name="T8">ı</text:span></text:span><text:span text:style-name="PalatinoT_b8_rk11_20_Black"><text:span text:style-name="T7"> dü</text:span></text:span><text:span text:style-name="PalatinoT_b8_rk11_20_Black"><text:span text:style-name="T8">ş</text:span></text:span><text:span text:style-name="PalatinoT_b8_rk11_20_Black"><text:span text:style-name="T7">ünce, ideoloji vs. yoktur. </text:span></text:span></text:p>
      <text:p text:style-name="P11"><text:span text:style-name="PalatinoT_b8_rk11_20_Black"><text:span text:style-name="T7">Tutarl</text:span></text:span><text:span text:style-name="PalatinoT_b8_rk11_20_Black"><text:span text:style-name="T8">ı</text:span></text:span><text:span text:style-name="PalatinoT_b8_rk11_20_Black"><text:span text:style-name="T7"> olanlar</text:span></text:span><text:span text:style-name="PalatinoT_b8_rk11_20_Black"><text:span text:style-name="T8">ı</text:span></text:span><text:span text:style-name="PalatinoT_b8_rk11_20_Black"><text:span text:style-name="T7"> yoktur, ancak tutarl</text:span></text:span><text:span text:style-name="PalatinoT_b8_rk11_20_Black"><text:span text:style-name="T8">ı</text:span></text:span><text:span text:style-name="PalatinoT_b8_rk11_20_Black"><text:span text:style-name="T7">ym</text:span></text:span><text:span text:style-name="PalatinoT_b8_rk11_20_Black"><text:span text:style-name="T8">ış</text:span></text:span><text:span text:style-name="PalatinoT_b8_rk11_20_Black"><text:span text:style-name="T7"> gibi gösterilmeye çal</text:span></text:span><text:span text:style-name="PalatinoT_b8_rk11_20_Black"><text:span text:style-name="T8">ışı</text:span></text:span><text:span text:style-name="PalatinoT_b8_rk11_20_Black"><text:span text:style-name="T7">lanlar</text:span></text:span><text:span text:style-name="PalatinoT_b8_rk11_20_Black"><text:span text:style-name="T8">ı</text:span></text:span><text:span text:style-name="PalatinoT_b8_rk11_20_Black"><text:span text:style-name="T7"> vard</text:span></text:span><text:span text:style-name="PalatinoT_b8_rk11_20_Black"><text:span text:style-name="T8">ı</text:span></text:span><text:span text:style-name="PalatinoT_b8_rk11_20_Black"><text:span text:style-name="T7">r. </text:span></text:span></text:p>
      <text:p text:style-name="P11"><text:span text:style-name="PalatinoT_b8_rk11_20_Black"><text:span text:style-name="T7">Bunlar</text:span></text:span><text:span text:style-name="PalatinoT_b8_rk11_20_Black"><text:span text:style-name="T8">ı</text:span></text:span><text:span text:style-name="PalatinoT_b8_rk11_20_Black"><text:span text:style-name="T7">n ba</text:span></text:span><text:span text:style-name="PalatinoT_b8_rk11_20_Black"><text:span text:style-name="T8">şı</text:span></text:span><text:span text:style-name="PalatinoT_b8_rk11_20_Black"><text:span text:style-name="T7">nda da bir yüzy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 a</text:span></text:span><text:span text:style-name="PalatinoT_b8_rk11_20_Black"><text:span text:style-name="T8">ş</text:span></text:span><text:span text:style-name="PalatinoT_b8_rk11_20_Black"><text:span text:style-name="T7">k</text:span></text:span><text:span text:style-name="PalatinoT_b8_rk11_20_Black"><text:span text:style-name="T8">ı</text:span></text:span><text:span text:style-name="PalatinoT_b8_rk11_20_Black"><text:span text:style-name="T7">n bir süredir sürekli olarak propagandas</text:span></text:span><text:span text:style-name="PalatinoT_b8_rk11_20_Black"><text:span text:style-name="T8">ı</text:span></text:span><text:span text:style-name="PalatinoT_b8_rk11_20_Black"><text:span text:style-name="T7"> yap</text:span></text:span><text:span text:style-name="PalatinoT_b8_rk11_20_Black"><text:span text:style-name="T8">ı</text:span></text:span><text:span text:style-name="PalatinoT_b8_rk11_20_Black"><text:span text:style-name="T7">lan Evrim Teorisi gelir. </text:span></text:span></text:p>
      <text:p text:style-name="P2"/>
      <text:p text:style-name="P2"/>
      <text:p text:style-name="P10"><text:span text:style-name="FrizQuadrataT_b8_rk14_20_BI_20_Black"><text:span text:style-name="T7">Evrim Teorisi'nin arkaplan</text:span></text:span><text:span text:style-name="FrizQuadrataT_b8_rk14_20_BI_20_Black"><text:span text:style-name="T8">ı</text:span></text:span></text:p>
      <text:p text:style-name="P16"/>
      <text:p text:style-name="P11"><text:span text:style-name="PalatinoT_b8_rk11_20_Black"><text:span text:style-name="T7">Evrim Teorisi, bugün dünyay</text:span></text:span><text:span text:style-name="PalatinoT_b8_rk11_20_Black"><text:span text:style-name="T8">ı</text:span></text:span><text:span text:style-name="PalatinoT_b8_rk11_20_Black"><text:span text:style-name="T7"> etkilemekte olan di</text:span></text:span><text:span text:style-name="PalatinoT_b8_rk11_20_Black"><text:span text:style-name="T8">ğ</text:span></text:span><text:span text:style-name="PalatinoT_b8_rk11_20_Black"><text:span text:style-name="T7">er pek çok dü</text:span></text:span><text:span text:style-name="PalatinoT_b8_rk11_20_Black"><text:span text:style-name="T8">ş</text:span></text:span><text:span text:style-name="PalatinoT_b8_rk11_20_Black"><text:span text:style-name="T7">ünce sistemi gibi, Avrupa'da do</text:span></text:span><text:span text:style-name="PalatinoT_b8_rk11_20_Black"><text:span text:style-name="T8">ğ</text:span></text:span><text:span text:style-name="PalatinoT_b8_rk11_20_Black"><text:span text:style-name="T7">mu</text:span></text:span><text:span text:style-name="PalatinoT_b8_rk11_20_Black"><text:span text:style-name="T8">ş</text:span></text:span><text:span text:style-name="PalatinoT_b8_rk11_20_Black"><text:span text:style-name="T7"> ve oradan di</text:span></text:span><text:span text:style-name="PalatinoT_b8_rk11_20_Black"><text:span text:style-name="T8">ğ</text:span></text:span><text:span text:style-name="PalatinoT_b8_rk11_20_Black"><text:span text:style-name="T7">er toplumlara propaganda yoluyla ihraç edilmi</text:span></text:span><text:span text:style-name="PalatinoT_b8_rk11_20_Black"><text:span text:style-name="T8">ş</text:span></text:span><text:span text:style-name="PalatinoT_b8_rk11_20_Black"><text:span text:style-name="T7">tir. Bu nedenle, bu teorinin hangi amaçla ortaya at</text:span></text:span><text:span text:style-name="PalatinoT_b8_rk11_20_Black"><text:span text:style-name="T8">ı</text:span></text:span><text:span text:style-name="PalatinoT_b8_rk11_20_Black"><text:span text:style-name="T7">ld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ve neden sürekli olarak gündemde tutuldu</text:span></text:span><text:span text:style-name="PalatinoT_b8_rk11_20_Black"><text:span text:style-name="T8">ğ</text:span></text:span><text:span text:style-name="PalatinoT_b8_rk11_20_Black"><text:span text:style-name="T7">unu anlamak için, Avrupa'da ya</text:span></text:span><text:span text:style-name="PalatinoT_b8_rk11_20_Black"><text:span text:style-name="T8">ş</text:span></text:span><text:span text:style-name="PalatinoT_b8_rk11_20_Black"><text:span text:style-name="T7">anan büyük de</text:span></text:span><text:span text:style-name="PalatinoT_b8_rk11_20_Black"><text:span text:style-name="T8">ğ</text:span></text:span><text:span text:style-name="PalatinoT_b8_rk11_20_Black"><text:span text:style-name="T7">i</text:span></text:span><text:span text:style-name="PalatinoT_b8_rk11_20_Black"><text:span text:style-name="T8">ş</text:span></text:span><text:span text:style-name="PalatinoT_b8_rk11_20_Black"><text:span text:style-name="T7">ime biraz de</text:span></text:span><text:span text:style-name="PalatinoT_b8_rk11_20_Black"><text:span text:style-name="T8">ğ</text:span></text:span><text:span text:style-name="PalatinoT_b8_rk11_20_Black"><text:span text:style-name="T7">inmekte yarar var.</text:span></text:span></text:p>
      <text:p text:style-name="P11"><text:span text:style-name="PalatinoT_b8_rk11_20_Black"><text:span text:style-name="T7">Avrupa, Ortaça</text:span></text:span><text:span text:style-name="PalatinoT_b8_rk11_20_Black"><text:span text:style-name="T8">ğ</text:span></text:span><text:span text:style-name="PalatinoT_b8_rk11_20_Black"><text:span text:style-name="T7"> boyunca din taraf</text:span></text:span><text:span text:style-name="PalatinoT_b8_rk11_20_Black"><text:span text:style-name="T8">ı</text:span></text:span><text:span text:style-name="PalatinoT_b8_rk11_20_Black"><text:span text:style-name="T7">ndan yönetilen toplumlardan olu</text:span></text:span><text:span text:style-name="PalatinoT_b8_rk11_20_Black"><text:span text:style-name="T8">ş</text:span></text:span><text:span text:style-name="PalatinoT_b8_rk11_20_Black"><text:span text:style-name="T7">uyordu. Din, insanlar</text:span></text:span><text:span text:style-name="PalatinoT_b8_rk11_20_Black"><text:span text:style-name="T8">ı</text:span></text:span><text:span text:style-name="PalatinoT_b8_rk11_20_Black"><text:span text:style-name="T7">n en büyük yol göstericisi olarak kabul ediliyordu. </text:span></text:span><text:span text:style-name="PalatinoT_b8_rk11_20_Black"><text:span text:style-name="T8">İ</text:span></text:span><text:span text:style-name="PalatinoT_b8_rk11_20_Black"><text:span text:style-name="T7">nsanlar, kendilerinin ve içinde bulunduklar</text:span></text:span><text:span text:style-name="PalatinoT_b8_rk11_20_Black"><text:span text:style-name="T8">ı</text:span></text:span><text:span text:style-name="PalatinoT_b8_rk11_20_Black"><text:span text:style-name="T7"> evrenin Allah taraf</text:span></text:span><text:span text:style-name="PalatinoT_b8_rk11_20_Black"><text:span text:style-name="T8">ı</text:span></text:span><text:span text:style-name="PalatinoT_b8_rk11_20_Black"><text:span text:style-name="T7">ndan yarat</text:span></text:span><text:span text:style-name="PalatinoT_b8_rk11_20_Black"><text:span text:style-name="T8">ı</text:span></text:span><text:span text:style-name="PalatinoT_b8_rk11_20_Black"><text:span text:style-name="T7">ld</text:span></text:span><text:span text:style-name="PalatinoT_b8_rk11_20_Black"><text:span text:style-name="T8">ığı</text:span></text:span><text:span text:style-name="PalatinoT_b8_rk11_20_Black"><text:span text:style-name="T7">na ve yine O'nun taraf</text:span></text:span><text:span text:style-name="PalatinoT_b8_rk11_20_Black"><text:span text:style-name="T8">ı</text:span></text:span><text:span text:style-name="PalatinoT_b8_rk11_20_Black"><text:span text:style-name="T7">ndan yokedilece</text:span></text:span><text:span text:style-name="PalatinoT_b8_rk11_20_Black"><text:span text:style-name="T8">ğ</text:span></text:span><text:span text:style-name="PalatinoT_b8_rk11_20_Black"><text:span text:style-name="T7">ine, ölümün ard</text:span></text:span><text:span text:style-name="PalatinoT_b8_rk11_20_Black"><text:span text:style-name="T8">ı</text:span></text:span><text:span text:style-name="PalatinoT_b8_rk11_20_Black"><text:span text:style-name="T7">ndan da O'na hesap vereceklerine inan</text:span></text:span><text:span text:style-name="PalatinoT_b8_rk11_20_Black"><text:span text:style-name="T8">ı</text:span></text:span><text:span text:style-name="PalatinoT_b8_rk11_20_Black"><text:span text:style-name="T7">yorlard</text:span></text:span><text:span text:style-name="PalatinoT_b8_rk11_20_Black"><text:span text:style-name="T8">ı</text:span></text:span><text:span text:style-name="PalatinoT_b8_rk11_20_Black"><text:span text:style-name="T7">. Toplum düzeni, bu inanç üzerine, yani insan</text:span></text:span><text:span text:style-name="PalatinoT_b8_rk11_20_Black"><text:span text:style-name="T8">ı</text:span></text:span><text:span text:style-name="PalatinoT_b8_rk11_20_Black"><text:span text:style-name="T7">n ve evrenin "yarat</text:span></text:span><text:span text:style-name="PalatinoT_b8_rk11_20_Black"><text:span text:style-name="T8">ı</text:span></text:span><text:span text:style-name="PalatinoT_b8_rk11_20_Black"><text:span text:style-name="T7">lm</text:span></text:span><text:span text:style-name="PalatinoT_b8_rk11_20_Black"><text:span text:style-name="T8">ış</text:span></text:span><text:span text:style-name="PalatinoT_b8_rk11_20_Black"><text:span text:style-name="T7">" oldu</text:span></text:span><text:span text:style-name="PalatinoT_b8_rk11_20_Black"><text:span text:style-name="T8">ğ</text:span></text:span><text:span text:style-name="PalatinoT_b8_rk11_20_Black"><text:span text:style-name="T7">u gerçe</text:span></text:span><text:span text:style-name="PalatinoT_b8_rk11_20_Black"><text:span text:style-name="T8">ğ</text:span></text:span><text:span text:style-name="PalatinoT_b8_rk11_20_Black"><text:span text:style-name="T7">ine dayanarak kurulmu</text:span></text:span><text:span text:style-name="PalatinoT_b8_rk11_20_Black"><text:span text:style-name="T8">ş</text:span></text:span><text:span text:style-name="PalatinoT_b8_rk11_20_Black"><text:span text:style-name="T7">tu. </text:span></text:span></text:p>
      <text:p text:style-name="P11"><text:span text:style-name="PalatinoT_b8_rk11_20_Black"><text:span text:style-name="T7">Ancak Ortaça</text:span></text:span><text:span text:style-name="PalatinoT_b8_rk11_20_Black"><text:span text:style-name="T8">ğ</text:span></text:span><text:span text:style-name="PalatinoT_b8_rk11_20_Black"><text:span text:style-name="T7"> Avrupas</text:span></text:span><text:span text:style-name="PalatinoT_b8_rk11_20_Black"><text:span text:style-name="T8">ı</text:span></text:span><text:span text:style-name="PalatinoT_b8_rk11_20_Black"><text:span text:style-name="T7">, her ne kadar üstte say</text:span></text:span><text:span text:style-name="PalatinoT_b8_rk11_20_Black"><text:span text:style-name="T8">ı</text:span></text:span><text:span text:style-name="PalatinoT_b8_rk11_20_Black"><text:span text:style-name="T7">lan do</text:span></text:span><text:span text:style-name="PalatinoT_b8_rk11_20_Black"><text:span text:style-name="T8">ğ</text:span></text:span><text:span text:style-name="PalatinoT_b8_rk11_20_Black"><text:span text:style-name="T7">rular</text:span></text:span><text:span text:style-name="PalatinoT_b8_rk11_20_Black"><text:span text:style-name="T8">ı</text:span></text:span><text:span text:style-name="PalatinoT_b8_rk11_20_Black"><text:span text:style-name="T7"> içerse de, pek çok yanl</text:span></text:span><text:span text:style-name="PalatinoT_b8_rk11_20_Black"><text:span text:style-name="T8">ışı</text:span></text:span><text:span text:style-name="PalatinoT_b8_rk11_20_Black"><text:span text:style-name="T7"> da içinde bar</text:span></text:span><text:span text:style-name="PalatinoT_b8_rk11_20_Black"><text:span text:style-name="T8">ı</text:span></text:span><text:span text:style-name="PalatinoT_b8_rk11_20_Black"><text:span text:style-name="T7">nd</text:span></text:span><text:span text:style-name="PalatinoT_b8_rk11_20_Black"><text:span text:style-name="T8">ı</text:span></text:span><text:span text:style-name="PalatinoT_b8_rk11_20_Black"><text:span text:style-name="T7">r</text:span></text:span><text:span text:style-name="PalatinoT_b8_rk11_20_Black"><text:span text:style-name="T8">ı</text:span></text:span><text:span text:style-name="PalatinoT_b8_rk11_20_Black"><text:span text:style-name="T7">yordu. Bir kere, "din" denilen </text:span></text:span><text:span text:style-name="PalatinoT_b8_rk11_20_Black"><text:span text:style-name="T8">ş</text:span></text:span><text:span text:style-name="PalatinoT_b8_rk11_20_Black"><text:span text:style-name="T7">ey, Allah'</text:span></text:span><text:span text:style-name="PalatinoT_b8_rk11_20_Black"><text:span text:style-name="T8">ı</text:span></text:span><text:span text:style-name="PalatinoT_b8_rk11_20_Black"><text:span text:style-name="T7">n insanlara verdi</text:span></text:span><text:span text:style-name="PalatinoT_b8_rk11_20_Black"><text:span text:style-name="T8">ğ</text:span></text:span><text:span text:style-name="PalatinoT_b8_rk11_20_Black"><text:span text:style-name="T7">i gerçek ve orijinal din (Hak Din) de</text:span></text:span><text:span text:style-name="PalatinoT_b8_rk11_20_Black"><text:span text:style-name="T8">ğ</text:span></text:span><text:span text:style-name="PalatinoT_b8_rk11_20_Black"><text:span text:style-name="T7">ildi. Dinin içine pek çok yabanc</text:span></text:span><text:span text:style-name="PalatinoT_b8_rk11_20_Black"><text:span text:style-name="T8">ı</text:span></text:span><text:span text:style-name="PalatinoT_b8_rk11_20_Black"><text:span text:style-name="T7"> unsur kar</text:span></text:span><text:span text:style-name="PalatinoT_b8_rk11_20_Black"><text:span text:style-name="T8">ış</text:span></text:span><text:span text:style-name="PalatinoT_b8_rk11_20_Black"><text:span text:style-name="T7">m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. Dinin safl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bozulmas</text:span></text:span><text:span text:style-name="PalatinoT_b8_rk11_20_Black"><text:span text:style-name="T8">ı</text:span></text:span><text:span text:style-name="PalatinoT_b8_rk11_20_Black"><text:span text:style-name="T7">, taassubun do</text:span></text:span><text:span text:style-name="PalatinoT_b8_rk11_20_Black"><text:span text:style-name="T8">ğ</text:span></text:span><text:span text:style-name="PalatinoT_b8_rk11_20_Black"><text:span text:style-name="T7">mas</text:span></text:span><text:span text:style-name="PalatinoT_b8_rk11_20_Black"><text:span text:style-name="T8">ı</text:span></text:span><text:span text:style-name="PalatinoT_b8_rk11_20_Black"><text:span text:style-name="T7">na yol açm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. Kilise'nin tutucu ve dar görü</text:span></text:span><text:span text:style-name="PalatinoT_b8_rk11_20_Black"><text:span text:style-name="T8">ş</text:span></text:span><text:span text:style-name="PalatinoT_b8_rk11_20_Black"><text:span text:style-name="T7">lü baz</text:span></text:span><text:span text:style-name="PalatinoT_b8_rk11_20_Black"><text:span text:style-name="T8">ı</text:span></text:span><text:span text:style-name="PalatinoT_b8_rk11_20_Black"><text:span text:style-name="T7"> yönleri vard</text:span></text:span><text:span text:style-name="PalatinoT_b8_rk11_20_Black"><text:span text:style-name="T8">ı</text:span></text:span><text:span text:style-name="PalatinoT_b8_rk11_20_Black"><text:span text:style-name="T7">. Ayr</text:span></text:span><text:span text:style-name="PalatinoT_b8_rk11_20_Black"><text:span text:style-name="T8">ı</text:span></text:span><text:span text:style-name="PalatinoT_b8_rk11_20_Black"><text:span text:style-name="T7">ca dinin içine pek çok hurafe kar</text:span></text:span><text:span text:style-name="PalatinoT_b8_rk11_20_Black"><text:span text:style-name="T8">ış</text:span></text:span><text:span text:style-name="PalatinoT_b8_rk11_20_Black"><text:span text:style-name="T7">m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 ve bu hurafeler de do</text:span></text:span><text:span text:style-name="PalatinoT_b8_rk11_20_Black"><text:span text:style-name="T8">ğ</text:span></text:span><text:span text:style-name="PalatinoT_b8_rk11_20_Black"><text:span text:style-name="T7">al olarak akla uygun gelmiyordu. </text:span></text:span><text:span text:style-name="PalatinoT_b8_rk11_20_Black"><text:span text:style-name="T8">İ</text:span></text:span><text:span text:style-name="PalatinoT_b8_rk11_20_Black"><text:span text:style-name="T7">nsanlar, biraz da Kilise'nin bask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yla,hurafelerle kar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ğı</text:span></text:span><text:span text:style-name="PalatinoT_b8_rk11_20_Black"><text:span text:style-name="T7"> için ak</text:span></text:span><text:span text:style-name="PalatinoT_b8_rk11_20_Black"><text:span text:style-name="T8">ı</text:span></text:span><text:span text:style-name="PalatinoT_b8_rk11_20_Black"><text:span text:style-name="T7">lc</text:span></text:span><text:span text:style-name="PalatinoT_b8_rk11_20_Black"><text:span text:style-name="T8">ı</text:span></text:span><text:span text:style-name="PalatinoT_b8_rk11_20_Black"><text:span text:style-name="T7"> olmayan, insan ruhuna baz</text:span></text:span><text:span text:style-name="PalatinoT_b8_rk11_20_Black"><text:span text:style-name="T8">ı</text:span></text:span><text:span text:style-name="PalatinoT_b8_rk11_20_Black"><text:span text:style-name="T7"> yönlerde ters dü</text:span></text:span><text:span text:style-name="PalatinoT_b8_rk11_20_Black"><text:span text:style-name="T8">ş</text:span></text:span><text:span text:style-name="PalatinoT_b8_rk11_20_Black"><text:span text:style-name="T7">en bu dini biraz zorlanarak da olsa kabul ediyorlard</text:span></text:span><text:span text:style-name="PalatinoT_b8_rk11_20_Black"><text:span text:style-name="T8">ı</text:span></text:span><text:span text:style-name="PalatinoT_b8_rk11_20_Black"><text:span text:style-name="T7">. Ancak bu durum böyle </text:span></text:span><text:soft-page-break/><text:span text:style-name="PalatinoT_b8_rk11_20_Black"><text:span text:style-name="T7">süremezdi. </text:span></text:span><text:span text:style-name="PalatinoT_b8_rk11_20_Black"><text:span text:style-name="T8">İ</text:span></text:span><text:span text:style-name="PalatinoT_b8_rk11_20_Black"><text:span text:style-name="T7">ki ihtimal vard</text:span></text:span><text:span text:style-name="PalatinoT_b8_rk11_20_Black"><text:span text:style-name="T8">ı</text:span></text:span><text:span text:style-name="PalatinoT_b8_rk11_20_Black"><text:span text:style-name="T7">, birincisi, dinin, içine sokulan hurafelerden temizlenmesi ve saf </text:span></text:span><text:span text:style-name="PalatinoT_b8_rk11_20_Black"><text:span text:style-name="T8">İ</text:span></text:span><text:span text:style-name="PalatinoT_b8_rk11_20_Black"><text:span text:style-name="T7">sevi (H. </text:span></text:span><text:span text:style-name="PalatinoT_b8_rk11_20_Black"><text:span text:style-name="T8">İ</text:span></text:span><text:span text:style-name="PalatinoT_b8_rk11_20_Black"><text:span text:style-name="T7">sa'dan gelen) gelene</text:span></text:span><text:span text:style-name="PalatinoT_b8_rk11_20_Black"><text:span text:style-name="T8">ğ</text:span></text:span><text:span text:style-name="PalatinoT_b8_rk11_20_Black"><text:span text:style-name="T7">ine dönülmesiydi, ki bu Avrupa'n</text:span></text:span><text:span text:style-name="PalatinoT_b8_rk11_20_Black"><text:span text:style-name="T8">ı</text:span></text:span><text:span text:style-name="PalatinoT_b8_rk11_20_Black"><text:span text:style-name="T7">n gerçek kurtulu</text:span></text:span><text:span text:style-name="PalatinoT_b8_rk11_20_Black"><text:span text:style-name="T8">ş</text:span></text:span><text:span text:style-name="PalatinoT_b8_rk11_20_Black"><text:span text:style-name="T7">u olurdu. </text:span></text:span><text:span text:style-name="PalatinoT_b8_rk11_20_Black"><text:span text:style-name="T8">İ</text:span></text:span><text:span text:style-name="PalatinoT_b8_rk11_20_Black"><text:span text:style-name="T7">kinci ihtimal ise, dinin tamamen reddedilmesiydi, ki bu Avrupa'n</text:span></text:span><text:span text:style-name="PalatinoT_b8_rk11_20_Black"><text:span text:style-name="T8">ı</text:span></text:span><text:span text:style-name="PalatinoT_b8_rk11_20_Black"><text:span text:style-name="T7">n felaketi anlam</text:span></text:span><text:span text:style-name="PalatinoT_b8_rk11_20_Black"><text:span text:style-name="T8">ı</text:span></text:span><text:span text:style-name="PalatinoT_b8_rk11_20_Black"><text:span text:style-name="T7">na gelirdi.</text:span></text:span></text:p>
      <text:p text:style-name="P11"><text:span text:style-name="PalatinoT_b8_rk11_20_Black"><text:span text:style-name="T7">15. yüzy</text:span></text:span><text:span text:style-name="PalatinoT_b8_rk11_20_Black"><text:span text:style-name="T8">ı</text:span></text:span><text:span text:style-name="PalatinoT_b8_rk11_20_Black"><text:span text:style-name="T7">lda ba</text:span></text:span><text:span text:style-name="PalatinoT_b8_rk11_20_Black"><text:span text:style-name="T8">ş</text:span></text:span><text:span text:style-name="PalatinoT_b8_rk11_20_Black"><text:span text:style-name="T7">layan ve 19. yüzy</text:span></text:span><text:span text:style-name="PalatinoT_b8_rk11_20_Black"><text:span text:style-name="T8">ı</text:span></text:span><text:span text:style-name="PalatinoT_b8_rk11_20_Black"><text:span text:style-name="T7">lda zirveye ç</text:span></text:span><text:span text:style-name="PalatinoT_b8_rk11_20_Black"><text:span text:style-name="T8">ı</text:span></text:span><text:span text:style-name="PalatinoT_b8_rk11_20_Black"><text:span text:style-name="T7">kan bir de</text:span></text:span><text:span text:style-name="PalatinoT_b8_rk11_20_Black"><text:span text:style-name="T8">ğ</text:span></text:span><text:span text:style-name="PalatinoT_b8_rk11_20_Black"><text:span text:style-name="T7">i</text:span></text:span><text:span text:style-name="PalatinoT_b8_rk11_20_Black"><text:span text:style-name="T8">ş</text:span></text:span><text:span text:style-name="PalatinoT_b8_rk11_20_Black"><text:span text:style-name="T7">im süreci sonucunda ikinci ihtimal gerçe</text:span></text:span><text:span text:style-name="PalatinoT_b8_rk11_20_Black"><text:span text:style-name="T8">ğ</text:span></text:span><text:span text:style-name="PalatinoT_b8_rk11_20_Black"><text:span text:style-name="T7">e dönü</text:span></text:span><text:span text:style-name="PalatinoT_b8_rk11_20_Black"><text:span text:style-name="T8">ş</text:span></text:span><text:span text:style-name="PalatinoT_b8_rk11_20_Black"><text:span text:style-name="T7">tü ve Avrupa dini terketti. </text:span></text:span></text:p>
      <text:p text:style-name="P11"><text:span text:style-name="PalatinoT_b8_rk11_20_Black"><text:span text:style-name="T7">Ancak bu de</text:span></text:span><text:span text:style-name="PalatinoT_b8_rk11_20_Black"><text:span text:style-name="T8">ğ</text:span></text:span><text:span text:style-name="PalatinoT_b8_rk11_20_Black"><text:span text:style-name="T7">i</text:span></text:span><text:span text:style-name="PalatinoT_b8_rk11_20_Black"><text:span text:style-name="T8">ş</text:span></text:span><text:span text:style-name="PalatinoT_b8_rk11_20_Black"><text:span text:style-name="T7">im kendi kendine olmam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. Avrupa'y</text:span></text:span><text:span text:style-name="PalatinoT_b8_rk11_20_Black"><text:span text:style-name="T8">ı</text:span></text:span><text:span text:style-name="PalatinoT_b8_rk11_20_Black"><text:span text:style-name="T7"> birinci seçene</text:span></text:span><text:span text:style-name="PalatinoT_b8_rk11_20_Black"><text:span text:style-name="T8">ğ</text:span></text:span><text:span text:style-name="PalatinoT_b8_rk11_20_Black"><text:span text:style-name="T7">e yönelmekten, yani dini hurafelerden temizlemekten al</text:span></text:span><text:span text:style-name="PalatinoT_b8_rk11_20_Black"><text:span text:style-name="T8">ı</text:span></text:span><text:span text:style-name="PalatinoT_b8_rk11_20_Black"><text:span text:style-name="T7">koyan ve onu ikinci seçene</text:span></text:span><text:span text:style-name="PalatinoT_b8_rk11_20_Black"><text:span text:style-name="T8">ğ</text:span></text:span><text:span text:style-name="PalatinoT_b8_rk11_20_Black"><text:span text:style-name="T7">e, yani dini tamamen reddetmeye yönelten baz</text:span></text:span><text:span text:style-name="PalatinoT_b8_rk11_20_Black"><text:span text:style-name="T8">ı</text:span></text:span><text:span text:style-name="PalatinoT_b8_rk11_20_Black"><text:span text:style-name="T7"> önemli etkenler vard</text:span></text:span><text:span text:style-name="PalatinoT_b8_rk11_20_Black"><text:span text:style-name="T8">ı</text:span></text:span><text:span text:style-name="PalatinoT_b8_rk11_20_Black"><text:span text:style-name="T7">. Bu etkenler, Avrupal</text:span></text:span><text:span text:style-name="PalatinoT_b8_rk11_20_Black"><text:span text:style-name="T8">ı</text:span></text:span><text:span text:style-name="PalatinoT_b8_rk11_20_Black"><text:span text:style-name="T7"> toplumlar içinde var olan baz</text:span></text:span><text:span text:style-name="PalatinoT_b8_rk11_20_Black"><text:span text:style-name="T8">ı</text:span></text:span><text:span text:style-name="PalatinoT_b8_rk11_20_Black"><text:span text:style-name="T7"> toplum kesimleriydi. Bunlar, dini kendi ç</text:span></text:span><text:span text:style-name="PalatinoT_b8_rk11_20_Black"><text:span text:style-name="T8">ı</text:span></text:span><text:span text:style-name="PalatinoT_b8_rk11_20_Black"><text:span text:style-name="T7">karlar</text:span></text:span><text:span text:style-name="PalatinoT_b8_rk11_20_Black"><text:span text:style-name="T8">ı</text:span></text:span><text:span text:style-name="PalatinoT_b8_rk11_20_Black"><text:span text:style-name="T7"> aç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ndan çok büyük bir rakip olarak görüyorlar ve dini düzenin ne olursa olsun y</text:span></text:span><text:span text:style-name="PalatinoT_b8_rk11_20_Black"><text:span text:style-name="T8">ı</text:span></text:span><text:span text:style-name="PalatinoT_b8_rk11_20_Black"><text:span text:style-name="T7">k</text:span></text:span><text:span text:style-name="PalatinoT_b8_rk11_20_Black"><text:span text:style-name="T8">ı</text:span></text:span><text:span text:style-name="PalatinoT_b8_rk11_20_Black"><text:span text:style-name="T7">lm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istiyorlard</text:span></text:span><text:span text:style-name="PalatinoT_b8_rk11_20_Black"><text:span text:style-name="T8">ı</text:span></text:span><text:span text:style-name="PalatinoT_b8_rk11_20_Black"><text:span text:style-name="T7">. Özellikle ticaret yoluyla gittikçe zenginle</text:span></text:span><text:span text:style-name="PalatinoT_b8_rk11_20_Black"><text:span text:style-name="T8">ş</text:span></text:span><text:span text:style-name="PalatinoT_b8_rk11_20_Black"><text:span text:style-name="T7">en kesimler ve yahudiler gibi Katolik Kilise ile felsefi olarak uyu</text:span></text:span><text:span text:style-name="PalatinoT_b8_rk11_20_Black"><text:span text:style-name="T8">ş</text:span></text:span><text:span text:style-name="PalatinoT_b8_rk11_20_Black"><text:span text:style-name="T7">amayan topluluklar, kendi ç</text:span></text:span><text:span text:style-name="PalatinoT_b8_rk11_20_Black"><text:span text:style-name="T8">ı</text:span></text:span><text:span text:style-name="PalatinoT_b8_rk11_20_Black"><text:span text:style-name="T7">kar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Avrupa'n</text:span></text:span><text:span text:style-name="PalatinoT_b8_rk11_20_Black"><text:span text:style-name="T8">ı</text:span></text:span><text:span text:style-name="PalatinoT_b8_rk11_20_Black"><text:span text:style-name="T7">n dinden kopmas</text:span></text:span><text:span text:style-name="PalatinoT_b8_rk11_20_Black"><text:span text:style-name="T8">ı</text:span></text:span><text:span text:style-name="PalatinoT_b8_rk11_20_Black"><text:span text:style-name="T7">nda gördüler. Ancak bu </text:span></text:span><text:span text:style-name="PalatinoT_b8_rk11_20_Black"><text:span text:style-name="T8">ş</text:span></text:span><text:span text:style-name="PalatinoT_b8_rk11_20_Black"><text:span text:style-name="T7">ekilde daha çok kâr edebilecekleri ve güçlenebilecekleri bir düzen kurulaca</text:span></text:span><text:span text:style-name="PalatinoT_b8_rk11_20_Black"><text:span text:style-name="T8">ğı</text:span></text:span><text:span text:style-name="PalatinoT_b8_rk11_20_Black"><text:span text:style-name="T7">na inan</text:span></text:span><text:span text:style-name="PalatinoT_b8_rk11_20_Black"><text:span text:style-name="T8">ı</text:span></text:span><text:span text:style-name="PalatinoT_b8_rk11_20_Black"><text:span text:style-name="T7">yorlard</text:span></text:span><text:span text:style-name="PalatinoT_b8_rk11_20_Black"><text:span text:style-name="T8">ı</text:span></text:span><text:span text:style-name="PalatinoT_b8_rk11_20_Black"><text:span text:style-name="T7">. Örne</text:span></text:span><text:span text:style-name="PalatinoT_b8_rk11_20_Black"><text:span text:style-name="T8">ğ</text:span></text:span><text:span text:style-name="PalatinoT_b8_rk11_20_Black"><text:span text:style-name="T7">in Avrupa'n</text:span></text:span><text:span text:style-name="PalatinoT_b8_rk11_20_Black"><text:span text:style-name="T8">ı</text:span></text:span><text:span text:style-name="PalatinoT_b8_rk11_20_Black"><text:span text:style-name="T7">n Katolik Kilisesi'nin kurdu</text:span></text:span><text:span text:style-name="PalatinoT_b8_rk11_20_Black"><text:span text:style-name="T8">ğ</text:span></text:span><text:span text:style-name="PalatinoT_b8_rk11_20_Black"><text:span text:style-name="T7">u düzen nedeniyle faiz kullanmayan bir toplum olmas</text:span></text:span><text:span text:style-name="PalatinoT_b8_rk11_20_Black"><text:span text:style-name="T8">ı</text:span></text:span><text:span text:style-name="PalatinoT_b8_rk11_20_Black"><text:span text:style-name="T7">, faiz yöntemini kullanarak kâr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art</text:span></text:span><text:span text:style-name="PalatinoT_b8_rk11_20_Black"><text:span text:style-name="T8">ı</text:span></text:span><text:span text:style-name="PalatinoT_b8_rk11_20_Black"><text:span text:style-name="T7">rmak isteyen bu kesimlerin hiç ho</text:span></text:span><text:span text:style-name="PalatinoT_b8_rk11_20_Black"><text:span text:style-name="T8">ş</text:span></text:span><text:span text:style-name="PalatinoT_b8_rk11_20_Black"><text:span text:style-name="T7">una gitmiyordu. Bu nedenle faizi haram sayan Katolik Kilisesi'ne kar</text:span></text:span><text:span text:style-name="PalatinoT_b8_rk11_20_Black"><text:span text:style-name="T8">şı</text:span></text:span><text:span text:style-name="PalatinoT_b8_rk11_20_Black"><text:span text:style-name="T7">, ticari 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flar ve yahudiler gibi "düzen kar</text:span></text:span><text:span text:style-name="PalatinoT_b8_rk11_20_Black"><text:span text:style-name="T8">şı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" güçler taraf</text:span></text:span><text:span text:style-name="PalatinoT_b8_rk11_20_Black"><text:span text:style-name="T8">ı</text:span></text:span><text:span text:style-name="PalatinoT_b8_rk11_20_Black"><text:span text:style-name="T7">ndan desteklenen Protestan ak</text:span></text:span><text:span text:style-name="PalatinoT_b8_rk11_20_Black"><text:span text:style-name="T8">ı</text:span></text:span><text:span text:style-name="PalatinoT_b8_rk11_20_Black"><text:span text:style-name="T7">m</text:span></text:span><text:span text:style-name="PalatinoT_b8_rk11_20_Black"><text:span text:style-name="T8">ı</text:span></text:span><text:span text:style-name="PalatinoT_b8_rk11_20_Black"><text:span text:style-name="T7">, faizi serbest b</text:span></text:span><text:span text:style-name="PalatinoT_b8_rk11_20_Black"><text:span text:style-name="T8">ı</text:span></text:span><text:span text:style-name="PalatinoT_b8_rk11_20_Black"><text:span text:style-name="T7">rakt</text:span></text:span><text:span text:style-name="PalatinoT_b8_rk11_20_Black"><text:span text:style-name="T8">ı</text:span></text:span><text:span text:style-name="PalatinoT_b8_rk11_20_Black"><text:span text:style-name="T7">. Sözkonusu Protestan ak</text:span></text:span><text:span text:style-name="PalatinoT_b8_rk11_20_Black"><text:span text:style-name="T8">ı</text:span></text:span><text:span text:style-name="PalatinoT_b8_rk11_20_Black"><text:span text:style-name="T7">m</text:span></text:span><text:span text:style-name="PalatinoT_b8_rk11_20_Black"><text:span text:style-name="T8">ı</text:span></text:span><text:span text:style-name="PalatinoT_b8_rk11_20_Black"><text:span text:style-name="T7">, dindeki dejenerasyonu daha da art</text:span></text:span><text:span text:style-name="PalatinoT_b8_rk11_20_Black"><text:span text:style-name="T8">ı</text:span></text:span><text:span text:style-name="PalatinoT_b8_rk11_20_Black"><text:span text:style-name="T7">rd</text:span></text:span><text:span text:style-name="PalatinoT_b8_rk11_20_Black"><text:span text:style-name="T8">ı</text:span></text:span><text:span text:style-name="PalatinoT_b8_rk11_20_Black"><text:span text:style-name="T7"> ve Katolik Kilisesi'ne kar</text:span></text:span><text:span text:style-name="PalatinoT_b8_rk11_20_Black"><text:span text:style-name="T8">şı</text:span></text:span><text:span text:style-name="PalatinoT_b8_rk11_20_Black"><text:span text:style-name="T7"> ç</text:span></text:span><text:span text:style-name="PalatinoT_b8_rk11_20_Black"><text:span text:style-name="T8">ı</text:span></text:span><text:span text:style-name="PalatinoT_b8_rk11_20_Black"><text:span text:style-name="T7">kan yeni güçler taraf</text:span></text:span><text:span text:style-name="PalatinoT_b8_rk11_20_Black"><text:span text:style-name="T8">ı</text:span></text:span><text:span text:style-name="PalatinoT_b8_rk11_20_Black"><text:span text:style-name="T7">ndan desteklenen alternatif bir din oldu: "Dünya i</text:span></text:span><text:span text:style-name="PalatinoT_b8_rk11_20_Black"><text:span text:style-name="T8">ş</text:span></text:span><text:span text:style-name="PalatinoT_b8_rk11_20_Black"><text:span text:style-name="T7">lerine" fazla kar</text:span></text:span><text:span text:style-name="PalatinoT_b8_rk11_20_Black"><text:span text:style-name="T8">ış</text:span></text:span><text:span text:style-name="PalatinoT_b8_rk11_20_Black"><text:span text:style-name="T7">mad</text:span></text:span><text:span text:style-name="PalatinoT_b8_rk11_20_Black"><text:span text:style-name="T8">ığı</text:span></text:span><text:span text:style-name="PalatinoT_b8_rk11_20_Black"><text:span text:style-name="T7"> için, ya da bu i</text:span></text:span><text:span text:style-name="PalatinoT_b8_rk11_20_Black"><text:span text:style-name="T8">ş</text:span></text:span><text:span text:style-name="PalatinoT_b8_rk11_20_Black"><text:span text:style-name="T7">leri sözkonusu güçlerin istedi</text:span></text:span><text:span text:style-name="PalatinoT_b8_rk11_20_Black"><text:span text:style-name="T8">ğ</text:span></text:span><text:span text:style-name="PalatinoT_b8_rk11_20_Black"><text:span text:style-name="T7">i </text:span></text:span><text:span text:style-name="PalatinoT_b8_rk11_20_Black"><text:span text:style-name="T8">ş</text:span></text:span><text:span text:style-name="PalatinoT_b8_rk11_20_Black"><text:span text:style-name="T7">ekilde düzenledi</text:span></text:span><text:span text:style-name="PalatinoT_b8_rk11_20_Black"><text:span text:style-name="T8">ğ</text:span></text:span><text:span text:style-name="PalatinoT_b8_rk11_20_Black"><text:span text:style-name="T7">i için, Protestanl</text:span></text:span><text:span text:style-name="PalatinoT_b8_rk11_20_Black"><text:span text:style-name="T8">ı</text:span></text:span><text:span text:style-name="PalatinoT_b8_rk11_20_Black"><text:span text:style-name="T7">k, uygun bir din modeli olarak görülmü</text:span></text:span><text:span text:style-name="PalatinoT_b8_rk11_20_Black"><text:span text:style-name="T8">ş</text:span></text:span><text:span text:style-name="PalatinoT_b8_rk11_20_Black"><text:span text:style-name="T7">tü.</text:span></text:span></text:p>
      <text:p text:style-name="P11"><text:span text:style-name="PalatinoT_b8_rk11_20_Black"><text:span text:style-name="T7">Ancak Katolik Kilisesi'yle din-d</text:span></text:span><text:span text:style-name="PalatinoT_b8_rk11_20_Black"><text:span text:style-name="T8">ışı</text:span></text:span><text:span text:style-name="PalatinoT_b8_rk11_20_Black"><text:span text:style-name="T7"> bir düzeni savunan bu yeni güçler aras</text:span></text:span><text:span text:style-name="PalatinoT_b8_rk11_20_Black"><text:span text:style-name="T8">ı</text:span></text:span><text:span text:style-name="PalatinoT_b8_rk11_20_Black"><text:span text:style-name="T7">ndaki çeki</text:span></text:span><text:span text:style-name="PalatinoT_b8_rk11_20_Black"><text:span text:style-name="T8">ş</text:span></text:span><text:span text:style-name="PalatinoT_b8_rk11_20_Black"><text:span text:style-name="T7">me sürdü. Zamanla bu çeki</text:span></text:span><text:span text:style-name="PalatinoT_b8_rk11_20_Black"><text:span text:style-name="T8">ş</text:span></text:span><text:span text:style-name="PalatinoT_b8_rk11_20_Black"><text:span text:style-name="T7">me, büyük bir sava</text:span></text:span><text:span text:style-name="PalatinoT_b8_rk11_20_Black"><text:span text:style-name="T8">ş</text:span></text:span><text:span text:style-name="PalatinoT_b8_rk11_20_Black"><text:span text:style-name="T7">a dönü</text:span></text:span><text:span text:style-name="PalatinoT_b8_rk11_20_Black"><text:span text:style-name="T8">ş</text:span></text:span><text:span text:style-name="PalatinoT_b8_rk11_20_Black"><text:span text:style-name="T7">tü. Kilise, bu yeni güçlere kar</text:span></text:span><text:span text:style-name="PalatinoT_b8_rk11_20_Black"><text:span text:style-name="T8">şı</text:span></text:span><text:span text:style-name="PalatinoT_b8_rk11_20_Black"><text:span text:style-name="T7"> koymak için, Avrupa toplum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dine ça</text:span></text:span><text:span text:style-name="PalatinoT_b8_rk11_20_Black"><text:span text:style-name="T8">ğı</text:span></text:span><text:span text:style-name="PalatinoT_b8_rk11_20_Black"><text:span text:style-name="T7">r</text:span></text:span><text:span text:style-name="PalatinoT_b8_rk11_20_Black"><text:span text:style-name="T8">ı</text:span></text:span><text:span text:style-name="PalatinoT_b8_rk11_20_Black"><text:span text:style-name="T7">yor ve bir düzenin me</text:span></text:span><text:span text:style-name="PalatinoT_b8_rk11_20_Black"><text:span text:style-name="T8">ş</text:span></text:span><text:span text:style-name="PalatinoT_b8_rk11_20_Black"><text:span text:style-name="T7">ruiyet sa</text:span></text:span><text:span text:style-name="PalatinoT_b8_rk11_20_Black"><text:span text:style-name="T8">ğ</text:span></text:span><text:span text:style-name="PalatinoT_b8_rk11_20_Black"><text:span text:style-name="T7">lam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ancak din ile olabilece</text:span></text:span><text:span text:style-name="PalatinoT_b8_rk11_20_Black"><text:span text:style-name="T8">ğ</text:span></text:span><text:span text:style-name="PalatinoT_b8_rk11_20_Black"><text:span text:style-name="T7">ini söylüyordu. Buna göre, madem tüm insanlar Allah'</text:span></text:span><text:span text:style-name="PalatinoT_b8_rk11_20_Black"><text:span text:style-name="T8">ı</text:span></text:span><text:span text:style-name="PalatinoT_b8_rk11_20_Black"><text:span text:style-name="T7">n kuluydu ve tüm dünya da O'na aitti, öyleyse dünya üstündeki düzen de O'nun bildirdi</text:span></text:span><text:span text:style-name="PalatinoT_b8_rk11_20_Black"><text:span text:style-name="T8">ğ</text:span></text:span><text:span text:style-name="PalatinoT_b8_rk11_20_Black"><text:span text:style-name="T7">i (vahyetti</text:span></text:span><text:span text:style-name="PalatinoT_b8_rk11_20_Black"><text:span text:style-name="T8">ğ</text:span></text:span><text:span text:style-name="PalatinoT_b8_rk11_20_Black"><text:span text:style-name="T7">i) </text:span></text:span><text:span text:style-name="PalatinoT_b8_rk11_20_Black"><text:span text:style-name="T8">ş</text:span></text:span><text:span text:style-name="PalatinoT_b8_rk11_20_Black"><text:span text:style-name="T7">ekilde olmal</text:span></text:span><text:span text:style-name="PalatinoT_b8_rk11_20_Black"><text:span text:style-name="T8">ı</text:span></text:span><text:span text:style-name="PalatinoT_b8_rk11_20_Black"><text:span text:style-name="T7">yd</text:span></text:span><text:span text:style-name="PalatinoT_b8_rk11_20_Black"><text:span text:style-name="T8">ı</text:span></text:span><text:span text:style-name="PalatinoT_b8_rk11_20_Black"><text:span text:style-name="T7">. </text:span></text:span></text:p>
      <text:p text:style-name="P11"><text:span text:style-name="PalatinoT_b8_rk11_20_Black"><text:span text:style-name="T8">İş</text:span></text:span><text:span text:style-name="PalatinoT_b8_rk11_20_Black"><text:span text:style-name="T7">te bu a</text:span></text:span><text:span text:style-name="PalatinoT_b8_rk11_20_Black"><text:span text:style-name="T8">ş</text:span></text:span><text:span text:style-name="PalatinoT_b8_rk11_20_Black"><text:span text:style-name="T7">amada, daha çok kâr ve daha büyük güç pe</text:span></text:span><text:span text:style-name="PalatinoT_b8_rk11_20_Black"><text:span text:style-name="T8">ş</text:span></text:span><text:span text:style-name="PalatinoT_b8_rk11_20_Black"><text:span text:style-name="T7">inde ko</text:span></text:span><text:span text:style-name="PalatinoT_b8_rk11_20_Black"><text:span text:style-name="T8">ş</text:span></text:span><text:span text:style-name="PalatinoT_b8_rk11_20_Black"><text:span text:style-name="T7">an yeni güçler, anlad</text:span></text:span><text:span text:style-name="PalatinoT_b8_rk11_20_Black"><text:span text:style-name="T8">ı</text:span></text:span><text:span text:style-name="PalatinoT_b8_rk11_20_Black"><text:span text:style-name="T7">lar ki, insanlar</text:span></text:span><text:span text:style-name="PalatinoT_b8_rk11_20_Black"><text:span text:style-name="T8">ı</text:span></text:span><text:span text:style-name="PalatinoT_b8_rk11_20_Black"><text:span text:style-name="T7"> dinden koparmad</text:span></text:span><text:span text:style-name="PalatinoT_b8_rk11_20_Black"><text:span text:style-name="T8">ı</text:span></text:span><text:span text:style-name="PalatinoT_b8_rk11_20_Black"><text:span text:style-name="T7">kça, onlara istedikleri düzeni kabul ettirmek mümkün de</text:span></text:span><text:span text:style-name="PalatinoT_b8_rk11_20_Black"><text:span text:style-name="T8">ğ</text:span></text:span><text:span text:style-name="PalatinoT_b8_rk11_20_Black"><text:span text:style-name="T7">ildir. </text:span></text:span><text:span text:style-name="PalatinoT_b8_rk11_20_Black"><text:span text:style-name="T8">İ</text:span></text:span><text:span text:style-name="PalatinoT_b8_rk11_20_Black"><text:span text:style-name="T7">nsanlar, kendilerinin Allah taraf</text:span></text:span><text:span text:style-name="PalatinoT_b8_rk11_20_Black"><text:span text:style-name="T8">ı</text:span></text:span><text:span text:style-name="PalatinoT_b8_rk11_20_Black"><text:span text:style-name="T7">ndan yarat</text:span></text:span><text:span text:style-name="PalatinoT_b8_rk11_20_Black"><text:span text:style-name="T8">ı</text:span></text:span><text:span text:style-name="PalatinoT_b8_rk11_20_Black"><text:span text:style-name="T7">lm</text:span></text:span><text:span text:style-name="PalatinoT_b8_rk11_20_Black"><text:span text:style-name="T8">ış</text:span></text:span><text:span text:style-name="PalatinoT_b8_rk11_20_Black"><text:span text:style-name="T7"> olduk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ve yol göstericilerinin de Allah oldu</text:span></text:span><text:span text:style-name="PalatinoT_b8_rk11_20_Black"><text:span text:style-name="T8">ğ</text:span></text:span><text:span text:style-name="PalatinoT_b8_rk11_20_Black"><text:span text:style-name="T7">unu kabul ettikleri sürece, bu yeni güçlerin teklif etti</text:span></text:span><text:span text:style-name="PalatinoT_b8_rk11_20_Black"><text:span text:style-name="T8">ğ</text:span></text:span><text:span text:style-name="PalatinoT_b8_rk11_20_Black"><text:span text:style-name="T7">i din-d</text:span></text:span><text:span text:style-name="PalatinoT_b8_rk11_20_Black"><text:span text:style-name="T8">ışı</text:span></text:span><text:span text:style-name="PalatinoT_b8_rk11_20_Black"><text:span text:style-name="T7"> hayat tarz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ve toplum düzenini kabul edemezlerdi. </text:span></text:span></text:p>
      <text:p text:style-name="P11"><text:span text:style-name="PalatinoT_b8_rk11_20_Black"><text:span text:style-name="T7">Bunun için de, yaln</text:span></text:span><text:span text:style-name="PalatinoT_b8_rk11_20_Black"><text:span text:style-name="T8">ı</text:span></text:span><text:span text:style-name="PalatinoT_b8_rk11_20_Black"><text:span text:style-name="T7">zca Kilise'yi de</text:span></text:span><text:span text:style-name="PalatinoT_b8_rk11_20_Black"><text:span text:style-name="T8">ğ</text:span></text:span><text:span text:style-name="PalatinoT_b8_rk11_20_Black"><text:span text:style-name="T7">il, dinin bizzat kendisini ortadan kald</text:span></text:span><text:span text:style-name="PalatinoT_b8_rk11_20_Black"><text:span text:style-name="T8">ı</text:span></text:span><text:span text:style-name="PalatinoT_b8_rk11_20_Black"><text:span text:style-name="T7">rmal</text:span></text:span><text:span text:style-name="PalatinoT_b8_rk11_20_Black"><text:span text:style-name="T8">ı</text:span></text:span><text:span text:style-name="PalatinoT_b8_rk11_20_Black"><text:span text:style-name="T7">yd</text:span></text:span><text:span text:style-name="PalatinoT_b8_rk11_20_Black"><text:span text:style-name="T8">ı</text:span></text:span><text:span text:style-name="PalatinoT_b8_rk11_20_Black"><text:span text:style-name="T7">lar. </text:span></text:span></text:p>
      <text:p text:style-name="P11"><text:span text:style-name="PalatinoT_b8_rk11_20_Black"><text:span text:style-name="T7">Nitekim öyle de oldu. Özellikle 17 ve 18. yüzy</text:span></text:span><text:span text:style-name="PalatinoT_b8_rk11_20_Black"><text:span text:style-name="T8">ı</text:span></text:span><text:span text:style-name="PalatinoT_b8_rk11_20_Black"><text:span text:style-name="T7">llarda ortaya ç</text:span></text:span><text:span text:style-name="PalatinoT_b8_rk11_20_Black"><text:span text:style-name="T8">ı</text:span></text:span><text:span text:style-name="PalatinoT_b8_rk11_20_Black"><text:span text:style-name="T7">kan dü</text:span></text:span><text:span text:style-name="PalatinoT_b8_rk11_20_Black"><text:span text:style-name="T8">ş</text:span></text:span><text:span text:style-name="PalatinoT_b8_rk11_20_Black"><text:span text:style-name="T7">ünürler, dinin toplumdaki etkisini azaltacak ve insanlar</text:span></text:span><text:span text:style-name="PalatinoT_b8_rk11_20_Black"><text:span text:style-name="T8">ı</text:span></text:span><text:span text:style-name="PalatinoT_b8_rk11_20_Black"><text:span text:style-name="T7"> dinden uzakla</text:span></text:span><text:span text:style-name="PalatinoT_b8_rk11_20_Black"><text:span text:style-name="T8">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acak sistemler ürettiler. </text:span></text:span><text:span text:style-name="PalatinoT_b8_rk11_20_Black"><text:span text:style-name="T8">İ</text:span></text:span><text:span text:style-name="PalatinoT_b8_rk11_20_Black"><text:span text:style-name="T7">ngiltere, Almanya ve en son da Fransa'da geli</text:span></text:span><text:span text:style-name="PalatinoT_b8_rk11_20_Black"><text:span text:style-name="T8">ş</text:span></text:span><text:span text:style-name="PalatinoT_b8_rk11_20_Black"><text:span text:style-name="T7">en ve ad</text:span></text:span><text:span text:style-name="PalatinoT_b8_rk11_20_Black"><text:span text:style-name="T8">ı</text:span></text:span><text:span text:style-name="PalatinoT_b8_rk11_20_Black"><text:span text:style-name="T7">na "Ayd</text:span></text:span><text:span text:style-name="PalatinoT_b8_rk11_20_Black"><text:span text:style-name="T8">ı</text:span></text:span><text:span text:style-name="PalatinoT_b8_rk11_20_Black"><text:span text:style-name="T7">nlanma" dü</text:span></text:span><text:span text:style-name="PalatinoT_b8_rk11_20_Black"><text:span text:style-name="T8">ş</text:span></text:span><text:span text:style-name="PalatinoT_b8_rk11_20_Black"><text:span text:style-name="T7">üncesi denen ak</text:span></text:span><text:span text:style-name="PalatinoT_b8_rk11_20_Black"><text:span text:style-name="T8">ı</text:span></text:span><text:span text:style-name="PalatinoT_b8_rk11_20_Black"><text:span text:style-name="T7">m, Avrupa insan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dinden uzakla</text:span></text:span><text:span text:style-name="PalatinoT_b8_rk11_20_Black"><text:span text:style-name="T8">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d</text:span></text:span><text:span text:style-name="PalatinoT_b8_rk11_20_Black"><text:span text:style-name="T8">ı</text:span></text:span><text:span text:style-name="PalatinoT_b8_rk11_20_Black"><text:span text:style-name="T7"> ve onlara "Allah'a ra</text:span></text:span><text:span text:style-name="PalatinoT_b8_rk11_20_Black"><text:span text:style-name="T8">ğ</text:span></text:span><text:span text:style-name="PalatinoT_b8_rk11_20_Black"><text:span text:style-name="T7">men", yani Allah'</text:span></text:span><text:span text:style-name="PalatinoT_b8_rk11_20_Black"><text:span text:style-name="T8">ı</text:span></text:span><text:span text:style-name="PalatinoT_b8_rk11_20_Black"><text:span text:style-name="T7">n vahyini gözard</text:span></text:span><text:span text:style-name="PalatinoT_b8_rk11_20_Black"><text:span text:style-name="T8">ı</text:span></text:span><text:span text:style-name="PalatinoT_b8_rk11_20_Black"><text:span text:style-name="T7"> ederek bir dünya kurulabilece</text:span></text:span><text:span text:style-name="PalatinoT_b8_rk11_20_Black"><text:span text:style-name="T8">ğ</text:span></text:span><text:span text:style-name="PalatinoT_b8_rk11_20_Black"><text:span text:style-name="T7">ini telkin etti. Bu dü</text:span></text:span><text:span text:style-name="PalatinoT_b8_rk11_20_Black"><text:span text:style-name="T8">ş</text:span></text:span><text:span text:style-name="PalatinoT_b8_rk11_20_Black"><text:span text:style-name="T7">ünce, Frans</text:span></text:span><text:span text:style-name="PalatinoT_b8_rk11_20_Black"><text:span text:style-name="T8">ı</text:span></text:span><text:span text:style-name="PalatinoT_b8_rk11_20_Black"><text:span text:style-name="T7">z Devrimi ile birlikte zirveye ula</text:span></text:span><text:span text:style-name="PalatinoT_b8_rk11_20_Black"><text:span text:style-name="T8">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 ve Kilise'ye kar</text:span></text:span><text:span text:style-name="PalatinoT_b8_rk11_20_Black"><text:span text:style-name="T8">şı</text:span></text:span><text:span text:style-name="PalatinoT_b8_rk11_20_Black"><text:span text:style-name="T7"> da büyük bir güç kazand</text:span></text:span><text:span text:style-name="PalatinoT_b8_rk11_20_Black"><text:span text:style-name="T8">ı</text:span></text:span><text:span text:style-name="PalatinoT_b8_rk11_20_Black"><text:span text:style-name="T7">.</text:span></text:span></text:p>
      <text:p text:style-name="P11"><text:span text:style-name="PalatinoT_b8_rk11_20_Black"><text:span text:style-name="T7">Ancak az önce de belirtti</text:span></text:span><text:span text:style-name="PalatinoT_b8_rk11_20_Black"><text:span text:style-name="T8">ğ</text:span></text:span><text:span text:style-name="PalatinoT_b8_rk11_20_Black"><text:span text:style-name="T7">imiz gibi, Ayd</text:span></text:span><text:span text:style-name="PalatinoT_b8_rk11_20_Black"><text:span text:style-name="T8">ı</text:span></text:span><text:span text:style-name="PalatinoT_b8_rk11_20_Black"><text:span text:style-name="T7">nlanma denen bu yeni ak</text:span></text:span><text:span text:style-name="PalatinoT_b8_rk11_20_Black"><text:span text:style-name="T8">ı</text:span></text:span><text:span text:style-name="PalatinoT_b8_rk11_20_Black"><text:span text:style-name="T7">m, kendili</text:span></text:span><text:span text:style-name="PalatinoT_b8_rk11_20_Black"><text:span text:style-name="T8">ğ</text:span></text:span><text:span text:style-name="PalatinoT_b8_rk11_20_Black"><text:span text:style-name="T7">inden olu</text:span></text:span><text:span text:style-name="PalatinoT_b8_rk11_20_Black"><text:span text:style-name="T8">ş</text:span></text:span><text:span text:style-name="PalatinoT_b8_rk11_20_Black"><text:span text:style-name="T7">mam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. Tam tersine, Kilise'nin gücünü yok ederek kendi ç</text:span></text:span><text:span text:style-name="PalatinoT_b8_rk11_20_Black"><text:span text:style-name="T8">ı</text:span></text:span><text:span text:style-name="PalatinoT_b8_rk11_20_Black"><text:span text:style-name="T7">karlar</text:span></text:span><text:span text:style-name="PalatinoT_b8_rk11_20_Black"><text:span text:style-name="T8">ı</text:span></text:span><text:span text:style-name="PalatinoT_b8_rk11_20_Black"><text:span text:style-name="T7">na uygun bir düzen kurmak isteyen güçler bu yeni din-d</text:span></text:span><text:span text:style-name="PalatinoT_b8_rk11_20_Black"><text:span text:style-name="T8">ışı</text:span></text:span><text:span text:style-name="PalatinoT_b8_rk11_20_Black"><text:span text:style-name="T7"> dü</text:span></text:span><text:span text:style-name="PalatinoT_b8_rk11_20_Black"><text:span text:style-name="T8">ş</text:span></text:span><text:span text:style-name="PalatinoT_b8_rk11_20_Black"><text:span text:style-name="T7">ünceyi olu</text:span></text:span><text:span text:style-name="PalatinoT_b8_rk11_20_Black"><text:span text:style-name="T8">ş</text:span></text:span><text:span text:style-name="PalatinoT_b8_rk11_20_Black"><text:span text:style-name="T7">turmu</text:span></text:span><text:span text:style-name="PalatinoT_b8_rk11_20_Black"><text:span text:style-name="T8">ş</text:span></text:span><text:span text:style-name="PalatinoT_b8_rk11_20_Black"><text:span text:style-name="T7"> ve topluma kabul ettirmi</text:span></text:span><text:span text:style-name="PalatinoT_b8_rk11_20_Black"><text:span text:style-name="T8">ş</text:span></text:span><text:span text:style-name="PalatinoT_b8_rk11_20_Black"><text:span text:style-name="T7">lerdi. Bu din-d</text:span></text:span><text:span text:style-name="PalatinoT_b8_rk11_20_Black"><text:span text:style-name="T8">ışı</text:span></text:span><text:span text:style-name="PalatinoT_b8_rk11_20_Black"><text:span text:style-name="T7"> güçler, bu i</text:span></text:span><text:span text:style-name="PalatinoT_b8_rk11_20_Black"><text:span text:style-name="T8">ş</text:span></text:span><text:span text:style-name="PalatinoT_b8_rk11_20_Black"><text:span text:style-name="T7"> için gizli bir örgüt bile kurmu</text:span></text:span><text:span text:style-name="PalatinoT_b8_rk11_20_Black"><text:span text:style-name="T8">ş</text:span></text:span><text:span text:style-name="PalatinoT_b8_rk11_20_Black"><text:span text:style-name="T7">lard</text:span></text:span><text:span text:style-name="PalatinoT_b8_rk11_20_Black"><text:span text:style-name="T8">ı</text:span></text:span><text:span text:style-name="PalatinoT_b8_rk11_20_Black"><text:span text:style-name="T7">: Avrupa'n</text:span></text:span><text:span text:style-name="PalatinoT_b8_rk11_20_Black"><text:span text:style-name="T8">ı</text:span></text:span><text:span text:style-name="PalatinoT_b8_rk11_20_Black"><text:span text:style-name="T7">n katolik Kilisesi'ne dü</text:span></text:span><text:span text:style-name="PalatinoT_b8_rk11_20_Black"><text:span text:style-name="T8">ş</text:span></text:span><text:span text:style-name="PalatinoT_b8_rk11_20_Black"><text:span text:style-name="T7">man olan tüm elit tabak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bir araya toplayan bu gizli örgüt, </text:span></text:span><text:span text:style-name="PalatinoT_b8_rk11_20_B_20_Black"><text:span text:style-name="T7">masonluk</text:span></text:span><text:span text:style-name="PalatinoT_b8_rk11_20_Black"><text:span text:style-name="T7">tu. 1700'lü y</text:span></text:span><text:span text:style-name="PalatinoT_b8_rk11_20_Black"><text:span text:style-name="T8">ı</text:span></text:span><text:span text:style-name="PalatinoT_b8_rk11_20_Black"><text:span text:style-name="T7">llar</text:span></text:span><text:span text:style-name="PalatinoT_b8_rk11_20_Black"><text:span text:style-name="T8">ı</text:span></text:span><text:span text:style-name="PalatinoT_b8_rk11_20_Black"><text:span text:style-name="T7">n ba</text:span></text:span><text:span text:style-name="PalatinoT_b8_rk11_20_Black"><text:span text:style-name="T8">şı</text:span></text:span><text:span text:style-name="PalatinoT_b8_rk11_20_Black"><text:span text:style-name="T7">nda ilk kez </text:span></text:span><text:span text:style-name="PalatinoT_b8_rk11_20_Black"><text:span text:style-name="T8">İ</text:span></text:span><text:span text:style-name="PalatinoT_b8_rk11_20_Black"><text:span text:style-name="T7">ngiltere'de varl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dünyaya ilan eden ve ard</text:span></text:span><text:span text:style-name="PalatinoT_b8_rk11_20_Black"><text:span text:style-name="T8">ı</text:span></text:span><text:span text:style-name="PalatinoT_b8_rk11_20_Black"><text:span text:style-name="T7">ndan k</text:span></text:span><text:span text:style-name="PalatinoT_b8_rk11_20_Black"><text:span text:style-name="T8">ı</text:span></text:span><text:span text:style-name="PalatinoT_b8_rk11_20_Black"><text:span text:style-name="T7">sa sürede tüm Avrupa'ya yay</text:span></text:span><text:span text:style-name="PalatinoT_b8_rk11_20_Black"><text:span text:style-name="T8">ı</text:span></text:span><text:span text:style-name="PalatinoT_b8_rk11_20_Black"><text:span text:style-name="T7">lan mason örgütü, Katolik Kilisesi'ne kar</text:span></text:span><text:span text:style-name="PalatinoT_b8_rk11_20_Black"><text:span text:style-name="T8">şı</text:span></text:span><text:span text:style-name="PalatinoT_b8_rk11_20_Black"><text:span text:style-name="T7"> yürütülen mücadelenin bir numaral</text:span></text:span><text:span text:style-name="PalatinoT_b8_rk11_20_Black"><text:span text:style-name="T8">ı</text:span></text:span><text:span text:style-name="PalatinoT_b8_rk11_20_Black"><text:span text:style-name="T7"> lideri olmu</text:span></text:span><text:span text:style-name="PalatinoT_b8_rk11_20_Black"><text:span text:style-name="T8">ş</text:span></text:span><text:span text:style-name="PalatinoT_b8_rk11_20_Black"><text:span text:style-name="T7">tu. Kilise'ye kar</text:span></text:span><text:span text:style-name="PalatinoT_b8_rk11_20_Black"><text:span text:style-name="T8">şı</text:span></text:span><text:span text:style-name="PalatinoT_b8_rk11_20_Black"><text:span text:style-name="T7"> olan yahudilerle de yak</text:span></text:span><text:span text:style-name="PalatinoT_b8_rk11_20_Black"><text:span text:style-name="T8">ı</text:span></text:span><text:span text:style-name="PalatinoT_b8_rk11_20_Black"><text:span text:style-name="T7">n ili</text:span></text:span><text:span text:style-name="PalatinoT_b8_rk11_20_Black"><text:span text:style-name="T8">ş</text:span></text:span><text:span text:style-name="PalatinoT_b8_rk11_20_Black"><text:span text:style-name="T7">ki kuran ve onlar</text:span></text:span><text:span text:style-name="PalatinoT_b8_rk11_20_Black"><text:span text:style-name="T8">ı</text:span></text:span><text:span text:style-name="PalatinoT_b8_rk11_20_Black"><text:span text:style-name="T7">n deste</text:span></text:span><text:span text:style-name="PalatinoT_b8_rk11_20_Black"><text:span text:style-name="T8">ğ</text:span></text:span><text:span text:style-name="PalatinoT_b8_rk11_20_Black"><text:span text:style-name="T7">ini arkas</text:span></text:span><text:span text:style-name="PalatinoT_b8_rk11_20_Black"><text:span text:style-name="T8">ı</text:span></text:span><text:span text:style-name="PalatinoT_b8_rk11_20_Black"><text:span text:style-name="T7">nda bulan masonluk, bilindi</text:span></text:span><text:span text:style-name="PalatinoT_b8_rk11_20_Black"><text:span text:style-name="T8">ğ</text:span></text:span><text:span text:style-name="PalatinoT_b8_rk11_20_Black"><text:span text:style-name="T7">i gibi, Ayd</text:span></text:span><text:span text:style-name="PalatinoT_b8_rk11_20_Black"><text:span text:style-name="T8">ı</text:span></text:span><text:span text:style-name="PalatinoT_b8_rk11_20_Black"><text:span text:style-name="T7">nlanma ak</text:span></text:span><text:span text:style-name="PalatinoT_b8_rk11_20_Black"><text:span text:style-name="T8">ı</text:span></text:span><text:span text:style-name="PalatinoT_b8_rk11_20_Black"><text:span text:style-name="T7">m</text:span></text:span><text:span text:style-name="PalatinoT_b8_rk11_20_Black"><text:span text:style-name="T8">ı</text:span></text:span><text:span text:style-name="PalatinoT_b8_rk11_20_Black"><text:span text:style-name="T7">nda ve onun do</text:span></text:span><text:span text:style-name="PalatinoT_b8_rk11_20_Black"><text:span text:style-name="T8">ğ</text:span></text:span><text:span text:style-name="PalatinoT_b8_rk11_20_Black"><text:span text:style-name="T7">al sonucu olan Frans</text:span></text:span><text:span text:style-name="PalatinoT_b8_rk11_20_Black"><text:span text:style-name="T8">ı</text:span></text:span><text:span text:style-name="PalatinoT_b8_rk11_20_Black"><text:span text:style-name="T7">z Devrimi'nde lider rol oynad</text:span></text:span><text:span text:style-name="PalatinoT_b8_rk11_20_Black"><text:span text:style-name="T8">ı</text:span></text:span><text:span text:style-name="PalatinoT_b8_rk11_20_Black"><text:span text:style-name="T7">. Masonlar</text:span></text:span><text:span text:style-name="PalatinoT_b8_rk11_20_Black"><text:span text:style-name="T8">ı</text:span></text:span><text:span text:style-name="PalatinoT_b8_rk11_20_Black"><text:span text:style-name="T7">n bu Kilise ve din kar</text:span></text:span><text:span text:style-name="PalatinoT_b8_rk11_20_Black"><text:span text:style-name="T8">şı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 çizgisi o kadar belirgindi ki, , Papa XIII. Leo yay</text:span></text:span><text:span text:style-name="PalatinoT_b8_rk11_20_Black"><text:span text:style-name="T8">ı</text:span></text:span><text:span text:style-name="PalatinoT_b8_rk11_20_Black"><text:span text:style-name="T7">nlad</text:span></text:span><text:span text:style-name="PalatinoT_b8_rk11_20_Black"><text:span text:style-name="T8">ığı</text:span></text:span><text:span text:style-name="PalatinoT_b8_rk11_20_Black"><text:span text:style-name="T7"> </text:span></text:span><text:span text:style-name="PalatinoT_b8_rk11_20_I_20_Black"><text:span text:style-name="T7">Humanum Genus</text:span></text:span><text:span text:style-name="PalatinoT_b8_rk11_20_Black"><text:span text:style-name="T7"> adl</text:span></text:span><text:span text:style-name="PalatinoT_b8_rk11_20_Black"><text:span text:style-name="T8">ı</text:span></text:span><text:span text:style-name="PalatinoT_b8_rk11_20_Black"><text:span text:style-name="T7"> ünlü bildiride yeryüzünde dinin </text:span></text:span><text:soft-page-break/><text:span text:style-name="PalatinoT_b8_rk11_20_Black"><text:span text:style-name="T7">en büyük dü</text:span></text:span><text:span text:style-name="PalatinoT_b8_rk11_20_Black"><text:span text:style-name="T8">ş</text:span></text:span><text:span text:style-name="PalatinoT_b8_rk11_20_Black"><text:span text:style-name="T7">man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bu örgüt oldu</text:span></text:span><text:span text:style-name="PalatinoT_b8_rk11_20_Black"><text:span text:style-name="T8">ğ</text:span></text:span><text:span text:style-name="PalatinoT_b8_rk11_20_Black"><text:span text:style-name="T7">unu ilan etmi</text:span></text:span><text:span text:style-name="PalatinoT_b8_rk11_20_Black"><text:span text:style-name="T8">ş</text:span></text:span><text:span text:style-name="PalatinoT_b8_rk11_20_Black"><text:span text:style-name="T7">ti. Papa, sözkonusu deklerasyonda, masonlar</text:span></text:span><text:span text:style-name="PalatinoT_b8_rk11_20_Black"><text:span text:style-name="T8">ı</text:span></text:span><text:span text:style-name="PalatinoT_b8_rk11_20_Black"><text:span text:style-name="T7">n Kilise'ye kar</text:span></text:span><text:span text:style-name="PalatinoT_b8_rk11_20_Black"><text:span text:style-name="T8">şı</text:span></text:span><text:span text:style-name="PalatinoT_b8_rk11_20_Black"><text:span text:style-name="T7"> büyük bir nefret içinde olduk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ve en büyük amaç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tüm dini kurumlar</text:span></text:span><text:span text:style-name="PalatinoT_b8_rk11_20_Black"><text:span text:style-name="T8">ı</text:span></text:span><text:span text:style-name="PalatinoT_b8_rk11_20_Black"><text:span text:style-name="T7"> yok etmek oldu</text:span></text:span><text:span text:style-name="PalatinoT_b8_rk11_20_Black"><text:span text:style-name="T8">ğ</text:span></text:span><text:span text:style-name="PalatinoT_b8_rk11_20_Black"><text:span text:style-name="T7">unu bildiriyor ve bir h</text:span></text:span><text:span text:style-name="PalatinoT_b8_rk11_20_Black"><text:span text:style-name="T8">ı</text:span></text:span><text:span text:style-name="PalatinoT_b8_rk11_20_Black"><text:span text:style-name="T7">ristiyan</text:span></text:span><text:span text:style-name="PalatinoT_b8_rk11_20_Black"><text:span text:style-name="T8">ı</text:span></text:span><text:span text:style-name="PalatinoT_b8_rk11_20_Black"><text:span text:style-name="T7">n asla mason olamayaca</text:span></text:span><text:span text:style-name="PalatinoT_b8_rk11_20_Black"><text:span text:style-name="T8">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duyuruyordu. Masonlar</text:span></text:span><text:span text:style-name="PalatinoT_b8_rk11_20_Black"><text:span text:style-name="T8">ı</text:span></text:span><text:span text:style-name="PalatinoT_b8_rk11_20_Black"><text:span text:style-name="T7">n yeryüzünde "</text:span></text:span><text:span text:style-name="PalatinoT_b8_rk11_20_Black"><text:span text:style-name="T8">ş</text:span></text:span><text:span text:style-name="PalatinoT_b8_rk11_20_Black"><text:span text:style-name="T7">eytan</text:span></text:span><text:span text:style-name="PalatinoT_b8_rk11_20_Black"><text:span text:style-name="T8">ı</text:span></text:span><text:span text:style-name="PalatinoT_b8_rk11_20_Black"><text:span text:style-name="T7">n krall</text:span></text:span><text:span text:style-name="PalatinoT_b8_rk11_20_Black"><text:span text:style-name="T8">ığı</text:span></text:span><text:span text:style-name="PalatinoT_b8_rk11_20_Black"><text:span text:style-name="T7">"n</text:span></text:span><text:span text:style-name="PalatinoT_b8_rk11_20_Black"><text:span text:style-name="T8">ı</text:span></text:span><text:span text:style-name="PalatinoT_b8_rk11_20_Black"><text:span text:style-name="T7"> kurmaya çal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söyleyen Papa, tüm insanlar</text:span></text:span><text:span text:style-name="PalatinoT_b8_rk11_20_Black"><text:span text:style-name="T8">ı</text:span></text:span><text:span text:style-name="PalatinoT_b8_rk11_20_Black"><text:span text:style-name="T7"> da bu tehlikeye kar</text:span></text:span><text:span text:style-name="PalatinoT_b8_rk11_20_Black"><text:span text:style-name="T8">şı</text:span></text:span><text:span text:style-name="PalatinoT_b8_rk11_20_Black"><text:span text:style-name="T7"> uyar</text:span></text:span><text:span text:style-name="PalatinoT_b8_rk11_20_Black"><text:span text:style-name="T8">ı</text:span></text:span><text:span text:style-name="PalatinoT_b8_rk11_20_Black"><text:span text:style-name="T7">yordu.</text:span></text:span></text:p>
      <text:p text:style-name="P11"><text:span text:style-name="PalatinoT_b8_rk11_20_Black"><text:span text:style-name="T7">XIII. Leo, bir ba</text:span></text:span><text:span text:style-name="PalatinoT_b8_rk11_20_Black"><text:span text:style-name="T8">ş</text:span></text:span><text:span text:style-name="PalatinoT_b8_rk11_20_Black"><text:span text:style-name="T7">ka ferman</text:span></text:span><text:span text:style-name="PalatinoT_b8_rk11_20_Black"><text:span text:style-name="T8">ı</text:span></text:span><text:span text:style-name="PalatinoT_b8_rk11_20_Black"><text:span text:style-name="T7">nda yahudilere de dikkat çekmi</text:span></text:span><text:span text:style-name="PalatinoT_b8_rk11_20_Black"><text:span text:style-name="T8">ş</text:span></text:span><text:span text:style-name="PalatinoT_b8_rk11_20_Black"><text:span text:style-name="T7"> ve yahudi önde gelenlerinin de masonlukla i</text:span></text:span><text:span text:style-name="PalatinoT_b8_rk11_20_Black"><text:span text:style-name="T8">ş</text:span></text:span><text:span text:style-name="PalatinoT_b8_rk11_20_Black"><text:span text:style-name="T7">birli</text:span></text:span><text:span text:style-name="PalatinoT_b8_rk11_20_Black"><text:span text:style-name="T8">ğ</text:span></text:span><text:span text:style-name="PalatinoT_b8_rk11_20_Black"><text:span text:style-name="T7">i yaparak Kilise'ye kar</text:span></text:span><text:span text:style-name="PalatinoT_b8_rk11_20_Black"><text:span text:style-name="T8">şı</text:span></text:span><text:span text:style-name="PalatinoT_b8_rk11_20_Black"><text:span text:style-name="T7"> sistemli bir mücadele yürüttüklerini söylemi</text:span></text:span><text:span text:style-name="PalatinoT_b8_rk11_20_Black"><text:span text:style-name="T8">ş</text:span></text:span><text:span text:style-name="PalatinoT_b8_rk11_20_Black"><text:span text:style-name="T7">ti. Sözkonusu ferman, Katolik Kilisesi'nin resmi yay</text:span></text:span><text:span text:style-name="PalatinoT_b8_rk11_20_Black"><text:span text:style-name="T8">ı</text:span></text:span><text:span text:style-name="PalatinoT_b8_rk11_20_Black"><text:span text:style-name="T7">n organ</text:span></text:span><text:span text:style-name="PalatinoT_b8_rk11_20_Black"><text:span text:style-name="T8">ı</text:span></text:span><text:span text:style-name="PalatinoT_b8_rk11_20_Black"><text:span text:style-name="T7"> olan </text:span></text:span><text:span text:style-name="PalatinoT_b8_rk11_20_I_20_Black"><text:span text:style-name="T7">Civilta Cattolica</text:span></text:span><text:span text:style-name="PalatinoT_b8_rk11_20_B_20_Black"><text:span text:style-name="T7"> </text:span></text:span><text:span text:style-name="PalatinoT_b8_rk11_20_Black"><text:span text:style-name="T7">adl</text:span></text:span><text:span text:style-name="PalatinoT_b8_rk11_20_Black"><text:span text:style-name="T8">ı</text:span></text:span><text:span text:style-name="PalatinoT_b8_rk11_20_Black"><text:span text:style-name="T7"> ayl</text:span></text:span><text:span text:style-name="PalatinoT_b8_rk11_20_Black"><text:span text:style-name="T8">ı</text:span></text:span><text:span text:style-name="PalatinoT_b8_rk11_20_Black"><text:span text:style-name="T7">k gazetede yay</text:span></text:span><text:span text:style-name="PalatinoT_b8_rk11_20_Black"><text:span text:style-name="T8">ı</text:span></text:span><text:span text:style-name="PalatinoT_b8_rk11_20_Black"><text:span text:style-name="T7">nland</text:span></text:span><text:span text:style-name="PalatinoT_b8_rk11_20_Black"><text:span text:style-name="T8">ı</text:span></text:span><text:span text:style-name="PalatinoT_b8_rk11_20_Black"><text:span text:style-name="T7">. Papa, </text:span></text:span><text:span text:style-name="PalatinoT_b8_rk11_20_I_20_Black"><text:span text:style-name="T7">Civilta Cattolica</text:span></text:span><text:span text:style-name="PalatinoT_b8_rk11_20_Black"><text:span text:style-name="T7">'n</text:span></text:span><text:span text:style-name="PalatinoT_b8_rk11_20_Black"><text:span text:style-name="T8">ı</text:span></text:span><text:span text:style-name="PalatinoT_b8_rk11_20_Black"><text:span text:style-name="T7">n 1881'de yay</text:span></text:span><text:span text:style-name="PalatinoT_b8_rk11_20_Black"><text:span text:style-name="T8">ı</text:span></text:span><text:span text:style-name="PalatinoT_b8_rk11_20_Black"><text:span text:style-name="T7">nlanan 32. say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nda, "</text:span></text:span><text:span text:style-name="PalatinoT_b8_rk11_20_I_20_Black"><text:span text:style-name="T7">yahudilerin Kilise'ye kar</text:span></text:span><text:span text:style-name="PalatinoT_b8_rk11_20_I_20_Black"><text:span text:style-name="T8">şı</text:span></text:span><text:span text:style-name="PalatinoT_b8_rk11_20_I_20_Black"><text:span text:style-name="T7"> büyük bir nefret"</text:span></text:span><text:span text:style-name="PalatinoT_b8_rk11_20_Black"><text:span text:style-name="T7"> duyduk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ve </text:span></text:span><text:span text:style-name="PalatinoT_b8_rk11_20_I_20_Black"><text:span text:style-name="T7">"yeryüzünde huzursuzluk ve fesad ç</text:span></text:span><text:span text:style-name="PalatinoT_b8_rk11_20_I_20_Black"><text:span text:style-name="T8">ı</text:span></text:span><text:span text:style-name="PalatinoT_b8_rk11_20_I_20_Black"><text:span text:style-name="T7">karmaya"</text:span></text:span><text:span text:style-name="PalatinoT_b8_rk11_20_Black"><text:span text:style-name="T7"> çal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ilan etti. Ayn</text:span></text:span><text:span text:style-name="PalatinoT_b8_rk11_20_Black"><text:span text:style-name="T8">ı</text:span></text:span><text:span text:style-name="PalatinoT_b8_rk11_20_Black"><text:span text:style-name="T7"> gazetenin 34. say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nda ise, </text:span></text:span><text:span text:style-name="PalatinoT_b8_rk11_20_I_20_Black"><text:span text:style-name="T7">"Fransa'y</text:span></text:span><text:span text:style-name="PalatinoT_b8_rk11_20_I_20_Black"><text:span text:style-name="T8">ı</text:span></text:span><text:span text:style-name="PalatinoT_b8_rk11_20_I_20_Black"><text:span text:style-name="T7"> masonlar</text:span></text:span><text:span text:style-name="PalatinoT_b8_rk11_20_I_20_Black"><text:span text:style-name="T8">ı</text:span></text:span><text:span text:style-name="PalatinoT_b8_rk11_20_I_20_Black"><text:span text:style-name="T7">n yönetti</text:span></text:span><text:span text:style-name="PalatinoT_b8_rk11_20_I_20_Black"><text:span text:style-name="T8">ğ</text:span></text:span><text:span text:style-name="PalatinoT_b8_rk11_20_I_20_Black"><text:span text:style-name="T7">i" </text:span></text:span><text:span text:style-name="PalatinoT_b8_rk11_20_Black"><text:span text:style-name="T7">ve </text:span></text:span><text:span text:style-name="PalatinoT_b8_rk11_20_I_20_Black"><text:span text:style-name="T7">"masonlar</text:span></text:span><text:span text:style-name="PalatinoT_b8_rk11_20_I_20_Black"><text:span text:style-name="T8">ı</text:span></text:span><text:span text:style-name="PalatinoT_b8_rk11_20_I_20_Black"><text:span text:style-name="T7">n kontrolünün de asl</text:span></text:span><text:span text:style-name="PalatinoT_b8_rk11_20_I_20_Black"><text:span text:style-name="T8">ı</text:span></text:span><text:span text:style-name="PalatinoT_b8_rk11_20_I_20_Black"><text:span text:style-name="T7">nda yahudi liderlerin elinde oldu</text:span></text:span><text:span text:style-name="PalatinoT_b8_rk11_20_I_20_Black"><text:span text:style-name="T8">ğ</text:span></text:span><text:span text:style-name="PalatinoT_b8_rk11_20_I_20_Black"><text:span text:style-name="T7">u"</text:span></text:span><text:span text:style-name="PalatinoT_b8_rk11_20_Black"><text:span text:style-name="T7"> yaz</text:span></text:span><text:span text:style-name="PalatinoT_b8_rk11_20_Black"><text:span text:style-name="T8">ı</text:span></text:span><text:span text:style-name="PalatinoT_b8_rk11_20_Black"><text:span text:style-name="T7">ld</text:span></text:span><text:span text:style-name="PalatinoT_b8_rk11_20_Black"><text:span text:style-name="T8">ı</text:span></text:span><text:span text:style-name="PalatinoT_b8_rk11_20_Black"><text:span text:style-name="T7">. Papan</text:span></text:span><text:span text:style-name="PalatinoT_b8_rk11_20_Black"><text:span text:style-name="T8">ı</text:span></text:span><text:span text:style-name="PalatinoT_b8_rk11_20_Black"><text:span text:style-name="T7">n yay</text:span></text:span><text:span text:style-name="PalatinoT_b8_rk11_20_Black"><text:span text:style-name="T8">ı</text:span></text:span><text:span text:style-name="PalatinoT_b8_rk11_20_Black"><text:span text:style-name="T7">n organ</text:span></text:span><text:span text:style-name="PalatinoT_b8_rk11_20_Black"><text:span text:style-name="T8">ı</text:span></text:span><text:span text:style-name="PalatinoT_b8_rk11_20_Black"><text:span text:style-name="T7">, daha pek çok say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nda ayn</text:span></text:span><text:span text:style-name="PalatinoT_b8_rk11_20_Black"><text:span text:style-name="T8">ı</text:span></text:span><text:span text:style-name="PalatinoT_b8_rk11_20_Black"><text:span text:style-name="T7"> konulara dikkat çekti</text:span></text:span></text:p>
      <text:p text:style-name="P11"><text:span text:style-name="PalatinoT_b8_rk11_20_Black"><text:span text:style-name="T7">Ancak Katolik Avrupa düzenine en az kendileri kadar dü</text:span></text:span><text:span text:style-name="PalatinoT_b8_rk11_20_Black"><text:span text:style-name="T8">ş</text:span></text:span><text:span text:style-name="PalatinoT_b8_rk11_20_Black"><text:span text:style-name="T7">man olan yahudilerden büyük destek alan (yahudilerin özellikle ekonomik yönden büyük bir gücü vard</text:span></text:span><text:span text:style-name="PalatinoT_b8_rk11_20_Black"><text:span text:style-name="T8">ı</text:span></text:span><text:span text:style-name="PalatinoT_b8_rk11_20_Black"><text:span text:style-name="T7">) masonlar, Katolik Kilisesi'ne kar</text:span></text:span><text:span text:style-name="PalatinoT_b8_rk11_20_Black"><text:span text:style-name="T8">şı</text:span></text:span><text:span text:style-name="PalatinoT_b8_rk11_20_Black"><text:span text:style-name="T7"> giri</text:span></text:span><text:span text:style-name="PalatinoT_b8_rk11_20_Black"><text:span text:style-name="T8">ş</text:span></text:span><text:span text:style-name="PalatinoT_b8_rk11_20_Black"><text:span text:style-name="T7">tikleri sava</text:span></text:span><text:span text:style-name="PalatinoT_b8_rk11_20_Black"><text:span text:style-name="T8">ş</text:span></text:span><text:span text:style-name="PalatinoT_b8_rk11_20_Black"><text:span text:style-name="T7">tan galip ç</text:span></text:span><text:span text:style-name="PalatinoT_b8_rk11_20_Black"><text:span text:style-name="T8">ı</text:span></text:span><text:span text:style-name="PalatinoT_b8_rk11_20_Black"><text:span text:style-name="T7">kt</text:span></text:span><text:span text:style-name="PalatinoT_b8_rk11_20_Black"><text:span text:style-name="T8">ı</text:span></text:span><text:span text:style-name="PalatinoT_b8_rk11_20_Black"><text:span text:style-name="T7">lar. Bu da büyük ölçüde, az önce de belirtti</text:span></text:span><text:span text:style-name="PalatinoT_b8_rk11_20_Black"><text:span text:style-name="T8">ğ</text:span></text:span><text:span text:style-name="PalatinoT_b8_rk11_20_Black"><text:span text:style-name="T7">imiz gibi, din-d</text:span></text:span><text:span text:style-name="PalatinoT_b8_rk11_20_Black"><text:span text:style-name="T8">ışı</text:span></text:span><text:span text:style-name="PalatinoT_b8_rk11_20_Black"><text:span text:style-name="T7"> dü</text:span></text:span><text:span text:style-name="PalatinoT_b8_rk11_20_Black"><text:span text:style-name="T8">ş</text:span></text:span><text:span text:style-name="PalatinoT_b8_rk11_20_Black"><text:span text:style-name="T7">üncenin Avrupal</text:span></text:span><text:span text:style-name="PalatinoT_b8_rk11_20_Black"><text:span text:style-name="T8">ı</text:span></text:span><text:span text:style-name="PalatinoT_b8_rk11_20_Black"><text:span text:style-name="T7"> toplumlara kabul ettirilmesi ile oldu. Din-d</text:span></text:span><text:span text:style-name="PalatinoT_b8_rk11_20_Black"><text:span text:style-name="T8">ışı</text:span></text:span><text:span text:style-name="PalatinoT_b8_rk11_20_Black"><text:span text:style-name="T7"> dü</text:span></text:span><text:span text:style-name="PalatinoT_b8_rk11_20_Black"><text:span text:style-name="T8">ş</text:span></text:span><text:span text:style-name="PalatinoT_b8_rk11_20_Black"><text:span text:style-name="T7">üncenin dine kar</text:span></text:span><text:span text:style-name="PalatinoT_b8_rk11_20_Black"><text:span text:style-name="T8">şı</text:span></text:span><text:span text:style-name="PalatinoT_b8_rk11_20_Black"><text:span text:style-name="T7"> kazand</text:span></text:span><text:span text:style-name="PalatinoT_b8_rk11_20_Black"><text:span text:style-name="T8">ığı</text:span></text:span><text:span text:style-name="PalatinoT_b8_rk11_20_Black"><text:span text:style-name="T7"> galibiyetin en aç</text:span></text:span><text:span text:style-name="PalatinoT_b8_rk11_20_Black"><text:span text:style-name="T8">ı</text:span></text:span><text:span text:style-name="PalatinoT_b8_rk11_20_Black"><text:span text:style-name="T7">k örne</text:span></text:span><text:span text:style-name="PalatinoT_b8_rk11_20_Black"><text:span text:style-name="T8">ğ</text:span></text:span><text:span text:style-name="PalatinoT_b8_rk11_20_Black"><text:span text:style-name="T7">i ise </text:span></text:span><text:span text:style-name="PalatinoT_b8_rk11_20_B_20_Black"><text:span text:style-name="T7">Frans</text:span></text:span><text:span text:style-name="PalatinoT_b8_rk11_20_B_20_Black"><text:span text:style-name="T8">ı</text:span></text:span><text:span text:style-name="PalatinoT_b8_rk11_20_B_20_Black"><text:span text:style-name="T7">z Devrimi</text:span></text:span><text:span text:style-name="PalatinoT_b8_rk11_20_Black"><text:span text:style-name="T7">'ydi: Devrimle birlikte binlerce din adam</text:span></text:span><text:span text:style-name="PalatinoT_b8_rk11_20_Black"><text:span text:style-name="T8">ı</text:span></text:span><text:span text:style-name="PalatinoT_b8_rk11_20_Black"><text:span text:style-name="T7"> öldürülmü</text:span></text:span><text:span text:style-name="PalatinoT_b8_rk11_20_Black"><text:span text:style-name="T8">ş</text:span></text:span><text:span text:style-name="PalatinoT_b8_rk11_20_Black"><text:span text:style-name="T7">, dini kurumlar tahrip edilmi</text:span></text:span><text:span text:style-name="PalatinoT_b8_rk11_20_Black"><text:span text:style-name="T8">ş</text:span></text:span><text:span text:style-name="PalatinoT_b8_rk11_20_Black"><text:span text:style-name="T7">ti. Devrimden sona iktidara gelen güçlerin ortak özelli</text:span></text:span><text:span text:style-name="PalatinoT_b8_rk11_20_Black"><text:span text:style-name="T8">ğ</text:span></text:span><text:span text:style-name="PalatinoT_b8_rk11_20_Black"><text:span text:style-name="T7">i ise, toplumu mümkün oldu</text:span></text:span><text:span text:style-name="PalatinoT_b8_rk11_20_Black"><text:span text:style-name="T8">ğ</text:span></text:span><text:span text:style-name="PalatinoT_b8_rk11_20_Black"><text:span text:style-name="T7">unca dinden koparmak oldu. Frans</text:span></text:span><text:span text:style-name="PalatinoT_b8_rk11_20_Black"><text:span text:style-name="T8">ı</text:span></text:span><text:span text:style-name="PalatinoT_b8_rk11_20_Black"><text:span text:style-name="T7">z Devrimi'nin en önemli boyutunu olu</text:span></text:span><text:span text:style-name="PalatinoT_b8_rk11_20_Black"><text:span text:style-name="T8">ş</text:span></text:span><text:span text:style-name="PalatinoT_b8_rk11_20_Black"><text:span text:style-name="T7">turan bu din-kar</text:span></text:span><text:span text:style-name="PalatinoT_b8_rk11_20_Black"><text:span text:style-name="T8">şı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 ve din-d</text:span></text:span><text:span text:style-name="PalatinoT_b8_rk11_20_Black"><text:span text:style-name="T8">ışı</text:span></text:span><text:span text:style-name="PalatinoT_b8_rk11_20_Black"><text:span text:style-name="T7"> ak</text:span></text:span><text:span text:style-name="PalatinoT_b8_rk11_20_Black"><text:span text:style-name="T8">ı</text:span></text:span><text:span text:style-name="PalatinoT_b8_rk11_20_Black"><text:span text:style-name="T7">m, k</text:span></text:span><text:span text:style-name="PalatinoT_b8_rk11_20_Black"><text:span text:style-name="T8">ı</text:span></text:span><text:span text:style-name="PalatinoT_b8_rk11_20_Black"><text:span text:style-name="T7">sa süre sonra tüm Avrupa'ya ihraç edildi. </text:span></text:span></text:p>
      <text:p text:style-name="P11"><text:span text:style-name="PalatinoT_b8_rk11_20_Black"><text:span text:style-name="T7">Masonlar</text:span></text:span><text:span text:style-name="PalatinoT_b8_rk11_20_Black"><text:span text:style-name="T8">ı</text:span></text:span><text:span text:style-name="PalatinoT_b8_rk11_20_Black"><text:span text:style-name="T7">n ve yahudi önde gelenlerinin ba</text:span></text:span><text:span text:style-name="PalatinoT_b8_rk11_20_Black"><text:span text:style-name="T8">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çekti</text:span></text:span><text:span text:style-name="PalatinoT_b8_rk11_20_Black"><text:span text:style-name="T8">ğ</text:span></text:span><text:span text:style-name="PalatinoT_b8_rk11_20_Black"><text:span text:style-name="T7">i Kilise kar</text:span></text:span><text:span text:style-name="PalatinoT_b8_rk11_20_Black"><text:span text:style-name="T8">şı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 ittifak, Papa otoritesine son büyük darbeyi de yine elbirli</text:span></text:span><text:span text:style-name="PalatinoT_b8_rk11_20_Black"><text:span text:style-name="T8">ğ</text:span></text:span><text:span text:style-name="PalatinoT_b8_rk11_20_Black"><text:span text:style-name="T7">iyle vurdu. 1870 y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na dek Orta </text:span></text:span><text:span text:style-name="PalatinoT_b8_rk11_20_Black"><text:span text:style-name="T8">İ</text:span></text:span><text:span text:style-name="PalatinoT_b8_rk11_20_Black"><text:span text:style-name="T7">talya'da varl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sürdüren </text:span></text:span><text:span text:style-name="PalatinoT_b8_rk11_20_B_20_Black"><text:span text:style-name="T7">Papa Devleti</text:span></text:span><text:span text:style-name="PalatinoT_b8_rk11_20_Black"><text:span text:style-name="T7">, Mazzini, Garibaldi ve Cavour gibi üç büyük "üstad mason" taraf</text:span></text:span><text:span text:style-name="PalatinoT_b8_rk11_20_Black"><text:span text:style-name="T8">ı</text:span></text:span><text:span text:style-name="PalatinoT_b8_rk11_20_Black"><text:span text:style-name="T7">ndan y</text:span></text:span><text:span text:style-name="PalatinoT_b8_rk11_20_Black"><text:span text:style-name="T8">ı</text:span></text:span><text:span text:style-name="PalatinoT_b8_rk11_20_Black"><text:span text:style-name="T7">k</text:span></text:span><text:span text:style-name="PalatinoT_b8_rk11_20_Black"><text:span text:style-name="T8">ı</text:span></text:span><text:span text:style-name="PalatinoT_b8_rk11_20_Black"><text:span text:style-name="T7">ld</text:span></text:span><text:span text:style-name="PalatinoT_b8_rk11_20_Black"><text:span text:style-name="T8">ı</text:span></text:span><text:span text:style-name="PalatinoT_b8_rk11_20_Black"><text:span text:style-name="T7">. Böylece Kilise'nin otoritesi tamamen y</text:span></text:span><text:span text:style-name="PalatinoT_b8_rk11_20_Black"><text:span text:style-name="T8">ı</text:span></text:span><text:span text:style-name="PalatinoT_b8_rk11_20_Black"><text:span text:style-name="T7">k</text:span></text:span><text:span text:style-name="PalatinoT_b8_rk11_20_Black"><text:span text:style-name="T8">ı</text:span></text:span><text:span text:style-name="PalatinoT_b8_rk11_20_Black"><text:span text:style-name="T7">ld</text:span></text:span><text:span text:style-name="PalatinoT_b8_rk11_20_Black"><text:span text:style-name="T8">ı</text:span></text:span><text:span text:style-name="PalatinoT_b8_rk11_20_Black"><text:span text:style-name="T7"> ve Papa devleti, bugünkü Vatikan'</text:span></text:span><text:span text:style-name="PalatinoT_b8_rk11_20_Black"><text:span text:style-name="T8">ı</text:span></text:span><text:span text:style-name="PalatinoT_b8_rk11_20_Black"><text:span text:style-name="T7">n ufac</text:span></text:span><text:span text:style-name="PalatinoT_b8_rk11_20_Black"><text:span text:style-name="T8">ı</text:span></text:span><text:span text:style-name="PalatinoT_b8_rk11_20_Black"><text:span text:style-name="T7">k 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r</text:span></text:span><text:span text:style-name="PalatinoT_b8_rk11_20_Black"><text:span text:style-name="T8">ı</text:span></text:span><text:span text:style-name="PalatinoT_b8_rk11_20_Black"><text:span text:style-name="T7">na s</text:span></text:span><text:span text:style-name="PalatinoT_b8_rk11_20_Black"><text:span text:style-name="T8">ı</text:span></text:span><text:span text:style-name="PalatinoT_b8_rk11_20_Black"><text:span text:style-name="T7">k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</text:span></text:span><text:span text:style-name="PalatinoT_b8_rk11_20_Black"><text:span text:style-name="T8">ı</text:span></text:span><text:span text:style-name="PalatinoT_b8_rk11_20_Black"><text:span text:style-name="T7">ld</text:span></text:span><text:span text:style-name="PalatinoT_b8_rk11_20_Black"><text:span text:style-name="T8">ı</text:span></text:span><text:span text:style-name="PalatinoT_b8_rk11_20_Black"><text:span text:style-name="T7">. Mazzini'ye ve di</text:span></text:span><text:span text:style-name="PalatinoT_b8_rk11_20_Black"><text:span text:style-name="T8">ğ</text:span></text:span><text:span text:style-name="PalatinoT_b8_rk11_20_Black"><text:span text:style-name="T7">er mason dostlar</text:span></text:span><text:span text:style-name="PalatinoT_b8_rk11_20_Black"><text:span text:style-name="T8">ı</text:span></text:span><text:span text:style-name="PalatinoT_b8_rk11_20_Black"><text:span text:style-name="T7">na en büyük deste</text:span></text:span><text:span text:style-name="PalatinoT_b8_rk11_20_Black"><text:span text:style-name="T8">ğ</text:span></text:span><text:span text:style-name="PalatinoT_b8_rk11_20_Black"><text:span text:style-name="T7">i ise, </text:span></text:span><text:span text:style-name="PalatinoT_b8_rk11_20_Black"><text:span text:style-name="T8">İ</text:span></text:span><text:span text:style-name="PalatinoT_b8_rk11_20_Black"><text:span text:style-name="T7">talya'n</text:span></text:span><text:span text:style-name="PalatinoT_b8_rk11_20_Black"><text:span text:style-name="T8">ı</text:span></text:span><text:span text:style-name="PalatinoT_b8_rk11_20_Black"><text:span text:style-name="T7">n Rosselli ve Nathan adl</text:span></text:span><text:span text:style-name="PalatinoT_b8_rk11_20_Black"><text:span text:style-name="T8">ı</text:span></text:span><text:span text:style-name="PalatinoT_b8_rk11_20_Black"><text:span text:style-name="T7"> zengin yahudi hanedanlar</text:span></text:span><text:span text:style-name="PalatinoT_b8_rk11_20_Black"><text:span text:style-name="T8">ı</text:span></text:span><text:span text:style-name="PalatinoT_b8_rk11_20_Black"><text:span text:style-name="T7"> vermi</text:span></text:span><text:span text:style-name="PalatinoT_b8_rk11_20_Black"><text:span text:style-name="T8">ş</text:span></text:span><text:span text:style-name="PalatinoT_b8_rk11_20_Black"><text:span text:style-name="T7">ti.</text:span></text:span></text:p>
      <text:p text:style-name="P11"><text:span text:style-name="PalatinoT_b8_rk11_20_Black"><text:span text:style-name="T7">Böylece 19. yüzy</text:span></text:span><text:span text:style-name="PalatinoT_b8_rk11_20_Black"><text:span text:style-name="T8">ı</text:span></text:span><text:span text:style-name="PalatinoT_b8_rk11_20_Black"><text:span text:style-name="T7">lda, Avrupa'daki dini düzenden rahats</text:span></text:span><text:span text:style-name="PalatinoT_b8_rk11_20_Black"><text:span text:style-name="T8">ı</text:span></text:span><text:span text:style-name="PalatinoT_b8_rk11_20_Black"><text:span text:style-name="T7">z olan güçler, bu düzeni y</text:span></text:span><text:span text:style-name="PalatinoT_b8_rk11_20_Black"><text:span text:style-name="T8">ı</text:span></text:span><text:span text:style-name="PalatinoT_b8_rk11_20_Black"><text:span text:style-name="T7">km</text:span></text:span><text:span text:style-name="PalatinoT_b8_rk11_20_Black"><text:span text:style-name="T8">ış</text:span></text:span><text:span text:style-name="PalatinoT_b8_rk11_20_Black"><text:span text:style-name="T7">lar ve yerine kendi ç</text:span></text:span><text:span text:style-name="PalatinoT_b8_rk11_20_Black"><text:span text:style-name="T8">ı</text:span></text:span><text:span text:style-name="PalatinoT_b8_rk11_20_Black"><text:span text:style-name="T7">karlar</text:span></text:span><text:span text:style-name="PalatinoT_b8_rk11_20_Black"><text:span text:style-name="T8">ı</text:span></text:span><text:span text:style-name="PalatinoT_b8_rk11_20_Black"><text:span text:style-name="T7">na uygun bir düzen yerle</text:span></text:span><text:span text:style-name="PalatinoT_b8_rk11_20_Black"><text:span text:style-name="T8">ş</text:span></text:span><text:span text:style-name="PalatinoT_b8_rk11_20_Black"><text:span text:style-name="T7">tirmi</text:span></text:span><text:span text:style-name="PalatinoT_b8_rk11_20_Black"><text:span text:style-name="T8">ş</text:span></text:span><text:span text:style-name="PalatinoT_b8_rk11_20_Black"><text:span text:style-name="T7">lerdi. Bunun için de Avrupal</text:span></text:span><text:span text:style-name="PalatinoT_b8_rk11_20_Black"><text:span text:style-name="T8">ı</text:span></text:span><text:span text:style-name="PalatinoT_b8_rk11_20_Black"><text:span text:style-name="T7"> toplumlar, dinden kopar</text:span></text:span><text:span text:style-name="PalatinoT_b8_rk11_20_Black"><text:span text:style-name="T8">ı</text:span></text:span><text:span text:style-name="PalatinoT_b8_rk11_20_Black"><text:span text:style-name="T7">lm</text:span></text:span><text:span text:style-name="PalatinoT_b8_rk11_20_Black"><text:span text:style-name="T8">ış</text:span></text:span><text:span text:style-name="PalatinoT_b8_rk11_20_Black"><text:span text:style-name="T7"> ve din yerine yeni k</text:span></text:span><text:span text:style-name="PalatinoT_b8_rk11_20_Black"><text:span text:style-name="T8">ı</text:span></text:span><text:span text:style-name="PalatinoT_b8_rk11_20_Black"><text:span text:style-name="T7">staslar</text:span></text:span><text:span text:style-name="PalatinoT_b8_rk11_20_Black"><text:span text:style-name="T8">ı</text:span></text:span><text:span text:style-name="PalatinoT_b8_rk11_20_Black"><text:span text:style-name="T7"> yol gösterici olarak kabul etmeye ba</text:span></text:span><text:span text:style-name="PalatinoT_b8_rk11_20_Black"><text:span text:style-name="T8">ş</text:span></text:span><text:span text:style-name="PalatinoT_b8_rk11_20_Black"><text:span text:style-name="T7">lam</text:span></text:span><text:span text:style-name="PalatinoT_b8_rk11_20_Black"><text:span text:style-name="T8">ış</text:span></text:span><text:span text:style-name="PalatinoT_b8_rk11_20_Black"><text:span text:style-name="T7">lard</text:span></text:span><text:span text:style-name="PalatinoT_b8_rk11_20_Black"><text:span text:style-name="T8">ı</text:span></text:span><text:span text:style-name="PalatinoT_b8_rk11_20_Black"><text:span text:style-name="T7">. </text:span></text:span></text:p>
      <text:p text:style-name="P11"><text:span text:style-name="PalatinoT_b8_rk11_20_Black"><text:span text:style-name="T7">K</text:span></text:span><text:span text:style-name="PalatinoT_b8_rk11_20_Black"><text:span text:style-name="T8">ı</text:span></text:span><text:span text:style-name="PalatinoT_b8_rk11_20_Black"><text:span text:style-name="T7">sacas</text:span></text:span><text:span text:style-name="PalatinoT_b8_rk11_20_Black"><text:span text:style-name="T8">ı</text:span></text:span><text:span text:style-name="PalatinoT_b8_rk11_20_Black"><text:span text:style-name="T7">, Avrupal</text:span></text:span><text:span text:style-name="PalatinoT_b8_rk11_20_Black"><text:span text:style-name="T8">ı</text:span></text:span><text:span text:style-name="PalatinoT_b8_rk11_20_Black"><text:span text:style-name="T7"> insanlar</text:span></text:span><text:span text:style-name="PalatinoT_b8_rk11_20_Black"><text:span text:style-name="T8">ı</text:span></text:span><text:span text:style-name="PalatinoT_b8_rk11_20_Black"><text:span text:style-name="T7">, dini içine s</text:span></text:span><text:span text:style-name="PalatinoT_b8_rk11_20_Black"><text:span text:style-name="T8">ı</text:span></text:span><text:span text:style-name="PalatinoT_b8_rk11_20_Black"><text:span text:style-name="T7">zm</text:span></text:span><text:span text:style-name="PalatinoT_b8_rk11_20_Black"><text:span text:style-name="T8">ış</text:span></text:span><text:span text:style-name="PalatinoT_b8_rk11_20_Black"><text:span text:style-name="T7"> olan hurafelerden ar</text:span></text:span><text:span text:style-name="PalatinoT_b8_rk11_20_Black"><text:span text:style-name="T8">ı</text:span></text:span><text:span text:style-name="PalatinoT_b8_rk11_20_Black"><text:span text:style-name="T7">nd</text:span></text:span><text:span text:style-name="PalatinoT_b8_rk11_20_Black"><text:span text:style-name="T8">ı</text:span></text:span><text:span text:style-name="PalatinoT_b8_rk11_20_Black"><text:span text:style-name="T7">rmak yerine, onu tümden reddetmeye iten süreç, baz</text:span></text:span><text:span text:style-name="PalatinoT_b8_rk11_20_Black"><text:span text:style-name="T8">ı</text:span></text:span><text:span text:style-name="PalatinoT_b8_rk11_20_Black"><text:span text:style-name="T7"> güç odaklar</text:span></text:span><text:span text:style-name="PalatinoT_b8_rk11_20_Black"><text:span text:style-name="T8">ı</text:span></text:span><text:span text:style-name="PalatinoT_b8_rk11_20_Black"><text:span text:style-name="T7"> taraf</text:span></text:span><text:span text:style-name="PalatinoT_b8_rk11_20_Black"><text:span text:style-name="T8">ı</text:span></text:span><text:span text:style-name="PalatinoT_b8_rk11_20_Black"><text:span text:style-name="T7">ndan yönlendirilmi</text:span></text:span><text:span text:style-name="PalatinoT_b8_rk11_20_Black"><text:span text:style-name="T8">ş</text:span></text:span><text:span text:style-name="PalatinoT_b8_rk11_20_Black"><text:span text:style-name="T7">ti. </text:span></text:span><text:span text:style-name="PalatinoT_b8_rk11_20_Black"><text:span text:style-name="T8">İ</text:span></text:span><text:span text:style-name="PalatinoT_b8_rk11_20_Black"><text:span text:style-name="T7">nkar (yani Allah'</text:span></text:span><text:span text:style-name="PalatinoT_b8_rk11_20_Black"><text:span text:style-name="T8">ı</text:span></text:span><text:span text:style-name="PalatinoT_b8_rk11_20_Black"><text:span text:style-name="T7"> ve ahireti tan</text:span></text:span><text:span text:style-name="PalatinoT_b8_rk11_20_Black"><text:span text:style-name="T8">ı</text:span></text:span><text:span text:style-name="PalatinoT_b8_rk11_20_Black"><text:span text:style-name="T7">mama), yaln</text:span></text:span><text:span text:style-name="PalatinoT_b8_rk11_20_Black"><text:span text:style-name="T8">ı</text:span></text:span><text:span text:style-name="PalatinoT_b8_rk11_20_Black"><text:span text:style-name="T7">zca insanlar</text:span></text:span><text:span text:style-name="PalatinoT_b8_rk11_20_Black"><text:span text:style-name="T8">ı</text:span></text:span><text:span text:style-name="PalatinoT_b8_rk11_20_Black"><text:span text:style-name="T7">n kendi ba</text:span></text:span><text:span text:style-name="PalatinoT_b8_rk11_20_Black"><text:span text:style-name="T8">ş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na sapmalar</text:span></text:span><text:span text:style-name="PalatinoT_b8_rk11_20_Black"><text:span text:style-name="T8">ı</text:span></text:span><text:span text:style-name="PalatinoT_b8_rk11_20_Black"><text:span text:style-name="T7">ndan de</text:span></text:span><text:span text:style-name="PalatinoT_b8_rk11_20_Black"><text:span text:style-name="T8">ğ</text:span></text:span><text:span text:style-name="PalatinoT_b8_rk11_20_Black"><text:span text:style-name="T7">il, büyük ölçüde güç odak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telkinlerinden kaynaklanm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. Bu genel bir kurald</text:span></text:span><text:span text:style-name="PalatinoT_b8_rk11_20_Black"><text:span text:style-name="T8">ı</text:span></text:span><text:span text:style-name="PalatinoT_b8_rk11_20_Black"><text:span text:style-name="T7">r: Kuran da bu konuya dikkat çekmekte ve insanlar</text:span></text:span><text:span text:style-name="PalatinoT_b8_rk11_20_Black"><text:span text:style-name="T8">ı</text:span></text:span><text:span text:style-name="PalatinoT_b8_rk11_20_Black"><text:span text:style-name="T7">n inkara yönelmelerinin ard</text:span></text:span><text:span text:style-name="PalatinoT_b8_rk11_20_Black"><text:span text:style-name="T8">ı</text:span></text:span><text:span text:style-name="PalatinoT_b8_rk11_20_Black"><text:span text:style-name="T7">nda "müstekbirlerin" (Allah'a kar</text:span></text:span><text:span text:style-name="PalatinoT_b8_rk11_20_Black"><text:span text:style-name="T8">şı</text:span></text:span><text:span text:style-name="PalatinoT_b8_rk11_20_Black"><text:span text:style-name="T7"> büyüklenen ve yeryüzünde bozgunculuk ç</text:span></text:span><text:span text:style-name="PalatinoT_b8_rk11_20_Black"><text:span text:style-name="T8">ı</text:span></text:span><text:span text:style-name="PalatinoT_b8_rk11_20_Black"><text:span text:style-name="T7">karan önde gelen inkarc</text:span></text:span><text:span text:style-name="PalatinoT_b8_rk11_20_Black"><text:span text:style-name="T8">ı</text:span></text:span><text:span text:style-name="PalatinoT_b8_rk11_20_Black"><text:span text:style-name="T7">lar) kurduklar</text:span></text:span><text:span text:style-name="PalatinoT_b8_rk11_20_Black"><text:span text:style-name="T8">ı</text:span></text:span><text:span text:style-name="PalatinoT_b8_rk11_20_Black"><text:span text:style-name="T7"> "hileli düzen"lerin de yatt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bildirmektedir. Ayette bildirildi</text:span></text:span><text:span text:style-name="PalatinoT_b8_rk11_20_Black"><text:span text:style-name="T8">ğ</text:span></text:span><text:span text:style-name="PalatinoT_b8_rk11_20_Black"><text:span text:style-name="T7">ine göre, bu "müstekbir"lere uyan halk, ahirette onlara </text:span></text:span><text:span text:style-name="PalatinoT_b8_rk11_20_I_20_Black"><text:span text:style-name="T7">"...siz gece ve gündüz </text:span></text:span><text:span text:style-name="PalatinoT_b8_rk11_20_BI_20_Black"><text:span text:style-name="T7">hileli düzenler (kurup</text:span></text:span><text:span text:style-name="PalatinoT_b8_rk11_20_I_20_Black"><text:span text:style-name="T7">) bizim </text:span></text:span><text:span text:style-name="PalatinoT_b8_rk11_20_BI_20_Black"><text:span text:style-name="T7">Allah'</text:span></text:span><text:span text:style-name="PalatinoT_b8_rk11_20_BI_20_Black"><text:span text:style-name="T8">ı</text:span></text:span><text:span text:style-name="PalatinoT_b8_rk11_20_BI_20_Black"><text:span text:style-name="T7"> inkar etmemizi</text:span></text:span><text:span text:style-name="PalatinoT_b8_rk11_20_I_20_Black"><text:span text:style-name="T7"> ve O'na e</text:span></text:span><text:span text:style-name="PalatinoT_b8_rk11_20_I_20_Black"><text:span text:style-name="T8">ş</text:span></text:span><text:span text:style-name="PalatinoT_b8_rk11_20_I_20_Black"><text:span text:style-name="T7">ler ko</text:span></text:span><text:span text:style-name="PalatinoT_b8_rk11_20_I_20_Black"><text:span text:style-name="T8">ş</text:span></text:span><text:span text:style-name="PalatinoT_b8_rk11_20_I_20_Black"><text:span text:style-name="T7">mam</text:span></text:span><text:span text:style-name="PalatinoT_b8_rk11_20_I_20_Black"><text:span text:style-name="T8">ı</text:span></text:span><text:span text:style-name="PalatinoT_b8_rk11_20_I_20_Black"><text:span text:style-name="T7">z</text:span></text:span><text:span text:style-name="PalatinoT_b8_rk11_20_I_20_Black"><text:span text:style-name="T8">ı</text:span></text:span><text:span text:style-name="PalatinoT_b8_rk11_20_I_20_Black"><text:span text:style-name="T7"> </text:span></text:span><text:span text:style-name="PalatinoT_b8_rk11_20_BI_20_Black"><text:span text:style-name="T7">bize emrediyordunuz</text:span></text:span><text:span text:style-name="PalatinoT_b8_rk11_20_I_20_Black"><text:span text:style-name="T7">..."</text:span></text:span><text:span text:style-name="PalatinoT_b8_rk11_20_Black"><text:span text:style-name="T7"> (Sebe, 33) diye seslenecektir. </text:span></text:span></text:p>
      <text:p text:style-name="P11"><text:span text:style-name="PalatinoT_b8_rk11_20_Black"><text:span text:style-name="T8">İ</text:span></text:span><text:span text:style-name="PalatinoT_b8_rk11_20_Black"><text:span text:style-name="T7">nkar kendi kendine olu</text:span></text:span><text:span text:style-name="PalatinoT_b8_rk11_20_Black"><text:span text:style-name="T8">ş</text:span></text:span><text:span text:style-name="PalatinoT_b8_rk11_20_Black"><text:span text:style-name="T7">mam</text:span></text:span><text:span text:style-name="PalatinoT_b8_rk11_20_Black"><text:span text:style-name="T8">ış</text:span></text:span><text:span text:style-name="PalatinoT_b8_rk11_20_Black"><text:span text:style-name="T7">, güç odaklar</text:span></text:span><text:span text:style-name="PalatinoT_b8_rk11_20_Black"><text:span text:style-name="T8">ı</text:span></text:span><text:span text:style-name="PalatinoT_b8_rk11_20_Black"><text:span text:style-name="T7"> taraf</text:span></text:span><text:span text:style-name="PalatinoT_b8_rk11_20_Black"><text:span text:style-name="T8">ı</text:span></text:span><text:span text:style-name="PalatinoT_b8_rk11_20_Black"><text:span text:style-name="T7">ndan üretilmi</text:span></text:span><text:span text:style-name="PalatinoT_b8_rk11_20_Black"><text:span text:style-name="T8">ş</text:span></text:span><text:span text:style-name="PalatinoT_b8_rk11_20_Black"><text:span text:style-name="T7">ti. Evrim Teorisi'ne kadar uzanan dinden kopma sürecinin arkas</text:span></text:span><text:span text:style-name="PalatinoT_b8_rk11_20_Black"><text:span text:style-name="T8">ı</text:span></text:span><text:span text:style-name="PalatinoT_b8_rk11_20_Black"><text:span text:style-name="T7">nda yatan s</text:span></text:span><text:span text:style-name="PalatinoT_b8_rk11_20_Black"><text:span text:style-name="T8">ı</text:span></text:span><text:span text:style-name="PalatinoT_b8_rk11_20_Black"><text:span text:style-name="T7">r i</text:span></text:span><text:span text:style-name="PalatinoT_b8_rk11_20_Black"><text:span text:style-name="T8">ş</text:span></text:span><text:span text:style-name="PalatinoT_b8_rk11_20_Black"><text:span text:style-name="T7">te buydu.</text:span></text:span></text:p>
      <text:p text:style-name="P2"/>
      <text:p text:style-name="P2"/>
      <text:p text:style-name="P2"/>
      <text:p text:style-name="P10"><text:span text:style-name="FrizQuadrataT_b8_rk14_20_BI_20_Black"><text:span text:style-name="T7">Teorinin ortaya at</text:span></text:span><text:span text:style-name="FrizQuadrataT_b8_rk14_20_BI_20_Black"><text:span text:style-name="T8">ı</text:span></text:span><text:span text:style-name="FrizQuadrataT_b8_rk14_20_BI_20_Black"><text:span text:style-name="T7">l</text:span></text:span><text:span text:style-name="FrizQuadrataT_b8_rk14_20_BI_20_Black"><text:span text:style-name="T8">ışı</text:span></text:span></text:p>
      <text:p text:style-name="P12"><text:span text:style-name="FrizQuadrataT_b8_rk14_20_BI_20_Black"><text:span text:style-name="T5"/></text:span></text:p>
      <text:p text:style-name="P10"><text:soft-page-break/><text:span text:style-name="PalatinoT_b8_rk11_20_Black"><text:span text:style-name="T7">Dini düzenden rahats</text:span></text:span><text:span text:style-name="PalatinoT_b8_rk11_20_Black"><text:span text:style-name="T8">ı</text:span></text:span><text:span text:style-name="PalatinoT_b8_rk11_20_Black"><text:span text:style-name="T7">z olan güç odak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olu</text:span></text:span><text:span text:style-name="PalatinoT_b8_rk11_20_Black"><text:span text:style-name="T8">ş</text:span></text:span><text:span text:style-name="PalatinoT_b8_rk11_20_Black"><text:span text:style-name="T7">turduklar</text:span></text:span><text:span text:style-name="PalatinoT_b8_rk11_20_Black"><text:span text:style-name="T8">ı</text:span></text:span><text:span text:style-name="PalatinoT_b8_rk11_20_Black"><text:span text:style-name="T7"> din-d</text:span></text:span><text:span text:style-name="PalatinoT_b8_rk11_20_Black"><text:span text:style-name="T8">ışı</text:span></text:span><text:span text:style-name="PalatinoT_b8_rk11_20_Black"><text:span text:style-name="T7"> ak</text:span></text:span><text:span text:style-name="PalatinoT_b8_rk11_20_Black"><text:span text:style-name="T8">ı</text:span></text:span><text:span text:style-name="PalatinoT_b8_rk11_20_Black"><text:span text:style-name="T7">m 19. yüzy</text:span></text:span><text:span text:style-name="PalatinoT_b8_rk11_20_Black"><text:span text:style-name="T8">ı</text:span></text:span><text:span text:style-name="PalatinoT_b8_rk11_20_Black"><text:span text:style-name="T7">lda zirveye ula</text:span></text:span><text:span text:style-name="PalatinoT_b8_rk11_20_Black"><text:span text:style-name="T8">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. Bu yüzy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n özelli</text:span></text:span><text:span text:style-name="PalatinoT_b8_rk11_20_Black"><text:span text:style-name="T8">ğ</text:span></text:span><text:span text:style-name="PalatinoT_b8_rk11_20_Black"><text:span text:style-name="T7">i, materyalist, pozitivist ve determinist görü</text:span></text:span><text:span text:style-name="PalatinoT_b8_rk11_20_Black"><text:span text:style-name="T8">ş</text:span></text:span><text:span text:style-name="PalatinoT_b8_rk11_20_Black"><text:span text:style-name="T7">lerin büyük bir kabul görmesidir. </text:span></text:span></text:p>
      <text:p text:style-name="P11"><text:span text:style-name="PalatinoT_b8_rk11_20_B_20_Black"><text:span text:style-name="T7">Materyalizm</text:span></text:span><text:span text:style-name="PalatinoT_b8_rk11_20_Black"><text:span text:style-name="T7">, tek gerçek varl</text:span></text:span><text:span text:style-name="PalatinoT_b8_rk11_20_Black"><text:span text:style-name="T8">ığı</text:span></text:span><text:span text:style-name="PalatinoT_b8_rk11_20_Black"><text:span text:style-name="T7">n madde oldu</text:span></text:span><text:span text:style-name="PalatinoT_b8_rk11_20_Black"><text:span text:style-name="T8">ğ</text:span></text:span><text:span text:style-name="PalatinoT_b8_rk11_20_Black"><text:span text:style-name="T7">unu ve maddeden ba</text:span></text:span><text:span text:style-name="PalatinoT_b8_rk11_20_Black"><text:span text:style-name="T8">ş</text:span></text:span><text:span text:style-name="PalatinoT_b8_rk11_20_Black"><text:span text:style-name="T7">ka da hiçbir </text:span></text:span><text:span text:style-name="PalatinoT_b8_rk11_20_Black"><text:span text:style-name="T8">ş</text:span></text:span><text:span text:style-name="PalatinoT_b8_rk11_20_Black"><text:span text:style-name="T7">eyin var olmad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öne süren dü</text:span></text:span><text:span text:style-name="PalatinoT_b8_rk11_20_Black"><text:span text:style-name="T8">ş</text:span></text:span><text:span text:style-name="PalatinoT_b8_rk11_20_Black"><text:span text:style-name="T7">ünce sistemiydi. Buna göre, madde ezelden beri vard</text:span></text:span><text:span text:style-name="PalatinoT_b8_rk11_20_Black"><text:span text:style-name="T8">ı</text:span></text:span><text:span text:style-name="PalatinoT_b8_rk11_20_Black"><text:span text:style-name="T7"> ve sonsuza kadar da var olmay</text:span></text:span><text:span text:style-name="PalatinoT_b8_rk11_20_Black"><text:span text:style-name="T8">ı</text:span></text:span><text:span text:style-name="PalatinoT_b8_rk11_20_Black"><text:span text:style-name="T7"> sürdürecekti. Dolay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yla Allah'</text:span></text:span><text:span text:style-name="PalatinoT_b8_rk11_20_Black"><text:span text:style-name="T8">ı</text:span></text:span><text:span text:style-name="PalatinoT_b8_rk11_20_Black"><text:span text:style-name="T7">n varl</text:span></text:span><text:span text:style-name="PalatinoT_b8_rk11_20_Black"><text:span text:style-name="T8">ığı</text:span></text:span><text:span text:style-name="PalatinoT_b8_rk11_20_Black"><text:span text:style-name="T7"> ve mevcut varl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 yaratt</text:span></text:span><text:span text:style-name="PalatinoT_b8_rk11_20_Black"><text:span text:style-name="T8">ığı</text:span></text:span><text:span text:style-name="PalatinoT_b8_rk11_20_Black"><text:span text:style-name="T7"> gerçe</text:span></text:span><text:span text:style-name="PalatinoT_b8_rk11_20_Black"><text:span text:style-name="T8">ğ</text:span></text:span><text:span text:style-name="PalatinoT_b8_rk11_20_Black"><text:span text:style-name="T7">i reddediliyordu. Bu durumda tüm insan hayat</text:span></text:span><text:span text:style-name="PalatinoT_b8_rk11_20_Black"><text:span text:style-name="T8">ı</text:span></text:span><text:span text:style-name="PalatinoT_b8_rk11_20_Black"><text:span text:style-name="T7"> madde üzerine kuruluyordu ve "mana"n</text:span></text:span><text:span text:style-name="PalatinoT_b8_rk11_20_Black"><text:span text:style-name="T8">ı</text:span></text:span><text:span text:style-name="PalatinoT_b8_rk11_20_Black"><text:span text:style-name="T7">n hiç bir önemi kalm</text:span></text:span><text:span text:style-name="PalatinoT_b8_rk11_20_Black"><text:span text:style-name="T8">ı</text:span></text:span><text:span text:style-name="PalatinoT_b8_rk11_20_Black"><text:span text:style-name="T7">yordu. </text:span></text:span><text:span text:style-name="PalatinoT_b8_rk11_20_Black"><text:span text:style-name="T8">İ</text:span></text:span><text:span text:style-name="PalatinoT_b8_rk11_20_Black"><text:span text:style-name="T7">nsanlar yaln</text:span></text:span><text:span text:style-name="PalatinoT_b8_rk11_20_Black"><text:span text:style-name="T8">ı</text:span></text:span><text:span text:style-name="PalatinoT_b8_rk11_20_Black"><text:span text:style-name="T7">zca ve yaln</text:span></text:span><text:span text:style-name="PalatinoT_b8_rk11_20_Black"><text:span text:style-name="T8">ı</text:span></text:span><text:span text:style-name="PalatinoT_b8_rk11_20_Black"><text:span text:style-name="T7">zca daha çok tüketmeyi, daha çok maddeye sahip olmay</text:span></text:span><text:span text:style-name="PalatinoT_b8_rk11_20_Black"><text:span text:style-name="T8">ı</text:span></text:span><text:span text:style-name="PalatinoT_b8_rk11_20_Black"><text:span text:style-name="T7"> ister hale geliyorlard</text:span></text:span><text:span text:style-name="PalatinoT_b8_rk11_20_Black"><text:span text:style-name="T8">ı</text:span></text:span><text:span text:style-name="PalatinoT_b8_rk11_20_Black"><text:span text:style-name="T7">. Hayat</text:span></text:span><text:span text:style-name="PalatinoT_b8_rk11_20_Black"><text:span text:style-name="T8">ı</text:span></text:span><text:span text:style-name="PalatinoT_b8_rk11_20_Black"><text:span text:style-name="T7">n tek anlam</text:span></text:span><text:span text:style-name="PalatinoT_b8_rk11_20_Black"><text:span text:style-name="T8">ı</text:span></text:span><text:span text:style-name="PalatinoT_b8_rk11_20_Black"><text:span text:style-name="T7"> ve de</text:span></text:span><text:span text:style-name="PalatinoT_b8_rk11_20_Black"><text:span text:style-name="T8">ğ</text:span></text:span><text:span text:style-name="PalatinoT_b8_rk11_20_Black"><text:span text:style-name="T7">eri maddi güç, yani parayd</text:span></text:span><text:span text:style-name="PalatinoT_b8_rk11_20_Black"><text:span text:style-name="T8">ı</text:span></text:span><text:span text:style-name="PalatinoT_b8_rk11_20_Black"><text:span text:style-name="T7">. Bu durum, maddi gücü elinde bulunduran ve bu güç sayesinde de kendisine itaat edilmesini isteyen güç odaklar</text:span></text:span><text:span text:style-name="PalatinoT_b8_rk11_20_Black"><text:span text:style-name="T8">ı</text:span></text:span><text:span text:style-name="PalatinoT_b8_rk11_20_Black"><text:span text:style-name="T7"> için oldukça elveri</text:span></text:span><text:span text:style-name="PalatinoT_b8_rk11_20_Black"><text:span text:style-name="T8">ş</text:span></text:span><text:span text:style-name="PalatinoT_b8_rk11_20_Black"><text:span text:style-name="T7">liydi </text:span></text:span><text:span text:style-name="PalatinoT_b8_rk11_20_Black"><text:span text:style-name="T8">ş</text:span></text:span><text:span text:style-name="PalatinoT_b8_rk11_20_Black"><text:span text:style-name="T7">üphesiz. Böylece ba</text:span></text:span><text:span text:style-name="PalatinoT_b8_rk11_20_Black"><text:span text:style-name="T8">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masonlu</text:span></text:span><text:span text:style-name="PalatinoT_b8_rk11_20_Black"><text:span text:style-name="T8">ğ</text:span></text:span><text:span text:style-name="PalatinoT_b8_rk11_20_Black"><text:span text:style-name="T7">un çekti</text:span></text:span><text:span text:style-name="PalatinoT_b8_rk11_20_Black"><text:span text:style-name="T8">ğ</text:span></text:span><text:span text:style-name="PalatinoT_b8_rk11_20_Black"><text:span text:style-name="T7">i güç odaklar</text:span></text:span><text:span text:style-name="PalatinoT_b8_rk11_20_Black"><text:span text:style-name="T8">ı</text:span></text:span><text:span text:style-name="PalatinoT_b8_rk11_20_Black"><text:span text:style-name="T7">, ayn</text:span></text:span><text:span text:style-name="PalatinoT_b8_rk11_20_Black"><text:span text:style-name="T8">ı</text:span></text:span><text:span text:style-name="PalatinoT_b8_rk11_20_Black"><text:span text:style-name="T7"> kendi kavmine "</text:span></text:span><text:span text:style-name="PalatinoT_b8_rk11_20_I_20_Black"><text:span text:style-name="T7">Ey kavmim, M</text:span></text:span><text:span text:style-name="PalatinoT_b8_rk11_20_I_20_Black"><text:span text:style-name="T8">ı</text:span></text:span><text:span text:style-name="PalatinoT_b8_rk11_20_I_20_Black"><text:span text:style-name="T7">s</text:span></text:span><text:span text:style-name="PalatinoT_b8_rk11_20_I_20_Black"><text:span text:style-name="T8">ı</text:span></text:span><text:span text:style-name="PalatinoT_b8_rk11_20_I_20_Black"><text:span text:style-name="T7">r'</text:span></text:span><text:span text:style-name="PalatinoT_b8_rk11_20_I_20_Black"><text:span text:style-name="T8">ı</text:span></text:span><text:span text:style-name="PalatinoT_b8_rk11_20_I_20_Black"><text:span text:style-name="T7">n mülkü ve </text:span></text:span><text:span text:style-name="PalatinoT_b8_rk11_20_I_20_Black"><text:span text:style-name="T8">ş</text:span></text:span><text:span text:style-name="PalatinoT_b8_rk11_20_I_20_Black"><text:span text:style-name="T7">u alt</text:span></text:span><text:span text:style-name="PalatinoT_b8_rk11_20_I_20_Black"><text:span text:style-name="T8">ı</text:span></text:span><text:span text:style-name="PalatinoT_b8_rk11_20_I_20_Black"><text:span text:style-name="T7">mda akmakta olan nehirler benim de</text:span></text:span><text:span text:style-name="PalatinoT_b8_rk11_20_I_20_Black"><text:span text:style-name="T8">ğ</text:span></text:span><text:span text:style-name="PalatinoT_b8_rk11_20_I_20_Black"><text:span text:style-name="T7">il mi</text:span></text:span><text:span text:style-name="PalatinoT_b8_rk11_20_Black"><text:span text:style-name="T7">?" (Zuhruf, 51) diye seslenerek itaat isteyen Firavun gibi bir otorite elde edeceklerdi. </text:span></text:span></text:p>
      <text:p text:style-name="P11"><text:span text:style-name="PalatinoT_b8_rk11_20_B_20_Black"><text:span text:style-name="T7">Pozitivizm</text:span></text:span><text:span text:style-name="PalatinoT_b8_rk11_20_Black"><text:span text:style-name="T7"> ve determinizm de materyalizmin do</text:span></text:span><text:span text:style-name="PalatinoT_b8_rk11_20_Black"><text:span text:style-name="T8">ğ</text:span></text:span><text:span text:style-name="PalatinoT_b8_rk11_20_Black"><text:span text:style-name="T7">al birer sonucuydular. Pozitivist dü</text:span></text:span><text:span text:style-name="PalatinoT_b8_rk11_20_Black"><text:span text:style-name="T8">ş</text:span></text:span><text:span text:style-name="PalatinoT_b8_rk11_20_Black"><text:span text:style-name="T7">ünce, yaln</text:span></text:span><text:span text:style-name="PalatinoT_b8_rk11_20_Black"><text:span text:style-name="T8">ı</text:span></text:span><text:span text:style-name="PalatinoT_b8_rk11_20_Black"><text:span text:style-name="T7">zca bilim yoluyla ispat edilen </text:span></text:span><text:span text:style-name="PalatinoT_b8_rk11_20_Black"><text:span text:style-name="T8">ş</text:span></text:span><text:span text:style-name="PalatinoT_b8_rk11_20_Black"><text:span text:style-name="T7">eylerin gerçek ve var oldu</text:span></text:span><text:span text:style-name="PalatinoT_b8_rk11_20_Black"><text:span text:style-name="T8">ğ</text:span></text:span><text:span text:style-name="PalatinoT_b8_rk11_20_Black"><text:span text:style-name="T7">unu iddia ediyordu. </text:span></text:span><text:span text:style-name="PalatinoT_b8_rk11_20_B_20_Black"><text:span text:style-name="T7">Determinizm</text:span></text:span><text:span text:style-name="PalatinoT_b8_rk11_20_Black"><text:span text:style-name="T7"> ise, ya</text:span></text:span><text:span text:style-name="PalatinoT_b8_rk11_20_Black"><text:span text:style-name="T8">ş</text:span></text:span><text:span text:style-name="PalatinoT_b8_rk11_20_Black"><text:span text:style-name="T7">anan tüm olaylar</text:span></text:span><text:span text:style-name="PalatinoT_b8_rk11_20_Black"><text:span text:style-name="T8">ı</text:span></text:span><text:span text:style-name="PalatinoT_b8_rk11_20_Black"><text:span text:style-name="T7">n maddeler aras</text:span></text:span><text:span text:style-name="PalatinoT_b8_rk11_20_Black"><text:span text:style-name="T8">ı</text:span></text:span><text:span text:style-name="PalatinoT_b8_rk11_20_Black"><text:span text:style-name="T7">ndaki ili</text:span></text:span><text:span text:style-name="PalatinoT_b8_rk11_20_Black"><text:span text:style-name="T8">ş</text:span></text:span><text:span text:style-name="PalatinoT_b8_rk11_20_Black"><text:span text:style-name="T7">kilerin birer sonucu oldu</text:span></text:span><text:span text:style-name="PalatinoT_b8_rk11_20_Black"><text:span text:style-name="T8">ğ</text:span></text:span><text:span text:style-name="PalatinoT_b8_rk11_20_Black"><text:span text:style-name="T7">unu, bir sebep-sonuç ili</text:span></text:span><text:span text:style-name="PalatinoT_b8_rk11_20_Black"><text:span text:style-name="T8">ş</text:span></text:span><text:span text:style-name="PalatinoT_b8_rk11_20_Black"><text:span text:style-name="T7">kisi içinde tüm evrenin mekanik bir biçimde i</text:span></text:span><text:span text:style-name="PalatinoT_b8_rk11_20_Black"><text:span text:style-name="T8">ş</text:span></text:span><text:span text:style-name="PalatinoT_b8_rk11_20_Black"><text:span text:style-name="T7">ledi</text:span></text:span><text:span text:style-name="PalatinoT_b8_rk11_20_Black"><text:span text:style-name="T8">ğ</text:span></text:span><text:span text:style-name="PalatinoT_b8_rk11_20_Black"><text:span text:style-name="T7">ini san</text:span></text:span><text:span text:style-name="PalatinoT_b8_rk11_20_Black"><text:span text:style-name="T8">ı</text:span></text:span><text:span text:style-name="PalatinoT_b8_rk11_20_Black"><text:span text:style-name="T7">yordu. Bu durumda ku</text:span></text:span><text:span text:style-name="PalatinoT_b8_rk11_20_Black"><text:span text:style-name="T8">ş</text:span></text:span><text:span text:style-name="PalatinoT_b8_rk11_20_Black"><text:span text:style-name="T7">kusuz kaderin varl</text:span></text:span><text:span text:style-name="PalatinoT_b8_rk11_20_Black"><text:span text:style-name="T8">ığı</text:span></text:span><text:span text:style-name="PalatinoT_b8_rk11_20_Black"><text:span text:style-name="T7">, yani olaylar</text:span></text:span><text:span text:style-name="PalatinoT_b8_rk11_20_Black"><text:span text:style-name="T8">ı</text:span></text:span><text:span text:style-name="PalatinoT_b8_rk11_20_Black"><text:span text:style-name="T7">n Allah'</text:span></text:span><text:span text:style-name="PalatinoT_b8_rk11_20_Black"><text:span text:style-name="T8">ı</text:span></text:span><text:span text:style-name="PalatinoT_b8_rk11_20_Black"><text:span text:style-name="T7">n iradesine göre i</text:span></text:span><text:span text:style-name="PalatinoT_b8_rk11_20_Black"><text:span text:style-name="T8">ş</text:span></text:span><text:span text:style-name="PalatinoT_b8_rk11_20_Black"><text:span text:style-name="T7">ledi</text:span></text:span><text:span text:style-name="PalatinoT_b8_rk11_20_Black"><text:span text:style-name="T8">ğ</text:span></text:span><text:span text:style-name="PalatinoT_b8_rk11_20_Black"><text:span text:style-name="T7">i gerçe</text:span></text:span><text:span text:style-name="PalatinoT_b8_rk11_20_Black"><text:span text:style-name="T8">ğ</text:span></text:span><text:span text:style-name="PalatinoT_b8_rk11_20_Black"><text:span text:style-name="T7">i anla</text:span></text:span><text:span text:style-name="PalatinoT_b8_rk11_20_Black"><text:span text:style-name="T8">şı</text:span></text:span><text:span text:style-name="PalatinoT_b8_rk11_20_Black"><text:span text:style-name="T7">lamazd</text:span></text:span><text:span text:style-name="PalatinoT_b8_rk11_20_Black"><text:span text:style-name="T8">ı</text:span></text:span><text:span text:style-name="PalatinoT_b8_rk11_20_Black"><text:span text:style-name="T7">. Avrupa, bu dü</text:span></text:span><text:span text:style-name="PalatinoT_b8_rk11_20_Black"><text:span text:style-name="T8">ş</text:span></text:span><text:span text:style-name="PalatinoT_b8_rk11_20_Black"><text:span text:style-name="T7">üncelerin kabul görmesiyle birlikte, dinden kopman</text:span></text:span><text:span text:style-name="PalatinoT_b8_rk11_20_Black"><text:span text:style-name="T8">ı</text:span></text:span><text:span text:style-name="PalatinoT_b8_rk11_20_Black"><text:span text:style-name="T7">n en uç a</text:span></text:span><text:span text:style-name="PalatinoT_b8_rk11_20_Black"><text:span text:style-name="T8">ş</text:span></text:span><text:span text:style-name="PalatinoT_b8_rk11_20_Black"><text:span text:style-name="T7">amas</text:span></text:span><text:span text:style-name="PalatinoT_b8_rk11_20_Black"><text:span text:style-name="T8">ı</text:span></text:span><text:span text:style-name="PalatinoT_b8_rk11_20_Black"><text:span text:style-name="T7">na vard</text:span></text:span><text:span text:style-name="PalatinoT_b8_rk11_20_Black"><text:span text:style-name="T8">ı</text:span></text:span><text:span text:style-name="PalatinoT_b8_rk11_20_Black"><text:span text:style-name="T7">. </text:span></text:span></text:p>
      <text:p text:style-name="P11"><text:span text:style-name="PalatinoT_b8_rk11_20_Black"><text:span text:style-name="T7">Ancak bu tür dü</text:span></text:span><text:span text:style-name="PalatinoT_b8_rk11_20_Black"><text:span text:style-name="T8">ş</text:span></text:span><text:span text:style-name="PalatinoT_b8_rk11_20_Black"><text:span text:style-name="T7">ünceleri insanlara gerçekmi</text:span></text:span><text:span text:style-name="PalatinoT_b8_rk11_20_Black"><text:span text:style-name="T8">ş</text:span></text:span><text:span text:style-name="PalatinoT_b8_rk11_20_Black"><text:span text:style-name="T7"> gibi sunarak onlar</text:span></text:span><text:span text:style-name="PalatinoT_b8_rk11_20_Black"><text:span text:style-name="T8">ı</text:span></text:span><text:span text:style-name="PalatinoT_b8_rk11_20_Black"><text:span text:style-name="T7"> dinden koparan güç odaklar</text:span></text:span><text:span text:style-name="PalatinoT_b8_rk11_20_Black"><text:span text:style-name="T8">ı</text:span></text:span><text:span text:style-name="PalatinoT_b8_rk11_20_Black"><text:span text:style-name="T7"> için bir ihtiyaç do</text:span></text:span><text:span text:style-name="PalatinoT_b8_rk11_20_Black"><text:span text:style-name="T8">ğ</text:span></text:span><text:span text:style-name="PalatinoT_b8_rk11_20_Black"><text:span text:style-name="T7">mu</text:span></text:span><text:span text:style-name="PalatinoT_b8_rk11_20_Black"><text:span text:style-name="T8">ş</text:span></text:span><text:span text:style-name="PalatinoT_b8_rk11_20_Black"><text:span text:style-name="T7">tu. "Madde ezelden beri vard</text:span></text:span><text:span text:style-name="PalatinoT_b8_rk11_20_Black"><text:span text:style-name="T8">ı</text:span></text:span><text:span text:style-name="PalatinoT_b8_rk11_20_Black"><text:span text:style-name="T7">r, her </text:span></text:span><text:span text:style-name="PalatinoT_b8_rk11_20_Black"><text:span text:style-name="T8">ş</text:span></text:span><text:span text:style-name="PalatinoT_b8_rk11_20_Black"><text:span text:style-name="T7">ey maddedir ve tüm olaylar maddenin kendi kurallar</text:span></text:span><text:span text:style-name="PalatinoT_b8_rk11_20_Black"><text:span text:style-name="T8">ı</text:span></text:span><text:span text:style-name="PalatinoT_b8_rk11_20_Black"><text:span text:style-name="T7">na göre i</text:span></text:span><text:span text:style-name="PalatinoT_b8_rk11_20_Black"><text:span text:style-name="T8">ş</text:span></text:span><text:span text:style-name="PalatinoT_b8_rk11_20_Black"><text:span text:style-name="T7">ler" demekle, evrenin her noktas</text:span></text:span><text:span text:style-name="PalatinoT_b8_rk11_20_Black"><text:span text:style-name="T8">ı</text:span></text:span><text:span text:style-name="PalatinoT_b8_rk11_20_Black"><text:span text:style-name="T7">nda kendini gösteren yarat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ş</text:span></text:span><text:span text:style-name="PalatinoT_b8_rk11_20_Black"><text:span text:style-name="T7"> gizlenemiyordu. Canl</text:span></text:span><text:span text:style-name="PalatinoT_b8_rk11_20_Black"><text:span text:style-name="T8">ı</text:span></text:span><text:span text:style-name="PalatinoT_b8_rk11_20_Black"><text:span text:style-name="T7">lar düny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nas</text:span></text:span><text:span text:style-name="PalatinoT_b8_rk11_20_Black"><text:span text:style-name="T8">ı</text:span></text:span><text:span text:style-name="PalatinoT_b8_rk11_20_Black"><text:span text:style-name="T7">l varoldu</text:span></text:span><text:span text:style-name="PalatinoT_b8_rk11_20_Black"><text:span text:style-name="T8">ğ</text:span></text:span><text:span text:style-name="PalatinoT_b8_rk11_20_Black"><text:span text:style-name="T7">u, nas</text:span></text:span><text:span text:style-name="PalatinoT_b8_rk11_20_Black"><text:span text:style-name="T8">ı</text:span></text:span><text:span text:style-name="PalatinoT_b8_rk11_20_Black"><text:span text:style-name="T7">l bu denli mükemmel bir denge üzerine oturdu</text:span></text:span><text:span text:style-name="PalatinoT_b8_rk11_20_Black"><text:span text:style-name="T8">ğ</text:span></text:span><text:span text:style-name="PalatinoT_b8_rk11_20_Black"><text:span text:style-name="T7">u aç</text:span></text:span><text:span text:style-name="PalatinoT_b8_rk11_20_Black"><text:span text:style-name="T8">ı</text:span></text:span><text:span text:style-name="PalatinoT_b8_rk11_20_Black"><text:span text:style-name="T7">klanam</text:span></text:span><text:span text:style-name="PalatinoT_b8_rk11_20_Black"><text:span text:style-name="T8">ı</text:span></text:span><text:span text:style-name="PalatinoT_b8_rk11_20_Black"><text:span text:style-name="T7">yordu. </text:span></text:span><text:span text:style-name="PalatinoT_b8_rk11_20_Black"><text:span text:style-name="T8">İ</text:span></text:span><text:span text:style-name="PalatinoT_b8_rk11_20_Black"><text:span text:style-name="T7">nsan</text:span></text:span><text:span text:style-name="PalatinoT_b8_rk11_20_Black"><text:span text:style-name="T8">ı</text:span></text:span><text:span text:style-name="PalatinoT_b8_rk11_20_Black"><text:span text:style-name="T7">n nas</text:span></text:span><text:span text:style-name="PalatinoT_b8_rk11_20_Black"><text:span text:style-name="T8">ı</text:span></text:span><text:span text:style-name="PalatinoT_b8_rk11_20_Black"><text:span text:style-name="T7">l olup da var oldu</text:span></text:span><text:span text:style-name="PalatinoT_b8_rk11_20_Black"><text:span text:style-name="T8">ğ</text:span></text:span><text:span text:style-name="PalatinoT_b8_rk11_20_Black"><text:span text:style-name="T7">u, nas</text:span></text:span><text:span text:style-name="PalatinoT_b8_rk11_20_Black"><text:span text:style-name="T8">ı</text:span></text:span><text:span text:style-name="PalatinoT_b8_rk11_20_Black"><text:span text:style-name="T7">l bir göze, kula</text:span></text:span><text:span text:style-name="PalatinoT_b8_rk11_20_Black"><text:span text:style-name="T8">ğ</text:span></text:span><text:span text:style-name="PalatinoT_b8_rk11_20_Black"><text:span text:style-name="T7">a sahip oldu</text:span></text:span><text:span text:style-name="PalatinoT_b8_rk11_20_Black"><text:span text:style-name="T8">ğ</text:span></text:span><text:span text:style-name="PalatinoT_b8_rk11_20_Black"><text:span text:style-name="T7">u vs. izah edilemiyordu.</text:span></text:span></text:p>
      <text:p text:style-name="P11"><text:span text:style-name="PalatinoT_b8_rk11_20_Black"><text:span text:style-name="T7">Asl</text:span></text:span><text:span text:style-name="PalatinoT_b8_rk11_20_Black"><text:span text:style-name="T8">ı</text:span></text:span><text:span text:style-name="PalatinoT_b8_rk11_20_Black"><text:span text:style-name="T7">nda bunlar, yaz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ba</text:span></text:span><text:span text:style-name="PalatinoT_b8_rk11_20_Black"><text:span text:style-name="T8">şı</text:span></text:span><text:span text:style-name="PalatinoT_b8_rk11_20_Black"><text:span text:style-name="T7">nda da de</text:span></text:span><text:span text:style-name="PalatinoT_b8_rk11_20_Black"><text:span text:style-name="T8">ğ</text:span></text:span><text:span text:style-name="PalatinoT_b8_rk11_20_Black"><text:span text:style-name="T7">indi</text:span></text:span><text:span text:style-name="PalatinoT_b8_rk11_20_Black"><text:span text:style-name="T8">ğ</text:span></text:span><text:span text:style-name="PalatinoT_b8_rk11_20_Black"><text:span text:style-name="T7">imiz gibi, hiç bir </text:span></text:span><text:span text:style-name="PalatinoT_b8_rk11_20_Black"><text:span text:style-name="T8">ş</text:span></text:span><text:span text:style-name="PalatinoT_b8_rk11_20_Black"><text:span text:style-name="T7">ekilde "yarat</text:span></text:span><text:span text:style-name="PalatinoT_b8_rk11_20_Black"><text:span text:style-name="T8">ı</text:span></text:span><text:span text:style-name="PalatinoT_b8_rk11_20_Black"><text:span text:style-name="T7">lmam</text:span></text:span><text:span text:style-name="PalatinoT_b8_rk11_20_Black"><text:span text:style-name="T8">ış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k" temeli üzerinde aç</text:span></text:span><text:span text:style-name="PalatinoT_b8_rk11_20_Black"><text:span text:style-name="T8">ı</text:span></text:span><text:span text:style-name="PalatinoT_b8_rk11_20_Black"><text:span text:style-name="T7">klanamazd</text:span></text:span><text:span text:style-name="PalatinoT_b8_rk11_20_Black"><text:span text:style-name="T8">ı</text:span></text:span><text:span text:style-name="PalatinoT_b8_rk11_20_Black"><text:span text:style-name="T7">. Bir fabrikada üretilmi</text:span></text:span><text:span text:style-name="PalatinoT_b8_rk11_20_Black"><text:span text:style-name="T8">ş</text:span></text:span><text:span text:style-name="PalatinoT_b8_rk11_20_Black"><text:span text:style-name="T7"> oldu</text:span></text:span><text:span text:style-name="PalatinoT_b8_rk11_20_Black"><text:span text:style-name="T8">ğ</text:span></text:span><text:span text:style-name="PalatinoT_b8_rk11_20_Black"><text:span text:style-name="T7">u her halinden belli olan bir araban</text:span></text:span><text:span text:style-name="PalatinoT_b8_rk11_20_Black"><text:span text:style-name="T8">ı</text:span></text:span><text:span text:style-name="PalatinoT_b8_rk11_20_Black"><text:span text:style-name="T7">n "kendi kendine" olu</text:span></text:span><text:span text:style-name="PalatinoT_b8_rk11_20_Black"><text:span text:style-name="T8">ş</text:span></text:span><text:span text:style-name="PalatinoT_b8_rk11_20_Black"><text:span text:style-name="T7">tu</text:span></text:span><text:span text:style-name="PalatinoT_b8_rk11_20_Black"><text:span text:style-name="T8">ğ</text:span></text:span><text:span text:style-name="PalatinoT_b8_rk11_20_Black"><text:span text:style-name="T7">u gibi ak</text:span></text:span><text:span text:style-name="PalatinoT_b8_rk11_20_Black"><text:span text:style-name="T8">ı</text:span></text:span><text:span text:style-name="PalatinoT_b8_rk11_20_Black"><text:span text:style-name="T7">l d</text:span></text:span><text:span text:style-name="PalatinoT_b8_rk11_20_Black"><text:span text:style-name="T8">ışı</text:span></text:span><text:span text:style-name="PalatinoT_b8_rk11_20_Black"><text:span text:style-name="T7"> bir iddia nas</text:span></text:span><text:span text:style-name="PalatinoT_b8_rk11_20_Black"><text:span text:style-name="T8">ı</text:span></text:span><text:span text:style-name="PalatinoT_b8_rk11_20_Black"><text:span text:style-name="T7">l ispatlanamazsa, tümü yarat</text:span></text:span><text:span text:style-name="PalatinoT_b8_rk11_20_Black"><text:span text:style-name="T8">ı</text:span></text:span><text:span text:style-name="PalatinoT_b8_rk11_20_Black"><text:span text:style-name="T7">lm</text:span></text:span><text:span text:style-name="PalatinoT_b8_rk11_20_Black"><text:span text:style-name="T8">ış</text:span></text:span><text:span text:style-name="PalatinoT_b8_rk11_20_Black"><text:span text:style-name="T7"> olan evrenin kendi kendine ya da "tesadüfen" olu</text:span></text:span><text:span text:style-name="PalatinoT_b8_rk11_20_Black"><text:span text:style-name="T8">ş</text:span></text:span><text:span text:style-name="PalatinoT_b8_rk11_20_Black"><text:span text:style-name="T7">tu</text:span></text:span><text:span text:style-name="PalatinoT_b8_rk11_20_Black"><text:span text:style-name="T8">ğ</text:span></text:span><text:span text:style-name="PalatinoT_b8_rk11_20_Black"><text:span text:style-name="T7">u gibi saçma bir iddia da asla ispatlanamazd</text:span></text:span><text:span text:style-name="PalatinoT_b8_rk11_20_Black"><text:span text:style-name="T8">ı</text:span></text:span><text:span text:style-name="PalatinoT_b8_rk11_20_Black"><text:span text:style-name="T7">. </text:span></text:span></text:p>
      <text:p text:style-name="P11"><text:span text:style-name="PalatinoT_b8_rk11_20_Black"><text:span text:style-name="T7">Ama din-d</text:span></text:span><text:span text:style-name="PalatinoT_b8_rk11_20_Black"><text:span text:style-name="T8">ışı</text:span></text:span><text:span text:style-name="PalatinoT_b8_rk11_20_Black"><text:span text:style-name="T7"> düzeni kuran güç odaklar</text:span></text:span><text:span text:style-name="PalatinoT_b8_rk11_20_Black"><text:span text:style-name="T8">ı</text:span></text:span><text:span text:style-name="PalatinoT_b8_rk11_20_Black"><text:span text:style-name="T7">, ne yap</text:span></text:span><text:span text:style-name="PalatinoT_b8_rk11_20_Black"><text:span text:style-name="T8">ı</text:span></text:span><text:span text:style-name="PalatinoT_b8_rk11_20_Black"><text:span text:style-name="T7">p yap</text:span></text:span><text:span text:style-name="PalatinoT_b8_rk11_20_Black"><text:span text:style-name="T8">ı</text:span></text:span><text:span text:style-name="PalatinoT_b8_rk11_20_Black"><text:span text:style-name="T7">p canl</text:span></text:span><text:span text:style-name="PalatinoT_b8_rk11_20_Black"><text:span text:style-name="T8">ı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n nas</text:span></text:span><text:span text:style-name="PalatinoT_b8_rk11_20_Black"><text:span text:style-name="T8">ı</text:span></text:span><text:span text:style-name="PalatinoT_b8_rk11_20_Black"><text:span text:style-name="T7">l olu</text:span></text:span><text:span text:style-name="PalatinoT_b8_rk11_20_Black"><text:span text:style-name="T8">ş</text:span></text:span><text:span text:style-name="PalatinoT_b8_rk11_20_Black"><text:span text:style-name="T7">tu</text:span></text:span><text:span text:style-name="PalatinoT_b8_rk11_20_Black"><text:span text:style-name="T8">ğ</text:span></text:span><text:span text:style-name="PalatinoT_b8_rk11_20_Black"><text:span text:style-name="T7">u sorusuna din-d</text:span></text:span><text:span text:style-name="PalatinoT_b8_rk11_20_Black"><text:span text:style-name="T8">ışı</text:span></text:span><text:span text:style-name="PalatinoT_b8_rk11_20_Black"><text:span text:style-name="T7"> bir cevap bulmak zorundayd</text:span></text:span><text:span text:style-name="PalatinoT_b8_rk11_20_Black"><text:span text:style-name="T8">ı</text:span></text:span><text:span text:style-name="PalatinoT_b8_rk11_20_Black"><text:span text:style-name="T7">. Bu cevap, ku</text:span></text:span><text:span text:style-name="PalatinoT_b8_rk11_20_Black"><text:span text:style-name="T8">ş</text:span></text:span><text:span text:style-name="PalatinoT_b8_rk11_20_Black"><text:span text:style-name="T7">kusuz do</text:span></text:span><text:span text:style-name="PalatinoT_b8_rk11_20_Black"><text:span text:style-name="T8">ğ</text:span></text:span><text:span text:style-name="PalatinoT_b8_rk11_20_Black"><text:span text:style-name="T7">ru bir cevap olmayacakt</text:span></text:span><text:span text:style-name="PalatinoT_b8_rk11_20_Black"><text:span text:style-name="T8">ı</text:span></text:span><text:span text:style-name="PalatinoT_b8_rk11_20_Black"><text:span text:style-name="T7">, ancak insanlara do</text:span></text:span><text:span text:style-name="PalatinoT_b8_rk11_20_Black"><text:span text:style-name="T8">ğ</text:span></text:span><text:span text:style-name="PalatinoT_b8_rk11_20_Black"><text:span text:style-name="T7">ru gibi gösterilebilirdi. Yani bu cevap, kesinlikle delilli ve ispatl</text:span></text:span><text:span text:style-name="PalatinoT_b8_rk11_20_Black"><text:span text:style-name="T8">ı</text:span></text:span><text:span text:style-name="PalatinoT_b8_rk11_20_Black"><text:span text:style-name="T7"> bir cevap da olmayacakt</text:span></text:span><text:span text:style-name="PalatinoT_b8_rk11_20_Black"><text:span text:style-name="T8">ı</text:span></text:span><text:span text:style-name="PalatinoT_b8_rk11_20_Black"><text:span text:style-name="T7">, ancak insanlara öyleymi</text:span></text:span><text:span text:style-name="PalatinoT_b8_rk11_20_Black"><text:span text:style-name="T8">ş</text:span></text:span><text:span text:style-name="PalatinoT_b8_rk11_20_Black"><text:span text:style-name="T7"> gibi sunulabilirdi. Sonuçta önemli olan insanlar</text:span></text:span><text:span text:style-name="PalatinoT_b8_rk11_20_Black"><text:span text:style-name="T8">ı</text:span></text:span><text:span text:style-name="PalatinoT_b8_rk11_20_Black"><text:span text:style-name="T7">n "dini önyarg</text:span></text:span><text:span text:style-name="PalatinoT_b8_rk11_20_Black"><text:span text:style-name="T8">ı</text:span></text:span><text:span text:style-name="PalatinoT_b8_rk11_20_Black"><text:span text:style-name="T7">lardan" kurtar</text:span></text:span><text:span text:style-name="PalatinoT_b8_rk11_20_Black"><text:span text:style-name="T8">ı</text:span></text:span><text:span text:style-name="PalatinoT_b8_rk11_20_Black"><text:span text:style-name="T7">lmas</text:span></text:span><text:span text:style-name="PalatinoT_b8_rk11_20_Black"><text:span text:style-name="T8">ı</text:span></text:span><text:span text:style-name="PalatinoT_b8_rk11_20_Black"><text:span text:style-name="T7">yd</text:span></text:span><text:span text:style-name="PalatinoT_b8_rk11_20_Black"><text:span text:style-name="T8">ı</text:span></text:span><text:span text:style-name="PalatinoT_b8_rk11_20_Black"><text:span text:style-name="T7"> (!); bu i</text:span></text:span><text:span text:style-name="PalatinoT_b8_rk11_20_Black"><text:span text:style-name="T8">ş</text:span></text:span><text:span text:style-name="PalatinoT_b8_rk11_20_Black"><text:span text:style-name="T7"> nas</text:span></text:span><text:span text:style-name="PalatinoT_b8_rk11_20_Black"><text:span text:style-name="T8">ı</text:span></text:span><text:span text:style-name="PalatinoT_b8_rk11_20_Black"><text:span text:style-name="T7">l olursa olsun yap</text:span></text:span><text:span text:style-name="PalatinoT_b8_rk11_20_Black"><text:span text:style-name="T8">ı</text:span></text:span><text:span text:style-name="PalatinoT_b8_rk11_20_Black"><text:span text:style-name="T7">lmal</text:span></text:span><text:span text:style-name="PalatinoT_b8_rk11_20_Black"><text:span text:style-name="T8">ı</text:span></text:span><text:span text:style-name="PalatinoT_b8_rk11_20_Black"><text:span text:style-name="T7">yd</text:span></text:span><text:span text:style-name="PalatinoT_b8_rk11_20_Black"><text:span text:style-name="T8">ı</text:span></text:span><text:span text:style-name="PalatinoT_b8_rk11_20_Black"><text:span text:style-name="T7">. </text:span></text:span></text:p>
      <text:p text:style-name="P11"><text:span text:style-name="PalatinoT_b8_rk11_20_Black"><text:span text:style-name="T8">İş</text:span></text:span><text:span text:style-name="PalatinoT_b8_rk11_20_Black"><text:span text:style-name="T7">te </text:span></text:span><text:span text:style-name="PalatinoT_b8_rk11_20_B_20_Black"><text:span text:style-name="T7">Evrim Teorisi</text:span></text:span><text:span text:style-name="PalatinoT_b8_rk11_20_Black"><text:span text:style-name="T7"> bu ihtiyac</text:span></text:span><text:span text:style-name="PalatinoT_b8_rk11_20_Black"><text:span text:style-name="T8">ı</text:span></text:span><text:span text:style-name="PalatinoT_b8_rk11_20_Black"><text:span text:style-name="T7"> kar</text:span></text:span><text:span text:style-name="PalatinoT_b8_rk11_20_Black"><text:span text:style-name="T8">şı</text:span></text:span><text:span text:style-name="PalatinoT_b8_rk11_20_Black"><text:span text:style-name="T7">lamak üzere ortaya at</text:span></text:span><text:span text:style-name="PalatinoT_b8_rk11_20_Black"><text:span text:style-name="T8">ı</text:span></text:span><text:span text:style-name="PalatinoT_b8_rk11_20_Black"><text:span text:style-name="T7">ld</text:span></text:span><text:span text:style-name="PalatinoT_b8_rk11_20_Black"><text:span text:style-name="T8">ı</text:span></text:span><text:span text:style-name="PalatinoT_b8_rk11_20_Black"><text:span text:style-name="T7">. Amaç, canl</text:span></text:span><text:span text:style-name="PalatinoT_b8_rk11_20_Black"><text:span text:style-name="T8">ı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n "yarat</text:span></text:span><text:span text:style-name="PalatinoT_b8_rk11_20_Black"><text:span text:style-name="T8">ı</text:span></text:span><text:span text:style-name="PalatinoT_b8_rk11_20_Black"><text:span text:style-name="T7">lmam</text:span></text:span><text:span text:style-name="PalatinoT_b8_rk11_20_Black"><text:span text:style-name="T8">ış</text:span></text:span><text:span text:style-name="PalatinoT_b8_rk11_20_Black"><text:span text:style-name="T7">" olduk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ispatlamakt</text:span></text:span><text:span text:style-name="PalatinoT_b8_rk11_20_Black"><text:span text:style-name="T8">ı</text:span></text:span><text:span text:style-name="PalatinoT_b8_rk11_20_Black"><text:span text:style-name="T7">. </text:span></text:span></text:p>
      <text:p text:style-name="P11"><text:span text:style-name="PalatinoT_b8_rk11_20_Black"><text:span text:style-name="T7">Bu ak</text:span></text:span><text:span text:style-name="PalatinoT_b8_rk11_20_Black"><text:span text:style-name="T8">ı</text:span></text:span><text:span text:style-name="PalatinoT_b8_rk11_20_Black"><text:span text:style-name="T7">ls</text:span></text:span><text:span text:style-name="PalatinoT_b8_rk11_20_Black"><text:span text:style-name="T8">ı</text:span></text:span><text:span text:style-name="PalatinoT_b8_rk11_20_Black"><text:span text:style-name="T7">zca iddian</text:span></text:span><text:span text:style-name="PalatinoT_b8_rk11_20_Black"><text:span text:style-name="T8">ı</text:span></text:span><text:span text:style-name="PalatinoT_b8_rk11_20_Black"><text:span text:style-name="T7">n zekice bir türü olan teori, tüm canl</text:span></text:span><text:span text:style-name="PalatinoT_b8_rk11_20_Black"><text:span text:style-name="T8">ı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n ilkelden geli</text:span></text:span><text:span text:style-name="PalatinoT_b8_rk11_20_Black"><text:span text:style-name="T8">ş</text:span></text:span><text:span text:style-name="PalatinoT_b8_rk11_20_Black"><text:span text:style-name="T7">mi</text:span></text:span><text:span text:style-name="PalatinoT_b8_rk11_20_Black"><text:span text:style-name="T8">ş</text:span></text:span><text:span text:style-name="PalatinoT_b8_rk11_20_Black"><text:span text:style-name="T7">e do</text:span></text:span><text:span text:style-name="PalatinoT_b8_rk11_20_Black"><text:span text:style-name="T8">ğ</text:span></text:span><text:span text:style-name="PalatinoT_b8_rk11_20_Black"><text:span text:style-name="T7">ru birbirinden evrimle</text:span></text:span><text:span text:style-name="PalatinoT_b8_rk11_20_Black"><text:span text:style-name="T8">ş</text:span></text:span><text:span text:style-name="PalatinoT_b8_rk11_20_Black"><text:span text:style-name="T7">erek var oldu</text:span></text:span><text:span text:style-name="PalatinoT_b8_rk11_20_Black"><text:span text:style-name="T8">ğ</text:span></text:span><text:span text:style-name="PalatinoT_b8_rk11_20_Black"><text:span text:style-name="T7">unu ortaya at</text:span></text:span><text:span text:style-name="PalatinoT_b8_rk11_20_Black"><text:span text:style-name="T8">ı</text:span></text:span><text:span text:style-name="PalatinoT_b8_rk11_20_Black"><text:span text:style-name="T7">yordu. Buna göre, önce tek hücreli canl</text:span></text:span><text:span text:style-name="PalatinoT_b8_rk11_20_Black"><text:span text:style-name="T8">ı</text:span></text:span><text:span text:style-name="PalatinoT_b8_rk11_20_Black"><text:span text:style-name="T7">lar olu</text:span></text:span><text:span text:style-name="PalatinoT_b8_rk11_20_Black"><text:span text:style-name="T8">ş</text:span></text:span><text:span text:style-name="PalatinoT_b8_rk11_20_Black"><text:span text:style-name="T7">mu</text:span></text:span><text:span text:style-name="PalatinoT_b8_rk11_20_Black"><text:span text:style-name="T8">ş</text:span></text:span><text:span text:style-name="PalatinoT_b8_rk11_20_Black"><text:span text:style-name="T7">tu. Sonra suda ya</text:span></text:span><text:span text:style-name="PalatinoT_b8_rk11_20_Black"><text:span text:style-name="T8">ş</text:span></text:span><text:span text:style-name="PalatinoT_b8_rk11_20_Black"><text:span text:style-name="T7">am</text:span></text:span><text:span text:style-name="PalatinoT_b8_rk11_20_Black"><text:span text:style-name="T8">ı</text:span></text:span><text:span text:style-name="PalatinoT_b8_rk11_20_Black"><text:span text:style-name="T7">n ilk örnekleri, ilk bal</text:span></text:span><text:span text:style-name="PalatinoT_b8_rk11_20_Black"><text:span text:style-name="T8">ı</text:span></text:span><text:span text:style-name="PalatinoT_b8_rk11_20_Black"><text:span text:style-name="T7">klar var olmu</text:span></text:span><text:span text:style-name="PalatinoT_b8_rk11_20_Black"><text:span text:style-name="T8">ş</text:span></text:span><text:span text:style-name="PalatinoT_b8_rk11_20_Black"><text:span text:style-name="T7">tu. Sonra günlerden bir gün, bu bal</text:span></text:span><text:span text:style-name="PalatinoT_b8_rk11_20_Black"><text:span text:style-name="T8">ı</text:span></text:span><text:span text:style-name="PalatinoT_b8_rk11_20_Black"><text:span text:style-name="T7">klar yürümek istemi</text:span></text:span><text:span text:style-name="PalatinoT_b8_rk11_20_Black"><text:span text:style-name="T8">ş</text:span></text:span><text:span text:style-name="PalatinoT_b8_rk11_20_Black"><text:span text:style-name="T7"> (!) ve karada ya</text:span></text:span><text:span text:style-name="PalatinoT_b8_rk11_20_Black"><text:span text:style-name="T8">ş</text:span></text:span><text:span text:style-name="PalatinoT_b8_rk11_20_Black"><text:span text:style-name="T7">amaya ba</text:span></text:span><text:span text:style-name="PalatinoT_b8_rk11_20_Black"><text:span text:style-name="T8">ş</text:span></text:span><text:span text:style-name="PalatinoT_b8_rk11_20_Black"><text:span text:style-name="T7">lam</text:span></text:span><text:span text:style-name="PalatinoT_b8_rk11_20_Black"><text:span text:style-name="T8">ış</text:span></text:span><text:span text:style-name="PalatinoT_b8_rk11_20_Black"><text:span text:style-name="T7">lard</text:span></text:span><text:span text:style-name="PalatinoT_b8_rk11_20_Black"><text:span text:style-name="T8">ı</text:span></text:span><text:span text:style-name="PalatinoT_b8_rk11_20_Black"><text:span text:style-name="T7">. Nas</text:span></text:span><text:span text:style-name="PalatinoT_b8_rk11_20_Black"><text:span text:style-name="T8">ı</text:span></text:span><text:span text:style-name="PalatinoT_b8_rk11_20_Black"><text:span text:style-name="T7">l olmu</text:span></text:span><text:span text:style-name="PalatinoT_b8_rk11_20_Black"><text:span text:style-name="T8">ş</text:span></text:span><text:span text:style-name="PalatinoT_b8_rk11_20_Black"><text:span text:style-name="T7">sa olmu</text:span></text:span><text:span text:style-name="PalatinoT_b8_rk11_20_Black"><text:span text:style-name="T8">ş</text:span></text:span><text:span text:style-name="PalatinoT_b8_rk11_20_Black"><text:span text:style-name="T7">, solungaçlar</text:span></text:span><text:span text:style-name="PalatinoT_b8_rk11_20_Black"><text:span text:style-name="T8">ı</text:span></text:span><text:span text:style-name="PalatinoT_b8_rk11_20_Black"><text:span text:style-name="T7"> akci</text:span></text:span><text:span text:style-name="PalatinoT_b8_rk11_20_Black"><text:span text:style-name="T8">ğ</text:span></text:span><text:span text:style-name="PalatinoT_b8_rk11_20_Black"><text:span text:style-name="T7">ere, yüzgeçleri de ayaklara dönü</text:span></text:span><text:span text:style-name="PalatinoT_b8_rk11_20_Black"><text:span text:style-name="T8">ş</text:span></text:span><text:span text:style-name="PalatinoT_b8_rk11_20_Black"><text:span text:style-name="T7">mü</text:span></text:span><text:span text:style-name="PalatinoT_b8_rk11_20_Black"><text:span text:style-name="T8">ş</text:span></text:span><text:span text:style-name="PalatinoT_b8_rk11_20_Black"><text:span text:style-name="T7">tü!... Daha sonra baz</text:span></text:span><text:span text:style-name="PalatinoT_b8_rk11_20_Black"><text:span text:style-name="T8">ı</text:span></text:span><text:span text:style-name="PalatinoT_b8_rk11_20_Black"><text:span text:style-name="T7"> hayvanlar uçmak istemi</text:span></text:span><text:span text:style-name="PalatinoT_b8_rk11_20_Black"><text:span text:style-name="T8">ş</text:span></text:span><text:span text:style-name="PalatinoT_b8_rk11_20_Black"><text:span text:style-name="T7"> ve kanat sahibi olmu</text:span></text:span><text:span text:style-name="PalatinoT_b8_rk11_20_Black"><text:span text:style-name="T8">ş</text:span></text:span><text:span text:style-name="PalatinoT_b8_rk11_20_Black"><text:span text:style-name="T7">lard</text:span></text:span><text:span text:style-name="PalatinoT_b8_rk11_20_Black"><text:span text:style-name="T8">ı</text:span></text:span><text:span text:style-name="PalatinoT_b8_rk11_20_Black"><text:span text:style-name="T7">!... Hikaye böyle devam ediyor ve en son da maymunlar</text:span></text:span><text:span text:style-name="PalatinoT_b8_rk11_20_Black"><text:span text:style-name="T8">ı</text:span></text:span><text:span text:style-name="PalatinoT_b8_rk11_20_Black"><text:span text:style-name="T7">n insana dönü</text:span></text:span><text:span text:style-name="PalatinoT_b8_rk11_20_Black"><text:span text:style-name="T8">ş</text:span></text:span><text:span text:style-name="PalatinoT_b8_rk11_20_Black"><text:span text:style-name="T7">tükleri gibi çarp</text:span></text:span><text:span text:style-name="PalatinoT_b8_rk11_20_Black"><text:span text:style-name="T8">ı</text:span></text:span><text:span text:style-name="PalatinoT_b8_rk11_20_Black"><text:span text:style-name="T7">c</text:span></text:span><text:span text:style-name="PalatinoT_b8_rk11_20_Black"><text:span text:style-name="T8">ı</text:span></text:span><text:span text:style-name="PalatinoT_b8_rk11_20_Black"><text:span text:style-name="T7"> bir iddiayla son buluyordu. Yani insanlar, Allah'</text:span></text:span><text:span text:style-name="PalatinoT_b8_rk11_20_Black"><text:span text:style-name="T8">ı</text:span></text:span><text:span text:style-name="PalatinoT_b8_rk11_20_Black"><text:span text:style-name="T7">n yaratt</text:span></text:span><text:span text:style-name="PalatinoT_b8_rk11_20_Black"><text:span text:style-name="T8">ığı</text:span></text:span><text:span text:style-name="PalatinoT_b8_rk11_20_Black"><text:span text:style-name="T7"> Hz. Adem ve e</text:span></text:span><text:span text:style-name="PalatinoT_b8_rk11_20_Black"><text:span text:style-name="T8">ş</text:span></text:span><text:span text:style-name="PalatinoT_b8_rk11_20_Black"><text:span text:style-name="T7">inden ba</text:span></text:span><text:span text:style-name="PalatinoT_b8_rk11_20_Black"><text:span text:style-name="T8">ş</text:span></text:span><text:span text:style-name="PalatinoT_b8_rk11_20_Black"><text:span text:style-name="T7">layarak ço</text:span></text:span><text:span text:style-name="PalatinoT_b8_rk11_20_Black"><text:span text:style-name="T8">ğ</text:span></text:span><text:span text:style-name="PalatinoT_b8_rk11_20_Black"><text:span text:style-name="T7">almam</text:span></text:span><text:span text:style-name="PalatinoT_b8_rk11_20_Black"><text:span text:style-name="T8">ış</text:span></text:span><text:span text:style-name="PalatinoT_b8_rk11_20_Black"><text:span text:style-name="T7">, maymunlardan evrimle</text:span></text:span><text:span text:style-name="PalatinoT_b8_rk11_20_Black"><text:span text:style-name="T8">ş</text:span></text:span><text:span text:style-name="PalatinoT_b8_rk11_20_Black"><text:span text:style-name="T7">mi</text:span></text:span><text:span text:style-name="PalatinoT_b8_rk11_20_Black"><text:span text:style-name="T8">ş</text:span></text:span><text:span text:style-name="PalatinoT_b8_rk11_20_Black"><text:span text:style-name="T7">lerdi. K</text:span></text:span><text:span text:style-name="PalatinoT_b8_rk11_20_Black"><text:span text:style-name="T8">ı</text:span></text:span><text:span text:style-name="PalatinoT_b8_rk11_20_Black"><text:span text:style-name="T7">sacas</text:span></text:span><text:span text:style-name="PalatinoT_b8_rk11_20_Black"><text:span text:style-name="T8">ı</text:span></text:span><text:span text:style-name="PalatinoT_b8_rk11_20_Black"><text:span text:style-name="T7">, "yarat</text:span></text:span><text:span text:style-name="PalatinoT_b8_rk11_20_Black"><text:span text:style-name="T8">ı</text:span></text:span><text:span text:style-name="PalatinoT_b8_rk11_20_Black"><text:span text:style-name="T7">lmam</text:span></text:span><text:span text:style-name="PalatinoT_b8_rk11_20_Black"><text:span text:style-name="T8">ış</text:span></text:span><text:span text:style-name="PalatinoT_b8_rk11_20_Black"><text:span text:style-name="T7">"lard</text:span></text:span><text:span text:style-name="PalatinoT_b8_rk11_20_Black"><text:span text:style-name="T8">ı</text:span></text:span><text:span text:style-name="PalatinoT_b8_rk11_20_Black"><text:span text:style-name="T7">!..</text:span></text:span></text:p>
      <text:p text:style-name="P11"><text:soft-page-break/><text:span text:style-name="PalatinoT_b8_rk11_20_Black"><text:span text:style-name="T7">Evrim'i ortaya atan ki</text:span></text:span><text:span text:style-name="PalatinoT_b8_rk11_20_Black"><text:span text:style-name="T8">ş</text:span></text:span><text:span text:style-name="PalatinoT_b8_rk11_20_Black"><text:span text:style-name="T7">ilerin (önce Lamarck, sonra Darwin) yapt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 asl</text:span></text:span><text:span text:style-name="PalatinoT_b8_rk11_20_Black"><text:span text:style-name="T8">ı</text:span></text:span><text:span text:style-name="PalatinoT_b8_rk11_20_Black"><text:span text:style-name="T7">nda </text:span></text:span><text:span text:style-name="PalatinoT_b8_rk11_20_Black"><text:span text:style-name="T8">ş</text:span></text:span><text:span text:style-name="PalatinoT_b8_rk11_20_Black"><text:span text:style-name="T7">uydu: Mutlaka ve mutlaka canl</text:span></text:span><text:span text:style-name="PalatinoT_b8_rk11_20_Black"><text:span text:style-name="T8">ı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n "yarat</text:span></text:span><text:span text:style-name="PalatinoT_b8_rk11_20_Black"><text:span text:style-name="T8">ı</text:span></text:span><text:span text:style-name="PalatinoT_b8_rk11_20_Black"><text:span text:style-name="T7">lmam</text:span></text:span><text:span text:style-name="PalatinoT_b8_rk11_20_Black"><text:span text:style-name="T8">ış</text:span></text:span><text:span text:style-name="PalatinoT_b8_rk11_20_Black"><text:span text:style-name="T7">"olduk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ispatlayan bir teori geli</text:span></text:span><text:span text:style-name="PalatinoT_b8_rk11_20_Black"><text:span text:style-name="T8">ş</text:span></text:span><text:span text:style-name="PalatinoT_b8_rk11_20_Black"><text:span text:style-name="T7">tirmeye çal</text:span></text:span><text:span text:style-name="PalatinoT_b8_rk11_20_Black"><text:span text:style-name="T8">ışı</text:span></text:span><text:span text:style-name="PalatinoT_b8_rk11_20_Black"><text:span text:style-name="T7">yorlard</text:span></text:span><text:span text:style-name="PalatinoT_b8_rk11_20_Black"><text:span text:style-name="T8">ı</text:span></text:span><text:span text:style-name="PalatinoT_b8_rk11_20_Black"><text:span text:style-name="T7">. Bunun için de dü</text:span></text:span><text:span text:style-name="PalatinoT_b8_rk11_20_Black"><text:span text:style-name="T8">ş</text:span></text:span><text:span text:style-name="PalatinoT_b8_rk11_20_Black"><text:span text:style-name="T7">ünüp-ta</text:span></text:span><text:span text:style-name="PalatinoT_b8_rk11_20_Black"><text:span text:style-name="T8">şı</text:span></text:span><text:span text:style-name="PalatinoT_b8_rk11_20_Black"><text:span text:style-name="T7">nm</text:span></text:span><text:span text:style-name="PalatinoT_b8_rk11_20_Black"><text:span text:style-name="T8">ış</text:span></text:span><text:span text:style-name="PalatinoT_b8_rk11_20_Black"><text:span text:style-name="T7"> ve sonunda, birbirine benzeyen canl</text:span></text:span><text:span text:style-name="PalatinoT_b8_rk11_20_Black"><text:span text:style-name="T8">ı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n birbirinden evrimle</text:span></text:span><text:span text:style-name="PalatinoT_b8_rk11_20_Black"><text:span text:style-name="T8">ş</text:span></text:span><text:span text:style-name="PalatinoT_b8_rk11_20_Black"><text:span text:style-name="T7">ti</text:span></text:span><text:span text:style-name="PalatinoT_b8_rk11_20_Black"><text:span text:style-name="T8">ğ</text:span></text:span><text:span text:style-name="PalatinoT_b8_rk11_20_Black"><text:span text:style-name="T7">i gibi bir iddia atm</text:span></text:span><text:span text:style-name="PalatinoT_b8_rk11_20_Black"><text:span text:style-name="T8">ış</text:span></text:span><text:span text:style-name="PalatinoT_b8_rk11_20_Black"><text:span text:style-name="T7">lard</text:span></text:span><text:span text:style-name="PalatinoT_b8_rk11_20_Black"><text:span text:style-name="T8">ı</text:span></text:span><text:span text:style-name="PalatinoT_b8_rk11_20_Black"><text:span text:style-name="T7"> ortaya. Ayr</text:span></text:span><text:span text:style-name="PalatinoT_b8_rk11_20_Black"><text:span text:style-name="T8">ı</text:span></text:span><text:span text:style-name="PalatinoT_b8_rk11_20_Black"><text:span text:style-name="T7">ca "hayat </text:span></text:span><text:span text:style-name="PalatinoT_b8_rk11_20_Black"><text:span text:style-name="T8">ş</text:span></text:span><text:span text:style-name="PalatinoT_b8_rk11_20_Black"><text:span text:style-name="T7">artlar</text:span></text:span><text:span text:style-name="PalatinoT_b8_rk11_20_Black"><text:span text:style-name="T8">ı</text:span></text:span><text:span text:style-name="PalatinoT_b8_rk11_20_Black"><text:span text:style-name="T7">"n</text:span></text:span><text:span text:style-name="PalatinoT_b8_rk11_20_Black"><text:span text:style-name="T8">ı</text:span></text:span><text:span text:style-name="PalatinoT_b8_rk11_20_Black"><text:span text:style-name="T7">n hayvanlar</text:span></text:span><text:span text:style-name="PalatinoT_b8_rk11_20_Black"><text:span text:style-name="T8">ı</text:span></text:span><text:span text:style-name="PalatinoT_b8_rk11_20_Black"><text:span text:style-name="T7"> evrimle</text:span></text:span><text:span text:style-name="PalatinoT_b8_rk11_20_Black"><text:span text:style-name="T8">ş</text:span></text:span><text:span text:style-name="PalatinoT_b8_rk11_20_Black"><text:span text:style-name="T7">meye zorlad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da iddia etmi</text:span></text:span><text:span text:style-name="PalatinoT_b8_rk11_20_Black"><text:span text:style-name="T8">ş</text:span></text:span><text:span text:style-name="PalatinoT_b8_rk11_20_Black"><text:span text:style-name="T7">lerdi. Örne</text:span></text:span><text:span text:style-name="PalatinoT_b8_rk11_20_Black"><text:span text:style-name="T8">ğ</text:span></text:span><text:span text:style-name="PalatinoT_b8_rk11_20_Black"><text:span text:style-name="T7">in </text:span></text:span><text:span text:style-name="PalatinoT_b8_rk11_20_B_20_Black"><text:span text:style-name="T7">Lamarck</text:span></text:span><text:span text:style-name="PalatinoT_b8_rk11_20_Black"><text:span text:style-name="T7">, zürafalar</text:span></text:span><text:span text:style-name="PalatinoT_b8_rk11_20_Black"><text:span text:style-name="T8">ı</text:span></text:span><text:span text:style-name="PalatinoT_b8_rk11_20_Black"><text:span text:style-name="T7">n boyun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uzun olm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, a</text:span></text:span><text:span text:style-name="PalatinoT_b8_rk11_20_Black"><text:span text:style-name="T8">ğ</text:span></text:span><text:span text:style-name="PalatinoT_b8_rk11_20_Black"><text:span text:style-name="T7">açlar</text:span></text:span><text:span text:style-name="PalatinoT_b8_rk11_20_Black"><text:span text:style-name="T8">ı</text:span></text:span><text:span text:style-name="PalatinoT_b8_rk11_20_Black"><text:span text:style-name="T7">n üstündeki yapraklara uzanmak istemelerinden kaynakland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iddia etmi</text:span></text:span><text:span text:style-name="PalatinoT_b8_rk11_20_Black"><text:span text:style-name="T8">ş</text:span></text:span><text:span text:style-name="PalatinoT_b8_rk11_20_Black"><text:span text:style-name="T7">ti. Buna göre, nesiller boyunca zürafalar</text:span></text:span><text:span text:style-name="PalatinoT_b8_rk11_20_Black"><text:span text:style-name="T8">ı</text:span></text:span><text:span text:style-name="PalatinoT_b8_rk11_20_Black"><text:span text:style-name="T7">n boyunlar</text:span></text:span><text:span text:style-name="PalatinoT_b8_rk11_20_Black"><text:span text:style-name="T8">ı</text:span></text:span><text:span text:style-name="PalatinoT_b8_rk11_20_Black"><text:span text:style-name="T7"> santim santim uzam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. Bu iddia görünü</text:span></text:span><text:span text:style-name="PalatinoT_b8_rk11_20_Black"><text:span text:style-name="T8">ş</text:span></text:span><text:span text:style-name="PalatinoT_b8_rk11_20_Black"><text:span text:style-name="T7">te zekice bir iddiayd</text:span></text:span><text:span text:style-name="PalatinoT_b8_rk11_20_Black"><text:span text:style-name="T8">ı</text:span></text:span><text:span text:style-name="PalatinoT_b8_rk11_20_Black"><text:span text:style-name="T7">, ancak gerçekte bir safsatayd</text:span></text:span><text:span text:style-name="PalatinoT_b8_rk11_20_Black"><text:span text:style-name="T8">ı</text:span></text:span><text:span text:style-name="PalatinoT_b8_rk11_20_Black"><text:span text:style-name="T7">. Çünkü bir süre sonra anla</text:span></text:span><text:span text:style-name="PalatinoT_b8_rk11_20_Black"><text:span text:style-name="T8">şı</text:span></text:span><text:span text:style-name="PalatinoT_b8_rk11_20_Black"><text:span text:style-name="T7">lm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 ki, hayvanlar "hayat </text:span></text:span><text:span text:style-name="PalatinoT_b8_rk11_20_Black"><text:span text:style-name="T8">ş</text:span></text:span><text:span text:style-name="PalatinoT_b8_rk11_20_Black"><text:span text:style-name="T7">artlar</text:span></text:span><text:span text:style-name="PalatinoT_b8_rk11_20_Black"><text:span text:style-name="T8">ı</text:span></text:span><text:span text:style-name="PalatinoT_b8_rk11_20_Black"><text:span text:style-name="T7">" nedeniyle kazand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 özellikleri bir öteki nesle aktarm</text:span></text:span><text:span text:style-name="PalatinoT_b8_rk11_20_Black"><text:span text:style-name="T8">ı</text:span></text:span><text:span text:style-name="PalatinoT_b8_rk11_20_Black"><text:span text:style-name="T7">yorlard</text:span></text:span><text:span text:style-name="PalatinoT_b8_rk11_20_Black"><text:span text:style-name="T8">ı</text:span></text:span><text:span text:style-name="PalatinoT_b8_rk11_20_Black"><text:span text:style-name="T7">. Yani bir zürafa kendisini zorlayarak boynunu bir kaç santim uzatsa bile, do</text:span></text:span><text:span text:style-name="PalatinoT_b8_rk11_20_Black"><text:span text:style-name="T8">ğ</text:span></text:span><text:span text:style-name="PalatinoT_b8_rk11_20_Black"><text:span text:style-name="T7">an yavrusunun boynu yine standart ölçülerde oluyordu. </text:span></text:span></text:p>
      <text:p text:style-name="P11"><text:span text:style-name="PalatinoT_b8_rk11_20_Black"><text:span text:style-name="T7">Ama Lamarck'</text:span></text:span><text:span text:style-name="PalatinoT_b8_rk11_20_Black"><text:span text:style-name="T8">ı</text:span></text:span><text:span text:style-name="PalatinoT_b8_rk11_20_Black"><text:span text:style-name="T7">n bu teorisinin yanl</text:span></text:span><text:span text:style-name="PalatinoT_b8_rk11_20_Black"><text:span text:style-name="T8">ış</text:span></text:span><text:span text:style-name="PalatinoT_b8_rk11_20_Black"><text:span text:style-name="T7"> oldu</text:span></text:span><text:span text:style-name="PalatinoT_b8_rk11_20_Black"><text:span text:style-name="T8">ğ</text:span></text:span><text:span text:style-name="PalatinoT_b8_rk11_20_Black"><text:span text:style-name="T7">unun anla</text:span></text:span><text:span text:style-name="PalatinoT_b8_rk11_20_Black"><text:span text:style-name="T8">şı</text:span></text:span><text:span text:style-name="PalatinoT_b8_rk11_20_Black"><text:span text:style-name="T7">lmas</text:span></text:span><text:span text:style-name="PalatinoT_b8_rk11_20_Black"><text:span text:style-name="T8">ı</text:span></text:span><text:span text:style-name="PalatinoT_b8_rk11_20_Black"><text:span text:style-name="T7">, Evrim Teorisi'nin ate</text:span></text:span><text:span text:style-name="PalatinoT_b8_rk11_20_Black"><text:span text:style-name="T8">ş</text:span></text:span><text:span text:style-name="PalatinoT_b8_rk11_20_Black"><text:span text:style-name="T7">li taraftar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h</text:span></text:span><text:span text:style-name="PalatinoT_b8_rk11_20_Black"><text:span text:style-name="T8">ı</text:span></text:span><text:span text:style-name="PalatinoT_b8_rk11_20_Black"><text:span text:style-name="T7">z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kesmedi. Bu kez </text:span></text:span><text:span text:style-name="PalatinoT_b8_rk11_20_B_20_Black"><text:span text:style-name="T7">Charles Darwin</text:span></text:span><text:span text:style-name="PalatinoT_b8_rk11_20_Black"><text:span text:style-name="T7"> ç</text:span></text:span><text:span text:style-name="PalatinoT_b8_rk11_20_Black"><text:span text:style-name="T8">ı</text:span></text:span><text:span text:style-name="PalatinoT_b8_rk11_20_Black"><text:span text:style-name="T7">kt</text:span></text:span><text:span text:style-name="PalatinoT_b8_rk11_20_Black"><text:span text:style-name="T8">ı</text:span></text:span><text:span text:style-name="PalatinoT_b8_rk11_20_Black"><text:span text:style-name="T7"> ortaya. 1859 y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nda yazd</text:span></text:span><text:span text:style-name="PalatinoT_b8_rk11_20_Black"><text:span text:style-name="T8">ığı</text:span></text:span><text:span text:style-name="PalatinoT_b8_rk11_20_Black"><text:span text:style-name="T7"> </text:span></text:span><text:span text:style-name="PalatinoT_b8_rk11_20_I_20_Black"><text:span text:style-name="T7">On The Origin of Species by Means of Natural Selection</text:span></text:span><text:span text:style-name="PalatinoT_b8_rk11_20_Black"><text:span text:style-name="T7"> (Do</text:span></text:span><text:span text:style-name="PalatinoT_b8_rk11_20_Black"><text:span text:style-name="T8">ğ</text:span></text:span><text:span text:style-name="PalatinoT_b8_rk11_20_Black"><text:span text:style-name="T7">al Seleksiyon Yoluyla Türlerin Kökeni Üzerine) adl</text:span></text:span><text:span text:style-name="PalatinoT_b8_rk11_20_Black"><text:span text:style-name="T8">ı</text:span></text:span><text:span text:style-name="PalatinoT_b8_rk11_20_Black"><text:span text:style-name="T7"> kitab</text:span></text:span><text:span text:style-name="PalatinoT_b8_rk11_20_Black"><text:span text:style-name="T8">ı</text:span></text:span><text:span text:style-name="PalatinoT_b8_rk11_20_Black"><text:span text:style-name="T7">nda, canl</text:span></text:span><text:span text:style-name="PalatinoT_b8_rk11_20_Black"><text:span text:style-name="T8">ı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n farkl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"</text:span></text:span><text:span text:style-name="PalatinoT_b8_rk11_20_B_20_Black"><text:span text:style-name="T7">Do</text:span></text:span><text:span text:style-name="PalatinoT_b8_rk11_20_B_20_Black"><text:span text:style-name="T8">ğ</text:span></text:span><text:span text:style-name="PalatinoT_b8_rk11_20_B_20_Black"><text:span text:style-name="T7">al Seleksiyon</text:span></text:span><text:span text:style-name="PalatinoT_b8_rk11_20_Black"><text:span text:style-name="T7">" teorisi ile aç</text:span></text:span><text:span text:style-name="PalatinoT_b8_rk11_20_Black"><text:span text:style-name="T8">ı</text:span></text:span><text:span text:style-name="PalatinoT_b8_rk11_20_Black"><text:span text:style-name="T7">klamaya kalkt</text:span></text:span><text:span text:style-name="PalatinoT_b8_rk11_20_Black"><text:span text:style-name="T8">ı</text:span></text:span><text:span text:style-name="PalatinoT_b8_rk11_20_Black"><text:span text:style-name="T7">. Do</text:span></text:span><text:span text:style-name="PalatinoT_b8_rk11_20_Black"><text:span text:style-name="T8">ğ</text:span></text:span><text:span text:style-name="PalatinoT_b8_rk11_20_Black"><text:span text:style-name="T7">al Seleksiyon, do</text:span></text:span><text:span text:style-name="PalatinoT_b8_rk11_20_Black"><text:span text:style-name="T8">ğ</text:span></text:span><text:span text:style-name="PalatinoT_b8_rk11_20_Black"><text:span text:style-name="T7">al ortama ayak uyduramayan zay</text:span></text:span><text:span text:style-name="PalatinoT_b8_rk11_20_Black"><text:span text:style-name="T8">ı</text:span></text:span><text:span text:style-name="PalatinoT_b8_rk11_20_Black"><text:span text:style-name="T7">f canl</text:span></text:span><text:span text:style-name="PalatinoT_b8_rk11_20_Black"><text:span text:style-name="T8">ı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n yok olmas</text:span></text:span><text:span text:style-name="PalatinoT_b8_rk11_20_Black"><text:span text:style-name="T8">ı</text:span></text:span><text:span text:style-name="PalatinoT_b8_rk11_20_Black"><text:span text:style-name="T7">, bu ortama ayak uyduran güçlü canl</text:span></text:span><text:span text:style-name="PalatinoT_b8_rk11_20_Black"><text:span text:style-name="T8">ı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n da türlerini devam ettirmesine dayan</text:span></text:span><text:span text:style-name="PalatinoT_b8_rk11_20_Black"><text:span text:style-name="T8">ı</text:span></text:span><text:span text:style-name="PalatinoT_b8_rk11_20_Black"><text:span text:style-name="T7">yordu. Darwin, Lamarck'</text:span></text:span><text:span text:style-name="PalatinoT_b8_rk11_20_Black"><text:span text:style-name="T8">ı</text:span></text:span><text:span text:style-name="PalatinoT_b8_rk11_20_Black"><text:span text:style-name="T7">n kazan</text:span></text:span><text:span text:style-name="PalatinoT_b8_rk11_20_Black"><text:span text:style-name="T8">ı</text:span></text:span><text:span text:style-name="PalatinoT_b8_rk11_20_Black"><text:span text:style-name="T7">lm</text:span></text:span><text:span text:style-name="PalatinoT_b8_rk11_20_Black"><text:span text:style-name="T8">ış</text:span></text:span><text:span text:style-name="PalatinoT_b8_rk11_20_Black"><text:span text:style-name="T7"> özelliklerin (zürafan</text:span></text:span><text:span text:style-name="PalatinoT_b8_rk11_20_Black"><text:span text:style-name="T8">ı</text:span></text:span><text:span text:style-name="PalatinoT_b8_rk11_20_Black"><text:span text:style-name="T7">n boynunun sözde uzamas</text:span></text:span><text:span text:style-name="PalatinoT_b8_rk11_20_Black"><text:span text:style-name="T8">ı</text:span></text:span><text:span text:style-name="PalatinoT_b8_rk11_20_Black"><text:span text:style-name="T7"> gibi) bir sonraki nesle aktar</text:span></text:span><text:span text:style-name="PalatinoT_b8_rk11_20_Black"><text:span text:style-name="T8">ı</text:span></text:span><text:span text:style-name="PalatinoT_b8_rk11_20_Black"><text:span text:style-name="T7">lmas</text:span></text:span><text:span text:style-name="PalatinoT_b8_rk11_20_Black"><text:span text:style-name="T8">ı</text:span></text:span><text:span text:style-name="PalatinoT_b8_rk11_20_Black"><text:span text:style-name="T7"> tezine Do</text:span></text:span><text:span text:style-name="PalatinoT_b8_rk11_20_Black"><text:span text:style-name="T8">ğ</text:span></text:span><text:span text:style-name="PalatinoT_b8_rk11_20_Black"><text:span text:style-name="T7">al Seleksiyonu da ekleyerek, canl</text:span></text:span><text:span text:style-name="PalatinoT_b8_rk11_20_Black"><text:span text:style-name="T8">ı</text:span></text:span><text:span text:style-name="PalatinoT_b8_rk11_20_Black"><text:span text:style-name="T7"> türlerinin kökenini aç</text:span></text:span><text:span text:style-name="PalatinoT_b8_rk11_20_Black"><text:span text:style-name="T8">ı</text:span></text:span><text:span text:style-name="PalatinoT_b8_rk11_20_Black"><text:span text:style-name="T7">klamaya çal</text:span></text:span><text:span text:style-name="PalatinoT_b8_rk11_20_Black"><text:span text:style-name="T8">ış</text:span></text:span><text:span text:style-name="PalatinoT_b8_rk11_20_Black"><text:span text:style-name="T7">m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. </text:span></text:span></text:p>
      <text:p text:style-name="P11"><text:span text:style-name="PalatinoT_b8_rk11_20_Black"><text:span text:style-name="T7">Ancak zamanla Darwin'in teorilerinin de tutarl</text:span></text:span><text:span text:style-name="PalatinoT_b8_rk11_20_Black"><text:span text:style-name="T8">ı</text:span></text:span><text:span text:style-name="PalatinoT_b8_rk11_20_Black"><text:span text:style-name="T7"> olmad</text:span></text:span><text:span text:style-name="PalatinoT_b8_rk11_20_Black"><text:span text:style-name="T8">ığı</text:span></text:span><text:span text:style-name="PalatinoT_b8_rk11_20_Black"><text:span text:style-name="T7"> ve canl</text:span></text:span><text:span text:style-name="PalatinoT_b8_rk11_20_Black"><text:span text:style-name="T8">ı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n varolu</text:span></text:span><text:span text:style-name="PalatinoT_b8_rk11_20_Black"><text:span text:style-name="T8">ş</text:span></text:span><text:span text:style-name="PalatinoT_b8_rk11_20_Black"><text:span text:style-name="T7">unu aç</text:span></text:span><text:span text:style-name="PalatinoT_b8_rk11_20_Black"><text:span text:style-name="T8">ı</text:span></text:span><text:span text:style-name="PalatinoT_b8_rk11_20_Black"><text:span text:style-name="T7">klamaktan çok uzak oldu</text:span></text:span><text:span text:style-name="PalatinoT_b8_rk11_20_Black"><text:span text:style-name="T8">ğ</text:span></text:span><text:span text:style-name="PalatinoT_b8_rk11_20_Black"><text:span text:style-name="T7">u ortaya ç</text:span></text:span><text:span text:style-name="PalatinoT_b8_rk11_20_Black"><text:span text:style-name="T8">ı</text:span></text:span><text:span text:style-name="PalatinoT_b8_rk11_20_Black"><text:span text:style-name="T7">kt</text:span></text:span><text:span text:style-name="PalatinoT_b8_rk11_20_Black"><text:span text:style-name="T8">ı</text:span></text:span><text:span text:style-name="PalatinoT_b8_rk11_20_Black"><text:span text:style-name="T7">. Lamarck'</text:span></text:span><text:span text:style-name="PalatinoT_b8_rk11_20_Black"><text:span text:style-name="T8">ı</text:span></text:span><text:span text:style-name="PalatinoT_b8_rk11_20_Black"><text:span text:style-name="T7">n kal</text:span></text:span><text:span text:style-name="PalatinoT_b8_rk11_20_Black"><text:span text:style-name="T8">ı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m ile ilgili teorileri kökten yanl</text:span></text:span><text:span text:style-name="PalatinoT_b8_rk11_20_Black"><text:span text:style-name="T8">ış</text:span></text:span><text:span text:style-name="PalatinoT_b8_rk11_20_Black"><text:span text:style-name="T7"> oldu</text:span></text:span><text:span text:style-name="PalatinoT_b8_rk11_20_Black"><text:span text:style-name="T8">ğ</text:span></text:span><text:span text:style-name="PalatinoT_b8_rk11_20_Black"><text:span text:style-name="T7">u DNA'n</text:span></text:span><text:span text:style-name="PalatinoT_b8_rk11_20_Black"><text:span text:style-name="T8">ı</text:span></text:span><text:span text:style-name="PalatinoT_b8_rk11_20_Black"><text:span text:style-name="T7">n ke</text:span></text:span><text:span text:style-name="PalatinoT_b8_rk11_20_Black"><text:span text:style-name="T8">ş</text:span></text:span><text:span text:style-name="PalatinoT_b8_rk11_20_Black"><text:span text:style-name="T7">fedilmesiyle birlikte anla</text:span></text:span><text:span text:style-name="PalatinoT_b8_rk11_20_Black"><text:span text:style-name="T8">şı</text:span></text:span><text:span text:style-name="PalatinoT_b8_rk11_20_Black"><text:span text:style-name="T7">lm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. Do</text:span></text:span><text:span text:style-name="PalatinoT_b8_rk11_20_Black"><text:span text:style-name="T8">ğ</text:span></text:span><text:span text:style-name="PalatinoT_b8_rk11_20_Black"><text:span text:style-name="T7">al Seleksiyon'un ise, yeni bir tür yaratmaya yetmeyece</text:span></text:span><text:span text:style-name="PalatinoT_b8_rk11_20_Black"><text:span text:style-name="T8">ğ</text:span></text:span><text:span text:style-name="PalatinoT_b8_rk11_20_Black"><text:span text:style-name="T7">i görüldü: Bu sistem, bir canl</text:span></text:span><text:span text:style-name="PalatinoT_b8_rk11_20_Black"><text:span text:style-name="T8">ı</text:span></text:span><text:span text:style-name="PalatinoT_b8_rk11_20_Black"><text:span text:style-name="T7"> türü içinde en güçlü olan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seçip ya</text:span></text:span><text:span text:style-name="PalatinoT_b8_rk11_20_Black"><text:span text:style-name="T8">ş</text:span></text:span><text:span text:style-name="PalatinoT_b8_rk11_20_Black"><text:span text:style-name="T7">atabilirdi, ancak yeni bir tür olu</text:span></text:span><text:span text:style-name="PalatinoT_b8_rk11_20_Black"><text:span text:style-name="T8">ş</text:span></text:span><text:span text:style-name="PalatinoT_b8_rk11_20_Black"><text:span text:style-name="T7">turamazd</text:span></text:span><text:span text:style-name="PalatinoT_b8_rk11_20_Black"><text:span text:style-name="T8">ı</text:span></text:span><text:span text:style-name="PalatinoT_b8_rk11_20_Black"><text:span text:style-name="T7">. Örne</text:span></text:span><text:span text:style-name="PalatinoT_b8_rk11_20_Black"><text:span text:style-name="T8">ğ</text:span></text:span><text:span text:style-name="PalatinoT_b8_rk11_20_Black"><text:span text:style-name="T7">in Do</text:span></text:span><text:span text:style-name="PalatinoT_b8_rk11_20_Black"><text:span text:style-name="T8">ğ</text:span></text:span><text:span text:style-name="PalatinoT_b8_rk11_20_Black"><text:span text:style-name="T7">al Seleksiyon sayesinde, sürüngen türleri içinde en güçlü olanlar kalabilir ve di</text:span></text:span><text:span text:style-name="PalatinoT_b8_rk11_20_Black"><text:span text:style-name="T8">ğ</text:span></text:span><text:span text:style-name="PalatinoT_b8_rk11_20_Black"><text:span text:style-name="T7">erleri yok olabilirdi, ancak asla ve asla sürüngenler sözgelimi ku</text:span></text:span><text:span text:style-name="PalatinoT_b8_rk11_20_Black"><text:span text:style-name="T8">ş</text:span></text:span><text:span text:style-name="PalatinoT_b8_rk11_20_Black"><text:span text:style-name="T7">lara dönü</text:span></text:span><text:span text:style-name="PalatinoT_b8_rk11_20_Black"><text:span text:style-name="T8">ş</text:span></text:span><text:span text:style-name="PalatinoT_b8_rk11_20_Black"><text:span text:style-name="T7">emezdi. </text:span></text:span></text:p>
      <text:p text:style-name="P11"><text:span text:style-name="PalatinoT_b8_rk11_20_Black"><text:span text:style-name="T7">Ancak Evrimciler yine pes etmediler. Bu kez Neo-Darwinizm ç</text:span></text:span><text:span text:style-name="PalatinoT_b8_rk11_20_Black"><text:span text:style-name="T8">ı</text:span></text:span><text:span text:style-name="PalatinoT_b8_rk11_20_Black"><text:span text:style-name="T7">kt</text:span></text:span><text:span text:style-name="PalatinoT_b8_rk11_20_Black"><text:span text:style-name="T8">ı</text:span></text:span><text:span text:style-name="PalatinoT_b8_rk11_20_Black"><text:span text:style-name="T7"> ortaya. Bu yeni Evrimcilerin tezi, canl</text:span></text:span><text:span text:style-name="PalatinoT_b8_rk11_20_Black"><text:span text:style-name="T8">ı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n farkl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</text:span></text:span><text:span text:style-name="PalatinoT_b8_rk11_20_B_20_Black"><text:span text:style-name="T7">mutasyon</text:span></text:span><text:span text:style-name="PalatinoT_b8_rk11_20_Black"><text:span text:style-name="T7">lara dayand</text:span></text:span><text:span text:style-name="PalatinoT_b8_rk11_20_Black"><text:span text:style-name="T8">ığı</text:span></text:span><text:span text:style-name="PalatinoT_b8_rk11_20_Black"><text:span text:style-name="T7"> </text:span></text:span><text:span text:style-name="PalatinoT_b8_rk11_20_Black"><text:span text:style-name="T8">ş</text:span></text:span><text:span text:style-name="PalatinoT_b8_rk11_20_Black"><text:span text:style-name="T7">eklindeydi. Mutasyonlar</text:span></text:span><text:span text:style-name="PalatinoT_b8_rk11_20_Black"><text:span text:style-name="T8">ı</text:span></text:span><text:span text:style-name="PalatinoT_b8_rk11_20_Black"><text:span text:style-name="T7">n, yani ba</text:span></text:span><text:span text:style-name="PalatinoT_b8_rk11_20_Black"><text:span text:style-name="T8">ş</text:span></text:span><text:span text:style-name="PalatinoT_b8_rk11_20_Black"><text:span text:style-name="T7">ta radyasyon olmak üzere canl</text:span></text:span><text:span text:style-name="PalatinoT_b8_rk11_20_Black"><text:span text:style-name="T8">ı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n DNA'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bozan de</text:span></text:span><text:span text:style-name="PalatinoT_b8_rk11_20_Black"><text:span text:style-name="T8">ğ</text:span></text:span><text:span text:style-name="PalatinoT_b8_rk11_20_Black"><text:span text:style-name="T7">i</text:span></text:span><text:span text:style-name="PalatinoT_b8_rk11_20_Black"><text:span text:style-name="T8">ş</text:span></text:span><text:span text:style-name="PalatinoT_b8_rk11_20_Black"><text:span text:style-name="T7">imlerin, farkl</text:span></text:span><text:span text:style-name="PalatinoT_b8_rk11_20_Black"><text:span text:style-name="T8">ı</text:span></text:span><text:span text:style-name="PalatinoT_b8_rk11_20_Black"><text:span text:style-name="T7"> türlerin kökeni oldu</text:span></text:span><text:span text:style-name="PalatinoT_b8_rk11_20_Black"><text:span text:style-name="T8">ğ</text:span></text:span><text:span text:style-name="PalatinoT_b8_rk11_20_Black"><text:span text:style-name="T7">unu öne sürdüler. Oysa zamanla bu teori de ra</text:span></text:span><text:span text:style-name="PalatinoT_b8_rk11_20_Black"><text:span text:style-name="T8">ğ</text:span></text:span><text:span text:style-name="PalatinoT_b8_rk11_20_Black"><text:span text:style-name="T7">bet görmemeye ba</text:span></text:span><text:span text:style-name="PalatinoT_b8_rk11_20_Black"><text:span text:style-name="T8">ş</text:span></text:span><text:span text:style-name="PalatinoT_b8_rk11_20_Black"><text:span text:style-name="T7">lad</text:span></text:span><text:span text:style-name="PalatinoT_b8_rk11_20_Black"><text:span text:style-name="T8">ı</text:span></text:span><text:span text:style-name="PalatinoT_b8_rk11_20_Black"><text:span text:style-name="T7">: Çünkü mutasyonlar ancak mevcut DNA kodunu bozuyordu, yeni DNA kodlar</text:span></text:span><text:span text:style-name="PalatinoT_b8_rk11_20_Black"><text:span text:style-name="T8">ı</text:span></text:span><text:span text:style-name="PalatinoT_b8_rk11_20_Black"><text:span text:style-name="T7"> üretmiyordu. Bir ba</text:span></text:span><text:span text:style-name="PalatinoT_b8_rk11_20_Black"><text:span text:style-name="T8">ş</text:span></text:span><text:span text:style-name="PalatinoT_b8_rk11_20_Black"><text:span text:style-name="T7">ka deyi</text:span></text:span><text:span text:style-name="PalatinoT_b8_rk11_20_Black"><text:span text:style-name="T8">ş</text:span></text:span><text:span text:style-name="PalatinoT_b8_rk11_20_Black"><text:span text:style-name="T7">le, mutasyona u</text:span></text:span><text:span text:style-name="PalatinoT_b8_rk11_20_Black"><text:span text:style-name="T8">ğ</text:span></text:span><text:span text:style-name="PalatinoT_b8_rk11_20_Black"><text:span text:style-name="T7">rayan canl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ancak organlar</text:span></text:span><text:span text:style-name="PalatinoT_b8_rk11_20_Black"><text:span text:style-name="T8">ı</text:span></text:span><text:span text:style-name="PalatinoT_b8_rk11_20_Black"><text:span text:style-name="T7"> köreliyor ya da yer de</text:span></text:span><text:span text:style-name="PalatinoT_b8_rk11_20_Black"><text:span text:style-name="T8">ğ</text:span></text:span><text:span text:style-name="PalatinoT_b8_rk11_20_Black"><text:span text:style-name="T7">i</text:span></text:span><text:span text:style-name="PalatinoT_b8_rk11_20_Black"><text:span text:style-name="T8">ş</text:span></text:span><text:span text:style-name="PalatinoT_b8_rk11_20_Black"><text:span text:style-name="T7">tiriyordu. Fakat yeni bir organ</text:span></text:span><text:span text:style-name="PalatinoT_b8_rk11_20_Black"><text:span text:style-name="T8">ı</text:span></text:span><text:span text:style-name="PalatinoT_b8_rk11_20_Black"><text:span text:style-name="T7">n olu</text:span></text:span><text:span text:style-name="PalatinoT_b8_rk11_20_Black"><text:span text:style-name="T8">ş</text:span></text:span><text:span text:style-name="PalatinoT_b8_rk11_20_Black"><text:span text:style-name="T7">mas</text:span></text:span><text:span text:style-name="PalatinoT_b8_rk11_20_Black"><text:span text:style-name="T8">ı</text:span></text:span><text:span text:style-name="PalatinoT_b8_rk11_20_Black"><text:span text:style-name="T7"> mümkün de</text:span></text:span><text:span text:style-name="PalatinoT_b8_rk11_20_Black"><text:span text:style-name="T8">ğ</text:span></text:span><text:span text:style-name="PalatinoT_b8_rk11_20_Black"><text:span text:style-name="T7">ildi. Üstelik mutasyonlar</text:span></text:span><text:span text:style-name="PalatinoT_b8_rk11_20_Black"><text:span text:style-name="T8">ı</text:span></text:span><text:span text:style-name="PalatinoT_b8_rk11_20_Black"><text:span text:style-name="T7">n tamam</text:span></text:span><text:span text:style-name="PalatinoT_b8_rk11_20_Black"><text:span text:style-name="T8">ı</text:span></text:span><text:span text:style-name="PalatinoT_b8_rk11_20_Black"><text:span text:style-name="T7">na yak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zararl</text:span></text:span><text:span text:style-name="PalatinoT_b8_rk11_20_Black"><text:span text:style-name="T8">ı</text:span></text:span><text:span text:style-name="PalatinoT_b8_rk11_20_Black"><text:span text:style-name="T7">yd</text:span></text:span><text:span text:style-name="PalatinoT_b8_rk11_20_Black"><text:span text:style-name="T8">ı</text:span></text:span><text:span text:style-name="PalatinoT_b8_rk11_20_Black"><text:span text:style-name="T7">. Bu nedenle de mutasyon tezi, Evrim iddias</text:span></text:span><text:span text:style-name="PalatinoT_b8_rk11_20_Black"><text:span text:style-name="T8">ı</text:span></text:span><text:span text:style-name="PalatinoT_b8_rk11_20_Black"><text:span text:style-name="T7">na dayanak olu</text:span></text:span><text:span text:style-name="PalatinoT_b8_rk11_20_Black"><text:span text:style-name="T8">ş</text:span></text:span><text:span text:style-name="PalatinoT_b8_rk11_20_Black"><text:span text:style-name="T7">turmaktan çok uzak kald</text:span></text:span><text:span text:style-name="PalatinoT_b8_rk11_20_Black"><text:span text:style-name="T8">ı</text:span></text:span><text:span text:style-name="PalatinoT_b8_rk11_20_Black"><text:span text:style-name="T7">. </text:span></text:span></text:p>
      <text:p text:style-name="P13"><text:span text:style-name="PalatinoT_b8_rk11_20_Black"><text:span text:style-name="T5"/></text:span></text:p>
      <text:p text:style-name="P2"/>
      <text:p text:style-name="P10"><text:span text:style-name="FrizQuadrataT_b8_rk14_20_BI_20_Black"><text:span text:style-name="T7">Evrim'in ard</text:span></text:span><text:span text:style-name="FrizQuadrataT_b8_rk14_20_BI_20_Black"><text:span text:style-name="T8">ı</text:span></text:span><text:span text:style-name="FrizQuadrataT_b8_rk14_20_BI_20_Black"><text:span text:style-name="T7">ndaki hedef</text:span></text:span></text:p>
      <text:p text:style-name="P12"><text:span text:style-name="FrizQuadrataT_b8_rk14_20_BI_20_Black"><text:span text:style-name="T5"/></text:span></text:p>
      <text:p text:style-name="P11"><text:span text:style-name="PalatinoT_b8_rk11_20_Black"><text:span text:style-name="T7">Evrim Teorisi'nin geçirdi</text:span></text:span><text:span text:style-name="PalatinoT_b8_rk11_20_Black"><text:span text:style-name="T8">ğ</text:span></text:span><text:span text:style-name="PalatinoT_b8_rk11_20_Black"><text:span text:style-name="T7">i bu süreç bize önemli bir </text:span></text:span><text:span text:style-name="PalatinoT_b8_rk11_20_Black"><text:span text:style-name="T8">ş</text:span></text:span><text:span text:style-name="PalatinoT_b8_rk11_20_Black"><text:span text:style-name="T7">ey göstermektedir: Evrim, bilim adam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ara</text:span></text:span><text:span text:style-name="PalatinoT_b8_rk11_20_Black"><text:span text:style-name="T8">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malar</text:span></text:span><text:span text:style-name="PalatinoT_b8_rk11_20_Black"><text:span text:style-name="T8">ı</text:span></text:span><text:span text:style-name="PalatinoT_b8_rk11_20_Black"><text:span text:style-name="T7"> sonucunda farkettikleri bir gerçek de</text:span></text:span><text:span text:style-name="PalatinoT_b8_rk11_20_Black"><text:span text:style-name="T8">ğ</text:span></text:span><text:span text:style-name="PalatinoT_b8_rk11_20_Black"><text:span text:style-name="T7">ildir. Tam aksine, Evrim, bilim adamlar</text:span></text:span><text:span text:style-name="PalatinoT_b8_rk11_20_Black"><text:span text:style-name="T8">ı</text:span></text:span><text:span text:style-name="PalatinoT_b8_rk11_20_Black"><text:span text:style-name="T7"> taraf</text:span></text:span><text:span text:style-name="PalatinoT_b8_rk11_20_Black"><text:span text:style-name="T8">ı</text:span></text:span><text:span text:style-name="PalatinoT_b8_rk11_20_Black"><text:span text:style-name="T7">ndan sürekli olarak ispat edilmeye çal</text:span></text:span><text:span text:style-name="PalatinoT_b8_rk11_20_Black"><text:span text:style-name="T8">ışı</text:span></text:span><text:span text:style-name="PalatinoT_b8_rk11_20_Black"><text:span text:style-name="T7">lmaktad</text:span></text:span><text:span text:style-name="PalatinoT_b8_rk11_20_Black"><text:span text:style-name="T8">ı</text:span></text:span><text:span text:style-name="PalatinoT_b8_rk11_20_Black"><text:span text:style-name="T7">r. Bilim çevrelerinin büyük bir bölümü, Evrimin varl</text:span></text:span><text:span text:style-name="PalatinoT_b8_rk11_20_Black"><text:span text:style-name="T8">ığı</text:span></text:span><text:span text:style-name="PalatinoT_b8_rk11_20_Black"><text:span text:style-name="T7">na önce inanmakta, sona da bunu ispatlamak için ellerinden geleni yapmaktad</text:span></text:span><text:span text:style-name="PalatinoT_b8_rk11_20_Black"><text:span text:style-name="T8">ı</text:span></text:span><text:span text:style-name="PalatinoT_b8_rk11_20_Black"><text:span text:style-name="T7">rlar. Ortaya att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 Evrim modelleri bir bir çürük ç</text:span></text:span><text:span text:style-name="PalatinoT_b8_rk11_20_Black"><text:span text:style-name="T8">ı</text:span></text:span><text:span text:style-name="PalatinoT_b8_rk11_20_Black"><text:span text:style-name="T7">kmakta, ancak yine de bu teoriyi savunmaktan vazgeçmemektedirler. </text:span></text:span></text:p>
      <text:p text:style-name="P11"><text:span text:style-name="PalatinoT_b8_rk11_20_Black"><text:span text:style-name="T7">Bu durumun en ilgi çekici örneklerinden birini, Türkiye'deki en ünlü Evrimcilerden biri olan Prof. Dr. Ali Demirsoy'un </text:span></text:span><text:span text:style-name="PalatinoT_b8_rk11_20_I_20_Black"><text:span text:style-name="T7">Kal</text:span></text:span><text:span text:style-name="PalatinoT_b8_rk11_20_I_20_Black"><text:span text:style-name="T8">ı</text:span></text:span><text:span text:style-name="PalatinoT_b8_rk11_20_I_20_Black"><text:span text:style-name="T7">t</text:span></text:span><text:span text:style-name="PalatinoT_b8_rk11_20_I_20_Black"><text:span text:style-name="T8">ı</text:span></text:span><text:span text:style-name="PalatinoT_b8_rk11_20_I_20_Black"><text:span text:style-name="T7">m ve Evrim</text:span></text:span><text:span text:style-name="PalatinoT_b8_rk11_20_Black"><text:span text:style-name="T7"> adl</text:span></text:span><text:span text:style-name="PalatinoT_b8_rk11_20_Black"><text:span text:style-name="T8">ı</text:span></text:span><text:span text:style-name="PalatinoT_b8_rk11_20_Black"><text:span text:style-name="T7"> kitab</text:span></text:span><text:span text:style-name="PalatinoT_b8_rk11_20_Black"><text:span text:style-name="T8">ı</text:span></text:span><text:span text:style-name="PalatinoT_b8_rk11_20_Black"><text:span text:style-name="T7">nda yazd</text:span></text:span><text:span text:style-name="PalatinoT_b8_rk11_20_Black"><text:span text:style-name="T8">ığı</text:span></text:span><text:span text:style-name="PalatinoT_b8_rk11_20_Black"><text:span text:style-name="T7"> ilginç mant</text:span></text:span><text:span text:style-name="PalatinoT_b8_rk11_20_Black"><text:span text:style-name="T8">ı</text:span></text:span><text:span text:style-name="PalatinoT_b8_rk11_20_Black"><text:span text:style-name="T7">klarda görebiliriz. Demirsoy, Evrim'in en büyük ç</text:span></text:span><text:span text:style-name="PalatinoT_b8_rk11_20_Black"><text:span text:style-name="T8">ı</text:span></text:span><text:span text:style-name="PalatinoT_b8_rk11_20_Black"><text:span text:style-name="T7">kmaz</text:span></text:span><text:span text:style-name="PalatinoT_b8_rk11_20_Black"><text:span text:style-name="T8">ı</text:span></text:span><text:span text:style-name="PalatinoT_b8_rk11_20_Black"><text:span text:style-name="T7"> olan Organik Evrim'in en önemli a</text:span></text:span><text:span text:style-name="PalatinoT_b8_rk11_20_Black"><text:span text:style-name="T8">ş</text:span></text:span><text:span text:style-name="PalatinoT_b8_rk11_20_Black"><text:span text:style-name="T7">am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, yani bir proteinin "tesadüfen" olu</text:span></text:span><text:span text:style-name="PalatinoT_b8_rk11_20_Black"><text:span text:style-name="T8">ş</text:span></text:span><text:span text:style-name="PalatinoT_b8_rk11_20_Black"><text:span text:style-name="T7">m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imkans</text:span></text:span><text:span text:style-name="PalatinoT_b8_rk11_20_Black"><text:span text:style-name="T8">ı</text:span></text:span><text:span text:style-name="PalatinoT_b8_rk11_20_Black"><text:span text:style-name="T7">z oldu</text:span></text:span><text:span text:style-name="PalatinoT_b8_rk11_20_Black"><text:span text:style-name="T8">ğ</text:span></text:span><text:span text:style-name="PalatinoT_b8_rk11_20_Black"><text:span text:style-name="T7">unu itiraf etmekte, ancak "do</text:span></text:span><text:span text:style-name="PalatinoT_b8_rk11_20_Black"><text:span text:style-name="T8">ğ</text:span></text:span><text:span text:style-name="PalatinoT_b8_rk11_20_Black"><text:span text:style-name="T7">aüstü </text:span></text:span><text:soft-page-break/><text:span text:style-name="PalatinoT_b8_rk11_20_Black"><text:span text:style-name="T7">güçler"in (Allah'</text:span></text:span><text:span text:style-name="PalatinoT_b8_rk11_20_Black"><text:span text:style-name="T8">ı</text:span></text:span><text:span text:style-name="PalatinoT_b8_rk11_20_Black"><text:span text:style-name="T7"> kastediyor) varl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kabul etmektense, bu imkans</text:span></text:span><text:span text:style-name="PalatinoT_b8_rk11_20_Black"><text:span text:style-name="T8">ı</text:span></text:span><text:span text:style-name="PalatinoT_b8_rk11_20_Black"><text:span text:style-name="T7">z mant</text:span></text:span><text:span text:style-name="PalatinoT_b8_rk11_20_Black"><text:span text:style-name="T8">ığı</text:span></text:span><text:span text:style-name="PalatinoT_b8_rk11_20_Black"><text:span text:style-name="T7"> kabul etmenin daha "bilimsel" oldu</text:span></text:span><text:span text:style-name="PalatinoT_b8_rk11_20_Black"><text:span text:style-name="T8">ğ</text:span></text:span><text:span text:style-name="PalatinoT_b8_rk11_20_Black"><text:span text:style-name="T7">unu söylemektedir:</text:span></text:span></text:p>
      <text:p text:style-name="P11"><text:span text:style-name="PalatinoT_b8_rk11_20_Black"><text:span text:style-name="T7">"</text:span></text:span><text:span text:style-name="PalatinoT_b8_rk11_20_I_20_Black"><text:span text:style-name="T7">Özünde bir Sitokrom-C'nin (canl</text:span></text:span><text:span text:style-name="PalatinoT_b8_rk11_20_I_20_Black"><text:span text:style-name="T8">ı</text:span></text:span><text:span text:style-name="PalatinoT_b8_rk11_20_I_20_Black"><text:span text:style-name="T7">l</text:span></text:span><text:span text:style-name="PalatinoT_b8_rk11_20_I_20_Black"><text:span text:style-name="T8">ığı</text:span></text:span><text:span text:style-name="PalatinoT_b8_rk11_20_I_20_Black"><text:span text:style-name="T7">n olu</text:span></text:span><text:span text:style-name="PalatinoT_b8_rk11_20_I_20_Black"><text:span text:style-name="T8">ş</text:span></text:span><text:span text:style-name="PalatinoT_b8_rk11_20_I_20_Black"><text:span text:style-name="T7">mas</text:span></text:span><text:span text:style-name="PalatinoT_b8_rk11_20_I_20_Black"><text:span text:style-name="T8">ı</text:span></text:span><text:span text:style-name="PalatinoT_b8_rk11_20_I_20_Black"><text:span text:style-name="T7"> için </text:span></text:span><text:span text:style-name="PalatinoT_b8_rk11_20_I_20_Black"><text:span text:style-name="T8">ş</text:span></text:span><text:span text:style-name="PalatinoT_b8_rk11_20_I_20_Black"><text:span text:style-name="T7">art olan enzim) dizilimini olu</text:span></text:span><text:span text:style-name="PalatinoT_b8_rk11_20_I_20_Black"><text:span text:style-name="T8">ş</text:span></text:span><text:span text:style-name="PalatinoT_b8_rk11_20_I_20_Black"><text:span text:style-name="T7">turmak için </text:span></text:span><text:span text:style-name="PalatinoT_b8_rk11_20_BI_20_Black"><text:span text:style-name="T7">olas</text:span></text:span><text:span text:style-name="PalatinoT_b8_rk11_20_BI_20_Black"><text:span text:style-name="T8">ı</text:span></text:span><text:span text:style-name="PalatinoT_b8_rk11_20_BI_20_Black"><text:span text:style-name="T7">l</text:span></text:span><text:span text:style-name="PalatinoT_b8_rk11_20_BI_20_Black"><text:span text:style-name="T8">ı</text:span></text:span><text:span text:style-name="PalatinoT_b8_rk11_20_BI_20_Black"><text:span text:style-name="T7">k s</text:span></text:span><text:span text:style-name="PalatinoT_b8_rk11_20_BI_20_Black"><text:span text:style-name="T8">ı</text:span></text:span><text:span text:style-name="PalatinoT_b8_rk11_20_BI_20_Black"><text:span text:style-name="T7">f</text:span></text:span><text:span text:style-name="PalatinoT_b8_rk11_20_BI_20_Black"><text:span text:style-name="T8">ı</text:span></text:span><text:span text:style-name="PalatinoT_b8_rk11_20_BI_20_Black"><text:span text:style-name="T7">r denecek kadar azd</text:span></text:span><text:span text:style-name="PalatinoT_b8_rk11_20_BI_20_Black"><text:span text:style-name="T8">ı</text:span></text:span><text:span text:style-name="PalatinoT_b8_rk11_20_BI_20_Black"><text:span text:style-name="T7">r</text:span></text:span><text:span text:style-name="PalatinoT_b8_rk11_20_I_20_Black"><text:span text:style-name="T7">. Yani canl</text:span></text:span><text:span text:style-name="PalatinoT_b8_rk11_20_I_20_Black"><text:span text:style-name="T8">ı</text:span></text:span><text:span text:style-name="PalatinoT_b8_rk11_20_I_20_Black"><text:span text:style-name="T7">l</text:span></text:span><text:span text:style-name="PalatinoT_b8_rk11_20_I_20_Black"><text:span text:style-name="T8">ı</text:span></text:span><text:span text:style-name="PalatinoT_b8_rk11_20_I_20_Black"><text:span text:style-name="T7">k e</text:span></text:span><text:span text:style-name="PalatinoT_b8_rk11_20_I_20_Black"><text:span text:style-name="T8">ğ</text:span></text:span><text:span text:style-name="PalatinoT_b8_rk11_20_I_20_Black"><text:span text:style-name="T7">er belirli bir dizilimi gerektiriyorsa, bu tüm evrende bir defa olu</text:span></text:span><text:span text:style-name="PalatinoT_b8_rk11_20_I_20_Black"><text:span text:style-name="T8">ş</text:span></text:span><text:span text:style-name="PalatinoT_b8_rk11_20_I_20_Black"><text:span text:style-name="T7">acak kadar az olas</text:span></text:span><text:span text:style-name="PalatinoT_b8_rk11_20_I_20_Black"><text:span text:style-name="T8">ı</text:span></text:span><text:span text:style-name="PalatinoT_b8_rk11_20_I_20_Black"><text:span text:style-name="T7">l</text:span></text:span><text:span text:style-name="PalatinoT_b8_rk11_20_I_20_Black"><text:span text:style-name="T8">ığ</text:span></text:span><text:span text:style-name="PalatinoT_b8_rk11_20_I_20_Black"><text:span text:style-name="T7">a sahiptir, denebilir. </text:span></text:span><text:span text:style-name="PalatinoT_b8_rk11_20_BI_20_Black"><text:span text:style-name="T7">Ya da olu</text:span></text:span><text:span text:style-name="PalatinoT_b8_rk11_20_BI_20_Black"><text:span text:style-name="T8">ş</text:span></text:span><text:span text:style-name="PalatinoT_b8_rk11_20_BI_20_Black"><text:span text:style-name="T7">umunda bizim tan</text:span></text:span><text:span text:style-name="PalatinoT_b8_rk11_20_BI_20_Black"><text:span text:style-name="T8">ı</text:span></text:span><text:span text:style-name="PalatinoT_b8_rk11_20_BI_20_Black"><text:span text:style-name="T7">mlayamayaca</text:span></text:span><text:span text:style-name="PalatinoT_b8_rk11_20_BI_20_Black"><text:span text:style-name="T8">ğı</text:span></text:span><text:span text:style-name="PalatinoT_b8_rk11_20_BI_20_Black"><text:span text:style-name="T7">m</text:span></text:span><text:span text:style-name="PalatinoT_b8_rk11_20_BI_20_Black"><text:span text:style-name="T8">ı</text:span></text:span><text:span text:style-name="PalatinoT_b8_rk11_20_BI_20_Black"><text:span text:style-name="T7">z do</text:span></text:span><text:span text:style-name="PalatinoT_b8_rk11_20_BI_20_Black"><text:span text:style-name="T8">ğ</text:span></text:span><text:span text:style-name="PalatinoT_b8_rk11_20_BI_20_Black"><text:span text:style-name="T7">aüstü güçler görev yapm</text:span></text:span><text:span text:style-name="PalatinoT_b8_rk11_20_BI_20_Black"><text:span text:style-name="T8">ış</text:span></text:span><text:span text:style-name="PalatinoT_b8_rk11_20_BI_20_Black"><text:span text:style-name="T7">t</text:span></text:span><text:span text:style-name="PalatinoT_b8_rk11_20_BI_20_Black"><text:span text:style-name="T8">ı</text:span></text:span><text:span text:style-name="PalatinoT_b8_rk11_20_BI_20_Black"><text:span text:style-name="T7">r. Bu sonuncusunu kabul etmek bilimsel amaca uygun de</text:span></text:span><text:span text:style-name="PalatinoT_b8_rk11_20_BI_20_Black"><text:span text:style-name="T8">ğ</text:span></text:span><text:span text:style-name="PalatinoT_b8_rk11_20_BI_20_Black"><text:span text:style-name="T7">ildir</text:span></text:span><text:span text:style-name="PalatinoT_b8_rk11_20_I_20_Black"><text:span text:style-name="T7">. O halde birinci varsay</text:span></text:span><text:span text:style-name="PalatinoT_b8_rk11_20_I_20_Black"><text:span text:style-name="T8">ı</text:span></text:span><text:span text:style-name="PalatinoT_b8_rk11_20_I_20_Black"><text:span text:style-name="T7">m</text:span></text:span><text:span text:style-name="PalatinoT_b8_rk11_20_I_20_Black"><text:span text:style-name="T8">ı</text:span></text:span><text:span text:style-name="PalatinoT_b8_rk11_20_I_20_Black"><text:span text:style-name="T7"> irdelemek gerekir</text:span></text:span><text:span text:style-name="PalatinoT_b8_rk11_20_Black"><text:span text:style-name="T7">." (Kal</text:span></text:span><text:span text:style-name="PalatinoT_b8_rk11_20_Black"><text:span text:style-name="T8">ı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m Evrim, sf. 61)</text:span></text:span></text:p>
      <text:p text:style-name="P11"><text:span text:style-name="PalatinoT_b8_rk11_20_Black"><text:span text:style-name="T7">Ali Demirsoy'un dedi</text:span></text:span><text:span text:style-name="PalatinoT_b8_rk11_20_Black"><text:span text:style-name="T8">ğ</text:span></text:span><text:span text:style-name="PalatinoT_b8_rk11_20_Black"><text:span text:style-name="T7">ine göre, bir "bilimsel amaç" vard</text:span></text:span><text:span text:style-name="PalatinoT_b8_rk11_20_Black"><text:span text:style-name="T8">ı</text:span></text:span><text:span text:style-name="PalatinoT_b8_rk11_20_Black"><text:span text:style-name="T7">r: Ve bu amaç, ne olursa olsun, canl</text:span></text:span><text:span text:style-name="PalatinoT_b8_rk11_20_Black"><text:span text:style-name="T8">ı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n yarat</text:span></text:span><text:span text:style-name="PalatinoT_b8_rk11_20_Black"><text:span text:style-name="T8">ı</text:span></text:span><text:span text:style-name="PalatinoT_b8_rk11_20_Black"><text:span text:style-name="T7">lm</text:span></text:span><text:span text:style-name="PalatinoT_b8_rk11_20_Black"><text:span text:style-name="T8">ış</text:span></text:span><text:span text:style-name="PalatinoT_b8_rk11_20_Black"><text:span text:style-name="T7"> olduk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reddetmeyi gerektirmektedir. Canl</text:span></text:span><text:span text:style-name="PalatinoT_b8_rk11_20_Black"><text:span text:style-name="T8">ı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n yarat</text:span></text:span><text:span text:style-name="PalatinoT_b8_rk11_20_Black"><text:span text:style-name="T8">ı</text:span></text:span><text:span text:style-name="PalatinoT_b8_rk11_20_Black"><text:span text:style-name="T7">lm</text:span></text:span><text:span text:style-name="PalatinoT_b8_rk11_20_Black"><text:span text:style-name="T8">ış</text:span></text:span><text:span text:style-name="PalatinoT_b8_rk11_20_Black"><text:span text:style-name="T7"> olduk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kabul etmektense, Demirsoy ve benzerleri, s</text:span></text:span><text:span text:style-name="PalatinoT_b8_rk11_20_Black"><text:span text:style-name="T8">ı</text:span></text:span><text:span text:style-name="PalatinoT_b8_rk11_20_Black"><text:span text:style-name="T7">f</text:span></text:span><text:span text:style-name="PalatinoT_b8_rk11_20_Black"><text:span text:style-name="T8">ı</text:span></text:span><text:span text:style-name="PalatinoT_b8_rk11_20_Black"><text:span text:style-name="T7">r olas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k ta</text:span></text:span><text:span text:style-name="PalatinoT_b8_rk11_20_Black"><text:span text:style-name="T8">şı</text:span></text:span><text:span text:style-name="PalatinoT_b8_rk11_20_Black"><text:span text:style-name="T7">yan tesadüfleri kabul etmeyi tercih etmektedirler. Demirsoy, üstteki sat</text:span></text:span><text:span text:style-name="PalatinoT_b8_rk11_20_Black"><text:span text:style-name="T8">ı</text:span></text:span><text:span text:style-name="PalatinoT_b8_rk11_20_Black"><text:span text:style-name="T7">r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ard</text:span></text:span><text:span text:style-name="PalatinoT_b8_rk11_20_Black"><text:span text:style-name="T8">ı</text:span></text:span><text:span text:style-name="PalatinoT_b8_rk11_20_Black"><text:span text:style-name="T7">ndan, "bilimsel amaca daha uygun" oldu</text:span></text:span><text:span text:style-name="PalatinoT_b8_rk11_20_Black"><text:span text:style-name="T8">ğ</text:span></text:span><text:span text:style-name="PalatinoT_b8_rk11_20_Black"><text:span text:style-name="T7">u için kabul etti</text:span></text:span><text:span text:style-name="PalatinoT_b8_rk11_20_Black"><text:span text:style-name="T8">ğ</text:span></text:span><text:span text:style-name="PalatinoT_b8_rk11_20_Black"><text:span text:style-name="T7">i bu olas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ğı</text:span></text:span><text:span text:style-name="PalatinoT_b8_rk11_20_Black"><text:span text:style-name="T7">n ne denli gerçek d</text:span></text:span><text:span text:style-name="PalatinoT_b8_rk11_20_Black"><text:span text:style-name="T8">ışı</text:span></text:span><text:span text:style-name="PalatinoT_b8_rk11_20_Black"><text:span text:style-name="T7"> oldu</text:span></text:span><text:span text:style-name="PalatinoT_b8_rk11_20_Black"><text:span text:style-name="T8">ğ</text:span></text:span><text:span text:style-name="PalatinoT_b8_rk11_20_Black"><text:span text:style-name="T7">unu </text:span></text:span><text:span text:style-name="PalatinoT_b8_rk11_20_Black"><text:span text:style-name="T8">ş</text:span></text:span><text:span text:style-name="PalatinoT_b8_rk11_20_Black"><text:span text:style-name="T7">öyle itiraf eder:</text:span></text:span></text:p>
      <text:p text:style-name="P11"><text:span text:style-name="PalatinoT_b8_rk11_20_Black"><text:span text:style-name="T7">"...</text:span></text:span><text:span text:style-name="PalatinoT_b8_rk11_20_I_20_Black"><text:span text:style-name="T7"> Sitokrom-C'nin belirli aminoasit dizilimini sa</text:span></text:span><text:span text:style-name="PalatinoT_b8_rk11_20_I_20_Black"><text:span text:style-name="T8">ğ</text:span></text:span><text:span text:style-name="PalatinoT_b8_rk11_20_I_20_Black"><text:span text:style-name="T7">lamak, </text:span></text:span><text:span text:style-name="PalatinoT_b8_rk11_20_BI_20_Black"><text:span text:style-name="T7">bir maymunun daktiloda hiç yanl</text:span></text:span><text:span text:style-name="PalatinoT_b8_rk11_20_BI_20_Black"><text:span text:style-name="T8">ış</text:span></text:span><text:span text:style-name="PalatinoT_b8_rk11_20_BI_20_Black"><text:span text:style-name="T7"> yapmadan insanl</text:span></text:span><text:span text:style-name="PalatinoT_b8_rk11_20_BI_20_Black"><text:span text:style-name="T8">ı</text:span></text:span><text:span text:style-name="PalatinoT_b8_rk11_20_BI_20_Black"><text:span text:style-name="T7">k tarihini yazma olas</text:span></text:span><text:span text:style-name="PalatinoT_b8_rk11_20_BI_20_Black"><text:span text:style-name="T8">ı</text:span></text:span><text:span text:style-name="PalatinoT_b8_rk11_20_BI_20_Black"><text:span text:style-name="T7">l</text:span></text:span><text:span text:style-name="PalatinoT_b8_rk11_20_BI_20_Black"><text:span text:style-name="T8">ığı</text:span></text:span><text:span text:style-name="PalatinoT_b8_rk11_20_I_20_Black"><text:span text:style-name="T7"> kadar azd</text:span></text:span><text:span text:style-name="PalatinoT_b8_rk11_20_I_20_Black"><text:span text:style-name="T8">ı</text:span></text:span><text:span text:style-name="PalatinoT_b8_rk11_20_I_20_Black"><text:span text:style-name="T7">r (maymunun rastgele tu</text:span></text:span><text:span text:style-name="PalatinoT_b8_rk11_20_I_20_Black"><text:span text:style-name="T8">ş</text:span></text:span><text:span text:style-name="PalatinoT_b8_rk11_20_I_20_Black"><text:span text:style-name="T7">lara bast</text:span></text:span><text:span text:style-name="PalatinoT_b8_rk11_20_I_20_Black"><text:span text:style-name="T8">ığı</text:span></text:span><text:span text:style-name="PalatinoT_b8_rk11_20_I_20_Black"><text:span text:style-name="T7">n</text:span></text:span><text:span text:style-name="PalatinoT_b8_rk11_20_I_20_Black"><text:span text:style-name="T8">ı</text:span></text:span><text:span text:style-name="PalatinoT_b8_rk11_20_I_20_Black"><text:span text:style-name="T7"> kabul ederek)</text:span></text:span><text:span text:style-name="PalatinoT_b8_rk11_20_Black"><text:span text:style-name="T7">." </text:span></text:span></text:p>
      <text:p text:style-name="P11"><text:span text:style-name="PalatinoT_b8_rk11_20_Black"><text:span text:style-name="T7">Bu sat</text:span></text:span><text:span text:style-name="PalatinoT_b8_rk11_20_Black"><text:span text:style-name="T8">ı</text:span></text:span><text:span text:style-name="PalatinoT_b8_rk11_20_Black"><text:span text:style-name="T7">rlarda anlat</text:span></text:span><text:span text:style-name="PalatinoT_b8_rk11_20_Black"><text:span text:style-name="T8">ı</text:span></text:span><text:span text:style-name="PalatinoT_b8_rk11_20_Black"><text:span text:style-name="T7">lan mant</text:span></text:span><text:span text:style-name="PalatinoT_b8_rk11_20_Black"><text:span text:style-name="T8">ı</text:span></text:span><text:span text:style-name="PalatinoT_b8_rk11_20_Black"><text:span text:style-name="T7">k bize </text:span></text:span><text:span text:style-name="PalatinoT_b8_rk11_20_Black"><text:span text:style-name="T8">ş</text:span></text:span><text:span text:style-name="PalatinoT_b8_rk11_20_Black"><text:span text:style-name="T7">unu gösterir: Evrim bilimsel bir amaç için savunulmamaktad</text:span></text:span><text:span text:style-name="PalatinoT_b8_rk11_20_Black"><text:span text:style-name="T8">ı</text:span></text:span><text:span text:style-name="PalatinoT_b8_rk11_20_Black"><text:span text:style-name="T7">r. Demirsoy"un "bilimsel amaç" dedi</text:span></text:span><text:span text:style-name="PalatinoT_b8_rk11_20_Black"><text:span text:style-name="T8">ğ</text:span></text:span><text:span text:style-name="PalatinoT_b8_rk11_20_Black"><text:span text:style-name="T7">i </text:span></text:span><text:span text:style-name="PalatinoT_b8_rk11_20_Black"><text:span text:style-name="T8">ş</text:span></text:span><text:span text:style-name="PalatinoT_b8_rk11_20_Black"><text:span text:style-name="T7">ey, gerçekte bilimsel de</text:span></text:span><text:span text:style-name="PalatinoT_b8_rk11_20_Black"><text:span text:style-name="T8">ğ</text:span></text:span><text:span text:style-name="PalatinoT_b8_rk11_20_Black"><text:span text:style-name="T7">ildir. Çünkü bilimin genel tan</text:span></text:span><text:span text:style-name="PalatinoT_b8_rk11_20_Black"><text:span text:style-name="T8">ı</text:span></text:span><text:span text:style-name="PalatinoT_b8_rk11_20_Black"><text:span text:style-name="T7">m</text:span></text:span><text:span text:style-name="PalatinoT_b8_rk11_20_Black"><text:span text:style-name="T8">ı</text:span></text:span><text:span text:style-name="PalatinoT_b8_rk11_20_Black"><text:span text:style-name="T7">na göre, bilim adam</text:span></text:span><text:span text:style-name="PalatinoT_b8_rk11_20_Black"><text:span text:style-name="T8">ı</text:span></text:span><text:span text:style-name="PalatinoT_b8_rk11_20_Black"><text:span text:style-name="T7">, önceden do</text:span></text:span><text:span text:style-name="PalatinoT_b8_rk11_20_Black"><text:span text:style-name="T8">ğ</text:span></text:span><text:span text:style-name="PalatinoT_b8_rk11_20_Black"><text:span text:style-name="T7">ru oldu</text:span></text:span><text:span text:style-name="PalatinoT_b8_rk11_20_Black"><text:span text:style-name="T8">ğ</text:span></text:span><text:span text:style-name="PalatinoT_b8_rk11_20_Black"><text:span text:style-name="T7">unu kabul etti</text:span></text:span><text:span text:style-name="PalatinoT_b8_rk11_20_Black"><text:span text:style-name="T8">ğ</text:span></text:span><text:span text:style-name="PalatinoT_b8_rk11_20_Black"><text:span text:style-name="T7">i bir </text:span></text:span><text:span text:style-name="PalatinoT_b8_rk11_20_Black"><text:span text:style-name="T8">ş</text:span></text:span><text:span text:style-name="PalatinoT_b8_rk11_20_Black"><text:span text:style-name="T7">eyi ispatlamak için de</text:span></text:span><text:span text:style-name="PalatinoT_b8_rk11_20_Black"><text:span text:style-name="T8">ğ</text:span></text:span><text:span text:style-name="PalatinoT_b8_rk11_20_Black"><text:span text:style-name="T7">il, do</text:span></text:span><text:span text:style-name="PalatinoT_b8_rk11_20_Black"><text:span text:style-name="T8">ğ</text:span></text:span><text:span text:style-name="PalatinoT_b8_rk11_20_Black"><text:span text:style-name="T7">ru olan</text:span></text:span><text:span text:style-name="PalatinoT_b8_rk11_20_Black"><text:span text:style-name="T8">ı</text:span></text:span><text:span text:style-name="PalatinoT_b8_rk11_20_Black"><text:span text:style-name="T7"> bulabilmek için yola ç</text:span></text:span><text:span text:style-name="PalatinoT_b8_rk11_20_Black"><text:span text:style-name="T8">ı</text:span></text:span><text:span text:style-name="PalatinoT_b8_rk11_20_Black"><text:span text:style-name="T7">kar. Oysa Evrim'e gelince bunun tam tersi bir durum ortaya ç</text:span></text:span><text:span text:style-name="PalatinoT_b8_rk11_20_Black"><text:span text:style-name="T8">ı</text:span></text:span><text:span text:style-name="PalatinoT_b8_rk11_20_Black"><text:span text:style-name="T7">kmaktad</text:span></text:span><text:span text:style-name="PalatinoT_b8_rk11_20_Black"><text:span text:style-name="T8">ı</text:span></text:span><text:span text:style-name="PalatinoT_b8_rk11_20_Black"><text:span text:style-name="T7">r: Evrim, her ne olursa olsun ispatlanmaya, do</text:span></text:span><text:span text:style-name="PalatinoT_b8_rk11_20_Black"><text:span text:style-name="T8">ğ</text:span></text:span><text:span text:style-name="PalatinoT_b8_rk11_20_Black"><text:span text:style-name="T7">rulu</text:span></text:span><text:span text:style-name="PalatinoT_b8_rk11_20_Black"><text:span text:style-name="T8">ğ</text:span></text:span><text:span text:style-name="PalatinoT_b8_rk11_20_Black"><text:span text:style-name="T7">u kabul ettirilmeye çal</text:span></text:span><text:span text:style-name="PalatinoT_b8_rk11_20_Black"><text:span text:style-name="T8">ışı</text:span></text:span><text:span text:style-name="PalatinoT_b8_rk11_20_Black"><text:span text:style-name="T7">lan bir tür inanç haline gelmi</text:span></text:span><text:span text:style-name="PalatinoT_b8_rk11_20_Black"><text:span text:style-name="T8">ş</text:span></text:span><text:span text:style-name="PalatinoT_b8_rk11_20_Black"><text:span text:style-name="T7">tir.</text:span></text:span></text:p>
      <text:p text:style-name="P11"><text:span text:style-name="PalatinoT_b8_rk11_20_Black"><text:span text:style-name="T7">Bu durumda kolayl</text:span></text:span><text:span text:style-name="PalatinoT_b8_rk11_20_Black"><text:span text:style-name="T8">ı</text:span></text:span><text:span text:style-name="PalatinoT_b8_rk11_20_Black"><text:span text:style-name="T7">kla </text:span></text:span><text:span text:style-name="PalatinoT_b8_rk11_20_Black"><text:span text:style-name="T8">ş</text:span></text:span><text:span text:style-name="PalatinoT_b8_rk11_20_Black"><text:span text:style-name="T7">u sonuca varabiliriz: </text:span></text:span><text:span text:style-name="PalatinoT_b8_rk11_20_B_20_Black"><text:span text:style-name="T7">Evrim, "bilimsel" amaçlar için de</text:span></text:span><text:span text:style-name="PalatinoT_b8_rk11_20_B_20_Black"><text:span text:style-name="T8">ğ</text:span></text:span><text:span text:style-name="PalatinoT_b8_rk11_20_B_20_Black"><text:span text:style-name="T7">il, siyasi amaçlar için savunulmaktad</text:span></text:span><text:span text:style-name="PalatinoT_b8_rk11_20_B_20_Black"><text:span text:style-name="T8">ı</text:span></text:span><text:span text:style-name="PalatinoT_b8_rk11_20_B_20_Black"><text:span text:style-name="T7">r</text:span></text:span><text:span text:style-name="PalatinoT_b8_rk11_20_Black"><text:span text:style-name="T7">. Bir ba</text:span></text:span><text:span text:style-name="PalatinoT_b8_rk11_20_Black"><text:span text:style-name="T8">ş</text:span></text:span><text:span text:style-name="PalatinoT_b8_rk11_20_Black"><text:span text:style-name="T7">ka deyi</text:span></text:span><text:span text:style-name="PalatinoT_b8_rk11_20_Black"><text:span text:style-name="T8">ş</text:span></text:span><text:span text:style-name="PalatinoT_b8_rk11_20_Black"><text:span text:style-name="T7">le, Evrim, baz</text:span></text:span><text:span text:style-name="PalatinoT_b8_rk11_20_Black"><text:span text:style-name="T8">ı</text:span></text:span><text:span text:style-name="PalatinoT_b8_rk11_20_Black"><text:span text:style-name="T7"> güçlerin ç</text:span></text:span><text:span text:style-name="PalatinoT_b8_rk11_20_Black"><text:span text:style-name="T8">ı</text:span></text:span><text:span text:style-name="PalatinoT_b8_rk11_20_Black"><text:span text:style-name="T7">karlar</text:span></text:span><text:span text:style-name="PalatinoT_b8_rk11_20_Black"><text:span text:style-name="T8">ı</text:span></text:span><text:span text:style-name="PalatinoT_b8_rk11_20_Black"><text:span text:style-name="T7">na uygun bir tür ideolojidir ve bu nedenle, ne olursa olsun savunulmaktad</text:span></text:span><text:span text:style-name="PalatinoT_b8_rk11_20_Black"><text:span text:style-name="T8">ı</text:span></text:span><text:span text:style-name="PalatinoT_b8_rk11_20_Black"><text:span text:style-name="T7">r. Evrimden asla vazgeçmeyen ve tüm kariyerini bu kuru teoriyi ispat etmek için kullanan bilim adamlar</text:span></text:span><text:span text:style-name="PalatinoT_b8_rk11_20_Black"><text:span text:style-name="T8">ı</text:span></text:span><text:span text:style-name="PalatinoT_b8_rk11_20_Black"><text:span text:style-name="T7"> da, sözkonusu güçlerin birer üyesidirler ya da bu güçler ad</text:span></text:span><text:span text:style-name="PalatinoT_b8_rk11_20_Black"><text:span text:style-name="T8">ı</text:span></text:span><text:span text:style-name="PalatinoT_b8_rk11_20_Black"><text:span text:style-name="T7">na çal</text:span></text:span><text:span text:style-name="PalatinoT_b8_rk11_20_Black"><text:span text:style-name="T8">ış</text:span></text:span><text:span text:style-name="PalatinoT_b8_rk11_20_Black"><text:span text:style-name="T7">maktad</text:span></text:span><text:span text:style-name="PalatinoT_b8_rk11_20_Black"><text:span text:style-name="T8">ı</text:span></text:span><text:span text:style-name="PalatinoT_b8_rk11_20_Black"><text:span text:style-name="T7">rlar. Evrimin öncülü</text:span></text:span><text:span text:style-name="PalatinoT_b8_rk11_20_Black"><text:span text:style-name="T8">ğ</text:span></text:span><text:span text:style-name="PalatinoT_b8_rk11_20_Black"><text:span text:style-name="T7">ünü yapan bu bilim adamlar</text:span></text:span><text:span text:style-name="PalatinoT_b8_rk11_20_Black"><text:span text:style-name="T8">ı</text:span></text:span><text:span text:style-name="PalatinoT_b8_rk11_20_Black"><text:span text:style-name="T7">, onlardan ve akademik çevrelere özenle yerle</text:span></text:span><text:span text:style-name="PalatinoT_b8_rk11_20_Black"><text:span text:style-name="T8">ş</text:span></text:span><text:span text:style-name="PalatinoT_b8_rk11_20_Black"><text:span text:style-name="T7">tirilmi</text:span></text:span><text:span text:style-name="PalatinoT_b8_rk11_20_Black"><text:span text:style-name="T8">ş</text:span></text:span><text:span text:style-name="PalatinoT_b8_rk11_20_Black"><text:span text:style-name="T7"> olan Evrimci "resmi ideoloji"den etkilenen di</text:span></text:span><text:span text:style-name="PalatinoT_b8_rk11_20_Black"><text:span text:style-name="T8">ğ</text:span></text:span><text:span text:style-name="PalatinoT_b8_rk11_20_Black"><text:span text:style-name="T7">er pek çok bilim adam</text:span></text:span><text:span text:style-name="PalatinoT_b8_rk11_20_Black"><text:span text:style-name="T8">ı</text:span></text:span><text:span text:style-name="PalatinoT_b8_rk11_20_Black"><text:span text:style-name="T7"> taraf</text:span></text:span><text:span text:style-name="PalatinoT_b8_rk11_20_Black"><text:span text:style-name="T8">ı</text:span></text:span><text:span text:style-name="PalatinoT_b8_rk11_20_Black"><text:span text:style-name="T7">ndan da izlenmektedir. </text:span></text:span></text:p>
      <text:p text:style-name="P11"><text:span text:style-name="PalatinoT_b8_rk11_20_Black"><text:span text:style-name="T7">Peki acaba Evrim, hangi siyasi amaçlara hizmet etmekte, hangi ç</text:span></text:span><text:span text:style-name="PalatinoT_b8_rk11_20_Black"><text:span text:style-name="T8">ı</text:span></text:span><text:span text:style-name="PalatinoT_b8_rk11_20_Black"><text:span text:style-name="T7">karlar</text:span></text:span><text:span text:style-name="PalatinoT_b8_rk11_20_Black"><text:span text:style-name="T8">ı</text:span></text:span><text:span text:style-name="PalatinoT_b8_rk11_20_Black"><text:span text:style-name="T7"> korumaktad</text:span></text:span><text:span text:style-name="PalatinoT_b8_rk11_20_Black"><text:span text:style-name="T8">ı</text:span></text:span><text:span text:style-name="PalatinoT_b8_rk11_20_Black"><text:span text:style-name="T7">r? Hangi güçler, kendilerine sa</text:span></text:span><text:span text:style-name="PalatinoT_b8_rk11_20_Black"><text:span text:style-name="T8">ğ</text:span></text:span><text:span text:style-name="PalatinoT_b8_rk11_20_Black"><text:span text:style-name="T7">lad</text:span></text:span><text:span text:style-name="PalatinoT_b8_rk11_20_Black"><text:span text:style-name="T8">ığı</text:span></text:span><text:span text:style-name="PalatinoT_b8_rk11_20_Black"><text:span text:style-name="T7"> bu ç</text:span></text:span><text:span text:style-name="PalatinoT_b8_rk11_20_Black"><text:span text:style-name="T8">ı</text:span></text:span><text:span text:style-name="PalatinoT_b8_rk11_20_Black"><text:span text:style-name="T7">karlar kar</text:span></text:span><text:span text:style-name="PalatinoT_b8_rk11_20_Black"><text:span text:style-name="T8">şı</text:span></text:span><text:span text:style-name="PalatinoT_b8_rk11_20_Black"><text:span text:style-name="T7">l</text:span></text:span><text:span text:style-name="PalatinoT_b8_rk11_20_Black"><text:span text:style-name="T8">ığı</text:span></text:span><text:span text:style-name="PalatinoT_b8_rk11_20_Black"><text:span text:style-name="T7">nda Evrim'i sürekli olarak ayakta ve gündemde tutmaya çal</text:span></text:span><text:span text:style-name="PalatinoT_b8_rk11_20_Black"><text:span text:style-name="T8">ış</text:span></text:span><text:span text:style-name="PalatinoT_b8_rk11_20_Black"><text:span text:style-name="T7">maktad</text:span></text:span><text:span text:style-name="PalatinoT_b8_rk11_20_Black"><text:span text:style-name="T8">ı</text:span></text:span><text:span text:style-name="PalatinoT_b8_rk11_20_Black"><text:span text:style-name="T7">rlar?</text:span></text:span></text:p>
      <text:p text:style-name="P2"/>
      <text:p text:style-name="P2"/>
      <text:p text:style-name="P2"/>
      <text:p text:style-name="P10"><text:span text:style-name="FrizQuadrataT_b8_rk14_20_BI_20_Black"><text:span text:style-name="T7">Evrim ve ideolojiler</text:span></text:span></text:p>
      <text:p text:style-name="P16"/>
      <text:p text:style-name="P11"><text:span text:style-name="PalatinoT_b8_rk11_20_Black"><text:span text:style-name="T7">Az önce Avrupa toplum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dinden kopu</text:span></text:span><text:span text:style-name="PalatinoT_b8_rk11_20_Black"><text:span text:style-name="T8">ş</text:span></text:span><text:span text:style-name="PalatinoT_b8_rk11_20_Black"><text:span text:style-name="T7"> sürecinden söz ederken, bu sürecin ard</text:span></text:span><text:span text:style-name="PalatinoT_b8_rk11_20_Black"><text:span text:style-name="T8">ı</text:span></text:span><text:span text:style-name="PalatinoT_b8_rk11_20_Black"><text:span text:style-name="T7">ndaki baz</text:span></text:span><text:span text:style-name="PalatinoT_b8_rk11_20_Black"><text:span text:style-name="T8">ı</text:span></text:span><text:span text:style-name="PalatinoT_b8_rk11_20_Black"><text:span text:style-name="T7"> toplumsal güçlerden söz etmi</text:span></text:span><text:span text:style-name="PalatinoT_b8_rk11_20_Black"><text:span text:style-name="T8">ş</text:span></text:span><text:span text:style-name="PalatinoT_b8_rk11_20_Black"><text:span text:style-name="T7">tik. Bu güçler, dini esaslar üzerine kurulu olan Avrupa düzenini kendi ç</text:span></text:span><text:span text:style-name="PalatinoT_b8_rk11_20_Black"><text:span text:style-name="T8">ı</text:span></text:span><text:span text:style-name="PalatinoT_b8_rk11_20_Black"><text:span text:style-name="T7">karlar</text:span></text:span><text:span text:style-name="PalatinoT_b8_rk11_20_Black"><text:span text:style-name="T8">ı</text:span></text:span><text:span text:style-name="PalatinoT_b8_rk11_20_Black"><text:span text:style-name="T7">na ayk</text:span></text:span><text:span text:style-name="PalatinoT_b8_rk11_20_Black"><text:span text:style-name="T8">ı</text:span></text:span><text:span text:style-name="PalatinoT_b8_rk11_20_Black"><text:span text:style-name="T7">r</text:span></text:span><text:span text:style-name="PalatinoT_b8_rk11_20_Black"><text:span text:style-name="T8">ı</text:span></text:span><text:span text:style-name="PalatinoT_b8_rk11_20_Black"><text:span text:style-name="T7"> bulmu</text:span></text:span><text:span text:style-name="PalatinoT_b8_rk11_20_Black"><text:span text:style-name="T8">ş</text:span></text:span><text:span text:style-name="PalatinoT_b8_rk11_20_Black"><text:span text:style-name="T7"> ve bu nedenle de bu düzenin de</text:span></text:span><text:span text:style-name="PalatinoT_b8_rk11_20_Black"><text:span text:style-name="T8">ğ</text:span></text:span><text:span text:style-name="PalatinoT_b8_rk11_20_Black"><text:span text:style-name="T7">i</text:span></text:span><text:span text:style-name="PalatinoT_b8_rk11_20_Black"><text:span text:style-name="T8">ş</text:span></text:span><text:span text:style-name="PalatinoT_b8_rk11_20_Black"><text:span text:style-name="T7">mesine öncülük etmi</text:span></text:span><text:span text:style-name="PalatinoT_b8_rk11_20_Black"><text:span text:style-name="T8">ş</text:span></text:span><text:span text:style-name="PalatinoT_b8_rk11_20_Black"><text:span text:style-name="T7">lerdi. Dini düzeni y</text:span></text:span><text:span text:style-name="PalatinoT_b8_rk11_20_Black"><text:span text:style-name="T8">ı</text:span></text:span><text:span text:style-name="PalatinoT_b8_rk11_20_Black"><text:span text:style-name="T7">kman</text:span></text:span><text:span text:style-name="PalatinoT_b8_rk11_20_Black"><text:span text:style-name="T8">ı</text:span></text:span><text:span text:style-name="PalatinoT_b8_rk11_20_Black"><text:span text:style-name="T7">n yolu ise, toplumlar</text:span></text:span><text:span text:style-name="PalatinoT_b8_rk11_20_Black"><text:span text:style-name="T8">ı</text:span></text:span><text:span text:style-name="PalatinoT_b8_rk11_20_Black"><text:span text:style-name="T7">n dinden kopmas</text:span></text:span><text:span text:style-name="PalatinoT_b8_rk11_20_Black"><text:span text:style-name="T8">ı</text:span></text:span><text:span text:style-name="PalatinoT_b8_rk11_20_Black"><text:span text:style-name="T7">ndan geçiyordu. Böylece dini otoritenin güç kayna</text:span></text:span><text:span text:style-name="PalatinoT_b8_rk11_20_Black"><text:span text:style-name="T8">ğı</text:span></text:span><text:span text:style-name="PalatinoT_b8_rk11_20_Black"><text:span text:style-name="T7"> kesilmi</text:span></text:span><text:span text:style-name="PalatinoT_b8_rk11_20_Black"><text:span text:style-name="T8">ş</text:span></text:span><text:span text:style-name="PalatinoT_b8_rk11_20_Black"><text:span text:style-name="T7"> olacakt</text:span></text:span><text:span text:style-name="PalatinoT_b8_rk11_20_Black"><text:span text:style-name="T8">ı</text:span></text:span><text:span text:style-name="PalatinoT_b8_rk11_20_Black"><text:span text:style-name="T7">. Dinden kopmu</text:span></text:span><text:span text:style-name="PalatinoT_b8_rk11_20_Black"><text:span text:style-name="T8">ş</text:span></text:span><text:span text:style-name="PalatinoT_b8_rk11_20_Black"><text:span text:style-name="T7"> bir toplum, do</text:span></text:span><text:span text:style-name="PalatinoT_b8_rk11_20_Black"><text:span text:style-name="T8">ğ</text:span></text:span><text:span text:style-name="PalatinoT_b8_rk11_20_Black"><text:span text:style-name="T7">al olarak dini otoriteye ba</text:span></text:span><text:span text:style-name="PalatinoT_b8_rk11_20_Black"><text:span text:style-name="T8">ğ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 kalmaya devam edemezdi. Bu din-d</text:span></text:span><text:span text:style-name="PalatinoT_b8_rk11_20_Black"><text:span text:style-name="T8">ışı</text:span></text:span><text:span text:style-name="PalatinoT_b8_rk11_20_Black"><text:span text:style-name="T7"> toplum, din-d</text:span></text:span><text:span text:style-name="PalatinoT_b8_rk11_20_Black"><text:span text:style-name="T8">ışı</text:span></text:span><text:span text:style-name="PalatinoT_b8_rk11_20_Black"><text:span text:style-name="T7"> otoriteleri kolayca me</text:span></text:span><text:span text:style-name="PalatinoT_b8_rk11_20_Black"><text:span text:style-name="T8">ş</text:span></text:span><text:span text:style-name="PalatinoT_b8_rk11_20_Black"><text:span text:style-name="T7">ru birer yönetim olarak kabul edebilirdi. </text:span></text:span></text:p>
      <text:p text:style-name="P11"><text:span text:style-name="PalatinoT_b8_rk11_20_Black"><text:span text:style-name="T7">Avrupa'n</text:span></text:span><text:span text:style-name="PalatinoT_b8_rk11_20_Black"><text:span text:style-name="T8">ı</text:span></text:span><text:span text:style-name="PalatinoT_b8_rk11_20_Black"><text:span text:style-name="T7">n dinden kopmas</text:span></text:span><text:span text:style-name="PalatinoT_b8_rk11_20_Black"><text:span text:style-name="T8">ı</text:span></text:span><text:span text:style-name="PalatinoT_b8_rk11_20_Black"><text:span text:style-name="T7">na öncülük eden bu güçler (yeni zenginler, yahudiler ve mason örgütlenmesi alt</text:span></text:span><text:span text:style-name="PalatinoT_b8_rk11_20_Black"><text:span text:style-name="T8">ı</text:span></text:span><text:span text:style-name="PalatinoT_b8_rk11_20_Black"><text:span text:style-name="T7">nda toplanan tüm din-kar</text:span></text:span><text:span text:style-name="PalatinoT_b8_rk11_20_Black"><text:span text:style-name="T8">şı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 unsurlar), dinin toplum hayat</text:span></text:span><text:span text:style-name="PalatinoT_b8_rk11_20_Black"><text:span text:style-name="T8">ı</text:span></text:span><text:span text:style-name="PalatinoT_b8_rk11_20_Black"><text:span text:style-name="T7">ndan ç</text:span></text:span><text:span text:style-name="PalatinoT_b8_rk11_20_Black"><text:span text:style-name="T8">ı</text:span></text:span><text:span text:style-name="PalatinoT_b8_rk11_20_Black"><text:span text:style-name="T7">kar</text:span></text:span><text:span text:style-name="PalatinoT_b8_rk11_20_Black"><text:span text:style-name="T8">ı</text:span></text:span><text:span text:style-name="PalatinoT_b8_rk11_20_Black"><text:span text:style-name="T7">lmas</text:span></text:span><text:span text:style-name="PalatinoT_b8_rk11_20_Black"><text:span text:style-name="T8">ı</text:span></text:span><text:span text:style-name="PalatinoT_b8_rk11_20_Black"><text:span text:style-name="T7">yla do</text:span></text:span><text:span text:style-name="PalatinoT_b8_rk11_20_Black"><text:span text:style-name="T8">ğ</text:span></text:span><text:span text:style-name="PalatinoT_b8_rk11_20_Black"><text:span text:style-name="T7">an bo</text:span></text:span><text:span text:style-name="PalatinoT_b8_rk11_20_Black"><text:span text:style-name="T8">ş</text:span></text:span><text:span text:style-name="PalatinoT_b8_rk11_20_Black"><text:span text:style-name="T7">lu</text:span></text:span><text:span text:style-name="PalatinoT_b8_rk11_20_Black"><text:span text:style-name="T8">ğ</text:span></text:span><text:span text:style-name="PalatinoT_b8_rk11_20_Black"><text:span text:style-name="T7">u da ustaca doldurdular: Din yerine, sözkonusu güçler taraf</text:span></text:span><text:span text:style-name="PalatinoT_b8_rk11_20_Black"><text:span text:style-name="T8">ı</text:span></text:span><text:span text:style-name="PalatinoT_b8_rk11_20_Black"><text:span text:style-name="T7">ndan geli</text:span></text:span><text:span text:style-name="PalatinoT_b8_rk11_20_Black"><text:span text:style-name="T8">ş</text:span></text:span><text:span text:style-name="PalatinoT_b8_rk11_20_Black"><text:span text:style-name="T7">tirilen ideolojiler Avrupal</text:span></text:span><text:span text:style-name="PalatinoT_b8_rk11_20_Black"><text:span text:style-name="T8">ı</text:span></text:span><text:span text:style-name="PalatinoT_b8_rk11_20_Black"><text:span text:style-name="T7"> toplumlar</text:span></text:span><text:span text:style-name="PalatinoT_b8_rk11_20_Black"><text:span text:style-name="T8">ı</text:span></text:span><text:span text:style-name="PalatinoT_b8_rk11_20_Black"><text:span text:style-name="T7">n (daha sonra da tüm dünyan</text:span></text:span><text:span text:style-name="PalatinoT_b8_rk11_20_Black"><text:span text:style-name="T8">ı</text:span></text:span><text:span text:style-name="PalatinoT_b8_rk11_20_Black"><text:span text:style-name="T7">n) önüne sunuldu. </text:span></text:span></text:p>
      <text:p text:style-name="P11"><text:span text:style-name="PalatinoT_b8_rk11_20_Black"><text:span text:style-name="T7">18. yüzy</text:span></text:span><text:span text:style-name="PalatinoT_b8_rk11_20_Black"><text:span text:style-name="T8">ı</text:span></text:span><text:span text:style-name="PalatinoT_b8_rk11_20_Black"><text:span text:style-name="T7">lda do</text:span></text:span><text:span text:style-name="PalatinoT_b8_rk11_20_Black"><text:span text:style-name="T8">ğ</text:span></text:span><text:span text:style-name="PalatinoT_b8_rk11_20_Black"><text:span text:style-name="T7">an ve 19. yüzy</text:span></text:span><text:span text:style-name="PalatinoT_b8_rk11_20_Black"><text:span text:style-name="T8">ı</text:span></text:span><text:span text:style-name="PalatinoT_b8_rk11_20_Black"><text:span text:style-name="T7">lda olgunla</text:span></text:span><text:span text:style-name="PalatinoT_b8_rk11_20_Black"><text:span text:style-name="T8">ş</text:span></text:span><text:span text:style-name="PalatinoT_b8_rk11_20_Black"><text:span text:style-name="T7">an bu ideolojileri üç temel 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fa ay</text:span></text:span><text:span text:style-name="PalatinoT_b8_rk11_20_Black"><text:span text:style-name="T8">ı</text:span></text:span><text:span text:style-name="PalatinoT_b8_rk11_20_Black"><text:span text:style-name="T7">rabiliriz: Liberal kapitalizm, sosyalizm ve fa</text:span></text:span><text:span text:style-name="PalatinoT_b8_rk11_20_Black"><text:span text:style-name="T8">ş</text:span></text:span><text:span text:style-name="PalatinoT_b8_rk11_20_Black"><text:span text:style-name="T7">izm. Bu ideolojilere bakt</text:span></text:span><text:span text:style-name="PalatinoT_b8_rk11_20_Black"><text:span text:style-name="T8">ığı</text:span></text:span><text:span text:style-name="PalatinoT_b8_rk11_20_Black"><text:span text:style-name="T7">m</text:span></text:span><text:span text:style-name="PalatinoT_b8_rk11_20_Black"><text:span text:style-name="T8">ı</text:span></text:span><text:span text:style-name="PalatinoT_b8_rk11_20_Black"><text:span text:style-name="T7">zda ilk dikkati çeken, hepsinin, </text:span></text:span><text:soft-page-break/><text:span text:style-name="PalatinoT_b8_rk11_20_Black"><text:span text:style-name="T7">birbiriyle çat</text:span></text:span><text:span text:style-name="PalatinoT_b8_rk11_20_Black"><text:span text:style-name="T8">ış</text:span></text:span><text:span text:style-name="PalatinoT_b8_rk11_20_Black"><text:span text:style-name="T7">an taraflar</text:span></text:span><text:span text:style-name="PalatinoT_b8_rk11_20_Black"><text:span text:style-name="T8">ı</text:span></text:span><text:span text:style-name="PalatinoT_b8_rk11_20_Black"><text:span text:style-name="T7"> olmas</text:span></text:span><text:span text:style-name="PalatinoT_b8_rk11_20_Black"><text:span text:style-name="T8">ı</text:span></text:span><text:span text:style-name="PalatinoT_b8_rk11_20_Black"><text:span text:style-name="T7">na ra</text:span></text:span><text:span text:style-name="PalatinoT_b8_rk11_20_Black"><text:span text:style-name="T8">ğ</text:span></text:span><text:span text:style-name="PalatinoT_b8_rk11_20_Black"><text:span text:style-name="T7">men, temel bir noktada bulu</text:span></text:span><text:span text:style-name="PalatinoT_b8_rk11_20_Black"><text:span text:style-name="T8">ş</text:span></text:span><text:span text:style-name="PalatinoT_b8_rk11_20_Black"><text:span text:style-name="T7">uyor olmalar</text:span></text:span><text:span text:style-name="PalatinoT_b8_rk11_20_Black"><text:span text:style-name="T8">ı</text:span></text:span><text:span text:style-name="PalatinoT_b8_rk11_20_Black"><text:span text:style-name="T7">d</text:span></text:span><text:span text:style-name="PalatinoT_b8_rk11_20_Black"><text:span text:style-name="T8">ı</text:span></text:span><text:span text:style-name="PalatinoT_b8_rk11_20_Black"><text:span text:style-name="T7">r: Sözkonusu ideolojilerin hepsi de, dinin toplum hayat</text:span></text:span><text:span text:style-name="PalatinoT_b8_rk11_20_Black"><text:span text:style-name="T8">ı</text:span></text:span><text:span text:style-name="PalatinoT_b8_rk11_20_Black"><text:span text:style-name="T7">ndan d</text:span></text:span><text:span text:style-name="PalatinoT_b8_rk11_20_Black"><text:span text:style-name="T8">ış</text:span></text:span><text:span text:style-name="PalatinoT_b8_rk11_20_Black"><text:span text:style-name="T7">lanmas</text:span></text:span><text:span text:style-name="PalatinoT_b8_rk11_20_Black"><text:span text:style-name="T8">ı</text:span></text:span><text:span text:style-name="PalatinoT_b8_rk11_20_Black"><text:span text:style-name="T7">, dini otoritenin gücünün ortadan kald</text:span></text:span><text:span text:style-name="PalatinoT_b8_rk11_20_Black"><text:span text:style-name="T8">ı</text:span></text:span><text:span text:style-name="PalatinoT_b8_rk11_20_Black"><text:span text:style-name="T7">r</text:span></text:span><text:span text:style-name="PalatinoT_b8_rk11_20_Black"><text:span text:style-name="T8">ı</text:span></text:span><text:span text:style-name="PalatinoT_b8_rk11_20_Black"><text:span text:style-name="T7">lmas</text:span></text:span><text:span text:style-name="PalatinoT_b8_rk11_20_Black"><text:span text:style-name="T8">ı</text:span></text:span><text:span text:style-name="PalatinoT_b8_rk11_20_Black"><text:span text:style-name="T7"> konusunda hemfikirdirler. Bu nedenle hepsi de Ayd</text:span></text:span><text:span text:style-name="PalatinoT_b8_rk11_20_Black"><text:span text:style-name="T8">ı</text:span></text:span><text:span text:style-name="PalatinoT_b8_rk11_20_Black"><text:span text:style-name="T7">nlanma felsefesinden kaynaklanan maddeci (materyalist) dünya görü</text:span></text:span><text:span text:style-name="PalatinoT_b8_rk11_20_Black"><text:span text:style-name="T8">ş</text:span></text:span><text:span text:style-name="PalatinoT_b8_rk11_20_Black"><text:span text:style-name="T7">ünü kabul ederler. </text:span></text:span></text:p>
      <text:p text:style-name="P11"><text:span text:style-name="PalatinoT_b8_rk11_20_Black"><text:span text:style-name="T7">Çünkü bu ideolojilerin hepsi, dini düzeni y</text:span></text:span><text:span text:style-name="PalatinoT_b8_rk11_20_Black"><text:span text:style-name="T8">ı</text:span></text:span><text:span text:style-name="PalatinoT_b8_rk11_20_Black"><text:span text:style-name="T7">kan din-d</text:span></text:span><text:span text:style-name="PalatinoT_b8_rk11_20_Black"><text:span text:style-name="T8">ışı</text:span></text:span><text:span text:style-name="PalatinoT_b8_rk11_20_Black"><text:span text:style-name="T7"> güçlerin etkisi alt</text:span></text:span><text:span text:style-name="PalatinoT_b8_rk11_20_Black"><text:span text:style-name="T8">ı</text:span></text:span><text:span text:style-name="PalatinoT_b8_rk11_20_Black"><text:span text:style-name="T7">nda do</text:span></text:span><text:span text:style-name="PalatinoT_b8_rk11_20_Black"><text:span text:style-name="T8">ğ</text:span></text:span><text:span text:style-name="PalatinoT_b8_rk11_20_Black"><text:span text:style-name="T7">mu</text:span></text:span><text:span text:style-name="PalatinoT_b8_rk11_20_Black"><text:span text:style-name="T8">ş</text:span></text:span><text:span text:style-name="PalatinoT_b8_rk11_20_Black"><text:span text:style-name="T7"> ve geli</text:span></text:span><text:span text:style-name="PalatinoT_b8_rk11_20_Black"><text:span text:style-name="T8">ş</text:span></text:span><text:span text:style-name="PalatinoT_b8_rk11_20_Black"><text:span text:style-name="T7">mi</text:span></text:span><text:span text:style-name="PalatinoT_b8_rk11_20_Black"><text:span text:style-name="T8">ş</text:span></text:span><text:span text:style-name="PalatinoT_b8_rk11_20_Black"><text:span text:style-name="T7">tir. Kilise'nin otoritesini y</text:span></text:span><text:span text:style-name="PalatinoT_b8_rk11_20_Black"><text:span text:style-name="T8">ı</text:span></text:span><text:span text:style-name="PalatinoT_b8_rk11_20_Black"><text:span text:style-name="T7">kan ve masonluk çat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 alt</text:span></text:span><text:span text:style-name="PalatinoT_b8_rk11_20_Black"><text:span text:style-name="T8">ı</text:span></text:span><text:span text:style-name="PalatinoT_b8_rk11_20_Black"><text:span text:style-name="T7">nda örgütlenen din-d</text:span></text:span><text:span text:style-name="PalatinoT_b8_rk11_20_Black"><text:span text:style-name="T8">ışı</text:span></text:span><text:span text:style-name="PalatinoT_b8_rk11_20_Black"><text:span text:style-name="T7"> güçler, bu ideolojilerin hepsinin geli</text:span></text:span><text:span text:style-name="PalatinoT_b8_rk11_20_Black"><text:span text:style-name="T8">ş</text:span></text:span><text:span text:style-name="PalatinoT_b8_rk11_20_Black"><text:span text:style-name="T7">iminde en önemli rolü oynam</text:span></text:span><text:span text:style-name="PalatinoT_b8_rk11_20_Black"><text:span text:style-name="T8">ış</text:span></text:span><text:span text:style-name="PalatinoT_b8_rk11_20_Black"><text:span text:style-name="T7">lard</text:span></text:span><text:span text:style-name="PalatinoT_b8_rk11_20_Black"><text:span text:style-name="T8">ı</text:span></text:span><text:span text:style-name="PalatinoT_b8_rk11_20_Black"><text:span text:style-name="T7">r. Kapitalist, sosyalist ve fa</text:span></text:span><text:span text:style-name="PalatinoT_b8_rk11_20_Black"><text:span text:style-name="T8">ş</text:span></text:span><text:span text:style-name="PalatinoT_b8_rk11_20_Black"><text:span text:style-name="T7">ist sistemlerin ideolog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aras</text:span></text:span><text:span text:style-name="PalatinoT_b8_rk11_20_Black"><text:span text:style-name="T8">ı</text:span></text:span><text:span text:style-name="PalatinoT_b8_rk11_20_Black"><text:span text:style-name="T7">nda, masonlar</text:span></text:span><text:span text:style-name="PalatinoT_b8_rk11_20_Black"><text:span text:style-name="T8">ı</text:span></text:span><text:span text:style-name="PalatinoT_b8_rk11_20_Black"><text:span text:style-name="T7">n ve yahudilerin say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 dikkat çekici bir biçimde kabar</text:span></text:span><text:span text:style-name="PalatinoT_b8_rk11_20_Black"><text:span text:style-name="T8">ı</text:span></text:span><text:span text:style-name="PalatinoT_b8_rk11_20_Black"><text:span text:style-name="T7">kt</text:span></text:span><text:span text:style-name="PalatinoT_b8_rk11_20_Black"><text:span text:style-name="T8">ı</text:span></text:span><text:span text:style-name="PalatinoT_b8_rk11_20_Black"><text:span text:style-name="T7">r.</text:span></text:span></text:p>
      <text:p text:style-name="P11"><text:span text:style-name="PalatinoT_b8_rk11_20_Black"><text:span text:style-name="T7">Ancak hepsi de din-d</text:span></text:span><text:span text:style-name="PalatinoT_b8_rk11_20_Black"><text:span text:style-name="T8">ışı</text:span></text:span><text:span text:style-name="PalatinoT_b8_rk11_20_Black"><text:span text:style-name="T7"> bir dünya görü</text:span></text:span><text:span text:style-name="PalatinoT_b8_rk11_20_Black"><text:span text:style-name="T8">ş</text:span></text:span><text:span text:style-name="PalatinoT_b8_rk11_20_Black"><text:span text:style-name="T7">ünü savunan bu ideolojiler, kitapç</text:span></text:span><text:span text:style-name="PalatinoT_b8_rk11_20_Black"><text:span text:style-name="T8">ığı</text:span></text:span><text:span text:style-name="PalatinoT_b8_rk11_20_Black"><text:span text:style-name="T7">n ba</text:span></text:span><text:span text:style-name="PalatinoT_b8_rk11_20_Black"><text:span text:style-name="T8">şı</text:span></text:span><text:span text:style-name="PalatinoT_b8_rk11_20_Black"><text:span text:style-name="T7">nda da belirtti</text:span></text:span><text:span text:style-name="PalatinoT_b8_rk11_20_Black"><text:span text:style-name="T8">ğ</text:span></text:span><text:span text:style-name="PalatinoT_b8_rk11_20_Black"><text:span text:style-name="T7">imiz gibi, tutarl</text:span></text:span><text:span text:style-name="PalatinoT_b8_rk11_20_Black"><text:span text:style-name="T8">ı</text:span></text:span><text:span text:style-name="PalatinoT_b8_rk11_20_Black"><text:span text:style-name="T7"> bir temel sahip de</text:span></text:span><text:span text:style-name="PalatinoT_b8_rk11_20_Black"><text:span text:style-name="T8">ğ</text:span></text:span><text:span text:style-name="PalatinoT_b8_rk11_20_Black"><text:span text:style-name="T7">ildiler. Çünkü hepsi de Allah'</text:span></text:span><text:span text:style-name="PalatinoT_b8_rk11_20_Black"><text:span text:style-name="T8">ı</text:span></text:span><text:span text:style-name="PalatinoT_b8_rk11_20_Black"><text:span text:style-name="T7">n varl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tan</text:span></text:span><text:span text:style-name="PalatinoT_b8_rk11_20_Black"><text:span text:style-name="T8">ı</text:span></text:span><text:span text:style-name="PalatinoT_b8_rk11_20_Black"><text:span text:style-name="T7">mayan ya da gözard</text:span></text:span><text:span text:style-name="PalatinoT_b8_rk11_20_Black"><text:span text:style-name="T8">ı</text:span></text:span><text:span text:style-name="PalatinoT_b8_rk11_20_Black"><text:span text:style-name="T7"> eden dü</text:span></text:span><text:span text:style-name="PalatinoT_b8_rk11_20_Black"><text:span text:style-name="T8">ş</text:span></text:span><text:span text:style-name="PalatinoT_b8_rk11_20_Black"><text:span text:style-name="T7">üncelerdi. Hepsi, evreni ve canl</text:span></text:span><text:span text:style-name="PalatinoT_b8_rk11_20_Black"><text:span text:style-name="T8">ı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 "yarat</text:span></text:span><text:span text:style-name="PalatinoT_b8_rk11_20_Black"><text:span text:style-name="T8">ı</text:span></text:span><text:span text:style-name="PalatinoT_b8_rk11_20_Black"><text:span text:style-name="T7">lmam</text:span></text:span><text:span text:style-name="PalatinoT_b8_rk11_20_Black"><text:span text:style-name="T8">ış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k" temelinde aç</text:span></text:span><text:span text:style-name="PalatinoT_b8_rk11_20_Black"><text:span text:style-name="T8">ı</text:span></text:span><text:span text:style-name="PalatinoT_b8_rk11_20_Black"><text:span text:style-name="T7">klamaya çal</text:span></text:span><text:span text:style-name="PalatinoT_b8_rk11_20_Black"><text:span text:style-name="T8">ış</text:span></text:span><text:span text:style-name="PalatinoT_b8_rk11_20_Black"><text:span text:style-name="T7">m</text:span></text:span><text:span text:style-name="PalatinoT_b8_rk11_20_Black"><text:span text:style-name="T8">ı</text:span></text:span><text:span text:style-name="PalatinoT_b8_rk11_20_Black"><text:span text:style-name="T7">yorlard</text:span></text:span><text:span text:style-name="PalatinoT_b8_rk11_20_Black"><text:span text:style-name="T8">ı</text:span></text:span><text:span text:style-name="PalatinoT_b8_rk11_20_Black"><text:span text:style-name="T7">. Ve yine ba</text:span></text:span><text:span text:style-name="PalatinoT_b8_rk11_20_Black"><text:span text:style-name="T8">ş</text:span></text:span><text:span text:style-name="PalatinoT_b8_rk11_20_Black"><text:span text:style-name="T7">ta belirtti</text:span></text:span><text:span text:style-name="PalatinoT_b8_rk11_20_Black"><text:span text:style-name="T8">ğ</text:span></text:span><text:span text:style-name="PalatinoT_b8_rk11_20_Black"><text:span text:style-name="T7">imiz gibi, böyle bir </text:span></text:span><text:span text:style-name="PalatinoT_b8_rk11_20_Black"><text:span text:style-name="T8">ş</text:span></text:span><text:span text:style-name="PalatinoT_b8_rk11_20_Black"><text:span text:style-name="T7">ey mümkün olamazd</text:span></text:span><text:span text:style-name="PalatinoT_b8_rk11_20_Black"><text:span text:style-name="T8">ı</text:span></text:span><text:span text:style-name="PalatinoT_b8_rk11_20_Black"><text:span text:style-name="T7">: Ne evrenin, ne de canl</text:span></text:span><text:span text:style-name="PalatinoT_b8_rk11_20_Black"><text:span text:style-name="T8">ı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n "yarat</text:span></text:span><text:span text:style-name="PalatinoT_b8_rk11_20_Black"><text:span text:style-name="T8">ı</text:span></text:span><text:span text:style-name="PalatinoT_b8_rk11_20_Black"><text:span text:style-name="T7">lmam</text:span></text:span><text:span text:style-name="PalatinoT_b8_rk11_20_Black"><text:span text:style-name="T8">ış</text:span></text:span><text:span text:style-name="PalatinoT_b8_rk11_20_Black"><text:span text:style-name="T7">" olduk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savunacak tutarl</text:span></text:span><text:span text:style-name="PalatinoT_b8_rk11_20_Black"><text:span text:style-name="T8">ı</text:span></text:span><text:span text:style-name="PalatinoT_b8_rk11_20_Black"><text:span text:style-name="T7"> bir iddia ortaya at</text:span></text:span><text:span text:style-name="PalatinoT_b8_rk11_20_Black"><text:span text:style-name="T8">ı</text:span></text:span><text:span text:style-name="PalatinoT_b8_rk11_20_Black"><text:span text:style-name="T7">lamazd</text:span></text:span><text:span text:style-name="PalatinoT_b8_rk11_20_Black"><text:span text:style-name="T8">ı</text:span></text:span><text:span text:style-name="PalatinoT_b8_rk11_20_Black"><text:span text:style-name="T7">. </text:span></text:span></text:p>
      <text:p text:style-name="P11"><text:span text:style-name="PalatinoT_b8_rk11_20_Black"><text:span text:style-name="T7">Ancak yine önceki sayfalarda belirtti</text:span></text:span><text:span text:style-name="PalatinoT_b8_rk11_20_Black"><text:span text:style-name="T8">ğ</text:span></text:span><text:span text:style-name="PalatinoT_b8_rk11_20_Black"><text:span text:style-name="T7">imiz gibi, bu konuda tutarl</text:span></text:span><text:span text:style-name="PalatinoT_b8_rk11_20_Black"><text:span text:style-name="T8">ı</text:span></text:span><text:span text:style-name="PalatinoT_b8_rk11_20_Black"><text:span text:style-name="T7"> bir dü</text:span></text:span><text:span text:style-name="PalatinoT_b8_rk11_20_Black"><text:span text:style-name="T8">ş</text:span></text:span><text:span text:style-name="PalatinoT_b8_rk11_20_Black"><text:span text:style-name="T7">ünce öne sürülemezdi, ancak insanlara tutarl</text:span></text:span><text:span text:style-name="PalatinoT_b8_rk11_20_Black"><text:span text:style-name="T8">ı</text:span></text:span><text:span text:style-name="PalatinoT_b8_rk11_20_Black"><text:span text:style-name="T7">ym</text:span></text:span><text:span text:style-name="PalatinoT_b8_rk11_20_Black"><text:span text:style-name="T8">ış</text:span></text:span><text:span text:style-name="PalatinoT_b8_rk11_20_Black"><text:span text:style-name="T7"> gibi gösterilen dü</text:span></text:span><text:span text:style-name="PalatinoT_b8_rk11_20_Black"><text:span text:style-name="T8">ş</text:span></text:span><text:span text:style-name="PalatinoT_b8_rk11_20_Black"><text:span text:style-name="T7">ünceler sunulabilirdi. Canl</text:span></text:span><text:span text:style-name="PalatinoT_b8_rk11_20_Black"><text:span text:style-name="T8">ı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n "yarat</text:span></text:span><text:span text:style-name="PalatinoT_b8_rk11_20_Black"><text:span text:style-name="T8">ı</text:span></text:span><text:span text:style-name="PalatinoT_b8_rk11_20_Black"><text:span text:style-name="T7">lmam</text:span></text:span><text:span text:style-name="PalatinoT_b8_rk11_20_Black"><text:span text:style-name="T8">ış</text:span></text:span><text:span text:style-name="PalatinoT_b8_rk11_20_Black"><text:span text:style-name="T7">" olduk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iddia eden ve binbir zahmetle do</text:span></text:span><text:span text:style-name="PalatinoT_b8_rk11_20_Black"><text:span text:style-name="T8">ğ</text:span></text:span><text:span text:style-name="PalatinoT_b8_rk11_20_Black"><text:span text:style-name="T7">ru ve tutarl</text:span></text:span><text:span text:style-name="PalatinoT_b8_rk11_20_Black"><text:span text:style-name="T8">ı</text:span></text:span><text:span text:style-name="PalatinoT_b8_rk11_20_Black"><text:span text:style-name="T7"> bir dü</text:span></text:span><text:span text:style-name="PalatinoT_b8_rk11_20_Black"><text:span text:style-name="T8">ş</text:span></text:span><text:span text:style-name="PalatinoT_b8_rk11_20_Black"><text:span text:style-name="T7">ünceymi</text:span></text:span><text:span text:style-name="PalatinoT_b8_rk11_20_Black"><text:span text:style-name="T8">ş</text:span></text:span><text:span text:style-name="PalatinoT_b8_rk11_20_Black"><text:span text:style-name="T7"> gibi tan</text:span></text:span><text:span text:style-name="PalatinoT_b8_rk11_20_Black"><text:span text:style-name="T8">ı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lan Evrim, tam bu anda ideolojilerin imdad</text:span></text:span><text:span text:style-name="PalatinoT_b8_rk11_20_Black"><text:span text:style-name="T8">ı</text:span></text:span><text:span text:style-name="PalatinoT_b8_rk11_20_Black"><text:span text:style-name="T7">na yeti</text:span></text:span><text:span text:style-name="PalatinoT_b8_rk11_20_Black"><text:span text:style-name="T8">ş</text:span></text:span><text:span text:style-name="PalatinoT_b8_rk11_20_Black"><text:span text:style-name="T7">mi</text:span></text:span><text:span text:style-name="PalatinoT_b8_rk11_20_Black"><text:span text:style-name="T8">ş</text:span></text:span><text:span text:style-name="PalatinoT_b8_rk11_20_Black"><text:span text:style-name="T7">tir. Özellikle dinden tümüyle kopmu</text:span></text:span><text:span text:style-name="PalatinoT_b8_rk11_20_Black"><text:span text:style-name="T8">ş</text:span></text:span><text:span text:style-name="PalatinoT_b8_rk11_20_Black"><text:span text:style-name="T7"> olan iki büyük ideoloji ve sistem, yani kapitalizm ve sosyalizm için, Evrim, adeta bir kurtar</text:span></text:span><text:span text:style-name="PalatinoT_b8_rk11_20_Black"><text:span text:style-name="T8">ı</text:span></text:span><text:span text:style-name="PalatinoT_b8_rk11_20_Black"><text:span text:style-name="T7">c</text:span></text:span><text:span text:style-name="PalatinoT_b8_rk11_20_Black"><text:span text:style-name="T8">ı</text:span></text:span><text:span text:style-name="PalatinoT_b8_rk11_20_Black"><text:span text:style-name="T7"> olmu</text:span></text:span><text:span text:style-name="PalatinoT_b8_rk11_20_Black"><text:span text:style-name="T8">ş</text:span></text:span><text:span text:style-name="PalatinoT_b8_rk11_20_Black"><text:span text:style-name="T7">tur. Bu nedenle, her iki ideolojinin de kurmaylar</text:span></text:span><text:span text:style-name="PalatinoT_b8_rk11_20_Black"><text:span text:style-name="T8">ı</text:span></text:span><text:span text:style-name="PalatinoT_b8_rk11_20_Black"><text:span text:style-name="T7"> teorinin topluma kabul ettirilmesinin önemi üzerinde dururlar. </text:span></text:span></text:p>
      <text:p text:style-name="P11"><text:span text:style-name="PalatinoT_b8_rk11_20_Black"><text:span text:style-name="T7">Ku</text:span></text:span><text:span text:style-name="PalatinoT_b8_rk11_20_Black"><text:span text:style-name="T8">ş</text:span></text:span><text:span text:style-name="PalatinoT_b8_rk11_20_Black"><text:span text:style-name="T7">kusuz Mason örgütlenmesi, Evrim Teorisi'nin topluma kabul ettirilmesi konusunda en çok u</text:span></text:span><text:span text:style-name="PalatinoT_b8_rk11_20_Black"><text:span text:style-name="T8">ğ</text:span></text:span><text:span text:style-name="PalatinoT_b8_rk11_20_Black"><text:span text:style-name="T7">ra</text:span></text:span><text:span text:style-name="PalatinoT_b8_rk11_20_Black"><text:span text:style-name="T8">ş</text:span></text:span><text:span text:style-name="PalatinoT_b8_rk11_20_Black"><text:span text:style-name="T7">an güçtür. Masonlu</text:span></text:span><text:span text:style-name="PalatinoT_b8_rk11_20_Black"><text:span text:style-name="T8">ğ</text:span></text:span><text:span text:style-name="PalatinoT_b8_rk11_20_Black"><text:span text:style-name="T7">un Evrimci çizgisi, Türk Mason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yay</text:span></text:span><text:span text:style-name="PalatinoT_b8_rk11_20_Black"><text:span text:style-name="T8">ı</text:span></text:span><text:span text:style-name="PalatinoT_b8_rk11_20_Black"><text:span text:style-name="T7">n organlar</text:span></text:span><text:span text:style-name="PalatinoT_b8_rk11_20_Black"><text:span text:style-name="T8">ı</text:span></text:span><text:span text:style-name="PalatinoT_b8_rk11_20_Black"><text:span text:style-name="T7">na da yans</text:span></text:span><text:span text:style-name="PalatinoT_b8_rk11_20_Black"><text:span text:style-name="T8">ı</text:span></text:span><text:span text:style-name="PalatinoT_b8_rk11_20_Black"><text:span text:style-name="T7">m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. “Mason Dergisi”, Evrim’in en önemli i</text:span></text:span><text:span text:style-name="PalatinoT_b8_rk11_20_Black"><text:span text:style-name="T8">ş</text:span></text:span><text:span text:style-name="PalatinoT_b8_rk11_20_Black"><text:span text:style-name="T7">levini </text:span></text:span><text:span text:style-name="PalatinoT_b8_rk11_20_Black"><text:span text:style-name="T8">ş</text:span></text:span><text:span text:style-name="PalatinoT_b8_rk11_20_Black"><text:span text:style-name="T7">öyle aç</text:span></text:span><text:span text:style-name="PalatinoT_b8_rk11_20_Black"><text:span text:style-name="T8">ı</text:span></text:span><text:span text:style-name="PalatinoT_b8_rk11_20_Black"><text:span text:style-name="T7">kl</text:span></text:span><text:span text:style-name="PalatinoT_b8_rk11_20_Black"><text:span text:style-name="T8">ı</text:span></text:span><text:span text:style-name="PalatinoT_b8_rk11_20_Black"><text:span text:style-name="T7">yor: “</text:span></text:span><text:span text:style-name="PalatinoT_b8_rk11_20_I_20_Black"><text:span text:style-name="T7">Darwin’in Evrim kuram</text:span></text:span><text:span text:style-name="PalatinoT_b8_rk11_20_I_20_Black"><text:span text:style-name="T8">ı</text:span></text:span><text:span text:style-name="PalatinoT_b8_rk11_20_I_20_Black"><text:span text:style-name="T7"> do</text:span></text:span><text:span text:style-name="PalatinoT_b8_rk11_20_I_20_Black"><text:span text:style-name="T8">ğ</text:span></text:span><text:span text:style-name="PalatinoT_b8_rk11_20_I_20_Black"><text:span text:style-name="T7">ada olu</text:span></text:span><text:span text:style-name="PalatinoT_b8_rk11_20_I_20_Black"><text:span text:style-name="T8">ş</text:span></text:span><text:span text:style-name="PalatinoT_b8_rk11_20_I_20_Black"><text:span text:style-name="T7">an pek çok olay</text:span></text:span><text:span text:style-name="PalatinoT_b8_rk11_20_I_20_Black"><text:span text:style-name="T8">ı</text:span></text:span><text:span text:style-name="PalatinoT_b8_rk11_20_I_20_Black"><text:span text:style-name="T7">n Tanr</text:span></text:span><text:span text:style-name="PalatinoT_b8_rk11_20_I_20_Black"><text:span text:style-name="T8">ı</text:span></text:span><text:span text:style-name="PalatinoT_b8_rk11_20_I_20_Black"><text:span text:style-name="T7"> i</text:span></text:span><text:span text:style-name="PalatinoT_b8_rk11_20_I_20_Black"><text:span text:style-name="T8">ş</text:span></text:span><text:span text:style-name="PalatinoT_b8_rk11_20_I_20_Black"><text:span text:style-name="T7">i olmad</text:span></text:span><text:span text:style-name="PalatinoT_b8_rk11_20_I_20_Black"><text:span text:style-name="T8">ığı</text:span></text:span><text:span text:style-name="PalatinoT_b8_rk11_20_I_20_Black"><text:span text:style-name="T7">n</text:span></text:span><text:span text:style-name="PalatinoT_b8_rk11_20_I_20_Black"><text:span text:style-name="T8">ı</text:span></text:span><text:span text:style-name="PalatinoT_b8_rk11_20_I_20_Black"><text:span text:style-name="T7"> gösterdi</text:span></text:span><text:span text:style-name="PalatinoT_b8_rk11_20_Black"><text:span text:style-name="T7">”. (Say</text:span></text:span><text:span text:style-name="PalatinoT_b8_rk11_20_Black"><text:span text:style-name="T8">ı</text:span></text:span><text:span text:style-name="PalatinoT_b8_rk11_20_Black"><text:span text:style-name="T7">: 25-26, sf.14) </text:span></text:span></text:p>
      <text:p text:style-name="P11"><text:span text:style-name="PalatinoT_b8_rk11_20_Black"><text:span text:style-name="T7">Bir ba</text:span></text:span><text:span text:style-name="PalatinoT_b8_rk11_20_Black"><text:span text:style-name="T8">ş</text:span></text:span><text:span text:style-name="PalatinoT_b8_rk11_20_Black"><text:span text:style-name="T7">ka “mason dergisi” olan Mimar Sinan ise, “</text:span></text:span><text:span text:style-name="PalatinoT_b8_rk11_20_I_20_Black"><text:span text:style-name="T7">Bugün art</text:span></text:span><text:span text:style-name="PalatinoT_b8_rk11_20_I_20_Black"><text:span text:style-name="T8">ı</text:span></text:span><text:span text:style-name="PalatinoT_b8_rk11_20_I_20_Black"><text:span text:style-name="T7">k en uygar ülkelerden, en geri kalm</text:span></text:span><text:span text:style-name="PalatinoT_b8_rk11_20_I_20_Black"><text:span text:style-name="T8">ış</text:span></text:span><text:span text:style-name="PalatinoT_b8_rk11_20_I_20_Black"><text:span text:style-name="T7">lar</text:span></text:span><text:span text:style-name="PalatinoT_b8_rk11_20_I_20_Black"><text:span text:style-name="T8">ı</text:span></text:span><text:span text:style-name="PalatinoT_b8_rk11_20_I_20_Black"><text:span text:style-name="T7">na de</text:span></text:span><text:span text:style-name="PalatinoT_b8_rk11_20_I_20_Black"><text:span text:style-name="T8">ğ</text:span></text:span><text:span text:style-name="PalatinoT_b8_rk11_20_I_20_Black"><text:span text:style-name="T7">in tek geçerli bilimsel kuram Darwin’in ve onun yolunu izleyenlerinkidir</text:span></text:span><text:span text:style-name="PalatinoT_b8_rk11_20_Black"><text:span text:style-name="T7">” diyor ve Yarat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ş</text:span></text:span><text:span text:style-name="PalatinoT_b8_rk11_20_Black"><text:span text:style-name="T7">’</text:span></text:span><text:span text:style-name="PalatinoT_b8_rk11_20_Black"><text:span text:style-name="T8">ı</text:span></text:span><text:span text:style-name="PalatinoT_b8_rk11_20_Black"><text:span text:style-name="T7"> bir “</text:span></text:span><text:span text:style-name="PalatinoT_b8_rk11_20_I_20_Black"><text:span text:style-name="T7">efsane</text:span></text:span><text:span text:style-name="PalatinoT_b8_rk11_20_Black"><text:span text:style-name="T7">” olarak nitelendirerek devam ediyor, “...</text:span></text:span><text:span text:style-name="PalatinoT_b8_rk11_20_I_20_Black"><text:span text:style-name="T7">ama kilise de batmad</text:span></text:span><text:span text:style-name="PalatinoT_b8_rk11_20_I_20_Black"><text:span text:style-name="T8">ı</text:span></text:span><text:span text:style-name="PalatinoT_b8_rk11_20_I_20_Black"><text:span text:style-name="T7">, di</text:span></text:span><text:span text:style-name="PalatinoT_b8_rk11_20_I_20_Black"><text:span text:style-name="T8">ğ</text:span></text:span><text:span text:style-name="PalatinoT_b8_rk11_20_I_20_Black"><text:span text:style-name="T7">er dinler de. Yine dinsel ö</text:span></text:span><text:span text:style-name="PalatinoT_b8_rk11_20_I_20_Black"><text:span text:style-name="T8">ğ</text:span></text:span><text:span text:style-name="PalatinoT_b8_rk11_20_I_20_Black"><text:span text:style-name="T7">reti olarak kutsal kitaplardaki Adem ile Havva efsanesi ö</text:span></text:span><text:span text:style-name="PalatinoT_b8_rk11_20_I_20_Black"><text:span text:style-name="T8">ğ</text:span></text:span><text:span text:style-name="PalatinoT_b8_rk11_20_I_20_Black"><text:span text:style-name="T7">retiliyor</text:span></text:span><text:span text:style-name="PalatinoT_b8_rk11_20_Black"><text:span text:style-name="T7">.” (Say</text:span></text:span><text:span text:style-name="PalatinoT_b8_rk11_20_Black"><text:span text:style-name="T8">ı</text:span></text:span><text:span text:style-name="PalatinoT_b8_rk11_20_Black"><text:span text:style-name="T7"> 38, sf. 18, y</text:span></text:span><text:span text:style-name="PalatinoT_b8_rk11_20_Black"><text:span text:style-name="T8">ı</text:span></text:span><text:span text:style-name="PalatinoT_b8_rk11_20_Black"><text:span text:style-name="T7">l 1980) </text:span></text:span></text:p>
      <text:p text:style-name="P11"><text:span text:style-name="PalatinoT_b8_rk11_20_Black"><text:span text:style-name="T7">Evrim Teorisi'nin, “dini efsaneler” (!) için sözde tek alternatif oldu</text:span></text:span><text:span text:style-name="PalatinoT_b8_rk11_20_Black"><text:span text:style-name="T8">ğ</text:span></text:span><text:span text:style-name="PalatinoT_b8_rk11_20_Black"><text:span text:style-name="T7">unun böylece fark</text:span></text:span><text:span text:style-name="PalatinoT_b8_rk11_20_Black"><text:span text:style-name="T8">ı</text:span></text:span><text:span text:style-name="PalatinoT_b8_rk11_20_Black"><text:span text:style-name="T7">na varan masonlar, bu teorinin propagand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yap</text:span></text:span><text:span text:style-name="PalatinoT_b8_rk11_20_Black"><text:span text:style-name="T8">ı</text:span></text:span><text:span text:style-name="PalatinoT_b8_rk11_20_Black"><text:span text:style-name="T7">lm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da ba</text:span></text:span><text:span text:style-name="PalatinoT_b8_rk11_20_Black"><text:span text:style-name="T8">ş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ca görevleri aras</text:span></text:span><text:span text:style-name="PalatinoT_b8_rk11_20_Black"><text:span text:style-name="T8">ı</text:span></text:span><text:span text:style-name="PalatinoT_b8_rk11_20_Black"><text:span text:style-name="T7">nda kabul ediyorlar. Mason Dergisi, Aral</text:span></text:span><text:span text:style-name="PalatinoT_b8_rk11_20_Black"><text:span text:style-name="T8">ı</text:span></text:span><text:span text:style-name="PalatinoT_b8_rk11_20_Black"><text:span text:style-name="T7">k 1976 say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nda, sözkonusu “masonik görev”i </text:span></text:span><text:span text:style-name="PalatinoT_b8_rk11_20_Black"><text:span text:style-name="T8">ş</text:span></text:span><text:span text:style-name="PalatinoT_b8_rk11_20_Black"><text:span text:style-name="T7">öyle ifade ediyor: “</text:span></text:span><text:span text:style-name="PalatinoT_b8_rk11_20_I_20_Black"><text:span text:style-name="T7">Hepimize dü</text:span></text:span><text:span text:style-name="PalatinoT_b8_rk11_20_I_20_Black"><text:span text:style-name="T8">ş</text:span></text:span><text:span text:style-name="PalatinoT_b8_rk11_20_I_20_Black"><text:span text:style-name="T7">en en büyük insanc</text:span></text:span><text:span text:style-name="PalatinoT_b8_rk11_20_I_20_Black"><text:span text:style-name="T8">ı</text:span></text:span><text:span text:style-name="PalatinoT_b8_rk11_20_I_20_Black"><text:span text:style-name="T7">l ve masonik görev; olumlu (pozitif) bilim ve ak</text:span></text:span><text:span text:style-name="PalatinoT_b8_rk11_20_I_20_Black"><text:span text:style-name="T8">ı</text:span></text:span><text:span text:style-name="PalatinoT_b8_rk11_20_I_20_Black"><text:span text:style-name="T7">ldan ayr</text:span></text:span><text:span text:style-name="PalatinoT_b8_rk11_20_I_20_Black"><text:span text:style-name="T8">ı</text:span></text:span><text:span text:style-name="PalatinoT_b8_rk11_20_I_20_Black"><text:span text:style-name="T7">lmamak, bunun Evrim’de en iyi ve tek yol oldu</text:span></text:span><text:span text:style-name="PalatinoT_b8_rk11_20_I_20_Black"><text:span text:style-name="T8">ğ</text:span></text:span><text:span text:style-name="PalatinoT_b8_rk11_20_I_20_Black"><text:span text:style-name="T7">unu benimseyerek bu inanc</text:span></text:span><text:span text:style-name="PalatinoT_b8_rk11_20_I_20_Black"><text:span text:style-name="T8">ı</text:span></text:span><text:span text:style-name="PalatinoT_b8_rk11_20_I_20_Black"><text:span text:style-name="T7">m</text:span></text:span><text:span text:style-name="PalatinoT_b8_rk11_20_I_20_Black"><text:span text:style-name="T8">ı</text:span></text:span><text:span text:style-name="PalatinoT_b8_rk11_20_I_20_Black"><text:span text:style-name="T7">z</text:span></text:span><text:span text:style-name="PalatinoT_b8_rk11_20_I_20_Black"><text:span text:style-name="T8">ı</text:span></text:span><text:span text:style-name="PalatinoT_b8_rk11_20_I_20_Black"><text:span text:style-name="T7"> insanlar aras</text:span></text:span><text:span text:style-name="PalatinoT_b8_rk11_20_I_20_Black"><text:span text:style-name="T8">ı</text:span></text:span><text:span text:style-name="PalatinoT_b8_rk11_20_I_20_Black"><text:span text:style-name="T7">nda yaymak, halk</text:span></text:span><text:span text:style-name="PalatinoT_b8_rk11_20_I_20_Black"><text:span text:style-name="T8">ı</text:span></text:span><text:span text:style-name="PalatinoT_b8_rk11_20_I_20_Black"><text:span text:style-name="T7"> olumlu bilimlerle yeti</text:span></text:span><text:span text:style-name="PalatinoT_b8_rk11_20_I_20_Black"><text:span text:style-name="T8">ş</text:span></text:span><text:span text:style-name="PalatinoT_b8_rk11_20_I_20_Black"><text:span text:style-name="T7">tirmektir</text:span></text:span><text:span text:style-name="PalatinoT_b8_rk11_20_Black"><text:span text:style-name="T7">.”</text:span></text:span></text:p>
      <text:p text:style-name="P11"><text:span text:style-name="PalatinoT_b8_rk11_20_Black"><text:span text:style-name="T7">Masonlar</text:span></text:span><text:span text:style-name="PalatinoT_b8_rk11_20_Black"><text:span text:style-name="T8">ı</text:span></text:span><text:span text:style-name="PalatinoT_b8_rk11_20_Black"><text:span text:style-name="T7">n bu denli üzerinde durduklar</text:span></text:span><text:span text:style-name="PalatinoT_b8_rk11_20_Black"><text:span text:style-name="T8">ı</text:span></text:span><text:span text:style-name="PalatinoT_b8_rk11_20_Black"><text:span text:style-name="T7"> ve topluma kabul ettirmeyi kendilerine "görev" olarak kabul ettikleri Evrim, do</text:span></text:span><text:span text:style-name="PalatinoT_b8_rk11_20_Black"><text:span text:style-name="T8">ğ</text:span></text:span><text:span text:style-name="PalatinoT_b8_rk11_20_Black"><text:span text:style-name="T7">al olarak </text:span></text:span><text:span text:style-name="PalatinoT_b8_rk11_20_B_20_Black"><text:span text:style-name="T7">Kapitalist</text:span></text:span><text:span text:style-name="PalatinoT_b8_rk11_20_Black"><text:span text:style-name="T7"> sistemin ve ona ba</text:span></text:span><text:span text:style-name="PalatinoT_b8_rk11_20_Black"><text:span text:style-name="T8">ğ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 ideolojilerin bir numaral</text:span></text:span><text:span text:style-name="PalatinoT_b8_rk11_20_Black"><text:span text:style-name="T8">ı</text:span></text:span><text:span text:style-name="PalatinoT_b8_rk11_20_Black"><text:span text:style-name="T7"> dayana</text:span></text:span><text:span text:style-name="PalatinoT_b8_rk11_20_Black"><text:span text:style-name="T8">ğı</text:span></text:span><text:span text:style-name="PalatinoT_b8_rk11_20_Black"><text:span text:style-name="T7">d</text:span></text:span><text:span text:style-name="PalatinoT_b8_rk11_20_Black"><text:span text:style-name="T8">ı</text:span></text:span><text:span text:style-name="PalatinoT_b8_rk11_20_Black"><text:span text:style-name="T7">r. Çünkü dini de</text:span></text:span><text:span text:style-name="PalatinoT_b8_rk11_20_Black"><text:span text:style-name="T8">ğ</text:span></text:span><text:span text:style-name="PalatinoT_b8_rk11_20_Black"><text:span text:style-name="T7">erlere tamamen ters dü</text:span></text:span><text:span text:style-name="PalatinoT_b8_rk11_20_Black"><text:span text:style-name="T8">ş</text:span></text:span><text:span text:style-name="PalatinoT_b8_rk11_20_Black"><text:span text:style-name="T7">en kapitalist ahlak, ancak Allah'</text:span></text:span><text:span text:style-name="PalatinoT_b8_rk11_20_Black"><text:span text:style-name="T8">ı</text:span></text:span><text:span text:style-name="PalatinoT_b8_rk11_20_Black"><text:span text:style-name="T7">n hükümlerinin tan</text:span></text:span><text:span text:style-name="PalatinoT_b8_rk11_20_Black"><text:span text:style-name="T8">ı</text:span></text:span><text:span text:style-name="PalatinoT_b8_rk11_20_Black"><text:span text:style-name="T7">nmad</text:span></text:span><text:span text:style-name="PalatinoT_b8_rk11_20_Black"><text:span text:style-name="T8">ığı</text:span></text:span><text:span text:style-name="PalatinoT_b8_rk11_20_Black"><text:span text:style-name="T7"> bir toplumda yerle</text:span></text:span><text:span text:style-name="PalatinoT_b8_rk11_20_Black"><text:span text:style-name="T8">ş</text:span></text:span><text:span text:style-name="PalatinoT_b8_rk11_20_Black"><text:span text:style-name="T7">ebilir. Kapitalizmin kurulu</text:span></text:span><text:span text:style-name="PalatinoT_b8_rk11_20_Black"><text:span text:style-name="T8">ş</text:span></text:span><text:span text:style-name="PalatinoT_b8_rk11_20_Black"><text:span text:style-name="T7">unda ve geli</text:span></text:span><text:span text:style-name="PalatinoT_b8_rk11_20_Black"><text:span text:style-name="T8">ş</text:span></text:span><text:span text:style-name="PalatinoT_b8_rk11_20_Black"><text:span text:style-name="T7">iminde büyük rolü oldu</text:span></text:span><text:span text:style-name="PalatinoT_b8_rk11_20_Black"><text:span text:style-name="T8">ğ</text:span></text:span><text:span text:style-name="PalatinoT_b8_rk11_20_Black"><text:span text:style-name="T7">una ku</text:span></text:span><text:span text:style-name="PalatinoT_b8_rk11_20_Black"><text:span text:style-name="T8">ş</text:span></text:span><text:span text:style-name="PalatinoT_b8_rk11_20_Black"><text:span text:style-name="T7">ku olmayan Mason örgütlenmesinin Evrim'i savunm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bir nedeni budur.</text:span></text:span></text:p>
      <text:p text:style-name="P11"><text:span text:style-name="PalatinoT_b8_rk11_20_Black"><text:span text:style-name="T7">Masonlu</text:span></text:span><text:span text:style-name="PalatinoT_b8_rk11_20_Black"><text:span text:style-name="T8">ğ</text:span></text:span><text:span text:style-name="PalatinoT_b8_rk11_20_Black"><text:span text:style-name="T7">un bir di</text:span></text:span><text:span text:style-name="PalatinoT_b8_rk11_20_Black"><text:span text:style-name="T8">ğ</text:span></text:span><text:span text:style-name="PalatinoT_b8_rk11_20_Black"><text:span text:style-name="T7">er din-d</text:span></text:span><text:span text:style-name="PalatinoT_b8_rk11_20_Black"><text:span text:style-name="T8">ışı</text:span></text:span><text:span text:style-name="PalatinoT_b8_rk11_20_Black"><text:span text:style-name="T7"> ideolojinin, yani sosyalizmin geli</text:span></text:span><text:span text:style-name="PalatinoT_b8_rk11_20_Black"><text:span text:style-name="T8">ş</text:span></text:span><text:span text:style-name="PalatinoT_b8_rk11_20_Black"><text:span text:style-name="T7">imindeki katk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 da ku</text:span></text:span><text:span text:style-name="PalatinoT_b8_rk11_20_Black"><text:span text:style-name="T8">ş</text:span></text:span><text:span text:style-name="PalatinoT_b8_rk11_20_Black"><text:span text:style-name="T7">kusuz Evrim Teorisi'ni gündeme getirmi</text:span></text:span><text:span text:style-name="PalatinoT_b8_rk11_20_Black"><text:span text:style-name="T8">ş</text:span></text:span><text:span text:style-name="PalatinoT_b8_rk11_20_Black"><text:span text:style-name="T7">tir. Evrim, sosyalizmin, özellikle de kendini “bilimsel sosyalizm” olarak nitelendiren </text:span></text:span><text:span text:style-name="PalatinoT_b8_rk11_20_B_20_Black"><text:span text:style-name="T7">Marksizm</text:span></text:span><text:span text:style-name="PalatinoT_b8_rk11_20_Black"><text:span text:style-name="T7">’in de en büyük dayanaklar</text:span></text:span><text:span text:style-name="PalatinoT_b8_rk11_20_Black"><text:span text:style-name="T8">ı</text:span></text:span><text:span text:style-name="PalatinoT_b8_rk11_20_Black"><text:span text:style-name="T7">ndan biridir. Sözkonusu ideolojinin kurucular</text:span></text:span><text:span text:style-name="PalatinoT_b8_rk11_20_Black"><text:span text:style-name="T8">ı</text:span></text:span><text:span text:style-name="PalatinoT_b8_rk11_20_Black"><text:span text:style-name="T7">, Evrim Teorisi’ni dü</text:span></text:span><text:span text:style-name="PalatinoT_b8_rk11_20_Black"><text:span text:style-name="T8">ş</text:span></text:span><text:span text:style-name="PalatinoT_b8_rk11_20_Black"><text:span text:style-name="T7">üncelerinin temeli olan “diyalektik materyalizm”in ispat</text:span></text:span><text:span text:style-name="PalatinoT_b8_rk11_20_Black"><text:span text:style-name="T8">ı</text:span></text:span><text:span text:style-name="PalatinoT_b8_rk11_20_Black"><text:span text:style-name="T7"> olarak gördüklerini, canl</text:span></text:span><text:span text:style-name="PalatinoT_b8_rk11_20_Black"><text:span text:style-name="T8">ı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n diyalekti</text:span></text:span><text:span text:style-name="PalatinoT_b8_rk11_20_Black"><text:span text:style-name="T8">ğ</text:span></text:span><text:span text:style-name="PalatinoT_b8_rk11_20_Black"><text:span text:style-name="T7">ini bu teori üzerine bina ettiklerini aç</text:span></text:span><text:span text:style-name="PalatinoT_b8_rk11_20_Black"><text:span text:style-name="T8">ı</text:span></text:span><text:span text:style-name="PalatinoT_b8_rk11_20_Black"><text:span text:style-name="T7">kça ifade etmi</text:span></text:span><text:span text:style-name="PalatinoT_b8_rk11_20_Black"><text:span text:style-name="T8">ş</text:span></text:span><text:span text:style-name="PalatinoT_b8_rk11_20_Black"><text:span text:style-name="T7">lerdir. </text:span></text:span></text:p>
      <text:p text:style-name="P11"><text:soft-page-break/><text:span text:style-name="PalatinoT_b8_rk11_20_Black"><text:span text:style-name="T7">Örne</text:span></text:span><text:span text:style-name="PalatinoT_b8_rk11_20_Black"><text:span text:style-name="T8">ğ</text:span></text:span><text:span text:style-name="PalatinoT_b8_rk11_20_Black"><text:span text:style-name="T7">in Marks 16 Ocak 1861’de Lassalle’a yazd</text:span></text:span><text:span text:style-name="PalatinoT_b8_rk11_20_Black"><text:span text:style-name="T8">ığı</text:span></text:span><text:span text:style-name="PalatinoT_b8_rk11_20_Black"><text:span text:style-name="T7"> mektupta </text:span></text:span><text:span text:style-name="PalatinoT_b8_rk11_20_Black"><text:span text:style-name="T8">ş</text:span></text:span><text:span text:style-name="PalatinoT_b8_rk11_20_Black"><text:span text:style-name="T7">öyle diyordu: “</text:span></text:span><text:span text:style-name="PalatinoT_b8_rk11_20_I_20_Black"><text:span text:style-name="T7">Darwin’in yap</text:span></text:span><text:span text:style-name="PalatinoT_b8_rk11_20_I_20_Black"><text:span text:style-name="T8">ı</text:span></text:span><text:span text:style-name="PalatinoT_b8_rk11_20_I_20_Black"><text:span text:style-name="T7">t</text:span></text:span><text:span text:style-name="PalatinoT_b8_rk11_20_I_20_Black"><text:span text:style-name="T8">ı</text:span></text:span><text:span text:style-name="PalatinoT_b8_rk11_20_I_20_Black"><text:span text:style-name="T7"> büyük bir yap</text:span></text:span><text:span text:style-name="PalatinoT_b8_rk11_20_I_20_Black"><text:span text:style-name="T8">ı</text:span></text:span><text:span text:style-name="PalatinoT_b8_rk11_20_I_20_Black"><text:span text:style-name="T7">tt</text:span></text:span><text:span text:style-name="PalatinoT_b8_rk11_20_I_20_Black"><text:span text:style-name="T8">ı</text:span></text:span><text:span text:style-name="PalatinoT_b8_rk11_20_I_20_Black"><text:span text:style-name="T7">r. Tarihte s</text:span></text:span><text:span text:style-name="PalatinoT_b8_rk11_20_I_20_Black"><text:span text:style-name="T8">ı</text:span></text:span><text:span text:style-name="PalatinoT_b8_rk11_20_I_20_Black"><text:span text:style-name="T7">n</text:span></text:span><text:span text:style-name="PalatinoT_b8_rk11_20_I_20_Black"><text:span text:style-name="T8">ı</text:span></text:span><text:span text:style-name="PalatinoT_b8_rk11_20_I_20_Black"><text:span text:style-name="T7">f mücadelesinin do</text:span></text:span><text:span text:style-name="PalatinoT_b8_rk11_20_I_20_Black"><text:span text:style-name="T8">ğ</text:span></text:span><text:span text:style-name="PalatinoT_b8_rk11_20_I_20_Black"><text:span text:style-name="T7">a bilimleri aç</text:span></text:span><text:span text:style-name="PalatinoT_b8_rk11_20_I_20_Black"><text:span text:style-name="T8">ı</text:span></text:span><text:span text:style-name="PalatinoT_b8_rk11_20_I_20_Black"><text:span text:style-name="T7">s</text:span></text:span><text:span text:style-name="PalatinoT_b8_rk11_20_I_20_Black"><text:span text:style-name="T8">ı</text:span></text:span><text:span text:style-name="PalatinoT_b8_rk11_20_I_20_Black"><text:span text:style-name="T7">ndan temelini olu</text:span></text:span><text:span text:style-name="PalatinoT_b8_rk11_20_I_20_Black"><text:span text:style-name="T8">ş</text:span></text:span><text:span text:style-name="PalatinoT_b8_rk11_20_I_20_Black"><text:span text:style-name="T7">turuyor</text:span></text:span><text:span text:style-name="PalatinoT_b8_rk11_20_Black"><text:span text:style-name="T7">.” (Marks Engels Mektuplar, sf.126)</text:span></text:span></text:p>
      <text:p text:style-name="P11"><text:span text:style-name="PalatinoT_b8_rk11_20_Black"><text:span text:style-name="T7">Marks, Engels’e yazd</text:span></text:span><text:span text:style-name="PalatinoT_b8_rk11_20_Black"><text:span text:style-name="T8">ığı</text:span></text:span><text:span text:style-name="PalatinoT_b8_rk11_20_Black"><text:span text:style-name="T7"> 19 Aral</text:span></text:span><text:span text:style-name="PalatinoT_b8_rk11_20_Black"><text:span text:style-name="T8">ı</text:span></text:span><text:span text:style-name="PalatinoT_b8_rk11_20_Black"><text:span text:style-name="T7">k 1860 tarihli mektubunda ise, Darwin’in "Türlerin Kökeni" adl</text:span></text:span><text:span text:style-name="PalatinoT_b8_rk11_20_Black"><text:span text:style-name="T8">ı</text:span></text:span><text:span text:style-name="PalatinoT_b8_rk11_20_Black"><text:span text:style-name="T7"> kitab</text:span></text:span><text:span text:style-name="PalatinoT_b8_rk11_20_Black"><text:span text:style-name="T8">ı</text:span></text:span><text:span text:style-name="PalatinoT_b8_rk11_20_Black"><text:span text:style-name="T7"> için “</text:span></text:span><text:span text:style-name="PalatinoT_b8_rk11_20_I_20_Black"><text:span text:style-name="T7">bizim görü</text:span></text:span><text:span text:style-name="PalatinoT_b8_rk11_20_I_20_Black"><text:span text:style-name="T8">ş</text:span></text:span><text:span text:style-name="PalatinoT_b8_rk11_20_I_20_Black"><text:span text:style-name="T7">lerimizin tabii tarih temelini içeren kitap i</text:span></text:span><text:span text:style-name="PalatinoT_b8_rk11_20_I_20_Black"><text:span text:style-name="T8">ş</text:span></text:span><text:span text:style-name="PalatinoT_b8_rk11_20_I_20_Black"><text:span text:style-name="T7">te budur</text:span></text:span><text:span text:style-name="PalatinoT_b8_rk11_20_Black"><text:span text:style-name="T7">” ifadesini kullanm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. (Marx ve Engels Mektuplar, cilt 2, sf. 426)</text:span></text:span></text:p>
      <text:p text:style-name="P11"><text:span text:style-name="PalatinoT_b8_rk11_20_Black"><text:span text:style-name="T7">Engels ise Darwin’e olan hayranl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</text:span></text:span><text:span text:style-name="PalatinoT_b8_rk11_20_Black"><text:span text:style-name="T8">ş</text:span></text:span><text:span text:style-name="PalatinoT_b8_rk11_20_Black"><text:span text:style-name="T7">öyle belirtmi</text:span></text:span><text:span text:style-name="PalatinoT_b8_rk11_20_Black"><text:span text:style-name="T8">ş</text:span></text:span><text:span text:style-name="PalatinoT_b8_rk11_20_Black"><text:span text:style-name="T7">ti:</text:span></text:span></text:p>
      <text:p text:style-name="P11"><text:span text:style-name="PalatinoT_b8_rk11_20_Black"><text:span text:style-name="T7">“</text:span></text:span><text:span text:style-name="PalatinoT_b8_rk11_20_I_20_Black"><text:span text:style-name="T7">Tabiat metafizik olarak de</text:span></text:span><text:span text:style-name="PalatinoT_b8_rk11_20_I_20_Black"><text:span text:style-name="T8">ğ</text:span></text:span><text:span text:style-name="PalatinoT_b8_rk11_20_I_20_Black"><text:span text:style-name="T7">il, diyalektik olarak i</text:span></text:span><text:span text:style-name="PalatinoT_b8_rk11_20_I_20_Black"><text:span text:style-name="T8">ş</text:span></text:span><text:span text:style-name="PalatinoT_b8_rk11_20_I_20_Black"><text:span text:style-name="T7">lemektedir. Bununla ilgili olarak herkesten önce Darwin’in ad</text:span></text:span><text:span text:style-name="PalatinoT_b8_rk11_20_I_20_Black"><text:span text:style-name="T8">ı</text:span></text:span><text:span text:style-name="PalatinoT_b8_rk11_20_I_20_Black"><text:span text:style-name="T7"> an</text:span></text:span><text:span text:style-name="PalatinoT_b8_rk11_20_I_20_Black"><text:span text:style-name="T8">ı</text:span></text:span><text:span text:style-name="PalatinoT_b8_rk11_20_I_20_Black"><text:span text:style-name="T7">lmal</text:span></text:span><text:span text:style-name="PalatinoT_b8_rk11_20_I_20_Black"><text:span text:style-name="T8">ı</text:span></text:span><text:span text:style-name="PalatinoT_b8_rk11_20_I_20_Black"><text:span text:style-name="T7">d</text:span></text:span><text:span text:style-name="PalatinoT_b8_rk11_20_I_20_Black"><text:span text:style-name="T8">ı</text:span></text:span><text:span text:style-name="PalatinoT_b8_rk11_20_I_20_Black"><text:span text:style-name="T7">r</text:span></text:span><text:span text:style-name="PalatinoT_b8_rk11_20_Black"><text:span text:style-name="T7">.” (Friedrich Engels, Ütopik Sosyalizm-Bilimsel Sosyalizm, sf. 85)</text:span></text:span></text:p>
      <text:p text:style-name="P11"><text:span text:style-name="PalatinoT_b8_rk11_20_Black"><text:span text:style-name="T7"><text:s/>Dolay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yla Marx’</text:span></text:span><text:span text:style-name="PalatinoT_b8_rk11_20_Black"><text:span text:style-name="T8">ı</text:span></text:span><text:span text:style-name="PalatinoT_b8_rk11_20_Black"><text:span text:style-name="T7">n, Engels’in ve say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z di</text:span></text:span><text:span text:style-name="PalatinoT_b8_rk11_20_Black"><text:span text:style-name="T8">ğ</text:span></text:span><text:span text:style-name="PalatinoT_b8_rk11_20_Black"><text:span text:style-name="T7">er materyalistin benzer ifadelerinden anla</text:span></text:span><text:span text:style-name="PalatinoT_b8_rk11_20_Black"><text:span text:style-name="T8">şı</text:span></text:span><text:span text:style-name="PalatinoT_b8_rk11_20_Black"><text:span text:style-name="T7">laca</text:span></text:span><text:span text:style-name="PalatinoT_b8_rk11_20_Black"><text:span text:style-name="T8">ğı</text:span></text:span><text:span text:style-name="PalatinoT_b8_rk11_20_Black"><text:span text:style-name="T7"> gibi, Evrim Teorisi materyalizmin bel kemi</text:span></text:span><text:span text:style-name="PalatinoT_b8_rk11_20_Black"><text:span text:style-name="T8">ğ</text:span></text:span><text:span text:style-name="PalatinoT_b8_rk11_20_Black"><text:span text:style-name="T7">idir. </text:span></text:span></text:p>
      <text:p text:style-name="P11"><text:span text:style-name="PalatinoT_b8_rk11_20_Black"><text:span text:style-name="T7">Evrim, ku</text:span></text:span><text:span text:style-name="PalatinoT_b8_rk11_20_Black"><text:span text:style-name="T8">ş</text:span></text:span><text:span text:style-name="PalatinoT_b8_rk11_20_Black"><text:span text:style-name="T7">kusuz </text:span></text:span><text:span text:style-name="PalatinoT_b8_rk11_20_B_20_Black"><text:span text:style-name="T7">fa</text:span></text:span><text:span text:style-name="PalatinoT_b8_rk11_20_B_20_Black"><text:span text:style-name="T8">ş</text:span></text:span><text:span text:style-name="PalatinoT_b8_rk11_20_B_20_Black"><text:span text:style-name="T7">izm ve </text:span></text:span><text:span text:style-name="PalatinoT_b8_rk11_20_B_20_Black"><text:span text:style-name="T8">ı</text:span></text:span><text:span text:style-name="PalatinoT_b8_rk11_20_B_20_Black"><text:span text:style-name="T7">rkç</text:span></text:span><text:span text:style-name="PalatinoT_b8_rk11_20_B_20_Black"><text:span text:style-name="T8">ı</text:span></text:span><text:span text:style-name="PalatinoT_b8_rk11_20_B_20_Black"><text:span text:style-name="T7">l</text:span></text:span><text:span text:style-name="PalatinoT_b8_rk11_20_B_20_Black"><text:span text:style-name="T8">ı</text:span></text:span><text:span text:style-name="PalatinoT_b8_rk11_20_B_20_Black"><text:span text:style-name="T7">k</text:span></text:span><text:span text:style-name="PalatinoT_b8_rk11_20_Black"><text:span text:style-name="T7"> için de önemli bir dayanak olu</text:span></text:span><text:span text:style-name="PalatinoT_b8_rk11_20_Black"><text:span text:style-name="T8">ş</text:span></text:span><text:span text:style-name="PalatinoT_b8_rk11_20_Black"><text:span text:style-name="T7">turdu. Bir </text:span></text:span><text:span text:style-name="PalatinoT_b8_rk11_20_Black"><text:span text:style-name="T8">ı</text:span></text:span><text:span text:style-name="PalatinoT_b8_rk11_20_Black"><text:span text:style-name="T7">rk</text:span></text:span><text:span text:style-name="PalatinoT_b8_rk11_20_Black"><text:span text:style-name="T8">ı</text:span></text:span><text:span text:style-name="PalatinoT_b8_rk11_20_Black"><text:span text:style-name="T7">n di</text:span></text:span><text:span text:style-name="PalatinoT_b8_rk11_20_Black"><text:span text:style-name="T8">ğ</text:span></text:span><text:span text:style-name="PalatinoT_b8_rk11_20_Black"><text:span text:style-name="T7">erlerine üstün oldu</text:span></text:span><text:span text:style-name="PalatinoT_b8_rk11_20_Black"><text:span text:style-name="T8">ğ</text:span></text:span><text:span text:style-name="PalatinoT_b8_rk11_20_Black"><text:span text:style-name="T7">u gibi bir safsatay</text:span></text:span><text:span text:style-name="PalatinoT_b8_rk11_20_Black"><text:span text:style-name="T8">ı</text:span></text:span><text:span text:style-name="PalatinoT_b8_rk11_20_Black"><text:span text:style-name="T7"> “ispatlamaya” çal</text:span></text:span><text:span text:style-name="PalatinoT_b8_rk11_20_Black"><text:span text:style-name="T8">ış</text:span></text:span><text:span text:style-name="PalatinoT_b8_rk11_20_Black"><text:span text:style-name="T7">an </text:span></text:span><text:span text:style-name="PalatinoT_b8_rk11_20_Black"><text:span text:style-name="T8">ı</text:span></text:span><text:span text:style-name="PalatinoT_b8_rk11_20_Black"><text:span text:style-name="T7">rkç</text:span></text:span><text:span text:style-name="PalatinoT_b8_rk11_20_Black"><text:span text:style-name="T8">ı</text:span></text:span><text:span text:style-name="PalatinoT_b8_rk11_20_Black"><text:span text:style-name="T7"> dü</text:span></text:span><text:span text:style-name="PalatinoT_b8_rk11_20_Black"><text:span text:style-name="T8">ş</text:span></text:span><text:span text:style-name="PalatinoT_b8_rk11_20_Black"><text:span text:style-name="T7">ünürler, 19. yüzy</text:span></text:span><text:span text:style-name="PalatinoT_b8_rk11_20_Black"><text:span text:style-name="T8">ı</text:span></text:span><text:span text:style-name="PalatinoT_b8_rk11_20_Black"><text:span text:style-name="T7">lda Darwin kuram</text:span></text:span><text:span text:style-name="PalatinoT_b8_rk11_20_Black"><text:span text:style-name="T8">ı</text:span></text:span><text:span text:style-name="PalatinoT_b8_rk11_20_Black"><text:span text:style-name="T7">na dört elle sar</text:span></text:span><text:span text:style-name="PalatinoT_b8_rk11_20_Black"><text:span text:style-name="T8">ı</text:span></text:span><text:span text:style-name="PalatinoT_b8_rk11_20_Black"><text:span text:style-name="T7">ld</text:span></text:span><text:span text:style-name="PalatinoT_b8_rk11_20_Black"><text:span text:style-name="T8">ı</text:span></text:span><text:span text:style-name="PalatinoT_b8_rk11_20_Black"><text:span text:style-name="T7">lar. Darwin’in, canl</text:span></text:span><text:span text:style-name="PalatinoT_b8_rk11_20_Black"><text:span text:style-name="T8">ı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n evrim süreci içinde geli</text:span></text:span><text:span text:style-name="PalatinoT_b8_rk11_20_Black"><text:span text:style-name="T8">ş</text:span></text:span><text:span text:style-name="PalatinoT_b8_rk11_20_Black"><text:span text:style-name="T7">erek var olduklar</text:span></text:span><text:span text:style-name="PalatinoT_b8_rk11_20_Black"><text:span text:style-name="T8">ı</text:span></text:span><text:span text:style-name="PalatinoT_b8_rk11_20_Black"><text:span text:style-name="T7"> ve dolay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yla bu süreçte geçirdikleri a</text:span></text:span><text:span text:style-name="PalatinoT_b8_rk11_20_Black"><text:span text:style-name="T8">ş</text:span></text:span><text:span text:style-name="PalatinoT_b8_rk11_20_Black"><text:span text:style-name="T7">amalara göre bir hiyerar</text:span></text:span><text:span text:style-name="PalatinoT_b8_rk11_20_Black"><text:span text:style-name="T8">ş</text:span></text:span><text:span text:style-name="PalatinoT_b8_rk11_20_Black"><text:span text:style-name="T7">i içinde bulunduklar</text:span></text:span><text:span text:style-name="PalatinoT_b8_rk11_20_Black"><text:span text:style-name="T8">ı</text:span></text:span><text:span text:style-name="PalatinoT_b8_rk11_20_Black"><text:span text:style-name="T7"> iddi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, bu kez toplumlara uygulad</text:span></text:span><text:span text:style-name="PalatinoT_b8_rk11_20_Black"><text:span text:style-name="T8">ı</text:span></text:span><text:span text:style-name="PalatinoT_b8_rk11_20_Black"><text:span text:style-name="T7">lar. “</text:span></text:span><text:span text:style-name="PalatinoT_b8_rk11_20_B_20_Black"><text:span text:style-name="T7">Sosyal Darwinizm</text:span></text:span><text:span text:style-name="PalatinoT_b8_rk11_20_Black"><text:span text:style-name="T7">” ad</text:span></text:span><text:span text:style-name="PalatinoT_b8_rk11_20_Black"><text:span text:style-name="T8">ı</text:span></text:span><text:span text:style-name="PalatinoT_b8_rk11_20_Black"><text:span text:style-name="T7"> verilen ve Evrim’in yeni bir uyarlamas</text:span></text:span><text:span text:style-name="PalatinoT_b8_rk11_20_Black"><text:span text:style-name="T8">ı</text:span></text:span><text:span text:style-name="PalatinoT_b8_rk11_20_Black"><text:span text:style-name="T7"> olan bu teoriye göre, baz</text:span></text:span><text:span text:style-name="PalatinoT_b8_rk11_20_Black"><text:span text:style-name="T8">ı</text:span></text:span><text:span text:style-name="PalatinoT_b8_rk11_20_Black"><text:span text:style-name="T7"> </text:span></text:span><text:span text:style-name="PalatinoT_b8_rk11_20_Black"><text:span text:style-name="T8">ı</text:span></text:span><text:span text:style-name="PalatinoT_b8_rk11_20_Black"><text:span text:style-name="T7">rklar, Evrim süreci içinde daha iyi geli</text:span></text:span><text:span text:style-name="PalatinoT_b8_rk11_20_Black"><text:span text:style-name="T8">ş</text:span></text:span><text:span text:style-name="PalatinoT_b8_rk11_20_Black"><text:span text:style-name="T7">im göstermi</text:span></text:span><text:span text:style-name="PalatinoT_b8_rk11_20_Black"><text:span text:style-name="T8">ş</text:span></text:span><text:span text:style-name="PalatinoT_b8_rk11_20_Black"><text:span text:style-name="T7">ler ve “bilimsel” bir biçimde di</text:span></text:span><text:span text:style-name="PalatinoT_b8_rk11_20_Black"><text:span text:style-name="T8">ğ</text:span></text:span><text:span text:style-name="PalatinoT_b8_rk11_20_Black"><text:span text:style-name="T7">er </text:span></text:span><text:span text:style-name="PalatinoT_b8_rk11_20_Black"><text:span text:style-name="T8">ı</text:span></text:span><text:span text:style-name="PalatinoT_b8_rk11_20_Black"><text:span text:style-name="T7">rklara üstünlük sa</text:span></text:span><text:span text:style-name="PalatinoT_b8_rk11_20_Black"><text:span text:style-name="T8">ğ</text:span></text:span><text:span text:style-name="PalatinoT_b8_rk11_20_Black"><text:span text:style-name="T7">lam</text:span></text:span><text:span text:style-name="PalatinoT_b8_rk11_20_Black"><text:span text:style-name="T8">ış</text:span></text:span><text:span text:style-name="PalatinoT_b8_rk11_20_Black"><text:span text:style-name="T7">lard</text:span></text:span><text:span text:style-name="PalatinoT_b8_rk11_20_Black"><text:span text:style-name="T8">ı</text:span></text:span><text:span text:style-name="PalatinoT_b8_rk11_20_Black"><text:span text:style-name="T7">. “Beyaz adam”</text:span></text:span><text:span text:style-name="PalatinoT_b8_rk11_20_Black"><text:span text:style-name="T8">ı</text:span></text:span><text:span text:style-name="PalatinoT_b8_rk11_20_Black"><text:span text:style-name="T7">n di</text:span></text:span><text:span text:style-name="PalatinoT_b8_rk11_20_Black"><text:span text:style-name="T8">ğ</text:span></text:span><text:span text:style-name="PalatinoT_b8_rk11_20_Black"><text:span text:style-name="T7">er </text:span></text:span><text:span text:style-name="PalatinoT_b8_rk11_20_Black"><text:span text:style-name="T8">ı</text:span></text:span><text:span text:style-name="PalatinoT_b8_rk11_20_Black"><text:span text:style-name="T7">rklara üstün oldu</text:span></text:span><text:span text:style-name="PalatinoT_b8_rk11_20_Black"><text:span text:style-name="T8">ğ</text:span></text:span><text:span text:style-name="PalatinoT_b8_rk11_20_Black"><text:span text:style-name="T7">u iddias</text:span></text:span><text:span text:style-name="PalatinoT_b8_rk11_20_Black"><text:span text:style-name="T8">ı</text:span></text:span><text:span text:style-name="PalatinoT_b8_rk11_20_Black"><text:span text:style-name="T7"> böylece kendine sözde bilimsel bir dayanak buldu. 19. yüzy</text:span></text:span><text:span text:style-name="PalatinoT_b8_rk11_20_Black"><text:span text:style-name="T8">ı</text:span></text:span><text:span text:style-name="PalatinoT_b8_rk11_20_Black"><text:span text:style-name="T7">l sömürgecileri, bu teori ile yapt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 sömürüyü me</text:span></text:span><text:span text:style-name="PalatinoT_b8_rk11_20_Black"><text:span text:style-name="T8">ş</text:span></text:span><text:span text:style-name="PalatinoT_b8_rk11_20_Black"><text:span text:style-name="T7">rula</text:span></text:span><text:span text:style-name="PalatinoT_b8_rk11_20_Black"><text:span text:style-name="T8">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may</text:span></text:span><text:span text:style-name="PalatinoT_b8_rk11_20_Black"><text:span text:style-name="T8">ı</text:span></text:span><text:span text:style-name="PalatinoT_b8_rk11_20_Black"><text:span text:style-name="T7"> denediler.</text:span></text:span></text:p>
      <text:p text:style-name="P11"><text:span text:style-name="PalatinoT_b8_rk11_20_Black"><text:span text:style-name="T7">Böylece, Evrim Teorisi, din-d</text:span></text:span><text:span text:style-name="PalatinoT_b8_rk11_20_Black"><text:span text:style-name="T8">ışı</text:span></text:span><text:span text:style-name="PalatinoT_b8_rk11_20_Black"><text:span text:style-name="T7"> tüm ideolojilerin kayna</text:span></text:span><text:span text:style-name="PalatinoT_b8_rk11_20_Black"><text:span text:style-name="T8">ğı</text:span></text:span><text:span text:style-name="PalatinoT_b8_rk11_20_Black"><text:span text:style-name="T7"> haline geldi. Kapitalist, sosyalist ya da fa</text:span></text:span><text:span text:style-name="PalatinoT_b8_rk11_20_Black"><text:span text:style-name="T8">ş</text:span></text:span><text:span text:style-name="PalatinoT_b8_rk11_20_Black"><text:span text:style-name="T7">ist ideolojilerin savunucular</text:span></text:span><text:span text:style-name="PalatinoT_b8_rk11_20_Black"><text:span text:style-name="T8">ı</text:span></text:span><text:span text:style-name="PalatinoT_b8_rk11_20_Black"><text:span text:style-name="T7">, aralar</text:span></text:span><text:span text:style-name="PalatinoT_b8_rk11_20_Black"><text:span text:style-name="T8">ı</text:span></text:span><text:span text:style-name="PalatinoT_b8_rk11_20_Black"><text:span text:style-name="T7">ndaki tüm farklara ra</text:span></text:span><text:span text:style-name="PalatinoT_b8_rk11_20_Black"><text:span text:style-name="T8">ğ</text:span></text:span><text:span text:style-name="PalatinoT_b8_rk11_20_Black"><text:span text:style-name="T7">men, Evrim Teorisi'ne ve onun ispatlamaya çal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ğı</text:span></text:span><text:span text:style-name="PalatinoT_b8_rk11_20_Black"><text:span text:style-name="T7"> "yarat</text:span></text:span><text:span text:style-name="PalatinoT_b8_rk11_20_Black"><text:span text:style-name="T8">ı</text:span></text:span><text:span text:style-name="PalatinoT_b8_rk11_20_Black"><text:span text:style-name="T7">lmam</text:span></text:span><text:span text:style-name="PalatinoT_b8_rk11_20_Black"><text:span text:style-name="T8">ış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k" iddias</text:span></text:span><text:span text:style-name="PalatinoT_b8_rk11_20_Black"><text:span text:style-name="T8">ı</text:span></text:span><text:span text:style-name="PalatinoT_b8_rk11_20_Black"><text:span text:style-name="T7">na sahip ç</text:span></text:span><text:span text:style-name="PalatinoT_b8_rk11_20_Black"><text:span text:style-name="T8">ı</text:span></text:span><text:span text:style-name="PalatinoT_b8_rk11_20_Black"><text:span text:style-name="T7">kt</text:span></text:span><text:span text:style-name="PalatinoT_b8_rk11_20_Black"><text:span text:style-name="T8">ı</text:span></text:span><text:span text:style-name="PalatinoT_b8_rk11_20_Black"><text:span text:style-name="T7">lar. Çünkü bu teori sayesinde dine kar</text:span></text:span><text:span text:style-name="PalatinoT_b8_rk11_20_Black"><text:span text:style-name="T8">şı</text:span></text:span><text:span text:style-name="PalatinoT_b8_rk11_20_Black"><text:span text:style-name="T7"> tutarl</text:span></text:span><text:span text:style-name="PalatinoT_b8_rk11_20_Black"><text:span text:style-name="T8">ı</text:span></text:span><text:span text:style-name="PalatinoT_b8_rk11_20_Black"><text:span text:style-name="T7">ym</text:span></text:span><text:span text:style-name="PalatinoT_b8_rk11_20_Black"><text:span text:style-name="T8">ış</text:span></text:span><text:span text:style-name="PalatinoT_b8_rk11_20_Black"><text:span text:style-name="T7"> gibi gözüken bir alternatif bulmu</text:span></text:span><text:span text:style-name="PalatinoT_b8_rk11_20_Black"><text:span text:style-name="T8">ş</text:span></text:span><text:span text:style-name="PalatinoT_b8_rk11_20_Black"><text:span text:style-name="T7"> oluyorlard</text:span></text:span><text:span text:style-name="PalatinoT_b8_rk11_20_Black"><text:span text:style-name="T8">ı</text:span></text:span><text:span text:style-name="PalatinoT_b8_rk11_20_Black"><text:span text:style-name="T7">. Bu teoriden öylesine yararland</text:span></text:span><text:span text:style-name="PalatinoT_b8_rk11_20_Black"><text:span text:style-name="T8">ı</text:span></text:span><text:span text:style-name="PalatinoT_b8_rk11_20_Black"><text:span text:style-name="T7">lar ki, sonunda onu bizzat dine de uygulamaya kalkt</text:span></text:span><text:span text:style-name="PalatinoT_b8_rk11_20_Black"><text:span text:style-name="T8">ı</text:span></text:span><text:span text:style-name="PalatinoT_b8_rk11_20_Black"><text:span text:style-name="T7">lar.</text:span></text:span></text:p>
      <text:p text:style-name="P11"><text:span text:style-name="PalatinoT_b8_rk11_20_Black"><text:span text:style-name="T7"><text:s/>Canl</text:span></text:span><text:span text:style-name="PalatinoT_b8_rk11_20_Black"><text:span text:style-name="T8">ı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n varl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din-d</text:span></text:span><text:span text:style-name="PalatinoT_b8_rk11_20_Black"><text:span text:style-name="T8">ışı</text:span></text:span><text:span text:style-name="PalatinoT_b8_rk11_20_Black"><text:span text:style-name="T7"> bir temelde sözde aç</text:span></text:span><text:span text:style-name="PalatinoT_b8_rk11_20_Black"><text:span text:style-name="T8">ı</text:span></text:span><text:span text:style-name="PalatinoT_b8_rk11_20_Black"><text:span text:style-name="T7">klayan teori, dinin varl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da din-d</text:span></text:span><text:span text:style-name="PalatinoT_b8_rk11_20_Black"><text:span text:style-name="T8">ışı</text:span></text:span><text:span text:style-name="PalatinoT_b8_rk11_20_Black"><text:span text:style-name="T7"> bir temelde aç</text:span></text:span><text:span text:style-name="PalatinoT_b8_rk11_20_Black"><text:span text:style-name="T8">ı</text:span></text:span><text:span text:style-name="PalatinoT_b8_rk11_20_Black"><text:span text:style-name="T7">klamaya kalkt</text:span></text:span><text:span text:style-name="PalatinoT_b8_rk11_20_Black"><text:span text:style-name="T8">ı</text:span></text:span><text:span text:style-name="PalatinoT_b8_rk11_20_Black"><text:span text:style-name="T7">: Buna göre, din, Allah'</text:span></text:span><text:span text:style-name="PalatinoT_b8_rk11_20_Black"><text:span text:style-name="T8">ı</text:span></text:span><text:span text:style-name="PalatinoT_b8_rk11_20_Black"><text:span text:style-name="T7">n insanlara gösterdi</text:span></text:span><text:span text:style-name="PalatinoT_b8_rk11_20_Black"><text:span text:style-name="T8">ğ</text:span></text:span><text:span text:style-name="PalatinoT_b8_rk11_20_Black"><text:span text:style-name="T7">i yol de</text:span></text:span><text:span text:style-name="PalatinoT_b8_rk11_20_Black"><text:span text:style-name="T8">ğ</text:span></text:span><text:span text:style-name="PalatinoT_b8_rk11_20_Black"><text:span text:style-name="T7">ildi: Din, insanlar</text:span></text:span><text:span text:style-name="PalatinoT_b8_rk11_20_Black"><text:span text:style-name="T8">ı</text:span></text:span><text:span text:style-name="PalatinoT_b8_rk11_20_Black"><text:span text:style-name="T7">n toplumsal geli</text:span></text:span><text:span text:style-name="PalatinoT_b8_rk11_20_Black"><text:span text:style-name="T8">ş</text:span></text:span><text:span text:style-name="PalatinoT_b8_rk11_20_Black"><text:span text:style-name="T7">im süreci içinde kendi kendilerine uydurduklar</text:span></text:span><text:span text:style-name="PalatinoT_b8_rk11_20_Black"><text:span text:style-name="T8">ı</text:span></text:span><text:span text:style-name="PalatinoT_b8_rk11_20_Black"><text:span text:style-name="T7"> bir inançt</text:span></text:span><text:span text:style-name="PalatinoT_b8_rk11_20_Black"><text:span text:style-name="T8">ı</text:span></text:span><text:span text:style-name="PalatinoT_b8_rk11_20_Black"><text:span text:style-name="T7">. "</text:span></text:span><text:span text:style-name="PalatinoT_b8_rk11_20_B_20_Black"><text:span text:style-name="T7">Dinlerin Evrimi</text:span></text:span><text:span text:style-name="PalatinoT_b8_rk11_20_Black"><text:span text:style-name="T7">" ad</text:span></text:span><text:span text:style-name="PalatinoT_b8_rk11_20_Black"><text:span text:style-name="T8">ı</text:span></text:span><text:span text:style-name="PalatinoT_b8_rk11_20_Black"><text:span text:style-name="T7"> verilen bu teoriye göre, din ilk olarak ilkel toplumlarda tabiat güçlerine tap</text:span></text:span><text:span text:style-name="PalatinoT_b8_rk11_20_Black"><text:span text:style-name="T8">ı</text:span></text:span><text:span text:style-name="PalatinoT_b8_rk11_20_Black"><text:span text:style-name="T7">nma </text:span></text:span><text:span text:style-name="PalatinoT_b8_rk11_20_Black"><text:span text:style-name="T8">ş</text:span></text:span><text:span text:style-name="PalatinoT_b8_rk11_20_Black"><text:span text:style-name="T7">eklinde ba</text:span></text:span><text:span text:style-name="PalatinoT_b8_rk11_20_Black"><text:span text:style-name="T8">ş</text:span></text:span><text:span text:style-name="PalatinoT_b8_rk11_20_Black"><text:span text:style-name="T7">lam</text:span></text:span><text:span text:style-name="PalatinoT_b8_rk11_20_Black"><text:span text:style-name="T8">ış</text:span></text:span><text:span text:style-name="PalatinoT_b8_rk11_20_Black"><text:span text:style-name="T7">, ard</text:span></text:span><text:span text:style-name="PalatinoT_b8_rk11_20_Black"><text:span text:style-name="T8">ı</text:span></text:span><text:span text:style-name="PalatinoT_b8_rk11_20_Black"><text:span text:style-name="T7">ndan putatap</text:span></text:span><text:span text:style-name="PalatinoT_b8_rk11_20_Black"><text:span text:style-name="T8">ı</text:span></text:span><text:span text:style-name="PalatinoT_b8_rk11_20_Black"><text:span text:style-name="T7">c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ğ</text:span></text:span><text:span text:style-name="PalatinoT_b8_rk11_20_Black"><text:span text:style-name="T7">a dönü</text:span></text:span><text:span text:style-name="PalatinoT_b8_rk11_20_Black"><text:span text:style-name="T8">ş</text:span></text:span><text:span text:style-name="PalatinoT_b8_rk11_20_Black"><text:span text:style-name="T7">mü</text:span></text:span><text:span text:style-name="PalatinoT_b8_rk11_20_Black"><text:span text:style-name="T8">ş</text:span></text:span><text:span text:style-name="PalatinoT_b8_rk11_20_Black"><text:span text:style-name="T7">, son olarak da tek-ilahl</text:span></text:span><text:span text:style-name="PalatinoT_b8_rk11_20_Black"><text:span text:style-name="T8">ı</text:span></text:span><text:span text:style-name="PalatinoT_b8_rk11_20_Black"><text:span text:style-name="T7"> büyük dinler do</text:span></text:span><text:span text:style-name="PalatinoT_b8_rk11_20_Black"><text:span text:style-name="T8">ğ</text:span></text:span><text:span text:style-name="PalatinoT_b8_rk11_20_Black"><text:span text:style-name="T7">mu</text:span></text:span><text:span text:style-name="PalatinoT_b8_rk11_20_Black"><text:span text:style-name="T8">ş</text:span></text:span><text:span text:style-name="PalatinoT_b8_rk11_20_Black"><text:span text:style-name="T7">tu. </text:span></text:span></text:p>
      <text:p text:style-name="P11"><text:span text:style-name="PalatinoT_b8_rk11_20_Black"><text:span text:style-name="T7">K</text:span></text:span><text:span text:style-name="PalatinoT_b8_rk11_20_Black"><text:span text:style-name="T8">ı</text:span></text:span><text:span text:style-name="PalatinoT_b8_rk11_20_Black"><text:span text:style-name="T7">sacas</text:span></text:span><text:span text:style-name="PalatinoT_b8_rk11_20_Black"><text:span text:style-name="T8">ı</text:span></text:span><text:span text:style-name="PalatinoT_b8_rk11_20_Black"><text:span text:style-name="T7"> Evrim, din-d</text:span></text:span><text:span text:style-name="PalatinoT_b8_rk11_20_Black"><text:span text:style-name="T8">ışı</text:span></text:span><text:span text:style-name="PalatinoT_b8_rk11_20_Black"><text:span text:style-name="T7"> dünyan</text:span></text:span><text:span text:style-name="PalatinoT_b8_rk11_20_Black"><text:span text:style-name="T8">ı</text:span></text:span><text:span text:style-name="PalatinoT_b8_rk11_20_Black"><text:span text:style-name="T7">n geli</text:span></text:span><text:span text:style-name="PalatinoT_b8_rk11_20_Black"><text:span text:style-name="T8">ş</text:span></text:span><text:span text:style-name="PalatinoT_b8_rk11_20_Black"><text:span text:style-name="T7">tirdi</text:span></text:span><text:span text:style-name="PalatinoT_b8_rk11_20_Black"><text:span text:style-name="T8">ğ</text:span></text:span><text:span text:style-name="PalatinoT_b8_rk11_20_Black"><text:span text:style-name="T7">i tüm ideolojilerin temelini olu</text:span></text:span><text:span text:style-name="PalatinoT_b8_rk11_20_Black"><text:span text:style-name="T8">ş</text:span></text:span><text:span text:style-name="PalatinoT_b8_rk11_20_Black"><text:span text:style-name="T7">turmaktad</text:span></text:span><text:span text:style-name="PalatinoT_b8_rk11_20_Black"><text:span text:style-name="T8">ı</text:span></text:span><text:span text:style-name="PalatinoT_b8_rk11_20_Black"><text:span text:style-name="T7">r. Dolay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yla bu dünyan</text:span></text:span><text:span text:style-name="PalatinoT_b8_rk11_20_Black"><text:span text:style-name="T8">ı</text:span></text:span><text:span text:style-name="PalatinoT_b8_rk11_20_Black"><text:span text:style-name="T7">n önde gelen tüm ki</text:span></text:span><text:span text:style-name="PalatinoT_b8_rk11_20_Black"><text:span text:style-name="T8">ş</text:span></text:span><text:span text:style-name="PalatinoT_b8_rk11_20_Black"><text:span text:style-name="T7">i ve kurumlar</text:span></text:span><text:span text:style-name="PalatinoT_b8_rk11_20_Black"><text:span text:style-name="T8">ı</text:span></text:span><text:span text:style-name="PalatinoT_b8_rk11_20_Black"><text:span text:style-name="T7">, bu teoriyi topluma kesin bir gerçekmi</text:span></text:span><text:span text:style-name="PalatinoT_b8_rk11_20_Black"><text:span text:style-name="T8">ş</text:span></text:span><text:span text:style-name="PalatinoT_b8_rk11_20_Black"><text:span text:style-name="T7">çesine kabul ettirmek durumundad</text:span></text:span><text:span text:style-name="PalatinoT_b8_rk11_20_Black"><text:span text:style-name="T8">ı</text:span></text:span><text:span text:style-name="PalatinoT_b8_rk11_20_Black"><text:span text:style-name="T7">rlar. Aksi takdirde, kendilerini yaratan</text:span></text:span><text:span text:style-name="PalatinoT_b8_rk11_20_Black"><text:span text:style-name="T8">ı</text:span></text:span><text:span text:style-name="PalatinoT_b8_rk11_20_Black"><text:span text:style-name="T7">n Allah oldu</text:span></text:span><text:span text:style-name="PalatinoT_b8_rk11_20_Black"><text:span text:style-name="T8">ğ</text:span></text:span><text:span text:style-name="PalatinoT_b8_rk11_20_Black"><text:span text:style-name="T7">unun gerçekten fark</text:span></text:span><text:span text:style-name="PalatinoT_b8_rk11_20_Black"><text:span text:style-name="T8">ı</text:span></text:span><text:span text:style-name="PalatinoT_b8_rk11_20_Black"><text:span text:style-name="T7">na varan ve dolay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yla da yaln</text:span></text:span><text:span text:style-name="PalatinoT_b8_rk11_20_Black"><text:span text:style-name="T8">ı</text:span></text:span><text:span text:style-name="PalatinoT_b8_rk11_20_Black"><text:span text:style-name="T7">zca O’na kar</text:span></text:span><text:span text:style-name="PalatinoT_b8_rk11_20_Black"><text:span text:style-name="T8">şı</text:span></text:span><text:span text:style-name="PalatinoT_b8_rk11_20_Black"><text:span text:style-name="T7"> sorumlu olduk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bilincine ula</text:span></text:span><text:span text:style-name="PalatinoT_b8_rk11_20_Black"><text:span text:style-name="T8">ş</text:span></text:span><text:span text:style-name="PalatinoT_b8_rk11_20_Black"><text:span text:style-name="T7">an insanlar, sözkonusu ideoloji ve sistemleri tan</text:span></text:span><text:span text:style-name="PalatinoT_b8_rk11_20_Black"><text:span text:style-name="T8">ı</text:span></text:span><text:span text:style-name="PalatinoT_b8_rk11_20_Black"><text:span text:style-name="T7">mayacaklard</text:span></text:span><text:span text:style-name="PalatinoT_b8_rk11_20_Black"><text:span text:style-name="T8">ı</text:span></text:span><text:span text:style-name="PalatinoT_b8_rk11_20_Black"><text:span text:style-name="T7">r. Bu nedenle Evrim’in topluma kabul ettirilmesi, din-d</text:span></text:span><text:span text:style-name="PalatinoT_b8_rk11_20_Black"><text:span text:style-name="T8">ışı</text:span></text:span><text:span text:style-name="PalatinoT_b8_rk11_20_Black"><text:span text:style-name="T7"> dünyan</text:span></text:span><text:span text:style-name="PalatinoT_b8_rk11_20_Black"><text:span text:style-name="T8">ı</text:span></text:span><text:span text:style-name="PalatinoT_b8_rk11_20_Black"><text:span text:style-name="T7">n “olmazsa olmaz” </text:span></text:span><text:span text:style-name="PalatinoT_b8_rk11_20_Black"><text:span text:style-name="T8">ş</text:span></text:span><text:span text:style-name="PalatinoT_b8_rk11_20_Black"><text:span text:style-name="T7">art</text:span></text:span><text:span text:style-name="PalatinoT_b8_rk11_20_Black"><text:span text:style-name="T8">ı</text:span></text:span><text:span text:style-name="PalatinoT_b8_rk11_20_Black"><text:span text:style-name="T7">d</text:span></text:span><text:span text:style-name="PalatinoT_b8_rk11_20_Black"><text:span text:style-name="T8">ı</text:span></text:span><text:span text:style-name="PalatinoT_b8_rk11_20_Black"><text:span text:style-name="T7">r</text:span></text:span></text:p>
      <text:p text:style-name="P11"><text:span text:style-name="PalatinoT_b8_rk11_20_Black"><text:span text:style-name="T7">Ve yine bu nedenle, bir yüzy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 a</text:span></text:span><text:span text:style-name="PalatinoT_b8_rk11_20_Black"><text:span text:style-name="T8">ş</text:span></text:span><text:span text:style-name="PalatinoT_b8_rk11_20_Black"><text:span text:style-name="T7">k</text:span></text:span><text:span text:style-name="PalatinoT_b8_rk11_20_Black"><text:span text:style-name="T8">ı</text:span></text:span><text:span text:style-name="PalatinoT_b8_rk11_20_Black"><text:span text:style-name="T7">n bir zamand</text:span></text:span><text:span text:style-name="PalatinoT_b8_rk11_20_Black"><text:span text:style-name="T8">ı</text:span></text:span><text:span text:style-name="PalatinoT_b8_rk11_20_Black"><text:span text:style-name="T7">r, hem dünyada, hem de ülkemizde Evrim, sistemli bir kampanya ile topluma kabul ettirilmeye çal</text:span></text:span><text:span text:style-name="PalatinoT_b8_rk11_20_Black"><text:span text:style-name="T8">ış</text:span></text:span><text:span text:style-name="PalatinoT_b8_rk11_20_Black"><text:span text:style-name="T7">maktad</text:span></text:span><text:span text:style-name="PalatinoT_b8_rk11_20_Black"><text:span text:style-name="T8">ı</text:span></text:span><text:span text:style-name="PalatinoT_b8_rk11_20_Black"><text:span text:style-name="T7">r.</text:span></text:span></text:p>
      <text:p text:style-name="P2"/>
      <text:p text:style-name="P2"/>
      <text:p text:style-name="P2"/>
      <text:p text:style-name="P2"/>
      <text:p text:style-name="P10"><text:span text:style-name="FrizQuadrataT_b8_rk14_20_BI_20_Black"><text:span text:style-name="T7">Evrim'in sözde delilleri</text:span></text:span></text:p>
      <text:p text:style-name="P16"/>
      <text:p text:style-name="P11"><text:span text:style-name="PalatinoT_b8_rk11_20_Black"><text:span text:style-name="T7">Tüm bu nedenlerden dolay</text:span></text:span><text:span text:style-name="PalatinoT_b8_rk11_20_Black"><text:span text:style-name="T8">ı</text:span></text:span><text:span text:style-name="PalatinoT_b8_rk11_20_Black"><text:span text:style-name="T7">, Mason kaynak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da aç</text:span></text:span><text:span text:style-name="PalatinoT_b8_rk11_20_Black"><text:span text:style-name="T8">ı</text:span></text:span><text:span text:style-name="PalatinoT_b8_rk11_20_Black"><text:span text:style-name="T7">kça söyledi</text:span></text:span><text:span text:style-name="PalatinoT_b8_rk11_20_Black"><text:span text:style-name="T8">ğ</text:span></text:span><text:span text:style-name="PalatinoT_b8_rk11_20_Black"><text:span text:style-name="T7">i gibi, Evrim, din-d</text:span></text:span><text:span text:style-name="PalatinoT_b8_rk11_20_Black"><text:span text:style-name="T8">ışı</text:span></text:span><text:span text:style-name="PalatinoT_b8_rk11_20_Black"><text:span text:style-name="T7"> güçlerin mutlaka ve mutlaka topluma kabul ettirmek zorunda olduklar</text:span></text:span><text:span text:style-name="PalatinoT_b8_rk11_20_Black"><text:span text:style-name="T8">ı</text:span></text:span><text:span text:style-name="PalatinoT_b8_rk11_20_Black"><text:span text:style-name="T7"> bir dü</text:span></text:span><text:span text:style-name="PalatinoT_b8_rk11_20_Black"><text:span text:style-name="T8">ş</text:span></text:span><text:span text:style-name="PalatinoT_b8_rk11_20_Black"><text:span text:style-name="T7">üncedir. Mason Dergisi'nin özenle vurgulad</text:span></text:span><text:span text:style-name="PalatinoT_b8_rk11_20_Black"><text:span text:style-name="T8">ığı</text:span></text:span><text:span text:style-name="PalatinoT_b8_rk11_20_Black"><text:span text:style-name="T7"> gibi, "en büyük masonik görev, Evrim'i insanlar aras</text:span></text:span><text:span text:style-name="PalatinoT_b8_rk11_20_Black"><text:span text:style-name="T8">ı</text:span></text:span><text:span text:style-name="PalatinoT_b8_rk11_20_Black"><text:span text:style-name="T7">nda yaymak"t</text:span></text:span><text:span text:style-name="PalatinoT_b8_rk11_20_Black"><text:span text:style-name="T8">ı</text:span></text:span><text:span text:style-name="PalatinoT_b8_rk11_20_Black"><text:span text:style-name="T7">r.</text:span></text:span></text:p>
      <text:p text:style-name="P11"><text:soft-page-break/><text:span text:style-name="PalatinoT_b8_rk11_20_Black"><text:span text:style-name="T7">Ancak ku</text:span></text:span><text:span text:style-name="PalatinoT_b8_rk11_20_Black"><text:span text:style-name="T8">ş</text:span></text:span><text:span text:style-name="PalatinoT_b8_rk11_20_Black"><text:span text:style-name="T7">kusuz bu "büyük masonik görev", yaln</text:span></text:span><text:span text:style-name="PalatinoT_b8_rk11_20_Black"><text:span text:style-name="T8">ı</text:span></text:span><text:span text:style-name="PalatinoT_b8_rk11_20_Black"><text:span text:style-name="T7">zca Evrim inanc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insanlar aras</text:span></text:span><text:span text:style-name="PalatinoT_b8_rk11_20_Black"><text:span text:style-name="T8">ı</text:span></text:span><text:span text:style-name="PalatinoT_b8_rk11_20_Black"><text:span text:style-name="T7">nda yaymakla 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rl</text:span></text:span><text:span text:style-name="PalatinoT_b8_rk11_20_Black"><text:span text:style-name="T8">ı</text:span></text:span><text:span text:style-name="PalatinoT_b8_rk11_20_Black"><text:span text:style-name="T7"> kalamaz. Bir de bu teorinin "ispatlanmas</text:span></text:span><text:span text:style-name="PalatinoT_b8_rk11_20_Black"><text:span text:style-name="T8">ı</text:span></text:span><text:span text:style-name="PalatinoT_b8_rk11_20_Black"><text:span text:style-name="T7">" gerekmektedir. Çünkü insanlara, yaln</text:span></text:span><text:span text:style-name="PalatinoT_b8_rk11_20_Black"><text:span text:style-name="T8">ı</text:span></text:span><text:span text:style-name="PalatinoT_b8_rk11_20_Black"><text:span text:style-name="T7">zca, "siz Evrim sonucu olu</text:span></text:span><text:span text:style-name="PalatinoT_b8_rk11_20_Black"><text:span text:style-name="T8">ş</text:span></text:span><text:span text:style-name="PalatinoT_b8_rk11_20_Black"><text:span text:style-name="T7">tunuz, sizi Allah yaratmad</text:span></text:span><text:span text:style-name="PalatinoT_b8_rk11_20_Black"><text:span text:style-name="T8">ı</text:span></text:span><text:span text:style-name="PalatinoT_b8_rk11_20_Black"><text:span text:style-name="T7">" demek yetmez, bir de bu konuda baz</text:span></text:span><text:span text:style-name="PalatinoT_b8_rk11_20_Black"><text:span text:style-name="T8">ı</text:span></text:span><text:span text:style-name="PalatinoT_b8_rk11_20_Black"><text:span text:style-name="T7"> "delil"ler öne sürmek laz</text:span></text:span><text:span text:style-name="PalatinoT_b8_rk11_20_Black"><text:span text:style-name="T8">ı</text:span></text:span><text:span text:style-name="PalatinoT_b8_rk11_20_Black"><text:span text:style-name="T7">md</text:span></text:span><text:span text:style-name="PalatinoT_b8_rk11_20_Black"><text:span text:style-name="T8">ı</text:span></text:span><text:span text:style-name="PalatinoT_b8_rk11_20_Black"><text:span text:style-name="T7">r.</text:span></text:span></text:p>
      <text:p text:style-name="P11"><text:span text:style-name="PalatinoT_b8_rk11_20_Black"><text:span text:style-name="T8">İş</text:span></text:span><text:span text:style-name="PalatinoT_b8_rk11_20_Black"><text:span text:style-name="T7">te Evrim Teorisi'nin en büyük ç</text:span></text:span><text:span text:style-name="PalatinoT_b8_rk11_20_Black"><text:span text:style-name="T8">ı</text:span></text:span><text:span text:style-name="PalatinoT_b8_rk11_20_Black"><text:span text:style-name="T7">kmazlar</text:span></text:span><text:span text:style-name="PalatinoT_b8_rk11_20_Black"><text:span text:style-name="T8">ı</text:span></text:span><text:span text:style-name="PalatinoT_b8_rk11_20_Black"><text:span text:style-name="T7">ndan biri buradad</text:span></text:span><text:span text:style-name="PalatinoT_b8_rk11_20_Black"><text:span text:style-name="T8">ı</text:span></text:span><text:span text:style-name="PalatinoT_b8_rk11_20_Black"><text:span text:style-name="T7">r: Çünkü Evrim Teorisi'ni destekleyecek somut deliller bir türlü bulanamam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 ve bulunamamaktad</text:span></text:span><text:span text:style-name="PalatinoT_b8_rk11_20_Black"><text:span text:style-name="T8">ı</text:span></text:span><text:span text:style-name="PalatinoT_b8_rk11_20_Black"><text:span text:style-name="T7">r. Güne</text:span></text:span><text:span text:style-name="PalatinoT_b8_rk11_20_Black"><text:span text:style-name="T8">ş</text:span></text:span><text:span text:style-name="PalatinoT_b8_rk11_20_Black"><text:span text:style-name="T7"> balç</text:span></text:span><text:span text:style-name="PalatinoT_b8_rk11_20_Black"><text:span text:style-name="T8">ı</text:span></text:span><text:span text:style-name="PalatinoT_b8_rk11_20_Black"><text:span text:style-name="T7">kla s</text:span></text:span><text:span text:style-name="PalatinoT_b8_rk11_20_Black"><text:span text:style-name="T8">ı</text:span></text:span><text:span text:style-name="PalatinoT_b8_rk11_20_Black"><text:span text:style-name="T7">vanamamakta, tarihin en büyük yalanlar</text:span></text:span><text:span text:style-name="PalatinoT_b8_rk11_20_Black"><text:span text:style-name="T8">ı</text:span></text:span><text:span text:style-name="PalatinoT_b8_rk11_20_Black"><text:span text:style-name="T7">ndan biri olan Evrim, hiç bir </text:span></text:span><text:span text:style-name="PalatinoT_b8_rk11_20_Black"><text:span text:style-name="T8">ş</text:span></text:span><text:span text:style-name="PalatinoT_b8_rk11_20_Black"><text:span text:style-name="T7">ekilde ispatlanamamaktad</text:span></text:span><text:span text:style-name="PalatinoT_b8_rk11_20_Black"><text:span text:style-name="T8">ı</text:span></text:span><text:span text:style-name="PalatinoT_b8_rk11_20_Black"><text:span text:style-name="T7">r. Yap</text:span></text:span><text:span text:style-name="PalatinoT_b8_rk11_20_Black"><text:span text:style-name="T8">ı</text:span></text:span><text:span text:style-name="PalatinoT_b8_rk11_20_Black"><text:span text:style-name="T7">lan bütün ara</text:span></text:span><text:span text:style-name="PalatinoT_b8_rk11_20_Black"><text:span text:style-name="T8">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malara ve harcanan büyük paralara ra</text:span></text:span><text:span text:style-name="PalatinoT_b8_rk11_20_Black"><text:span text:style-name="T8">ğ</text:span></text:span><text:span text:style-name="PalatinoT_b8_rk11_20_Black"><text:span text:style-name="T7">men Evrim Teorisi’ni destekleyecek bulgular bir türlü ortaya ç</text:span></text:span><text:span text:style-name="PalatinoT_b8_rk11_20_Black"><text:span text:style-name="T8">ı</text:span></text:span><text:span text:style-name="PalatinoT_b8_rk11_20_Black"><text:span text:style-name="T7">kmamaktad</text:span></text:span><text:span text:style-name="PalatinoT_b8_rk11_20_Black"><text:span text:style-name="T8">ı</text:span></text:span><text:span text:style-name="PalatinoT_b8_rk11_20_Black"><text:span text:style-name="T7">r. Oysa, e</text:span></text:span><text:span text:style-name="PalatinoT_b8_rk11_20_Black"><text:span text:style-name="T8">ğ</text:span></text:span><text:span text:style-name="PalatinoT_b8_rk11_20_Black"><text:span text:style-name="T7">er Evrim diye bir </text:span></text:span><text:span text:style-name="PalatinoT_b8_rk11_20_Black"><text:span text:style-name="T8">ş</text:span></text:span><text:span text:style-name="PalatinoT_b8_rk11_20_Black"><text:span text:style-name="T7">ey gerçekle</text:span></text:span><text:span text:style-name="PalatinoT_b8_rk11_20_Black"><text:span text:style-name="T8">ş</text:span></text:span><text:span text:style-name="PalatinoT_b8_rk11_20_Black"><text:span text:style-name="T7">mi</text:span></text:span><text:span text:style-name="PalatinoT_b8_rk11_20_Black"><text:span text:style-name="T8">ş</text:span></text:span><text:span text:style-name="PalatinoT_b8_rk11_20_Black"><text:span text:style-name="T7"> olsayd</text:span></text:span><text:span text:style-name="PalatinoT_b8_rk11_20_Black"><text:span text:style-name="T8">ı</text:span></text:span><text:span text:style-name="PalatinoT_b8_rk11_20_Black"><text:span text:style-name="T7">, milyonlarca delilin bulunmu</text:span></text:span><text:span text:style-name="PalatinoT_b8_rk11_20_Black"><text:span text:style-name="T8">ş</text:span></text:span><text:span text:style-name="PalatinoT_b8_rk11_20_Black"><text:span text:style-name="T7"> olmas</text:span></text:span><text:span text:style-name="PalatinoT_b8_rk11_20_Black"><text:span text:style-name="T8">ı</text:span></text:span><text:span text:style-name="PalatinoT_b8_rk11_20_Black"><text:span text:style-name="T7"> gerekirdi.</text:span></text:span></text:p>
      <text:p text:style-name="P11"><text:span text:style-name="PalatinoT_b8_rk11_20_Black"><text:span text:style-name="T7">Evrimcilerin milyonlarc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bulmu</text:span></text:span><text:span text:style-name="PalatinoT_b8_rk11_20_Black"><text:span text:style-name="T8">ş</text:span></text:span><text:span text:style-name="PalatinoT_b8_rk11_20_Black"><text:span text:style-name="T7"> olmalar</text:span></text:span><text:span text:style-name="PalatinoT_b8_rk11_20_Black"><text:span text:style-name="T8">ı</text:span></text:span><text:span text:style-name="PalatinoT_b8_rk11_20_Black"><text:span text:style-name="T7"> gereken bu "delil"ler, "</text:span></text:span><text:span text:style-name="PalatinoT_b8_rk11_20_B_20_Black"><text:span text:style-name="T7">ara geçit formu</text:span></text:span><text:span text:style-name="PalatinoT_b8_rk11_20_Black"><text:span text:style-name="T7">" denen canl</text:span></text:span><text:span text:style-name="PalatinoT_b8_rk11_20_Black"><text:span text:style-name="T8">ı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n fosilleridir. Evrimin iddias</text:span></text:span><text:span text:style-name="PalatinoT_b8_rk11_20_Black"><text:span text:style-name="T8">ı</text:span></text:span><text:span text:style-name="PalatinoT_b8_rk11_20_Black"><text:span text:style-name="T7">na göre, canl</text:span></text:span><text:span text:style-name="PalatinoT_b8_rk11_20_Black"><text:span text:style-name="T8">ı</text:span></text:span><text:span text:style-name="PalatinoT_b8_rk11_20_Black"><text:span text:style-name="T7">lar birbirlerinden türemi</text:span></text:span><text:span text:style-name="PalatinoT_b8_rk11_20_Black"><text:span text:style-name="T8">ş</text:span></text:span><text:span text:style-name="PalatinoT_b8_rk11_20_Black"><text:span text:style-name="T7">lerdir. Örne</text:span></text:span><text:span text:style-name="PalatinoT_b8_rk11_20_Black"><text:span text:style-name="T8">ğ</text:span></text:span><text:span text:style-name="PalatinoT_b8_rk11_20_Black"><text:span text:style-name="T7">in insan, bu iddiaya göre, maymunlardan dönü</text:span></text:span><text:span text:style-name="PalatinoT_b8_rk11_20_Black"><text:span text:style-name="T8">ş</text:span></text:span><text:span text:style-name="PalatinoT_b8_rk11_20_Black"><text:span text:style-name="T7">erek olu</text:span></text:span><text:span text:style-name="PalatinoT_b8_rk11_20_Black"><text:span text:style-name="T8">ş</text:span></text:span><text:span text:style-name="PalatinoT_b8_rk11_20_Black"><text:span text:style-name="T7">mu</text:span></text:span><text:span text:style-name="PalatinoT_b8_rk11_20_Black"><text:span text:style-name="T8">ş</text:span></text:span><text:span text:style-name="PalatinoT_b8_rk11_20_Black"><text:span text:style-name="T7">tur. Bu dönü</text:span></text:span><text:span text:style-name="PalatinoT_b8_rk11_20_Black"><text:span text:style-name="T8">ş</text:span></text:span><text:span text:style-name="PalatinoT_b8_rk11_20_Black"><text:span text:style-name="T7">üm bir günde olmad</text:span></text:span><text:span text:style-name="PalatinoT_b8_rk11_20_Black"><text:span text:style-name="T8">ığı</text:span></text:span><text:span text:style-name="PalatinoT_b8_rk11_20_Black"><text:span text:style-name="T7">na, hatta Evrimci iddiaya göre yüzbinlerce hatta milyonlarca y</text:span></text:span><text:span text:style-name="PalatinoT_b8_rk11_20_Black"><text:span text:style-name="T8">ı</text:span></text:span><text:span text:style-name="PalatinoT_b8_rk11_20_Black"><text:span text:style-name="T7">l sürdü</text:span></text:span><text:span text:style-name="PalatinoT_b8_rk11_20_Black"><text:span text:style-name="T8">ğ</text:span></text:span><text:span text:style-name="PalatinoT_b8_rk11_20_Black"><text:span text:style-name="T7">üne göre, yar</text:span></text:span><text:span text:style-name="PalatinoT_b8_rk11_20_Black"><text:span text:style-name="T8">ı</text:span></text:span><text:span text:style-name="PalatinoT_b8_rk11_20_Black"><text:span text:style-name="T7"> insan-yar</text:span></text:span><text:span text:style-name="PalatinoT_b8_rk11_20_Black"><text:span text:style-name="T8">ı</text:span></text:span><text:span text:style-name="PalatinoT_b8_rk11_20_Black"><text:span text:style-name="T7"> maymun milyonlarca canl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ya</text:span></text:span><text:span text:style-name="PalatinoT_b8_rk11_20_Black"><text:span text:style-name="T8">ş</text:span></text:span><text:span text:style-name="PalatinoT_b8_rk11_20_Black"><text:span text:style-name="T7">am</text:span></text:span><text:span text:style-name="PalatinoT_b8_rk11_20_Black"><text:span text:style-name="T8">ış</text:span></text:span><text:span text:style-name="PalatinoT_b8_rk11_20_Black"><text:span text:style-name="T7"> olmas</text:span></text:span><text:span text:style-name="PalatinoT_b8_rk11_20_Black"><text:span text:style-name="T8">ı</text:span></text:span><text:span text:style-name="PalatinoT_b8_rk11_20_Black"><text:span text:style-name="T7"> gerekir. Ayn</text:span></text:span><text:span text:style-name="PalatinoT_b8_rk11_20_Black"><text:span text:style-name="T8">ı</text:span></text:span><text:span text:style-name="PalatinoT_b8_rk11_20_Black"><text:span text:style-name="T7"> </text:span></text:span><text:span text:style-name="PalatinoT_b8_rk11_20_Black"><text:span text:style-name="T8">ş</text:span></text:span><text:span text:style-name="PalatinoT_b8_rk11_20_Black"><text:span text:style-name="T7">ey sudan karaya geçi</text:span></text:span><text:span text:style-name="PalatinoT_b8_rk11_20_Black"><text:span text:style-name="T8">ş</text:span></text:span><text:span text:style-name="PalatinoT_b8_rk11_20_Black"><text:span text:style-name="T7">, ya da karadan havaya geçi</text:span></text:span><text:span text:style-name="PalatinoT_b8_rk11_20_Black"><text:span text:style-name="T8">ş</text:span></text:span><text:span text:style-name="PalatinoT_b8_rk11_20_Black"><text:span text:style-name="T7"> için de geçerlidir: Milyonlarca yar</text:span></text:span><text:span text:style-name="PalatinoT_b8_rk11_20_Black"><text:span text:style-name="T8">ı</text:span></text:span><text:span text:style-name="PalatinoT_b8_rk11_20_Black"><text:span text:style-name="T7"> bal</text:span></text:span><text:span text:style-name="PalatinoT_b8_rk11_20_Black"><text:span text:style-name="T8">ı</text:span></text:span><text:span text:style-name="PalatinoT_b8_rk11_20_Black"><text:span text:style-name="T7">k-yar</text:span></text:span><text:span text:style-name="PalatinoT_b8_rk11_20_Black"><text:span text:style-name="T8">ı</text:span></text:span><text:span text:style-name="PalatinoT_b8_rk11_20_Black"><text:span text:style-name="T7"> sürüngen, ya da yar</text:span></text:span><text:span text:style-name="PalatinoT_b8_rk11_20_Black"><text:span text:style-name="T8">ı</text:span></text:span><text:span text:style-name="PalatinoT_b8_rk11_20_Black"><text:span text:style-name="T7"> sürüngen-yar</text:span></text:span><text:span text:style-name="PalatinoT_b8_rk11_20_Black"><text:span text:style-name="T8">ı</text:span></text:span><text:span text:style-name="PalatinoT_b8_rk11_20_Black"><text:span text:style-name="T7"> ku</text:span></text:span><text:span text:style-name="PalatinoT_b8_rk11_20_Black"><text:span text:style-name="T8">ş</text:span></text:span><text:span text:style-name="PalatinoT_b8_rk11_20_Black"><text:span text:style-name="T7"> canl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ya</text:span></text:span><text:span text:style-name="PalatinoT_b8_rk11_20_Black"><text:span text:style-name="T8">ş</text:span></text:span><text:span text:style-name="PalatinoT_b8_rk11_20_Black"><text:span text:style-name="T7">am</text:span></text:span><text:span text:style-name="PalatinoT_b8_rk11_20_Black"><text:span text:style-name="T8">ış</text:span></text:span><text:span text:style-name="PalatinoT_b8_rk11_20_Black"><text:span text:style-name="T7"> olmas</text:span></text:span><text:span text:style-name="PalatinoT_b8_rk11_20_Black"><text:span text:style-name="T8">ı</text:span></text:span><text:span text:style-name="PalatinoT_b8_rk11_20_Black"><text:span text:style-name="T7"> gerekir. </text:span></text:span><text:span text:style-name="PalatinoT_b8_rk11_20_Black"><text:span text:style-name="T8">İş</text:span></text:span><text:span text:style-name="PalatinoT_b8_rk11_20_Black"><text:span text:style-name="T7">te Evrim'deki dönü</text:span></text:span><text:span text:style-name="PalatinoT_b8_rk11_20_Black"><text:span text:style-name="T8">ş</text:span></text:span><text:span text:style-name="PalatinoT_b8_rk11_20_Black"><text:span text:style-name="T7">ümleri gösteren bu "ucube" varl</text:span></text:span><text:span text:style-name="PalatinoT_b8_rk11_20_Black"><text:span text:style-name="T8">ı</text:span></text:span><text:span text:style-name="PalatinoT_b8_rk11_20_Black"><text:span text:style-name="T7">klara arageçit formu denilir. </text:span></text:span></text:p>
      <text:p text:style-name="P11"><text:span text:style-name="PalatinoT_b8_rk11_20_Black"><text:span text:style-name="T7">Ve e</text:span></text:span><text:span text:style-name="PalatinoT_b8_rk11_20_Black"><text:span text:style-name="T8">ğ</text:span></text:span><text:span text:style-name="PalatinoT_b8_rk11_20_Black"><text:span text:style-name="T7">er Evrim gerçekle</text:span></text:span><text:span text:style-name="PalatinoT_b8_rk11_20_Black"><text:span text:style-name="T8">ş</text:span></text:span><text:span text:style-name="PalatinoT_b8_rk11_20_Black"><text:span text:style-name="T7">mi</text:span></text:span><text:span text:style-name="PalatinoT_b8_rk11_20_Black"><text:span text:style-name="T8">ş</text:span></text:span><text:span text:style-name="PalatinoT_b8_rk11_20_Black"><text:span text:style-name="T7">se, bu ara geçit formlar</text:span></text:span><text:span text:style-name="PalatinoT_b8_rk11_20_Black"><text:span text:style-name="T8">ı</text:span></text:span><text:span text:style-name="PalatinoT_b8_rk11_20_Black"><text:span text:style-name="T7">ndan yüzbinlercesinin fosille</text:span></text:span><text:span text:style-name="PalatinoT_b8_rk11_20_Black"><text:span text:style-name="T8">ş</text:span></text:span><text:span text:style-name="PalatinoT_b8_rk11_20_Black"><text:span text:style-name="T7">erek günümüze ula</text:span></text:span><text:span text:style-name="PalatinoT_b8_rk11_20_Black"><text:span text:style-name="T8">ş</text:span></text:span><text:span text:style-name="PalatinoT_b8_rk11_20_Black"><text:span text:style-name="T7">m</text:span></text:span><text:span text:style-name="PalatinoT_b8_rk11_20_Black"><text:span text:style-name="T8">ış</text:span></text:span><text:span text:style-name="PalatinoT_b8_rk11_20_Black"><text:span text:style-name="T7"> olmas</text:span></text:span><text:span text:style-name="PalatinoT_b8_rk11_20_Black"><text:span text:style-name="T8">ı</text:span></text:span><text:span text:style-name="PalatinoT_b8_rk11_20_Black"><text:span text:style-name="T7"> gerekir. </text:span></text:span></text:p>
      <text:p text:style-name="P11"><text:span text:style-name="PalatinoT_b8_rk11_20_Black"><text:span text:style-name="T8">İş</text:span></text:span><text:span text:style-name="PalatinoT_b8_rk11_20_Black"><text:span text:style-name="T7">te Evrim'in ç</text:span></text:span><text:span text:style-name="PalatinoT_b8_rk11_20_Black"><text:span text:style-name="T8">ı</text:span></text:span><text:span text:style-name="PalatinoT_b8_rk11_20_Black"><text:span text:style-name="T7">kmaz</text:span></text:span><text:span text:style-name="PalatinoT_b8_rk11_20_Black"><text:span text:style-name="T8">ı</text:span></text:span><text:span text:style-name="PalatinoT_b8_rk11_20_Black"><text:span text:style-name="T7"> buradad</text:span></text:span><text:span text:style-name="PalatinoT_b8_rk11_20_Black"><text:span text:style-name="T8">ı</text:span></text:span><text:span text:style-name="PalatinoT_b8_rk11_20_Black"><text:span text:style-name="T7">r: Bir yüzy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 a</text:span></text:span><text:span text:style-name="PalatinoT_b8_rk11_20_Black"><text:span text:style-name="T8">ş</text:span></text:span><text:span text:style-name="PalatinoT_b8_rk11_20_Black"><text:span text:style-name="T7">k</text:span></text:span><text:span text:style-name="PalatinoT_b8_rk11_20_Black"><text:span text:style-name="T8">ı</text:span></text:span><text:span text:style-name="PalatinoT_b8_rk11_20_Black"><text:span text:style-name="T7">n bir süredir hararetle yürütülen "ara geçit formu bulma" çabalar</text:span></text:span><text:span text:style-name="PalatinoT_b8_rk11_20_Black"><text:span text:style-name="T8">ı</text:span></text:span><text:span text:style-name="PalatinoT_b8_rk11_20_Black"><text:span text:style-name="T7">na ra</text:span></text:span><text:span text:style-name="PalatinoT_b8_rk11_20_Black"><text:span text:style-name="T8">ğ</text:span></text:span><text:span text:style-name="PalatinoT_b8_rk11_20_Black"><text:span text:style-name="T7">men, bir türlü istenen fosiller bulunamamaktad</text:span></text:span><text:span text:style-name="PalatinoT_b8_rk11_20_Black"><text:span text:style-name="T8">ı</text:span></text:span><text:span text:style-name="PalatinoT_b8_rk11_20_Black"><text:span text:style-name="T7">r. Evrimcilerin bu konuda yapt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 baz</text:span></text:span><text:span text:style-name="PalatinoT_b8_rk11_20_Black"><text:span text:style-name="T8">ı</text:span></text:span><text:span text:style-name="PalatinoT_b8_rk11_20_Black"><text:span text:style-name="T7"> "itiraf"lar, oldukça çarp</text:span></text:span><text:span text:style-name="PalatinoT_b8_rk11_20_Black"><text:span text:style-name="T8">ı</text:span></text:span><text:span text:style-name="PalatinoT_b8_rk11_20_Black"><text:span text:style-name="T7">c</text:span></text:span><text:span text:style-name="PalatinoT_b8_rk11_20_Black"><text:span text:style-name="T8">ı</text:span></text:span><text:span text:style-name="PalatinoT_b8_rk11_20_Black"><text:span text:style-name="T7">d</text:span></text:span><text:span text:style-name="PalatinoT_b8_rk11_20_Black"><text:span text:style-name="T8">ı</text:span></text:span><text:span text:style-name="PalatinoT_b8_rk11_20_Black"><text:span text:style-name="T7">r. Örne</text:span></text:span><text:span text:style-name="PalatinoT_b8_rk11_20_Black"><text:span text:style-name="T8">ğ</text:span></text:span><text:span text:style-name="PalatinoT_b8_rk11_20_Black"><text:span text:style-name="T7">in ünlü do</text:span></text:span><text:span text:style-name="PalatinoT_b8_rk11_20_Black"><text:span text:style-name="T8">ğ</text:span></text:span><text:span text:style-name="PalatinoT_b8_rk11_20_Black"><text:span text:style-name="T7">abilimci A. H. Clark, </text:span></text:span><text:span text:style-name="PalatinoT_b8_rk11_20_Black"><text:span text:style-name="T8">ş</text:span></text:span><text:span text:style-name="PalatinoT_b8_rk11_20_Black"><text:span text:style-name="T7">öyle der:</text:span></text:span></text:p>
      <text:p text:style-name="P11"><text:span text:style-name="PalatinoT_b8_rk11_20_Black"><text:span text:style-name="T7">"</text:span></text:span><text:span text:style-name="PalatinoT_b8_rk11_20_I_20_Black"><text:span text:style-name="T7">Madem ki biz fosil veya ya</text:span></text:span><text:span text:style-name="PalatinoT_b8_rk11_20_I_20_Black"><text:span text:style-name="T8">ş</text:span></text:span><text:span text:style-name="PalatinoT_b8_rk11_20_I_20_Black"><text:span text:style-name="T7">ayan büyük gruplar aras</text:span></text:span><text:span text:style-name="PalatinoT_b8_rk11_20_I_20_Black"><text:span text:style-name="T8">ı</text:span></text:span><text:span text:style-name="PalatinoT_b8_rk11_20_I_20_Black"><text:span text:style-name="T7">nda geçi</text:span></text:span><text:span text:style-name="PalatinoT_b8_rk11_20_I_20_Black"><text:span text:style-name="T8">ş</text:span></text:span><text:span text:style-name="PalatinoT_b8_rk11_20_I_20_Black"><text:span text:style-name="T7"> gösteren en ufak bir delile sahip de</text:span></text:span><text:span text:style-name="PalatinoT_b8_rk11_20_I_20_Black"><text:span text:style-name="T8">ğ</text:span></text:span><text:span text:style-name="PalatinoT_b8_rk11_20_I_20_Black"><text:span text:style-name="T7">iliz o halde, </text:span></text:span><text:span text:style-name="PalatinoT_b8_rk11_20_BI_20_Black"><text:span text:style-name="T7">böyle ara tiplerin hiç bir zaman olmad</text:span></text:span><text:span text:style-name="PalatinoT_b8_rk11_20_BI_20_Black"><text:span text:style-name="T8">ığı</text:span></text:span><text:span text:style-name="PalatinoT_b8_rk11_20_BI_20_Black"><text:span text:style-name="T7">n</text:span></text:span><text:span text:style-name="PalatinoT_b8_rk11_20_BI_20_Black"><text:span text:style-name="T8">ı</text:span></text:span><text:span text:style-name="PalatinoT_b8_rk11_20_BI_20_Black"><text:span text:style-name="T7"> kesinlikle kabul etmemiz gerekir</text:span></text:span><text:span text:style-name="PalatinoT_b8_rk11_20_Black"><text:span text:style-name="T7">." (Clark, A.H. in The New Evolution: Zoogenesis, A.H. Clark. ed Williams and Baltimore, sf. 189)</text:span></text:span></text:p>
      <text:p text:style-name="P11"><text:span text:style-name="PalatinoT_b8_rk11_20_Black"><text:span text:style-name="T7">Tan</text:span></text:span><text:span text:style-name="PalatinoT_b8_rk11_20_Black"><text:span text:style-name="T8">ı</text:span></text:span><text:span text:style-name="PalatinoT_b8_rk11_20_Black"><text:span text:style-name="T7">nm</text:span></text:span><text:span text:style-name="PalatinoT_b8_rk11_20_Black"><text:span text:style-name="T8">ış</text:span></text:span><text:span text:style-name="PalatinoT_b8_rk11_20_Black"><text:span text:style-name="T7"> bir genetikçi ve evrimci olan Richard B. Goldschimdt ise, "ara geçit formu" diye bir </text:span></text:span><text:span text:style-name="PalatinoT_b8_rk11_20_Black"><text:span text:style-name="T8">ş</text:span></text:span><text:span text:style-name="PalatinoT_b8_rk11_20_Black"><text:span text:style-name="T7">eyin olmad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itiraf ettikten sonra, türlerin "birden bire ortaya ç</text:span></text:span><text:span text:style-name="PalatinoT_b8_rk11_20_Black"><text:span text:style-name="T8">ı</text:span></text:span><text:span text:style-name="PalatinoT_b8_rk11_20_Black"><text:span text:style-name="T7">kt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" </text:span></text:span><text:span text:style-name="PalatinoT_b8_rk11_20_Black"><text:span text:style-name="T8">ş</text:span></text:span><text:span text:style-name="PalatinoT_b8_rk11_20_Black"><text:span text:style-name="T7">öyle kabul ediyor: </text:span></text:span></text:p>
      <text:p text:style-name="P11"><text:span text:style-name="PalatinoT_b8_rk11_20_Black"><text:span text:style-name="T7">"</text:span></text:span><text:span text:style-name="PalatinoT_b8_rk11_20_I_20_Black"><text:span text:style-name="T7">Pratikte </text:span></text:span><text:span text:style-name="PalatinoT_b8_rk11_20_BI_20_Black"><text:span text:style-name="T7">bütün bilinen familyalar</text:span></text:span><text:span text:style-name="PalatinoT_b8_rk11_20_I_20_Black"><text:span text:style-name="T7"> görünen herhangi </text:span></text:span><text:span text:style-name="PalatinoT_b8_rk11_20_BI_20_Black"><text:span text:style-name="T7">bir geçi</text:span></text:span><text:span text:style-name="PalatinoT_b8_rk11_20_BI_20_Black"><text:span text:style-name="T8">ş</text:span></text:span><text:span text:style-name="PalatinoT_b8_rk11_20_BI_20_Black"><text:span text:style-name="T7"> formu olmaks</text:span></text:span><text:span text:style-name="PalatinoT_b8_rk11_20_BI_20_Black"><text:span text:style-name="T8">ı</text:span></text:span><text:span text:style-name="PalatinoT_b8_rk11_20_BI_20_Black"><text:span text:style-name="T7">z</text:span></text:span><text:span text:style-name="PalatinoT_b8_rk11_20_BI_20_Black"><text:span text:style-name="T8">ı</text:span></text:span><text:span text:style-name="PalatinoT_b8_rk11_20_BI_20_Black"><text:span text:style-name="T7">n aniden ortaya ç</text:span></text:span><text:span text:style-name="PalatinoT_b8_rk11_20_BI_20_Black"><text:span text:style-name="T8">ı</text:span></text:span><text:span text:style-name="PalatinoT_b8_rk11_20_BI_20_Black"><text:span text:style-name="T7">kmaktad</text:span></text:span><text:span text:style-name="PalatinoT_b8_rk11_20_BI_20_Black"><text:span text:style-name="T8">ı</text:span></text:span><text:span text:style-name="PalatinoT_b8_rk11_20_BI_20_Black"><text:span text:style-name="T7">r</text:span></text:span><text:span text:style-name="PalatinoT_b8_rk11_20_I_20_Black"><text:span text:style-name="T7">.</text:span></text:span><text:span text:style-name="PalatinoT_b8_rk11_20_Black"><text:span text:style-name="T7">" (R.B. Goldschmidt, American Scientist, vol. 40, sf. 97)</text:span></text:span></text:p>
      <text:p text:style-name="P11"><text:span text:style-name="PalatinoT_b8_rk11_20_Black"><text:span text:style-name="T7">Ara geçit formu olmam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anlam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Evrimciler de kabul etmektedirler: Canl</text:span></text:span><text:span text:style-name="PalatinoT_b8_rk11_20_Black"><text:span text:style-name="T8">ı</text:span></text:span><text:span text:style-name="PalatinoT_b8_rk11_20_Black"><text:span text:style-name="T7">lar "birden bire" ortaya ç</text:span></text:span><text:span text:style-name="PalatinoT_b8_rk11_20_Black"><text:span text:style-name="T8">ı</text:span></text:span><text:span text:style-name="PalatinoT_b8_rk11_20_Black"><text:span text:style-name="T7">km</text:span></text:span><text:span text:style-name="PalatinoT_b8_rk11_20_Black"><text:span text:style-name="T8">ış</text:span></text:span><text:span text:style-name="PalatinoT_b8_rk11_20_Black"><text:span text:style-name="T7">lard</text:span></text:span><text:span text:style-name="PalatinoT_b8_rk11_20_Black"><text:span text:style-name="T8">ı</text:span></text:span><text:span text:style-name="PalatinoT_b8_rk11_20_Black"><text:span text:style-name="T7">r. Ve aç</text:span></text:span><text:span text:style-name="PalatinoT_b8_rk11_20_Black"><text:span text:style-name="T8">ı</text:span></text:span><text:span text:style-name="PalatinoT_b8_rk11_20_Black"><text:span text:style-name="T7">kt</text:span></text:span><text:span text:style-name="PalatinoT_b8_rk11_20_Black"><text:span text:style-name="T8">ı</text:span></text:span><text:span text:style-name="PalatinoT_b8_rk11_20_Black"><text:span text:style-name="T7">r ki, "birden bire ortaya ç</text:span></text:span><text:span text:style-name="PalatinoT_b8_rk11_20_Black"><text:span text:style-name="T8">ı</text:span></text:span><text:span text:style-name="PalatinoT_b8_rk11_20_Black"><text:span text:style-name="T7">kmak" demek, yarat</text:span></text:span><text:span text:style-name="PalatinoT_b8_rk11_20_Black"><text:span text:style-name="T8">ı</text:span></text:span><text:span text:style-name="PalatinoT_b8_rk11_20_Black"><text:span text:style-name="T7">lmak demektir. </text:span></text:span></text:p>
      <text:p text:style-name="P11"><text:span text:style-name="PalatinoT_b8_rk11_20_Black"><text:span text:style-name="T7">Ancak ku</text:span></text:span><text:span text:style-name="PalatinoT_b8_rk11_20_Black"><text:span text:style-name="T8">ş</text:span></text:span><text:span text:style-name="PalatinoT_b8_rk11_20_Black"><text:span text:style-name="T7">kusuz canl</text:span></text:span><text:span text:style-name="PalatinoT_b8_rk11_20_Black"><text:span text:style-name="T8">ı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n "birden bire" ortaya ç</text:span></text:span><text:span text:style-name="PalatinoT_b8_rk11_20_Black"><text:span text:style-name="T8">ı</text:span></text:span><text:span text:style-name="PalatinoT_b8_rk11_20_Black"><text:span text:style-name="T7">km</text:span></text:span><text:span text:style-name="PalatinoT_b8_rk11_20_Black"><text:span text:style-name="T8">ış</text:span></text:span><text:span text:style-name="PalatinoT_b8_rk11_20_Black"><text:span text:style-name="T7">, yani yarat</text:span></text:span><text:span text:style-name="PalatinoT_b8_rk11_20_Black"><text:span text:style-name="T8">ı</text:span></text:span><text:span text:style-name="PalatinoT_b8_rk11_20_Black"><text:span text:style-name="T7">lm</text:span></text:span><text:span text:style-name="PalatinoT_b8_rk11_20_Black"><text:span text:style-name="T8">ış</text:span></text:span><text:span text:style-name="PalatinoT_b8_rk11_20_Black"><text:span text:style-name="T7"> olduklar</text:span></text:span><text:span text:style-name="PalatinoT_b8_rk11_20_Black"><text:span text:style-name="T8">ı</text:span></text:span><text:span text:style-name="PalatinoT_b8_rk11_20_Black"><text:span text:style-name="T7"> gerçe</text:span></text:span><text:span text:style-name="PalatinoT_b8_rk11_20_Black"><text:span text:style-name="T8">ğ</text:span></text:span><text:span text:style-name="PalatinoT_b8_rk11_20_Black"><text:span text:style-name="T7">i, Evrimciler taraf</text:span></text:span><text:span text:style-name="PalatinoT_b8_rk11_20_Black"><text:span text:style-name="T8">ı</text:span></text:span><text:span text:style-name="PalatinoT_b8_rk11_20_Black"><text:span text:style-name="T7">ndan, "ideolojik" nedenlerden dolay</text:span></text:span><text:span text:style-name="PalatinoT_b8_rk11_20_Black"><text:span text:style-name="T8">ı</text:span></text:span><text:span text:style-name="PalatinoT_b8_rk11_20_Black"><text:span text:style-name="T7"> kabul edilemez. Üstte sözlerini aktard</text:span></text:span><text:span text:style-name="PalatinoT_b8_rk11_20_Black"><text:span text:style-name="T8">ığı</text:span></text:span><text:span text:style-name="PalatinoT_b8_rk11_20_Black"><text:span text:style-name="T7">m</text:span></text:span><text:span text:style-name="PalatinoT_b8_rk11_20_Black"><text:span text:style-name="T8">ı</text:span></text:span><text:span text:style-name="PalatinoT_b8_rk11_20_Black"><text:span text:style-name="T7">z birkaç bilim adam</text:span></text:span><text:span text:style-name="PalatinoT_b8_rk11_20_Black"><text:span text:style-name="T8">ı</text:span></text:span><text:span text:style-name="PalatinoT_b8_rk11_20_Black"><text:span text:style-name="T7"> bunu itiraf etse de, genel olarak Evrimciler, "ara geçit formu bulunmad</text:span></text:span><text:span text:style-name="PalatinoT_b8_rk11_20_Black"><text:span text:style-name="T8">ığı</text:span></text:span><text:span text:style-name="PalatinoT_b8_rk11_20_Black"><text:span text:style-name="T7">" gerçe</text:span></text:span><text:span text:style-name="PalatinoT_b8_rk11_20_Black"><text:span text:style-name="T8">ğ</text:span></text:span><text:span text:style-name="PalatinoT_b8_rk11_20_Black"><text:span text:style-name="T7">ini kabul etmezler.</text:span></text:span></text:p>
      <text:p text:style-name="P11"><text:span text:style-name="PalatinoT_b8_rk11_20_Black"><text:span text:style-name="T7">Bu durumda Evrimcilerin yapt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 tek bir </text:span></text:span><text:span text:style-name="PalatinoT_b8_rk11_20_Black"><text:span text:style-name="T8">ş</text:span></text:span><text:span text:style-name="PalatinoT_b8_rk11_20_Black"><text:span text:style-name="T7">ey vard</text:span></text:span><text:span text:style-name="PalatinoT_b8_rk11_20_Black"><text:span text:style-name="T8">ı</text:span></text:span><text:span text:style-name="PalatinoT_b8_rk11_20_Black"><text:span text:style-name="T7">r. Milyonlarca y</text:span></text:span><text:span text:style-name="PalatinoT_b8_rk11_20_Black"><text:span text:style-name="T8">ı</text:span></text:span><text:span text:style-name="PalatinoT_b8_rk11_20_Black"><text:span text:style-name="T7">l önce ya</text:span></text:span><text:span text:style-name="PalatinoT_b8_rk11_20_Black"><text:span text:style-name="T8">ş</text:span></text:span><text:span text:style-name="PalatinoT_b8_rk11_20_Black"><text:span text:style-name="T7">am</text:span></text:span><text:span text:style-name="PalatinoT_b8_rk11_20_Black"><text:span text:style-name="T8">ış</text:span></text:span><text:span text:style-name="PalatinoT_b8_rk11_20_Black"><text:span text:style-name="T7"> ve soyu tükenmi</text:span></text:span><text:span text:style-name="PalatinoT_b8_rk11_20_Black"><text:span text:style-name="T8">ş</text:span></text:span><text:span text:style-name="PalatinoT_b8_rk11_20_Black"><text:span text:style-name="T7"> olan baz</text:span></text:span><text:span text:style-name="PalatinoT_b8_rk11_20_Black"><text:span text:style-name="T8">ı</text:span></text:span><text:span text:style-name="PalatinoT_b8_rk11_20_Black"><text:span text:style-name="T7"> canl</text:span></text:span><text:span text:style-name="PalatinoT_b8_rk11_20_Black"><text:span text:style-name="T8">ı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n fosillerini bulur ve bu fosillerin birer "ara geçit formu" oldu</text:span></text:span><text:span text:style-name="PalatinoT_b8_rk11_20_Black"><text:span text:style-name="T8">ğ</text:span></text:span><text:span text:style-name="PalatinoT_b8_rk11_20_Black"><text:span text:style-name="T7">unu öne sürerler. Bu yöntemle üretilmi</text:span></text:span><text:span text:style-name="PalatinoT_b8_rk11_20_Black"><text:span text:style-name="T8">ş</text:span></text:span><text:span text:style-name="PalatinoT_b8_rk11_20_Black"><text:span text:style-name="T7"> olan sözde ara geçit formlar</text:span></text:span><text:span text:style-name="PalatinoT_b8_rk11_20_Black"><text:span text:style-name="T8">ı</text:span></text:span><text:span text:style-name="PalatinoT_b8_rk11_20_Black"><text:span text:style-name="T7"> da, tüm dünyaya "Evrimin büyük delili" olarak gösterilir. Oysa Evrimciler taraf</text:span></text:span><text:span text:style-name="PalatinoT_b8_rk11_20_Black"><text:span text:style-name="T8">ı</text:span></text:span><text:span text:style-name="PalatinoT_b8_rk11_20_Black"><text:span text:style-name="T7">ndan "i</text:span></text:span><text:span text:style-name="PalatinoT_b8_rk11_20_Black"><text:span text:style-name="T8">ş</text:span></text:span><text:span text:style-name="PalatinoT_b8_rk11_20_Black"><text:span text:style-name="T7">te ara geçit formu" diye öne sürülen bir kaç canl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da hiçbiri gerçekte böyle bir özelli</text:span></text:span><text:span text:style-name="PalatinoT_b8_rk11_20_Black"><text:span text:style-name="T8">ğ</text:span></text:span><text:span text:style-name="PalatinoT_b8_rk11_20_Black"><text:span text:style-name="T7">e sahip de</text:span></text:span><text:span text:style-name="PalatinoT_b8_rk11_20_Black"><text:span text:style-name="T8">ğ</text:span></text:span><text:span text:style-name="PalatinoT_b8_rk11_20_Black"><text:span text:style-name="T7">ildir. Zamanla bu gerçek ortaya ç</text:span></text:span><text:span text:style-name="PalatinoT_b8_rk11_20_Black"><text:span text:style-name="T8">ı</text:span></text:span><text:span text:style-name="PalatinoT_b8_rk11_20_Black"><text:span text:style-name="T7">km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.</text:span></text:span></text:p>
      <text:p text:style-name="P11"><text:span text:style-name="PalatinoT_b8_rk11_20_Black"><text:span text:style-name="T7">Örne</text:span></text:span><text:span text:style-name="PalatinoT_b8_rk11_20_Black"><text:span text:style-name="T8">ğ</text:span></text:span><text:span text:style-name="PalatinoT_b8_rk11_20_Black"><text:span text:style-name="T7">in Evrimciler taraf</text:span></text:span><text:span text:style-name="PalatinoT_b8_rk11_20_Black"><text:span text:style-name="T8">ı</text:span></text:span><text:span text:style-name="PalatinoT_b8_rk11_20_Black"><text:span text:style-name="T7">ndan yakla</text:span></text:span><text:span text:style-name="PalatinoT_b8_rk11_20_Black"><text:span text:style-name="T8">şı</text:span></text:span><text:span text:style-name="PalatinoT_b8_rk11_20_Black"><text:span text:style-name="T7">k 70 milyon y</text:span></text:span><text:span text:style-name="PalatinoT_b8_rk11_20_Black"><text:span text:style-name="T8">ı</text:span></text:span><text:span text:style-name="PalatinoT_b8_rk11_20_Black"><text:span text:style-name="T7">l önce soyu tükenmi</text:span></text:span><text:span text:style-name="PalatinoT_b8_rk11_20_Black"><text:span text:style-name="T8">ş</text:span></text:span><text:span text:style-name="PalatinoT_b8_rk11_20_Black"><text:span text:style-name="T7"> bir canl</text:span></text:span><text:span text:style-name="PalatinoT_b8_rk11_20_Black"><text:span text:style-name="T8">ı</text:span></text:span><text:span text:style-name="PalatinoT_b8_rk11_20_Black"><text:span text:style-name="T7"> olarak tan</text:span></text:span><text:span text:style-name="PalatinoT_b8_rk11_20_Black"><text:span text:style-name="T8">ı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lan ve sudan karaya geçi</text:span></text:span><text:span text:style-name="PalatinoT_b8_rk11_20_Black"><text:span text:style-name="T8">ş</text:span></text:span><text:span text:style-name="PalatinoT_b8_rk11_20_Black"><text:span text:style-name="T7"> formu olarak gösterilen </text:span></text:span><text:span text:style-name="PalatinoT_b8_rk11_20_B_20_Black"><text:span text:style-name="T7">Coelacanth</text:span></text:span><text:span text:style-name="PalatinoT_b8_rk11_20_Black"><text:span text:style-name="T7"> (Rhipitistian Crossopterigian) adl</text:span></text:span><text:span text:style-name="PalatinoT_b8_rk11_20_Black"><text:span text:style-name="T8">ı</text:span></text:span><text:span text:style-name="PalatinoT_b8_rk11_20_Black"><text:span text:style-name="T7"> bal</text:span></text:span><text:span text:style-name="PalatinoT_b8_rk11_20_Black"><text:span text:style-name="T8">ı</text:span></text:span><text:span text:style-name="PalatinoT_b8_rk11_20_Black"><text:span text:style-name="T7">k, Evrimcilerin büyük </text:span></text:span><text:span text:style-name="PalatinoT_b8_rk11_20_Black"><text:span text:style-name="T8">ş</text:span></text:span><text:span text:style-name="PalatinoT_b8_rk11_20_Black"><text:span text:style-name="T7">a</text:span></text:span><text:span text:style-name="PalatinoT_b8_rk11_20_Black"><text:span text:style-name="T8">ş</text:span></text:span><text:span text:style-name="PalatinoT_b8_rk11_20_Black"><text:span text:style-name="T7">k</text:span></text:span><text:span text:style-name="PalatinoT_b8_rk11_20_Black"><text:span text:style-name="T8">ı</text:span></text:span><text:span text:style-name="PalatinoT_b8_rk11_20_Black"><text:span text:style-name="T7">nl</text:span></text:span><text:span text:style-name="PalatinoT_b8_rk11_20_Black"><text:span text:style-name="T8">ığı</text:span></text:span><text:span text:style-name="PalatinoT_b8_rk11_20_Black"><text:span text:style-name="T7"> alt</text:span></text:span><text:span text:style-name="PalatinoT_b8_rk11_20_Black"><text:span text:style-name="T8">ı</text:span></text:span><text:span text:style-name="PalatinoT_b8_rk11_20_Black"><text:span text:style-name="T7">nda, 1939 y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nda Madagaskar aç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nda canl</text:span></text:span><text:span text:style-name="PalatinoT_b8_rk11_20_Black"><text:span text:style-name="T8">ı</text:span></text:span><text:span text:style-name="PalatinoT_b8_rk11_20_Black"><text:span text:style-name="T7"> olarak bulunmu</text:span></text:span><text:span text:style-name="PalatinoT_b8_rk11_20_Black"><text:span text:style-name="T8">ş</text:span></text:span><text:span text:style-name="PalatinoT_b8_rk11_20_Black"><text:span text:style-name="T7">tur. Ayn</text:span></text:span><text:span text:style-name="PalatinoT_b8_rk11_20_Black"><text:span text:style-name="T8">ı</text:span></text:span><text:span text:style-name="PalatinoT_b8_rk11_20_Black"><text:span text:style-name="T7"> bal</text:span></text:span><text:span text:style-name="PalatinoT_b8_rk11_20_Black"><text:span text:style-name="T8">ı</text:span></text:span><text:span text:style-name="PalatinoT_b8_rk11_20_Black"><text:span text:style-name="T7">k daha sonra aç</text:span></text:span><text:span text:style-name="PalatinoT_b8_rk11_20_Black"><text:span text:style-name="T8">ı</text:span></text:span><text:span text:style-name="PalatinoT_b8_rk11_20_Black"><text:span text:style-name="T7">k denizlerde 50'ye yak</text:span></text:span><text:span text:style-name="PalatinoT_b8_rk11_20_Black"><text:span text:style-name="T8">ı</text:span></text:span><text:span text:style-name="PalatinoT_b8_rk11_20_Black"><text:span text:style-name="T7">n kez yakaland</text:span></text:span><text:span text:style-name="PalatinoT_b8_rk11_20_Black"><text:span text:style-name="T8">ı</text:span></text:span><text:span text:style-name="PalatinoT_b8_rk11_20_Black"><text:span text:style-name="T7">. Ve görüldü ki, bal</text:span></text:span><text:span text:style-name="PalatinoT_b8_rk11_20_Black"><text:span text:style-name="T8">ığı</text:span></text:span><text:span text:style-name="PalatinoT_b8_rk11_20_Black"><text:span text:style-name="T7">n "ara geçit formu" olarak tan</text:span></text:span><text:span text:style-name="PalatinoT_b8_rk11_20_Black"><text:span text:style-name="T8">ı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lmas</text:span></text:span><text:span text:style-name="PalatinoT_b8_rk11_20_Black"><text:span text:style-name="T8">ı</text:span></text:span><text:span text:style-name="PalatinoT_b8_rk11_20_Black"><text:span text:style-name="T7">na neden olan organlar</text:span></text:span><text:span text:style-name="PalatinoT_b8_rk11_20_Black"><text:span text:style-name="T8">ı</text:span></text:span><text:span text:style-name="PalatinoT_b8_rk11_20_Black"><text:span text:style-name="T7"> (iç </text:span></text:span><text:soft-page-break/><text:span text:style-name="PalatinoT_b8_rk11_20_Black"><text:span text:style-name="T7">kulak girintileri, ba</text:span></text:span><text:span text:style-name="PalatinoT_b8_rk11_20_Black"><text:span text:style-name="T8">ş</text:span></text:span><text:span text:style-name="PalatinoT_b8_rk11_20_Black"><text:span text:style-name="T7"> tipli omurgas</text:span></text:span><text:span text:style-name="PalatinoT_b8_rk11_20_Black"><text:span text:style-name="T8">ı</text:span></text:span><text:span text:style-name="PalatinoT_b8_rk11_20_Black"><text:span text:style-name="T7"> ve yüzme kesesi) hiç de "ara geçit formu" olacak özelliklere sahip de</text:span></text:span><text:span text:style-name="PalatinoT_b8_rk11_20_Black"><text:span text:style-name="T8">ğ</text:span></text:span><text:span text:style-name="PalatinoT_b8_rk11_20_Black"><text:span text:style-name="T7">ildi.</text:span></text:span></text:p>
      <text:p text:style-name="P11"><text:span text:style-name="PalatinoT_b8_rk11_20_Black"><text:span text:style-name="T7">Evrimciler taraf</text:span></text:span><text:span text:style-name="PalatinoT_b8_rk11_20_Black"><text:span text:style-name="T8">ı</text:span></text:span><text:span text:style-name="PalatinoT_b8_rk11_20_Black"><text:span text:style-name="T7">ndan "i</text:span></text:span><text:span text:style-name="PalatinoT_b8_rk11_20_Black"><text:span text:style-name="T8">ş</text:span></text:span><text:span text:style-name="PalatinoT_b8_rk11_20_Black"><text:span text:style-name="T7">te büyük delil" olarak sunulan ikinci canl</text:span></text:span><text:span text:style-name="PalatinoT_b8_rk11_20_Black"><text:span text:style-name="T8">ı</text:span></text:span><text:span text:style-name="PalatinoT_b8_rk11_20_Black"><text:span text:style-name="T7"> ise, </text:span></text:span><text:span text:style-name="PalatinoT_b8_rk11_20_B_20_Black"><text:span text:style-name="T7">Archaeopteryx</text:span></text:span><text:span text:style-name="PalatinoT_b8_rk11_20_Black"><text:span text:style-name="T7"> ad</text:span></text:span><text:span text:style-name="PalatinoT_b8_rk11_20_Black"><text:span text:style-name="T8">ı</text:span></text:span><text:span text:style-name="PalatinoT_b8_rk11_20_Black"><text:span text:style-name="T7">yla bilinen 135 milyon y</text:span></text:span><text:span text:style-name="PalatinoT_b8_rk11_20_Black"><text:span text:style-name="T8">ı</text:span></text:span><text:span text:style-name="PalatinoT_b8_rk11_20_Black"><text:span text:style-name="T7">ll</text:span></text:span><text:span text:style-name="PalatinoT_b8_rk11_20_Black"><text:span text:style-name="T8">ı</text:span></text:span><text:span text:style-name="PalatinoT_b8_rk11_20_Black"><text:span text:style-name="T7">k bir ku</text:span></text:span><text:span text:style-name="PalatinoT_b8_rk11_20_Black"><text:span text:style-name="T8">ş</text:span></text:span><text:span text:style-name="PalatinoT_b8_rk11_20_Black"><text:span text:style-name="T7"> fosiliydi. Hayvan, kanat kenarlar</text:span></text:span><text:span text:style-name="PalatinoT_b8_rk11_20_Black"><text:span text:style-name="T8">ı</text:span></text:span><text:span text:style-name="PalatinoT_b8_rk11_20_Black"><text:span text:style-name="T7">ndaki pençeye benzer organlar</text:span></text:span><text:span text:style-name="PalatinoT_b8_rk11_20_Black"><text:span text:style-name="T8">ı</text:span></text:span><text:span text:style-name="PalatinoT_b8_rk11_20_Black"><text:span text:style-name="T7">, küçük di</text:span></text:span><text:span text:style-name="PalatinoT_b8_rk11_20_Black"><text:span text:style-name="T8">ş</text:span></text:span><text:span text:style-name="PalatinoT_b8_rk11_20_Black"><text:span text:style-name="T7">leri ve kuyru</text:span></text:span><text:span text:style-name="PalatinoT_b8_rk11_20_Black"><text:span text:style-name="T8">ğ</text:span></text:span><text:span text:style-name="PalatinoT_b8_rk11_20_Black"><text:span text:style-name="T7">undaki omurgas</text:span></text:span><text:span text:style-name="PalatinoT_b8_rk11_20_Black"><text:span text:style-name="T8">ı</text:span></text:span><text:span text:style-name="PalatinoT_b8_rk11_20_Black"><text:span text:style-name="T7"> nedeniyle Evrimciler taraf</text:span></text:span><text:span text:style-name="PalatinoT_b8_rk11_20_Black"><text:span text:style-name="T8">ı</text:span></text:span><text:span text:style-name="PalatinoT_b8_rk11_20_Black"><text:span text:style-name="T7">ndan "sürüngenlerden ku</text:span></text:span><text:span text:style-name="PalatinoT_b8_rk11_20_Black"><text:span text:style-name="T8">ş</text:span></text:span><text:span text:style-name="PalatinoT_b8_rk11_20_Black"><text:span text:style-name="T7">lara geçi</text:span></text:span><text:span text:style-name="PalatinoT_b8_rk11_20_Black"><text:span text:style-name="T8">ş</text:span></text:span><text:span text:style-name="PalatinoT_b8_rk11_20_Black"><text:span text:style-name="T7"> formu" olarak tan</text:span></text:span><text:span text:style-name="PalatinoT_b8_rk11_20_Black"><text:span text:style-name="T8">ı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ld</text:span></text:span><text:span text:style-name="PalatinoT_b8_rk11_20_Black"><text:span text:style-name="T8">ı</text:span></text:span><text:span text:style-name="PalatinoT_b8_rk11_20_Black"><text:span text:style-name="T7">. Ancak ilerleyen y</text:span></text:span><text:span text:style-name="PalatinoT_b8_rk11_20_Black"><text:span text:style-name="T8">ı</text:span></text:span><text:span text:style-name="PalatinoT_b8_rk11_20_Black"><text:span text:style-name="T7">llarda, 1984'de Bat</text:span></text:span><text:span text:style-name="PalatinoT_b8_rk11_20_Black"><text:span text:style-name="T8">ı</text:span></text:span><text:span text:style-name="PalatinoT_b8_rk11_20_Black"><text:span text:style-name="T7"> Teksas Çölü'nde bulunan 225 milyon y</text:span></text:span><text:span text:style-name="PalatinoT_b8_rk11_20_Black"><text:span text:style-name="T8">ı</text:span></text:span><text:span text:style-name="PalatinoT_b8_rk11_20_Black"><text:span text:style-name="T7">ll</text:span></text:span><text:span text:style-name="PalatinoT_b8_rk11_20_Black"><text:span text:style-name="T8">ı</text:span></text:span><text:span text:style-name="PalatinoT_b8_rk11_20_Black"><text:span text:style-name="T7">k bir ku</text:span></text:span><text:span text:style-name="PalatinoT_b8_rk11_20_Black"><text:span text:style-name="T8">ş</text:span></text:span><text:span text:style-name="PalatinoT_b8_rk11_20_Black"><text:span text:style-name="T7"> fosili tüm bu iddiay</text:span></text:span><text:span text:style-name="PalatinoT_b8_rk11_20_Black"><text:span text:style-name="T8">ı</text:span></text:span><text:span text:style-name="PalatinoT_b8_rk11_20_Black"><text:span text:style-name="T7"> çürüttü. Çünkü </text:span></text:span><text:span text:style-name="PalatinoT_b8_rk11_20_BI_20_Black"><text:span text:style-name="T7">Protoavis</text:span></text:span><text:span text:style-name="PalatinoT_b8_rk11_20_Black"><text:span text:style-name="T7"> ad</text:span></text:span><text:span text:style-name="PalatinoT_b8_rk11_20_Black"><text:span text:style-name="T8">ı</text:span></text:span><text:span text:style-name="PalatinoT_b8_rk11_20_Black"><text:span text:style-name="T7"> verilen bu hayvan, "ku</text:span></text:span><text:span text:style-name="PalatinoT_b8_rk11_20_Black"><text:span text:style-name="T8">ş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n atas</text:span></text:span><text:span text:style-name="PalatinoT_b8_rk11_20_Black"><text:span text:style-name="T8">ı</text:span></text:span><text:span text:style-name="PalatinoT_b8_rk11_20_Black"><text:span text:style-name="T7">" oldu</text:span></text:span><text:span text:style-name="PalatinoT_b8_rk11_20_Black"><text:span text:style-name="T8">ğ</text:span></text:span><text:span text:style-name="PalatinoT_b8_rk11_20_Black"><text:span text:style-name="T7">u öne sürülen Archaeopteryx'ten 75 milyon y</text:span></text:span><text:span text:style-name="PalatinoT_b8_rk11_20_Black"><text:span text:style-name="T8">ı</text:span></text:span><text:span text:style-name="PalatinoT_b8_rk11_20_Black"><text:span text:style-name="T7">l daha ya</text:span></text:span><text:span text:style-name="PalatinoT_b8_rk11_20_Black"><text:span text:style-name="T8">ş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 olmas</text:span></text:span><text:span text:style-name="PalatinoT_b8_rk11_20_Black"><text:span text:style-name="T8">ı</text:span></text:span><text:span text:style-name="PalatinoT_b8_rk11_20_Black"><text:span text:style-name="T7">na ra</text:span></text:span><text:span text:style-name="PalatinoT_b8_rk11_20_Black"><text:span text:style-name="T8">ğ</text:span></text:span><text:span text:style-name="PalatinoT_b8_rk11_20_Black"><text:span text:style-name="T7">men tam bir ku</text:span></text:span><text:span text:style-name="PalatinoT_b8_rk11_20_Black"><text:span text:style-name="T8">ş</text:span></text:span><text:span text:style-name="PalatinoT_b8_rk11_20_Black"><text:span text:style-name="T7">tu. Ayr</text:span></text:span><text:span text:style-name="PalatinoT_b8_rk11_20_Black"><text:span text:style-name="T8">ı</text:span></text:span><text:span text:style-name="PalatinoT_b8_rk11_20_Black"><text:span text:style-name="T7">ca Archaeopteryx'in "ara geçit formu" olarak gösterilmesindeki en büyük neden olan pençeleri de hiç bir </text:span></text:span><text:span text:style-name="PalatinoT_b8_rk11_20_Black"><text:span text:style-name="T8">ş</text:span></text:span><text:span text:style-name="PalatinoT_b8_rk11_20_Black"><text:span text:style-name="T7">ey ifade etmiyordu: Bugün Güney Amerika'da ya</text:span></text:span><text:span text:style-name="PalatinoT_b8_rk11_20_Black"><text:span text:style-name="T8">ş</text:span></text:span><text:span text:style-name="PalatinoT_b8_rk11_20_Black"><text:span text:style-name="T7">ayan </text:span></text:span><text:span text:style-name="PalatinoT_b8_rk11_20_I_20_Black"><text:span text:style-name="T7">Opisthocomus Hoatzin</text:span></text:span><text:span text:style-name="PalatinoT_b8_rk11_20_Black"><text:span text:style-name="T7"> adl</text:span></text:span><text:span text:style-name="PalatinoT_b8_rk11_20_Black"><text:span text:style-name="T8">ı</text:span></text:span><text:span text:style-name="PalatinoT_b8_rk11_20_Black"><text:span text:style-name="T7"> ku</text:span></text:span><text:span text:style-name="PalatinoT_b8_rk11_20_Black"><text:span text:style-name="T8">ş</text:span></text:span><text:span text:style-name="PalatinoT_b8_rk11_20_Black"><text:span text:style-name="T7">un da pençeleri vard</text:span></text:span><text:span text:style-name="PalatinoT_b8_rk11_20_Black"><text:span text:style-name="T8">ı</text:span></text:span><text:span text:style-name="PalatinoT_b8_rk11_20_Black"><text:span text:style-name="T7">r. </text:span></text:span></text:p>
      <text:p text:style-name="P11"><text:span text:style-name="PalatinoT_b8_rk11_20_Black"><text:span text:style-name="T7">Evrim'in "üç büyük delil"inden üçüncüsü ise </text:span></text:span><text:span text:style-name="PalatinoT_b8_rk11_20_B_20_Black"><text:span text:style-name="T7">At Serileri</text:span></text:span><text:span text:style-name="PalatinoT_b8_rk11_20_Black"><text:span text:style-name="T7">'dir. Evrimciler soyu tükenmi</text:span></text:span><text:span text:style-name="PalatinoT_b8_rk11_20_Black"><text:span text:style-name="T8">ş</text:span></text:span><text:span text:style-name="PalatinoT_b8_rk11_20_Black"><text:span text:style-name="T7"> at türlerini, yaln</text:span></text:span><text:span text:style-name="PalatinoT_b8_rk11_20_Black"><text:span text:style-name="T8">ı</text:span></text:span><text:span text:style-name="PalatinoT_b8_rk11_20_Black"><text:span text:style-name="T7">zca i</text:span></text:span><text:span text:style-name="PalatinoT_b8_rk11_20_Black"><text:span text:style-name="T8">ş</text:span></text:span><text:span text:style-name="PalatinoT_b8_rk11_20_Black"><text:span text:style-name="T7">lerine gelenleri kullanarak küçükten büyü</text:span></text:span><text:span text:style-name="PalatinoT_b8_rk11_20_Black"><text:span text:style-name="T8">ğ</text:span></text:span><text:span text:style-name="PalatinoT_b8_rk11_20_Black"><text:span text:style-name="T7">e do</text:span></text:span><text:span text:style-name="PalatinoT_b8_rk11_20_Black"><text:span text:style-name="T8">ğ</text:span></text:span><text:span text:style-name="PalatinoT_b8_rk11_20_Black"><text:span text:style-name="T7">ru dizmi</text:span></text:span><text:span text:style-name="PalatinoT_b8_rk11_20_Black"><text:span text:style-name="T8">ş</text:span></text:span><text:span text:style-name="PalatinoT_b8_rk11_20_Black"><text:span text:style-name="T7"> ve günümüzdeki at</text:span></text:span><text:span text:style-name="PalatinoT_b8_rk11_20_Black"><text:span text:style-name="T8">ı</text:span></text:span><text:span text:style-name="PalatinoT_b8_rk11_20_Black"><text:span text:style-name="T7">n bu seri içinde evrimle</text:span></text:span><text:span text:style-name="PalatinoT_b8_rk11_20_Black"><text:span text:style-name="T8">ş</text:span></text:span><text:span text:style-name="PalatinoT_b8_rk11_20_Black"><text:span text:style-name="T7">erek olu</text:span></text:span><text:span text:style-name="PalatinoT_b8_rk11_20_Black"><text:span text:style-name="T8">ş</text:span></text:span><text:span text:style-name="PalatinoT_b8_rk11_20_Black"><text:span text:style-name="T7">tu</text:span></text:span><text:span text:style-name="PalatinoT_b8_rk11_20_Black"><text:span text:style-name="T8">ğ</text:span></text:span><text:span text:style-name="PalatinoT_b8_rk11_20_Black"><text:span text:style-name="T7">unu iddia etmi</text:span></text:span><text:span text:style-name="PalatinoT_b8_rk11_20_Black"><text:span text:style-name="T8">ş</text:span></text:span><text:span text:style-name="PalatinoT_b8_rk11_20_Black"><text:span text:style-name="T7">lerdir. Oysa bu s</text:span></text:span><text:span text:style-name="PalatinoT_b8_rk11_20_Black"><text:span text:style-name="T8">ı</text:span></text:span><text:span text:style-name="PalatinoT_b8_rk11_20_Black"><text:span text:style-name="T7">ralamada t</text:span></text:span><text:span text:style-name="PalatinoT_b8_rk11_20_Black"><text:span text:style-name="T8">ı</text:span></text:span><text:span text:style-name="PalatinoT_b8_rk11_20_Black"><text:span text:style-name="T7">rnak say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, kaburga say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 gibi birbirini tutmayan ve s</text:span></text:span><text:span text:style-name="PalatinoT_b8_rk11_20_Black"><text:span text:style-name="T8">ı</text:span></text:span><text:span text:style-name="PalatinoT_b8_rk11_20_Black"><text:span text:style-name="T7">ray</text:span></text:span><text:span text:style-name="PalatinoT_b8_rk11_20_Black"><text:span text:style-name="T8">ı</text:span></text:span><text:span text:style-name="PalatinoT_b8_rk11_20_Black"><text:span text:style-name="T7"> bozan etkenler vard</text:span></text:span><text:span text:style-name="PalatinoT_b8_rk11_20_Black"><text:span text:style-name="T8">ı</text:span></text:span><text:span text:style-name="PalatinoT_b8_rk11_20_Black"><text:span text:style-name="T7">r. Bu nedenle At Serileri'nin de gerçek bir delil olma özelli</text:span></text:span><text:span text:style-name="PalatinoT_b8_rk11_20_Black"><text:span text:style-name="T8">ğ</text:span></text:span><text:span text:style-name="PalatinoT_b8_rk11_20_Black"><text:span text:style-name="T7">i yoktur. Evrimcilerin bu At Serileri'nde yapt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 </text:span></text:span><text:span text:style-name="PalatinoT_b8_rk11_20_Black"><text:span text:style-name="T8">ş</text:span></text:span><text:span text:style-name="PalatinoT_b8_rk11_20_Black"><text:span text:style-name="T7">ey, daha pek çok yerde uygulad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 gibi, birbirine benzeyen ve soyu tükenmi</text:span></text:span><text:span text:style-name="PalatinoT_b8_rk11_20_Black"><text:span text:style-name="T8">ş</text:span></text:span><text:span text:style-name="PalatinoT_b8_rk11_20_Black"><text:span text:style-name="T7"> hayvanlar</text:span></text:span><text:span text:style-name="PalatinoT_b8_rk11_20_Black"><text:span text:style-name="T8">ı</text:span></text:span><text:span text:style-name="PalatinoT_b8_rk11_20_Black"><text:span text:style-name="T7"> ard arda dizip bunlar</text:span></text:span><text:span text:style-name="PalatinoT_b8_rk11_20_Black"><text:span text:style-name="T8">ı</text:span></text:span><text:span text:style-name="PalatinoT_b8_rk11_20_Black"><text:span text:style-name="T7">n birbirinden Evrimle</text:span></text:span><text:span text:style-name="PalatinoT_b8_rk11_20_Black"><text:span text:style-name="T8">ş</text:span></text:span><text:span text:style-name="PalatinoT_b8_rk11_20_Black"><text:span text:style-name="T7">ti</text:span></text:span><text:span text:style-name="PalatinoT_b8_rk11_20_Black"><text:span text:style-name="T8">ğ</text:span></text:span><text:span text:style-name="PalatinoT_b8_rk11_20_Black"><text:span text:style-name="T7">ini iddia etmektir. Oysa bu hayvanlar</text:span></text:span><text:span text:style-name="PalatinoT_b8_rk11_20_Black"><text:span text:style-name="T8">ı</text:span></text:span><text:span text:style-name="PalatinoT_b8_rk11_20_Black"><text:span text:style-name="T7">n birbirinden evrimle</text:span></text:span><text:span text:style-name="PalatinoT_b8_rk11_20_Black"><text:span text:style-name="T8">ş</text:span></text:span><text:span text:style-name="PalatinoT_b8_rk11_20_Black"><text:span text:style-name="T7">tiklerini gösteren hiç bir delil yoktur; tam tersine evrimle</text:span></text:span><text:span text:style-name="PalatinoT_b8_rk11_20_Black"><text:span text:style-name="T8">ş</text:span></text:span><text:span text:style-name="PalatinoT_b8_rk11_20_Black"><text:span text:style-name="T7">mediklerini gösteren çok say</text:span></text:span><text:span text:style-name="PalatinoT_b8_rk11_20_Black"><text:span text:style-name="T8">ı</text:span></text:span><text:span text:style-name="PalatinoT_b8_rk11_20_Black"><text:span text:style-name="T7">da delil vard</text:span></text:span><text:span text:style-name="PalatinoT_b8_rk11_20_Black"><text:span text:style-name="T8">ı</text:span></text:span><text:span text:style-name="PalatinoT_b8_rk11_20_Black"><text:span text:style-name="T7">r. </text:span></text:span></text:p>
      <text:p text:style-name="P11"><text:span text:style-name="PalatinoT_b8_rk11_20_Black"><text:span text:style-name="T7">"</text:span></text:span><text:span text:style-name="PalatinoT_b8_rk11_20_Black"><text:span text:style-name="T8">İş</text:span></text:span><text:span text:style-name="PalatinoT_b8_rk11_20_Black"><text:span text:style-name="T7">te delil" diye sunduklar</text:span></text:span><text:span text:style-name="PalatinoT_b8_rk11_20_Black"><text:span text:style-name="T8">ı</text:span></text:span><text:span text:style-name="PalatinoT_b8_rk11_20_Black"><text:span text:style-name="T7"> tüm fosillerin birbiri ard</text:span></text:span><text:span text:style-name="PalatinoT_b8_rk11_20_Black"><text:span text:style-name="T8">ı</text:span></text:span><text:span text:style-name="PalatinoT_b8_rk11_20_Black"><text:span text:style-name="T7">na çürümesi, Evrimcileri büyük bir hayal k</text:span></text:span><text:span text:style-name="PalatinoT_b8_rk11_20_Black"><text:span text:style-name="T8">ı</text:span></text:span><text:span text:style-name="PalatinoT_b8_rk11_20_Black"><text:span text:style-name="T7">r</text:span></text:span><text:span text:style-name="PalatinoT_b8_rk11_20_Black"><text:span text:style-name="T8">ı</text:span></text:span><text:span text:style-name="PalatinoT_b8_rk11_20_Black"><text:span text:style-name="T7">kl</text:span></text:span><text:span text:style-name="PalatinoT_b8_rk11_20_Black"><text:span text:style-name="T8">ığı</text:span></text:span><text:span text:style-name="PalatinoT_b8_rk11_20_Black"><text:span text:style-name="T7">na u</text:span></text:span><text:span text:style-name="PalatinoT_b8_rk11_20_Black"><text:span text:style-name="T8">ğ</text:span></text:span><text:span text:style-name="PalatinoT_b8_rk11_20_Black"><text:span text:style-name="T7">ratm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 ku</text:span></text:span><text:span text:style-name="PalatinoT_b8_rk11_20_Black"><text:span text:style-name="T8">ş</text:span></text:span><text:span text:style-name="PalatinoT_b8_rk11_20_Black"><text:span text:style-name="T7">kusuz. Ancak yine de, "belki bir gün ç</text:span></text:span><text:span text:style-name="PalatinoT_b8_rk11_20_Black"><text:span text:style-name="T8">ı</text:span></text:span><text:span text:style-name="PalatinoT_b8_rk11_20_Black"><text:span text:style-name="T7">kar" umuduyla, delil bulma aray</text:span></text:span><text:span text:style-name="PalatinoT_b8_rk11_20_Black"><text:span text:style-name="T8">ışı</text:span></text:span><text:span text:style-name="PalatinoT_b8_rk11_20_Black"><text:span text:style-name="T7"> sürmektedir. </text:span></text:span></text:p>
      <text:p text:style-name="P11"><text:span text:style-name="PalatinoT_b8_rk11_20_Black"><text:span text:style-name="T7">Fakat kurduklar</text:span></text:span><text:span text:style-name="PalatinoT_b8_rk11_20_Black"><text:span text:style-name="T8">ı</text:span></text:span><text:span text:style-name="PalatinoT_b8_rk11_20_Black"><text:span text:style-name="T7"> din-d</text:span></text:span><text:span text:style-name="PalatinoT_b8_rk11_20_Black"><text:span text:style-name="T8">ışı</text:span></text:span><text:span text:style-name="PalatinoT_b8_rk11_20_Black"><text:span text:style-name="T7"> dünyay</text:span></text:span><text:span text:style-name="PalatinoT_b8_rk11_20_Black"><text:span text:style-name="T8">ı</text:span></text:span><text:span text:style-name="PalatinoT_b8_rk11_20_Black"><text:span text:style-name="T7"> Evrim Teorisi'ne dayand</text:span></text:span><text:span text:style-name="PalatinoT_b8_rk11_20_Black"><text:span text:style-name="T8">ı</text:span></text:span><text:span text:style-name="PalatinoT_b8_rk11_20_Black"><text:span text:style-name="T7">ran güçlerin "belki" bulunacak bu delilleri beklemeye zamanlar</text:span></text:span><text:span text:style-name="PalatinoT_b8_rk11_20_Black"><text:span text:style-name="T8">ı</text:span></text:span><text:span text:style-name="PalatinoT_b8_rk11_20_Black"><text:span text:style-name="T7"> yoktur (ki ne kadar beklerlerse beklesinler bulamayacaklard</text:span></text:span><text:span text:style-name="PalatinoT_b8_rk11_20_Black"><text:span text:style-name="T8">ı</text:span></text:span><text:span text:style-name="PalatinoT_b8_rk11_20_Black"><text:span text:style-name="T7">r). Biraz öne de belirtti</text:span></text:span><text:span text:style-name="PalatinoT_b8_rk11_20_Black"><text:span text:style-name="T8">ğ</text:span></text:span><text:span text:style-name="PalatinoT_b8_rk11_20_Black"><text:span text:style-name="T7">imiz gibi, Evrim siyasi hedeflere hizmet eden bir dü</text:span></text:span><text:span text:style-name="PalatinoT_b8_rk11_20_Black"><text:span text:style-name="T8">ş</text:span></text:span><text:span text:style-name="PalatinoT_b8_rk11_20_Black"><text:span text:style-name="T7">üncedir ve bu nedenle de ne </text:span></text:span><text:span text:style-name="PalatinoT_b8_rk11_20_Black"><text:span text:style-name="T8">ş</text:span></text:span><text:span text:style-name="PalatinoT_b8_rk11_20_Black"><text:span text:style-name="T7">ekilde olursa olsun ispatlanmal</text:span></text:span><text:span text:style-name="PalatinoT_b8_rk11_20_Black"><text:span text:style-name="T8">ı</text:span></text:span><text:span text:style-name="PalatinoT_b8_rk11_20_Black"><text:span text:style-name="T7"> ve toplumlara kabul ettirilmelidir! Bu i</text:span></text:span><text:span text:style-name="PalatinoT_b8_rk11_20_Black"><text:span text:style-name="T8">ş</text:span></text:span><text:span text:style-name="PalatinoT_b8_rk11_20_Black"><text:span text:style-name="T7">i için gerekti</text:span></text:span><text:span text:style-name="PalatinoT_b8_rk11_20_Black"><text:span text:style-name="T8">ğ</text:span></text:span><text:span text:style-name="PalatinoT_b8_rk11_20_Black"><text:span text:style-name="T7">inde kirli yöntemler, yani sahtekarl</text:span></text:span><text:span text:style-name="PalatinoT_b8_rk11_20_Black"><text:span text:style-name="T8">ı</text:span></text:span><text:span text:style-name="PalatinoT_b8_rk11_20_Black"><text:span text:style-name="T7">klar da devreye sokulmal</text:span></text:span><text:span text:style-name="PalatinoT_b8_rk11_20_Black"><text:span text:style-name="T8">ı</text:span></text:span><text:span text:style-name="PalatinoT_b8_rk11_20_Black"><text:span text:style-name="T7">d</text:span></text:span><text:span text:style-name="PalatinoT_b8_rk11_20_Black"><text:span text:style-name="T8">ı</text:span></text:span><text:span text:style-name="PalatinoT_b8_rk11_20_Black"><text:span text:style-name="T7">r. </text:span></text:span></text:p>
      <text:p text:style-name="P11"><text:span text:style-name="PalatinoT_b8_rk11_20_Black"><text:span text:style-name="T7">Nitekim sokulmu</text:span></text:span><text:span text:style-name="PalatinoT_b8_rk11_20_Black"><text:span text:style-name="T8">ş</text:span></text:span><text:span text:style-name="PalatinoT_b8_rk11_20_Black"><text:span text:style-name="T7">tur. Evrimci çal</text:span></text:span><text:span text:style-name="PalatinoT_b8_rk11_20_Black"><text:span text:style-name="T8">ış</text:span></text:span><text:span text:style-name="PalatinoT_b8_rk11_20_Black"><text:span text:style-name="T7">malar</text:span></text:span><text:span text:style-name="PalatinoT_b8_rk11_20_Black"><text:span text:style-name="T8">ı</text:span></text:span><text:span text:style-name="PalatinoT_b8_rk11_20_Black"><text:span text:style-name="T7">n tarihi, büyük bilim sahtekarl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 ile doludur.</text:span></text:span></text:p>
      <text:p text:style-name="P2"/>
      <text:p text:style-name="P2"/>
      <text:p text:style-name="P2"/>
      <text:p text:style-name="P10"><text:span text:style-name="FrizQuadrataT_b8_rk14_20_BI_20_Black"><text:span text:style-name="T7">Üretilen sahte deliller</text:span></text:span></text:p>
      <text:p text:style-name="P12"><text:span text:style-name="FrizQuadrataT_b8_rk14_20_BI_20_Black"><text:span text:style-name="T5"/></text:span></text:p>
      <text:p text:style-name="P10"><text:span text:style-name="PalatinoT_b8_rk11_20_Black"><text:span text:style-name="T7">Evrimciler milyonlarca y</text:span></text:span><text:span text:style-name="PalatinoT_b8_rk11_20_Black"><text:span text:style-name="T8">ı</text:span></text:span><text:span text:style-name="PalatinoT_b8_rk11_20_Black"><text:span text:style-name="T7">l sürdü</text:span></text:span><text:span text:style-name="PalatinoT_b8_rk11_20_Black"><text:span text:style-name="T8">ğ</text:span></text:span><text:span text:style-name="PalatinoT_b8_rk11_20_Black"><text:span text:style-name="T7">ünü iddia ettikleri Evrim'e, delil olabilecek tek fosil bile bulamay</text:span></text:span><text:span text:style-name="PalatinoT_b8_rk11_20_Black"><text:span text:style-name="T8">ı</text:span></text:span><text:span text:style-name="PalatinoT_b8_rk11_20_Black"><text:span text:style-name="T7">nca çareyi delilleri kendileri üretmekte buldular. Uzun ara</text:span></text:span><text:span text:style-name="PalatinoT_b8_rk11_20_Black"><text:span text:style-name="T8">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malar sonucu elde edilmi</text:span></text:span><text:span text:style-name="PalatinoT_b8_rk11_20_Black"><text:span text:style-name="T8">ş</text:span></text:span><text:span text:style-name="PalatinoT_b8_rk11_20_Black"><text:span text:style-name="T7"> gibi gösterdikleri bu delilleri televizyon, bas</text:span></text:span><text:span text:style-name="PalatinoT_b8_rk11_20_Black"><text:span text:style-name="T8">ı</text:span></text:span><text:span text:style-name="PalatinoT_b8_rk11_20_Black"><text:span text:style-name="T7">n ve ders kitaplar</text:span></text:span><text:span text:style-name="PalatinoT_b8_rk11_20_Black"><text:span text:style-name="T8">ı</text:span></text:span><text:span text:style-name="PalatinoT_b8_rk11_20_Black"><text:span text:style-name="T7">na sokarak milyonlarca ki</text:span></text:span><text:span text:style-name="PalatinoT_b8_rk11_20_Black"><text:span text:style-name="T8">ş</text:span></text:span><text:span text:style-name="PalatinoT_b8_rk11_20_Black"><text:span text:style-name="T7">iyi aldatt</text:span></text:span><text:span text:style-name="PalatinoT_b8_rk11_20_Black"><text:span text:style-name="T8">ı</text:span></text:span><text:span text:style-name="PalatinoT_b8_rk11_20_Black"><text:span text:style-name="T7">lar. </text:span></text:span><text:span text:style-name="PalatinoT_b8_rk11_20_Black"><text:span text:style-name="T8">İş</text:span></text:span><text:span text:style-name="PalatinoT_b8_rk11_20_Black"><text:span text:style-name="T7">te bu sahtekarl</text:span></text:span><text:span text:style-name="PalatinoT_b8_rk11_20_Black"><text:span text:style-name="T8">ı</text:span></text:span><text:span text:style-name="PalatinoT_b8_rk11_20_Black"><text:span text:style-name="T7">klardan birkaç</text:span></text:span><text:span text:style-name="PalatinoT_b8_rk11_20_Black"><text:span text:style-name="T8">ı</text:span></text:span><text:span text:style-name="PalatinoT_b8_rk11_20_Black"><text:span text:style-name="T7">.</text:span></text:span></text:p>
      <text:p text:style-name="P12"><text:span text:style-name="PalatinoT_b8_rk11_20_Black"><text:span text:style-name="T5"/></text:span></text:p>
      <text:p text:style-name="P11"><text:span text:style-name="FrizQuadrataT_b8_rk11_20_Black"><text:span text:style-name="T7">1- Piltdown Adam</text:span></text:span><text:span text:style-name="FrizQuadrataT_b8_rk11_20_Black"><text:span text:style-name="T8">ı</text:span></text:span><text:span text:style-name="FrizQuadrataT_b8_rk11_20_Black"><text:span text:style-name="T7"> Sahtekarl</text:span></text:span><text:span text:style-name="FrizQuadrataT_b8_rk11_20_Black"><text:span text:style-name="T8">ığı</text:span></text:span></text:p>
      <text:p text:style-name="P11"><text:span text:style-name="PalatinoT_b8_rk11_20_Black"><text:span text:style-name="T7">1912 y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nda, Charles Dawson isimli bir </text:span></text:span><text:span text:style-name="PalatinoT_b8_rk11_20_Black"><text:span text:style-name="T8">İ</text:span></text:span><text:span text:style-name="PalatinoT_b8_rk11_20_Black"><text:span text:style-name="T7">ngiliz ara</text:span></text:span><text:span text:style-name="PalatinoT_b8_rk11_20_Black"><text:span text:style-name="T8">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mac</text:span></text:span><text:span text:style-name="PalatinoT_b8_rk11_20_Black"><text:span text:style-name="T8">ı</text:span></text:span><text:span text:style-name="PalatinoT_b8_rk11_20_Black"><text:span text:style-name="T7">, </text:span></text:span><text:span text:style-name="PalatinoT_b8_rk11_20_Black"><text:span text:style-name="T8">İ</text:span></text:span><text:span text:style-name="PalatinoT_b8_rk11_20_Black"><text:span text:style-name="T7">ngiltere'nin güneyindeki Piltdown ta</text:span></text:span><text:span text:style-name="PalatinoT_b8_rk11_20_Black"><text:span text:style-name="T8">ş</text:span></text:span><text:span text:style-name="PalatinoT_b8_rk11_20_Black"><text:span text:style-name="T7"> oca</text:span></text:span><text:span text:style-name="PalatinoT_b8_rk11_20_Black"><text:span text:style-name="T8">ğı</text:span></text:span><text:span text:style-name="PalatinoT_b8_rk11_20_Black"><text:span text:style-name="T7"> çukurunda baz</text:span></text:span><text:span text:style-name="PalatinoT_b8_rk11_20_Black"><text:span text:style-name="T8">ı</text:span></text:span><text:span text:style-name="PalatinoT_b8_rk11_20_Black"><text:span text:style-name="T7"> kafatas</text:span></text:span><text:span text:style-name="PalatinoT_b8_rk11_20_Black"><text:span text:style-name="T8">ı</text:span></text:span><text:span text:style-name="PalatinoT_b8_rk11_20_Black"><text:span text:style-name="T7"> parçalar</text:span></text:span><text:span text:style-name="PalatinoT_b8_rk11_20_Black"><text:span text:style-name="T8">ı</text:span></text:span><text:span text:style-name="PalatinoT_b8_rk11_20_Black"><text:span text:style-name="T7"> ve üzerinde iki di</text:span></text:span><text:span text:style-name="PalatinoT_b8_rk11_20_Black"><text:span text:style-name="T8">ş</text:span></text:span><text:span text:style-name="PalatinoT_b8_rk11_20_Black"><text:span text:style-name="T7"> bulunan bir çene kemi</text:span></text:span><text:span text:style-name="PalatinoT_b8_rk11_20_Black"><text:span text:style-name="T8">ğ</text:span></text:span><text:span text:style-name="PalatinoT_b8_rk11_20_Black"><text:span text:style-name="T7">i buldu</text:span></text:span><text:span text:style-name="PalatinoT_b8_rk11_20_Black"><text:span text:style-name="T8">ğ</text:span></text:span><text:span text:style-name="PalatinoT_b8_rk11_20_Black"><text:span text:style-name="T7">unu aç</text:span></text:span><text:span text:style-name="PalatinoT_b8_rk11_20_Black"><text:span text:style-name="T8">ı</text:span></text:span><text:span text:style-name="PalatinoT_b8_rk11_20_Black"><text:span text:style-name="T7">klad</text:span></text:span><text:span text:style-name="PalatinoT_b8_rk11_20_Black"><text:span text:style-name="T8">ı</text:span></text:span><text:span text:style-name="PalatinoT_b8_rk11_20_Black"><text:span text:style-name="T7">. Kafatas</text:span></text:span><text:span text:style-name="PalatinoT_b8_rk11_20_Black"><text:span text:style-name="T8">ı</text:span></text:span><text:span text:style-name="PalatinoT_b8_rk11_20_Black"><text:span text:style-name="T7"> insans</text:span></text:span><text:span text:style-name="PalatinoT_b8_rk11_20_Black"><text:span text:style-name="T8">ı</text:span></text:span><text:span text:style-name="PalatinoT_b8_rk11_20_Black"><text:span text:style-name="T7">, çene kemi</text:span></text:span><text:span text:style-name="PalatinoT_b8_rk11_20_Black"><text:span text:style-name="T8">ğ</text:span></text:span><text:span text:style-name="PalatinoT_b8_rk11_20_Black"><text:span text:style-name="T7">i ise maymunsu özellikteydi ve bu özellikleriyle, insan</text:span></text:span><text:span text:style-name="PalatinoT_b8_rk11_20_Black"><text:span text:style-name="T8">ı</text:span></text:span><text:span text:style-name="PalatinoT_b8_rk11_20_Black"><text:span text:style-name="T7">n evrimi dü</text:span></text:span><text:span text:style-name="PalatinoT_b8_rk11_20_Black"><text:span text:style-name="T8">ş</text:span></text:span><text:span text:style-name="PalatinoT_b8_rk11_20_Black"><text:span text:style-name="T7">üncesine büyük destek oldu</text:span></text:span><text:span text:style-name="PalatinoT_b8_rk11_20_Black"><text:span text:style-name="T8">ğ</text:span></text:span><text:span text:style-name="PalatinoT_b8_rk11_20_Black"><text:span text:style-name="T7">u dü</text:span></text:span><text:span text:style-name="PalatinoT_b8_rk11_20_Black"><text:span text:style-name="T8">ş</text:span></text:span><text:span text:style-name="PalatinoT_b8_rk11_20_Black"><text:span text:style-name="T7">ünüldü. Fosilin ya</text:span></text:span><text:span text:style-name="PalatinoT_b8_rk11_20_Black"><text:span text:style-name="T8">şı</text:span></text:span><text:span text:style-name="PalatinoT_b8_rk11_20_Black"><text:span text:style-name="T7"> 500.000 y</text:span></text:span><text:span text:style-name="PalatinoT_b8_rk11_20_Black"><text:span text:style-name="T8">ı</text:span></text:span><text:span text:style-name="PalatinoT_b8_rk11_20_Black"><text:span text:style-name="T7">l olarak tahmin edilerek, ünlü <text:s/>British Mueum'da tam 40 y</text:span></text:span><text:span text:style-name="PalatinoT_b8_rk11_20_Black"><text:span text:style-name="T8">ı</text:span></text:span><text:span text:style-name="PalatinoT_b8_rk11_20_Black"><text:span text:style-name="T7">l sergilendi.</text:span></text:span></text:p>
      <text:p text:style-name="P11"><text:span text:style-name="PalatinoT_b8_rk11_20_Black"><text:span text:style-name="T7">Gerçekte ise büyük bir evrim sahtekarl</text:span></text:span><text:span text:style-name="PalatinoT_b8_rk11_20_Black"><text:span text:style-name="T8">ığı</text:span></text:span><text:span text:style-name="PalatinoT_b8_rk11_20_Black"><text:span text:style-name="T7">yla kar</text:span></text:span><text:span text:style-name="PalatinoT_b8_rk11_20_Black"><text:span text:style-name="T8">şı</text:span></text:span><text:span text:style-name="PalatinoT_b8_rk11_20_Black"><text:span text:style-name="T7"> kar</text:span></text:span><text:span text:style-name="PalatinoT_b8_rk11_20_Black"><text:span text:style-name="T8">şı</text:span></text:span><text:span text:style-name="PalatinoT_b8_rk11_20_Black"><text:span text:style-name="T7">ya olundu</text:span></text:span><text:span text:style-name="PalatinoT_b8_rk11_20_Black"><text:span text:style-name="T8">ğ</text:span></text:span><text:span text:style-name="PalatinoT_b8_rk11_20_Black"><text:span text:style-name="T7">u ancak 1949 'da ortaya ç</text:span></text:span><text:span text:style-name="PalatinoT_b8_rk11_20_Black"><text:span text:style-name="T8">ı</text:span></text:span><text:span text:style-name="PalatinoT_b8_rk11_20_Black"><text:span text:style-name="T7">kt</text:span></text:span><text:span text:style-name="PalatinoT_b8_rk11_20_Black"><text:span text:style-name="T8">ı</text:span></text:span><text:span text:style-name="PalatinoT_b8_rk11_20_Black"><text:span text:style-name="T7">. 1949'da ayn</text:span></text:span><text:span text:style-name="PalatinoT_b8_rk11_20_Black"><text:span text:style-name="T8">ı</text:span></text:span><text:span text:style-name="PalatinoT_b8_rk11_20_Black"><text:span text:style-name="T7"> müzeden paleontolog Kenneth Oakley çene kemi</text:span></text:span><text:span text:style-name="PalatinoT_b8_rk11_20_Black"><text:span text:style-name="T8">ğ</text:span></text:span><text:span text:style-name="PalatinoT_b8_rk11_20_Black"><text:span text:style-name="T7">i ve kafatas</text:span></text:span><text:span text:style-name="PalatinoT_b8_rk11_20_Black"><text:span text:style-name="T8">ı</text:span></text:span><text:span text:style-name="PalatinoT_b8_rk11_20_Black"><text:span text:style-name="T7">na o </text:span></text:span><text:soft-page-break/><text:span text:style-name="PalatinoT_b8_rk11_20_Black"><text:span text:style-name="T7">y</text:span></text:span><text:span text:style-name="PalatinoT_b8_rk11_20_Black"><text:span text:style-name="T8">ı</text:span></text:span><text:span text:style-name="PalatinoT_b8_rk11_20_Black"><text:span text:style-name="T7">llarda yeni ke</text:span></text:span><text:span text:style-name="PalatinoT_b8_rk11_20_Black"><text:span text:style-name="T8">ş</text:span></text:span><text:span text:style-name="PalatinoT_b8_rk11_20_Black"><text:span text:style-name="T7">fedilmi</text:span></text:span><text:span text:style-name="PalatinoT_b8_rk11_20_Black"><text:span text:style-name="T8">ş</text:span></text:span><text:span text:style-name="PalatinoT_b8_rk11_20_Black"><text:span text:style-name="T7"> bir ya</text:span></text:span><text:span text:style-name="PalatinoT_b8_rk11_20_Black"><text:span text:style-name="T8">ş</text:span></text:span><text:span text:style-name="PalatinoT_b8_rk11_20_Black"><text:span text:style-name="T7"> tayini yöntemi olan "flor testi"ni uygulad</text:span></text:span><text:span text:style-name="PalatinoT_b8_rk11_20_Black"><text:span text:style-name="T8">ı</text:span></text:span><text:span text:style-name="PalatinoT_b8_rk11_20_Black"><text:span text:style-name="T7">. Sonuç hayret vericiydi. Çene kemi</text:span></text:span><text:span text:style-name="PalatinoT_b8_rk11_20_Black"><text:span text:style-name="T8">ğ</text:span></text:span><text:span text:style-name="PalatinoT_b8_rk11_20_Black"><text:span text:style-name="T7">i ancak birkaç sene toprak alt</text:span></text:span><text:span text:style-name="PalatinoT_b8_rk11_20_Black"><text:span text:style-name="T8">ı</text:span></text:span><text:span text:style-name="PalatinoT_b8_rk11_20_Black"><text:span text:style-name="T7">nda kalm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. <text:s/>Kafatas</text:span></text:span><text:span text:style-name="PalatinoT_b8_rk11_20_Black"><text:span text:style-name="T8">ı</text:span></text:span><text:span text:style-name="PalatinoT_b8_rk11_20_Black"><text:span text:style-name="T7"> ise en fazla birkaç bin y</text:span></text:span><text:span text:style-name="PalatinoT_b8_rk11_20_Black"><text:span text:style-name="T8">ı</text:span></text:span><text:span text:style-name="PalatinoT_b8_rk11_20_Black"><text:span text:style-name="T7">ll</text:span></text:span><text:span text:style-name="PalatinoT_b8_rk11_20_Black"><text:span text:style-name="T8">ı</text:span></text:span><text:span text:style-name="PalatinoT_b8_rk11_20_Black"><text:span text:style-name="T7">kt</text:span></text:span><text:span text:style-name="PalatinoT_b8_rk11_20_Black"><text:span text:style-name="T8">ı</text:span></text:span><text:span text:style-name="PalatinoT_b8_rk11_20_Black"><text:span text:style-name="T7">. <text:s/>Bu, fosillerin ba</text:span></text:span><text:span text:style-name="PalatinoT_b8_rk11_20_Black"><text:span text:style-name="T8">ş</text:span></text:span><text:span text:style-name="PalatinoT_b8_rk11_20_Black"><text:span text:style-name="T7">ka yerlerden ç</text:span></text:span><text:span text:style-name="PalatinoT_b8_rk11_20_Black"><text:span text:style-name="T8">ı</text:span></text:span><text:span text:style-name="PalatinoT_b8_rk11_20_Black"><text:span text:style-name="T7">kar</text:span></text:span><text:span text:style-name="PalatinoT_b8_rk11_20_Black"><text:span text:style-name="T8">ı</text:span></text:span><text:span text:style-name="PalatinoT_b8_rk11_20_Black"><text:span text:style-name="T7">larak Piltdown'a getirildi</text:span></text:span><text:span text:style-name="PalatinoT_b8_rk11_20_Black"><text:span text:style-name="T8">ğ</text:span></text:span><text:span text:style-name="PalatinoT_b8_rk11_20_Black"><text:span text:style-name="T7">inin ve kesinlikle kafatas</text:span></text:span><text:span text:style-name="PalatinoT_b8_rk11_20_Black"><text:span text:style-name="T8">ı</text:span></text:span><text:span text:style-name="PalatinoT_b8_rk11_20_Black"><text:span text:style-name="T7"> ve çenenin ayn</text:span></text:span><text:span text:style-name="PalatinoT_b8_rk11_20_Black"><text:span text:style-name="T8">ı</text:span></text:span><text:span text:style-name="PalatinoT_b8_rk11_20_Black"><text:span text:style-name="T7"> varl</text:span></text:span><text:span text:style-name="PalatinoT_b8_rk11_20_Black"><text:span text:style-name="T8">ığ</text:span></text:span><text:span text:style-name="PalatinoT_b8_rk11_20_Black"><text:span text:style-name="T7">a ait olmad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ispat</text:span></text:span><text:span text:style-name="PalatinoT_b8_rk11_20_Black"><text:span text:style-name="T8">ı</text:span></text:span><text:span text:style-name="PalatinoT_b8_rk11_20_Black"><text:span text:style-name="T7">yd</text:span></text:span><text:span text:style-name="PalatinoT_b8_rk11_20_Black"><text:span text:style-name="T8">ı</text:span></text:span><text:span text:style-name="PalatinoT_b8_rk11_20_Black"><text:span text:style-name="T7">.</text:span></text:span></text:p>
      <text:p text:style-name="P11"><text:span text:style-name="PalatinoT_b8_rk11_20_Black"><text:span text:style-name="T7">Ortada aç</text:span></text:span><text:span text:style-name="PalatinoT_b8_rk11_20_Black"><text:span text:style-name="T8">ı</text:span></text:span><text:span text:style-name="PalatinoT_b8_rk11_20_Black"><text:span text:style-name="T7">k bir sahtekarl</text:span></text:span><text:span text:style-name="PalatinoT_b8_rk11_20_Black"><text:span text:style-name="T8">ı</text:span></text:span><text:span text:style-name="PalatinoT_b8_rk11_20_Black"><text:span text:style-name="T7">k vard</text:span></text:span><text:span text:style-name="PalatinoT_b8_rk11_20_Black"><text:span text:style-name="T8">ı</text:span></text:span><text:span text:style-name="PalatinoT_b8_rk11_20_Black"><text:span text:style-name="T7">. Ancak olay bununla bitmiyordu. C.Dawson'un fosillerin yan</text:span></text:span><text:span text:style-name="PalatinoT_b8_rk11_20_Black"><text:span text:style-name="T8">ı</text:span></text:span><text:span text:style-name="PalatinoT_b8_rk11_20_Black"><text:span text:style-name="T7">nda buldu</text:span></text:span><text:span text:style-name="PalatinoT_b8_rk11_20_Black"><text:span text:style-name="T8">ğ</text:span></text:span><text:span text:style-name="PalatinoT_b8_rk11_20_Black"><text:span text:style-name="T7">unu iddia etti</text:span></text:span><text:span text:style-name="PalatinoT_b8_rk11_20_Black"><text:span text:style-name="T8">ğ</text:span></text:span><text:span text:style-name="PalatinoT_b8_rk11_20_Black"><text:span text:style-name="T7">i ilkel araçlar</text:span></text:span><text:span text:style-name="PalatinoT_b8_rk11_20_Black"><text:span text:style-name="T8">ı</text:span></text:span><text:span text:style-name="PalatinoT_b8_rk11_20_Black"><text:span text:style-name="T7">n çelik aletlerle yontulmu</text:span></text:span><text:span text:style-name="PalatinoT_b8_rk11_20_Black"><text:span text:style-name="T8">ş</text:span></text:span><text:span text:style-name="PalatinoT_b8_rk11_20_Black"><text:span text:style-name="T7"> adi birer taklit oldu</text:span></text:span><text:span text:style-name="PalatinoT_b8_rk11_20_Black"><text:span text:style-name="T8">ğ</text:span></text:span><text:span text:style-name="PalatinoT_b8_rk11_20_Black"><text:span text:style-name="T7">u da ortaya ç</text:span></text:span><text:span text:style-name="PalatinoT_b8_rk11_20_Black"><text:span text:style-name="T8">ı</text:span></text:span><text:span text:style-name="PalatinoT_b8_rk11_20_Black"><text:span text:style-name="T7">kar</text:span></text:span><text:span text:style-name="PalatinoT_b8_rk11_20_Black"><text:span text:style-name="T8">ı</text:span></text:span><text:span text:style-name="PalatinoT_b8_rk11_20_Black"><text:span text:style-name="T7">ld</text:span></text:span><text:span text:style-name="PalatinoT_b8_rk11_20_Black"><text:span text:style-name="T8">ı</text:span></text:span><text:span text:style-name="PalatinoT_b8_rk11_20_Black"><text:span text:style-name="T7">. Çene kemi</text:span></text:span><text:span text:style-name="PalatinoT_b8_rk11_20_Black"><text:span text:style-name="T8">ğ</text:span></text:span><text:span text:style-name="PalatinoT_b8_rk11_20_Black"><text:span text:style-name="T7">i ise kafatas</text:span></text:span><text:span text:style-name="PalatinoT_b8_rk11_20_Black"><text:span text:style-name="T8">ı</text:span></text:span><text:span text:style-name="PalatinoT_b8_rk11_20_Black"><text:span text:style-name="T7">yla olan uyumsuzlu</text:span></text:span><text:span text:style-name="PalatinoT_b8_rk11_20_Black"><text:span text:style-name="T8">ğ</text:span></text:span><text:span text:style-name="PalatinoT_b8_rk11_20_Black"><text:span text:style-name="T7">unu örtbas etmek <text:s/>için eklem yerlerinden tahrip edilmi</text:span></text:span><text:span text:style-name="PalatinoT_b8_rk11_20_Black"><text:span text:style-name="T8">ş</text:span></text:span><text:span text:style-name="PalatinoT_b8_rk11_20_Black"><text:span text:style-name="T7">ti. Çene üzerindeki iki di</text:span></text:span><text:span text:style-name="PalatinoT_b8_rk11_20_Black"><text:span text:style-name="T8">ş</text:span></text:span><text:span text:style-name="PalatinoT_b8_rk11_20_Black"><text:span text:style-name="T7"> ise y</text:span></text:span><text:span text:style-name="PalatinoT_b8_rk11_20_Black"><text:span text:style-name="T8">ı</text:span></text:span><text:span text:style-name="PalatinoT_b8_rk11_20_Black"><text:span text:style-name="T7">pranm</text:span></text:span><text:span text:style-name="PalatinoT_b8_rk11_20_Black"><text:span text:style-name="T8">ış</text:span></text:span><text:span text:style-name="PalatinoT_b8_rk11_20_Black"><text:span text:style-name="T7"> görüntüsü vermek için e</text:span></text:span><text:span text:style-name="PalatinoT_b8_rk11_20_Black"><text:span text:style-name="T8">ğ</text:span></text:span><text:span text:style-name="PalatinoT_b8_rk11_20_Black"><text:span text:style-name="T7">elenmi</text:span></text:span><text:span text:style-name="PalatinoT_b8_rk11_20_Black"><text:span text:style-name="T8">ş</text:span></text:span><text:span text:style-name="PalatinoT_b8_rk11_20_Black"><text:span text:style-name="T7">ti. </text:span></text:span><text:span text:style-name="PalatinoT_b8_rk11_20_I_20_Black"><text:span text:style-name="T7">(Le Recherche, Kas</text:span></text:span><text:span text:style-name="PalatinoT_b8_rk11_20_I_20_Black"><text:span text:style-name="T8">ı</text:span></text:span><text:span text:style-name="PalatinoT_b8_rk11_20_I_20_Black"><text:span text:style-name="T7">m 1972)</text:span></text:span></text:p>
      <text:p text:style-name="P11"><text:span text:style-name="PalatinoT_b8_rk11_20_Black"><text:span text:style-name="T7">Charles Dawson'un yapt</text:span></text:span><text:span text:style-name="PalatinoT_b8_rk11_20_Black"><text:span text:style-name="T8">ığı</text:span></text:span><text:span text:style-name="PalatinoT_b8_rk11_20_Black"><text:span text:style-name="T7"> di</text:span></text:span><text:span text:style-name="PalatinoT_b8_rk11_20_Black"><text:span text:style-name="T8">ğ</text:span></text:span><text:span text:style-name="PalatinoT_b8_rk11_20_Black"><text:span text:style-name="T7">er bir sahtekarl</text:span></text:span><text:span text:style-name="PalatinoT_b8_rk11_20_Black"><text:span text:style-name="T8">ı</text:span></text:span><text:span text:style-name="PalatinoT_b8_rk11_20_Black"><text:span text:style-name="T7">k ise fosillere eski görünümü vermek için üzerlerini özel olarak lekelendirmesiydi. 1953'te Oxford Üniversitesi Anatomi Bölümü'nden Le Gras Clark ve J.S.Weiner, kafatas</text:span></text:span><text:span text:style-name="PalatinoT_b8_rk11_20_Black"><text:span text:style-name="T8">ı</text:span></text:span><text:span text:style-name="PalatinoT_b8_rk11_20_Black"><text:span text:style-name="T7"> ve çene kemi</text:span></text:span><text:span text:style-name="PalatinoT_b8_rk11_20_Black"><text:span text:style-name="T8">ğ</text:span></text:span><text:span text:style-name="PalatinoT_b8_rk11_20_Black"><text:span text:style-name="T7">i üzerindeki ara</text:span></text:span><text:span text:style-name="PalatinoT_b8_rk11_20_Black"><text:span text:style-name="T8">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malar</text:span></text:span><text:span text:style-name="PalatinoT_b8_rk11_20_Black"><text:span text:style-name="T8">ı</text:span></text:span><text:span text:style-name="PalatinoT_b8_rk11_20_Black"><text:span text:style-name="T7">yla, fosillerin kimyasal bir madde (potasyumdikromat) ile özel olarak lekelendirildi</text:span></text:span><text:span text:style-name="PalatinoT_b8_rk11_20_Black"><text:span text:style-name="T8">ğ</text:span></text:span><text:span text:style-name="PalatinoT_b8_rk11_20_Black"><text:span text:style-name="T7">ini ortaya ç</text:span></text:span><text:span text:style-name="PalatinoT_b8_rk11_20_Black"><text:span text:style-name="T8">ı</text:span></text:span><text:span text:style-name="PalatinoT_b8_rk11_20_Black"><text:span text:style-name="T7">kard</text:span></text:span><text:span text:style-name="PalatinoT_b8_rk11_20_Black"><text:span text:style-name="T8">ı</text:span></text:span><text:span text:style-name="PalatinoT_b8_rk11_20_Black"><text:span text:style-name="T7">lar. Bu lekeler, kemikler asitle y</text:span></text:span><text:span text:style-name="PalatinoT_b8_rk11_20_Black"><text:span text:style-name="T8">ı</text:span></text:span><text:span text:style-name="PalatinoT_b8_rk11_20_Black"><text:span text:style-name="T7">kand</text:span></text:span><text:span text:style-name="PalatinoT_b8_rk11_20_Black"><text:span text:style-name="T8">ığı</text:span></text:span><text:span text:style-name="PalatinoT_b8_rk11_20_Black"><text:span text:style-name="T7">nda tamamen kaybolmu</text:span></text:span><text:span text:style-name="PalatinoT_b8_rk11_20_Black"><text:span text:style-name="T8">ş</text:span></text:span><text:span text:style-name="PalatinoT_b8_rk11_20_Black"><text:span text:style-name="T7">tu.</text:span></text:span></text:p>
      <text:p text:style-name="P11"><text:span text:style-name="PalatinoT_b8_rk11_20_Black"><text:span text:style-name="T7">"1953'de kemiklerin kimyasal analizle tarihlendirilmesiyle bilimadamlar</text:span></text:span><text:span text:style-name="PalatinoT_b8_rk11_20_Black"><text:span text:style-name="T8">ı</text:span></text:span><text:span text:style-name="PalatinoT_b8_rk11_20_Black"><text:span text:style-name="T7"> Piltdown Adam</text:span></text:span><text:span text:style-name="PalatinoT_b8_rk11_20_Black"><text:span text:style-name="T8">ı</text:span></text:span><text:span text:style-name="PalatinoT_b8_rk11_20_Black"><text:span text:style-name="T7">'n</text:span></text:span><text:span text:style-name="PalatinoT_b8_rk11_20_Black"><text:span text:style-name="T8">ı</text:span></text:span><text:span text:style-name="PalatinoT_b8_rk11_20_Black"><text:span text:style-name="T7">n dahiyane bir sahtekarl</text:span></text:span><text:span text:style-name="PalatinoT_b8_rk11_20_Black"><text:span text:style-name="T8">ı</text:span></text:span><text:span text:style-name="PalatinoT_b8_rk11_20_Black"><text:span text:style-name="T7">k oldu</text:span></text:span><text:span text:style-name="PalatinoT_b8_rk11_20_Black"><text:span text:style-name="T8">ğ</text:span></text:span><text:span text:style-name="PalatinoT_b8_rk11_20_Black"><text:span text:style-name="T7">unu buldular. Kafatas</text:span></text:span><text:span text:style-name="PalatinoT_b8_rk11_20_Black"><text:span text:style-name="T8">ı</text:span></text:span><text:span text:style-name="PalatinoT_b8_rk11_20_Black"><text:span text:style-name="T7"> modern bir insan</text:span></text:span><text:span text:style-name="PalatinoT_b8_rk11_20_Black"><text:span text:style-name="T8">ı</text:span></text:span><text:span text:style-name="PalatinoT_b8_rk11_20_Black"><text:span text:style-name="T7">n, çene kemi</text:span></text:span><text:span text:style-name="PalatinoT_b8_rk11_20_Black"><text:span text:style-name="T8">ğ</text:span></text:span><text:span text:style-name="PalatinoT_b8_rk11_20_Black"><text:span text:style-name="T7">i de modern bir orangutan</text:span></text:span><text:span text:style-name="PalatinoT_b8_rk11_20_Black"><text:span text:style-name="T8">ı</text:span></text:span><text:span text:style-name="PalatinoT_b8_rk11_20_Black"><text:span text:style-name="T7">nd</text:span></text:span><text:span text:style-name="PalatinoT_b8_rk11_20_Black"><text:span text:style-name="T8">ı</text:span></text:span><text:span text:style-name="PalatinoT_b8_rk11_20_Black"><text:span text:style-name="T7">." <text:s/></text:span></text:span><text:span text:style-name="PalatinoT_b8_rk11_20_I_20_Black"><text:span text:style-name="T7">(Collier's Encyclopedia, "Scientific Haoxes", cilt. 12, sf. 164)</text:span></text:span></text:p>
      <text:p text:style-name="P11"><text:span text:style-name="PalatinoT_b8_rk11_20_Black"><text:span text:style-name="T7">Ancak Evrimciler y</text:span></text:span><text:span text:style-name="PalatinoT_b8_rk11_20_Black"><text:span text:style-name="T8">ı</text:span></text:span><text:span text:style-name="PalatinoT_b8_rk11_20_Black"><text:span text:style-name="T7">lmad</text:span></text:span><text:span text:style-name="PalatinoT_b8_rk11_20_Black"><text:span text:style-name="T8">ı</text:span></text:span><text:span text:style-name="PalatinoT_b8_rk11_20_Black"><text:span text:style-name="T7">lar; ne olursa olsun, nas</text:span></text:span><text:span text:style-name="PalatinoT_b8_rk11_20_Black"><text:span text:style-name="T8">ı</text:span></text:span><text:span text:style-name="PalatinoT_b8_rk11_20_Black"><text:span text:style-name="T7">l olursa olsun kabul ettirilmesi gereken teoriyi, yeni sahtekarl</text:span></text:span><text:span text:style-name="PalatinoT_b8_rk11_20_Black"><text:span text:style-name="T8">ı</text:span></text:span><text:span text:style-name="PalatinoT_b8_rk11_20_Black"><text:span text:style-name="T7">klarla desteklemeye giri</text:span></text:span><text:span text:style-name="PalatinoT_b8_rk11_20_Black"><text:span text:style-name="T8">ş</text:span></text:span><text:span text:style-name="PalatinoT_b8_rk11_20_Black"><text:span text:style-name="T7">tiler.</text:span></text:span></text:p>
      <text:p text:style-name="P13"><text:span text:style-name="PalatinoT_b8_rk11_20_Black"><text:span text:style-name="T5"/></text:span></text:p>
      <text:p text:style-name="P18"><text:span text:style-name="FrizQuadrataT_b8_rk11_20_Black"><text:span text:style-name="T7">2- Java Adam</text:span></text:span><text:span text:style-name="FrizQuadrataT_b8_rk11_20_Black"><text:span text:style-name="T8">ı</text:span></text:span><text:span text:style-name="FrizQuadrataT_b8_rk11_20_Black"><text:span text:style-name="T7"> Sahtekarl</text:span></text:span><text:span text:style-name="FrizQuadrataT_b8_rk11_20_Black"><text:span text:style-name="T8">ığı</text:span></text:span></text:p>
      <text:p text:style-name="P18"><text:span text:style-name="PalatinoT_b8_rk11_20_Black"><text:span text:style-name="T7"><text:s/>Eugène Dubois isimli Hollandal</text:span></text:span><text:span text:style-name="PalatinoT_b8_rk11_20_Black"><text:span text:style-name="T8">ı</text:span></text:span><text:span text:style-name="PalatinoT_b8_rk11_20_Black"><text:span text:style-name="T7"> bir anatomist, 1891 y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nda Java'da al</text:span></text:span><text:span text:style-name="PalatinoT_b8_rk11_20_Black"><text:span text:style-name="T8">ı</text:span></text:span><text:span text:style-name="PalatinoT_b8_rk11_20_Black"><text:span text:style-name="T7">ns</text:span></text:span><text:span text:style-name="PalatinoT_b8_rk11_20_Black"><text:span text:style-name="T8">ı</text:span></text:span><text:span text:style-name="PalatinoT_b8_rk11_20_Black"><text:span text:style-name="T7">z bir kafatas</text:span></text:span><text:span text:style-name="PalatinoT_b8_rk11_20_Black"><text:span text:style-name="T8">ı</text:span></text:span><text:span text:style-name="PalatinoT_b8_rk11_20_Black"><text:span text:style-name="T7">, ertesi y</text:span></text:span><text:span text:style-name="PalatinoT_b8_rk11_20_Black"><text:span text:style-name="T8">ı</text:span></text:span><text:span text:style-name="PalatinoT_b8_rk11_20_Black"><text:span text:style-name="T7">l bu kafat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15 metre uza</text:span></text:span><text:span text:style-name="PalatinoT_b8_rk11_20_Black"><text:span text:style-name="T8">ğı</text:span></text:span><text:span text:style-name="PalatinoT_b8_rk11_20_Black"><text:span text:style-name="T7">nda 1 adet uyluk kemi</text:span></text:span><text:span text:style-name="PalatinoT_b8_rk11_20_Black"><text:span text:style-name="T8">ğ</text:span></text:span><text:span text:style-name="PalatinoT_b8_rk11_20_Black"><text:span text:style-name="T7">i buldu. Kafatas</text:span></text:span><text:span text:style-name="PalatinoT_b8_rk11_20_Black"><text:span text:style-name="T8">ı</text:span></text:span><text:span text:style-name="PalatinoT_b8_rk11_20_Black"><text:span text:style-name="T7"> maymunsu, uyluk kemi</text:span></text:span><text:span text:style-name="PalatinoT_b8_rk11_20_Black"><text:span text:style-name="T8">ğ</text:span></text:span><text:span text:style-name="PalatinoT_b8_rk11_20_Black"><text:span text:style-name="T7">i ise insans</text:span></text:span><text:span text:style-name="PalatinoT_b8_rk11_20_Black"><text:span text:style-name="T8">ı</text:span></text:span><text:span text:style-name="PalatinoT_b8_rk11_20_Black"><text:span text:style-name="T7"> karakterdeydi.</text:span></text:span></text:p>
      <text:p text:style-name="P18"><text:span text:style-name="PalatinoT_b8_rk11_20_Black"><text:span text:style-name="T8">İ</text:span></text:span><text:span text:style-name="PalatinoT_b8_rk11_20_Black"><text:span text:style-name="T7">ki ayr</text:span></text:span><text:span text:style-name="PalatinoT_b8_rk11_20_Black"><text:span text:style-name="T8">ı</text:span></text:span><text:span text:style-name="PalatinoT_b8_rk11_20_Black"><text:span text:style-name="T7"> yerde bulunmas</text:span></text:span><text:span text:style-name="PalatinoT_b8_rk11_20_Black"><text:span text:style-name="T8">ı</text:span></text:span><text:span text:style-name="PalatinoT_b8_rk11_20_Black"><text:span text:style-name="T7">na ve aralar</text:span></text:span><text:span text:style-name="PalatinoT_b8_rk11_20_Black"><text:span text:style-name="T8">ı</text:span></text:span><text:span text:style-name="PalatinoT_b8_rk11_20_Black"><text:span text:style-name="T7">nda bir ba</text:span></text:span><text:span text:style-name="PalatinoT_b8_rk11_20_Black"><text:span text:style-name="T8">ğ</text:span></text:span><text:span text:style-name="PalatinoT_b8_rk11_20_Black"><text:span text:style-name="T7">lant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oldu</text:span></text:span><text:span text:style-name="PalatinoT_b8_rk11_20_Black"><text:span text:style-name="T8">ğ</text:span></text:span><text:span text:style-name="PalatinoT_b8_rk11_20_Black"><text:span text:style-name="T7">unu gösterir en ufak bir kan</text:span></text:span><text:span text:style-name="PalatinoT_b8_rk11_20_Black"><text:span text:style-name="T8">ı</text:span></text:span><text:span text:style-name="PalatinoT_b8_rk11_20_Black"><text:span text:style-name="T7">t olmamas</text:span></text:span><text:span text:style-name="PalatinoT_b8_rk11_20_Black"><text:span text:style-name="T8">ı</text:span></text:span><text:span text:style-name="PalatinoT_b8_rk11_20_Black"><text:span text:style-name="T7">na ra</text:span></text:span><text:span text:style-name="PalatinoT_b8_rk11_20_Black"><text:span text:style-name="T8">ğ</text:span></text:span><text:span text:style-name="PalatinoT_b8_rk11_20_Black"><text:span text:style-name="T7">men kafatas</text:span></text:span><text:span text:style-name="PalatinoT_b8_rk11_20_Black"><text:span text:style-name="T8">ı</text:span></text:span><text:span text:style-name="PalatinoT_b8_rk11_20_Black"><text:span text:style-name="T7"> ve uyluk kemi</text:span></text:span><text:span text:style-name="PalatinoT_b8_rk11_20_Black"><text:span text:style-name="T8">ğ</text:span></text:span><text:span text:style-name="PalatinoT_b8_rk11_20_Black"><text:span text:style-name="T7">i ayn</text:span></text:span><text:span text:style-name="PalatinoT_b8_rk11_20_Black"><text:span text:style-name="T8">ı</text:span></text:span><text:span text:style-name="PalatinoT_b8_rk11_20_Black"><text:span text:style-name="T7"> varl</text:span></text:span><text:span text:style-name="PalatinoT_b8_rk11_20_Black"><text:span text:style-name="T8">ığ</text:span></text:span><text:span text:style-name="PalatinoT_b8_rk11_20_Black"><text:span text:style-name="T7">a aitmi</text:span></text:span><text:span text:style-name="PalatinoT_b8_rk11_20_Black"><text:span text:style-name="T8">ş</text:span></text:span><text:span text:style-name="PalatinoT_b8_rk11_20_Black"><text:span text:style-name="T7"> gibi tan</text:span></text:span><text:span text:style-name="PalatinoT_b8_rk11_20_Black"><text:span text:style-name="T8">ı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ld</text:span></text:span><text:span text:style-name="PalatinoT_b8_rk11_20_Black"><text:span text:style-name="T8">ı</text:span></text:span><text:span text:style-name="PalatinoT_b8_rk11_20_Black"><text:span text:style-name="T7">. <text:s/>Fosilin, yar</text:span></text:span><text:span text:style-name="PalatinoT_b8_rk11_20_Black"><text:span text:style-name="T8">ı</text:span></text:span><text:span text:style-name="PalatinoT_b8_rk11_20_Black"><text:span text:style-name="T7"> maymun yar</text:span></text:span><text:span text:style-name="PalatinoT_b8_rk11_20_Black"><text:span text:style-name="T8">ı</text:span></text:span><text:span text:style-name="PalatinoT_b8_rk11_20_Black"><text:span text:style-name="T7"> insan bir varl</text:span></text:span><text:span text:style-name="PalatinoT_b8_rk11_20_Black"><text:span text:style-name="T8">ığ</text:span></text:span><text:span text:style-name="PalatinoT_b8_rk11_20_Black"><text:span text:style-name="T7">a ait oldu</text:span></text:span><text:span text:style-name="PalatinoT_b8_rk11_20_Black"><text:span text:style-name="T8">ğ</text:span></text:span><text:span text:style-name="PalatinoT_b8_rk11_20_Black"><text:span text:style-name="T7">u ileri sürüldü ve "dik duran maymun adam" manas</text:span></text:span><text:span text:style-name="PalatinoT_b8_rk11_20_Black"><text:span text:style-name="T8">ı</text:span></text:span><text:span text:style-name="PalatinoT_b8_rk11_20_Black"><text:span text:style-name="T7">na gelen </text:span></text:span><text:span text:style-name="PalatinoT_b8_rk11_20_I_20_Black"><text:span text:style-name="T7">Pithecanthropus Erectus </text:span></text:span><text:span text:style-name="PalatinoT_b8_rk11_20_Black"><text:span text:style-name="T7">ad</text:span></text:span><text:span text:style-name="PalatinoT_b8_rk11_20_Black"><text:span text:style-name="T8">ı</text:span></text:span><text:span text:style-name="PalatinoT_b8_rk11_20_Black"><text:span text:style-name="T7"> verildi.</text:span></text:span></text:p>
      <text:p text:style-name="P18"><text:span text:style-name="PalatinoT_b8_rk11_20_Black"><text:span text:style-name="T7">Dr. Dubois sadece maymun ve insan fosillerini birle</text:span></text:span><text:span text:style-name="PalatinoT_b8_rk11_20_Black"><text:span text:style-name="T8">ş</text:span></text:span><text:span text:style-name="PalatinoT_b8_rk11_20_Black"><text:span text:style-name="T7">tirerek bir insan-maymun varl</text:span></text:span><text:span text:style-name="PalatinoT_b8_rk11_20_Black"><text:span text:style-name="T8">ı</text:span></text:span><text:span text:style-name="PalatinoT_b8_rk11_20_Black"><text:span text:style-name="T7">k olu</text:span></text:span><text:span text:style-name="PalatinoT_b8_rk11_20_Black"><text:span text:style-name="T8">ş</text:span></text:span><text:span text:style-name="PalatinoT_b8_rk11_20_Black"><text:span text:style-name="T7">turmakla kalmam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. Dr. Dubois Java Adam</text:span></text:span><text:span text:style-name="PalatinoT_b8_rk11_20_Black"><text:span text:style-name="T8">ı</text:span></text:span><text:span text:style-name="PalatinoT_b8_rk11_20_Black"><text:span text:style-name="T7"> olarak tan</text:span></text:span><text:span text:style-name="PalatinoT_b8_rk11_20_Black"><text:span text:style-name="T8">ı</text:span></text:span><text:span text:style-name="PalatinoT_b8_rk11_20_Black"><text:span text:style-name="T7">tt</text:span></text:span><text:span text:style-name="PalatinoT_b8_rk11_20_Black"><text:span text:style-name="T8">ığı</text:span></text:span><text:span text:style-name="PalatinoT_b8_rk11_20_Black"><text:span text:style-name="T7"> fosilleri bulmadan 2 sene önce 1889'da, ayn</text:span></text:span><text:span text:style-name="PalatinoT_b8_rk11_20_Black"><text:span text:style-name="T8">ı</text:span></text:span><text:span text:style-name="PalatinoT_b8_rk11_20_Black"><text:span text:style-name="T7"> devire ait iki modern insan kafatas</text:span></text:span><text:span text:style-name="PalatinoT_b8_rk11_20_Black"><text:span text:style-name="T8">ı</text:span></text:span><text:span text:style-name="PalatinoT_b8_rk11_20_Black"><text:span text:style-name="T7"> bulmu</text:span></text:span><text:span text:style-name="PalatinoT_b8_rk11_20_Black"><text:span text:style-name="T8">ş</text:span></text:span><text:span text:style-name="PalatinoT_b8_rk11_20_Black"><text:span text:style-name="T7">tu. Bu kafataslar</text:span></text:span><text:span text:style-name="PalatinoT_b8_rk11_20_Black"><text:span text:style-name="T8">ı</text:span></text:span><text:span text:style-name="PalatinoT_b8_rk11_20_Black"><text:span text:style-name="T7"> o devirde yeryüzünde insanlar</text:span></text:span><text:span text:style-name="PalatinoT_b8_rk11_20_Black"><text:span text:style-name="T8">ı</text:span></text:span><text:span text:style-name="PalatinoT_b8_rk11_20_Black"><text:span text:style-name="T7">n ya</text:span></text:span><text:span text:style-name="PalatinoT_b8_rk11_20_Black"><text:span text:style-name="T8">ş</text:span></text:span><text:span text:style-name="PalatinoT_b8_rk11_20_Black"><text:span text:style-name="T7">ad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ispat ediyordu. Dolay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yla Java Adam</text:span></text:span><text:span text:style-name="PalatinoT_b8_rk11_20_Black"><text:span text:style-name="T8">ı</text:span></text:span><text:span text:style-name="PalatinoT_b8_rk11_20_Black"><text:span text:style-name="T7">'n</text:span></text:span><text:span text:style-name="PalatinoT_b8_rk11_20_Black"><text:span text:style-name="T8">ı</text:span></text:span><text:span text:style-name="PalatinoT_b8_rk11_20_Black"><text:span text:style-name="T7">n insan</text:span></text:span><text:span text:style-name="PalatinoT_b8_rk11_20_Black"><text:span text:style-name="T8">ı</text:span></text:span><text:span text:style-name="PalatinoT_b8_rk11_20_Black"><text:span text:style-name="T7">n atas</text:span></text:span><text:span text:style-name="PalatinoT_b8_rk11_20_Black"><text:span text:style-name="T8">ı</text:span></text:span><text:span text:style-name="PalatinoT_b8_rk11_20_Black"><text:span text:style-name="T7"> olma ihtimali kalm</text:span></text:span><text:span text:style-name="PalatinoT_b8_rk11_20_Black"><text:span text:style-name="T8">ı</text:span></text:span><text:span text:style-name="PalatinoT_b8_rk11_20_Black"><text:span text:style-name="T7">yordu.</text:span></text:span></text:p>
      <text:p text:style-name="P18"><text:span text:style-name="PalatinoT_b8_rk11_20_Black"><text:span text:style-name="T7">Dr. Dubois hayat</text:span></text:span><text:span text:style-name="PalatinoT_b8_rk11_20_Black"><text:span text:style-name="T8">ı</text:span></text:span><text:span text:style-name="PalatinoT_b8_rk11_20_Black"><text:span text:style-name="T7"> boyunca gizledi</text:span></text:span><text:span text:style-name="PalatinoT_b8_rk11_20_Black"><text:span text:style-name="T8">ğ</text:span></text:span><text:span text:style-name="PalatinoT_b8_rk11_20_Black"><text:span text:style-name="T7">i bu fosillerin varl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1920'de aç</text:span></text:span><text:span text:style-name="PalatinoT_b8_rk11_20_Black"><text:span text:style-name="T8">ı</text:span></text:span><text:span text:style-name="PalatinoT_b8_rk11_20_Black"><text:span text:style-name="T7">klad</text:span></text:span><text:span text:style-name="PalatinoT_b8_rk11_20_Black"><text:span text:style-name="T8">ı</text:span></text:span><text:span text:style-name="PalatinoT_b8_rk11_20_Black"><text:span text:style-name="T7">. Dahas</text:span></text:span><text:span text:style-name="PalatinoT_b8_rk11_20_Black"><text:span text:style-name="T8">ı</text:span></text:span><text:span text:style-name="PalatinoT_b8_rk11_20_Black"><text:span text:style-name="T7"> Java Adam</text:span></text:span><text:span text:style-name="PalatinoT_b8_rk11_20_Black"><text:span text:style-name="T8">ı</text:span></text:span><text:span text:style-name="PalatinoT_b8_rk11_20_Black"><text:span text:style-name="T7">'n</text:span></text:span><text:span text:style-name="PalatinoT_b8_rk11_20_Black"><text:span text:style-name="T8">ı</text:span></text:span><text:span text:style-name="PalatinoT_b8_rk11_20_Black"><text:span text:style-name="T7">n kafat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gerçekte büyük bir gibona ait oldu</text:span></text:span><text:span text:style-name="PalatinoT_b8_rk11_20_Black"><text:span text:style-name="T8">ğ</text:span></text:span><text:span text:style-name="PalatinoT_b8_rk11_20_Black"><text:span text:style-name="T7">unu da itiraf etti.</text:span></text:span></text:p>
      <text:p text:style-name="P19"><text:span text:style-name="PalatinoT_b8_rk11_20_Black"><text:span text:style-name="T5"/></text:span></text:p>
      <text:p text:style-name="P18"><text:span text:style-name="FrizQuadrataT_b8_rk11_20_Black"><text:span text:style-name="T7">3- Nebraska Adam</text:span></text:span><text:span text:style-name="FrizQuadrataT_b8_rk11_20_Black"><text:span text:style-name="T8">ı</text:span></text:span><text:span text:style-name="FrizQuadrataT_b8_rk11_20_Black"><text:span text:style-name="T7"> Sahtekarl</text:span></text:span><text:span text:style-name="FrizQuadrataT_b8_rk11_20_Black"><text:span text:style-name="T8">ığı</text:span></text:span></text:p>
      <text:p text:style-name="P18"><text:span text:style-name="PalatinoT_b8_rk11_20_Black"><text:span text:style-name="T7">1922'de ABD'nin Nebraska Eyaleti'nde bulunan bir di</text:span></text:span><text:span text:style-name="PalatinoT_b8_rk11_20_Black"><text:span text:style-name="T8">ş</text:span></text:span><text:span text:style-name="PalatinoT_b8_rk11_20_Black"><text:span text:style-name="T7">e dayan</text:span></text:span><text:span text:style-name="PalatinoT_b8_rk11_20_Black"><text:span text:style-name="T8">ı</text:span></text:span><text:span text:style-name="PalatinoT_b8_rk11_20_Black"><text:span text:style-name="T7">larak bunun maymun ve insan aras</text:span></text:span><text:span text:style-name="PalatinoT_b8_rk11_20_Black"><text:span text:style-name="T8">ı</text:span></text:span><text:span text:style-name="PalatinoT_b8_rk11_20_Black"><text:span text:style-name="T7"> bir canl</text:span></text:span><text:span text:style-name="PalatinoT_b8_rk11_20_Black"><text:span text:style-name="T8">ı</text:span></text:span><text:span text:style-name="PalatinoT_b8_rk11_20_Black"><text:span text:style-name="T7">ya ait oldu</text:span></text:span><text:span text:style-name="PalatinoT_b8_rk11_20_Black"><text:span text:style-name="T8">ğ</text:span></text:span><text:span text:style-name="PalatinoT_b8_rk11_20_Black"><text:span text:style-name="T7">u iddia edildi. 5 sene boyunca evrimin önemli delilleri aras</text:span></text:span><text:span text:style-name="PalatinoT_b8_rk11_20_Black"><text:span text:style-name="T8">ı</text:span></text:span><text:span text:style-name="PalatinoT_b8_rk11_20_Black"><text:span text:style-name="T7">nda gösterildi. Tan</text:span></text:span><text:span text:style-name="PalatinoT_b8_rk11_20_Black"><text:span text:style-name="T8">ı</text:span></text:span><text:span text:style-name="PalatinoT_b8_rk11_20_Black"><text:span text:style-name="T7">nm</text:span></text:span><text:span text:style-name="PalatinoT_b8_rk11_20_Black"><text:span text:style-name="T8">ış</text:span></text:span><text:span text:style-name="PalatinoT_b8_rk11_20_Black"><text:span text:style-name="T7"> dergi ve gazeteler tek bir di</text:span></text:span><text:span text:style-name="PalatinoT_b8_rk11_20_Black"><text:span text:style-name="T8">ş</text:span></text:span><text:span text:style-name="PalatinoT_b8_rk11_20_Black"><text:span text:style-name="T7">ten ald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 ilhamla hayali çizimler yapt</text:span></text:span><text:span text:style-name="PalatinoT_b8_rk11_20_Black"><text:span text:style-name="T8">ı</text:span></text:span><text:span text:style-name="PalatinoT_b8_rk11_20_Black"><text:span text:style-name="T7">lar. Hatta </text:span></text:span><text:span text:style-name="PalatinoT_b8_rk11_20_I_20_Black"><text:span text:style-name="T7">Illustrated London News</text:span></text:span><text:span text:style-name="PalatinoT_b8_rk11_20_Black"><text:span text:style-name="T7">'de Nebraska Adam</text:span></text:span><text:span text:style-name="PalatinoT_b8_rk11_20_Black"><text:span text:style-name="T8">ı</text:span></text:span><text:span text:style-name="PalatinoT_b8_rk11_20_Black"><text:span text:style-name="T7">'na bir de e</text:span></text:span><text:span text:style-name="PalatinoT_b8_rk11_20_Black"><text:span text:style-name="T8">ş</text:span></text:span><text:span text:style-name="PalatinoT_b8_rk11_20_Black"><text:span text:style-name="T7"> çizilmi</text:span></text:span><text:span text:style-name="PalatinoT_b8_rk11_20_Black"><text:span text:style-name="T8">ş</text:span></text:span><text:span text:style-name="PalatinoT_b8_rk11_20_Black"><text:span text:style-name="T7">ti. Ancak 1927'de fosilin nesli tükenmi</text:span></text:span><text:span text:style-name="PalatinoT_b8_rk11_20_Black"><text:span text:style-name="T8">ş</text:span></text:span><text:span text:style-name="PalatinoT_b8_rk11_20_Black"><text:span text:style-name="T7"> bir domuz türüne ait oldu</text:span></text:span><text:span text:style-name="PalatinoT_b8_rk11_20_Black"><text:span text:style-name="T8">ğ</text:span></text:span><text:span text:style-name="PalatinoT_b8_rk11_20_Black"><text:span text:style-name="T7">u anla</text:span></text:span><text:span text:style-name="PalatinoT_b8_rk11_20_Black"><text:span text:style-name="T8">şı</text:span></text:span><text:span text:style-name="PalatinoT_b8_rk11_20_Black"><text:span text:style-name="T7">ld</text:span></text:span><text:span text:style-name="PalatinoT_b8_rk11_20_Black"><text:span text:style-name="T8">ı</text:span></text:span><text:span text:style-name="PalatinoT_b8_rk11_20_Black"><text:span text:style-name="T7">!</text:span></text:span></text:p>
      <text:p text:style-name="P19"><text:span text:style-name="PalatinoT_b8_rk11_20_Black"><text:span text:style-name="T5"/></text:span></text:p>
      <text:p text:style-name="P18"><text:span text:style-name="FrizQuadrataT_b8_rk11_20_Black"><text:span text:style-name="T7">4- Orce Adam</text:span></text:span><text:span text:style-name="FrizQuadrataT_b8_rk11_20_Black"><text:span text:style-name="T8">ı</text:span></text:span><text:span text:style-name="FrizQuadrataT_b8_rk11_20_Black"><text:span text:style-name="T7"> Sahtekarl</text:span></text:span><text:span text:style-name="FrizQuadrataT_b8_rk11_20_Black"><text:span text:style-name="T8">ığı</text:span></text:span></text:p>
      <text:p text:style-name="P18"><text:span text:style-name="PalatinoT_b8_rk11_20_Black"><text:span text:style-name="T8">İ</text:span></text:span><text:span text:style-name="PalatinoT_b8_rk11_20_Black"><text:span text:style-name="T7">spanya'da 1990 y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nda bulunan bu fosilin Avrupa'da ya</text:span></text:span><text:span text:style-name="PalatinoT_b8_rk11_20_Black"><text:span text:style-name="T8">ş</text:span></text:span><text:span text:style-name="PalatinoT_b8_rk11_20_Black"><text:span text:style-name="T7">ayan en ya</text:span></text:span><text:span text:style-name="PalatinoT_b8_rk11_20_Black"><text:span text:style-name="T8">ş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 insana ait oldu</text:span></text:span><text:span text:style-name="PalatinoT_b8_rk11_20_Black"><text:span text:style-name="T8">ğ</text:span></text:span><text:span text:style-name="PalatinoT_b8_rk11_20_Black"><text:span text:style-name="T7">u öne sürüldü ve bulundu</text:span></text:span><text:span text:style-name="PalatinoT_b8_rk11_20_Black"><text:span text:style-name="T8">ğ</text:span></text:span><text:span text:style-name="PalatinoT_b8_rk11_20_Black"><text:span text:style-name="T7">u yerin ad</text:span></text:span><text:span text:style-name="PalatinoT_b8_rk11_20_Black"><text:span text:style-name="T8">ı</text:span></text:span><text:span text:style-name="PalatinoT_b8_rk11_20_Black"><text:span text:style-name="T7"> verilerek "Orce Man" (Orce Adam</text:span></text:span><text:span text:style-name="PalatinoT_b8_rk11_20_Black"><text:span text:style-name="T8">ı</text:span></text:span><text:span text:style-name="PalatinoT_b8_rk11_20_Black"><text:span text:style-name="T7">) denildi. Ancak Frans</text:span></text:span><text:span text:style-name="PalatinoT_b8_rk11_20_Black"><text:span text:style-name="T8">ı</text:span></text:span><text:span text:style-name="PalatinoT_b8_rk11_20_Black"><text:span text:style-name="T7">z uzmanlar yapt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 kar</text:span></text:span><text:span text:style-name="PalatinoT_b8_rk11_20_Black"><text:span text:style-name="T8">şı</text:span></text:span><text:span text:style-name="PalatinoT_b8_rk11_20_Black"><text:span text:style-name="T7">la</text:span></text:span><text:span text:style-name="PalatinoT_b8_rk11_20_Black"><text:span text:style-name="T8">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mal</text:span></text:span><text:span text:style-name="PalatinoT_b8_rk11_20_Black"><text:span text:style-name="T8">ı</text:span></text:span><text:span text:style-name="PalatinoT_b8_rk11_20_Black"><text:span text:style-name="T7"> çal</text:span></text:span><text:span text:style-name="PalatinoT_b8_rk11_20_Black"><text:span text:style-name="T8">ış</text:span></text:span><text:span text:style-name="PalatinoT_b8_rk11_20_Black"><text:span text:style-name="T7">malardan sonra kafat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gerçekte 6 ayl</text:span></text:span><text:span text:style-name="PalatinoT_b8_rk11_20_Black"><text:span text:style-name="T8">ı</text:span></text:span><text:span text:style-name="PalatinoT_b8_rk11_20_Black"><text:span text:style-name="T7">k bir e</text:span></text:span><text:span text:style-name="PalatinoT_b8_rk11_20_Black"><text:span text:style-name="T8">ş</text:span></text:span><text:span text:style-name="PalatinoT_b8_rk11_20_Black"><text:span text:style-name="T7">e</text:span></text:span><text:span text:style-name="PalatinoT_b8_rk11_20_Black"><text:span text:style-name="T8">ğ</text:span></text:span><text:span text:style-name="PalatinoT_b8_rk11_20_Black"><text:span text:style-name="T7">e ait oldu</text:span></text:span><text:span text:style-name="PalatinoT_b8_rk11_20_Black"><text:span text:style-name="T8">ğ</text:span></text:span><text:span text:style-name="PalatinoT_b8_rk11_20_Black"><text:span text:style-name="T7">unu ispatlad</text:span></text:span><text:span text:style-name="PalatinoT_b8_rk11_20_Black"><text:span text:style-name="T8">ı</text:span></text:span><text:span text:style-name="PalatinoT_b8_rk11_20_Black"><text:span text:style-name="T7">lar!</text:span></text:span></text:p>
      <text:p text:style-name="P19"><text:soft-page-break/><text:span text:style-name="PalatinoT_b8_rk11_20_Black"><text:span text:style-name="T5"/></text:span></text:p>
      <text:p text:style-name="P18"><text:span text:style-name="PalatinoT_b8_rk11_20_Black"><text:span text:style-name="T7">Bunlar, Evrimcilerin ortaya att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 sahte delillerdir. Ancak tüm bu tecrübeler, bu sahte delillerin pek i</text:span></text:span><text:span text:style-name="PalatinoT_b8_rk11_20_Black"><text:span text:style-name="T8">ş</text:span></text:span><text:span text:style-name="PalatinoT_b8_rk11_20_Black"><text:span text:style-name="T7">e yaramad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, zaman içinde gerçe</text:span></text:span><text:span text:style-name="PalatinoT_b8_rk11_20_Black"><text:span text:style-name="T8">ğ</text:span></text:span><text:span text:style-name="PalatinoT_b8_rk11_20_Black"><text:span text:style-name="T7">in ortaya ç</text:span></text:span><text:span text:style-name="PalatinoT_b8_rk11_20_Black"><text:span text:style-name="T8">ı</text:span></text:span><text:span text:style-name="PalatinoT_b8_rk11_20_Black"><text:span text:style-name="T7">kt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göstermi</text:span></text:span><text:span text:style-name="PalatinoT_b8_rk11_20_Black"><text:span text:style-name="T8">ş</text:span></text:span><text:span text:style-name="PalatinoT_b8_rk11_20_Black"><text:span text:style-name="T7">tir. Öyle ya, bir insan kafatas</text:span></text:span><text:span text:style-name="PalatinoT_b8_rk11_20_Black"><text:span text:style-name="T8">ı</text:span></text:span><text:span text:style-name="PalatinoT_b8_rk11_20_Black"><text:span text:style-name="T7">na bir y</text:span></text:span><text:span text:style-name="PalatinoT_b8_rk11_20_Black"><text:span text:style-name="T8">ı</text:span></text:span><text:span text:style-name="PalatinoT_b8_rk11_20_Black"><text:span text:style-name="T7">ll</text:span></text:span><text:span text:style-name="PalatinoT_b8_rk11_20_Black"><text:span text:style-name="T8">ı</text:span></text:span><text:span text:style-name="PalatinoT_b8_rk11_20_Black"><text:span text:style-name="T7">k bir orangutan çenesi monte edip bunu "500 bin y</text:span></text:span><text:span text:style-name="PalatinoT_b8_rk11_20_Black"><text:span text:style-name="T8">ı</text:span></text:span><text:span text:style-name="PalatinoT_b8_rk11_20_Black"><text:span text:style-name="T7">ll</text:span></text:span><text:span text:style-name="PalatinoT_b8_rk11_20_Black"><text:span text:style-name="T8">ı</text:span></text:span><text:span text:style-name="PalatinoT_b8_rk11_20_Black"><text:span text:style-name="T7">k fosil" olarak insanlara yutturmaya kalkmak, ya da bir domuz di</text:span></text:span><text:span text:style-name="PalatinoT_b8_rk11_20_Black"><text:span text:style-name="T8">ş</text:span></text:span><text:span text:style-name="PalatinoT_b8_rk11_20_Black"><text:span text:style-name="T7">inden yola ç</text:span></text:span><text:span text:style-name="PalatinoT_b8_rk11_20_Black"><text:span text:style-name="T8">ı</text:span></text:span><text:span text:style-name="PalatinoT_b8_rk11_20_Black"><text:span text:style-name="T7">karak maymun-insan arageçit formu çizmek oldukça tehlikelidir. Bu sahtekarl</text:span></text:span><text:span text:style-name="PalatinoT_b8_rk11_20_Black"><text:span text:style-name="T8">ı</text:span></text:span><text:span text:style-name="PalatinoT_b8_rk11_20_Black"><text:span text:style-name="T7">klar kolayca ortaya ç</text:span></text:span><text:span text:style-name="PalatinoT_b8_rk11_20_Black"><text:span text:style-name="T8">ı</text:span></text:span><text:span text:style-name="PalatinoT_b8_rk11_20_Black"><text:span text:style-name="T7">k</text:span></text:span><text:span text:style-name="PalatinoT_b8_rk11_20_Black"><text:span text:style-name="T8">ı</text:span></text:span><text:span text:style-name="PalatinoT_b8_rk11_20_Black"><text:span text:style-name="T7">p birer skandala dönü</text:span></text:span><text:span text:style-name="PalatinoT_b8_rk11_20_Black"><text:span text:style-name="T8">ş</text:span></text:span><text:span text:style-name="PalatinoT_b8_rk11_20_Black"><text:span text:style-name="T7">ebilir.</text:span></text:span></text:p>
      <text:p text:style-name="P18"><text:span text:style-name="PalatinoT_b8_rk11_20_Black"><text:span text:style-name="T7">Bu nedenle ço</text:span></text:span><text:span text:style-name="PalatinoT_b8_rk11_20_Black"><text:span text:style-name="T8">ğ</text:span></text:span><text:span text:style-name="PalatinoT_b8_rk11_20_Black"><text:span text:style-name="T7">u Evrimci bu tür tehlikeli numaralara giri</text:span></text:span><text:span text:style-name="PalatinoT_b8_rk11_20_Black"><text:span text:style-name="T8">ş</text:span></text:span><text:span text:style-name="PalatinoT_b8_rk11_20_Black"><text:span text:style-name="T7">mektense ufak sahtekarl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 tercih etmi</text:span></text:span><text:span text:style-name="PalatinoT_b8_rk11_20_Black"><text:span text:style-name="T8">ş</text:span></text:span><text:span text:style-name="PalatinoT_b8_rk11_20_Black"><text:span text:style-name="T7">tir. Yap</text:span></text:span><text:span text:style-name="PalatinoT_b8_rk11_20_Black"><text:span text:style-name="T8">ı</text:span></text:span><text:span text:style-name="PalatinoT_b8_rk11_20_Black"><text:span text:style-name="T7">lan </text:span></text:span><text:span text:style-name="PalatinoT_b8_rk11_20_Black"><text:span text:style-name="T8">ş</text:span></text:span><text:span text:style-name="PalatinoT_b8_rk11_20_Black"><text:span text:style-name="T7">ey gayet basittir: Elde edilen farkl</text:span></text:span><text:span text:style-name="PalatinoT_b8_rk11_20_Black"><text:span text:style-name="T8">ı</text:span></text:span><text:span text:style-name="PalatinoT_b8_rk11_20_Black"><text:span text:style-name="T7"> fosiller üzerinde biraz oynay</text:span></text:span><text:span text:style-name="PalatinoT_b8_rk11_20_Black"><text:span text:style-name="T8">ı</text:span></text:span><text:span text:style-name="PalatinoT_b8_rk11_20_Black"><text:span text:style-name="T7">nca, Evrimi sözde ispatlayan deliller üretmek mümkün olabilmektedir. Ufak rakam ya da </text:span></text:span><text:span text:style-name="PalatinoT_b8_rk11_20_Black"><text:span text:style-name="T8">ş</text:span></text:span><text:span text:style-name="PalatinoT_b8_rk11_20_Black"><text:span text:style-name="T7">ekil oyunlar</text:span></text:span><text:span text:style-name="PalatinoT_b8_rk11_20_Black"><text:span text:style-name="T8">ı</text:span></text:span><text:span text:style-name="PalatinoT_b8_rk11_20_Black"><text:span text:style-name="T7"> ile, en az</text:span></text:span><text:span text:style-name="PalatinoT_b8_rk11_20_Black"><text:span text:style-name="T8">ı</text:span></text:span><text:span text:style-name="PalatinoT_b8_rk11_20_Black"><text:span text:style-name="T7">ndan "zararl</text:span></text:span><text:span text:style-name="PalatinoT_b8_rk11_20_Black"><text:span text:style-name="T8">ı</text:span></text:span><text:span text:style-name="PalatinoT_b8_rk11_20_Black"><text:span text:style-name="T7">" (yani Evrimi yalanlayan) deliller göz önünden uzakla</text:span></text:span><text:span text:style-name="PalatinoT_b8_rk11_20_Black"><text:span text:style-name="T8">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</text:span></text:span><text:span text:style-name="PalatinoT_b8_rk11_20_Black"><text:span text:style-name="T8">ı</text:span></text:span><text:span text:style-name="PalatinoT_b8_rk11_20_Black"><text:span text:style-name="T7">labilir.</text:span></text:span></text:p>
      <text:p text:style-name="P11"><text:span text:style-name="PalatinoT_b8_rk11_20_Black"><text:span text:style-name="T7">Haeckel isimli bilimadam</text:span></text:span><text:span text:style-name="PalatinoT_b8_rk11_20_Black"><text:span text:style-name="T8">ı</text:span></text:span><text:span text:style-name="PalatinoT_b8_rk11_20_Black"><text:span text:style-name="T7"> da Evrim Teorisi'ni ispatlamak için sahtekarl</text:span></text:span><text:span text:style-name="PalatinoT_b8_rk11_20_Black"><text:span text:style-name="T8">ı</text:span></text:span><text:span text:style-name="PalatinoT_b8_rk11_20_Black"><text:span text:style-name="T7">k yapmaktan kaç</text:span></text:span><text:span text:style-name="PalatinoT_b8_rk11_20_Black"><text:span text:style-name="T8">ı</text:span></text:span><text:span text:style-name="PalatinoT_b8_rk11_20_Black"><text:span text:style-name="T7">nmayanlardand</text:span></text:span><text:span text:style-name="PalatinoT_b8_rk11_20_Black"><text:span text:style-name="T8">ı</text:span></text:span><text:span text:style-name="PalatinoT_b8_rk11_20_Black"><text:span text:style-name="T7">r.</text:span></text:span></text:p>
      <text:p text:style-name="P11"><text:span text:style-name="PalatinoT_b8_rk11_20_Black"><text:span text:style-name="T7">Haeckel'in iddias</text:span></text:span><text:span text:style-name="PalatinoT_b8_rk11_20_Black"><text:span text:style-name="T8">ı</text:span></text:span><text:span text:style-name="PalatinoT_b8_rk11_20_Black"><text:span text:style-name="T7">, 'Bireyolu</text:span></text:span><text:span text:style-name="PalatinoT_b8_rk11_20_Black"><text:span text:style-name="T8">ş</text:span></text:span><text:span text:style-name="PalatinoT_b8_rk11_20_Black"><text:span text:style-name="T7">, soyolu</text:span></text:span><text:span text:style-name="PalatinoT_b8_rk11_20_Black"><text:span text:style-name="T8">ş</text:span></text:span><text:span text:style-name="PalatinoT_b8_rk11_20_Black"><text:span text:style-name="T7">un tekrar</text:span></text:span><text:span text:style-name="PalatinoT_b8_rk11_20_Black"><text:span text:style-name="T8">ı</text:span></text:span><text:span text:style-name="PalatinoT_b8_rk11_20_Black"><text:span text:style-name="T7">d</text:span></text:span><text:span text:style-name="PalatinoT_b8_rk11_20_Black"><text:span text:style-name="T8">ı</text:span></text:span><text:span text:style-name="PalatinoT_b8_rk11_20_Black"><text:span text:style-name="T7">r' cümlesiyle özetlenmektedir. Embriyolojik geli</text:span></text:span><text:span text:style-name="PalatinoT_b8_rk11_20_Black"><text:span text:style-name="T8">ş</text:span></text:span><text:span text:style-name="PalatinoT_b8_rk11_20_Black"><text:span text:style-name="T7">imin, evrimsel geli</text:span></text:span><text:span text:style-name="PalatinoT_b8_rk11_20_Black"><text:span text:style-name="T8">ş</text:span></text:span><text:span text:style-name="PalatinoT_b8_rk11_20_Black"><text:span text:style-name="T7">imin bir tekr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içerdi</text:span></text:span><text:span text:style-name="PalatinoT_b8_rk11_20_Black"><text:span text:style-name="T8">ğ</text:span></text:span><text:span text:style-name="PalatinoT_b8_rk11_20_Black"><text:span text:style-name="T7">i </text:span></text:span><text:span text:style-name="PalatinoT_b8_rk11_20_Black"><text:span text:style-name="T8">ş</text:span></text:span><text:span text:style-name="PalatinoT_b8_rk11_20_Black"><text:span text:style-name="T7">eklinde de tan</text:span></text:span><text:span text:style-name="PalatinoT_b8_rk11_20_Black"><text:span text:style-name="T8">ı</text:span></text:span><text:span text:style-name="PalatinoT_b8_rk11_20_Black"><text:span text:style-name="T7">mlanabilecek bu iddiay</text:span></text:span><text:span text:style-name="PalatinoT_b8_rk11_20_Black"><text:span text:style-name="T8">ı</text:span></text:span><text:span text:style-name="PalatinoT_b8_rk11_20_Black"><text:span text:style-name="T7"> ispatlamak için Haeckel, maymun ve insan embriyolar</text:span></text:span><text:span text:style-name="PalatinoT_b8_rk11_20_Black"><text:span text:style-name="T8">ı</text:span></text:span><text:span text:style-name="PalatinoT_b8_rk11_20_Black"><text:span text:style-name="T7">ndan üçte birlik bölümü ç</text:span></text:span><text:span text:style-name="PalatinoT_b8_rk11_20_Black"><text:span text:style-name="T8">ı</text:span></text:span><text:span text:style-name="PalatinoT_b8_rk11_20_Black"><text:span text:style-name="T7">kar</text:span></text:span><text:span text:style-name="PalatinoT_b8_rk11_20_Black"><text:span text:style-name="T8">ı</text:span></text:span><text:span text:style-name="PalatinoT_b8_rk11_20_Black"><text:span text:style-name="T7">p atmakta bir sak</text:span></text:span><text:span text:style-name="PalatinoT_b8_rk11_20_Black"><text:span text:style-name="T8">ı</text:span></text:span><text:span text:style-name="PalatinoT_b8_rk11_20_Black"><text:span text:style-name="T7">nca görmemi</text:span></text:span><text:span text:style-name="PalatinoT_b8_rk11_20_Black"><text:span text:style-name="T8">ş</text:span></text:span><text:span text:style-name="PalatinoT_b8_rk11_20_Black"><text:span text:style-name="T7">ti.</text:span></text:span></text:p>
      <text:p text:style-name="P11"><text:span text:style-name="PalatinoT_b8_rk11_20_Black"><text:span text:style-name="T7">Haeckel, Evrim'i ispatlamak u</text:span></text:span><text:span text:style-name="PalatinoT_b8_rk11_20_Black"><text:span text:style-name="T8">ğ</text:span></text:span><text:span text:style-name="PalatinoT_b8_rk11_20_Black"><text:span text:style-name="T7">runa yapt</text:span></text:span><text:span text:style-name="PalatinoT_b8_rk11_20_Black"><text:span text:style-name="T8">ığı</text:span></text:span><text:span text:style-name="PalatinoT_b8_rk11_20_Black"><text:span text:style-name="T7"> bu tür "ufak" sahtekarl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 itiraf ederken, di</text:span></text:span><text:span text:style-name="PalatinoT_b8_rk11_20_Black"><text:span text:style-name="T8">ğ</text:span></text:span><text:span text:style-name="PalatinoT_b8_rk11_20_Black"><text:span text:style-name="T7">er meslekta</text:span></text:span><text:span text:style-name="PalatinoT_b8_rk11_20_Black"><text:span text:style-name="T8">ş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da ayn</text:span></text:span><text:span text:style-name="PalatinoT_b8_rk11_20_Black"><text:span text:style-name="T8">ı</text:span></text:span><text:span text:style-name="PalatinoT_b8_rk11_20_Black"><text:span text:style-name="T7"> yolu izledi</text:span></text:span><text:span text:style-name="PalatinoT_b8_rk11_20_Black"><text:span text:style-name="T8">ğ</text:span></text:span><text:span text:style-name="PalatinoT_b8_rk11_20_Black"><text:span text:style-name="T7">ini </text:span></text:span><text:span text:style-name="PalatinoT_b8_rk11_20_Black"><text:span text:style-name="T8">ş</text:span></text:span><text:span text:style-name="PalatinoT_b8_rk11_20_Black"><text:span text:style-name="T7">öyle aç</text:span></text:span><text:span text:style-name="PalatinoT_b8_rk11_20_Black"><text:span text:style-name="T8">ı</text:span></text:span><text:span text:style-name="PalatinoT_b8_rk11_20_Black"><text:span text:style-name="T7">kl</text:span></text:span><text:span text:style-name="PalatinoT_b8_rk11_20_Black"><text:span text:style-name="T8">ı</text:span></text:span><text:span text:style-name="PalatinoT_b8_rk11_20_Black"><text:span text:style-name="T7">yor:</text:span></text:span></text:p>
      <text:p text:style-name="P11"><text:span text:style-name="PalatinoT_b8_rk11_20_I_20_Black"><text:span text:style-name="T7">"</text:span></text:span><text:span text:style-name="PalatinoT_b8_rk11_20_I_20_Black"><text:span text:style-name="T8">İ</text:span></text:span><text:span text:style-name="PalatinoT_b8_rk11_20_I_20_Black"><text:span text:style-name="T7">tiraf etmeliyim ki </text:span></text:span><text:span text:style-name="PalatinoT_b8_rk11_20_BI_20_Black"><text:span text:style-name="T7">benim birçok </text:span></text:span><text:span text:style-name="PalatinoT_b8_rk11_20_BI_20_Black"><text:span text:style-name="T8">ş</text:span></text:span><text:span text:style-name="PalatinoT_b8_rk11_20_BI_20_Black"><text:span text:style-name="T7">eklimden küçük bir bölümü % 6's</text:span></text:span><text:span text:style-name="PalatinoT_b8_rk11_20_BI_20_Black"><text:span text:style-name="T8">ı</text:span></text:span><text:span text:style-name="PalatinoT_b8_rk11_20_BI_20_Black"><text:span text:style-name="T7"> veya % 8'i yalanlanabilir. Do</text:span></text:span><text:span text:style-name="PalatinoT_b8_rk11_20_BI_20_Black"><text:span text:style-name="T8">ğ</text:span></text:span><text:span text:style-name="PalatinoT_b8_rk11_20_BI_20_Black"><text:span text:style-name="T7">ru olarak kalanlar ise </text:span></text:span><text:span text:style-name="PalatinoT_b8_rk11_20_I_20_Black"><text:span text:style-name="T7">geçi</text:span></text:span><text:span text:style-name="PalatinoT_b8_rk11_20_I_20_Black"><text:span text:style-name="T8">ş</text:span></text:span><text:span text:style-name="PalatinoT_b8_rk11_20_I_20_Black"><text:span text:style-name="T7">lerdeki büyük farklar</text:span></text:span><text:span text:style-name="PalatinoT_b8_rk11_20_I_20_Black"><text:span text:style-name="T8">ı</text:span></text:span><text:span text:style-name="PalatinoT_b8_rk11_20_I_20_Black"><text:span text:style-name="T7">, geçi</text:span></text:span><text:span text:style-name="PalatinoT_b8_rk11_20_I_20_Black"><text:span text:style-name="T8">ş</text:span></text:span><text:span text:style-name="PalatinoT_b8_rk11_20_I_20_Black"><text:span text:style-name="T7"> formlar</text:span></text:span><text:span text:style-name="PalatinoT_b8_rk11_20_I_20_Black"><text:span text:style-name="T8">ı</text:span></text:span><text:span text:style-name="PalatinoT_b8_rk11_20_I_20_Black"><text:span text:style-name="T7">ndaki yokluklar</text:span></text:span><text:span text:style-name="PalatinoT_b8_rk11_20_I_20_Black"><text:span text:style-name="T8">ı</text:span></text:span><text:span text:style-name="PalatinoT_b8_rk11_20_I_20_Black"><text:span text:style-name="T7"> tamamlamaya ve basitten komplekse do</text:span></text:span><text:span text:style-name="PalatinoT_b8_rk11_20_I_20_Black"><text:span text:style-name="T8">ğ</text:span></text:span><text:span text:style-name="PalatinoT_b8_rk11_20_I_20_Black"><text:span text:style-name="T7">ru eksiksiz </text:span></text:span><text:span text:style-name="PalatinoT_b8_rk11_20_BI_20_Black"><text:span text:style-name="T7">bir Evrim modelini ileri sürmeye yetmez</text:span></text:span><text:span text:style-name="PalatinoT_b8_rk11_20_I_20_Black"><text:span text:style-name="T7">...</text:span></text:span></text:p>
      <text:p text:style-name="P11"><text:span text:style-name="PalatinoT_b8_rk11_20_I_20_Black"><text:span text:style-name="T7">Bu yapt</text:span></text:span><text:span text:style-name="PalatinoT_b8_rk11_20_I_20_Black"><text:span text:style-name="T8">ığı</text:span></text:span><text:span text:style-name="PalatinoT_b8_rk11_20_I_20_Black"><text:span text:style-name="T7">m sahtekarl</text:span></text:span><text:span text:style-name="PalatinoT_b8_rk11_20_I_20_Black"><text:span text:style-name="T8">ı</text:span></text:span><text:span text:style-name="PalatinoT_b8_rk11_20_I_20_Black"><text:span text:style-name="T7">k itiraf</text:span></text:span><text:span text:style-name="PalatinoT_b8_rk11_20_I_20_Black"><text:span text:style-name="T8">ı</text:span></text:span><text:span text:style-name="PalatinoT_b8_rk11_20_I_20_Black"><text:span text:style-name="T7">ndan sonra kendimi ay</text:span></text:span><text:span text:style-name="PalatinoT_b8_rk11_20_I_20_Black"><text:span text:style-name="T8">ı</text:span></text:span><text:span text:style-name="PalatinoT_b8_rk11_20_I_20_Black"><text:span text:style-name="T7">planm</text:span></text:span><text:span text:style-name="PalatinoT_b8_rk11_20_I_20_Black"><text:span text:style-name="T8">ış</text:span></text:span><text:span text:style-name="PalatinoT_b8_rk11_20_I_20_Black"><text:span text:style-name="T7"> ve k</text:span></text:span><text:span text:style-name="PalatinoT_b8_rk11_20_I_20_Black"><text:span text:style-name="T8">ı</text:span></text:span><text:span text:style-name="PalatinoT_b8_rk11_20_I_20_Black"><text:span text:style-name="T7">nanm</text:span></text:span><text:span text:style-name="PalatinoT_b8_rk11_20_I_20_Black"><text:span text:style-name="T8">ış</text:span></text:span><text:span text:style-name="PalatinoT_b8_rk11_20_I_20_Black"><text:span text:style-name="T7"> olarak görmem gerekir. </text:span></text:span><text:span text:style-name="PalatinoT_b8_rk11_20_BI_20_Black"><text:span text:style-name="T7">Fakat benim avuntum </text:span></text:span><text:span text:style-name="PalatinoT_b8_rk11_20_BI_20_Black"><text:span text:style-name="T8">ş</text:span></text:span><text:span text:style-name="PalatinoT_b8_rk11_20_BI_20_Black"><text:span text:style-name="T7">udur ki; suçlu durumda yanyana bulundu</text:span></text:span><text:span text:style-name="PalatinoT_b8_rk11_20_BI_20_Black"><text:span text:style-name="T8">ğ</text:span></text:span><text:span text:style-name="PalatinoT_b8_rk11_20_BI_20_Black"><text:span text:style-name="T7">umuz yüzlerce arkada</text:span></text:span><text:span text:style-name="PalatinoT_b8_rk11_20_BI_20_Black"><text:span text:style-name="T8">ş</text:span></text:span><text:span text:style-name="PalatinoT_b8_rk11_20_BI_20_Black"><text:span text:style-name="T7">, birçok güvenilir gözlemci ve ünlü biyolog vard</text:span></text:span><text:span text:style-name="PalatinoT_b8_rk11_20_BI_20_Black"><text:span text:style-name="T8">ı</text:span></text:span><text:span text:style-name="PalatinoT_b8_rk11_20_BI_20_Black"><text:span text:style-name="T7">r ki, onlar</text:span></text:span><text:span text:style-name="PalatinoT_b8_rk11_20_BI_20_Black"><text:span text:style-name="T8">ı</text:span></text:span><text:span text:style-name="PalatinoT_b8_rk11_20_BI_20_Black"><text:span text:style-name="T7">n ç</text:span></text:span><text:span text:style-name="PalatinoT_b8_rk11_20_BI_20_Black"><text:span text:style-name="T8">ı</text:span></text:span><text:span text:style-name="PalatinoT_b8_rk11_20_BI_20_Black"><text:span text:style-name="T7">kard</text:span></text:span><text:span text:style-name="PalatinoT_b8_rk11_20_BI_20_Black"><text:span text:style-name="T8">ı</text:span></text:span><text:span text:style-name="PalatinoT_b8_rk11_20_BI_20_Black"><text:span text:style-name="T7">klar</text:span></text:span><text:span text:style-name="PalatinoT_b8_rk11_20_BI_20_Black"><text:span text:style-name="T8">ı</text:span></text:span><text:span text:style-name="PalatinoT_b8_rk11_20_BI_20_Black"><text:span text:style-name="T7"> en iyi biyoloji kitaplar</text:span></text:span><text:span text:style-name="PalatinoT_b8_rk11_20_BI_20_Black"><text:span text:style-name="T8">ı</text:span></text:span><text:span text:style-name="PalatinoT_b8_rk11_20_BI_20_Black"><text:span text:style-name="T7">nda, tezlerinde ve dergilerinde benim derecemde yap</text:span></text:span><text:span text:style-name="PalatinoT_b8_rk11_20_BI_20_Black"><text:span text:style-name="T8">ı</text:span></text:span><text:span text:style-name="PalatinoT_b8_rk11_20_BI_20_Black"><text:span text:style-name="T7">lm</text:span></text:span><text:span text:style-name="PalatinoT_b8_rk11_20_BI_20_Black"><text:span text:style-name="T8">ış</text:span></text:span><text:span text:style-name="PalatinoT_b8_rk11_20_BI_20_Black"><text:span text:style-name="T7"> sahtekarl</text:span></text:span><text:span text:style-name="PalatinoT_b8_rk11_20_BI_20_Black"><text:span text:style-name="T8">ı</text:span></text:span><text:span text:style-name="PalatinoT_b8_rk11_20_BI_20_Black"><text:span text:style-name="T7">klar, kesin olmayan bilgiler, az çok tahrif edilmi</text:span></text:span><text:span text:style-name="PalatinoT_b8_rk11_20_BI_20_Black"><text:span text:style-name="T8">ş</text:span></text:span><text:span text:style-name="PalatinoT_b8_rk11_20_BI_20_Black"><text:span text:style-name="T7"> </text:span></text:span><text:span text:style-name="PalatinoT_b8_rk11_20_BI_20_Black"><text:span text:style-name="T8">ş</text:span></text:span><text:span text:style-name="PalatinoT_b8_rk11_20_BI_20_Black"><text:span text:style-name="T7">ematize edilip yeniden düzenlenmi</text:span></text:span><text:span text:style-name="PalatinoT_b8_rk11_20_BI_20_Black"><text:span text:style-name="T8">ş</text:span></text:span><text:span text:style-name="PalatinoT_b8_rk11_20_BI_20_Black"><text:span text:style-name="T7"> </text:span></text:span><text:span text:style-name="PalatinoT_b8_rk11_20_BI_20_Black"><text:span text:style-name="T8">ş</text:span></text:span><text:span text:style-name="PalatinoT_b8_rk11_20_BI_20_Black"><text:span text:style-name="T7">ekiller bulunuyor."</text:span></text:span><text:span text:style-name="PalatinoT_b8_rk11_20_Black"><text:span text:style-name="T7"> (The Neck of the Giraffe: Where Darwin Went Wrong, Francis Hitching, sf. 204, New York 1982)</text:span></text:span></text:p>
      <text:p text:style-name="P11"><text:span text:style-name="PalatinoT_b8_rk11_20_Black"><text:span text:style-name="T7">Bu itiraftan da aç</text:span></text:span><text:span text:style-name="PalatinoT_b8_rk11_20_Black"><text:span text:style-name="T8">ı</text:span></text:span><text:span text:style-name="PalatinoT_b8_rk11_20_Black"><text:span text:style-name="T7">kça anla</text:span></text:span><text:span text:style-name="PalatinoT_b8_rk11_20_Black"><text:span text:style-name="T8">şı</text:span></text:span><text:span text:style-name="PalatinoT_b8_rk11_20_Black"><text:span text:style-name="T7">ld</text:span></text:span><text:span text:style-name="PalatinoT_b8_rk11_20_Black"><text:span text:style-name="T8">ığı</text:span></text:span><text:span text:style-name="PalatinoT_b8_rk11_20_Black"><text:span text:style-name="T7"> gibi, Evrim, "bilim a</text:span></text:span><text:span text:style-name="PalatinoT_b8_rk11_20_Black"><text:span text:style-name="T8">ş</text:span></text:span><text:span text:style-name="PalatinoT_b8_rk11_20_Black"><text:span text:style-name="T7">k</text:span></text:span><text:span text:style-name="PalatinoT_b8_rk11_20_Black"><text:span text:style-name="T8">ı</text:span></text:span><text:span text:style-name="PalatinoT_b8_rk11_20_Black"><text:span text:style-name="T7">" u</text:span></text:span><text:span text:style-name="PalatinoT_b8_rk11_20_Black"><text:span text:style-name="T8">ğ</text:span></text:span><text:span text:style-name="PalatinoT_b8_rk11_20_Black"><text:span text:style-name="T7">runa üzerinde kafa yorulan bir teori de</text:span></text:span><text:span text:style-name="PalatinoT_b8_rk11_20_Black"><text:span text:style-name="T8">ğ</text:span></text:span><text:span text:style-name="PalatinoT_b8_rk11_20_Black"><text:span text:style-name="T7">ildir. Tam tersine, ne olursa olsun ispatlanmaya çal</text:span></text:span><text:span text:style-name="PalatinoT_b8_rk11_20_Black"><text:span text:style-name="T8">ışı</text:span></text:span><text:span text:style-name="PalatinoT_b8_rk11_20_Black"><text:span text:style-name="T7">lan bir tür inançt</text:span></text:span><text:span text:style-name="PalatinoT_b8_rk11_20_Black"><text:span text:style-name="T8">ı</text:span></text:span><text:span text:style-name="PalatinoT_b8_rk11_20_Black"><text:span text:style-name="T7">r. Gerekti</text:span></text:span><text:span text:style-name="PalatinoT_b8_rk11_20_Black"><text:span text:style-name="T8">ğ</text:span></text:span><text:span text:style-name="PalatinoT_b8_rk11_20_Black"><text:span text:style-name="T7">inde çe</text:span></text:span><text:span text:style-name="PalatinoT_b8_rk11_20_Black"><text:span text:style-name="T8">ş</text:span></text:span><text:span text:style-name="PalatinoT_b8_rk11_20_Black"><text:span text:style-name="T7">itli sahtekarl</text:span></text:span><text:span text:style-name="PalatinoT_b8_rk11_20_Black"><text:span text:style-name="T8">ı</text:span></text:span><text:span text:style-name="PalatinoT_b8_rk11_20_Black"><text:span text:style-name="T7">klar kullan</text:span></text:span><text:span text:style-name="PalatinoT_b8_rk11_20_Black"><text:span text:style-name="T8">ı</text:span></text:span><text:span text:style-name="PalatinoT_b8_rk11_20_Black"><text:span text:style-name="T7">larak, gerekti</text:span></text:span><text:span text:style-name="PalatinoT_b8_rk11_20_Black"><text:span text:style-name="T8">ğ</text:span></text:span><text:span text:style-name="PalatinoT_b8_rk11_20_Black"><text:span text:style-name="T7">inde sahte deliller üreterek, "birileri" mutlaka ve mutlaka bu çürük teoriyi gerçekmi</text:span></text:span><text:span text:style-name="PalatinoT_b8_rk11_20_Black"><text:span text:style-name="T8">ş</text:span></text:span><text:span text:style-name="PalatinoT_b8_rk11_20_Black"><text:span text:style-name="T7"> gibi insanlara kabul ettirmek istemektedir. </text:span></text:span></text:p>
      <text:p text:style-name="P11"><text:span text:style-name="PalatinoT_b8_rk11_20_Black"><text:span text:style-name="T7">Çünkü bu teorinin yanl</text:span></text:span><text:span text:style-name="PalatinoT_b8_rk11_20_Black"><text:span text:style-name="T8">ış</text:span></text:span><text:span text:style-name="PalatinoT_b8_rk11_20_Black"><text:span text:style-name="T7">lanm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asla kald</text:span></text:span><text:span text:style-name="PalatinoT_b8_rk11_20_Black"><text:span text:style-name="T8">ı</text:span></text:span><text:span text:style-name="PalatinoT_b8_rk11_20_Black"><text:span text:style-name="T7">ramazlar. Çünkü bu durumda (e</text:span></text:span><text:span text:style-name="PalatinoT_b8_rk11_20_Black"><text:span text:style-name="T8">ğ</text:span></text:span><text:span text:style-name="PalatinoT_b8_rk11_20_Black"><text:span text:style-name="T7">er ortaya yeni bir safsata daha atmazlarsa), tüm evrenin ve insan</text:span></text:span><text:span text:style-name="PalatinoT_b8_rk11_20_Black"><text:span text:style-name="T8">ı</text:span></text:span><text:span text:style-name="PalatinoT_b8_rk11_20_Black"><text:span text:style-name="T7">n "yarat</text:span></text:span><text:span text:style-name="PalatinoT_b8_rk11_20_Black"><text:span text:style-name="T8">ı</text:span></text:span><text:span text:style-name="PalatinoT_b8_rk11_20_Black"><text:span text:style-name="T7">lm</text:span></text:span><text:span text:style-name="PalatinoT_b8_rk11_20_Black"><text:span text:style-name="T8">ış</text:span></text:span><text:span text:style-name="PalatinoT_b8_rk11_20_Black"><text:span text:style-name="T7">" oldu</text:span></text:span><text:span text:style-name="PalatinoT_b8_rk11_20_Black"><text:span text:style-name="T8">ğ</text:span></text:span><text:span text:style-name="PalatinoT_b8_rk11_20_Black"><text:span text:style-name="T7">unu kabul etmek zorunda kalacaklard</text:span></text:span><text:span text:style-name="PalatinoT_b8_rk11_20_Black"><text:span text:style-name="T8">ı</text:span></text:span><text:span text:style-name="PalatinoT_b8_rk11_20_Black"><text:span text:style-name="T7">r. Bu ise, din-d</text:span></text:span><text:span text:style-name="PalatinoT_b8_rk11_20_Black"><text:span text:style-name="T8">ışı</text:span></text:span><text:span text:style-name="PalatinoT_b8_rk11_20_Black"><text:span text:style-name="T7"> dünyan</text:span></text:span><text:span text:style-name="PalatinoT_b8_rk11_20_Black"><text:span text:style-name="T8">ı</text:span></text:span><text:span text:style-name="PalatinoT_b8_rk11_20_Black"><text:span text:style-name="T7">n me</text:span></text:span><text:span text:style-name="PalatinoT_b8_rk11_20_Black"><text:span text:style-name="T8">ş</text:span></text:span><text:span text:style-name="PalatinoT_b8_rk11_20_Black"><text:span text:style-name="T7">ruiyetinin ortadan kalkmas</text:span></text:span><text:span text:style-name="PalatinoT_b8_rk11_20_Black"><text:span text:style-name="T8">ı</text:span></text:span><text:span text:style-name="PalatinoT_b8_rk11_20_Black"><text:span text:style-name="T7"> ve yeni bir dünya kurulmas</text:span></text:span><text:span text:style-name="PalatinoT_b8_rk11_20_Black"><text:span text:style-name="T8">ı</text:span></text:span><text:span text:style-name="PalatinoT_b8_rk11_20_Black"><text:span text:style-name="T7"> anlam</text:span></text:span><text:span text:style-name="PalatinoT_b8_rk11_20_Black"><text:span text:style-name="T8">ı</text:span></text:span><text:span text:style-name="PalatinoT_b8_rk11_20_Black"><text:span text:style-name="T7">na gelir. </text:span></text:span></text:p>
      <text:p text:style-name="P11"><text:span text:style-name="PalatinoT_b8_rk11_20_Black"><text:span text:style-name="T7">"Müstekbir"ler bunu kabul edemezler ku</text:span></text:span><text:span text:style-name="PalatinoT_b8_rk11_20_Black"><text:span text:style-name="T8">ş</text:span></text:span><text:span text:style-name="PalatinoT_b8_rk11_20_Black"><text:span text:style-name="T7">kusuz. Onlar ayette dendi</text:span></text:span><text:span text:style-name="PalatinoT_b8_rk11_20_Black"><text:span text:style-name="T8">ğ</text:span></text:span><text:span text:style-name="PalatinoT_b8_rk11_20_Black"><text:span text:style-name="T7">i gibi, "...</text:span></text:span><text:span text:style-name="PalatinoT_b8_rk11_20_I_20_Black"><text:span text:style-name="T7">gece ve gündüz hileli düzenler (kurup) insanlar</text:span></text:span><text:span text:style-name="PalatinoT_b8_rk11_20_I_20_Black"><text:span text:style-name="T8">ı</text:span></text:span><text:span text:style-name="PalatinoT_b8_rk11_20_I_20_Black"><text:span text:style-name="T7">n Allah'</text:span></text:span><text:span text:style-name="PalatinoT_b8_rk11_20_I_20_Black"><text:span text:style-name="T8">ı</text:span></text:span><text:span text:style-name="PalatinoT_b8_rk11_20_I_20_Black"><text:span text:style-name="T7"> inkar etmelerini ve O'na e</text:span></text:span><text:span text:style-name="PalatinoT_b8_rk11_20_I_20_Black"><text:span text:style-name="T8">ş</text:span></text:span><text:span text:style-name="PalatinoT_b8_rk11_20_I_20_Black"><text:span text:style-name="T7">ler ko</text:span></text:span><text:span text:style-name="PalatinoT_b8_rk11_20_I_20_Black"><text:span text:style-name="T8">ş</text:span></text:span><text:span text:style-name="PalatinoT_b8_rk11_20_I_20_Black"><text:span text:style-name="T7">malar</text:span></text:span><text:span text:style-name="PalatinoT_b8_rk11_20_I_20_Black"><text:span text:style-name="T8">ı</text:span></text:span><text:span text:style-name="PalatinoT_b8_rk11_20_I_20_Black"><text:span text:style-name="T7">n</text:span></text:span><text:span text:style-name="PalatinoT_b8_rk11_20_I_20_Black"><text:span text:style-name="T8">ı</text:span></text:span><text:span text:style-name="PalatinoT_b8_rk11_20_Black"><text:span text:style-name="T7">.." (Sebe, 33) emretmeye devam edeceklerdir.</text:span></text:span></text:p>
      <text:p text:style-name="P11"><text:span text:style-name="PalatinoT_b8_rk11_20_Black"><text:span text:style-name="T7">Bunun en iyi yöntemi de medyad</text:span></text:span><text:span text:style-name="PalatinoT_b8_rk11_20_Black"><text:span text:style-name="T8">ı</text:span></text:span><text:span text:style-name="PalatinoT_b8_rk11_20_Black"><text:span text:style-name="T7">r.</text:span></text:span></text:p>
      <text:p text:style-name="P2"/>
      <text:p text:style-name="P2"/>
      <text:p text:style-name="P2"/>
      <text:p text:style-name="P14"><text:span text:style-name="FrizQuadrataT_b8_rk14_20_BI_20_Black"><text:span text:style-name="T7">Medyan</text:span></text:span><text:span text:style-name="FrizQuadrataT_b8_rk14_20_BI_20_Black"><text:span text:style-name="T8">ı</text:span></text:span><text:span text:style-name="FrizQuadrataT_b8_rk14_20_BI_20_Black"><text:span text:style-name="T7">n beyin y</text:span></text:span><text:span text:style-name="FrizQuadrataT_b8_rk14_20_BI_20_Black"><text:span text:style-name="T8">ı</text:span></text:span><text:span text:style-name="FrizQuadrataT_b8_rk14_20_BI_20_Black"><text:span text:style-name="T7">kama yöntemleri</text:span></text:span></text:p>
      <text:p text:style-name="P17"/>
      <text:p text:style-name="P15"><text:span text:style-name="PalatinoT_b8_rk11_20_Black"><text:span text:style-name="T7">Evrim Teorisi, uzun bir süreden beri, ba</text:span></text:span><text:span text:style-name="PalatinoT_b8_rk11_20_Black"><text:span text:style-name="T8">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masonlu</text:span></text:span><text:span text:style-name="PalatinoT_b8_rk11_20_Black"><text:span text:style-name="T8">ğ</text:span></text:span><text:span text:style-name="PalatinoT_b8_rk11_20_Black"><text:span text:style-name="T7">un çekti</text:span></text:span><text:span text:style-name="PalatinoT_b8_rk11_20_Black"><text:span text:style-name="T8">ğ</text:span></text:span><text:span text:style-name="PalatinoT_b8_rk11_20_Black"><text:span text:style-name="T7">i din-kar</text:span></text:span><text:span text:style-name="PalatinoT_b8_rk11_20_Black"><text:span text:style-name="T8">şı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 güçler taraf</text:span></text:span><text:span text:style-name="PalatinoT_b8_rk11_20_Black"><text:span text:style-name="T8">ı</text:span></text:span><text:span text:style-name="PalatinoT_b8_rk11_20_Black"><text:span text:style-name="T7">ndan az önce inceledi</text:span></text:span><text:span text:style-name="PalatinoT_b8_rk11_20_Black"><text:span text:style-name="T8">ğ</text:span></text:span><text:span text:style-name="PalatinoT_b8_rk11_20_Black"><text:span text:style-name="T7">imiz gibi, çe</text:span></text:span><text:span text:style-name="PalatinoT_b8_rk11_20_Black"><text:span text:style-name="T8">ş</text:span></text:span><text:span text:style-name="PalatinoT_b8_rk11_20_Black"><text:span text:style-name="T7">itli sahtekarl</text:span></text:span><text:span text:style-name="PalatinoT_b8_rk11_20_Black"><text:span text:style-name="T8">ı</text:span></text:span><text:span text:style-name="PalatinoT_b8_rk11_20_Black"><text:span text:style-name="T7">klar ve sahte delillerle ispatlanmaya ve topluma kabul ettirilmeye çal</text:span></text:span><text:span text:style-name="PalatinoT_b8_rk11_20_Black"><text:span text:style-name="T8">ışı</text:span></text:span><text:span text:style-name="PalatinoT_b8_rk11_20_Black"><text:span text:style-name="T7">lmaktad</text:span></text:span><text:span text:style-name="PalatinoT_b8_rk11_20_Black"><text:span text:style-name="T8">ı</text:span></text:span><text:span text:style-name="PalatinoT_b8_rk11_20_Black"><text:span text:style-name="T7">r. Ancak bu bilim sahtekarl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 ortaya ç</text:span></text:span><text:span text:style-name="PalatinoT_b8_rk11_20_Black"><text:span text:style-name="T8">ı</text:span></text:span><text:span text:style-name="PalatinoT_b8_rk11_20_Black"><text:span text:style-name="T7">kabilmekte ve istenenin tam tersi bir etki yaratabilmektedir. Bu nedenle Evrim'i insanlara kabul ettirmeyi </text:span></text:span><text:soft-page-break/><text:span text:style-name="PalatinoT_b8_rk11_20_Black"><text:span text:style-name="T7">"en büyük masonik görev" olarak kabul edenler, bu görevi as</text:span></text:span><text:span text:style-name="PalatinoT_b8_rk11_20_Black"><text:span text:style-name="T8">ı</text:span></text:span><text:span text:style-name="PalatinoT_b8_rk11_20_Black"><text:span text:style-name="T7">l olarak toplu ileti</text:span></text:span><text:span text:style-name="PalatinoT_b8_rk11_20_Black"><text:span text:style-name="T8">ş</text:span></text:span><text:span text:style-name="PalatinoT_b8_rk11_20_Black"><text:span text:style-name="T7">im araçlar</text:span></text:span><text:span text:style-name="PalatinoT_b8_rk11_20_Black"><text:span text:style-name="T8">ı</text:span></text:span><text:span text:style-name="PalatinoT_b8_rk11_20_Black"><text:span text:style-name="T7">, yani medya yoluyla yerine getirmektedirler.</text:span></text:span></text:p>
      <text:p text:style-name="P15"><text:span text:style-name="PalatinoT_b8_rk11_20_Black"><text:span text:style-name="T7">Asl</text:span></text:span><text:span text:style-name="PalatinoT_b8_rk11_20_Black"><text:span text:style-name="T8">ı</text:span></text:span><text:span text:style-name="PalatinoT_b8_rk11_20_Black"><text:span text:style-name="T7">nda medya, belirli güç odak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toplumun dü</text:span></text:span><text:span text:style-name="PalatinoT_b8_rk11_20_Black"><text:span text:style-name="T8">ş</text:span></text:span><text:span text:style-name="PalatinoT_b8_rk11_20_Black"><text:span text:style-name="T7">üncesini kontrol etmek için çok yo</text:span></text:span><text:span text:style-name="PalatinoT_b8_rk11_20_Black"><text:span text:style-name="T8">ğ</text:span></text:span><text:span text:style-name="PalatinoT_b8_rk11_20_Black"><text:span text:style-name="T7">un bir biçimde kulland</text:span></text:span><text:span text:style-name="PalatinoT_b8_rk11_20_Black"><text:span text:style-name="T8">ığı</text:span></text:span><text:span text:style-name="PalatinoT_b8_rk11_20_Black"><text:span text:style-name="T7"> bir ayg</text:span></text:span><text:span text:style-name="PalatinoT_b8_rk11_20_Black"><text:span text:style-name="T8">ı</text:span></text:span><text:span text:style-name="PalatinoT_b8_rk11_20_Black"><text:span text:style-name="T7">tt</text:span></text:span><text:span text:style-name="PalatinoT_b8_rk11_20_Black"><text:span text:style-name="T8">ı</text:span></text:span><text:span text:style-name="PalatinoT_b8_rk11_20_Black"><text:span text:style-name="T7">r. Bu dü</text:span></text:span><text:span text:style-name="PalatinoT_b8_rk11_20_Black"><text:span text:style-name="T8">ş</text:span></text:span><text:span text:style-name="PalatinoT_b8_rk11_20_Black"><text:span text:style-name="T7">ünce kontrolü, Evrim'den çok daha ba</text:span></text:span><text:span text:style-name="PalatinoT_b8_rk11_20_Black"><text:span text:style-name="T8">ş</text:span></text:span><text:span text:style-name="PalatinoT_b8_rk11_20_Black"><text:span text:style-name="T7">ka konular</text:span></text:span><text:span text:style-name="PalatinoT_b8_rk11_20_Black"><text:span text:style-name="T8">ı</text:span></text:span><text:span text:style-name="PalatinoT_b8_rk11_20_Black"><text:span text:style-name="T7"> da içerir ku</text:span></text:span><text:span text:style-name="PalatinoT_b8_rk11_20_Black"><text:span text:style-name="T8">ş</text:span></text:span><text:span text:style-name="PalatinoT_b8_rk11_20_Black"><text:span text:style-name="T7">kusuz. Ünlü Amerikal</text:span></text:span><text:span text:style-name="PalatinoT_b8_rk11_20_Black"><text:span text:style-name="T8">ı</text:span></text:span><text:span text:style-name="PalatinoT_b8_rk11_20_Black"><text:span text:style-name="T7"> dilbilimci ve yazar </text:span></text:span><text:span text:style-name="PalatinoT_b8_rk11_20_B_20_Black"><text:span text:style-name="T7">Noam Chomsky</text:span></text:span><text:span text:style-name="PalatinoT_b8_rk11_20_Black"><text:span text:style-name="T7">, Türkçe'ye </text:span></text:span><text:span text:style-name="PalatinoT_b8_rk11_20_I_20_Black"><text:span text:style-name="T7">Medya Gerçe</text:span></text:span><text:span text:style-name="PalatinoT_b8_rk11_20_I_20_Black"><text:span text:style-name="T8">ğ</text:span></text:span><text:span text:style-name="PalatinoT_b8_rk11_20_I_20_Black"><text:span text:style-name="T7">i</text:span></text:span><text:span text:style-name="PalatinoT_b8_rk11_20_Black"><text:span text:style-name="T7"> olarak çevrilen </text:span></text:span><text:span text:style-name="PalatinoT_b8_rk11_20_I_20_Black"><text:span text:style-name="T7">Necessary Illusions: Thought Control in Democratic Societies</text:span></text:span><text:span text:style-name="PalatinoT_b8_rk11_20_Black"><text:span text:style-name="T7"> (Gerekli </text:span></text:span><text:span text:style-name="PalatinoT_b8_rk11_20_Black"><text:span text:style-name="T8">İ</text:span></text:span><text:span text:style-name="PalatinoT_b8_rk11_20_Black"><text:span text:style-name="T7">lüzyonlar: Demokratik Toplumlarda Dü</text:span></text:span><text:span text:style-name="PalatinoT_b8_rk11_20_Black"><text:span text:style-name="T8">ş</text:span></text:span><text:span text:style-name="PalatinoT_b8_rk11_20_Black"><text:span text:style-name="T7">ünce Kontrolü) adl</text:span></text:span><text:span text:style-name="PalatinoT_b8_rk11_20_Black"><text:span text:style-name="T8">ı</text:span></text:span><text:span text:style-name="PalatinoT_b8_rk11_20_Black"><text:span text:style-name="T7"> kitab</text:span></text:span><text:span text:style-name="PalatinoT_b8_rk11_20_Black"><text:span text:style-name="T8">ı</text:span></text:span><text:span text:style-name="PalatinoT_b8_rk11_20_Black"><text:span text:style-name="T7">nda, medyan</text:span></text:span><text:span text:style-name="PalatinoT_b8_rk11_20_Black"><text:span text:style-name="T8">ı</text:span></text:span><text:span text:style-name="PalatinoT_b8_rk11_20_Black"><text:span text:style-name="T7">n güç merkezleri taraf</text:span></text:span><text:span text:style-name="PalatinoT_b8_rk11_20_Black"><text:span text:style-name="T8">ı</text:span></text:span><text:span text:style-name="PalatinoT_b8_rk11_20_Black"><text:span text:style-name="T7">ndan "</text:span></text:span><text:span text:style-name="PalatinoT_b8_rk11_20_B_20_Black"><text:span text:style-name="T7">toplum dü</text:span></text:span><text:span text:style-name="PalatinoT_b8_rk11_20_B_20_Black"><text:span text:style-name="T8">ş</text:span></text:span><text:span text:style-name="PalatinoT_b8_rk11_20_B_20_Black"><text:span text:style-name="T7">üncesini kontrol etmek</text:span></text:span><text:span text:style-name="PalatinoT_b8_rk11_20_Black"><text:span text:style-name="T7">" için kullan</text:span></text:span><text:span text:style-name="PalatinoT_b8_rk11_20_Black"><text:span text:style-name="T8">ı</text:span></text:span><text:span text:style-name="PalatinoT_b8_rk11_20_Black"><text:span text:style-name="T7">lan bir araç oldu</text:span></text:span><text:span text:style-name="PalatinoT_b8_rk11_20_Black"><text:span text:style-name="T8">ğ</text:span></text:span><text:span text:style-name="PalatinoT_b8_rk11_20_Black"><text:span text:style-name="T7">unu detaylar</text:span></text:span><text:span text:style-name="PalatinoT_b8_rk11_20_Black"><text:span text:style-name="T8">ı</text:span></text:span><text:span text:style-name="PalatinoT_b8_rk11_20_Black"><text:span text:style-name="T7">yla anlat</text:span></text:span><text:span text:style-name="PalatinoT_b8_rk11_20_Black"><text:span text:style-name="T8">ı</text:span></text:span><text:span text:style-name="PalatinoT_b8_rk11_20_Black"><text:span text:style-name="T7">r. "Muhalif"li</text:span></text:span><text:span text:style-name="PalatinoT_b8_rk11_20_Black"><text:span text:style-name="T8">ğ</text:span></text:span><text:span text:style-name="PalatinoT_b8_rk11_20_Black"><text:span text:style-name="T7">i ile ünlü yazar</text:span></text:span><text:span text:style-name="PalatinoT_b8_rk11_20_Black"><text:span text:style-name="T8">ı</text:span></text:span><text:span text:style-name="PalatinoT_b8_rk11_20_Black"><text:span text:style-name="T7">n bildirdi</text:span></text:span><text:span text:style-name="PalatinoT_b8_rk11_20_Black"><text:span text:style-name="T8">ğ</text:span></text:span><text:span text:style-name="PalatinoT_b8_rk11_20_Black"><text:span text:style-name="T7">ine göre, ba</text:span></text:span><text:span text:style-name="PalatinoT_b8_rk11_20_Black"><text:span text:style-name="T8">ş</text:span></text:span><text:span text:style-name="PalatinoT_b8_rk11_20_Black"><text:span text:style-name="T7">ta ABD olmak üzere, tüm Bat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 devletler de asl</text:span></text:span><text:span text:style-name="PalatinoT_b8_rk11_20_Black"><text:span text:style-name="T8">ı</text:span></text:span><text:span text:style-name="PalatinoT_b8_rk11_20_Black"><text:span text:style-name="T7">nda Nazi Almanyas</text:span></text:span><text:span text:style-name="PalatinoT_b8_rk11_20_Black"><text:span text:style-name="T8">ı</text:span></text:span><text:span text:style-name="PalatinoT_b8_rk11_20_Black"><text:span text:style-name="T7"> ya da SSCB gibi totaliter birer devlettir (totaliter: Tüm toplumun devleti elinde tutan güçler taraf</text:span></text:span><text:span text:style-name="PalatinoT_b8_rk11_20_Black"><text:span text:style-name="T8">ı</text:span></text:span><text:span text:style-name="PalatinoT_b8_rk11_20_Black"><text:span text:style-name="T7">ndan yönetildi</text:span></text:span><text:span text:style-name="PalatinoT_b8_rk11_20_Black"><text:span text:style-name="T8">ğ</text:span></text:span><text:span text:style-name="PalatinoT_b8_rk11_20_Black"><text:span text:style-name="T7">i, özgürlü</text:span></text:span><text:span text:style-name="PalatinoT_b8_rk11_20_Black"><text:span text:style-name="T8">ğ</text:span></text:span><text:span text:style-name="PalatinoT_b8_rk11_20_Black"><text:span text:style-name="T7">ün olmad</text:span></text:span><text:span text:style-name="PalatinoT_b8_rk11_20_Black"><text:span text:style-name="T8">ığı</text:span></text:span><text:span text:style-name="PalatinoT_b8_rk11_20_Black"><text:span text:style-name="T7">, tüm toplumun devletin resmi ideolojisine itaate mecbur b</text:span></text:span><text:span text:style-name="PalatinoT_b8_rk11_20_Black"><text:span text:style-name="T8">ı</text:span></text:span><text:span text:style-name="PalatinoT_b8_rk11_20_Black"><text:span text:style-name="T7">rak</text:span></text:span><text:span text:style-name="PalatinoT_b8_rk11_20_Black"><text:span text:style-name="T8">ı</text:span></text:span><text:span text:style-name="PalatinoT_b8_rk11_20_Black"><text:span text:style-name="T7">ld</text:span></text:span><text:span text:style-name="PalatinoT_b8_rk11_20_Black"><text:span text:style-name="T8">ığı</text:span></text:span><text:span text:style-name="PalatinoT_b8_rk11_20_Black"><text:span text:style-name="T7"> yönetim düzeni, diktatörlük). ABD'nin (ve di</text:span></text:span><text:span text:style-name="PalatinoT_b8_rk11_20_Black"><text:span text:style-name="T8">ğ</text:span></text:span><text:span text:style-name="PalatinoT_b8_rk11_20_Black"><text:span text:style-name="T7">er Bat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 devletlerin) Nazi Almanyas</text:span></text:span><text:span text:style-name="PalatinoT_b8_rk11_20_Black"><text:span text:style-name="T8">ı</text:span></text:span><text:span text:style-name="PalatinoT_b8_rk11_20_Black"><text:span text:style-name="T7"> ve SSCB gibi "aç</text:span></text:span><text:span text:style-name="PalatinoT_b8_rk11_20_Black"><text:span text:style-name="T8">ı</text:span></text:span><text:span text:style-name="PalatinoT_b8_rk11_20_Black"><text:span text:style-name="T7">k totaliter" devletlerden tek fark</text:span></text:span><text:span text:style-name="PalatinoT_b8_rk11_20_Black"><text:span text:style-name="T8">ı</text:span></text:span><text:span text:style-name="PalatinoT_b8_rk11_20_Black"><text:span text:style-name="T7">, totaliterizmini daha örtülü bir biçimde uygulamas</text:span></text:span><text:span text:style-name="PalatinoT_b8_rk11_20_Black"><text:span text:style-name="T8">ı</text:span></text:span><text:span text:style-name="PalatinoT_b8_rk11_20_Black"><text:span text:style-name="T7">d</text:span></text:span><text:span text:style-name="PalatinoT_b8_rk11_20_Black"><text:span text:style-name="T8">ı</text:span></text:span><text:span text:style-name="PalatinoT_b8_rk11_20_Black"><text:span text:style-name="T7">r. Chomsky'e göre, bu "gizli totaliterizm", halk</text:span></text:span><text:span text:style-name="PalatinoT_b8_rk11_20_Black"><text:span text:style-name="T8">ı</text:span></text:span><text:span text:style-name="PalatinoT_b8_rk11_20_Black"><text:span text:style-name="T7">n dü</text:span></text:span><text:span text:style-name="PalatinoT_b8_rk11_20_Black"><text:span text:style-name="T8">ş</text:span></text:span><text:span text:style-name="PalatinoT_b8_rk11_20_Black"><text:span text:style-name="T7">üncesinin medya yoluyla kontrol edilmesi sayesinde uygulan</text:span></text:span><text:span text:style-name="PalatinoT_b8_rk11_20_Black"><text:span text:style-name="T8">ı</text:span></text:span><text:span text:style-name="PalatinoT_b8_rk11_20_Black"><text:span text:style-name="T7">r. </text:span></text:span></text:p>
      <text:p text:style-name="P15"><text:span text:style-name="PalatinoT_b8_rk11_20_Black"><text:span text:style-name="T7">Örne</text:span></text:span><text:span text:style-name="PalatinoT_b8_rk11_20_Black"><text:span text:style-name="T8">ğ</text:span></text:span><text:span text:style-name="PalatinoT_b8_rk11_20_Black"><text:span text:style-name="T7">in ABD bir ba</text:span></text:span><text:span text:style-name="PalatinoT_b8_rk11_20_Black"><text:span text:style-name="T8">ş</text:span></text:span><text:span text:style-name="PalatinoT_b8_rk11_20_Black"><text:span text:style-name="T7">ka ülkeye müdahale etmek ya da sava</text:span></text:span><text:span text:style-name="PalatinoT_b8_rk11_20_Black"><text:span text:style-name="T8">ş</text:span></text:span><text:span text:style-name="PalatinoT_b8_rk11_20_Black"><text:span text:style-name="T7"> açmak ister. Ancak halk</text:span></text:span><text:span text:style-name="PalatinoT_b8_rk11_20_Black"><text:span text:style-name="T8">ı</text:span></text:span><text:span text:style-name="PalatinoT_b8_rk11_20_Black"><text:span text:style-name="T7">n büyük bölümü buna kar</text:span></text:span><text:span text:style-name="PalatinoT_b8_rk11_20_Black"><text:span text:style-name="T8">şı</text:span></text:span><text:span text:style-name="PalatinoT_b8_rk11_20_Black"><text:span text:style-name="T7">d</text:span></text:span><text:span text:style-name="PalatinoT_b8_rk11_20_Black"><text:span text:style-name="T8">ı</text:span></text:span><text:span text:style-name="PalatinoT_b8_rk11_20_Black"><text:span text:style-name="T7">r. Bu durumda "aç</text:span></text:span><text:span text:style-name="PalatinoT_b8_rk11_20_Black"><text:span text:style-name="T8">ı</text:span></text:span><text:span text:style-name="PalatinoT_b8_rk11_20_Black"><text:span text:style-name="T7">k totaliter" bir devlet, halk</text:span></text:span><text:span text:style-name="PalatinoT_b8_rk11_20_Black"><text:span text:style-name="T8">ı</text:span></text:span><text:span text:style-name="PalatinoT_b8_rk11_20_Black"><text:span text:style-name="T7">n ne dü</text:span></text:span><text:span text:style-name="PalatinoT_b8_rk11_20_Black"><text:span text:style-name="T8">ş</text:span></text:span><text:span text:style-name="PalatinoT_b8_rk11_20_Black"><text:span text:style-name="T7">ündü</text:span></text:span><text:span text:style-name="PalatinoT_b8_rk11_20_Black"><text:span text:style-name="T8">ğ</text:span></text:span><text:span text:style-name="PalatinoT_b8_rk11_20_Black"><text:span text:style-name="T7">ünü umursamaz ve bildi</text:span></text:span><text:span text:style-name="PalatinoT_b8_rk11_20_Black"><text:span text:style-name="T8">ğ</text:span></text:span><text:span text:style-name="PalatinoT_b8_rk11_20_Black"><text:span text:style-name="T7">ini okur. Oysa ABD gibi "gizli totaliter" bir devletin uygulamas</text:span></text:span><text:span text:style-name="PalatinoT_b8_rk11_20_Black"><text:span text:style-name="T8">ı</text:span></text:span><text:span text:style-name="PalatinoT_b8_rk11_20_Black"><text:span text:style-name="T7"> ise daha farkl</text:span></text:span><text:span text:style-name="PalatinoT_b8_rk11_20_Black"><text:span text:style-name="T8">ı</text:span></text:span><text:span text:style-name="PalatinoT_b8_rk11_20_Black"><text:span text:style-name="T7">d</text:span></text:span><text:span text:style-name="PalatinoT_b8_rk11_20_Black"><text:span text:style-name="T8">ı</text:span></text:span><text:span text:style-name="PalatinoT_b8_rk11_20_Black"><text:span text:style-name="T7">r: Önce halk</text:span></text:span><text:span text:style-name="PalatinoT_b8_rk11_20_Black"><text:span text:style-name="T8">ı</text:span></text:span><text:span text:style-name="PalatinoT_b8_rk11_20_Black"><text:span text:style-name="T7">n dü</text:span></text:span><text:span text:style-name="PalatinoT_b8_rk11_20_Black"><text:span text:style-name="T8">ş</text:span></text:span><text:span text:style-name="PalatinoT_b8_rk11_20_Black"><text:span text:style-name="T7">üncesi bu d</text:span></text:span><text:span text:style-name="PalatinoT_b8_rk11_20_Black"><text:span text:style-name="T8">ış</text:span></text:span><text:span text:style-name="PalatinoT_b8_rk11_20_Black"><text:span text:style-name="T7"> müdahaleyi destekleyecek bir biçimde yönlendirilir. Medyan</text:span></text:span><text:span text:style-name="PalatinoT_b8_rk11_20_Black"><text:span text:style-name="T8">ı</text:span></text:span><text:span text:style-name="PalatinoT_b8_rk11_20_Black"><text:span text:style-name="T7">n propagandas</text:span></text:span><text:span text:style-name="PalatinoT_b8_rk11_20_Black"><text:span text:style-name="T8">ı</text:span></text:span><text:span text:style-name="PalatinoT_b8_rk11_20_Black"><text:span text:style-name="T7"> sayesinde halk, fark</text:span></text:span><text:span text:style-name="PalatinoT_b8_rk11_20_Black"><text:span text:style-name="T8">ı</text:span></text:span><text:span text:style-name="PalatinoT_b8_rk11_20_Black"><text:span text:style-name="T7">nda olmadan, hakim güçlerin istediklerine r</text:span></text:span><text:span text:style-name="PalatinoT_b8_rk11_20_Black"><text:span text:style-name="T8">ı</text:span></text:span><text:span text:style-name="PalatinoT_b8_rk11_20_Black"><text:span text:style-name="T7">za gösterecek hale getirilir (Chomsky buna "r</text:span></text:span><text:span text:style-name="PalatinoT_b8_rk11_20_Black"><text:span text:style-name="T8">ı</text:span></text:span><text:span text:style-name="PalatinoT_b8_rk11_20_Black"><text:span text:style-name="T7">za üretme" diyor). Noam Chomksy, Amerikan tarihinde bu yönetimin defalarca kullan</text:span></text:span><text:span text:style-name="PalatinoT_b8_rk11_20_Black"><text:span text:style-name="T8">ı</text:span></text:span><text:span text:style-name="PalatinoT_b8_rk11_20_Black"><text:span text:style-name="T7">ld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, I. Dünya Sava</text:span></text:span><text:span text:style-name="PalatinoT_b8_rk11_20_Black"><text:span text:style-name="T8">şı</text:span></text:span><text:span text:style-name="PalatinoT_b8_rk11_20_Black"><text:span text:style-name="T7">'ndan bu yana, her d</text:span></text:span><text:span text:style-name="PalatinoT_b8_rk11_20_Black"><text:span text:style-name="T8">ış</text:span></text:span><text:span text:style-name="PalatinoT_b8_rk11_20_Black"><text:span text:style-name="T7"> müdahaleden ve sava</text:span></text:span><text:span text:style-name="PalatinoT_b8_rk11_20_Black"><text:span text:style-name="T8">ş</text:span></text:span><text:span text:style-name="PalatinoT_b8_rk11_20_Black"><text:span text:style-name="T7">tan önce bu tür bir "medya yoluyla beyin y</text:span></text:span><text:span text:style-name="PalatinoT_b8_rk11_20_Black"><text:span text:style-name="T8">ı</text:span></text:span><text:span text:style-name="PalatinoT_b8_rk11_20_Black"><text:span text:style-name="T7">kama" program</text:span></text:span><text:span text:style-name="PalatinoT_b8_rk11_20_Black"><text:span text:style-name="T8">ı</text:span></text:span><text:span text:style-name="PalatinoT_b8_rk11_20_Black"><text:span text:style-name="T7"> uyguland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ve halk</text:span></text:span><text:span text:style-name="PalatinoT_b8_rk11_20_Black"><text:span text:style-name="T8">ı</text:span></text:span><text:span text:style-name="PalatinoT_b8_rk11_20_Black"><text:span text:style-name="T7">n r</text:span></text:span><text:span text:style-name="PalatinoT_b8_rk11_20_Black"><text:span text:style-name="T8">ı</text:span></text:span><text:span text:style-name="PalatinoT_b8_rk11_20_Black"><text:span text:style-name="T7">z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istenilen do</text:span></text:span><text:span text:style-name="PalatinoT_b8_rk11_20_Black"><text:span text:style-name="T8">ğ</text:span></text:span><text:span text:style-name="PalatinoT_b8_rk11_20_Black"><text:span text:style-name="T7">rultuda yönlendirildi</text:span></text:span><text:span text:style-name="PalatinoT_b8_rk11_20_Black"><text:span text:style-name="T8">ğ</text:span></text:span><text:span text:style-name="PalatinoT_b8_rk11_20_Black"><text:span text:style-name="T7">ini bildiriyor.</text:span></text:span></text:p>
      <text:p text:style-name="P15"><text:span text:style-name="PalatinoT_b8_rk11_20_Black"><text:span text:style-name="T7">K</text:span></text:span><text:span text:style-name="PalatinoT_b8_rk11_20_Black"><text:span text:style-name="T8">ı</text:span></text:span><text:span text:style-name="PalatinoT_b8_rk11_20_Black"><text:span text:style-name="T7">sacas</text:span></text:span><text:span text:style-name="PalatinoT_b8_rk11_20_Black"><text:span text:style-name="T8">ı</text:span></text:span><text:span text:style-name="PalatinoT_b8_rk11_20_Black"><text:span text:style-name="T7">, "demokratik" etiketini ta</text:span></text:span><text:span text:style-name="PalatinoT_b8_rk11_20_Black"><text:span text:style-name="T8">şı</text:span></text:span><text:span text:style-name="PalatinoT_b8_rk11_20_Black"><text:span text:style-name="T7">yan ülkelerde de, toplumun dü</text:span></text:span><text:span text:style-name="PalatinoT_b8_rk11_20_Black"><text:span text:style-name="T8">ş</text:span></text:span><text:span text:style-name="PalatinoT_b8_rk11_20_Black"><text:span text:style-name="T7">üncesini yönlendiren, toplumu resmi yalanlarla kand</text:span></text:span><text:span text:style-name="PalatinoT_b8_rk11_20_Black"><text:span text:style-name="T8">ı</text:span></text:span><text:span text:style-name="PalatinoT_b8_rk11_20_Black"><text:span text:style-name="T7">ran güçler egemendir. Medya ise, bu güçlerin bir ayg</text:span></text:span><text:span text:style-name="PalatinoT_b8_rk11_20_Black"><text:span text:style-name="T8">ı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 konumundad</text:span></text:span><text:span text:style-name="PalatinoT_b8_rk11_20_Black"><text:span text:style-name="T8">ı</text:span></text:span><text:span text:style-name="PalatinoT_b8_rk11_20_Black"><text:span text:style-name="T7">r. Noam Chomksy, </text:span></text:span><text:span text:style-name="PalatinoT_b8_rk11_20_Black"><text:span text:style-name="T8">ş</text:span></text:span><text:span text:style-name="PalatinoT_b8_rk11_20_Black"><text:span text:style-name="T7">öyle diyor: "</text:span></text:span><text:span text:style-name="PalatinoT_b8_rk11_20_I_20_Black"><text:span text:style-name="T7">Halka sunulan dünya tablosunun gerçeklikle ancak çok uzaktan ba</text:span></text:span><text:span text:style-name="PalatinoT_b8_rk11_20_I_20_Black"><text:span text:style-name="T8">ğ</text:span></text:span><text:span text:style-name="PalatinoT_b8_rk11_20_I_20_Black"><text:span text:style-name="T7">lant</text:span></text:span><text:span text:style-name="PalatinoT_b8_rk11_20_I_20_Black"><text:span text:style-name="T8">ı</text:span></text:span><text:span text:style-name="PalatinoT_b8_rk11_20_I_20_Black"><text:span text:style-name="T7">s</text:span></text:span><text:span text:style-name="PalatinoT_b8_rk11_20_I_20_Black"><text:span text:style-name="T8">ı</text:span></text:span><text:span text:style-name="PalatinoT_b8_rk11_20_I_20_Black"><text:span text:style-name="T7"> vard</text:span></text:span><text:span text:style-name="PalatinoT_b8_rk11_20_I_20_Black"><text:span text:style-name="T8">ı</text:span></text:span><text:span text:style-name="PalatinoT_b8_rk11_20_I_20_Black"><text:span text:style-name="T7">r. Do</text:span></text:span><text:span text:style-name="PalatinoT_b8_rk11_20_I_20_Black"><text:span text:style-name="T8">ğ</text:span></text:span><text:span text:style-name="PalatinoT_b8_rk11_20_I_20_Black"><text:span text:style-name="T7">ru, yalanlardan kurulu binalar</text:span></text:span><text:span text:style-name="PalatinoT_b8_rk11_20_I_20_Black"><text:span text:style-name="T8">ı</text:span></text:span><text:span text:style-name="PalatinoT_b8_rk11_20_I_20_Black"><text:span text:style-name="T7">n alt</text:span></text:span><text:span text:style-name="PalatinoT_b8_rk11_20_I_20_Black"><text:span text:style-name="T8">ı</text:span></text:span><text:span text:style-name="PalatinoT_b8_rk11_20_I_20_Black"><text:span text:style-name="T7">nda gömülüdür</text:span></text:span><text:span text:style-name="PalatinoT_b8_rk11_20_Black"><text:span text:style-name="T7">." </text:span></text:span></text:p>
      <text:p text:style-name="P15"><text:span text:style-name="PalatinoT_b8_rk11_20_Black"><text:span text:style-name="T7">Bu durumda, medyan</text:span></text:span><text:span text:style-name="PalatinoT_b8_rk11_20_Black"><text:span text:style-name="T8">ı</text:span></text:span><text:span text:style-name="PalatinoT_b8_rk11_20_Black"><text:span text:style-name="T7">n bize yapt</text:span></text:span><text:span text:style-name="PalatinoT_b8_rk11_20_Black"><text:span text:style-name="T8">ığı</text:span></text:span><text:span text:style-name="PalatinoT_b8_rk11_20_Black"><text:span text:style-name="T7"> telkinler üzerinde biraz durup dü</text:span></text:span><text:span text:style-name="PalatinoT_b8_rk11_20_Black"><text:span text:style-name="T8">ş</text:span></text:span><text:span text:style-name="PalatinoT_b8_rk11_20_Black"><text:span text:style-name="T7">ünmek gerekmiyor mu sizce?...</text:span></text:span></text:p>
      <text:p text:style-name="P2"/>
      <text:p text:style-name="P10"><text:span text:style-name="FrizQuadrataT_b8_rk14_20_BI_20_Black"><text:span text:style-name="T7">Medya ve din</text:span></text:span></text:p>
      <text:p text:style-name="P16"/>
      <text:p text:style-name="P11"><text:span text:style-name="PalatinoT_b8_rk11_20_Black"><text:span text:style-name="T7">E</text:span></text:span><text:span text:style-name="PalatinoT_b8_rk11_20_Black"><text:span text:style-name="T8">ğ</text:span></text:span><text:span text:style-name="PalatinoT_b8_rk11_20_Black"><text:span text:style-name="T7">er medya, Chomsky'nin anlatt</text:span></text:span><text:span text:style-name="PalatinoT_b8_rk11_20_Black"><text:span text:style-name="T8">ığı</text:span></text:span><text:span text:style-name="PalatinoT_b8_rk11_20_Black"><text:span text:style-name="T7"> gibi, bir "dü</text:span></text:span><text:span text:style-name="PalatinoT_b8_rk11_20_Black"><text:span text:style-name="T8">ş</text:span></text:span><text:span text:style-name="PalatinoT_b8_rk11_20_Black"><text:span text:style-name="T7">ünce kontrol mekanizmas</text:span></text:span><text:span text:style-name="PalatinoT_b8_rk11_20_Black"><text:span text:style-name="T8">ı</text:span></text:span><text:span text:style-name="PalatinoT_b8_rk11_20_Black"><text:span text:style-name="T7">" olarak kullan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yorsa, bu durumda dü</text:span></text:span><text:span text:style-name="PalatinoT_b8_rk11_20_Black"><text:span text:style-name="T8">ş</text:span></text:span><text:span text:style-name="PalatinoT_b8_rk11_20_Black"><text:span text:style-name="T7">ünmemiz gerekiyor: Medya, acaba bizim dü</text:span></text:span><text:span text:style-name="PalatinoT_b8_rk11_20_Black"><text:span text:style-name="T8">ş</text:span></text:span><text:span text:style-name="PalatinoT_b8_rk11_20_Black"><text:span text:style-name="T7">üncemizi de kontrol ediyor mu? Bize de baz</text:span></text:span><text:span text:style-name="PalatinoT_b8_rk11_20_Black"><text:span text:style-name="T8">ı</text:span></text:span><text:span text:style-name="PalatinoT_b8_rk11_20_Black"><text:span text:style-name="T7"> yalanlar</text:span></text:span><text:span text:style-name="PalatinoT_b8_rk11_20_Black"><text:span text:style-name="T8">ı</text:span></text:span><text:span text:style-name="PalatinoT_b8_rk11_20_Black"><text:span text:style-name="T7"> gerçekmi</text:span></text:span><text:span text:style-name="PalatinoT_b8_rk11_20_Black"><text:span text:style-name="T8">ş</text:span></text:span><text:span text:style-name="PalatinoT_b8_rk11_20_Black"><text:span text:style-name="T7"> gibi kabul ettiriyor mu? Bizim de beynimizi y</text:span></text:span><text:span text:style-name="PalatinoT_b8_rk11_20_Black"><text:span text:style-name="T8">ı</text:span></text:span><text:span text:style-name="PalatinoT_b8_rk11_20_Black"><text:span text:style-name="T7">k</text:span></text:span><text:span text:style-name="PalatinoT_b8_rk11_20_Black"><text:span text:style-name="T8">ı</text:span></text:span><text:span text:style-name="PalatinoT_b8_rk11_20_Black"><text:span text:style-name="T7">yor mu?</text:span></text:span></text:p>
      <text:p text:style-name="P11"><text:span text:style-name="PalatinoT_b8_rk11_20_Black"><text:span text:style-name="T7">Chomksy, genellikle medyan</text:span></text:span><text:span text:style-name="PalatinoT_b8_rk11_20_Black"><text:span text:style-name="T8">ı</text:span></text:span><text:span text:style-name="PalatinoT_b8_rk11_20_Black"><text:span text:style-name="T7">n politik konulardaki beyin y</text:span></text:span><text:span text:style-name="PalatinoT_b8_rk11_20_Black"><text:span text:style-name="T8">ı</text:span></text:span><text:span text:style-name="PalatinoT_b8_rk11_20_Black"><text:span text:style-name="T7">kama yöntemlerini anlat</text:span></text:span><text:span text:style-name="PalatinoT_b8_rk11_20_Black"><text:span text:style-name="T8">ı</text:span></text:span><text:span text:style-name="PalatinoT_b8_rk11_20_Black"><text:span text:style-name="T7">yor. Ancak ku</text:span></text:span><text:span text:style-name="PalatinoT_b8_rk11_20_Black"><text:span text:style-name="T8">ş</text:span></text:span><text:span text:style-name="PalatinoT_b8_rk11_20_Black"><text:span text:style-name="T7">kusuz "dü</text:span></text:span><text:span text:style-name="PalatinoT_b8_rk11_20_Black"><text:span text:style-name="T8">ş</text:span></text:span><text:span text:style-name="PalatinoT_b8_rk11_20_Black"><text:span text:style-name="T7">ünce kontrolü" yaln</text:span></text:span><text:span text:style-name="PalatinoT_b8_rk11_20_Black"><text:span text:style-name="T8">ı</text:span></text:span><text:span text:style-name="PalatinoT_b8_rk11_20_Black"><text:span text:style-name="T7">zca politik konularla 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rl</text:span></text:span><text:span text:style-name="PalatinoT_b8_rk11_20_Black"><text:span text:style-name="T8">ı</text:span></text:span><text:span text:style-name="PalatinoT_b8_rk11_20_Black"><text:span text:style-name="T7"> kalamaz. Çünkü Bat</text:span></text:span><text:span text:style-name="PalatinoT_b8_rk11_20_Black"><text:span text:style-name="T8">ı</text:span></text:span><text:span text:style-name="PalatinoT_b8_rk11_20_Black"><text:span text:style-name="T7"> dünyas</text:span></text:span><text:span text:style-name="PalatinoT_b8_rk11_20_Black"><text:span text:style-name="T8">ı</text:span></text:span><text:span text:style-name="PalatinoT_b8_rk11_20_Black"><text:span text:style-name="T7">ndaki hakim güçler, önceki sayfalarda da belirtti</text:span></text:span><text:span text:style-name="PalatinoT_b8_rk11_20_Black"><text:span text:style-name="T8">ğ</text:span></text:span><text:span text:style-name="PalatinoT_b8_rk11_20_Black"><text:span text:style-name="T7">imiz gibi, yaln</text:span></text:span><text:span text:style-name="PalatinoT_b8_rk11_20_Black"><text:span text:style-name="T8">ı</text:span></text:span><text:span text:style-name="PalatinoT_b8_rk11_20_Black"><text:span text:style-name="T7">zca politik bir sistemi de</text:span></text:span><text:span text:style-name="PalatinoT_b8_rk11_20_Black"><text:span text:style-name="T8">ğ</text:span></text:span><text:span text:style-name="PalatinoT_b8_rk11_20_Black"><text:span text:style-name="T7">il, ayn</text:span></text:span><text:span text:style-name="PalatinoT_b8_rk11_20_Black"><text:span text:style-name="T8">ı</text:span></text:span><text:span text:style-name="PalatinoT_b8_rk11_20_Black"><text:span text:style-name="T7"> zamanda da bu sistemi ayakta tutan belirli bir dünya görü</text:span></text:span><text:span text:style-name="PalatinoT_b8_rk11_20_Black"><text:span text:style-name="T8">ş</text:span></text:span><text:span text:style-name="PalatinoT_b8_rk11_20_Black"><text:span text:style-name="T7">ünü temsil etmektedirler. Bu güçler, dini otoriteyi ortadan kald</text:span></text:span><text:span text:style-name="PalatinoT_b8_rk11_20_Black"><text:span text:style-name="T8">ı</text:span></text:span><text:span text:style-name="PalatinoT_b8_rk11_20_Black"><text:span text:style-name="T7">rarak iktidara oturmu</text:span></text:span><text:span text:style-name="PalatinoT_b8_rk11_20_Black"><text:span text:style-name="T8">ş</text:span></text:span><text:span text:style-name="PalatinoT_b8_rk11_20_Black"><text:span text:style-name="T7">lard</text:span></text:span><text:span text:style-name="PalatinoT_b8_rk11_20_Black"><text:span text:style-name="T8">ı</text:span></text:span><text:span text:style-name="PalatinoT_b8_rk11_20_Black"><text:span text:style-name="T7">r ve en büyük özellikleri de din-d</text:span></text:span><text:span text:style-name="PalatinoT_b8_rk11_20_Black"><text:span text:style-name="T8">ışı</text:span></text:span><text:span text:style-name="PalatinoT_b8_rk11_20_Black"><text:span text:style-name="T7"> bir dünya anlay</text:span></text:span><text:span text:style-name="PalatinoT_b8_rk11_20_Black"><text:span text:style-name="T8">ı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savunmalar</text:span></text:span><text:span text:style-name="PalatinoT_b8_rk11_20_Black"><text:span text:style-name="T8">ı</text:span></text:span><text:span text:style-name="PalatinoT_b8_rk11_20_Black"><text:span text:style-name="T7">d</text:span></text:span><text:span text:style-name="PalatinoT_b8_rk11_20_Black"><text:span text:style-name="T8">ı</text:span></text:span><text:span text:style-name="PalatinoT_b8_rk11_20_Black"><text:span text:style-name="T7">r. </text:span></text:span><text:span text:style-name="PalatinoT_b8_rk11_20_Black"><text:span text:style-name="T8">İ</text:span></text:span><text:span text:style-name="PalatinoT_b8_rk11_20_Black"><text:span text:style-name="T7">ktidarda kalmalar</text:span></text:span><text:span text:style-name="PalatinoT_b8_rk11_20_Black"><text:span text:style-name="T8">ı</text:span></text:span><text:span text:style-name="PalatinoT_b8_rk11_20_Black"><text:span text:style-name="T7"> da, din-d</text:span></text:span><text:span text:style-name="PalatinoT_b8_rk11_20_Black"><text:span text:style-name="T8">ışı</text:span></text:span><text:span text:style-name="PalatinoT_b8_rk11_20_Black"><text:span text:style-name="T7"> dünya anlay</text:span></text:span><text:span text:style-name="PalatinoT_b8_rk11_20_Black"><text:span text:style-name="T8">ı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kabul görmesine ba</text:span></text:span><text:span text:style-name="PalatinoT_b8_rk11_20_Black"><text:span text:style-name="T8">ğ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d</text:span></text:span><text:span text:style-name="PalatinoT_b8_rk11_20_Black"><text:span text:style-name="T8">ı</text:span></text:span><text:span text:style-name="PalatinoT_b8_rk11_20_Black"><text:span text:style-name="T7">r. Dinin, daha önceleri oldu</text:span></text:span><text:span text:style-name="PalatinoT_b8_rk11_20_Black"><text:span text:style-name="T8">ğ</text:span></text:span><text:span text:style-name="PalatinoT_b8_rk11_20_Black"><text:span text:style-name="T7">u gibi, toplu bir kabul görmesi ve tek me</text:span></text:span><text:span text:style-name="PalatinoT_b8_rk11_20_Black"><text:span text:style-name="T8">ş</text:span></text:span><text:span text:style-name="PalatinoT_b8_rk11_20_Black"><text:span text:style-name="T7">ruiyet kayna</text:span></text:span><text:span text:style-name="PalatinoT_b8_rk11_20_Black"><text:span text:style-name="T8">ğı</text:span></text:span><text:span text:style-name="PalatinoT_b8_rk11_20_Black"><text:span text:style-name="T7"> olarak kabul edilmesi, bu güç odaklar</text:span></text:span><text:span text:style-name="PalatinoT_b8_rk11_20_Black"><text:span text:style-name="T8">ı</text:span></text:span><text:span text:style-name="PalatinoT_b8_rk11_20_Black"><text:span text:style-name="T7"> için kabul edilemez bir durumdur. Ve bu nedenle de Bat</text:span></text:span><text:span text:style-name="PalatinoT_b8_rk11_20_Black"><text:span text:style-name="T8">ı</text:span></text:span><text:span text:style-name="PalatinoT_b8_rk11_20_Black"><text:span text:style-name="T7"> düny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Masonluk ile sembolle</text:span></text:span><text:span text:style-name="PalatinoT_b8_rk11_20_Black"><text:span text:style-name="T8">ş</text:span></text:span><text:span text:style-name="PalatinoT_b8_rk11_20_Black"><text:span text:style-name="T7">en hakim güçleri, kurduklar</text:span></text:span><text:span text:style-name="PalatinoT_b8_rk11_20_Black"><text:span text:style-name="T8">ı</text:span></text:span><text:span text:style-name="PalatinoT_b8_rk11_20_Black"><text:span text:style-name="T7"> düzene kar</text:span></text:span><text:span text:style-name="PalatinoT_b8_rk11_20_Black"><text:span text:style-name="T8">şı</text:span></text:span><text:span text:style-name="PalatinoT_b8_rk11_20_Black"><text:span text:style-name="T7"> en büyük tehlike olarak dini görmektedirler. (Nitekim Chomksy, ABD'de "dü</text:span></text:span><text:span text:style-name="PalatinoT_b8_rk11_20_Black"><text:span text:style-name="T8">ş</text:span></text:span><text:span text:style-name="PalatinoT_b8_rk11_20_Black"><text:span text:style-name="T7">ünce kontrolü" yapan ve "i</text:span></text:span><text:span text:style-name="PalatinoT_b8_rk11_20_Black"><text:span text:style-name="T8">ş</text:span></text:span><text:span text:style-name="PalatinoT_b8_rk11_20_Black"><text:span text:style-name="T7"> dünyas</text:span></text:span><text:span text:style-name="PalatinoT_b8_rk11_20_Black"><text:span text:style-name="T8">ı</text:span></text:span><text:span text:style-name="PalatinoT_b8_rk11_20_Black"><text:span text:style-name="T7">"n</text:span></text:span><text:span text:style-name="PalatinoT_b8_rk11_20_Black"><text:span text:style-name="T8">ı</text:span></text:span><text:span text:style-name="PalatinoT_b8_rk11_20_Black"><text:span text:style-name="T7">n kontrolünde bulunan sisteme kar</text:span></text:span><text:span text:style-name="PalatinoT_b8_rk11_20_Black"><text:span text:style-name="T8">şı</text:span></text:span><text:span text:style-name="PalatinoT_b8_rk11_20_Black"><text:span text:style-name="T7"> en büyük muhalefetin Kilise'den geldi</text:span></text:span><text:span text:style-name="PalatinoT_b8_rk11_20_Black"><text:span text:style-name="T8">ğ</text:span></text:span><text:span text:style-name="PalatinoT_b8_rk11_20_Black"><text:span text:style-name="T7">ini vurguluyor. Hak dinden sapm</text:span></text:span><text:span text:style-name="PalatinoT_b8_rk11_20_Black"><text:span text:style-name="T8">ış</text:span></text:span><text:span text:style-name="PalatinoT_b8_rk11_20_Black"><text:span text:style-name="T7"> olsa, yine de inkara kar</text:span></text:span><text:span text:style-name="PalatinoT_b8_rk11_20_Black"><text:span text:style-name="T8">şı</text:span></text:span><text:span text:style-name="PalatinoT_b8_rk11_20_Black"><text:span text:style-name="T7"> dini temsil eden Kilise, do</text:span></text:span><text:span text:style-name="PalatinoT_b8_rk11_20_Black"><text:span text:style-name="T8">ğ</text:span></text:span><text:span text:style-name="PalatinoT_b8_rk11_20_Black"><text:span text:style-name="T7">al olarak totaliter sistemi yöneten din-d</text:span></text:span><text:span text:style-name="PalatinoT_b8_rk11_20_Black"><text:span text:style-name="T8">ışı</text:span></text:span><text:span text:style-name="PalatinoT_b8_rk11_20_Black"><text:span text:style-name="T7"> güçlere kar</text:span></text:span><text:span text:style-name="PalatinoT_b8_rk11_20_Black"><text:span text:style-name="T8">şı</text:span></text:span><text:span text:style-name="PalatinoT_b8_rk11_20_Black"><text:span text:style-name="T7"> en önemli muhalefettir.)</text:span></text:span></text:p>
      <text:p text:style-name="P11"><text:soft-page-break/><text:span text:style-name="PalatinoT_b8_rk11_20_Black"><text:span text:style-name="T7">Ve ku</text:span></text:span><text:span text:style-name="PalatinoT_b8_rk11_20_Black"><text:span text:style-name="T8">ş</text:span></text:span><text:span text:style-name="PalatinoT_b8_rk11_20_Black"><text:span text:style-name="T7">kusuz sözkonusu din-d</text:span></text:span><text:span text:style-name="PalatinoT_b8_rk11_20_Black"><text:span text:style-name="T8">ışı</text:span></text:span><text:span text:style-name="PalatinoT_b8_rk11_20_Black"><text:span text:style-name="T7"> güçlerin en büyük dü</text:span></text:span><text:span text:style-name="PalatinoT_b8_rk11_20_Black"><text:span text:style-name="T8">ş</text:span></text:span><text:span text:style-name="PalatinoT_b8_rk11_20_Black"><text:span text:style-name="T7">man</text:span></text:span><text:span text:style-name="PalatinoT_b8_rk11_20_Black"><text:span text:style-name="T8">ı</text:span></text:span><text:span text:style-name="PalatinoT_b8_rk11_20_Black"><text:span text:style-name="T7"> </text:span></text:span><text:span text:style-name="PalatinoT_b8_rk11_20_Black"><text:span text:style-name="T8">İ</text:span></text:span><text:span text:style-name="PalatinoT_b8_rk11_20_Black"><text:span text:style-name="T7">slam'd</text:span></text:span><text:span text:style-name="PalatinoT_b8_rk11_20_Black"><text:span text:style-name="T8">ı</text:span></text:span><text:span text:style-name="PalatinoT_b8_rk11_20_Black"><text:span text:style-name="T7">r. Çünkü Hak Dini, Allah'</text:span></text:span><text:span text:style-name="PalatinoT_b8_rk11_20_Black"><text:span text:style-name="T8">ı</text:span></text:span><text:span text:style-name="PalatinoT_b8_rk11_20_Black"><text:span text:style-name="T7">n gerçek dinini tavizsiz bir biçimde savunan </text:span></text:span><text:span text:style-name="PalatinoT_b8_rk11_20_Black"><text:span text:style-name="T8">İ</text:span></text:span><text:span text:style-name="PalatinoT_b8_rk11_20_Black"><text:span text:style-name="T7">slam, sözkonusu güçlerin adaletsizlik, haks</text:span></text:span><text:span text:style-name="PalatinoT_b8_rk11_20_Black"><text:span text:style-name="T8">ı</text:span></text:span><text:span text:style-name="PalatinoT_b8_rk11_20_Black"><text:span text:style-name="T7">zl</text:span></text:span><text:span text:style-name="PalatinoT_b8_rk11_20_Black"><text:span text:style-name="T8">ı</text:span></text:span><text:span text:style-name="PalatinoT_b8_rk11_20_Black"><text:span text:style-name="T7">k ve zulüm üzerine kurmu</text:span></text:span><text:span text:style-name="PalatinoT_b8_rk11_20_Black"><text:span text:style-name="T8">ş</text:span></text:span><text:span text:style-name="PalatinoT_b8_rk11_20_Black"><text:span text:style-name="T7"> olduklar</text:span></text:span><text:span text:style-name="PalatinoT_b8_rk11_20_Black"><text:span text:style-name="T8">ı</text:span></text:span><text:span text:style-name="PalatinoT_b8_rk11_20_Black"><text:span text:style-name="T7"> sisteme tümüyle muhaliftir. </text:span></text:span></text:p>
      <text:p text:style-name="P11"><text:span text:style-name="PalatinoT_b8_rk11_20_Black"><text:span text:style-name="T7">Bu nedenle de, masonluk ile sembolle</text:span></text:span><text:span text:style-name="PalatinoT_b8_rk11_20_Black"><text:span text:style-name="T8">ş</text:span></text:span><text:span text:style-name="PalatinoT_b8_rk11_20_Black"><text:span text:style-name="T7">en din-d</text:span></text:span><text:span text:style-name="PalatinoT_b8_rk11_20_Black"><text:span text:style-name="T8">ışı</text:span></text:span><text:span text:style-name="PalatinoT_b8_rk11_20_Black"><text:span text:style-name="T7"> güçler, ellerindeki medya silah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yo</text:span></text:span><text:span text:style-name="PalatinoT_b8_rk11_20_Black"><text:span text:style-name="T8">ğ</text:span></text:span><text:span text:style-name="PalatinoT_b8_rk11_20_Black"><text:span text:style-name="T7">un olarak </text:span></text:span><text:span text:style-name="PalatinoT_b8_rk11_20_Black"><text:span text:style-name="T8">İ</text:span></text:span><text:span text:style-name="PalatinoT_b8_rk11_20_Black"><text:span text:style-name="T7">slam'a ve müslümanlara kar</text:span></text:span><text:span text:style-name="PalatinoT_b8_rk11_20_Black"><text:span text:style-name="T8">şı</text:span></text:span><text:span text:style-name="PalatinoT_b8_rk11_20_Black"><text:span text:style-name="T7"> kullanmaktad</text:span></text:span><text:span text:style-name="PalatinoT_b8_rk11_20_Black"><text:span text:style-name="T8">ı</text:span></text:span><text:span text:style-name="PalatinoT_b8_rk11_20_Black"><text:span text:style-name="T7">rlar. Sözkonusu medya, sürekli olarak toplumu </text:span></text:span><text:span text:style-name="PalatinoT_b8_rk11_20_Black"><text:span text:style-name="T8">İ</text:span></text:span><text:span text:style-name="PalatinoT_b8_rk11_20_Black"><text:span text:style-name="T7">slam'dan so</text:span></text:span><text:span text:style-name="PalatinoT_b8_rk11_20_Black"><text:span text:style-name="T8">ğ</text:span></text:span><text:span text:style-name="PalatinoT_b8_rk11_20_Black"><text:span text:style-name="T7">utmaya ve müslümanlar</text:span></text:span><text:span text:style-name="PalatinoT_b8_rk11_20_Black"><text:span text:style-name="T8">ı</text:span></text:span><text:span text:style-name="PalatinoT_b8_rk11_20_Black"><text:span text:style-name="T7"> karalamaya yönelik sistemli bir propaganda yürütür. Bu propaganda kimi zaman aç</text:span></text:span><text:span text:style-name="PalatinoT_b8_rk11_20_Black"><text:span text:style-name="T8">ı</text:span></text:span><text:span text:style-name="PalatinoT_b8_rk11_20_Black"><text:span text:style-name="T7">kça yürütülür, kimi zaman da Noam Chomsky'nin de dikkat çekti</text:span></text:span><text:span text:style-name="PalatinoT_b8_rk11_20_Black"><text:span text:style-name="T8">ğ</text:span></text:span><text:span text:style-name="PalatinoT_b8_rk11_20_Black"><text:span text:style-name="T7">i gibi, bilinçalt</text:span></text:span><text:span text:style-name="PalatinoT_b8_rk11_20_Black"><text:span text:style-name="T8">ı</text:span></text:span><text:span text:style-name="PalatinoT_b8_rk11_20_Black"><text:span text:style-name="T7">na seslenen örtülü bir yöntemle uygulan</text:span></text:span><text:span text:style-name="PalatinoT_b8_rk11_20_Black"><text:span text:style-name="T8">ı</text:span></text:span><text:span text:style-name="PalatinoT_b8_rk11_20_Black"><text:span text:style-name="T7">r. </text:span></text:span></text:p>
      <text:p text:style-name="P11"><text:span text:style-name="PalatinoT_b8_rk11_20_Black"><text:span text:style-name="T7">Baz</text:span></text:span><text:span text:style-name="PalatinoT_b8_rk11_20_Black"><text:span text:style-name="T8">ı</text:span></text:span><text:span text:style-name="PalatinoT_b8_rk11_20_Black"><text:span text:style-name="T7"> büyük bas</text:span></text:span><text:span text:style-name="PalatinoT_b8_rk11_20_Black"><text:span text:style-name="T8">ı</text:span></text:span><text:span text:style-name="PalatinoT_b8_rk11_20_Black"><text:span text:style-name="T7">n-yay</text:span></text:span><text:span text:style-name="PalatinoT_b8_rk11_20_Black"><text:span text:style-name="T8">ı</text:span></text:span><text:span text:style-name="PalatinoT_b8_rk11_20_Black"><text:span text:style-name="T7">n organ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</text:span></text:span><text:span text:style-name="PalatinoT_b8_rk11_20_Black"><text:span text:style-name="T8">İ</text:span></text:span><text:span text:style-name="PalatinoT_b8_rk11_20_Black"><text:span text:style-name="T7">slam'dan ve müslümanlardan söz ederken, </text:span></text:span><text:span text:style-name="PalatinoT_b8_rk11_20_Black"><text:span text:style-name="T8">ı</text:span></text:span><text:span text:style-name="PalatinoT_b8_rk11_20_Black"><text:span text:style-name="T7">srarl</text:span></text:span><text:span text:style-name="PalatinoT_b8_rk11_20_Black"><text:span text:style-name="T8">ı</text:span></text:span><text:span text:style-name="PalatinoT_b8_rk11_20_Black"><text:span text:style-name="T7"> bir </text:span></text:span><text:span text:style-name="PalatinoT_b8_rk11_20_Black"><text:span text:style-name="T8">ş</text:span></text:span><text:span text:style-name="PalatinoT_b8_rk11_20_Black"><text:span text:style-name="T7">ekilde, iç karart</text:span></text:span><text:span text:style-name="PalatinoT_b8_rk11_20_Black"><text:span text:style-name="T8">ı</text:span></text:span><text:span text:style-name="PalatinoT_b8_rk11_20_Black"><text:span text:style-name="T7">c</text:span></text:span><text:span text:style-name="PalatinoT_b8_rk11_20_Black"><text:span text:style-name="T8">ı</text:span></text:span><text:span text:style-name="PalatinoT_b8_rk11_20_Black"><text:span text:style-name="T7">, itici görüntüler ve foto</text:span></text:span><text:span text:style-name="PalatinoT_b8_rk11_20_Black"><text:span text:style-name="T8">ğ</text:span></text:span><text:span text:style-name="PalatinoT_b8_rk11_20_Black"><text:span text:style-name="T7">raflar kulland</text:span></text:span><text:span text:style-name="PalatinoT_b8_rk11_20_Black"><text:span text:style-name="T8">ığı</text:span></text:span><text:span text:style-name="PalatinoT_b8_rk11_20_Black"><text:span text:style-name="T7"> hiç dikkatinizi çekti mi? Bu </text:span></text:span><text:span text:style-name="PalatinoT_b8_rk11_20_Black"><text:span text:style-name="T8">ş</text:span></text:span><text:span text:style-name="PalatinoT_b8_rk11_20_Black"><text:span text:style-name="T7">ekilde bilinçalt</text:span></text:span><text:span text:style-name="PalatinoT_b8_rk11_20_Black"><text:span text:style-name="T8">ı</text:span></text:span><text:span text:style-name="PalatinoT_b8_rk11_20_Black"><text:span text:style-name="T7">na, "müslüman olursan</text:span></text:span><text:span text:style-name="PalatinoT_b8_rk11_20_Black"><text:span text:style-name="T8">ı</text:span></text:span><text:span text:style-name="PalatinoT_b8_rk11_20_Black"><text:span text:style-name="T7">z, geri kalm</text:span></text:span><text:span text:style-name="PalatinoT_b8_rk11_20_Black"><text:span text:style-name="T8">ış</text:span></text:span><text:span text:style-name="PalatinoT_b8_rk11_20_Black"><text:span text:style-name="T7">, bunalt</text:span></text:span><text:span text:style-name="PalatinoT_b8_rk11_20_Black"><text:span text:style-name="T8">ı</text:span></text:span><text:span text:style-name="PalatinoT_b8_rk11_20_Black"><text:span text:style-name="T7">c</text:span></text:span><text:span text:style-name="PalatinoT_b8_rk11_20_Black"><text:span text:style-name="T8">ı</text:span></text:span><text:span text:style-name="PalatinoT_b8_rk11_20_Black"><text:span text:style-name="T7">, köhne, hatta medeniyetsiz bir ya</text:span></text:span><text:span text:style-name="PalatinoT_b8_rk11_20_Black"><text:span text:style-name="T8">ş</text:span></text:span><text:span text:style-name="PalatinoT_b8_rk11_20_Black"><text:span text:style-name="T7">am tarz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seçmi</text:span></text:span><text:span text:style-name="PalatinoT_b8_rk11_20_Black"><text:span text:style-name="T8">ş</text:span></text:span><text:span text:style-name="PalatinoT_b8_rk11_20_Black"><text:span text:style-name="T7"> olursunuz" telkininin verildi</text:span></text:span><text:span text:style-name="PalatinoT_b8_rk11_20_Black"><text:span text:style-name="T8">ğ</text:span></text:span><text:span text:style-name="PalatinoT_b8_rk11_20_Black"><text:span text:style-name="T7">ini hissettiniz mi?</text:span></text:span></text:p>
      <text:p text:style-name="P11"><text:span text:style-name="PalatinoT_b8_rk11_20_Black"><text:span text:style-name="T7">Ya da yine sözkonusu büyük medya kurulu</text:span></text:span><text:span text:style-name="PalatinoT_b8_rk11_20_Black"><text:span text:style-name="T8">ş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neden sürekli müslümanlar hakk</text:span></text:span><text:span text:style-name="PalatinoT_b8_rk11_20_Black"><text:span text:style-name="T8">ı</text:span></text:span><text:span text:style-name="PalatinoT_b8_rk11_20_Black"><text:span text:style-name="T7">nda aç</text:span></text:span><text:span text:style-name="PalatinoT_b8_rk11_20_Black"><text:span text:style-name="T8">ı</text:span></text:span><text:span text:style-name="PalatinoT_b8_rk11_20_Black"><text:span text:style-name="T7">k arad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, aç</text:span></text:span><text:span text:style-name="PalatinoT_b8_rk11_20_Black"><text:span text:style-name="T8">ı</text:span></text:span><text:span text:style-name="PalatinoT_b8_rk11_20_Black"><text:span text:style-name="T7">k bulamad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nda iftira yöntemine ba</text:span></text:span><text:span text:style-name="PalatinoT_b8_rk11_20_Black"><text:span text:style-name="T8">ş</text:span></text:span><text:span text:style-name="PalatinoT_b8_rk11_20_Black"><text:span text:style-name="T7">vurduk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ve bir müslüman</text:span></text:span><text:span text:style-name="PalatinoT_b8_rk11_20_Black"><text:span text:style-name="T8">ı</text:span></text:span><text:span text:style-name="PalatinoT_b8_rk11_20_Black"><text:span text:style-name="T7">n hat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bütün müslümanlara, hatta </text:span></text:span><text:span text:style-name="PalatinoT_b8_rk11_20_Black"><text:span text:style-name="T8">İ</text:span></text:span><text:span text:style-name="PalatinoT_b8_rk11_20_Black"><text:span text:style-name="T7">slam'</text:span></text:span><text:span text:style-name="PalatinoT_b8_rk11_20_Black"><text:span text:style-name="T8">ı</text:span></text:span><text:span text:style-name="PalatinoT_b8_rk11_20_Black"><text:span text:style-name="T7">n kendisine fatura etmeye kalkt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dü</text:span></text:span><text:span text:style-name="PalatinoT_b8_rk11_20_Black"><text:span text:style-name="T8">ş</text:span></text:span><text:span text:style-name="PalatinoT_b8_rk11_20_Black"><text:span text:style-name="T7">ündünüz mü?</text:span></text:span></text:p>
      <text:p text:style-name="P11"><text:span text:style-name="PalatinoT_b8_rk11_20_Black"><text:span text:style-name="T7">Bunlar, din-d</text:span></text:span><text:span text:style-name="PalatinoT_b8_rk11_20_Black"><text:span text:style-name="T8">ışı</text:span></text:span><text:span text:style-name="PalatinoT_b8_rk11_20_Black"><text:span text:style-name="T7"> güç odak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denetimindeki baz</text:span></text:span><text:span text:style-name="PalatinoT_b8_rk11_20_Black"><text:span text:style-name="T8">ı</text:span></text:span><text:span text:style-name="PalatinoT_b8_rk11_20_Black"><text:span text:style-name="T7"> medya kurulu</text:span></text:span><text:span text:style-name="PalatinoT_b8_rk11_20_Black"><text:span text:style-name="T8">ş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</text:span></text:span><text:span text:style-name="PalatinoT_b8_rk11_20_Black"><text:span text:style-name="T8">İ</text:span></text:span><text:span text:style-name="PalatinoT_b8_rk11_20_Black"><text:span text:style-name="T7">slam ve müslümanlar aleyhinde kulland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 yöntemlerdir. Sözkonusu güçler, bu ucuz yöntemlerle, müslümanlar</text:span></text:span><text:span text:style-name="PalatinoT_b8_rk11_20_Black"><text:span text:style-name="T8">ı</text:span></text:span><text:span text:style-name="PalatinoT_b8_rk11_20_Black"><text:span text:style-name="T7">n güçlenmesine ve </text:span></text:span><text:span text:style-name="PalatinoT_b8_rk11_20_Black"><text:span text:style-name="T8">İ</text:span></text:span><text:span text:style-name="PalatinoT_b8_rk11_20_Black"><text:span text:style-name="T7">slam'</text:span></text:span><text:span text:style-name="PalatinoT_b8_rk11_20_Black"><text:span text:style-name="T8">ı</text:span></text:span><text:span text:style-name="PalatinoT_b8_rk11_20_Black"><text:span text:style-name="T7">n toplumda kabul görmesine engel olacak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dü</text:span></text:span><text:span text:style-name="PalatinoT_b8_rk11_20_Black"><text:span text:style-name="T8">ş</text:span></text:span><text:span text:style-name="PalatinoT_b8_rk11_20_Black"><text:span text:style-name="T7">ünmektedirler. Çünkü kurduklar</text:span></text:span><text:span text:style-name="PalatinoT_b8_rk11_20_Black"><text:span text:style-name="T8">ı</text:span></text:span><text:span text:style-name="PalatinoT_b8_rk11_20_Black"><text:span text:style-name="T7"> din-d</text:span></text:span><text:span text:style-name="PalatinoT_b8_rk11_20_Black"><text:span text:style-name="T8">ışı</text:span></text:span><text:span text:style-name="PalatinoT_b8_rk11_20_Black"><text:span text:style-name="T7"> düzen, ancak bu </text:span></text:span><text:span text:style-name="PalatinoT_b8_rk11_20_Black"><text:span text:style-name="T8">ş</text:span></text:span><text:span text:style-name="PalatinoT_b8_rk11_20_Black"><text:span text:style-name="T7">ekilde ayakta kalabilir.</text:span></text:span></text:p>
      <text:p text:style-name="P11"><text:span text:style-name="PalatinoT_b8_rk11_20_Black"><text:span text:style-name="T7">Ancak toplumu dinden uzak tutabilmek, "</text:span></text:span><text:span text:style-name="PalatinoT_b8_rk11_20_I_20_Black"><text:span text:style-name="T7">gece ve gündüz hileli düzenler (kurup)</text:span></text:span><text:span text:style-name="PalatinoT_b8_rk11_20_Black"><text:span text:style-name="T7">" onlar</text:span></text:span><text:span text:style-name="PalatinoT_b8_rk11_20_Black"><text:span text:style-name="T8">ı</text:span></text:span><text:span text:style-name="PalatinoT_b8_rk11_20_Black"><text:span text:style-name="T7">n "</text:span></text:span><text:span text:style-name="PalatinoT_b8_rk11_20_I_20_Black"><text:span text:style-name="T7">Allah'</text:span></text:span><text:span text:style-name="PalatinoT_b8_rk11_20_I_20_Black"><text:span text:style-name="T8">ı</text:span></text:span><text:span text:style-name="PalatinoT_b8_rk11_20_I_20_Black"><text:span text:style-name="T7"> inkar etmelerini ve O'na e</text:span></text:span><text:span text:style-name="PalatinoT_b8_rk11_20_I_20_Black"><text:span text:style-name="T8">ş</text:span></text:span><text:span text:style-name="PalatinoT_b8_rk11_20_I_20_Black"><text:span text:style-name="T7">ler ko</text:span></text:span><text:span text:style-name="PalatinoT_b8_rk11_20_I_20_Black"><text:span text:style-name="T8">ş</text:span></text:span><text:span text:style-name="PalatinoT_b8_rk11_20_I_20_Black"><text:span text:style-name="T7">malar</text:span></text:span><text:span text:style-name="PalatinoT_b8_rk11_20_I_20_Black"><text:span text:style-name="T8">ı</text:span></text:span><text:span text:style-name="PalatinoT_b8_rk11_20_I_20_Black"><text:span text:style-name="T7">n</text:span></text:span><text:span text:style-name="PalatinoT_b8_rk11_20_I_20_Black"><text:span text:style-name="T8">ı</text:span></text:span><text:span text:style-name="PalatinoT_b8_rk11_20_Black"><text:span text:style-name="T7">.." (Sebe, 33) emretmek, yaln</text:span></text:span><text:span text:style-name="PalatinoT_b8_rk11_20_Black"><text:span text:style-name="T8">ı</text:span></text:span><text:span text:style-name="PalatinoT_b8_rk11_20_Black"><text:span text:style-name="T7">zca dini ve dindarlar</text:span></text:span><text:span text:style-name="PalatinoT_b8_rk11_20_Black"><text:span text:style-name="T8">ı</text:span></text:span><text:span text:style-name="PalatinoT_b8_rk11_20_Black"><text:span text:style-name="T7"> karalamakla gerçekle</text:span></text:span><text:span text:style-name="PalatinoT_b8_rk11_20_Black"><text:span text:style-name="T8">ş</text:span></text:span><text:span text:style-name="PalatinoT_b8_rk11_20_Black"><text:span text:style-name="T7">tirilemez. Bunun yap</text:span></text:span><text:span text:style-name="PalatinoT_b8_rk11_20_Black"><text:span text:style-name="T8">ı</text:span></text:span><text:span text:style-name="PalatinoT_b8_rk11_20_Black"><text:span text:style-name="T7">labilmesi için, (aralar</text:span></text:span><text:span text:style-name="PalatinoT_b8_rk11_20_Black"><text:span text:style-name="T8">ı</text:span></text:span><text:span text:style-name="PalatinoT_b8_rk11_20_Black"><text:span text:style-name="T7">nda Evrim'in de önemli bir yer tuttu</text:span></text:span><text:span text:style-name="PalatinoT_b8_rk11_20_Black"><text:span text:style-name="T8">ğ</text:span></text:span><text:span text:style-name="PalatinoT_b8_rk11_20_Black"><text:span text:style-name="T7">u) dine kar</text:span></text:span><text:span text:style-name="PalatinoT_b8_rk11_20_Black"><text:span text:style-name="T8">şı</text:span></text:span><text:span text:style-name="PalatinoT_b8_rk11_20_Black"><text:span text:style-name="T7"> alternatif inanç ve dü</text:span></text:span><text:span text:style-name="PalatinoT_b8_rk11_20_Black"><text:span text:style-name="T8">ş</text:span></text:span><text:span text:style-name="PalatinoT_b8_rk11_20_Black"><text:span text:style-name="T7">üncelerin de sürekli olarak gündemde tutulmas</text:span></text:span><text:span text:style-name="PalatinoT_b8_rk11_20_Black"><text:span text:style-name="T8">ı</text:span></text:span><text:span text:style-name="PalatinoT_b8_rk11_20_Black"><text:span text:style-name="T7"> ve cazip k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nmas</text:span></text:span><text:span text:style-name="PalatinoT_b8_rk11_20_Black"><text:span text:style-name="T8">ı</text:span></text:span><text:span text:style-name="PalatinoT_b8_rk11_20_Black"><text:span text:style-name="T7"> gerekir. Sözkonusu medya, bu görevi de üstlenmi</text:span></text:span><text:span text:style-name="PalatinoT_b8_rk11_20_Black"><text:span text:style-name="T8">ş</text:span></text:span><text:span text:style-name="PalatinoT_b8_rk11_20_Black"><text:span text:style-name="T7">tir. "En büyük masonik görev" say</text:span></text:span><text:span text:style-name="PalatinoT_b8_rk11_20_Black"><text:span text:style-name="T8">ı</text:span></text:span><text:span text:style-name="PalatinoT_b8_rk11_20_Black"><text:span text:style-name="T7">lan "Evrim'i insanlar aras</text:span></text:span><text:span text:style-name="PalatinoT_b8_rk11_20_Black"><text:span text:style-name="T8">ı</text:span></text:span><text:span text:style-name="PalatinoT_b8_rk11_20_Black"><text:span text:style-name="T7">nda yayma" i</text:span></text:span><text:span text:style-name="PalatinoT_b8_rk11_20_Black"><text:span text:style-name="T8">ş</text:span></text:span><text:span text:style-name="PalatinoT_b8_rk11_20_Black"><text:span text:style-name="T7">i, "masonik medya"n</text:span></text:span><text:span text:style-name="PalatinoT_b8_rk11_20_Black"><text:span text:style-name="T8">ı</text:span></text:span><text:span text:style-name="PalatinoT_b8_rk11_20_Black"><text:span text:style-name="T7">n en büyük fonksiyonlar</text:span></text:span><text:span text:style-name="PalatinoT_b8_rk11_20_Black"><text:span text:style-name="T8">ı</text:span></text:span><text:span text:style-name="PalatinoT_b8_rk11_20_Black"><text:span text:style-name="T7">ndan biridir. </text:span></text:span></text:p>
      <text:p text:style-name="P13"><text:span text:style-name="PalatinoT_b8_rk11_20_Black"><text:span text:style-name="T5"/></text:span></text:p>
      <text:p text:style-name="P2"/>
      <text:p text:style-name="P10"><text:span text:style-name="FrizQuadrataT_b8_rk14_20_BI_20_Black"><text:span text:style-name="T7">Medyan</text:span></text:span><text:span text:style-name="FrizQuadrataT_b8_rk14_20_BI_20_Black"><text:span text:style-name="T8">ı</text:span></text:span><text:span text:style-name="FrizQuadrataT_b8_rk14_20_BI_20_Black"><text:span text:style-name="T7">n büyük 'masonik görev'i:</text:span></text:span></text:p>
      <text:p text:style-name="P10"><text:span text:style-name="FrizQuadrataT_b8_rk14_20_BI_20_Black"><text:span text:style-name="T7">Evrim'i topluma kabul ettirmek</text:span></text:span></text:p>
      <text:p text:style-name="P16"/>
      <text:p text:style-name="P11"><text:span text:style-name="PalatinoT_b8_rk11_20_Black"><text:span text:style-name="T7">Hiç dikkat ettiniz mi?... Bat</text:span></text:span><text:span text:style-name="PalatinoT_b8_rk11_20_Black"><text:span text:style-name="T8">ı</text:span></text:span><text:span text:style-name="PalatinoT_b8_rk11_20_Black"><text:span text:style-name="T7"> düny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</text:span></text:span><text:span text:style-name="PalatinoT_b8_rk11_20_I_20_Black"><text:span text:style-name="T7">Time, Newsweek</text:span></text:span><text:span text:style-name="PalatinoT_b8_rk11_20_Black"><text:span text:style-name="T7"> gibi büyük ve etkili dergileri belirli aral</text:span></text:span><text:span text:style-name="PalatinoT_b8_rk11_20_Black"><text:span text:style-name="T8">ı</text:span></text:span><text:span text:style-name="PalatinoT_b8_rk11_20_Black"><text:span text:style-name="T7">klarla Evrim Teorisi'ni konu edinen haberler yaparlar. Bu haberler ço</text:span></text:span><text:span text:style-name="PalatinoT_b8_rk11_20_Black"><text:span text:style-name="T8">ğ</text:span></text:span><text:span text:style-name="PalatinoT_b8_rk11_20_Black"><text:span text:style-name="T7">u kez kapaktan verilir. "Evrim'de yeni geli</text:span></text:span><text:span text:style-name="PalatinoT_b8_rk11_20_Black"><text:span text:style-name="T8">ş</text:span></text:span><text:span text:style-name="PalatinoT_b8_rk11_20_Black"><text:span text:style-name="T7">me", "Evrim'de büyük bulu</text:span></text:span><text:span text:style-name="PalatinoT_b8_rk11_20_Black"><text:span text:style-name="T8">ş</text:span></text:span><text:span text:style-name="PalatinoT_b8_rk11_20_Black"><text:span text:style-name="T7">", "Darwin'i do</text:span></text:span><text:span text:style-name="PalatinoT_b8_rk11_20_Black"><text:span text:style-name="T8">ğ</text:span></text:span><text:span text:style-name="PalatinoT_b8_rk11_20_Black"><text:span text:style-name="T7">rulayan önemli kal</text:span></text:span><text:span text:style-name="PalatinoT_b8_rk11_20_Black"><text:span text:style-name="T8">ı</text:span></text:span><text:span text:style-name="PalatinoT_b8_rk11_20_Black"><text:span text:style-name="T7">nt</text:span></text:span><text:span text:style-name="PalatinoT_b8_rk11_20_Black"><text:span text:style-name="T8">ı</text:span></text:span><text:span text:style-name="PalatinoT_b8_rk11_20_Black"><text:span text:style-name="T7">" gibi ba</text:span></text:span><text:span text:style-name="PalatinoT_b8_rk11_20_Black"><text:span text:style-name="T8">ş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klarla verilen bu haberlerde asl</text:span></text:span><text:span text:style-name="PalatinoT_b8_rk11_20_Black"><text:span text:style-name="T8">ı</text:span></text:span><text:span text:style-name="PalatinoT_b8_rk11_20_Black"><text:span text:style-name="T7">nda hiç de "büyük" ve "yeni" denebilecek bir "delil" yoktur. Ço</text:span></text:span><text:span text:style-name="PalatinoT_b8_rk11_20_Black"><text:span text:style-name="T8">ğ</text:span></text:span><text:span text:style-name="PalatinoT_b8_rk11_20_Black"><text:span text:style-name="T7">u kez bir bilim adam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Evrim hakk</text:span></text:span><text:span text:style-name="PalatinoT_b8_rk11_20_Black"><text:span text:style-name="T8">ı</text:span></text:span><text:span text:style-name="PalatinoT_b8_rk11_20_Black"><text:span text:style-name="T7">ndaki yeni bir dü</text:span></text:span><text:span text:style-name="PalatinoT_b8_rk11_20_Black"><text:span text:style-name="T8">ş</text:span></text:span><text:span text:style-name="PalatinoT_b8_rk11_20_Black"><text:span text:style-name="T7">üncesi, ya da Evrim'i ispatlamaktan uzak bir fosil konu edilir. Ama bu haberlerde ilgi çekici bir nokta vard</text:span></text:span><text:span text:style-name="PalatinoT_b8_rk11_20_Black"><text:span text:style-name="T8">ı</text:span></text:span><text:span text:style-name="PalatinoT_b8_rk11_20_Black"><text:span text:style-name="T7">r: Haber, yaln</text:span></text:span><text:span text:style-name="PalatinoT_b8_rk11_20_Black"><text:span text:style-name="T8">ı</text:span></text:span><text:span text:style-name="PalatinoT_b8_rk11_20_Black"><text:span text:style-name="T7">zca bir teori olan Evrim'i, ispatlanm</text:span></text:span><text:span text:style-name="PalatinoT_b8_rk11_20_Black"><text:span text:style-name="T8">ış</text:span></text:span><text:span text:style-name="PalatinoT_b8_rk11_20_Black"><text:span text:style-name="T7"> bir mutlak do</text:span></text:span><text:span text:style-name="PalatinoT_b8_rk11_20_Black"><text:span text:style-name="T8">ğ</text:span></text:span><text:span text:style-name="PalatinoT_b8_rk11_20_Black"><text:span text:style-name="T7">ru olarak kabul eden bir üslupta yaz</text:span></text:span><text:span text:style-name="PalatinoT_b8_rk11_20_Black"><text:span text:style-name="T8">ı</text:span></text:span><text:span text:style-name="PalatinoT_b8_rk11_20_Black"><text:span text:style-name="T7">lm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. Bu haberi okuyan, ya da en az</text:span></text:span><text:span text:style-name="PalatinoT_b8_rk11_20_Black"><text:span text:style-name="T8">ı</text:span></text:span><text:span text:style-name="PalatinoT_b8_rk11_20_Black"><text:span text:style-name="T7">ndan </text:span></text:span><text:span text:style-name="PalatinoT_b8_rk11_20_Black"><text:span text:style-name="T8">ş</text:span></text:span><text:span text:style-name="PalatinoT_b8_rk11_20_Black"><text:span text:style-name="T7">öyle bir göz atan insanlar</text:span></text:span><text:span text:style-name="PalatinoT_b8_rk11_20_Black"><text:span text:style-name="T8">ı</text:span></text:span><text:span text:style-name="PalatinoT_b8_rk11_20_Black"><text:span text:style-name="T7">n ço</text:span></text:span><text:span text:style-name="PalatinoT_b8_rk11_20_Black"><text:span text:style-name="T8">ğ</text:span></text:span><text:span text:style-name="PalatinoT_b8_rk11_20_Black"><text:span text:style-name="T7">u, Evrim'i, zaten ony</text:span></text:span><text:span text:style-name="PalatinoT_b8_rk11_20_Black"><text:span text:style-name="T8">ı</text:span></text:span><text:span text:style-name="PalatinoT_b8_rk11_20_Black"><text:span text:style-name="T7">llar önce ispatlan</text:span></text:span><text:span text:style-name="PalatinoT_b8_rk11_20_Black"><text:span text:style-name="T8">ı</text:span></text:span><text:span text:style-name="PalatinoT_b8_rk11_20_Black"><text:span text:style-name="T7">p kesinle</text:span></text:span><text:span text:style-name="PalatinoT_b8_rk11_20_Black"><text:span text:style-name="T8">ş</text:span></text:span><text:span text:style-name="PalatinoT_b8_rk11_20_Black"><text:span text:style-name="T7">mi</text:span></text:span><text:span text:style-name="PalatinoT_b8_rk11_20_Black"><text:span text:style-name="T8">ş</text:span></text:span><text:span text:style-name="PalatinoT_b8_rk11_20_Black"><text:span text:style-name="T7"> bir mutlak gerçek olarak alg</text:span></text:span><text:span text:style-name="PalatinoT_b8_rk11_20_Black"><text:span text:style-name="T8">ı</text:span></text:span><text:span text:style-name="PalatinoT_b8_rk11_20_Black"><text:span text:style-name="T7">larlar.<text:tab/><text:tab/>Bu tür medya devlerinin yapt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 sözkonusu haberler, hemen ülkemizdeki büyük gazeteler taraf</text:span></text:span><text:span text:style-name="PalatinoT_b8_rk11_20_Black"><text:span text:style-name="T8">ı</text:span></text:span><text:span text:style-name="PalatinoT_b8_rk11_20_Black"><text:span text:style-name="T7">ndan da topluma aktar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r. Kullan</text:span></text:span><text:span text:style-name="PalatinoT_b8_rk11_20_Black"><text:span text:style-name="T8">ı</text:span></text:span><text:span text:style-name="PalatinoT_b8_rk11_20_Black"><text:span text:style-name="T7">lan üslup klasiktir: "Time'</text:span></text:span><text:span text:style-name="PalatinoT_b8_rk11_20_Black"><text:span text:style-name="T8">ı</text:span></text:span><text:span text:style-name="PalatinoT_b8_rk11_20_Black"><text:span text:style-name="T7">n haberine göre, Evrim zincirindeki bo</text:span></text:span><text:span text:style-name="PalatinoT_b8_rk11_20_Black"><text:span text:style-name="T8">ş</text:span></text:span><text:span text:style-name="PalatinoT_b8_rk11_20_Black"><text:span text:style-name="T7">lu</text:span></text:span><text:span text:style-name="PalatinoT_b8_rk11_20_Black"><text:span text:style-name="T8">ğ</text:span></text:span><text:span text:style-name="PalatinoT_b8_rk11_20_Black"><text:span text:style-name="T7">u tamamlayan çok önemli bir fosil bulundu", ya da "Newsweek'in haberine göre, bilim adamlar</text:span></text:span><text:span text:style-name="PalatinoT_b8_rk11_20_Black"><text:span text:style-name="T8">ı</text:span></text:span><text:span text:style-name="PalatinoT_b8_rk11_20_Black"><text:span text:style-name="T7"> Evrim'in aç</text:span></text:span><text:span text:style-name="PalatinoT_b8_rk11_20_Black"><text:span text:style-name="T8">ı</text:span></text:span><text:span text:style-name="PalatinoT_b8_rk11_20_Black"><text:span text:style-name="T7">kta kalan son nokta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da ayd</text:span></text:span><text:span text:style-name="PalatinoT_b8_rk11_20_Black"><text:span text:style-name="T8">ı</text:span></text:span><text:span text:style-name="PalatinoT_b8_rk11_20_Black"><text:span text:style-name="T7">nlatt</text:span></text:span><text:span text:style-name="PalatinoT_b8_rk11_20_Black"><text:span text:style-name="T8">ı</text:span></text:span><text:span text:style-name="PalatinoT_b8_rk11_20_Black"><text:span text:style-name="T7">lar" gibi cümleler büyük puntolarla bas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r. Yine ilginç bir nokta vard</text:span></text:span><text:span text:style-name="PalatinoT_b8_rk11_20_Black"><text:span text:style-name="T8">ı</text:span></text:span><text:span text:style-name="PalatinoT_b8_rk11_20_Black"><text:span text:style-name="T7">r: Bu yay</text:span></text:span><text:span text:style-name="PalatinoT_b8_rk11_20_Black"><text:span text:style-name="T8">ı</text:span></text:span><text:span text:style-name="PalatinoT_b8_rk11_20_Black"><text:span text:style-name="T7">n kurulu</text:span></text:span><text:span text:style-name="PalatinoT_b8_rk11_20_Black"><text:span text:style-name="T8">ş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 da Evrim'i mutlak bir gerçek olarak kabul ettirme amac</text:span></text:span><text:span text:style-name="PalatinoT_b8_rk11_20_Black"><text:span text:style-name="T8">ı</text:span></text:span><text:span text:style-name="PalatinoT_b8_rk11_20_Black"><text:span text:style-name="T7">ndad</text:span></text:span><text:span text:style-name="PalatinoT_b8_rk11_20_Black"><text:span text:style-name="T8">ı</text:span></text:span><text:span text:style-name="PalatinoT_b8_rk11_20_Black"><text:span text:style-name="T7">rlar. Oysa ortada ispatlanm</text:span></text:span><text:span text:style-name="PalatinoT_b8_rk11_20_Black"><text:span text:style-name="T8">ış</text:span></text:span><text:span text:style-name="PalatinoT_b8_rk11_20_Black"><text:span text:style-name="T7"> olan hiçbir </text:span></text:span><text:span text:style-name="PalatinoT_b8_rk11_20_Black"><text:span text:style-name="T8">ş</text:span></text:span><text:span text:style-name="PalatinoT_b8_rk11_20_Black"><text:span text:style-name="T7">ey yoktur ki, "Evrim zincirinin son eksik halkas</text:span></text:span><text:span text:style-name="PalatinoT_b8_rk11_20_Black"><text:span text:style-name="T8">ı</text:span></text:span><text:span text:style-name="PalatinoT_b8_rk11_20_Black"><text:span text:style-name="T7">" bulunmu</text:span></text:span><text:span text:style-name="PalatinoT_b8_rk11_20_Black"><text:span text:style-name="T8">ş</text:span></text:span><text:span text:style-name="PalatinoT_b8_rk11_20_Black"><text:span text:style-name="T7"> olsun. Delil olarak öne sürülenlerin tümü, önceki sayfalarda sözünü etti</text:span></text:span><text:span text:style-name="PalatinoT_b8_rk11_20_Black"><text:span text:style-name="T8">ğ</text:span></text:span><text:span text:style-name="PalatinoT_b8_rk11_20_Black"><text:span text:style-name="T7">imiz türden sahte delillerdir.</text:span></text:span></text:p>
      <text:p text:style-name="P11"><text:soft-page-break/><text:span text:style-name="PalatinoT_b8_rk11_20_Black"><text:span text:style-name="T7">Medyan</text:span></text:span><text:span text:style-name="PalatinoT_b8_rk11_20_Black"><text:span text:style-name="T8">ı</text:span></text:span><text:span text:style-name="PalatinoT_b8_rk11_20_Black"><text:span text:style-name="T7">n yan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ra, bilimsel kaynaklara, ansiklopedilere, biyoloji kitaplar</text:span></text:span><text:span text:style-name="PalatinoT_b8_rk11_20_Black"><text:span text:style-name="T8">ı</text:span></text:span><text:span text:style-name="PalatinoT_b8_rk11_20_Black"><text:span text:style-name="T7">na bak</text:span></text:span><text:span text:style-name="PalatinoT_b8_rk11_20_Black"><text:span text:style-name="T8">ı</text:span></text:span><text:span text:style-name="PalatinoT_b8_rk11_20_Black"><text:span text:style-name="T7">ld</text:span></text:span><text:span text:style-name="PalatinoT_b8_rk11_20_Black"><text:span text:style-name="T8">ığı</text:span></text:span><text:span text:style-name="PalatinoT_b8_rk11_20_Black"><text:span text:style-name="T7">nda da ayn</text:span></text:span><text:span text:style-name="PalatinoT_b8_rk11_20_Black"><text:span text:style-name="T8">ı</text:span></text:span><text:span text:style-name="PalatinoT_b8_rk11_20_Black"><text:span text:style-name="T7"> tabloyla kar</text:span></text:span><text:span text:style-name="PalatinoT_b8_rk11_20_Black"><text:span text:style-name="T8">şı</text:span></text:span><text:span text:style-name="PalatinoT_b8_rk11_20_Black"><text:span text:style-name="T7">la</text:span></text:span><text:span text:style-name="PalatinoT_b8_rk11_20_Black"><text:span text:style-name="T8">ş</text:span></text:span><text:span text:style-name="PalatinoT_b8_rk11_20_Black"><text:span text:style-name="T7">mak mümkündür. Bu tür kaynaklar</text:span></text:span><text:span text:style-name="PalatinoT_b8_rk11_20_Black"><text:span text:style-name="T8">ı</text:span></text:span><text:span text:style-name="PalatinoT_b8_rk11_20_Black"><text:span text:style-name="T7">n tamam</text:span></text:span><text:span text:style-name="PalatinoT_b8_rk11_20_Black"><text:span text:style-name="T8">ı</text:span></text:span><text:span text:style-name="PalatinoT_b8_rk11_20_Black"><text:span text:style-name="T7">na yak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, Evrim'i mutlak bir gerçek olarak anlat</text:span></text:span><text:span text:style-name="PalatinoT_b8_rk11_20_Black"><text:span text:style-name="T8">ı</text:span></text:span><text:span text:style-name="PalatinoT_b8_rk11_20_Black"><text:span text:style-name="T7">rlar. </text:span></text:span></text:p>
      <text:p text:style-name="P11"><text:span text:style-name="PalatinoT_b8_rk11_20_Black"><text:span text:style-name="T7">K</text:span></text:span><text:span text:style-name="PalatinoT_b8_rk11_20_Black"><text:span text:style-name="T8">ı</text:span></text:span><text:span text:style-name="PalatinoT_b8_rk11_20_Black"><text:span text:style-name="T7">sacas</text:span></text:span><text:span text:style-name="PalatinoT_b8_rk11_20_Black"><text:span text:style-name="T8">ı</text:span></text:span><text:span text:style-name="PalatinoT_b8_rk11_20_Black"><text:span text:style-name="T7">, din-d</text:span></text:span><text:span text:style-name="PalatinoT_b8_rk11_20_Black"><text:span text:style-name="T8">ışı</text:span></text:span><text:span text:style-name="PalatinoT_b8_rk11_20_Black"><text:span text:style-name="T7"> güç merkezlerinin denetiminde olan medya ve akademik kaynaklar tamamen Evrimci bir bak</text:span></text:span><text:span text:style-name="PalatinoT_b8_rk11_20_Black"><text:span text:style-name="T8">ış</text:span></text:span><text:span text:style-name="PalatinoT_b8_rk11_20_Black"><text:span text:style-name="T7"> aç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korumakta ve bunu topluma telkin etmektedir. Bu telkin öyle etkilidir ki, zamanla Evrim Teorisi bir tabuya dönü</text:span></text:span><text:span text:style-name="PalatinoT_b8_rk11_20_Black"><text:span text:style-name="T8">ş</text:span></text:span><text:span text:style-name="PalatinoT_b8_rk11_20_Black"><text:span text:style-name="T7">mü</text:span></text:span><text:span text:style-name="PalatinoT_b8_rk11_20_Black"><text:span text:style-name="T8">ş</text:span></text:span><text:span text:style-name="PalatinoT_b8_rk11_20_Black"><text:span text:style-name="T7">tür: Evrim'i inkar etmek, bilimle çeli</text:span></text:span><text:span text:style-name="PalatinoT_b8_rk11_20_Black"><text:span text:style-name="T8">ş</text:span></text:span><text:span text:style-name="PalatinoT_b8_rk11_20_Black"><text:span text:style-name="T7">mek, gerçekleri gözard</text:span></text:span><text:span text:style-name="PalatinoT_b8_rk11_20_Black"><text:span text:style-name="T8">ı</text:span></text:span><text:span text:style-name="PalatinoT_b8_rk11_20_Black"><text:span text:style-name="T7"> etmek olarak sunulur. Bu nedenle de, özellikle 1950'lerden bu yana Evrim'in onca aç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ortaya ç</text:span></text:span><text:span text:style-name="PalatinoT_b8_rk11_20_Black"><text:span text:style-name="T8">ı</text:span></text:span><text:span text:style-name="PalatinoT_b8_rk11_20_Black"><text:span text:style-name="T7">kmas</text:span></text:span><text:span text:style-name="PalatinoT_b8_rk11_20_Black"><text:span text:style-name="T8">ı</text:span></text:span><text:span text:style-name="PalatinoT_b8_rk11_20_Black"><text:span text:style-name="T7"> ve bunlar</text:span></text:span><text:span text:style-name="PalatinoT_b8_rk11_20_Black"><text:span text:style-name="T8">ı</text:span></text:span><text:span text:style-name="PalatinoT_b8_rk11_20_Black"><text:span text:style-name="T7">n Evrimci bilim adamlar</text:span></text:span><text:span text:style-name="PalatinoT_b8_rk11_20_Black"><text:span text:style-name="T8">ı</text:span></text:span><text:span text:style-name="PalatinoT_b8_rk11_20_Black"><text:span text:style-name="T7"> taraf</text:span></text:span><text:span text:style-name="PalatinoT_b8_rk11_20_Black"><text:span text:style-name="T8">ı</text:span></text:span><text:span text:style-name="PalatinoT_b8_rk11_20_Black"><text:span text:style-name="T7">ndan itiraf edilmesine ra</text:span></text:span><text:span text:style-name="PalatinoT_b8_rk11_20_Black"><text:span text:style-name="T8">ğ</text:span></text:span><text:span text:style-name="PalatinoT_b8_rk11_20_Black"><text:span text:style-name="T7">men, bugün dahi—yerli veya yabanc</text:span></text:span><text:span text:style-name="PalatinoT_b8_rk11_20_Black"><text:span text:style-name="T8">ı</text:span></text:span><text:span text:style-name="PalatinoT_b8_rk11_20_Black"><text:span text:style-name="T7">—bilim çevreleri ile bas</text:span></text:span><text:span text:style-name="PalatinoT_b8_rk11_20_Black"><text:span text:style-name="T8">ı</text:span></text:span><text:span text:style-name="PalatinoT_b8_rk11_20_Black"><text:span text:style-name="T7">n organlar</text:span></text:span><text:span text:style-name="PalatinoT_b8_rk11_20_Black"><text:span text:style-name="T8">ı</text:span></text:span><text:span text:style-name="PalatinoT_b8_rk11_20_Black"><text:span text:style-name="T7">nda Evrim'i ele</text:span></text:span><text:span text:style-name="PalatinoT_b8_rk11_20_Black"><text:span text:style-name="T8">ş</text:span></text:span><text:span text:style-name="PalatinoT_b8_rk11_20_Black"><text:span text:style-name="T7">tiren herhangi bir dü</text:span></text:span><text:span text:style-name="PalatinoT_b8_rk11_20_Black"><text:span text:style-name="T8">ş</text:span></text:span><text:span text:style-name="PalatinoT_b8_rk11_20_Black"><text:span text:style-name="T7">ünce bulmak neredeyse imkans</text:span></text:span><text:span text:style-name="PalatinoT_b8_rk11_20_Black"><text:span text:style-name="T8">ı</text:span></text:span><text:span text:style-name="PalatinoT_b8_rk11_20_Black"><text:span text:style-name="T7">zd</text:span></text:span><text:span text:style-name="PalatinoT_b8_rk11_20_Black"><text:span text:style-name="T8">ı</text:span></text:span><text:span text:style-name="PalatinoT_b8_rk11_20_Black"><text:span text:style-name="T7">r. </text:span></text:span></text:p>
      <text:p text:style-name="P11"><text:span text:style-name="PalatinoT_b8_rk11_20_Black"><text:span text:style-name="T7">Ancak sokaktaki adam, büyük bir telkinin etkisinde kald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ve büyük bir yalan</text:span></text:span><text:span text:style-name="PalatinoT_b8_rk11_20_Black"><text:span text:style-name="T8">ı</text:span></text:span><text:span text:style-name="PalatinoT_b8_rk11_20_Black"><text:span text:style-name="T7">n kendisine gerçekmi</text:span></text:span><text:span text:style-name="PalatinoT_b8_rk11_20_Black"><text:span text:style-name="T8">ş</text:span></text:span><text:span text:style-name="PalatinoT_b8_rk11_20_Black"><text:span text:style-name="T7"> gibi sunuldu</text:span></text:span><text:span text:style-name="PalatinoT_b8_rk11_20_Black"><text:span text:style-name="T8">ğ</text:span></text:span><text:span text:style-name="PalatinoT_b8_rk11_20_Black"><text:span text:style-name="T7">unun ço</text:span></text:span><text:span text:style-name="PalatinoT_b8_rk11_20_Black"><text:span text:style-name="T8">ğ</text:span></text:span><text:span text:style-name="PalatinoT_b8_rk11_20_Black"><text:span text:style-name="T7">u kez fark</text:span></text:span><text:span text:style-name="PalatinoT_b8_rk11_20_Black"><text:span text:style-name="T8">ı</text:span></text:span><text:span text:style-name="PalatinoT_b8_rk11_20_Black"><text:span text:style-name="T7">nda de</text:span></text:span><text:span text:style-name="PalatinoT_b8_rk11_20_Black"><text:span text:style-name="T8">ğ</text:span></text:span><text:span text:style-name="PalatinoT_b8_rk11_20_Black"><text:span text:style-name="T7">ildir. Zaten, yine ço</text:span></text:span><text:span text:style-name="PalatinoT_b8_rk11_20_Black"><text:span text:style-name="T8">ğ</text:span></text:span><text:span text:style-name="PalatinoT_b8_rk11_20_Black"><text:span text:style-name="T7">u kez, böyle bir </text:span></text:span><text:span text:style-name="PalatinoT_b8_rk11_20_Black"><text:span text:style-name="T8">ş</text:span></text:span><text:span text:style-name="PalatinoT_b8_rk11_20_Black"><text:span text:style-name="T7">eyden </text:span></text:span><text:span text:style-name="PalatinoT_b8_rk11_20_Black"><text:span text:style-name="T8">ş</text:span></text:span><text:span text:style-name="PalatinoT_b8_rk11_20_Black"><text:span text:style-name="T7">üphelenecek, "acaba aldat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yor muyum" diye soracak bir zihin yap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na sahip de</text:span></text:span><text:span text:style-name="PalatinoT_b8_rk11_20_Black"><text:span text:style-name="T8">ğ</text:span></text:span><text:span text:style-name="PalatinoT_b8_rk11_20_Black"><text:span text:style-name="T7">ildir. Böyle bir soru sorsa bile, oturup Evrim'i ara</text:span></text:span><text:span text:style-name="PalatinoT_b8_rk11_20_Black"><text:span text:style-name="T8">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acak imkana da sahip de</text:span></text:span><text:span text:style-name="PalatinoT_b8_rk11_20_Black"><text:span text:style-name="T8">ğ</text:span></text:span><text:span text:style-name="PalatinoT_b8_rk11_20_Black"><text:span text:style-name="T7">ildir. Tek yapaca</text:span></text:span><text:span text:style-name="PalatinoT_b8_rk11_20_Black"><text:span text:style-name="T8">ğı</text:span></text:span><text:span text:style-name="PalatinoT_b8_rk11_20_Black"><text:span text:style-name="T7">, kurulu düzenin telkinine, ve bu düzene uymu</text:span></text:span><text:span text:style-name="PalatinoT_b8_rk11_20_Black"><text:span text:style-name="T8">ş</text:span></text:span><text:span text:style-name="PalatinoT_b8_rk11_20_Black"><text:span text:style-name="T7"> olan ço</text:span></text:span><text:span text:style-name="PalatinoT_b8_rk11_20_Black"><text:span text:style-name="T8">ğ</text:span></text:span><text:span text:style-name="PalatinoT_b8_rk11_20_Black"><text:span text:style-name="T7">unlu</text:span></text:span><text:span text:style-name="PalatinoT_b8_rk11_20_Black"><text:span text:style-name="T8">ğ</text:span></text:span><text:span text:style-name="PalatinoT_b8_rk11_20_Black"><text:span text:style-name="T7">a tabi olmakt</text:span></text:span><text:span text:style-name="PalatinoT_b8_rk11_20_Black"><text:span text:style-name="T8">ı</text:span></text:span><text:span text:style-name="PalatinoT_b8_rk11_20_Black"><text:span text:style-name="T7">r.</text:span></text:span></text:p>
      <text:p text:style-name="P11"><text:span text:style-name="PalatinoT_b8_rk11_20_Black"><text:span text:style-name="T7">Oysa ço</text:span></text:span><text:span text:style-name="PalatinoT_b8_rk11_20_Black"><text:span text:style-name="T8">ğ</text:span></text:span><text:span text:style-name="PalatinoT_b8_rk11_20_Black"><text:span text:style-name="T7">unlu</text:span></text:span><text:span text:style-name="PalatinoT_b8_rk11_20_Black"><text:span text:style-name="T8">ğ</text:span></text:span><text:span text:style-name="PalatinoT_b8_rk11_20_Black"><text:span text:style-name="T7">a uymak, insan</text:span></text:span><text:span text:style-name="PalatinoT_b8_rk11_20_Black"><text:span text:style-name="T8">ı</text:span></text:span><text:span text:style-name="PalatinoT_b8_rk11_20_Black"><text:span text:style-name="T7"> do</text:span></text:span><text:span text:style-name="PalatinoT_b8_rk11_20_Black"><text:span text:style-name="T8">ğ</text:span></text:span><text:span text:style-name="PalatinoT_b8_rk11_20_Black"><text:span text:style-name="T7">ruya ula</text:span></text:span><text:span text:style-name="PalatinoT_b8_rk11_20_Black"><text:span text:style-name="T8">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maz. Çünkü sözkonusu ço</text:span></text:span><text:span text:style-name="PalatinoT_b8_rk11_20_Black"><text:span text:style-name="T8">ğ</text:span></text:span><text:span text:style-name="PalatinoT_b8_rk11_20_Black"><text:span text:style-name="T7">unluk, kesin delillerini gördükleri bir mutlak gerçe</text:span></text:span><text:span text:style-name="PalatinoT_b8_rk11_20_Black"><text:span text:style-name="T8">ğ</text:span></text:span><text:span text:style-name="PalatinoT_b8_rk11_20_Black"><text:span text:style-name="T7">e de</text:span></text:span><text:span text:style-name="PalatinoT_b8_rk11_20_Black"><text:span text:style-name="T8">ğ</text:span></text:span><text:span text:style-name="PalatinoT_b8_rk11_20_Black"><text:span text:style-name="T7">il, yaln</text:span></text:span><text:span text:style-name="PalatinoT_b8_rk11_20_Black"><text:span text:style-name="T8">ı</text:span></text:span><text:span text:style-name="PalatinoT_b8_rk11_20_Black"><text:span text:style-name="T7">zca kuru bir iddiaya inanm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. Bu ise, Kuran ayetinin haber verdi</text:span></text:span><text:span text:style-name="PalatinoT_b8_rk11_20_Black"><text:span text:style-name="T8">ğ</text:span></text:span><text:span text:style-name="PalatinoT_b8_rk11_20_Black"><text:span text:style-name="T7">i gibi, tam bir "</text:span></text:span><text:span text:style-name="PalatinoT_b8_rk11_20_Black"><text:span text:style-name="T8">ş</text:span></text:span><text:span text:style-name="PalatinoT_b8_rk11_20_Black"><text:span text:style-name="T7">a</text:span></text:span><text:span text:style-name="PalatinoT_b8_rk11_20_Black"><text:span text:style-name="T8">şı</text:span></text:span><text:span text:style-name="PalatinoT_b8_rk11_20_Black"><text:span text:style-name="T7">r</text:span></text:span><text:span text:style-name="PalatinoT_b8_rk11_20_Black"><text:span text:style-name="T8">ı</text:span></text:span><text:span text:style-name="PalatinoT_b8_rk11_20_Black"><text:span text:style-name="T7">p-sapma"d</text:span></text:span><text:span text:style-name="PalatinoT_b8_rk11_20_Black"><text:span text:style-name="T8">ı</text:span></text:span><text:span text:style-name="PalatinoT_b8_rk11_20_Black"><text:span text:style-name="T7">r:</text:span></text:span></text:p>
      <text:p text:style-name="P11"><text:span text:style-name="PalatinoT_b8_rk11_20_I_20_Black"><text:span text:style-name="T7">"Yeryüzünde olanlar</text:span></text:span><text:span text:style-name="PalatinoT_b8_rk11_20_I_20_Black"><text:span text:style-name="T8">ı</text:span></text:span><text:span text:style-name="PalatinoT_b8_rk11_20_I_20_Black"><text:span text:style-name="T7">n ço</text:span></text:span><text:span text:style-name="PalatinoT_b8_rk11_20_I_20_Black"><text:span text:style-name="T8">ğ</text:span></text:span><text:span text:style-name="PalatinoT_b8_rk11_20_I_20_Black"><text:span text:style-name="T7">unlu</text:span></text:span><text:span text:style-name="PalatinoT_b8_rk11_20_I_20_Black"><text:span text:style-name="T8">ğ</text:span></text:span><text:span text:style-name="PalatinoT_b8_rk11_20_I_20_Black"><text:span text:style-name="T7">una uyacak olursan, seni Allah'</text:span></text:span><text:span text:style-name="PalatinoT_b8_rk11_20_I_20_Black"><text:span text:style-name="T8">ı</text:span></text:span><text:span text:style-name="PalatinoT_b8_rk11_20_I_20_Black"><text:span text:style-name="T7">n yolundan </text:span></text:span><text:span text:style-name="PalatinoT_b8_rk11_20_I_20_Black"><text:span text:style-name="T8">ş</text:span></text:span><text:span text:style-name="PalatinoT_b8_rk11_20_I_20_Black"><text:span text:style-name="T7">a</text:span></text:span><text:span text:style-name="PalatinoT_b8_rk11_20_I_20_Black"><text:span text:style-name="T8">şı</text:span></text:span><text:span text:style-name="PalatinoT_b8_rk11_20_I_20_Black"><text:span text:style-name="T7">rt</text:span></text:span><text:span text:style-name="PalatinoT_b8_rk11_20_I_20_Black"><text:span text:style-name="T8">ı</text:span></text:span><text:span text:style-name="PalatinoT_b8_rk11_20_I_20_Black"><text:span text:style-name="T7">p-sapt</text:span></text:span><text:span text:style-name="PalatinoT_b8_rk11_20_I_20_Black"><text:span text:style-name="T8">ı</text:span></text:span><text:span text:style-name="PalatinoT_b8_rk11_20_I_20_Black"><text:span text:style-name="T7">r</text:span></text:span><text:span text:style-name="PalatinoT_b8_rk11_20_I_20_Black"><text:span text:style-name="T8">ı</text:span></text:span><text:span text:style-name="PalatinoT_b8_rk11_20_I_20_Black"><text:span text:style-name="T7">rlar. Onlar ancak zanna uyarlar ve onlar ancak 'zan ve tahminle yalan söylerler."</text:span></text:span><text:span text:style-name="PalatinoT_b8_rk11_20_Black"><text:span text:style-name="T7"> (En'am, 116)</text:span></text:span></text:p>
      <text:p text:style-name="P11"><text:span text:style-name="PalatinoT_b8_rk11_20_Black"><text:span text:style-name="T7">"Zanna uyan" ve "</text:span></text:span><text:span text:style-name="PalatinoT_b8_rk11_20_Black"><text:span text:style-name="T8">ş</text:span></text:span><text:span text:style-name="PalatinoT_b8_rk11_20_Black"><text:span text:style-name="T7">a</text:span></text:span><text:span text:style-name="PalatinoT_b8_rk11_20_Black"><text:span text:style-name="T8">şı</text:span></text:span><text:span text:style-name="PalatinoT_b8_rk11_20_Black"><text:span text:style-name="T7">r</text:span></text:span><text:span text:style-name="PalatinoT_b8_rk11_20_Black"><text:span text:style-name="T8">ı</text:span></text:span><text:span text:style-name="PalatinoT_b8_rk11_20_Black"><text:span text:style-name="T7">p-sapm</text:span></text:span><text:span text:style-name="PalatinoT_b8_rk11_20_Black"><text:span text:style-name="T8">ış</text:span></text:span><text:span text:style-name="PalatinoT_b8_rk11_20_Black"><text:span text:style-name="T7">" olan bu ço</text:span></text:span><text:span text:style-name="PalatinoT_b8_rk11_20_Black"><text:span text:style-name="T8">ğ</text:span></text:span><text:span text:style-name="PalatinoT_b8_rk11_20_Black"><text:span text:style-name="T7">unluk, kendisine yap</text:span></text:span><text:span text:style-name="PalatinoT_b8_rk11_20_Black"><text:span text:style-name="T8">ı</text:span></text:span><text:span text:style-name="PalatinoT_b8_rk11_20_Black"><text:span text:style-name="T7">lan telkini kay</text:span></text:span><text:span text:style-name="PalatinoT_b8_rk11_20_Black"><text:span text:style-name="T8">ı</text:span></text:span><text:span text:style-name="PalatinoT_b8_rk11_20_Black"><text:span text:style-name="T7">ts</text:span></text:span><text:span text:style-name="PalatinoT_b8_rk11_20_Black"><text:span text:style-name="T8">ı</text:span></text:span><text:span text:style-name="PalatinoT_b8_rk11_20_Black"><text:span text:style-name="T7">z-</text:span></text:span><text:span text:style-name="PalatinoT_b8_rk11_20_Black"><text:span text:style-name="T8">ş</text:span></text:span><text:span text:style-name="PalatinoT_b8_rk11_20_Black"><text:span text:style-name="T7">arts</text:span></text:span><text:span text:style-name="PalatinoT_b8_rk11_20_Black"><text:span text:style-name="T8">ı</text:span></text:span><text:span text:style-name="PalatinoT_b8_rk11_20_Black"><text:span text:style-name="T7">z kabul etti</text:span></text:span><text:span text:style-name="PalatinoT_b8_rk11_20_Black"><text:span text:style-name="T8">ğ</text:span></text:span><text:span text:style-name="PalatinoT_b8_rk11_20_Black"><text:span text:style-name="T7">i, yani akl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kullanmad</text:span></text:span><text:span text:style-name="PalatinoT_b8_rk11_20_Black"><text:span text:style-name="T8">ığı</text:span></text:span><text:span text:style-name="PalatinoT_b8_rk11_20_Black"><text:span text:style-name="T7"> için yanl</text:span></text:span><text:span text:style-name="PalatinoT_b8_rk11_20_Black"><text:span text:style-name="T8">ış</text:span></text:span><text:span text:style-name="PalatinoT_b8_rk11_20_Black"><text:span text:style-name="T7"> yoldad</text:span></text:span><text:span text:style-name="PalatinoT_b8_rk11_20_Black"><text:span text:style-name="T8">ı</text:span></text:span><text:span text:style-name="PalatinoT_b8_rk11_20_Black"><text:span text:style-name="T7">r. Dolay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yla, "zanna" de</text:span></text:span><text:span text:style-name="PalatinoT_b8_rk11_20_Black"><text:span text:style-name="T8">ğ</text:span></text:span><text:span text:style-name="PalatinoT_b8_rk11_20_Black"><text:span text:style-name="T7">il, hakka (gerçe</text:span></text:span><text:span text:style-name="PalatinoT_b8_rk11_20_Black"><text:span text:style-name="T8">ğ</text:span></text:span><text:span text:style-name="PalatinoT_b8_rk11_20_Black"><text:span text:style-name="T7">e) uyman</text:span></text:span><text:span text:style-name="PalatinoT_b8_rk11_20_Black"><text:span text:style-name="T8">ı</text:span></text:span><text:span text:style-name="PalatinoT_b8_rk11_20_Black"><text:span text:style-name="T7">n ve "sapmaman</text:span></text:span><text:span text:style-name="PalatinoT_b8_rk11_20_Black"><text:span text:style-name="T8">ı</text:span></text:span><text:span text:style-name="PalatinoT_b8_rk11_20_Black"><text:span text:style-name="T7">n" yolu, ço</text:span></text:span><text:span text:style-name="PalatinoT_b8_rk11_20_Black"><text:span text:style-name="T8">ğ</text:span></text:span><text:span text:style-name="PalatinoT_b8_rk11_20_Black"><text:span text:style-name="T7">unlu</text:span></text:span><text:span text:style-name="PalatinoT_b8_rk11_20_Black"><text:span text:style-name="T8">ğ</text:span></text:span><text:span text:style-name="PalatinoT_b8_rk11_20_Black"><text:span text:style-name="T7">un kabul etti</text:span></text:span><text:span text:style-name="PalatinoT_b8_rk11_20_Black"><text:span text:style-name="T8">ğ</text:span></text:span><text:span text:style-name="PalatinoT_b8_rk11_20_Black"><text:span text:style-name="T7">i telkinleri sorgulamaktan geçer. Ak</text:span></text:span><text:span text:style-name="PalatinoT_b8_rk11_20_Black"><text:span text:style-name="T8">ı</text:span></text:span><text:span text:style-name="PalatinoT_b8_rk11_20_Black"><text:span text:style-name="T7">ll</text:span></text:span><text:span text:style-name="PalatinoT_b8_rk11_20_Black"><text:span text:style-name="T8">ı</text:span></text:span><text:span text:style-name="PalatinoT_b8_rk11_20_Black"><text:span text:style-name="T7"> bir insan, "</text:span></text:span><text:span text:style-name="PalatinoT_b8_rk11_20_I_20_Black"><text:span text:style-name="T7">hakk</text:span></text:span><text:span text:style-name="PalatinoT_b8_rk11_20_I_20_Black"><text:span text:style-name="T8">ı</text:span></text:span><text:span text:style-name="PalatinoT_b8_rk11_20_I_20_Black"><text:span text:style-name="T7">nda bilgin olmayan </text:span></text:span><text:span text:style-name="PalatinoT_b8_rk11_20_I_20_Black"><text:span text:style-name="T8">ş</text:span></text:span><text:span text:style-name="PalatinoT_b8_rk11_20_I_20_Black"><text:span text:style-name="T7">eyin ard</text:span></text:span><text:span text:style-name="PalatinoT_b8_rk11_20_I_20_Black"><text:span text:style-name="T8">ı</text:span></text:span><text:span text:style-name="PalatinoT_b8_rk11_20_I_20_Black"><text:span text:style-name="T7">na dü</text:span></text:span><text:span text:style-name="PalatinoT_b8_rk11_20_I_20_Black"><text:span text:style-name="T8">ş</text:span></text:span><text:span text:style-name="PalatinoT_b8_rk11_20_I_20_Black"><text:span text:style-name="T7">me; çünkü kulak, göz ve kalb, bunlar</text:span></text:span><text:span text:style-name="PalatinoT_b8_rk11_20_I_20_Black"><text:span text:style-name="T8">ı</text:span></text:span><text:span text:style-name="PalatinoT_b8_rk11_20_I_20_Black"><text:span text:style-name="T7">n hepsi ondan sorumludur</text:span></text:span><text:span text:style-name="PalatinoT_b8_rk11_20_Black"><text:span text:style-name="T7">" (</text:span></text:span><text:span text:style-name="PalatinoT_b8_rk11_20_Black"><text:span text:style-name="T8">İ</text:span></text:span><text:span text:style-name="PalatinoT_b8_rk11_20_Black"><text:span text:style-name="T7">sra, 36) ayeti gere</text:span></text:span><text:span text:style-name="PalatinoT_b8_rk11_20_Black"><text:span text:style-name="T8">ğ</text:span></text:span><text:span text:style-name="PalatinoT_b8_rk11_20_Black"><text:span text:style-name="T7">ince, kendisine do</text:span></text:span><text:span text:style-name="PalatinoT_b8_rk11_20_Black"><text:span text:style-name="T8">ğ</text:span></text:span><text:span text:style-name="PalatinoT_b8_rk11_20_Black"><text:span text:style-name="T7">ru olarak gösterilenlere körü körüne uymak yerine, onlar</text:span></text:span><text:span text:style-name="PalatinoT_b8_rk11_20_Black"><text:span text:style-name="T8">ı</text:span></text:span><text:span text:style-name="PalatinoT_b8_rk11_20_Black"><text:span text:style-name="T7">n gerçekten do</text:span></text:span><text:span text:style-name="PalatinoT_b8_rk11_20_Black"><text:span text:style-name="T8">ğ</text:span></text:span><text:span text:style-name="PalatinoT_b8_rk11_20_Black"><text:span text:style-name="T7">ru olup olmad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dü</text:span></text:span><text:span text:style-name="PalatinoT_b8_rk11_20_Black"><text:span text:style-name="T8">ş</text:span></text:span><text:span text:style-name="PalatinoT_b8_rk11_20_Black"><text:span text:style-name="T7">ünmek durumundad</text:span></text:span><text:span text:style-name="PalatinoT_b8_rk11_20_Black"><text:span text:style-name="T8">ı</text:span></text:span><text:span text:style-name="PalatinoT_b8_rk11_20_Black"><text:span text:style-name="T7">r. </text:span></text:span></text:p>
      <text:p text:style-name="P11"><text:span text:style-name="PalatinoT_b8_rk11_20_Black"><text:span text:style-name="T7">Evrim konusunda sistemli bir biçimde yap</text:span></text:span><text:span text:style-name="PalatinoT_b8_rk11_20_Black"><text:span text:style-name="T8">ı</text:span></text:span><text:span text:style-name="PalatinoT_b8_rk11_20_Black"><text:span text:style-name="T7">lan ve Evrim'i ispatlanm</text:span></text:span><text:span text:style-name="PalatinoT_b8_rk11_20_Black"><text:span text:style-name="T8">ış</text:span></text:span><text:span text:style-name="PalatinoT_b8_rk11_20_Black"><text:span text:style-name="T7"> bir gerçek gibi sunan telkinler ise, üzerinde biraz dü</text:span></text:span><text:span text:style-name="PalatinoT_b8_rk11_20_Black"><text:span text:style-name="T8">ş</text:span></text:span><text:span text:style-name="PalatinoT_b8_rk11_20_Black"><text:span text:style-name="T7">ünüldü</text:span></text:span><text:span text:style-name="PalatinoT_b8_rk11_20_Black"><text:span text:style-name="T8">ğ</text:span></text:span><text:span text:style-name="PalatinoT_b8_rk11_20_Black"><text:span text:style-name="T7">ünde yalan oldu</text:span></text:span><text:span text:style-name="PalatinoT_b8_rk11_20_Black"><text:span text:style-name="T8">ğ</text:span></text:span><text:span text:style-name="PalatinoT_b8_rk11_20_Black"><text:span text:style-name="T7">u anla</text:span></text:span><text:span text:style-name="PalatinoT_b8_rk11_20_Black"><text:span text:style-name="T8">şı</text:span></text:span><text:span text:style-name="PalatinoT_b8_rk11_20_Black"><text:span text:style-name="T7">lacak türdendir.</text:span></text:span></text:p>
      <text:p text:style-name="P2"/>
      <text:p text:style-name="P2"/>
      <text:p text:style-name="P2"/>
      <text:p text:style-name="P2"/>
      <text:p text:style-name="P20"><text:span text:style-name="FrizQuadrataT_b8_rk14_20_BI_20_Black"><text:span text:style-name="T7">Evrim masallar</text:span></text:span><text:span text:style-name="FrizQuadrataT_b8_rk14_20_BI_20_Black"><text:span text:style-name="T8">ı</text:span></text:span></text:p>
      <text:p text:style-name="P23"/>
      <text:p text:style-name="P21"><text:span text:style-name="PalatinoT_b8_rk11_20_Black"><text:span text:style-name="T7">Önceki sayfalarda Evrimcilerin ürettikleri sahte delillere ve yapt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 çarp</text:span></text:span><text:span text:style-name="PalatinoT_b8_rk11_20_Black"><text:span text:style-name="T8">ı</text:span></text:span><text:span text:style-name="PalatinoT_b8_rk11_20_Black"><text:span text:style-name="T7">tmalara de</text:span></text:span><text:span text:style-name="PalatinoT_b8_rk11_20_Black"><text:span text:style-name="T8">ğ</text:span></text:span><text:span text:style-name="PalatinoT_b8_rk11_20_Black"><text:span text:style-name="T7">inmi</text:span></text:span><text:span text:style-name="PalatinoT_b8_rk11_20_Black"><text:span text:style-name="T8">ş</text:span></text:span><text:span text:style-name="PalatinoT_b8_rk11_20_Black"><text:span text:style-name="T7">tik. Ancak topluma Evrim'i kabul ettirmek için kullan</text:span></text:span><text:span text:style-name="PalatinoT_b8_rk11_20_Black"><text:span text:style-name="T8">ı</text:span></text:span><text:span text:style-name="PalatinoT_b8_rk11_20_Black"><text:span text:style-name="T7">lan yöntemler, bu sahtekarl</text:span></text:span><text:span text:style-name="PalatinoT_b8_rk11_20_Black"><text:span text:style-name="T8">ı</text:span></text:span><text:span text:style-name="PalatinoT_b8_rk11_20_Black"><text:span text:style-name="T7">klardan çok daha basittir.</text:span></text:span></text:p>
      <text:p text:style-name="P21"><text:span text:style-name="PalatinoT_b8_rk11_20_Black"><text:span text:style-name="T7">En önemli ve etkili yöntem, Evrimciler taraf</text:span></text:span><text:span text:style-name="PalatinoT_b8_rk11_20_Black"><text:span text:style-name="T8">ı</text:span></text:span><text:span text:style-name="PalatinoT_b8_rk11_20_Black"><text:span text:style-name="T7">ndan yap</text:span></text:span><text:span text:style-name="PalatinoT_b8_rk11_20_Black"><text:span text:style-name="T8">ı</text:span></text:span><text:span text:style-name="PalatinoT_b8_rk11_20_Black"><text:span text:style-name="T7">lan "rekonstrüksiyon" çizimlerdir. Evrimci yay</text:span></text:span><text:span text:style-name="PalatinoT_b8_rk11_20_Black"><text:span text:style-name="T8">ı</text:span></text:span><text:span text:style-name="PalatinoT_b8_rk11_20_Black"><text:span text:style-name="T7">nlara bakt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zda bu çizimlere bolca rastlar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z. Çizimlerde yar</text:span></text:span><text:span text:style-name="PalatinoT_b8_rk11_20_Black"><text:span text:style-name="T8">ı</text:span></text:span><text:span text:style-name="PalatinoT_b8_rk11_20_Black"><text:span text:style-name="T7"> insan-yar</text:span></text:span><text:span text:style-name="PalatinoT_b8_rk11_20_Black"><text:span text:style-name="T8">ı</text:span></text:span><text:span text:style-name="PalatinoT_b8_rk11_20_Black"><text:span text:style-name="T7"> maymun yarat</text:span></text:span><text:span text:style-name="PalatinoT_b8_rk11_20_Black"><text:span text:style-name="T8">ı</text:span></text:span><text:span text:style-name="PalatinoT_b8_rk11_20_Black"><text:span text:style-name="T7">klar, ço</text:span></text:span><text:span text:style-name="PalatinoT_b8_rk11_20_Black"><text:span text:style-name="T8">ğ</text:span></text:span><text:span text:style-name="PalatinoT_b8_rk11_20_Black"><text:span text:style-name="T7">u kez "ailece", yer al</text:span></text:span><text:span text:style-name="PalatinoT_b8_rk11_20_Black"><text:span text:style-name="T8">ı</text:span></text:span><text:span text:style-name="PalatinoT_b8_rk11_20_Black"><text:span text:style-name="T7">r. K</text:span></text:span><text:span text:style-name="PalatinoT_b8_rk11_20_Black"><text:span text:style-name="T8">ı</text:span></text:span><text:span text:style-name="PalatinoT_b8_rk11_20_Black"><text:span text:style-name="T7">ll</text:span></text:span><text:span text:style-name="PalatinoT_b8_rk11_20_Black"><text:span text:style-name="T8">ı</text:span></text:span><text:span text:style-name="PalatinoT_b8_rk11_20_Black"><text:span text:style-name="T7"> vücudlara, hafif e</text:span></text:span><text:span text:style-name="PalatinoT_b8_rk11_20_Black"><text:span text:style-name="T8">ğ</text:span></text:span><text:span text:style-name="PalatinoT_b8_rk11_20_Black"><text:span text:style-name="T7">ik bir yürüyü</text:span></text:span><text:span text:style-name="PalatinoT_b8_rk11_20_Black"><text:span text:style-name="T8">ş</text:span></text:span><text:span text:style-name="PalatinoT_b8_rk11_20_Black"><text:span text:style-name="T7">e, maymun-insan kar</text:span></text:span><text:span text:style-name="PalatinoT_b8_rk11_20_Black"><text:span text:style-name="T8">ışı</text:span></text:span><text:span text:style-name="PalatinoT_b8_rk11_20_Black"><text:span text:style-name="T7">m</text:span></text:span><text:span text:style-name="PalatinoT_b8_rk11_20_Black"><text:span text:style-name="T8">ı</text:span></text:span><text:span text:style-name="PalatinoT_b8_rk11_20_Black"><text:span text:style-name="T7"> bir yüze sahip olan bu yarat</text:span></text:span><text:span text:style-name="PalatinoT_b8_rk11_20_Black"><text:span text:style-name="T8">ı</text:span></text:span><text:span text:style-name="PalatinoT_b8_rk11_20_Black"><text:span text:style-name="T7">klar, Evrimci "bilim adamlar</text:span></text:span><text:span text:style-name="PalatinoT_b8_rk11_20_Black"><text:span text:style-name="T8">ı</text:span></text:span><text:span text:style-name="PalatinoT_b8_rk11_20_Black"><text:span text:style-name="T7">" taraf</text:span></text:span><text:span text:style-name="PalatinoT_b8_rk11_20_Black"><text:span text:style-name="T8">ı</text:span></text:span><text:span text:style-name="PalatinoT_b8_rk11_20_Black"><text:span text:style-name="T7">ndan sözde bulunan fosillerden yola ç</text:span></text:span><text:span text:style-name="PalatinoT_b8_rk11_20_Black"><text:span text:style-name="T8">ı</text:span></text:span><text:span text:style-name="PalatinoT_b8_rk11_20_Black"><text:span text:style-name="T7">k</text:span></text:span><text:span text:style-name="PalatinoT_b8_rk11_20_Black"><text:span text:style-name="T8">ı</text:span></text:span><text:span text:style-name="PalatinoT_b8_rk11_20_Black"><text:span text:style-name="T7">larak çizilmi</text:span></text:span><text:span text:style-name="PalatinoT_b8_rk11_20_Black"><text:span text:style-name="T8">ş</text:span></text:span><text:span text:style-name="PalatinoT_b8_rk11_20_Black"><text:span text:style-name="T7">lerdir. </text:span></text:span></text:p>
      <text:p text:style-name="P21"><text:span text:style-name="PalatinoT_b8_rk11_20_Black"><text:span text:style-name="T7">Oysa bu çizimlerin hiç bir anlam</text:span></text:span><text:span text:style-name="PalatinoT_b8_rk11_20_Black"><text:span text:style-name="T8">ı</text:span></text:span><text:span text:style-name="PalatinoT_b8_rk11_20_Black"><text:span text:style-name="T7"> yoktur. Çünkü bulunan fosiller, yaln</text:span></text:span><text:span text:style-name="PalatinoT_b8_rk11_20_Black"><text:span text:style-name="T8">ı</text:span></text:span><text:span text:style-name="PalatinoT_b8_rk11_20_Black"><text:span text:style-name="T7">zca canl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kemik yap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 hakk</text:span></text:span><text:span text:style-name="PalatinoT_b8_rk11_20_Black"><text:span text:style-name="T8">ı</text:span></text:span><text:span text:style-name="PalatinoT_b8_rk11_20_Black"><text:span text:style-name="T7">nda bilgi verir. Bu fosillerden yola ç</text:span></text:span><text:span text:style-name="PalatinoT_b8_rk11_20_Black"><text:span text:style-name="T8">ı</text:span></text:span><text:span text:style-name="PalatinoT_b8_rk11_20_Black"><text:span text:style-name="T7">karak bulunan canl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vücudunun ne derece "k</text:span></text:span><text:span text:style-name="PalatinoT_b8_rk11_20_Black"><text:span text:style-name="T8">ı</text:span></text:span><text:span text:style-name="PalatinoT_b8_rk11_20_Black"><text:span text:style-name="T7">ll</text:span></text:span><text:span text:style-name="PalatinoT_b8_rk11_20_Black"><text:span text:style-name="T8">ı</text:span></text:span><text:span text:style-name="PalatinoT_b8_rk11_20_Black"><text:span text:style-name="T7">" oldu</text:span></text:span><text:span text:style-name="PalatinoT_b8_rk11_20_Black"><text:span text:style-name="T8">ğ</text:span></text:span><text:span text:style-name="PalatinoT_b8_rk11_20_Black"><text:span text:style-name="T7">u hakk</text:span></text:span><text:span text:style-name="PalatinoT_b8_rk11_20_Black"><text:span text:style-name="T8">ı</text:span></text:span><text:span text:style-name="PalatinoT_b8_rk11_20_Black"><text:span text:style-name="T7">nda bir fikir yürütülemez. Ayn</text:span></text:span><text:span text:style-name="PalatinoT_b8_rk11_20_Black"><text:span text:style-name="T8">ı</text:span></text:span><text:span text:style-name="PalatinoT_b8_rk11_20_Black"><text:span text:style-name="T7"> </text:span></text:span><text:span text:style-name="PalatinoT_b8_rk11_20_Black"><text:span text:style-name="T8">ş</text:span></text:span><text:span text:style-name="PalatinoT_b8_rk11_20_Black"><text:span text:style-name="T7">ekilde, canl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burnu, kulaklar</text:span></text:span><text:span text:style-name="PalatinoT_b8_rk11_20_Black"><text:span text:style-name="T8">ı</text:span></text:span><text:span text:style-name="PalatinoT_b8_rk11_20_Black"><text:span text:style-name="T7">, dudaklar</text:span></text:span><text:span text:style-name="PalatinoT_b8_rk11_20_Black"><text:span text:style-name="T8">ı</text:span></text:span><text:span text:style-name="PalatinoT_b8_rk11_20_Black"><text:span text:style-name="T7"> saçlar</text:span></text:span><text:span text:style-name="PalatinoT_b8_rk11_20_Black"><text:span text:style-name="T8">ı</text:span></text:span><text:span text:style-name="PalatinoT_b8_rk11_20_Black"><text:span text:style-name="T7"> hakk</text:span></text:span><text:span text:style-name="PalatinoT_b8_rk11_20_Black"><text:span text:style-name="T8">ı</text:span></text:span><text:span text:style-name="PalatinoT_b8_rk11_20_Black"><text:span text:style-name="T7">nda da hiç bir bilgi bulunamaz. Oysa Evrimciler, çizimlerde en çok burun, dudak ve kulak gibi organlar</text:span></text:span><text:span text:style-name="PalatinoT_b8_rk11_20_Black"><text:span text:style-name="T8">ı</text:span></text:span><text:span text:style-name="PalatinoT_b8_rk11_20_Black"><text:span text:style-name="T7"> yar</text:span></text:span><text:span text:style-name="PalatinoT_b8_rk11_20_Black"><text:span text:style-name="T8">ı</text:span></text:span><text:span text:style-name="PalatinoT_b8_rk11_20_Black"><text:span text:style-name="T7"> insan-yar</text:span></text:span><text:span text:style-name="PalatinoT_b8_rk11_20_Black"><text:span text:style-name="T8">ı</text:span></text:span><text:span text:style-name="PalatinoT_b8_rk11_20_Black"><text:span text:style-name="T7"> maymun </text:span></text:span><text:span text:style-name="PalatinoT_b8_rk11_20_Black"><text:span text:style-name="T8">ş</text:span></text:span><text:span text:style-name="PalatinoT_b8_rk11_20_Black"><text:span text:style-name="T7">eklinde göstermektedirler. </text:span></text:span></text:p>
      <text:p text:style-name="P21"><text:soft-page-break/><text:span text:style-name="PalatinoT_b8_rk11_20_Black"><text:span text:style-name="T7">Bu yolla, normal bir insan kafatas</text:span></text:span><text:span text:style-name="PalatinoT_b8_rk11_20_Black"><text:span text:style-name="T8">ı</text:span></text:span><text:span text:style-name="PalatinoT_b8_rk11_20_Black"><text:span text:style-name="T7">na da maymun burnu, kula</text:span></text:span><text:span text:style-name="PalatinoT_b8_rk11_20_Black"><text:span text:style-name="T8">ğı</text:span></text:span><text:span text:style-name="PalatinoT_b8_rk11_20_Black"><text:span text:style-name="T7"> ve duda</text:span></text:span><text:span text:style-name="PalatinoT_b8_rk11_20_Black"><text:span text:style-name="T8">ğı</text:span></text:span><text:span text:style-name="PalatinoT_b8_rk11_20_Black"><text:span text:style-name="T7"> ekleyip hayali bir ara geçit formu elde edebilirsiniz. </text:span></text:span></text:p>
      <text:p text:style-name="P11"><text:span text:style-name="PalatinoT_b8_rk11_20_Black"><text:span text:style-name="T7">Nitekim Evrimciler bu konuda o denli "bol keseden" atmaktad</text:span></text:span><text:span text:style-name="PalatinoT_b8_rk11_20_Black"><text:span text:style-name="T8">ı</text:span></text:span><text:span text:style-name="PalatinoT_b8_rk11_20_Black"><text:span text:style-name="T7">rlar ki, ayn</text:span></text:span><text:span text:style-name="PalatinoT_b8_rk11_20_Black"><text:span text:style-name="T8">ı</text:span></text:span><text:span text:style-name="PalatinoT_b8_rk11_20_Black"><text:span text:style-name="T7"> kafatas</text:span></text:span><text:span text:style-name="PalatinoT_b8_rk11_20_Black"><text:span text:style-name="T8">ı</text:span></text:span><text:span text:style-name="PalatinoT_b8_rk11_20_Black"><text:span text:style-name="T7">na birbirinden çok farkl</text:span></text:span><text:span text:style-name="PalatinoT_b8_rk11_20_Black"><text:span text:style-name="T8">ı</text:span></text:span><text:span text:style-name="PalatinoT_b8_rk11_20_Black"><text:span text:style-name="T7"> yüzler yak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</text:span></text:span><text:span text:style-name="PalatinoT_b8_rk11_20_Black"><text:span text:style-name="T8">ı</text:span></text:span><text:span text:style-name="PalatinoT_b8_rk11_20_Black"><text:span text:style-name="T7">labilmektedirler. Örne</text:span></text:span><text:span text:style-name="PalatinoT_b8_rk11_20_Black"><text:span text:style-name="T8">ğ</text:span></text:span><text:span text:style-name="PalatinoT_b8_rk11_20_Black"><text:span text:style-name="T7">in Australopithecus Robustus (Zinjanthropus) adl</text:span></text:span><text:span text:style-name="PalatinoT_b8_rk11_20_Black"><text:span text:style-name="T8">ı</text:span></text:span><text:span text:style-name="PalatinoT_b8_rk11_20_Black"><text:span text:style-name="T7"> fosil için çizilen birbirinden tamamen farkl</text:span></text:span><text:span text:style-name="PalatinoT_b8_rk11_20_Black"><text:span text:style-name="T8">ı</text:span></text:span><text:span text:style-name="PalatinoT_b8_rk11_20_Black"><text:span text:style-name="T7"> üç ayr</text:span></text:span><text:span text:style-name="PalatinoT_b8_rk11_20_Black"><text:span text:style-name="T8">ı</text:span></text:span><text:span text:style-name="PalatinoT_b8_rk11_20_Black"><text:span text:style-name="T7"> rekonstrüksiyon çizim, bunun ünlü bir örne</text:span></text:span><text:span text:style-name="PalatinoT_b8_rk11_20_Black"><text:span text:style-name="T8">ğ</text:span></text:span><text:span text:style-name="PalatinoT_b8_rk11_20_Black"><text:span text:style-name="T7">idir. Önceki sayfalarda de</text:span></text:span><text:span text:style-name="PalatinoT_b8_rk11_20_Black"><text:span text:style-name="T8">ğ</text:span></text:span><text:span text:style-name="PalatinoT_b8_rk11_20_Black"><text:span text:style-name="T7">indi</text:span></text:span><text:span text:style-name="PalatinoT_b8_rk11_20_Black"><text:span text:style-name="T8">ğ</text:span></text:span><text:span text:style-name="PalatinoT_b8_rk11_20_Black"><text:span text:style-name="T7">imiz gibi, bir domuz di</text:span></text:span><text:span text:style-name="PalatinoT_b8_rk11_20_Black"><text:span text:style-name="T8">ş</text:span></text:span><text:span text:style-name="PalatinoT_b8_rk11_20_Black"><text:span text:style-name="T7">inden yola ç</text:span></text:span><text:span text:style-name="PalatinoT_b8_rk11_20_Black"><text:span text:style-name="T8">ı</text:span></text:span><text:span text:style-name="PalatinoT_b8_rk11_20_Black"><text:span text:style-name="T7">k</text:span></text:span><text:span text:style-name="PalatinoT_b8_rk11_20_Black"><text:span text:style-name="T8">ı</text:span></text:span><text:span text:style-name="PalatinoT_b8_rk11_20_Black"><text:span text:style-name="T7">larak "bulunan" ve ailesi ile birlikte yar</text:span></text:span><text:span text:style-name="PalatinoT_b8_rk11_20_Black"><text:span text:style-name="T8">ı</text:span></text:span><text:span text:style-name="PalatinoT_b8_rk11_20_Black"><text:span text:style-name="T7"> insan-yar</text:span></text:span><text:span text:style-name="PalatinoT_b8_rk11_20_Black"><text:span text:style-name="T8">ı</text:span></text:span><text:span text:style-name="PalatinoT_b8_rk11_20_Black"><text:span text:style-name="T7"> maymun bir görünümle çizilen hayali Nebraska Adam</text:span></text:span><text:span text:style-name="PalatinoT_b8_rk11_20_Black"><text:span text:style-name="T8">ı</text:span></text:span><text:span text:style-name="PalatinoT_b8_rk11_20_Black"><text:span text:style-name="T7"> da, Evrimcilerin hayal gücünün ne denli geli</text:span></text:span><text:span text:style-name="PalatinoT_b8_rk11_20_Black"><text:span text:style-name="T8">ş</text:span></text:span><text:span text:style-name="PalatinoT_b8_rk11_20_Black"><text:span text:style-name="T7">mi</text:span></text:span><text:span text:style-name="PalatinoT_b8_rk11_20_Black"><text:span text:style-name="T8">ş</text:span></text:span><text:span text:style-name="PalatinoT_b8_rk11_20_Black"><text:span text:style-name="T7"> oldu</text:span></text:span><text:span text:style-name="PalatinoT_b8_rk11_20_Black"><text:span text:style-name="T8">ğ</text:span></text:span><text:span text:style-name="PalatinoT_b8_rk11_20_Black"><text:span text:style-name="T7">unu gösteren bir ba</text:span></text:span><text:span text:style-name="PalatinoT_b8_rk11_20_Black"><text:span text:style-name="T8">ş</text:span></text:span><text:span text:style-name="PalatinoT_b8_rk11_20_Black"><text:span text:style-name="T7">ka örnektir. </text:span></text:span></text:p>
      <text:p text:style-name="P11"><text:span text:style-name="PalatinoT_b8_rk11_20_Black"><text:span text:style-name="T7">Ama bu hayali çizimler, pek çok insan aç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ndan Evrim'e inanmak için oldukça doyurucu bir kan</text:span></text:span><text:span text:style-name="PalatinoT_b8_rk11_20_Black"><text:span text:style-name="T8">ı</text:span></text:span><text:span text:style-name="PalatinoT_b8_rk11_20_Black"><text:span text:style-name="T7">tt</text:span></text:span><text:span text:style-name="PalatinoT_b8_rk11_20_Black"><text:span text:style-name="T8">ı</text:span></text:span><text:span text:style-name="PalatinoT_b8_rk11_20_Black"><text:span text:style-name="T7">r. "Koskoca" bilim adamlar</text:span></text:span><text:span text:style-name="PalatinoT_b8_rk11_20_Black"><text:span text:style-name="T8">ı</text:span></text:span><text:span text:style-name="PalatinoT_b8_rk11_20_Black"><text:span text:style-name="T7">, bu tablolar</text:span></text:span><text:span text:style-name="PalatinoT_b8_rk11_20_Black"><text:span text:style-name="T8">ı</text:span></text:span><text:span text:style-name="PalatinoT_b8_rk11_20_Black"><text:span text:style-name="T7"> kafalar</text:span></text:span><text:span text:style-name="PalatinoT_b8_rk11_20_Black"><text:span text:style-name="T8">ı</text:span></text:span><text:span text:style-name="PalatinoT_b8_rk11_20_Black"><text:span text:style-name="T7">ndan uyduracak de</text:span></text:span><text:span text:style-name="PalatinoT_b8_rk11_20_Black"><text:span text:style-name="T8">ğ</text:span></text:span><text:span text:style-name="PalatinoT_b8_rk11_20_Black"><text:span text:style-name="T7">ildirler ya!...</text:span></text:span></text:p>
      <text:p text:style-name="P11"><text:span text:style-name="PalatinoT_b8_rk11_20_Black"><text:span text:style-name="T8">İş</text:span></text:span><text:span text:style-name="PalatinoT_b8_rk11_20_Black"><text:span text:style-name="T7">te ço</text:span></text:span><text:span text:style-name="PalatinoT_b8_rk11_20_Black"><text:span text:style-name="T8">ğ</text:span></text:span><text:span text:style-name="PalatinoT_b8_rk11_20_Black"><text:span text:style-name="T7">u insan bu "koskoca bilimadamlar</text:span></text:span><text:span text:style-name="PalatinoT_b8_rk11_20_Black"><text:span text:style-name="T8">ı</text:span></text:span><text:span text:style-name="PalatinoT_b8_rk11_20_Black"><text:span text:style-name="T7">" taraf</text:span></text:span><text:span text:style-name="PalatinoT_b8_rk11_20_Black"><text:span text:style-name="T8">ı</text:span></text:span><text:span text:style-name="PalatinoT_b8_rk11_20_Black"><text:span text:style-name="T7">ndan uydurulan koca yalana, Evrim Teorisi'ne körü körüne inan</text:span></text:span><text:span text:style-name="PalatinoT_b8_rk11_20_Black"><text:span text:style-name="T8">ı</text:span></text:span><text:span text:style-name="PalatinoT_b8_rk11_20_Black"><text:span text:style-name="T7">r. Evrim o denli yo</text:span></text:span><text:span text:style-name="PalatinoT_b8_rk11_20_Black"><text:span text:style-name="T8">ğ</text:span></text:span><text:span text:style-name="PalatinoT_b8_rk11_20_Black"><text:span text:style-name="T7">un bir propaganda ile topluma kabul ettirilmi</text:span></text:span><text:span text:style-name="PalatinoT_b8_rk11_20_Black"><text:span text:style-name="T8">ş</text:span></text:span><text:span text:style-name="PalatinoT_b8_rk11_20_Black"><text:span text:style-name="T7">tir ki, insanlar bu teoriyi kabul etmek için delil aramazlar bile. Ço</text:span></text:span><text:span text:style-name="PalatinoT_b8_rk11_20_Black"><text:span text:style-name="T8">ğ</text:span></text:span><text:span text:style-name="PalatinoT_b8_rk11_20_Black"><text:span text:style-name="T7">u ki</text:span></text:span><text:span text:style-name="PalatinoT_b8_rk11_20_Black"><text:span text:style-name="T8">ş</text:span></text:span><text:span text:style-name="PalatinoT_b8_rk11_20_Black"><text:span text:style-name="T7">i, Evrim'in, dünyan</text:span></text:span><text:span text:style-name="PalatinoT_b8_rk11_20_Black"><text:span text:style-name="T8">ı</text:span></text:span><text:span text:style-name="PalatinoT_b8_rk11_20_Black"><text:span text:style-name="T7">n yuvarlak olu</text:span></text:span><text:span text:style-name="PalatinoT_b8_rk11_20_Black"><text:span text:style-name="T8">ş</text:span></text:span><text:span text:style-name="PalatinoT_b8_rk11_20_Black"><text:span text:style-name="T7">u kadar kesin bir gerçek sanmaktad</text:span></text:span><text:span text:style-name="PalatinoT_b8_rk11_20_Black"><text:span text:style-name="T8">ı</text:span></text:span><text:span text:style-name="PalatinoT_b8_rk11_20_Black"><text:span text:style-name="T7">r.</text:span></text:span></text:p>
      <text:p text:style-name="P11"><text:span text:style-name="PalatinoT_b8_rk11_20_Black"><text:span text:style-name="T7">Evrimci Douglas Dewar, teorinin topluma kabul ettirilmesinde b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oynad</text:span></text:span><text:span text:style-name="PalatinoT_b8_rk11_20_Black"><text:span text:style-name="T8">ığı</text:span></text:span><text:span text:style-name="PalatinoT_b8_rk11_20_Black"><text:span text:style-name="T7"> rolü </text:span></text:span><text:span text:style-name="PalatinoT_b8_rk11_20_Black"><text:span text:style-name="T8">ş</text:span></text:span><text:span text:style-name="PalatinoT_b8_rk11_20_Black"><text:span text:style-name="T7">öyle anlat</text:span></text:span><text:span text:style-name="PalatinoT_b8_rk11_20_Black"><text:span text:style-name="T8">ı</text:span></text:span><text:span text:style-name="PalatinoT_b8_rk11_20_Black"><text:span text:style-name="T7">yor:</text:span></text:span></text:p>
      <text:p text:style-name="P11"><text:span text:style-name="PalatinoT_b8_rk11_20_I_20_Black"><text:span text:style-name="T7">"</text:span></text:span><text:span text:style-name="PalatinoT_b8_rk11_20_BI_20_Black"><text:span text:style-name="T7">Evrimcilerin bas</text:span></text:span><text:span text:style-name="PalatinoT_b8_rk11_20_BI_20_Black"><text:span text:style-name="T8">ı</text:span></text:span><text:span text:style-name="PalatinoT_b8_rk11_20_BI_20_Black"><text:span text:style-name="T7">n</text:span></text:span><text:span text:style-name="PalatinoT_b8_rk11_20_BI_20_Black"><text:span text:style-name="T8">ı</text:span></text:span><text:span text:style-name="PalatinoT_b8_rk11_20_BI_20_Black"><text:span text:style-name="T7"> ele geçirmeleri</text:span></text:span><text:span text:style-name="PalatinoT_b8_rk11_20_I_20_Black"><text:span text:style-name="T7">nin önemini pek az insan fark etmi</text:span></text:span><text:span text:style-name="PalatinoT_b8_rk11_20_I_20_Black"><text:span text:style-name="T8">ş</text:span></text:span><text:span text:style-name="PalatinoT_b8_rk11_20_I_20_Black"><text:span text:style-name="T7">tir. Bugün pek az dergide Evrim Teorisi'ni reddeden makale ç</text:span></text:span><text:span text:style-name="PalatinoT_b8_rk11_20_I_20_Black"><text:span text:style-name="T8">ı</text:span></text:span><text:span text:style-name="PalatinoT_b8_rk11_20_I_20_Black"><text:span text:style-name="T7">kar. Hatta dini dergilerin bile birçoklar</text:span></text:span><text:span text:style-name="PalatinoT_b8_rk11_20_I_20_Black"><text:span text:style-name="T8">ı</text:span></text:span><text:span text:style-name="PalatinoT_b8_rk11_20_I_20_Black"><text:span text:style-name="T7">, insan</text:span></text:span><text:span text:style-name="PalatinoT_b8_rk11_20_I_20_Black"><text:span text:style-name="T8">ı</text:span></text:span><text:span text:style-name="PalatinoT_b8_rk11_20_I_20_Black"><text:span text:style-name="T7">n hayvan soyundan geldi</text:span></text:span><text:span text:style-name="PalatinoT_b8_rk11_20_I_20_Black"><text:span text:style-name="T8">ğ</text:span></text:span><text:span text:style-name="PalatinoT_b8_rk11_20_I_20_Black"><text:span text:style-name="T7">ini kabul eden modernistlerin elindedir. Genel konu</text:span></text:span><text:span text:style-name="PalatinoT_b8_rk11_20_I_20_Black"><text:span text:style-name="T8">ş</text:span></text:span><text:span text:style-name="PalatinoT_b8_rk11_20_I_20_Black"><text:span text:style-name="T7">ursak, bütün gazetelerin yaz</text:span></text:span><text:span text:style-name="PalatinoT_b8_rk11_20_I_20_Black"><text:span text:style-name="T8">ı</text:span></text:span><text:span text:style-name="PalatinoT_b8_rk11_20_I_20_Black"><text:span text:style-name="T7"> i</text:span></text:span><text:span text:style-name="PalatinoT_b8_rk11_20_I_20_Black"><text:span text:style-name="T8">ş</text:span></text:span><text:span text:style-name="PalatinoT_b8_rk11_20_I_20_Black"><text:span text:style-name="T7">leri müdürleri, Evrim'i ispat edilmi</text:span></text:span><text:span text:style-name="PalatinoT_b8_rk11_20_I_20_Black"><text:span text:style-name="T8">ş</text:span></text:span><text:span text:style-name="PalatinoT_b8_rk11_20_I_20_Black"><text:span text:style-name="T7"> bir kanun olarak bilmekte ve teoriye kar</text:span></text:span><text:span text:style-name="PalatinoT_b8_rk11_20_I_20_Black"><text:span text:style-name="T8">şı</text:span></text:span><text:span text:style-name="PalatinoT_b8_rk11_20_I_20_Black"><text:span text:style-name="T7"> ç</text:span></text:span><text:span text:style-name="PalatinoT_b8_rk11_20_I_20_Black"><text:span text:style-name="T8">ı</text:span></text:span><text:span text:style-name="PalatinoT_b8_rk11_20_I_20_Black"><text:span text:style-name="T7">kan herkesi cehalet ya da delilikle suçlamaktad</text:span></text:span><text:span text:style-name="PalatinoT_b8_rk11_20_I_20_Black"><text:span text:style-name="T8">ı</text:span></text:span><text:span text:style-name="PalatinoT_b8_rk11_20_I_20_Black"><text:span text:style-name="T7">rlar. Hemen hepsi Evrimciler taraf</text:span></text:span><text:span text:style-name="PalatinoT_b8_rk11_20_I_20_Black"><text:span text:style-name="T8">ı</text:span></text:span><text:span text:style-name="PalatinoT_b8_rk11_20_I_20_Black"><text:span text:style-name="T7">ndan ç</text:span></text:span><text:span text:style-name="PalatinoT_b8_rk11_20_I_20_Black"><text:span text:style-name="T8">ı</text:span></text:span><text:span text:style-name="PalatinoT_b8_rk11_20_I_20_Black"><text:span text:style-name="T7">kar</text:span></text:span><text:span text:style-name="PalatinoT_b8_rk11_20_I_20_Black"><text:span text:style-name="T8">ı</text:span></text:span><text:span text:style-name="PalatinoT_b8_rk11_20_I_20_Black"><text:span text:style-name="T7">lan bilimsel dergiler ise Evrim kavram</text:span></text:span><text:span text:style-name="PalatinoT_b8_rk11_20_I_20_Black"><text:span text:style-name="T8">ı</text:span></text:span><text:span text:style-name="PalatinoT_b8_rk11_20_I_20_Black"><text:span text:style-name="T7">na ufak bir gölge dü</text:span></text:span><text:span text:style-name="PalatinoT_b8_rk11_20_I_20_Black"><text:span text:style-name="T8">ş</text:span></text:span><text:span text:style-name="PalatinoT_b8_rk11_20_I_20_Black"><text:span text:style-name="T7">ürecek bir yaz</text:span></text:span><text:span text:style-name="PalatinoT_b8_rk11_20_I_20_Black"><text:span text:style-name="T8">ı</text:span></text:span><text:span text:style-name="PalatinoT_b8_rk11_20_I_20_Black"><text:span text:style-name="T7">y</text:span></text:span><text:span text:style-name="PalatinoT_b8_rk11_20_I_20_Black"><text:span text:style-name="T8">ı</text:span></text:span><text:span text:style-name="PalatinoT_b8_rk11_20_I_20_Black"><text:span text:style-name="T7"> bile yay</text:span></text:span><text:span text:style-name="PalatinoT_b8_rk11_20_I_20_Black"><text:span text:style-name="T8">ı</text:span></text:span><text:span text:style-name="PalatinoT_b8_rk11_20_I_20_Black"><text:span text:style-name="T7">nlamak istememektedirler. Kitap yay</text:span></text:span><text:span text:style-name="PalatinoT_b8_rk11_20_I_20_Black"><text:span text:style-name="T8">ı</text:span></text:span><text:span text:style-name="PalatinoT_b8_rk11_20_I_20_Black"><text:span text:style-name="T7">nlayanlar, yürürlükte olan bir teoriye kar</text:span></text:span><text:span text:style-name="PalatinoT_b8_rk11_20_I_20_Black"><text:span text:style-name="T8">şı</text:span></text:span><text:span text:style-name="PalatinoT_b8_rk11_20_I_20_Black"><text:span text:style-name="T7"> ç</text:span></text:span><text:span text:style-name="PalatinoT_b8_rk11_20_I_20_Black"><text:span text:style-name="T8">ı</text:span></text:span><text:span text:style-name="PalatinoT_b8_rk11_20_I_20_Black"><text:span text:style-name="T7">k</text:span></text:span><text:span text:style-name="PalatinoT_b8_rk11_20_I_20_Black"><text:span text:style-name="T8">ı</text:span></text:span><text:span text:style-name="PalatinoT_b8_rk11_20_I_20_Black"><text:span text:style-name="T7">p da üzerine hücumlar toplayacak veya ra</text:span></text:span><text:span text:style-name="PalatinoT_b8_rk11_20_I_20_Black"><text:span text:style-name="T8">ğ</text:span></text:span><text:span text:style-name="PalatinoT_b8_rk11_20_I_20_Black"><text:span text:style-name="T7">bet görmeyecek bir kitab</text:span></text:span><text:span text:style-name="PalatinoT_b8_rk11_20_I_20_Black"><text:span text:style-name="T8">ı</text:span></text:span><text:span text:style-name="PalatinoT_b8_rk11_20_I_20_Black"><text:span text:style-name="T7"> basmazlar. Hatta bas</text:span></text:span><text:span text:style-name="PalatinoT_b8_rk11_20_I_20_Black"><text:span text:style-name="T8">ı</text:span></text:span><text:span text:style-name="PalatinoT_b8_rk11_20_I_20_Black"><text:span text:style-name="T7">m masraflar</text:span></text:span><text:span text:style-name="PalatinoT_b8_rk11_20_I_20_Black"><text:span text:style-name="T8">ı</text:span></text:span><text:span text:style-name="PalatinoT_b8_rk11_20_I_20_Black"><text:span text:style-name="T7"> yazara ait olsa bile, yay</text:span></text:span><text:span text:style-name="PalatinoT_b8_rk11_20_I_20_Black"><text:span text:style-name="T8">ı</text:span></text:span><text:span text:style-name="PalatinoT_b8_rk11_20_I_20_Black"><text:span text:style-name="T7">nevinin itibar kaybedece</text:span></text:span><text:span text:style-name="PalatinoT_b8_rk11_20_I_20_Black"><text:span text:style-name="T8">ğ</text:span></text:span><text:span text:style-name="PalatinoT_b8_rk11_20_I_20_Black"><text:span text:style-name="T7">ini dü</text:span></text:span><text:span text:style-name="PalatinoT_b8_rk11_20_I_20_Black"><text:span text:style-name="T8">ş</text:span></text:span><text:span text:style-name="PalatinoT_b8_rk11_20_I_20_Black"><text:span text:style-name="T7">ünürler. Böylece halk, meseleyi tek yönlü olarak bilmektedir. </text:span></text:span><text:span text:style-name="PalatinoT_b8_rk11_20_BI_20_Black"><text:span text:style-name="T7">Normal kitle adam</text:span></text:span><text:span text:style-name="PalatinoT_b8_rk11_20_BI_20_Black"><text:span text:style-name="T8">ı</text:span></text:span><text:span text:style-name="PalatinoT_b8_rk11_20_BI_20_Black"><text:span text:style-name="T7">, Evrim Teorisi'ni yerçekimi kanunu gibi ispat edilmi</text:span></text:span><text:span text:style-name="PalatinoT_b8_rk11_20_BI_20_Black"><text:span text:style-name="T8">ş</text:span></text:span><text:span text:style-name="PalatinoT_b8_rk11_20_BI_20_Black"><text:span text:style-name="T7"> bir gerçek sanmaktad</text:span></text:span><text:span text:style-name="PalatinoT_b8_rk11_20_BI_20_Black"><text:span text:style-name="T8">ı</text:span></text:span><text:span text:style-name="PalatinoT_b8_rk11_20_BI_20_Black"><text:span text:style-name="T7">r</text:span></text:span><text:span text:style-name="PalatinoT_b8_rk11_20_I_20_Black"><text:span text:style-name="T7">."</text:span></text:span><text:span text:style-name="PalatinoT_b8_rk11_20_Black"><text:span text:style-name="T7"> (</text:span></text:span><text:span text:style-name="PalatinoT_b8_rk11_20_Black"><text:span text:style-name="T8">İ</text:span></text:span><text:span text:style-name="PalatinoT_b8_rk11_20_Black"><text:span text:style-name="T7">nsan: Özel Yarat</text:span></text:span><text:span text:style-name="PalatinoT_b8_rk11_20_Black"><text:span text:style-name="T8">ı</text:span></text:span><text:span text:style-name="PalatinoT_b8_rk11_20_Black"><text:span text:style-name="T7">k, D. Devar, sf. 103-104)</text:span></text:span></text:p>
      <text:p text:style-name="P11"><text:span text:style-name="PalatinoT_b8_rk11_20_Black"><text:span text:style-name="T7">Evet, normal kitle adam</text:span></text:span><text:span text:style-name="PalatinoT_b8_rk11_20_Black"><text:span text:style-name="T8">ı</text:span></text:span><text:span text:style-name="PalatinoT_b8_rk11_20_Black"><text:span text:style-name="T7">, Evrim'i ispatlanm</text:span></text:span><text:span text:style-name="PalatinoT_b8_rk11_20_Black"><text:span text:style-name="T8">ış</text:span></text:span><text:span text:style-name="PalatinoT_b8_rk11_20_Black"><text:span text:style-name="T7"> bir gerçek sanmaktad</text:span></text:span><text:span text:style-name="PalatinoT_b8_rk11_20_Black"><text:span text:style-name="T8">ı</text:span></text:span><text:span text:style-name="PalatinoT_b8_rk11_20_Black"><text:span text:style-name="T7">r. Yo</text:span></text:span><text:span text:style-name="PalatinoT_b8_rk11_20_Black"><text:span text:style-name="T8">ğ</text:span></text:span><text:span text:style-name="PalatinoT_b8_rk11_20_Black"><text:span text:style-name="T7">un propaganda ve telkin sayesinde böyle bir dü</text:span></text:span><text:span text:style-name="PalatinoT_b8_rk11_20_Black"><text:span text:style-name="T8">ş</text:span></text:span><text:span text:style-name="PalatinoT_b8_rk11_20_Black"><text:span text:style-name="T7">ünceye kap</text:span></text:span><text:span text:style-name="PalatinoT_b8_rk11_20_Black"><text:span text:style-name="T8">ı</text:span></text:span><text:span text:style-name="PalatinoT_b8_rk11_20_Black"><text:span text:style-name="T7">lm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.</text:span></text:span></text:p>
      <text:p text:style-name="P11"><text:span text:style-name="PalatinoT_b8_rk11_20_Black"><text:span text:style-name="T7">Evrimciler de bu "beyin y</text:span></text:span><text:span text:style-name="PalatinoT_b8_rk11_20_Black"><text:span text:style-name="T8">ı</text:span></text:span><text:span text:style-name="PalatinoT_b8_rk11_20_Black"><text:span text:style-name="T7">kama" program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kendilerine verdi</text:span></text:span><text:span text:style-name="PalatinoT_b8_rk11_20_Black"><text:span text:style-name="T8">ğ</text:span></text:span><text:span text:style-name="PalatinoT_b8_rk11_20_Black"><text:span text:style-name="T7">i avantaj</text:span></text:span><text:span text:style-name="PalatinoT_b8_rk11_20_Black"><text:span text:style-name="T8">ı</text:span></text:span><text:span text:style-name="PalatinoT_b8_rk11_20_Black"><text:span text:style-name="T7"> iyi kullan</text:span></text:span><text:span text:style-name="PalatinoT_b8_rk11_20_Black"><text:span text:style-name="T8">ı</text:span></text:span><text:span text:style-name="PalatinoT_b8_rk11_20_Black"><text:span text:style-name="T7">rlar. Pek çok ki</text:span></text:span><text:span text:style-name="PalatinoT_b8_rk11_20_Black"><text:span text:style-name="T8">ş</text:span></text:span><text:span text:style-name="PalatinoT_b8_rk11_20_Black"><text:span text:style-name="T7">i Evrim'in var oldu</text:span></text:span><text:span text:style-name="PalatinoT_b8_rk11_20_Black"><text:span text:style-name="T8">ğ</text:span></text:span><text:span text:style-name="PalatinoT_b8_rk11_20_Black"><text:span text:style-name="T7">una öyle inand</text:span></text:span><text:span text:style-name="PalatinoT_b8_rk11_20_Black"><text:span text:style-name="T8">ı</text:span></text:span><text:span text:style-name="PalatinoT_b8_rk11_20_Black"><text:span text:style-name="T7">r</text:span></text:span><text:span text:style-name="PalatinoT_b8_rk11_20_Black"><text:span text:style-name="T8">ı</text:span></text:span><text:span text:style-name="PalatinoT_b8_rk11_20_Black"><text:span text:style-name="T7">lm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 ki, Evrimciler ne yazarsa yazs</text:span></text:span><text:span text:style-name="PalatinoT_b8_rk11_20_Black"><text:span text:style-name="T8">ı</text:span></text:span><text:span text:style-name="PalatinoT_b8_rk11_20_Black"><text:span text:style-name="T7">n, "nas</text:span></text:span><text:span text:style-name="PalatinoT_b8_rk11_20_Black"><text:span text:style-name="T8">ı</text:span></text:span><text:span text:style-name="PalatinoT_b8_rk11_20_Black"><text:span text:style-name="T7">l" ve "neden" gibi bir soru ak</text:span></text:span><text:span text:style-name="PalatinoT_b8_rk11_20_Black"><text:span text:style-name="T8">ı</text:span></text:span><text:span text:style-name="PalatinoT_b8_rk11_20_Black"><text:span text:style-name="T7">llar</text:span></text:span><text:span text:style-name="PalatinoT_b8_rk11_20_Black"><text:span text:style-name="T8">ı</text:span></text:span><text:span text:style-name="PalatinoT_b8_rk11_20_Black"><text:span text:style-name="T7">na gelmez. Bu nedenle de Evrimciler tutars</text:span></text:span><text:span text:style-name="PalatinoT_b8_rk11_20_Black"><text:span text:style-name="T8">ı</text:span></text:span><text:span text:style-name="PalatinoT_b8_rk11_20_Black"><text:span text:style-name="T7">z iddia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hiç bir dayanak ve delil göstermeden kolayca savunabilmektedirler. </text:span></text:span></text:p>
      <text:p text:style-name="P11"><text:span text:style-name="PalatinoT_b8_rk11_20_Black"><text:span text:style-name="T7">Örne</text:span></text:span><text:span text:style-name="PalatinoT_b8_rk11_20_Black"><text:span text:style-name="T8">ğ</text:span></text:span><text:span text:style-name="PalatinoT_b8_rk11_20_Black"><text:span text:style-name="T7">in en "bilimsel" Evrimci kitaplarda bile, Evrim'in en büyük ç</text:span></text:span><text:span text:style-name="PalatinoT_b8_rk11_20_Black"><text:span text:style-name="T8">ı</text:span></text:span><text:span text:style-name="PalatinoT_b8_rk11_20_Black"><text:span text:style-name="T7">kmazlar</text:span></text:span><text:span text:style-name="PalatinoT_b8_rk11_20_Black"><text:span text:style-name="T8">ı</text:span></text:span><text:span text:style-name="PalatinoT_b8_rk11_20_Black"><text:span text:style-name="T7">ndan biri olan "sudan karaya geçi</text:span></text:span><text:span text:style-name="PalatinoT_b8_rk11_20_Black"><text:span text:style-name="T8">ş</text:span></text:span><text:span text:style-name="PalatinoT_b8_rk11_20_Black"><text:span text:style-name="T7">" a</text:span></text:span><text:span text:style-name="PalatinoT_b8_rk11_20_Black"><text:span text:style-name="T8">ş</text:span></text:span><text:span text:style-name="PalatinoT_b8_rk11_20_Black"><text:span text:style-name="T7">amas</text:span></text:span><text:span text:style-name="PalatinoT_b8_rk11_20_Black"><text:span text:style-name="T8">ı</text:span></text:span><text:span text:style-name="PalatinoT_b8_rk11_20_Black"><text:span text:style-name="T7">, çocuklar</text:span></text:span><text:span text:style-name="PalatinoT_b8_rk11_20_Black"><text:span text:style-name="T8">ı</text:span></text:span><text:span text:style-name="PalatinoT_b8_rk11_20_Black"><text:span text:style-name="T7"> bile inand</text:span></text:span><text:span text:style-name="PalatinoT_b8_rk11_20_Black"><text:span text:style-name="T8">ı</text:span></text:span><text:span text:style-name="PalatinoT_b8_rk11_20_Black"><text:span text:style-name="T7">ramayacak bir basitlikte anlat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r. Evrim'e göre, hayat suda ba</text:span></text:span><text:span text:style-name="PalatinoT_b8_rk11_20_Black"><text:span text:style-name="T8">ş</text:span></text:span><text:span text:style-name="PalatinoT_b8_rk11_20_Black"><text:span text:style-name="T7">lam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 ve ilk geli</text:span></text:span><text:span text:style-name="PalatinoT_b8_rk11_20_Black"><text:span text:style-name="T8">ş</text:span></text:span><text:span text:style-name="PalatinoT_b8_rk11_20_Black"><text:span text:style-name="T7">mi</text:span></text:span><text:span text:style-name="PalatinoT_b8_rk11_20_Black"><text:span text:style-name="T8">ş</text:span></text:span><text:span text:style-name="PalatinoT_b8_rk11_20_Black"><text:span text:style-name="T7"> havyanlar bal</text:span></text:span><text:span text:style-name="PalatinoT_b8_rk11_20_Black"><text:span text:style-name="T8">ı</text:span></text:span><text:span text:style-name="PalatinoT_b8_rk11_20_Black"><text:span text:style-name="T7">klard</text:span></text:span><text:span text:style-name="PalatinoT_b8_rk11_20_Black"><text:span text:style-name="T8">ı</text:span></text:span><text:span text:style-name="PalatinoT_b8_rk11_20_Black"><text:span text:style-name="T7">r. Teoriye göre, nas</text:span></text:span><text:span text:style-name="PalatinoT_b8_rk11_20_Black"><text:span text:style-name="T8">ı</text:span></text:span><text:span text:style-name="PalatinoT_b8_rk11_20_Black"><text:span text:style-name="T7">l olmu</text:span></text:span><text:span text:style-name="PalatinoT_b8_rk11_20_Black"><text:span text:style-name="T8">ş</text:span></text:span><text:span text:style-name="PalatinoT_b8_rk11_20_Black"><text:span text:style-name="T7">sa olmu</text:span></text:span><text:span text:style-name="PalatinoT_b8_rk11_20_Black"><text:span text:style-name="T8">ş</text:span></text:span><text:span text:style-name="PalatinoT_b8_rk11_20_Black"><text:span text:style-name="T7"> (!), bir gün bu bal</text:span></text:span><text:span text:style-name="PalatinoT_b8_rk11_20_Black"><text:span text:style-name="T8">ı</text:span></text:span><text:span text:style-name="PalatinoT_b8_rk11_20_Black"><text:span text:style-name="T7">klar kendilerini karaya do</text:span></text:span><text:span text:style-name="PalatinoT_b8_rk11_20_Black"><text:span text:style-name="T8">ğ</text:span></text:span><text:span text:style-name="PalatinoT_b8_rk11_20_Black"><text:span text:style-name="T7">ru atmaya ba</text:span></text:span><text:span text:style-name="PalatinoT_b8_rk11_20_Black"><text:span text:style-name="T8">ş</text:span></text:span><text:span text:style-name="PalatinoT_b8_rk11_20_Black"><text:span text:style-name="T7">lam</text:span></text:span><text:span text:style-name="PalatinoT_b8_rk11_20_Black"><text:span text:style-name="T8">ış</text:span></text:span><text:span text:style-name="PalatinoT_b8_rk11_20_Black"><text:span text:style-name="T7">lard</text:span></text:span><text:span text:style-name="PalatinoT_b8_rk11_20_Black"><text:span text:style-name="T8">ı</text:span></text:span><text:span text:style-name="PalatinoT_b8_rk11_20_Black"><text:span text:style-name="T7">r! (Buna neden olarak ço</text:span></text:span><text:span text:style-name="PalatinoT_b8_rk11_20_Black"><text:span text:style-name="T8">ğ</text:span></text:span><text:span text:style-name="PalatinoT_b8_rk11_20_Black"><text:span text:style-name="T7">u kez kurakl</text:span></text:span><text:span text:style-name="PalatinoT_b8_rk11_20_Black"><text:span text:style-name="T8">ı</text:span></text:span><text:span text:style-name="PalatinoT_b8_rk11_20_Black"><text:span text:style-name="T7">k gösterilir.) Ve yine teoriye göre, karada ya</text:span></text:span><text:span text:style-name="PalatinoT_b8_rk11_20_Black"><text:span text:style-name="T8">ş</text:span></text:span><text:span text:style-name="PalatinoT_b8_rk11_20_Black"><text:span text:style-name="T7">amay</text:span></text:span><text:span text:style-name="PalatinoT_b8_rk11_20_Black"><text:span text:style-name="T8">ı</text:span></text:span><text:span text:style-name="PalatinoT_b8_rk11_20_Black"><text:span text:style-name="T7"> seçen bal</text:span></text:span><text:span text:style-name="PalatinoT_b8_rk11_20_Black"><text:span text:style-name="T8">ı</text:span></text:span><text:span text:style-name="PalatinoT_b8_rk11_20_Black"><text:span text:style-name="T7">klar, nas</text:span></text:span><text:span text:style-name="PalatinoT_b8_rk11_20_Black"><text:span text:style-name="T8">ı</text:span></text:span><text:span text:style-name="PalatinoT_b8_rk11_20_Black"><text:span text:style-name="T7">l olmu</text:span></text:span><text:span text:style-name="PalatinoT_b8_rk11_20_Black"><text:span text:style-name="T8">ş</text:span></text:span><text:span text:style-name="PalatinoT_b8_rk11_20_Black"><text:span text:style-name="T7">sa olmu</text:span></text:span><text:span text:style-name="PalatinoT_b8_rk11_20_Black"><text:span text:style-name="T8">ş</text:span></text:span><text:span text:style-name="PalatinoT_b8_rk11_20_Black"><text:span text:style-name="T7">, yüzgeç yerine ayaklara, solungaç yerine de ci</text:span></text:span><text:span text:style-name="PalatinoT_b8_rk11_20_Black"><text:span text:style-name="T8">ğ</text:span></text:span><text:span text:style-name="PalatinoT_b8_rk11_20_Black"><text:span text:style-name="T7">erlere sahip olmu</text:span></text:span><text:span text:style-name="PalatinoT_b8_rk11_20_Black"><text:span text:style-name="T8">ş</text:span></text:span><text:span text:style-name="PalatinoT_b8_rk11_20_Black"><text:span text:style-name="T7">lard</text:span></text:span><text:span text:style-name="PalatinoT_b8_rk11_20_Black"><text:span text:style-name="T8">ı</text:span></text:span><text:span text:style-name="PalatinoT_b8_rk11_20_Black"><text:span text:style-name="T7">r! </text:span></text:span></text:p>
      <text:p text:style-name="P11"><text:span text:style-name="PalatinoT_b8_rk11_20_Black"><text:span text:style-name="T7">Ço</text:span></text:span><text:span text:style-name="PalatinoT_b8_rk11_20_Black"><text:span text:style-name="T8">ğ</text:span></text:span><text:span text:style-name="PalatinoT_b8_rk11_20_Black"><text:span text:style-name="T7">u Evrim kitab</text:span></text:span><text:span text:style-name="PalatinoT_b8_rk11_20_Black"><text:span text:style-name="T8">ı</text:span></text:span><text:span text:style-name="PalatinoT_b8_rk11_20_Black"><text:span text:style-name="T7">, bu büyük iddian</text:span></text:span><text:span text:style-name="PalatinoT_b8_rk11_20_Black"><text:span text:style-name="T8">ı</text:span></text:span><text:span text:style-name="PalatinoT_b8_rk11_20_Black"><text:span text:style-name="T7">n "nas</text:span></text:span><text:span text:style-name="PalatinoT_b8_rk11_20_Black"><text:span text:style-name="T8">ı</text:span></text:span><text:span text:style-name="PalatinoT_b8_rk11_20_Black"><text:span text:style-name="T7">l"</text:span></text:span><text:span text:style-name="PalatinoT_b8_rk11_20_Black"><text:span text:style-name="T8">ı</text:span></text:span><text:span text:style-name="PalatinoT_b8_rk11_20_Black"><text:span text:style-name="T7">na hiç girmez. En "bilimsel" kaynaklarda, "ve sudan karaya geçi</text:span></text:span><text:span text:style-name="PalatinoT_b8_rk11_20_Black"><text:span text:style-name="T8">ş</text:span></text:span><text:span text:style-name="PalatinoT_b8_rk11_20_Black"><text:span text:style-name="T7"> gerçekle</text:span></text:span><text:span text:style-name="PalatinoT_b8_rk11_20_Black"><text:span text:style-name="T8">ş</text:span></text:span><text:span text:style-name="PalatinoT_b8_rk11_20_Black"><text:span text:style-name="T7">ti" gibi anlams</text:span></text:span><text:span text:style-name="PalatinoT_b8_rk11_20_Black"><text:span text:style-name="T8">ı</text:span></text:span><text:span text:style-name="PalatinoT_b8_rk11_20_Black"><text:span text:style-name="T7">z bir cümle ile bu iddian</text:span></text:span><text:span text:style-name="PalatinoT_b8_rk11_20_Black"><text:span text:style-name="T8">ı</text:span></text:span><text:span text:style-name="PalatinoT_b8_rk11_20_Black"><text:span text:style-name="T7">n garipli</text:span></text:span><text:span text:style-name="PalatinoT_b8_rk11_20_Black"><text:span text:style-name="T8">ğ</text:span></text:span><text:span text:style-name="PalatinoT_b8_rk11_20_Black"><text:span text:style-name="T7">i gözlerden saklan</text:span></text:span><text:span text:style-name="PalatinoT_b8_rk11_20_Black"><text:span text:style-name="T8">ı</text:span></text:span><text:span text:style-name="PalatinoT_b8_rk11_20_Black"><text:span text:style-name="T7">r.</text:span></text:span></text:p>
      <text:p text:style-name="P11"><text:span text:style-name="PalatinoT_b8_rk11_20_Black"><text:span text:style-name="T7"><text:s/>Acaba bu "geçi</text:span></text:span><text:span text:style-name="PalatinoT_b8_rk11_20_Black"><text:span text:style-name="T8">ş</text:span></text:span><text:span text:style-name="PalatinoT_b8_rk11_20_Black"><text:span text:style-name="T7">" nas</text:span></text:span><text:span text:style-name="PalatinoT_b8_rk11_20_Black"><text:span text:style-name="T8">ı</text:span></text:span><text:span text:style-name="PalatinoT_b8_rk11_20_Black"><text:span text:style-name="T7">l gerçekle</text:span></text:span><text:span text:style-name="PalatinoT_b8_rk11_20_Black"><text:span text:style-name="T8">ş</text:span></text:span><text:span text:style-name="PalatinoT_b8_rk11_20_Black"><text:span text:style-name="T7">mi</text:span></text:span><text:span text:style-name="PalatinoT_b8_rk11_20_Black"><text:span text:style-name="T8">ş</text:span></text:span><text:span text:style-name="PalatinoT_b8_rk11_20_Black"><text:span text:style-name="T7">tir? Bir bal</text:span></text:span><text:span text:style-name="PalatinoT_b8_rk11_20_Black"><text:span text:style-name="T8">ığı</text:span></text:span><text:span text:style-name="PalatinoT_b8_rk11_20_Black"><text:span text:style-name="T7">n sudan ç</text:span></text:span><text:span text:style-name="PalatinoT_b8_rk11_20_Black"><text:span text:style-name="T8">ı</text:span></text:span><text:span text:style-name="PalatinoT_b8_rk11_20_Black"><text:span text:style-name="T7">kt</text:span></text:span><text:span text:style-name="PalatinoT_b8_rk11_20_Black"><text:span text:style-name="T8">ığı</text:span></text:span><text:span text:style-name="PalatinoT_b8_rk11_20_Black"><text:span text:style-name="T7">nda bir-iki dakikadan fazla ya</text:span></text:span><text:span text:style-name="PalatinoT_b8_rk11_20_Black"><text:span text:style-name="T8">ş</text:span></text:span><text:span text:style-name="PalatinoT_b8_rk11_20_Black"><text:span text:style-name="T7">ayamad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biliyoruz. Evrimcilerin iddia etti</text:span></text:span><text:span text:style-name="PalatinoT_b8_rk11_20_Black"><text:span text:style-name="T8">ğ</text:span></text:span><text:span text:style-name="PalatinoT_b8_rk11_20_Black"><text:span text:style-name="T7">i gibi bir kurakl</text:span></text:span><text:span text:style-name="PalatinoT_b8_rk11_20_Black"><text:span text:style-name="T8">ı</text:span></text:span><text:span text:style-name="PalatinoT_b8_rk11_20_Black"><text:span text:style-name="T7">k ya</text:span></text:span><text:span text:style-name="PalatinoT_b8_rk11_20_Black"><text:span text:style-name="T8">ş</text:span></text:span><text:span text:style-name="PalatinoT_b8_rk11_20_Black"><text:span text:style-name="T7">and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ve bal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n zaruri olarak karaya yöneldiklerini kabul edersek, bu durumda bal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n ba</text:span></text:span><text:span text:style-name="PalatinoT_b8_rk11_20_Black"><text:span text:style-name="T8">şı</text:span></text:span><text:span text:style-name="PalatinoT_b8_rk11_20_Black"><text:span text:style-name="T7">na ne gelmi</text:span></text:span><text:span text:style-name="PalatinoT_b8_rk11_20_Black"><text:span text:style-name="T8">ş</text:span></text:span><text:span text:style-name="PalatinoT_b8_rk11_20_Black"><text:span text:style-name="T7"> olabilir sizce? Cevap aç</text:span></text:span><text:span text:style-name="PalatinoT_b8_rk11_20_Black"><text:span text:style-name="T8">ı</text:span></text:span><text:span text:style-name="PalatinoT_b8_rk11_20_Black"><text:span text:style-name="T7">kt</text:span></text:span><text:span text:style-name="PalatinoT_b8_rk11_20_Black"><text:span text:style-name="T8">ı</text:span></text:span><text:span text:style-name="PalatinoT_b8_rk11_20_Black"><text:span text:style-name="T7">r: Sudan ç</text:span></text:span><text:span text:style-name="PalatinoT_b8_rk11_20_Black"><text:span text:style-name="T8">ı</text:span></text:span><text:span text:style-name="PalatinoT_b8_rk11_20_Black"><text:span text:style-name="T7">kan bal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n hepsi bir-iki dakika içinde teker teker ölür. Bu i</text:span></text:span><text:span text:style-name="PalatinoT_b8_rk11_20_Black"><text:span text:style-name="T8">ş</text:span></text:span><text:span text:style-name="PalatinoT_b8_rk11_20_Black"><text:span text:style-name="T7"> isterse on milyon y</text:span></text:span><text:span text:style-name="PalatinoT_b8_rk11_20_Black"><text:span text:style-name="T8">ı</text:span></text:span><text:span text:style-name="PalatinoT_b8_rk11_20_Black"><text:span text:style-name="T7">l sürsün, cevap yine ayn</text:span></text:span><text:span text:style-name="PalatinoT_b8_rk11_20_Black"><text:span text:style-name="T8">ı</text:span></text:span><text:span text:style-name="PalatinoT_b8_rk11_20_Black"><text:span text:style-name="T7">d</text:span></text:span><text:span text:style-name="PalatinoT_b8_rk11_20_Black"><text:span text:style-name="T8">ı</text:span></text:span><text:span text:style-name="PalatinoT_b8_rk11_20_Black"><text:span text:style-name="T7">r: Bal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n hepsi teker teker ölür. Kimse ç</text:span></text:span><text:span text:style-name="PalatinoT_b8_rk11_20_Black"><text:span text:style-name="T8">ı</text:span></text:span><text:span text:style-name="PalatinoT_b8_rk11_20_Black"><text:span text:style-name="T7">k</text:span></text:span><text:span text:style-name="PalatinoT_b8_rk11_20_Black"><text:span text:style-name="T8">ı</text:span></text:span><text:span text:style-name="PalatinoT_b8_rk11_20_Black"><text:span text:style-name="T7">p da, "belki de bu bal</text:span></text:span><text:span text:style-name="PalatinoT_b8_rk11_20_Black"><text:span text:style-name="T8">ı</text:span></text:span><text:span text:style-name="PalatinoT_b8_rk11_20_Black"><text:span text:style-name="T7">klardan baz</text:span></text:span><text:span text:style-name="PalatinoT_b8_rk11_20_Black"><text:span text:style-name="T8">ı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 dördüncü milyon y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n sonunda, sudan ç</text:span></text:span><text:span text:style-name="PalatinoT_b8_rk11_20_Black"><text:span text:style-name="T8">ı</text:span></text:span><text:span text:style-name="PalatinoT_b8_rk11_20_Black"><text:span text:style-name="T7">k</text:span></text:span><text:span text:style-name="PalatinoT_b8_rk11_20_Black"><text:span text:style-name="T8">ı</text:span></text:span><text:span text:style-name="PalatinoT_b8_rk11_20_Black"><text:span text:style-name="T7">p tam can </text:span></text:span><text:soft-page-break/><text:span text:style-name="PalatinoT_b8_rk11_20_Black"><text:span text:style-name="T7">çeki</text:span></text:span><text:span text:style-name="PalatinoT_b8_rk11_20_Black"><text:span text:style-name="T8">ş</text:span></text:span><text:span text:style-name="PalatinoT_b8_rk11_20_Black"><text:span text:style-name="T7">tikleri anda birden bire akci</text:span></text:span><text:span text:style-name="PalatinoT_b8_rk11_20_Black"><text:span text:style-name="T8">ğ</text:span></text:span><text:span text:style-name="PalatinoT_b8_rk11_20_Black"><text:span text:style-name="T7">er sahibi olmu</text:span></text:span><text:span text:style-name="PalatinoT_b8_rk11_20_Black"><text:span text:style-name="T8">ş</text:span></text:span><text:span text:style-name="PalatinoT_b8_rk11_20_Black"><text:span text:style-name="T7">lard</text:span></text:span><text:span text:style-name="PalatinoT_b8_rk11_20_Black"><text:span text:style-name="T8">ı</text:span></text:span><text:span text:style-name="PalatinoT_b8_rk11_20_Black"><text:span text:style-name="T7">r", diyemez. Çünkü bu, çok aç</text:span></text:span><text:span text:style-name="PalatinoT_b8_rk11_20_Black"><text:span text:style-name="T8">ı</text:span></text:span><text:span text:style-name="PalatinoT_b8_rk11_20_Black"><text:span text:style-name="T7">k bir biçimde, mant</text:span></text:span><text:span text:style-name="PalatinoT_b8_rk11_20_Black"><text:span text:style-name="T8">ı</text:span></text:span><text:span text:style-name="PalatinoT_b8_rk11_20_Black"><text:span text:style-name="T7">k d</text:span></text:span><text:span text:style-name="PalatinoT_b8_rk11_20_Black"><text:span text:style-name="T8">ışı</text:span></text:span><text:span text:style-name="PalatinoT_b8_rk11_20_Black"><text:span text:style-name="T7">d</text:span></text:span><text:span text:style-name="PalatinoT_b8_rk11_20_Black"><text:span text:style-name="T8">ı</text:span></text:span><text:span text:style-name="PalatinoT_b8_rk11_20_Black"><text:span text:style-name="T7">r. </text:span></text:span></text:p>
      <text:p text:style-name="P11"><text:span text:style-name="PalatinoT_b8_rk11_20_Black"><text:span text:style-name="T7">Ancak Evrimcilerin iddia etti</text:span></text:span><text:span text:style-name="PalatinoT_b8_rk11_20_Black"><text:span text:style-name="T8">ğ</text:span></text:span><text:span text:style-name="PalatinoT_b8_rk11_20_Black"><text:span text:style-name="T7">i </text:span></text:span><text:span text:style-name="PalatinoT_b8_rk11_20_Black"><text:span text:style-name="T8">ş</text:span></text:span><text:span text:style-name="PalatinoT_b8_rk11_20_Black"><text:span text:style-name="T7">ey tam olarak budur. "Sudan karaya geçi</text:span></text:span><text:span text:style-name="PalatinoT_b8_rk11_20_Black"><text:span text:style-name="T8">ş</text:span></text:span><text:span text:style-name="PalatinoT_b8_rk11_20_Black"><text:span text:style-name="T7">", "karadan havaya geçi</text:span></text:span><text:span text:style-name="PalatinoT_b8_rk11_20_Black"><text:span text:style-name="T8">ş</text:span></text:span><text:span text:style-name="PalatinoT_b8_rk11_20_Black"><text:span text:style-name="T7">" ve daha milyonlarca sözde "s</text:span></text:span><text:span text:style-name="PalatinoT_b8_rk11_20_Black"><text:span text:style-name="T8">ı</text:span></text:span><text:span text:style-name="PalatinoT_b8_rk11_20_Black"><text:span text:style-name="T7">çrama" bu mant</text:span></text:span><text:span text:style-name="PalatinoT_b8_rk11_20_Black"><text:span text:style-name="T8">ı</text:span></text:span><text:span text:style-name="PalatinoT_b8_rk11_20_Black"><text:span text:style-name="T7">ks</text:span></text:span><text:span text:style-name="PalatinoT_b8_rk11_20_Black"><text:span text:style-name="T8">ı</text:span></text:span><text:span text:style-name="PalatinoT_b8_rk11_20_Black"><text:span text:style-name="T7">z aç</text:span></text:span><text:span text:style-name="PalatinoT_b8_rk11_20_Black"><text:span text:style-name="T8">ı</text:span></text:span><text:span text:style-name="PalatinoT_b8_rk11_20_Black"><text:span text:style-name="T7">klama ile sözde aç</text:span></text:span><text:span text:style-name="PalatinoT_b8_rk11_20_Black"><text:span text:style-name="T8">ı</text:span></text:span><text:span text:style-name="PalatinoT_b8_rk11_20_Black"><text:span text:style-name="T7">klanmaktad</text:span></text:span><text:span text:style-name="PalatinoT_b8_rk11_20_Black"><text:span text:style-name="T8">ı</text:span></text:span><text:span text:style-name="PalatinoT_b8_rk11_20_Black"><text:span text:style-name="T7">r. Göz, kulak gibi son derece karma</text:span></text:span><text:span text:style-name="PalatinoT_b8_rk11_20_Black"><text:span text:style-name="T8">şı</text:span></text:span><text:span text:style-name="PalatinoT_b8_rk11_20_Black"><text:span text:style-name="T7">k organlar</text:span></text:span><text:span text:style-name="PalatinoT_b8_rk11_20_Black"><text:span text:style-name="T8">ı</text:span></text:span><text:span text:style-name="PalatinoT_b8_rk11_20_Black"><text:span text:style-name="T7">n nas</text:span></text:span><text:span text:style-name="PalatinoT_b8_rk11_20_Black"><text:span text:style-name="T8">ı</text:span></text:span><text:span text:style-name="PalatinoT_b8_rk11_20_Black"><text:span text:style-name="T7">l olu</text:span></text:span><text:span text:style-name="PalatinoT_b8_rk11_20_Black"><text:span text:style-name="T8">ş</text:span></text:span><text:span text:style-name="PalatinoT_b8_rk11_20_Black"><text:span text:style-name="T7">tu</text:span></text:span><text:span text:style-name="PalatinoT_b8_rk11_20_Black"><text:span text:style-name="T8">ğ</text:span></text:span><text:span text:style-name="PalatinoT_b8_rk11_20_Black"><text:span text:style-name="T7">una ise, Evrimciler hiç de</text:span></text:span><text:span text:style-name="PalatinoT_b8_rk11_20_Black"><text:span text:style-name="T8">ğ</text:span></text:span><text:span text:style-name="PalatinoT_b8_rk11_20_Black"><text:span text:style-name="T7">inmemeyi kendileri aç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ndan daha yararl</text:span></text:span><text:span text:style-name="PalatinoT_b8_rk11_20_Black"><text:span text:style-name="T8">ı</text:span></text:span><text:span text:style-name="PalatinoT_b8_rk11_20_Black"><text:span text:style-name="T7"> bulmaktad</text:span></text:span><text:span text:style-name="PalatinoT_b8_rk11_20_Black"><text:span text:style-name="T8">ı</text:span></text:span><text:span text:style-name="PalatinoT_b8_rk11_20_Black"><text:span text:style-name="T7">rlar. </text:span></text:span></text:p>
      <text:p text:style-name="P11"><text:span text:style-name="PalatinoT_b8_rk11_20_Black"><text:span text:style-name="T7">Dolay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yla Evrim büyük bir yaland</text:span></text:span><text:span text:style-name="PalatinoT_b8_rk11_20_Black"><text:span text:style-name="T8">ı</text:span></text:span><text:span text:style-name="PalatinoT_b8_rk11_20_Black"><text:span text:style-name="T7">r. Hem de son derece mant</text:span></text:span><text:span text:style-name="PalatinoT_b8_rk11_20_Black"><text:span text:style-name="T8">ı</text:span></text:span><text:span text:style-name="PalatinoT_b8_rk11_20_Black"><text:span text:style-name="T7">ks</text:span></text:span><text:span text:style-name="PalatinoT_b8_rk11_20_Black"><text:span text:style-name="T8">ı</text:span></text:span><text:span text:style-name="PalatinoT_b8_rk11_20_Black"><text:span text:style-name="T7">z, son derece tutars</text:span></text:span><text:span text:style-name="PalatinoT_b8_rk11_20_Black"><text:span text:style-name="T8">ı</text:span></text:span><text:span text:style-name="PalatinoT_b8_rk11_20_Black"><text:span text:style-name="T7">z bir yalan. Ancak ilk ba</text:span></text:span><text:span text:style-name="PalatinoT_b8_rk11_20_Black"><text:span text:style-name="T8">ş</text:span></text:span><text:span text:style-name="PalatinoT_b8_rk11_20_Black"><text:span text:style-name="T7">ta da de</text:span></text:span><text:span text:style-name="PalatinoT_b8_rk11_20_Black"><text:span text:style-name="T8">ğ</text:span></text:span><text:span text:style-name="PalatinoT_b8_rk11_20_Black"><text:span text:style-name="T7">imiz gibi, tutarl</text:span></text:span><text:span text:style-name="PalatinoT_b8_rk11_20_Black"><text:span text:style-name="T8">ı</text:span></text:span><text:span text:style-name="PalatinoT_b8_rk11_20_Black"><text:span text:style-name="T7"> gibi gösterilmeye çal</text:span></text:span><text:span text:style-name="PalatinoT_b8_rk11_20_Black"><text:span text:style-name="T8">ışı</text:span></text:span><text:span text:style-name="PalatinoT_b8_rk11_20_Black"><text:span text:style-name="T7">lmaktad</text:span></text:span><text:span text:style-name="PalatinoT_b8_rk11_20_Black"><text:span text:style-name="T8">ı</text:span></text:span><text:span text:style-name="PalatinoT_b8_rk11_20_Black"><text:span text:style-name="T7">r. Bu da konu hakk</text:span></text:span><text:span text:style-name="PalatinoT_b8_rk11_20_Black"><text:span text:style-name="T8">ı</text:span></text:span><text:span text:style-name="PalatinoT_b8_rk11_20_Black"><text:span text:style-name="T7">nda deliller göstermekten çok, beyin y</text:span></text:span><text:span text:style-name="PalatinoT_b8_rk11_20_Black"><text:span text:style-name="T8">ı</text:span></text:span><text:span text:style-name="PalatinoT_b8_rk11_20_Black"><text:span text:style-name="T7">kama yöntemi ile yap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r. Sokaktaki adam</text:span></text:span><text:span text:style-name="PalatinoT_b8_rk11_20_Black"><text:span text:style-name="T8">ı</text:span></text:span><text:span text:style-name="PalatinoT_b8_rk11_20_Black"><text:span text:style-name="T7"> "bilimsellik" maskesi ile kand</text:span></text:span><text:span text:style-name="PalatinoT_b8_rk11_20_Black"><text:span text:style-name="T8">ı</text:span></text:span><text:span text:style-name="PalatinoT_b8_rk11_20_Black"><text:span text:style-name="T7">rmak kolayd</text:span></text:span><text:span text:style-name="PalatinoT_b8_rk11_20_Black"><text:span text:style-name="T8">ı</text:span></text:span><text:span text:style-name="PalatinoT_b8_rk11_20_Black"><text:span text:style-name="T7">r: Sudan karaya geçi</text:span></text:span><text:span text:style-name="PalatinoT_b8_rk11_20_Black"><text:span text:style-name="T8">ş</text:span></text:span><text:span text:style-name="PalatinoT_b8_rk11_20_Black"><text:span text:style-name="T7">i temsil eden hayali bir resim çizersiniz, sudaki hayvana, karadaki "torununa" ve aradaki "ara geçit formu"na (ki bu hayali bir hayvand</text:span></text:span><text:span text:style-name="PalatinoT_b8_rk11_20_Black"><text:span text:style-name="T8">ı</text:span></text:span><text:span text:style-name="PalatinoT_b8_rk11_20_Black"><text:span text:style-name="T7">r) Latince isimler uydurup takar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z. Sonra da ahkam kesersiniz: "Eusthenopteron, uzun bir Evrim süreci içinde önce Rhipitistian Crossoptergian'a, sonra da Ichthyostega'ya dönü</text:span></text:span><text:span text:style-name="PalatinoT_b8_rk11_20_Black"><text:span text:style-name="T8">ş</text:span></text:span><text:span text:style-name="PalatinoT_b8_rk11_20_Black"><text:span text:style-name="T7">tü". Bu "haval</text:span></text:span><text:span text:style-name="PalatinoT_b8_rk11_20_Black"><text:span text:style-name="T8">ı</text:span></text:span><text:span text:style-name="PalatinoT_b8_rk11_20_Black"><text:span text:style-name="T7">" cümleyi bir de kal</text:span></text:span><text:span text:style-name="PalatinoT_b8_rk11_20_Black"><text:span text:style-name="T8">ı</text:span></text:span><text:span text:style-name="PalatinoT_b8_rk11_20_Black"><text:span text:style-name="T7">n gözlüklü, beyaz önlüklü bir "bilim adam</text:span></text:span><text:span text:style-name="PalatinoT_b8_rk11_20_Black"><text:span text:style-name="T8">ı</text:span></text:span><text:span text:style-name="PalatinoT_b8_rk11_20_Black"><text:span text:style-name="T7">"na söyletirseniz, art</text:span></text:span><text:span text:style-name="PalatinoT_b8_rk11_20_Black"><text:span text:style-name="T8">ı</text:span></text:span><text:span text:style-name="PalatinoT_b8_rk11_20_Black"><text:span text:style-name="T7">k baya</text:span></text:span><text:span text:style-name="PalatinoT_b8_rk11_20_Black"><text:span text:style-name="T8">ğı</text:span></text:span><text:span text:style-name="PalatinoT_b8_rk11_20_Black"><text:span text:style-name="T7"> bir insan</text:span></text:span><text:span text:style-name="PalatinoT_b8_rk11_20_Black"><text:span text:style-name="T8">ı</text:span></text:span><text:span text:style-name="PalatinoT_b8_rk11_20_Black"><text:span text:style-name="T7"> ikna etmi</text:span></text:span><text:span text:style-name="PalatinoT_b8_rk11_20_Black"><text:span text:style-name="T8">ş</text:span></text:span><text:span text:style-name="PalatinoT_b8_rk11_20_Black"><text:span text:style-name="T7"> olursunuz. Çünkü "Evrim'i insanlar aras</text:span></text:span><text:span text:style-name="PalatinoT_b8_rk11_20_Black"><text:span text:style-name="T8">ı</text:span></text:span><text:span text:style-name="PalatinoT_b8_rk11_20_Black"><text:span text:style-name="T7">nda yayma"y</text:span></text:span><text:span text:style-name="PalatinoT_b8_rk11_20_Black"><text:span text:style-name="T8">ı</text:span></text:span><text:span text:style-name="PalatinoT_b8_rk11_20_Black"><text:span text:style-name="T7"> "en büyük Masonik görev" kabul eden medya, ertesi gün dünyan</text:span></text:span><text:span text:style-name="PalatinoT_b8_rk11_20_Black"><text:span text:style-name="T8">ı</text:span></text:span><text:span text:style-name="PalatinoT_b8_rk11_20_Black"><text:span text:style-name="T7">n dört bir yan</text:span></text:span><text:span text:style-name="PalatinoT_b8_rk11_20_Black"><text:span text:style-name="T8">ı</text:span></text:span><text:span text:style-name="PalatinoT_b8_rk11_20_Black"><text:span text:style-name="T7">nda bu büyük bulu</text:span></text:span><text:span text:style-name="PalatinoT_b8_rk11_20_Black"><text:span text:style-name="T8">ş</text:span></text:span><text:span text:style-name="PalatinoT_b8_rk11_20_Black"><text:span text:style-name="T7">u büyük bir heyecanla insanlara müjdeleyecektir. Medyan</text:span></text:span><text:span text:style-name="PalatinoT_b8_rk11_20_Black"><text:span text:style-name="T8">ı</text:span></text:span><text:span text:style-name="PalatinoT_b8_rk11_20_Black"><text:span text:style-name="T7">n kendisine gösterdi</text:span></text:span><text:span text:style-name="PalatinoT_b8_rk11_20_Black"><text:span text:style-name="T8">ğ</text:span></text:span><text:span text:style-name="PalatinoT_b8_rk11_20_Black"><text:span text:style-name="T7">i dünyadan ba</text:span></text:span><text:span text:style-name="PalatinoT_b8_rk11_20_Black"><text:span text:style-name="T8">ş</text:span></text:span><text:span text:style-name="PalatinoT_b8_rk11_20_Black"><text:span text:style-name="T7">ka bir dünya tan</text:span></text:span><text:span text:style-name="PalatinoT_b8_rk11_20_Black"><text:span text:style-name="T8">ı</text:span></text:span><text:span text:style-name="PalatinoT_b8_rk11_20_Black"><text:span text:style-name="T7">mayan ço</text:span></text:span><text:span text:style-name="PalatinoT_b8_rk11_20_Black"><text:span text:style-name="T8">ğ</text:span></text:span><text:span text:style-name="PalatinoT_b8_rk11_20_Black"><text:span text:style-name="T7">unluk aç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ndan, bu "büyük delil", Evrim'e inanmak için yeter de artar bile...</text:span></text:span></text:p>
      <text:p text:style-name="P2"/>
      <text:p text:style-name="P10"><text:span text:style-name="FrizQuadrataT_b8_rk14_20_BI_20_Black"><text:span text:style-name="T7">Evrimcilerin gizlemeye</text:span></text:span></text:p>
      <text:p text:style-name="P10"><text:span text:style-name="FrizQuadrataT_b8_rk14_20_BI_20_Black"><text:span text:style-name="T7">çal</text:span></text:span><text:span text:style-name="FrizQuadrataT_b8_rk14_20_BI_20_Black"><text:span text:style-name="T8">ış</text:span></text:span><text:span text:style-name="FrizQuadrataT_b8_rk14_20_BI_20_Black"><text:span text:style-name="T7">t</text:span></text:span><text:span text:style-name="FrizQuadrataT_b8_rk14_20_BI_20_Black"><text:span text:style-name="T8">ığı</text:span></text:span><text:span text:style-name="FrizQuadrataT_b8_rk14_20_BI_20_Black"><text:span text:style-name="T7"> gerçekler</text:span></text:span></text:p>
      <text:p text:style-name="P12"><text:span text:style-name="FrizQuadrataT_b8_rk14_20_BI_20_Black"><text:span text:style-name="T5"/></text:span></text:p>
      <text:p text:style-name="P11"><text:span text:style-name="PalatinoT_b8_rk11_20_Black"><text:span text:style-name="T7">Masonlu</text:span></text:span><text:span text:style-name="PalatinoT_b8_rk11_20_Black"><text:span text:style-name="T8">ğ</text:span></text:span><text:span text:style-name="PalatinoT_b8_rk11_20_Black"><text:span text:style-name="T7">un ba</text:span></text:span><text:span text:style-name="PalatinoT_b8_rk11_20_Black"><text:span text:style-name="T8">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çekti</text:span></text:span><text:span text:style-name="PalatinoT_b8_rk11_20_Black"><text:span text:style-name="T8">ğ</text:span></text:span><text:span text:style-name="PalatinoT_b8_rk11_20_Black"><text:span text:style-name="T7">i din-d</text:span></text:span><text:span text:style-name="PalatinoT_b8_rk11_20_Black"><text:span text:style-name="T8">ışı</text:span></text:span><text:span text:style-name="PalatinoT_b8_rk11_20_Black"><text:span text:style-name="T7"> güçlerin Evrim'i topluma telkin etmek için kulland</text:span></text:span><text:span text:style-name="PalatinoT_b8_rk11_20_Black"><text:span text:style-name="T8">ığı</text:span></text:span><text:span text:style-name="PalatinoT_b8_rk11_20_Black"><text:span text:style-name="T7"> yöntemlerin ba</text:span></text:span><text:span text:style-name="PalatinoT_b8_rk11_20_Black"><text:span text:style-name="T8">şı</text:span></text:span><text:span text:style-name="PalatinoT_b8_rk11_20_Black"><text:span text:style-name="T7">nda bir de "</text:span></text:span><text:span text:style-name="PalatinoT_b8_rk11_20_B_20_Black"><text:span text:style-name="T7">kar</text:span></text:span><text:span text:style-name="PalatinoT_b8_rk11_20_B_20_Black"><text:span text:style-name="T8">şı</text:span></text:span><text:span text:style-name="PalatinoT_b8_rk11_20_B_20_Black"><text:span text:style-name="T7"> delilleri gizleme</text:span></text:span><text:span text:style-name="PalatinoT_b8_rk11_20_Black"><text:span text:style-name="T7">" yöntemi gelir. Evrimci yay</text:span></text:span><text:span text:style-name="PalatinoT_b8_rk11_20_Black"><text:span text:style-name="T8">ı</text:span></text:span><text:span text:style-name="PalatinoT_b8_rk11_20_Black"><text:span text:style-name="T7">n organlar</text:span></text:span><text:span text:style-name="PalatinoT_b8_rk11_20_Black"><text:span text:style-name="T8">ı</text:span></text:span><text:span text:style-name="PalatinoT_b8_rk11_20_Black"><text:span text:style-name="T7"> ve akademik çal</text:span></text:span><text:span text:style-name="PalatinoT_b8_rk11_20_Black"><text:span text:style-name="T8">ış</text:span></text:span><text:span text:style-name="PalatinoT_b8_rk11_20_Black"><text:span text:style-name="T7">malar, ürettikleri sözde delilleri sürekli olarak ön palana ç</text:span></text:span><text:span text:style-name="PalatinoT_b8_rk11_20_Black"><text:span text:style-name="T8">ı</text:span></text:span><text:span text:style-name="PalatinoT_b8_rk11_20_Black"><text:span text:style-name="T7">kar</text:span></text:span><text:span text:style-name="PalatinoT_b8_rk11_20_Black"><text:span text:style-name="T8">ı</text:span></text:span><text:span text:style-name="PalatinoT_b8_rk11_20_Black"><text:span text:style-name="T7">rken, Evrim'in tutars</text:span></text:span><text:span text:style-name="PalatinoT_b8_rk11_20_Black"><text:span text:style-name="T8">ı</text:span></text:span><text:span text:style-name="PalatinoT_b8_rk11_20_Black"><text:span text:style-name="T7">zl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aç</text:span></text:span><text:span text:style-name="PalatinoT_b8_rk11_20_Black"><text:span text:style-name="T8">ı</text:span></text:span><text:span text:style-name="PalatinoT_b8_rk11_20_Black"><text:span text:style-name="T7">k bir biçimde ispatlayan pek çok konuyu da ustaca gündem d</text:span></text:span><text:span text:style-name="PalatinoT_b8_rk11_20_Black"><text:span text:style-name="T8">ışı</text:span></text:span><text:span text:style-name="PalatinoT_b8_rk11_20_Black"><text:span text:style-name="T7">na iterler.</text:span></text:span></text:p>
      <text:p text:style-name="P11"><text:span text:style-name="PalatinoT_b8_rk11_20_Black"><text:span text:style-name="T7">Medyan</text:span></text:span><text:span text:style-name="PalatinoT_b8_rk11_20_Black"><text:span text:style-name="T8">ı</text:span></text:span><text:span text:style-name="PalatinoT_b8_rk11_20_Black"><text:span text:style-name="T7">n Evrim'i kabul ettirmek için kulland</text:span></text:span><text:span text:style-name="PalatinoT_b8_rk11_20_Black"><text:span text:style-name="T8">ığı</text:span></text:span><text:span text:style-name="PalatinoT_b8_rk11_20_Black"><text:span text:style-name="T7"> yönteme dikkat edin: "</text:span></text:span><text:span text:style-name="PalatinoT_b8_rk11_20_Black"><text:span text:style-name="T8">İş</text:span></text:span><text:span text:style-name="PalatinoT_b8_rk11_20_Black"><text:span text:style-name="T7">te büyük delil" havas</text:span></text:span><text:span text:style-name="PalatinoT_b8_rk11_20_Black"><text:span text:style-name="T8">ı</text:span></text:span><text:span text:style-name="PalatinoT_b8_rk11_20_Black"><text:span text:style-name="T7"> içinde sunulanlar, ço</text:span></text:span><text:span text:style-name="PalatinoT_b8_rk11_20_Black"><text:span text:style-name="T8">ğ</text:span></text:span><text:span text:style-name="PalatinoT_b8_rk11_20_Black"><text:span text:style-name="T7">u kez insan</text:span></text:span><text:span text:style-name="PalatinoT_b8_rk11_20_Black"><text:span text:style-name="T8">ı</text:span></text:span><text:span text:style-name="PalatinoT_b8_rk11_20_Black"><text:span text:style-name="T7">n evrimine delil olarak gösterilen kafataslar</text:span></text:span><text:span text:style-name="PalatinoT_b8_rk11_20_Black"><text:span text:style-name="T8">ı</text:span></text:span><text:span text:style-name="PalatinoT_b8_rk11_20_Black"><text:span text:style-name="T7">d</text:span></text:span><text:span text:style-name="PalatinoT_b8_rk11_20_Black"><text:span text:style-name="T8">ı</text:span></text:span><text:span text:style-name="PalatinoT_b8_rk11_20_Black"><text:span text:style-name="T7">r. Çünkü Evrimciler, ony</text:span></text:span><text:span text:style-name="PalatinoT_b8_rk11_20_Black"><text:span text:style-name="T8">ı</text:span></text:span><text:span text:style-name="PalatinoT_b8_rk11_20_Black"><text:span text:style-name="T7">llard</text:span></text:span><text:span text:style-name="PalatinoT_b8_rk11_20_Black"><text:span text:style-name="T8">ı</text:span></text:span><text:span text:style-name="PalatinoT_b8_rk11_20_Black"><text:span text:style-name="T7">r süren bir çaba sonucunda maymundan insana do</text:span></text:span><text:span text:style-name="PalatinoT_b8_rk11_20_Black"><text:span text:style-name="T8">ğ</text:span></text:span><text:span text:style-name="PalatinoT_b8_rk11_20_Black"><text:span text:style-name="T7">ru uzanan bir "kafatas</text:span></text:span><text:span text:style-name="PalatinoT_b8_rk11_20_Black"><text:span text:style-name="T8">ı</text:span></text:span><text:span text:style-name="PalatinoT_b8_rk11_20_Black"><text:span text:style-name="T7"> serisi" kavram</text:span></text:span><text:span text:style-name="PalatinoT_b8_rk11_20_Black"><text:span text:style-name="T8">ı</text:span></text:span><text:span text:style-name="PalatinoT_b8_rk11_20_Black"><text:span text:style-name="T7"> olu</text:span></text:span><text:span text:style-name="PalatinoT_b8_rk11_20_Black"><text:span text:style-name="T8">ş</text:span></text:span><text:span text:style-name="PalatinoT_b8_rk11_20_Black"><text:span text:style-name="T7">turmay</text:span></text:span><text:span text:style-name="PalatinoT_b8_rk11_20_Black"><text:span text:style-name="T8">ı</text:span></text:span><text:span text:style-name="PalatinoT_b8_rk11_20_Black"><text:span text:style-name="T7"> ba</text:span></text:span><text:span text:style-name="PalatinoT_b8_rk11_20_Black"><text:span text:style-name="T8">ş</text:span></text:span><text:span text:style-name="PalatinoT_b8_rk11_20_Black"><text:span text:style-name="T7">arm</text:span></text:span><text:span text:style-name="PalatinoT_b8_rk11_20_Black"><text:span text:style-name="T8">ış</text:span></text:span><text:span text:style-name="PalatinoT_b8_rk11_20_Black"><text:span text:style-name="T7">lard</text:span></text:span><text:span text:style-name="PalatinoT_b8_rk11_20_Black"><text:span text:style-name="T8">ı</text:span></text:span><text:span text:style-name="PalatinoT_b8_rk11_20_Black"><text:span text:style-name="T7">r. Bunun için soyu tükenmi</text:span></text:span><text:span text:style-name="PalatinoT_b8_rk11_20_Black"><text:span text:style-name="T8">ş</text:span></text:span><text:span text:style-name="PalatinoT_b8_rk11_20_Black"><text:span text:style-name="T7"> baz</text:span></text:span><text:span text:style-name="PalatinoT_b8_rk11_20_Black"><text:span text:style-name="T8">ı</text:span></text:span><text:span text:style-name="PalatinoT_b8_rk11_20_Black"><text:span text:style-name="T7"> maymun fosilleri kullan</text:span></text:span><text:span text:style-name="PalatinoT_b8_rk11_20_Black"><text:span text:style-name="T8">ı</text:span></text:span><text:span text:style-name="PalatinoT_b8_rk11_20_Black"><text:span text:style-name="T7">lm</text:span></text:span><text:span text:style-name="PalatinoT_b8_rk11_20_Black"><text:span text:style-name="T8">ış</text:span></text:span><text:span text:style-name="PalatinoT_b8_rk11_20_Black"><text:span text:style-name="T7">, bir tak</text:span></text:span><text:span text:style-name="PalatinoT_b8_rk11_20_Black"><text:span text:style-name="T8">ı</text:span></text:span><text:span text:style-name="PalatinoT_b8_rk11_20_Black"><text:span text:style-name="T7">m zorlama ve çarp</text:span></text:span><text:span text:style-name="PalatinoT_b8_rk11_20_Black"><text:span text:style-name="T8">ı</text:span></text:span><text:span text:style-name="PalatinoT_b8_rk11_20_Black"><text:span text:style-name="T7">tma hesaplar yap</text:span></text:span><text:span text:style-name="PalatinoT_b8_rk11_20_Black"><text:span text:style-name="T8">ı</text:span></text:span><text:span text:style-name="PalatinoT_b8_rk11_20_Black"><text:span text:style-name="T7">lm</text:span></text:span><text:span text:style-name="PalatinoT_b8_rk11_20_Black"><text:span text:style-name="T8">ış</text:span></text:span><text:span text:style-name="PalatinoT_b8_rk11_20_Black"><text:span text:style-name="T7">, Java adam</text:span></text:span><text:span text:style-name="PalatinoT_b8_rk11_20_Black"><text:span text:style-name="T8">ı</text:span></text:span><text:span text:style-name="PalatinoT_b8_rk11_20_Black"><text:span text:style-name="T7"> gibi sahtekarl</text:span></text:span><text:span text:style-name="PalatinoT_b8_rk11_20_Black"><text:span text:style-name="T8">ı</text:span></text:span><text:span text:style-name="PalatinoT_b8_rk11_20_Black"><text:span text:style-name="T7">klar devreye sokulmu</text:span></text:span><text:span text:style-name="PalatinoT_b8_rk11_20_Black"><text:span text:style-name="T8">ş</text:span></text:span><text:span text:style-name="PalatinoT_b8_rk11_20_Black"><text:span text:style-name="T7">tur. Evrimcilerin en sevdi</text:span></text:span><text:span text:style-name="PalatinoT_b8_rk11_20_Black"><text:span text:style-name="T8">ğ</text:span></text:span><text:span text:style-name="PalatinoT_b8_rk11_20_Black"><text:span text:style-name="T7">i </text:span></text:span><text:span text:style-name="PalatinoT_b8_rk11_20_Black"><text:span text:style-name="T8">ş</text:span></text:span><text:span text:style-name="PalatinoT_b8_rk11_20_Black"><text:span text:style-name="T7">ey, hepsine "haval</text:span></text:span><text:span text:style-name="PalatinoT_b8_rk11_20_Black"><text:span text:style-name="T8">ı</text:span></text:span><text:span text:style-name="PalatinoT_b8_rk11_20_Black"><text:span text:style-name="T7">" birer Latince isim takt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 bu kafatas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birbiri ard</text:span></text:span><text:span text:style-name="PalatinoT_b8_rk11_20_Black"><text:span text:style-name="T8">ı</text:span></text:span><text:span text:style-name="PalatinoT_b8_rk11_20_Black"><text:span text:style-name="T7">na dizip, "i</text:span></text:span><text:span text:style-name="PalatinoT_b8_rk11_20_Black"><text:span text:style-name="T8">ş</text:span></text:span><text:span text:style-name="PalatinoT_b8_rk11_20_Black"><text:span text:style-name="T7">te en eski atalar</text:span></text:span><text:span text:style-name="PalatinoT_b8_rk11_20_Black"><text:span text:style-name="T8">ı</text:span></text:span><text:span text:style-name="PalatinoT_b8_rk11_20_Black"><text:span text:style-name="T7">m</text:span></text:span><text:span text:style-name="PalatinoT_b8_rk11_20_Black"><text:span text:style-name="T8">ı</text:span></text:span><text:span text:style-name="PalatinoT_b8_rk11_20_Black"><text:span text:style-name="T7">zdan modern insana kadar insano</text:span></text:span><text:span text:style-name="PalatinoT_b8_rk11_20_Black"><text:span text:style-name="T8">ğ</text:span></text:span><text:span text:style-name="PalatinoT_b8_rk11_20_Black"><text:span text:style-name="T7">lunun Evrim'i" demektir.</text:span></text:span></text:p>
      <text:p text:style-name="P11"><text:span text:style-name="PalatinoT_b8_rk11_20_Black"><text:span text:style-name="T7">Oysa 1972'de Kenya'n</text:span></text:span><text:span text:style-name="PalatinoT_b8_rk11_20_Black"><text:span text:style-name="T8">ı</text:span></text:span><text:span text:style-name="PalatinoT_b8_rk11_20_Black"><text:span text:style-name="T7">n Turkana </text:span></text:span><text:span text:style-name="PalatinoT_b8_rk11_20_Black"><text:span text:style-name="T8">ş</text:span></text:span><text:span text:style-name="PalatinoT_b8_rk11_20_Black"><text:span text:style-name="T7">ehrinde bulunan ve </text:span></text:span><text:span text:style-name="PalatinoT_b8_rk11_20_B_20_Black"><text:span text:style-name="T7">Skull 1470</text:span></text:span><text:span text:style-name="PalatinoT_b8_rk11_20_Black"><text:span text:style-name="T7"> ad</text:span></text:span><text:span text:style-name="PalatinoT_b8_rk11_20_Black"><text:span text:style-name="T8">ı</text:span></text:span><text:span text:style-name="PalatinoT_b8_rk11_20_Black"><text:span text:style-name="T7"> verilen bir kafatas</text:span></text:span><text:span text:style-name="PalatinoT_b8_rk11_20_Black"><text:span text:style-name="T8">ı</text:span></text:span><text:span text:style-name="PalatinoT_b8_rk11_20_Black"><text:span text:style-name="T7">, tüm bu "kafatas</text:span></text:span><text:span text:style-name="PalatinoT_b8_rk11_20_Black"><text:span text:style-name="T8">ı</text:span></text:span><text:span text:style-name="PalatinoT_b8_rk11_20_Black"><text:span text:style-name="T7"> serileri"ni yerle bir etmi</text:span></text:span><text:span text:style-name="PalatinoT_b8_rk11_20_Black"><text:span text:style-name="T8">ş</text:span></text:span><text:span text:style-name="PalatinoT_b8_rk11_20_Black"><text:span text:style-name="T7">tir. Çünkü Evrimcilerin özene bezene haz</text:span></text:span><text:span text:style-name="PalatinoT_b8_rk11_20_Black"><text:span text:style-name="T8">ı</text:span></text:span><text:span text:style-name="PalatinoT_b8_rk11_20_Black"><text:span text:style-name="T7">rlad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 kafatas</text:span></text:span><text:span text:style-name="PalatinoT_b8_rk11_20_Black"><text:span text:style-name="T8">ı</text:span></text:span><text:span text:style-name="PalatinoT_b8_rk11_20_Black"><text:span text:style-name="T7"> serilerinde "insan</text:span></text:span><text:span text:style-name="PalatinoT_b8_rk11_20_Black"><text:span text:style-name="T8">ı</text:span></text:span><text:span text:style-name="PalatinoT_b8_rk11_20_Black"><text:span text:style-name="T7">n en eski atas</text:span></text:span><text:span text:style-name="PalatinoT_b8_rk11_20_Black"><text:span text:style-name="T8">ı</text:span></text:span><text:span text:style-name="PalatinoT_b8_rk11_20_Black"><text:span text:style-name="T7">" olarak tan</text:span></text:span><text:span text:style-name="PalatinoT_b8_rk11_20_Black"><text:span text:style-name="T8">ı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lan ve bildi</text:span></text:span><text:span text:style-name="PalatinoT_b8_rk11_20_Black"><text:span text:style-name="T8">ğ</text:span></text:span><text:span text:style-name="PalatinoT_b8_rk11_20_Black"><text:span text:style-name="T7">imiz maymunlardan hemen hiç fark</text:span></text:span><text:span text:style-name="PalatinoT_b8_rk11_20_Black"><text:span text:style-name="T8">ı</text:span></text:span><text:span text:style-name="PalatinoT_b8_rk11_20_Black"><text:span text:style-name="T7"> olmayan Australopithecus serisi, en fazla 2 milyon y</text:span></text:span><text:span text:style-name="PalatinoT_b8_rk11_20_Black"><text:span text:style-name="T8">ı</text:span></text:span><text:span text:style-name="PalatinoT_b8_rk11_20_Black"><text:span text:style-name="T7">l öncesine aittir. Günümüz insan</text:span></text:span><text:span text:style-name="PalatinoT_b8_rk11_20_Black"><text:span text:style-name="T8">ı</text:span></text:span><text:span text:style-name="PalatinoT_b8_rk11_20_Black"><text:span text:style-name="T7">n ortalama 1450 cc'lik kafatas</text:span></text:span><text:span text:style-name="PalatinoT_b8_rk11_20_Black"><text:span text:style-name="T8">ı</text:span></text:span><text:span text:style-name="PalatinoT_b8_rk11_20_Black"><text:span text:style-name="T7"> hacmine kar</text:span></text:span><text:span text:style-name="PalatinoT_b8_rk11_20_Black"><text:span text:style-name="T8">şı</text:span></text:span><text:span text:style-name="PalatinoT_b8_rk11_20_Black"><text:span text:style-name="T7">n, Australopithecuslar'</text:span></text:span><text:span text:style-name="PalatinoT_b8_rk11_20_Black"><text:span text:style-name="T8">ı</text:span></text:span><text:span text:style-name="PalatinoT_b8_rk11_20_Black"><text:span text:style-name="T7">n kafatas</text:span></text:span><text:span text:style-name="PalatinoT_b8_rk11_20_Black"><text:span text:style-name="T8">ı</text:span></text:span><text:span text:style-name="PalatinoT_b8_rk11_20_Black"><text:span text:style-name="T7"> hacmi 500 cc'dir. </text:span></text:span><text:span text:style-name="PalatinoT_b8_rk11_20_Black"><text:span text:style-name="T8">İş</text:span></text:span><text:span text:style-name="PalatinoT_b8_rk11_20_Black"><text:span text:style-name="T7">te Skull 1470'in kafatas</text:span></text:span><text:span text:style-name="PalatinoT_b8_rk11_20_Black"><text:span text:style-name="T8">ı</text:span></text:span><text:span text:style-name="PalatinoT_b8_rk11_20_Black"><text:span text:style-name="T7"> s</text:span></text:span><text:span text:style-name="PalatinoT_b8_rk11_20_Black"><text:span text:style-name="T8">ı</text:span></text:span><text:span text:style-name="PalatinoT_b8_rk11_20_Black"><text:span text:style-name="T7">ralam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alt-üst etmesinin nedeni de budur: Çünkü Skull 1470, 2.8 milyon y</text:span></text:span><text:span text:style-name="PalatinoT_b8_rk11_20_Black"><text:span text:style-name="T8">ı</text:span></text:span><text:span text:style-name="PalatinoT_b8_rk11_20_Black"><text:span text:style-name="T7">ll</text:span></text:span><text:span text:style-name="PalatinoT_b8_rk11_20_Black"><text:span text:style-name="T8">ı</text:span></text:span><text:span text:style-name="PalatinoT_b8_rk11_20_Black"><text:span text:style-name="T7">k olmas</text:span></text:span><text:span text:style-name="PalatinoT_b8_rk11_20_Black"><text:span text:style-name="T8">ı</text:span></text:span><text:span text:style-name="PalatinoT_b8_rk11_20_Black"><text:span text:style-name="T7">na, yani Australopithecuslar'dan en az 800 bin y</text:span></text:span><text:span text:style-name="PalatinoT_b8_rk11_20_Black"><text:span text:style-name="T8">ı</text:span></text:span><text:span text:style-name="PalatinoT_b8_rk11_20_Black"><text:span text:style-name="T7">l eski olmas</text:span></text:span><text:span text:style-name="PalatinoT_b8_rk11_20_Black"><text:span text:style-name="T8">ı</text:span></text:span><text:span text:style-name="PalatinoT_b8_rk11_20_Black"><text:span text:style-name="T7">na kar</text:span></text:span><text:span text:style-name="PalatinoT_b8_rk11_20_Black"><text:span text:style-name="T8">şı</text:span></text:span><text:span text:style-name="PalatinoT_b8_rk11_20_Black"><text:span text:style-name="T7">n, görünüm ve kafatas</text:span></text:span><text:span text:style-name="PalatinoT_b8_rk11_20_Black"><text:span text:style-name="T8">ı</text:span></text:span><text:span text:style-name="PalatinoT_b8_rk11_20_Black"><text:span text:style-name="T7"> hacmi olarak günümüz insan</text:span></text:span><text:span text:style-name="PalatinoT_b8_rk11_20_Black"><text:span text:style-name="T8">ı</text:span></text:span><text:span text:style-name="PalatinoT_b8_rk11_20_Black"><text:span text:style-name="T7">ndan farks</text:span></text:span><text:span text:style-name="PalatinoT_b8_rk11_20_Black"><text:span text:style-name="T8">ı</text:span></text:span><text:span text:style-name="PalatinoT_b8_rk11_20_Black"><text:span text:style-name="T7">zd</text:span></text:span><text:span text:style-name="PalatinoT_b8_rk11_20_Black"><text:span text:style-name="T8">ı</text:span></text:span><text:span text:style-name="PalatinoT_b8_rk11_20_Black"><text:span text:style-name="T7">r! </text:span></text:span><text:span text:style-name="PalatinoT_b8_rk11_20_Black"><text:span text:style-name="T8">İş</text:span></text:span><text:span text:style-name="PalatinoT_b8_rk11_20_Black"><text:span text:style-name="T7">te bu nedenle Skull 1470, "insan</text:span></text:span><text:span text:style-name="PalatinoT_b8_rk11_20_Black"><text:span text:style-name="T8">ı</text:span></text:span><text:span text:style-name="PalatinoT_b8_rk11_20_Black"><text:span text:style-name="T7">n Evrimi" safsat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yerle bir etmi</text:span></text:span><text:span text:style-name="PalatinoT_b8_rk11_20_Black"><text:span text:style-name="T8">ş</text:span></text:span><text:span text:style-name="PalatinoT_b8_rk11_20_Black"><text:span text:style-name="T7">tir. </text:span></text:span></text:p>
      <text:p text:style-name="P11"><text:span text:style-name="PalatinoT_b8_rk11_20_Black"><text:span text:style-name="T7">Kafat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bulan ünlü Evrimci antropolog Richard Leakey, bu durumu "</text:span></text:span><text:span text:style-name="PalatinoT_b8_rk11_20_BI_20_Black"><text:span text:style-name="T7">Ya bu kafatas</text:span></text:span><text:span text:style-name="PalatinoT_b8_rk11_20_BI_20_Black"><text:span text:style-name="T8">ı</text:span></text:span><text:span text:style-name="PalatinoT_b8_rk11_20_BI_20_Black"><text:span text:style-name="T7">n</text:span></text:span><text:span text:style-name="PalatinoT_b8_rk11_20_BI_20_Black"><text:span text:style-name="T8">ı</text:span></text:span><text:span text:style-name="PalatinoT_b8_rk11_20_BI_20_Black"><text:span text:style-name="T7"> ya da ilkel insan hakk</text:span></text:span><text:span text:style-name="PalatinoT_b8_rk11_20_BI_20_Black"><text:span text:style-name="T8">ı</text:span></text:span><text:span text:style-name="PalatinoT_b8_rk11_20_BI_20_Black"><text:span text:style-name="T7">ndaki teorilerimizi atmal</text:span></text:span><text:span text:style-name="PalatinoT_b8_rk11_20_BI_20_Black"><text:span text:style-name="T8">ı</text:span></text:span><text:span text:style-name="PalatinoT_b8_rk11_20_BI_20_Black"><text:span text:style-name="T7">y</text:span></text:span><text:span text:style-name="PalatinoT_b8_rk11_20_BI_20_Black"><text:span text:style-name="T8">ı</text:span></text:span><text:span text:style-name="PalatinoT_b8_rk11_20_BI_20_Black"><text:span text:style-name="T7">z</text:span></text:span><text:span text:style-name="PalatinoT_b8_rk11_20_I_20_Black"><text:span text:style-name="T7">. O, insan</text:span></text:span><text:span text:style-name="PalatinoT_b8_rk11_20_I_20_Black"><text:span text:style-name="T8">ı</text:span></text:span><text:span text:style-name="PalatinoT_b8_rk11_20_I_20_Black"><text:span text:style-name="T7">n ilk modellerinden hiçbirine benzememektedir. Kafatas</text:span></text:span><text:span text:style-name="PalatinoT_b8_rk11_20_I_20_Black"><text:span text:style-name="T8">ı</text:span></text:span><text:span text:style-name="PalatinoT_b8_rk11_20_I_20_Black"><text:span text:style-name="T7">n</text:span></text:span><text:span text:style-name="PalatinoT_b8_rk11_20_I_20_Black"><text:span text:style-name="T8">ı</text:span></text:span><text:span text:style-name="PalatinoT_b8_rk11_20_I_20_Black"><text:span text:style-name="T7">n büyük beyin hacmine sahip olmas</text:span></text:span><text:span text:style-name="PalatinoT_b8_rk11_20_I_20_Black"><text:span text:style-name="T8">ı</text:span></text:span><text:span text:style-name="PalatinoT_b8_rk11_20_I_20_Black"><text:span text:style-name="T7">, </text:span></text:span><text:span text:style-name="PalatinoT_b8_rk11_20_BI_20_Black"><text:span text:style-name="T7">ilk fosillerin geli</text:span></text:span><text:span text:style-name="PalatinoT_b8_rk11_20_BI_20_Black"><text:span text:style-name="T8">ş</text:span></text:span><text:span text:style-name="PalatinoT_b8_rk11_20_BI_20_Black"><text:span text:style-name="T7">im de</text:span></text:span><text:span text:style-name="PalatinoT_b8_rk11_20_BI_20_Black"><text:span text:style-name="T8">ğ</text:span></text:span><text:span text:style-name="PalatinoT_b8_rk11_20_BI_20_Black"><text:span text:style-name="T7">i</text:span></text:span><text:span text:style-name="PalatinoT_b8_rk11_20_BI_20_Black"><text:span text:style-name="T8">ş</text:span></text:span><text:span text:style-name="PalatinoT_b8_rk11_20_BI_20_Black"><text:span text:style-name="T7">ikliklerinin belli bir s</text:span></text:span><text:span text:style-name="PalatinoT_b8_rk11_20_BI_20_Black"><text:span text:style-name="T8">ı</text:span></text:span><text:span text:style-name="PalatinoT_b8_rk11_20_BI_20_Black"><text:span text:style-name="T7">raya göre düzenlenmesi kavram</text:span></text:span><text:span text:style-name="PalatinoT_b8_rk11_20_BI_20_Black"><text:span text:style-name="T8">ı</text:span></text:span><text:span text:style-name="PalatinoT_b8_rk11_20_BI_20_Black"><text:span text:style-name="T7">n</text:span></text:span><text:span text:style-name="PalatinoT_b8_rk11_20_BI_20_Black"><text:span text:style-name="T8">ı</text:span></text:span><text:span text:style-name="PalatinoT_b8_rk11_20_BI_20_Black"><text:span text:style-name="T7"> y</text:span></text:span><text:span text:style-name="PalatinoT_b8_rk11_20_BI_20_Black"><text:span text:style-name="T8">ı</text:span></text:span><text:span text:style-name="PalatinoT_b8_rk11_20_BI_20_Black"><text:span text:style-name="T7">km</text:span></text:span><text:span text:style-name="PalatinoT_b8_rk11_20_BI_20_Black"><text:span text:style-name="T8">ış</text:span></text:span><text:span text:style-name="PalatinoT_b8_rk11_20_BI_20_Black"><text:span text:style-name="T7">t</text:span></text:span><text:span text:style-name="PalatinoT_b8_rk11_20_BI_20_Black"><text:span text:style-name="T8">ı</text:span></text:span><text:span text:style-name="PalatinoT_b8_rk11_20_BI_20_Black"><text:span text:style-name="T7">r</text:span></text:span><text:span text:style-name="PalatinoT_b8_rk11_20_Black"><text:span text:style-name="T7">" diyerek aç</text:span></text:span><text:span text:style-name="PalatinoT_b8_rk11_20_Black"><text:span text:style-name="T8">ı</text:span></text:span><text:span text:style-name="PalatinoT_b8_rk11_20_Black"><text:span text:style-name="T7">klam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. (National Geographic, say</text:span></text:span><text:span text:style-name="PalatinoT_b8_rk11_20_Black"><text:span text:style-name="T8">ı</text:span></text:span><text:span text:style-name="PalatinoT_b8_rk11_20_Black"><text:span text:style-name="T7"> 143, y</text:span></text:span><text:span text:style-name="PalatinoT_b8_rk11_20_Black"><text:span text:style-name="T8">ı</text:span></text:span><text:span text:style-name="PalatinoT_b8_rk11_20_Black"><text:span text:style-name="T7">l 1973)</text:span></text:span></text:p>
      <text:p text:style-name="P11"><text:soft-page-break/><text:span text:style-name="PalatinoT_b8_rk11_20_Black"><text:span text:style-name="T7">Ancak "bir kenara at</text:span></text:span><text:span text:style-name="PalatinoT_b8_rk11_20_Black"><text:span text:style-name="T8">ı</text:span></text:span><text:span text:style-name="PalatinoT_b8_rk11_20_Black"><text:span text:style-name="T7">lan" ku</text:span></text:span><text:span text:style-name="PalatinoT_b8_rk11_20_Black"><text:span text:style-name="T8">ş</text:span></text:span><text:span text:style-name="PalatinoT_b8_rk11_20_Black"><text:span text:style-name="T7">kusuz Evrim safsatalar</text:span></text:span><text:span text:style-name="PalatinoT_b8_rk11_20_Black"><text:span text:style-name="T8">ı</text:span></text:span><text:span text:style-name="PalatinoT_b8_rk11_20_Black"><text:span text:style-name="T7"> de</text:span></text:span><text:span text:style-name="PalatinoT_b8_rk11_20_Black"><text:span text:style-name="T8">ğ</text:span></text:span><text:span text:style-name="PalatinoT_b8_rk11_20_Black"><text:span text:style-name="T7">il, Skull 1470 olmu</text:span></text:span><text:span text:style-name="PalatinoT_b8_rk11_20_Black"><text:span text:style-name="T8">ş</text:span></text:span><text:span text:style-name="PalatinoT_b8_rk11_20_Black"><text:span text:style-name="T7">tur: Evrimle ilgili yay</text:span></text:span><text:span text:style-name="PalatinoT_b8_rk11_20_Black"><text:span text:style-name="T8">ı</text:span></text:span><text:span text:style-name="PalatinoT_b8_rk11_20_Black"><text:span text:style-name="T7">nlar</text:span></text:span><text:span text:style-name="PalatinoT_b8_rk11_20_Black"><text:span text:style-name="T8">ı</text:span></text:span><text:span text:style-name="PalatinoT_b8_rk11_20_Black"><text:span text:style-name="T7">n hemen hiçbirinde bu kafatas</text:span></text:span><text:span text:style-name="PalatinoT_b8_rk11_20_Black"><text:span text:style-name="T8">ı</text:span></text:span><text:span text:style-name="PalatinoT_b8_rk11_20_Black"><text:span text:style-name="T7">ndan söz edilmez ve 2.8 milyon y</text:span></text:span><text:span text:style-name="PalatinoT_b8_rk11_20_Black"><text:span text:style-name="T8">ı</text:span></text:span><text:span text:style-name="PalatinoT_b8_rk11_20_Black"><text:span text:style-name="T7">ll</text:span></text:span><text:span text:style-name="PalatinoT_b8_rk11_20_Black"><text:span text:style-name="T8">ı</text:span></text:span><text:span text:style-name="PalatinoT_b8_rk11_20_Black"><text:span text:style-name="T7">k bu bildi</text:span></text:span><text:span text:style-name="PalatinoT_b8_rk11_20_Black"><text:span text:style-name="T8">ğ</text:span></text:span><text:span text:style-name="PalatinoT_b8_rk11_20_Black"><text:span text:style-name="T7">imiz insana ra</text:span></text:span><text:span text:style-name="PalatinoT_b8_rk11_20_Black"><text:span text:style-name="T8">ğ</text:span></text:span><text:span text:style-name="PalatinoT_b8_rk11_20_Black"><text:span text:style-name="T7">men, 2 milyon y</text:span></text:span><text:span text:style-name="PalatinoT_b8_rk11_20_Black"><text:span text:style-name="T8">ı</text:span></text:span><text:span text:style-name="PalatinoT_b8_rk11_20_Black"><text:span text:style-name="T7">l önce insan</text:span></text:span><text:span text:style-name="PalatinoT_b8_rk11_20_Black"><text:span text:style-name="T8">ı</text:span></text:span><text:span text:style-name="PalatinoT_b8_rk11_20_Black"><text:span text:style-name="T7">n Evriminin ba</text:span></text:span><text:span text:style-name="PalatinoT_b8_rk11_20_Black"><text:span text:style-name="T8">ş</text:span></text:span><text:span text:style-name="PalatinoT_b8_rk11_20_Black"><text:span text:style-name="T7">lad</text:span></text:span><text:span text:style-name="PalatinoT_b8_rk11_20_Black"><text:span text:style-name="T8">ığı</text:span></text:span><text:span text:style-name="PalatinoT_b8_rk11_20_Black"><text:span text:style-name="T7"> </text:span></text:span><text:span text:style-name="PalatinoT_b8_rk11_20_Black"><text:span text:style-name="T8">ş</text:span></text:span><text:span text:style-name="PalatinoT_b8_rk11_20_Black"><text:span text:style-name="T7">eklindeki masal anlat</text:span></text:span><text:span text:style-name="PalatinoT_b8_rk11_20_Black"><text:span text:style-name="T8">ı</text:span></text:span><text:span text:style-name="PalatinoT_b8_rk11_20_Black"><text:span text:style-name="T7">lmaya devam edilmektedir. Nas</text:span></text:span><text:span text:style-name="PalatinoT_b8_rk11_20_Black"><text:span text:style-name="T8">ı</text:span></text:span><text:span text:style-name="PalatinoT_b8_rk11_20_Black"><text:span text:style-name="T7">l olsa </text:span></text:span><text:span text:style-name="PalatinoT_b8_rk11_20_Black"><text:span text:style-name="T8">ş</text:span></text:span><text:span text:style-name="PalatinoT_b8_rk11_20_Black"><text:span text:style-name="T7">imdiye dek yalandan kimse ölmemi</text:span></text:span><text:span text:style-name="PalatinoT_b8_rk11_20_Black"><text:span text:style-name="T8">ş</text:span></text:span><text:span text:style-name="PalatinoT_b8_rk11_20_Black"><text:span text:style-name="T7">tir... Etiyopya'n</text:span></text:span><text:span text:style-name="PalatinoT_b8_rk11_20_Black"><text:span text:style-name="T8">ı</text:span></text:span><text:span text:style-name="PalatinoT_b8_rk11_20_Black"><text:span text:style-name="T7">n Hadar bölgesinde bulunan ve </text:span></text:span><text:span text:style-name="PalatinoT_b8_rk11_20_B_20_Black"><text:span text:style-name="T7">333</text:span></text:span><text:span text:style-name="PalatinoT_b8_rk11_20_Black"><text:span text:style-name="T7"> ad</text:span></text:span><text:span text:style-name="PalatinoT_b8_rk11_20_Black"><text:span text:style-name="T8">ı</text:span></text:span><text:span text:style-name="PalatinoT_b8_rk11_20_Black"><text:span text:style-name="T7"> verilen ve ayn</text:span></text:span><text:span text:style-name="PalatinoT_b8_rk11_20_Black"><text:span text:style-name="T8">ı</text:span></text:span><text:span text:style-name="PalatinoT_b8_rk11_20_Black"><text:span text:style-name="T7"> Skull 1470'in günümüz insan</text:span></text:span><text:span text:style-name="PalatinoT_b8_rk11_20_Black"><text:span text:style-name="T8">ı</text:span></text:span><text:span text:style-name="PalatinoT_b8_rk11_20_Black"><text:span text:style-name="T7">n kafatas</text:span></text:span><text:span text:style-name="PalatinoT_b8_rk11_20_Black"><text:span text:style-name="T8">ı</text:span></text:span><text:span text:style-name="PalatinoT_b8_rk11_20_Black"><text:span text:style-name="T7">ndan farkl</text:span></text:span><text:span text:style-name="PalatinoT_b8_rk11_20_Black"><text:span text:style-name="T8">ı</text:span></text:span><text:span text:style-name="PalatinoT_b8_rk11_20_Black"><text:span text:style-name="T7"> olmay</text:span></text:span><text:span text:style-name="PalatinoT_b8_rk11_20_Black"><text:span text:style-name="T8">ışı</text:span></text:span><text:span text:style-name="PalatinoT_b8_rk11_20_Black"><text:span text:style-name="T7"> gibi, günümüz insan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elinden hiçbir fark</text:span></text:span><text:span text:style-name="PalatinoT_b8_rk11_20_Black"><text:span text:style-name="T8">ı</text:span></text:span><text:span text:style-name="PalatinoT_b8_rk11_20_Black"><text:span text:style-name="T7"> bulunmayan insan eli fosilleri de has</text:span></text:span><text:span text:style-name="PalatinoT_b8_rk11_20_Black"><text:span text:style-name="T8">ı</text:span></text:span><text:span text:style-name="PalatinoT_b8_rk11_20_Black"><text:span text:style-name="T7">ralt</text:span></text:span><text:span text:style-name="PalatinoT_b8_rk11_20_Black"><text:span text:style-name="T8">ı</text:span></text:span><text:span text:style-name="PalatinoT_b8_rk11_20_Black"><text:span text:style-name="T7"> edilmektedir....</text:span></text:span></text:p>
      <text:p text:style-name="P11"><text:span text:style-name="PalatinoT_b8_rk11_20_Black"><text:span text:style-name="T8">İ</text:span></text:span><text:span text:style-name="PalatinoT_b8_rk11_20_Black"><text:span text:style-name="T7">nsan</text:span></text:span><text:span text:style-name="PalatinoT_b8_rk11_20_Black"><text:span text:style-name="T8">ı</text:span></text:span><text:span text:style-name="PalatinoT_b8_rk11_20_Black"><text:span text:style-name="T7">n Evrimi masal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kökten y</text:span></text:span><text:span text:style-name="PalatinoT_b8_rk11_20_Black"><text:span text:style-name="T8">ı</text:span></text:span><text:span text:style-name="PalatinoT_b8_rk11_20_Black"><text:span text:style-name="T7">kan bu delillerin yan</text:span></text:span><text:span text:style-name="PalatinoT_b8_rk11_20_Black"><text:span text:style-name="T8">ı</text:span></text:span><text:span text:style-name="PalatinoT_b8_rk11_20_Black"><text:span text:style-name="T7">nda, Evrimcilerin gözlerden uzak tutmaya çal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 daha binlerce konu vard</text:span></text:span><text:span text:style-name="PalatinoT_b8_rk11_20_Black"><text:span text:style-name="T8">ı</text:span></text:span><text:span text:style-name="PalatinoT_b8_rk11_20_Black"><text:span text:style-name="T7">r. Bunlar</text:span></text:span><text:span text:style-name="PalatinoT_b8_rk11_20_Black"><text:span text:style-name="T8">ı</text:span></text:span><text:span text:style-name="PalatinoT_b8_rk11_20_Black"><text:span text:style-name="T7">n ba</text:span></text:span><text:span text:style-name="PalatinoT_b8_rk11_20_Black"><text:span text:style-name="T8">şı</text:span></text:span><text:span text:style-name="PalatinoT_b8_rk11_20_Black"><text:span text:style-name="T7">nda </text:span></text:span><text:span text:style-name="PalatinoT_b8_rk11_20_B_20_Black"><text:span text:style-name="T7">Organik Evrim</text:span></text:span><text:span text:style-name="PalatinoT_b8_rk11_20_Black"><text:span text:style-name="T7"> gelir. </text:span></text:span></text:p>
      <text:p text:style-name="P11"><text:span text:style-name="PalatinoT_b8_rk11_20_Black"><text:span text:style-name="T7">Evrimciler, nesli tükenmi</text:span></text:span><text:span text:style-name="PalatinoT_b8_rk11_20_Black"><text:span text:style-name="T8">ş</text:span></text:span><text:span text:style-name="PalatinoT_b8_rk11_20_Black"><text:span text:style-name="T7"> maymun türlerine ait oldu</text:span></text:span><text:span text:style-name="PalatinoT_b8_rk11_20_Black"><text:span text:style-name="T8">ğ</text:span></text:span><text:span text:style-name="PalatinoT_b8_rk11_20_Black"><text:span text:style-name="T7">u apaç</text:span></text:span><text:span text:style-name="PalatinoT_b8_rk11_20_Black"><text:span text:style-name="T8">ı</text:span></text:span><text:span text:style-name="PalatinoT_b8_rk11_20_Black"><text:span text:style-name="T7">k belli olan birkaç kafat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ard arda dizerek, hayali teorilerini ispatlanm</text:span></text:span><text:span text:style-name="PalatinoT_b8_rk11_20_Black"><text:span text:style-name="T8">ış</text:span></text:span><text:span text:style-name="PalatinoT_b8_rk11_20_Black"><text:span text:style-name="T7"> bir gerçekmi</text:span></text:span><text:span text:style-name="PalatinoT_b8_rk11_20_Black"><text:span text:style-name="T8">ş</text:span></text:span><text:span text:style-name="PalatinoT_b8_rk11_20_Black"><text:span text:style-name="T7"> gibi sunarlar. Oysa insan</text:span></text:span><text:span text:style-name="PalatinoT_b8_rk11_20_Black"><text:span text:style-name="T8">ı</text:span></text:span><text:span text:style-name="PalatinoT_b8_rk11_20_Black"><text:span text:style-name="T7">n Evrimi'ne gelinceye dek aç</text:span></text:span><text:span text:style-name="PalatinoT_b8_rk11_20_Black"><text:span text:style-name="T8">ı</text:span></text:span><text:span text:style-name="PalatinoT_b8_rk11_20_Black"><text:span text:style-name="T7">klanmas</text:span></text:span><text:span text:style-name="PalatinoT_b8_rk11_20_Black"><text:span text:style-name="T8">ı</text:span></text:span><text:span text:style-name="PalatinoT_b8_rk11_20_Black"><text:span text:style-name="T7"> mümkün olmayan milyonlarca a</text:span></text:span><text:span text:style-name="PalatinoT_b8_rk11_20_Black"><text:span text:style-name="T8">ş</text:span></text:span><text:span text:style-name="PalatinoT_b8_rk11_20_Black"><text:span text:style-name="T7">ama daha vard</text:span></text:span><text:span text:style-name="PalatinoT_b8_rk11_20_Black"><text:span text:style-name="T8">ı</text:span></text:span><text:span text:style-name="PalatinoT_b8_rk11_20_Black"><text:span text:style-name="T7">r. Çünkü Evrim, yaln</text:span></text:span><text:span text:style-name="PalatinoT_b8_rk11_20_Black"><text:span text:style-name="T8">ı</text:span></text:span><text:span text:style-name="PalatinoT_b8_rk11_20_Black"><text:span text:style-name="T7">zca "insan</text:span></text:span><text:span text:style-name="PalatinoT_b8_rk11_20_Black"><text:span text:style-name="T8">ı</text:span></text:span><text:span text:style-name="PalatinoT_b8_rk11_20_Black"><text:span text:style-name="T7">n maymundan evrimle</text:span></text:span><text:span text:style-name="PalatinoT_b8_rk11_20_Black"><text:span text:style-name="T8">ş</text:span></text:span><text:span text:style-name="PalatinoT_b8_rk11_20_Black"><text:span text:style-name="T7">ti</text:span></text:span><text:span text:style-name="PalatinoT_b8_rk11_20_Black"><text:span text:style-name="T8">ğ</text:span></text:span><text:span text:style-name="PalatinoT_b8_rk11_20_Black"><text:span text:style-name="T7">i"ni de</text:span></text:span><text:span text:style-name="PalatinoT_b8_rk11_20_Black"><text:span text:style-name="T8">ğ</text:span></text:span><text:span text:style-name="PalatinoT_b8_rk11_20_Black"><text:span text:style-name="T7">il, tüm canl</text:span></text:span><text:span text:style-name="PalatinoT_b8_rk11_20_Black"><text:span text:style-name="T8">ı</text:span></text:span><text:span text:style-name="PalatinoT_b8_rk11_20_Black"><text:span text:style-name="T7"> hayat</text:span></text:span><text:span text:style-name="PalatinoT_b8_rk11_20_Black"><text:span text:style-name="T8">ı</text:span></text:span><text:span text:style-name="PalatinoT_b8_rk11_20_Black"><text:span text:style-name="T7">n Evrim süreci içinde olu</text:span></text:span><text:span text:style-name="PalatinoT_b8_rk11_20_Black"><text:span text:style-name="T8">ş</text:span></text:span><text:span text:style-name="PalatinoT_b8_rk11_20_Black"><text:span text:style-name="T7">tu</text:span></text:span><text:span text:style-name="PalatinoT_b8_rk11_20_Black"><text:span text:style-name="T8">ğ</text:span></text:span><text:span text:style-name="PalatinoT_b8_rk11_20_Black"><text:span text:style-name="T7">unu öne sürmektedir. Buna göre ilk canl</text:span></text:span><text:span text:style-name="PalatinoT_b8_rk11_20_Black"><text:span text:style-name="T8">ı</text:span></text:span><text:span text:style-name="PalatinoT_b8_rk11_20_Black"><text:span text:style-name="T7"> hayat, aminoasitlerin "tesadüfen" olu</text:span></text:span><text:span text:style-name="PalatinoT_b8_rk11_20_Black"><text:span text:style-name="T8">ş</text:span></text:span><text:span text:style-name="PalatinoT_b8_rk11_20_Black"><text:span text:style-name="T7">mas</text:span></text:span><text:span text:style-name="PalatinoT_b8_rk11_20_Black"><text:span text:style-name="T8">ı</text:span></text:span><text:span text:style-name="PalatinoT_b8_rk11_20_Black"><text:span text:style-name="T7">yla ba</text:span></text:span><text:span text:style-name="PalatinoT_b8_rk11_20_Black"><text:span text:style-name="T8">ş</text:span></text:span><text:span text:style-name="PalatinoT_b8_rk11_20_Black"><text:span text:style-name="T7">lam</text:span></text:span><text:span text:style-name="PalatinoT_b8_rk11_20_Black"><text:span text:style-name="T8">ış</text:span></text:span><text:span text:style-name="PalatinoT_b8_rk11_20_Black"><text:span text:style-name="T7">, bunu proteinler izlemi</text:span></text:span><text:span text:style-name="PalatinoT_b8_rk11_20_Black"><text:span text:style-name="T8">ş</text:span></text:span><text:span text:style-name="PalatinoT_b8_rk11_20_Black"><text:span text:style-name="T7">, ard</text:span></text:span><text:span text:style-name="PalatinoT_b8_rk11_20_Black"><text:span text:style-name="T8">ı</text:span></text:span><text:span text:style-name="PalatinoT_b8_rk11_20_Black"><text:span text:style-name="T7">ndan tek hücreli canl</text:span></text:span><text:span text:style-name="PalatinoT_b8_rk11_20_Black"><text:span text:style-name="T8">ı</text:span></text:span><text:span text:style-name="PalatinoT_b8_rk11_20_Black"><text:span text:style-name="T7">lar ve suda hayat olu</text:span></text:span><text:span text:style-name="PalatinoT_b8_rk11_20_Black"><text:span text:style-name="T8">ş</text:span></text:span><text:span text:style-name="PalatinoT_b8_rk11_20_Black"><text:span text:style-name="T7">mu</text:span></text:span><text:span text:style-name="PalatinoT_b8_rk11_20_Black"><text:span text:style-name="T8">ş</text:span></text:span><text:span text:style-name="PalatinoT_b8_rk11_20_Black"><text:span text:style-name="T7">, sudan karaya, karadan havaya geçi</text:span></text:span><text:span text:style-name="PalatinoT_b8_rk11_20_Black"><text:span text:style-name="T8">ş</text:span></text:span><text:span text:style-name="PalatinoT_b8_rk11_20_Black"><text:span text:style-name="T7"> ya</text:span></text:span><text:span text:style-name="PalatinoT_b8_rk11_20_Black"><text:span text:style-name="T8">ş</text:span></text:span><text:span text:style-name="PalatinoT_b8_rk11_20_Black"><text:span text:style-name="T7">anm</text:span></text:span><text:span text:style-name="PalatinoT_b8_rk11_20_Black"><text:span text:style-name="T8">ış</text:span></text:span><text:span text:style-name="PalatinoT_b8_rk11_20_Black"><text:span text:style-name="T7"> ve bu </text:span></text:span><text:span text:style-name="PalatinoT_b8_rk11_20_Black"><text:span text:style-name="T8">ş</text:span></text:span><text:span text:style-name="PalatinoT_b8_rk11_20_Black"><text:span text:style-name="T7">ekilde tüm canl</text:span></text:span><text:span text:style-name="PalatinoT_b8_rk11_20_Black"><text:span text:style-name="T8">ı</text:span></text:span><text:span text:style-name="PalatinoT_b8_rk11_20_Black"><text:span text:style-name="T7">lar birbirlerinden türemi</text:span></text:span><text:span text:style-name="PalatinoT_b8_rk11_20_Black"><text:span text:style-name="T8">ş</text:span></text:span><text:span text:style-name="PalatinoT_b8_rk11_20_Black"><text:span text:style-name="T7">lerdir.</text:span></text:span></text:p>
      <text:p text:style-name="P11"><text:span text:style-name="PalatinoT_b8_rk11_20_Black"><text:span text:style-name="T7">Oysa üstteki cümlede çok çok k</text:span></text:span><text:span text:style-name="PalatinoT_b8_rk11_20_Black"><text:span text:style-name="T8">ı</text:span></text:span><text:span text:style-name="PalatinoT_b8_rk11_20_Black"><text:span text:style-name="T7">sa bir biçimde özetledi</text:span></text:span><text:span text:style-name="PalatinoT_b8_rk11_20_Black"><text:span text:style-name="T8">ğ</text:span></text:span><text:span text:style-name="PalatinoT_b8_rk11_20_Black"><text:span text:style-name="T7">imiz bu süreç, olu</text:span></text:span><text:span text:style-name="PalatinoT_b8_rk11_20_Black"><text:span text:style-name="T8">ş</text:span></text:span><text:span text:style-name="PalatinoT_b8_rk11_20_Black"><text:span text:style-name="T7">mas</text:span></text:span><text:span text:style-name="PalatinoT_b8_rk11_20_Black"><text:span text:style-name="T8">ı</text:span></text:span><text:span text:style-name="PalatinoT_b8_rk11_20_Black"><text:span text:style-name="T7"> ihtimal d</text:span></text:span><text:span text:style-name="PalatinoT_b8_rk11_20_Black"><text:span text:style-name="T8">ışı</text:span></text:span><text:span text:style-name="PalatinoT_b8_rk11_20_Black"><text:span text:style-name="T7"> olan milyonlarca tesadüfe dayanmaktad</text:span></text:span><text:span text:style-name="PalatinoT_b8_rk11_20_Black"><text:span text:style-name="T8">ı</text:span></text:span><text:span text:style-name="PalatinoT_b8_rk11_20_Black"><text:span text:style-name="T7">r. </text:span></text:span></text:p>
      <text:p text:style-name="P11"><text:span text:style-name="PalatinoT_b8_rk11_20_Black"><text:span text:style-name="T8">İ</text:span></text:span><text:span text:style-name="PalatinoT_b8_rk11_20_Black"><text:span text:style-name="T7">htimallerden bahsetmeden önce </text:span></text:span><text:span text:style-name="PalatinoT_b8_rk11_20_I_20_Black"><text:span text:style-name="T7">"do</text:span></text:span><text:span text:style-name="PalatinoT_b8_rk11_20_I_20_Black"><text:span text:style-name="T8">ğ</text:span></text:span><text:span text:style-name="PalatinoT_b8_rk11_20_I_20_Black"><text:span text:style-name="T7">a, canl</text:span></text:span><text:span text:style-name="PalatinoT_b8_rk11_20_I_20_Black"><text:span text:style-name="T8">ı</text:span></text:span><text:span text:style-name="PalatinoT_b8_rk11_20_I_20_Black"><text:span text:style-name="T7">lar</text:span></text:span><text:span text:style-name="PalatinoT_b8_rk11_20_I_20_Black"><text:span text:style-name="T8">ı</text:span></text:span><text:span text:style-name="PalatinoT_b8_rk11_20_I_20_Black"><text:span text:style-name="T7">n en küçük yap</text:span></text:span><text:span text:style-name="PalatinoT_b8_rk11_20_I_20_Black"><text:span text:style-name="T8">ı</text:span></text:span><text:span text:style-name="PalatinoT_b8_rk11_20_I_20_Black"><text:span text:style-name="T7"> ta</text:span></text:span><text:span text:style-name="PalatinoT_b8_rk11_20_I_20_Black"><text:span text:style-name="T8">şı</text:span></text:span><text:span text:style-name="PalatinoT_b8_rk11_20_I_20_Black"><text:span text:style-name="T7"> olarak kabul edilen aminoasitleri dahi olu</text:span></text:span><text:span text:style-name="PalatinoT_b8_rk11_20_I_20_Black"><text:span text:style-name="T8">ş</text:span></text:span><text:span text:style-name="PalatinoT_b8_rk11_20_I_20_Black"><text:span text:style-name="T7">turamaz m</text:span></text:span><text:span text:style-name="PalatinoT_b8_rk11_20_I_20_Black"><text:span text:style-name="T8">ı</text:span></text:span><text:span text:style-name="PalatinoT_b8_rk11_20_I_20_Black"><text:span text:style-name="T7">?" </text:span></text:span><text:span text:style-name="PalatinoT_b8_rk11_20_Black"><text:span text:style-name="T7">sorusunu cevapland</text:span></text:span><text:span text:style-name="PalatinoT_b8_rk11_20_Black"><text:span text:style-name="T8">ı</text:span></text:span><text:span text:style-name="PalatinoT_b8_rk11_20_Black"><text:span text:style-name="T7">ral</text:span></text:span><text:span text:style-name="PalatinoT_b8_rk11_20_Black"><text:span text:style-name="T8">ı</text:span></text:span><text:span text:style-name="PalatinoT_b8_rk11_20_Black"><text:span text:style-name="T7">m. </text:span></text:span></text:p>
      <text:p text:style-name="P11"><text:span text:style-name="PalatinoT_b8_rk11_20_Black"><text:span text:style-name="T7">Bu sorunun cevapland</text:span></text:span><text:span text:style-name="PalatinoT_b8_rk11_20_Black"><text:span text:style-name="T8">ı</text:span></text:span><text:span text:style-name="PalatinoT_b8_rk11_20_Black"><text:span text:style-name="T7">r</text:span></text:span><text:span text:style-name="PalatinoT_b8_rk11_20_Black"><text:span text:style-name="T8">ı</text:span></text:span><text:span text:style-name="PalatinoT_b8_rk11_20_Black"><text:span text:style-name="T7">lmas</text:span></text:span><text:span text:style-name="PalatinoT_b8_rk11_20_Black"><text:span text:style-name="T8">ı</text:span></text:span><text:span text:style-name="PalatinoT_b8_rk11_20_Black"><text:span text:style-name="T7"> evrimciler için oldukça önemlidir. Çünkü e</text:span></text:span><text:span text:style-name="PalatinoT_b8_rk11_20_Black"><text:span text:style-name="T8">ğ</text:span></text:span><text:span text:style-name="PalatinoT_b8_rk11_20_Black"><text:span text:style-name="T7">er do</text:span></text:span><text:span text:style-name="PalatinoT_b8_rk11_20_Black"><text:span text:style-name="T8">ğ</text:span></text:span><text:span text:style-name="PalatinoT_b8_rk11_20_Black"><text:span text:style-name="T7">a tek bir aminoasit bile üretemiyorsa, ona 'tüm canl</text:span></text:span><text:span text:style-name="PalatinoT_b8_rk11_20_Black"><text:span text:style-name="T8">ı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n yarat</text:span></text:span><text:span text:style-name="PalatinoT_b8_rk11_20_Black"><text:span text:style-name="T8">ı</text:span></text:span><text:span text:style-name="PalatinoT_b8_rk11_20_Black"><text:span text:style-name="T7">c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' ünvan</text:span></text:span><text:span text:style-name="PalatinoT_b8_rk11_20_Black"><text:span text:style-name="T8">ı</text:span></text:span><text:span text:style-name="PalatinoT_b8_rk11_20_Black"><text:span text:style-name="T7"> yak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man</text:span></text:span><text:span text:style-name="PalatinoT_b8_rk11_20_Black"><text:span text:style-name="T8">ı</text:span></text:span><text:span text:style-name="PalatinoT_b8_rk11_20_Black"><text:span text:style-name="T7">n pek inand</text:span></text:span><text:span text:style-name="PalatinoT_b8_rk11_20_Black"><text:span text:style-name="T8">ı</text:span></text:span><text:span text:style-name="PalatinoT_b8_rk11_20_Black"><text:span text:style-name="T7">r</text:span></text:span><text:span text:style-name="PalatinoT_b8_rk11_20_Black"><text:span text:style-name="T8">ı</text:span></text:span><text:span text:style-name="PalatinoT_b8_rk11_20_Black"><text:span text:style-name="T7">c</text:span></text:span><text:span text:style-name="PalatinoT_b8_rk11_20_Black"><text:span text:style-name="T8">ı</text:span></text:span><text:span text:style-name="PalatinoT_b8_rk11_20_Black"><text:span text:style-name="T7"> olmayaca</text:span></text:span><text:span text:style-name="PalatinoT_b8_rk11_20_Black"><text:span text:style-name="T8">ğı</text:span></text:span><text:span text:style-name="PalatinoT_b8_rk11_20_Black"><text:span text:style-name="T7"> ortadad</text:span></text:span><text:span text:style-name="PalatinoT_b8_rk11_20_Black"><text:span text:style-name="T8">ı</text:span></text:span><text:span text:style-name="PalatinoT_b8_rk11_20_Black"><text:span text:style-name="T7">r.</text:span></text:span></text:p>
      <text:p text:style-name="P11"><text:span text:style-name="PalatinoT_b8_rk11_20_Black"><text:span text:style-name="T7">Evrimcilerin aminoasitlerin olu</text:span></text:span><text:span text:style-name="PalatinoT_b8_rk11_20_Black"><text:span text:style-name="T8">ş</text:span></text:span><text:span text:style-name="PalatinoT_b8_rk11_20_Black"><text:span text:style-name="T7">umu için kulland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 tek delil 1953'te yap</text:span></text:span><text:span text:style-name="PalatinoT_b8_rk11_20_Black"><text:span text:style-name="T8">ı</text:span></text:span><text:span text:style-name="PalatinoT_b8_rk11_20_Black"><text:span text:style-name="T7">lan Miller Deneyi'dir. Ancak deney, dünya atmosferinin hiç bir dönemde sahip olmad</text:span></text:span><text:span text:style-name="PalatinoT_b8_rk11_20_Black"><text:span text:style-name="T8">ığı</text:span></text:span><text:span text:style-name="PalatinoT_b8_rk11_20_Black"><text:span text:style-name="T7"> gazlar kullan</text:span></text:span><text:span text:style-name="PalatinoT_b8_rk11_20_Black"><text:span text:style-name="T8">ı</text:span></text:span><text:span text:style-name="PalatinoT_b8_rk11_20_Black"><text:span text:style-name="T7">larak yap</text:span></text:span><text:span text:style-name="PalatinoT_b8_rk11_20_Black"><text:span text:style-name="T8">ı</text:span></text:span><text:span text:style-name="PalatinoT_b8_rk11_20_Black"><text:span text:style-name="T7">lmas</text:span></text:span><text:span text:style-name="PalatinoT_b8_rk11_20_Black"><text:span text:style-name="T8">ı</text:span></text:span><text:span text:style-name="PalatinoT_b8_rk11_20_Black"><text:span text:style-name="T7"> sebebiyle geçersizdir. Bu konuyu, deneyin sahibi Stanley Miller da 1985 y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nda </text:span></text:span><text:span text:style-name="PalatinoT_b8_rk11_20_Black"><text:span text:style-name="T8">İ</text:span></text:span><text:span text:style-name="PalatinoT_b8_rk11_20_Black"><text:span text:style-name="T7">sveç Kraliyet Akademisi'nde verdi</text:span></text:span><text:span text:style-name="PalatinoT_b8_rk11_20_Black"><text:span text:style-name="T8">ğ</text:span></text:span><text:span text:style-name="PalatinoT_b8_rk11_20_Black"><text:span text:style-name="T7">i bir konferansda bizzat itiraf etmi</text:span></text:span><text:span text:style-name="PalatinoT_b8_rk11_20_Black"><text:span text:style-name="T8">ş</text:span></text:span><text:span text:style-name="PalatinoT_b8_rk11_20_Black"><text:span text:style-name="T7">tir. </text:span></text:span><text:span text:style-name="PalatinoT_b8_rk11_20_I_20_Black"><text:span text:style-name="T7">(Molecular Evolution of Life, sf. 50)</text:span></text:span><text:span text:style-name="PalatinoT_b8_rk11_20_Black"><text:span text:style-name="T7"> </text:span></text:span></text:p>
      <text:p text:style-name="P11"><text:span text:style-name="PalatinoT_b8_rk11_20_Black"><text:span text:style-name="T7">1975'de, ilkel atmoferin içerdi</text:span></text:span><text:span text:style-name="PalatinoT_b8_rk11_20_Black"><text:span text:style-name="T8">ğ</text:span></text:span><text:span text:style-name="PalatinoT_b8_rk11_20_Black"><text:span text:style-name="T7">i gazlarla (karbondioksit, azot, hidrojen ve su buhar</text:span></text:span><text:span text:style-name="PalatinoT_b8_rk11_20_Black"><text:span text:style-name="T8">ı</text:span></text:span><text:span text:style-name="PalatinoT_b8_rk11_20_Black"><text:span text:style-name="T7">) deneyi tekrarlayan Ferris ve Chen adl</text:span></text:span><text:span text:style-name="PalatinoT_b8_rk11_20_Black"><text:span text:style-name="T8">ı</text:span></text:span><text:span text:style-name="PalatinoT_b8_rk11_20_Black"><text:span text:style-name="T7"> bilimadamlar</text:span></text:span><text:span text:style-name="PalatinoT_b8_rk11_20_Black"><text:span text:style-name="T8">ı</text:span></text:span><text:span text:style-name="PalatinoT_b8_rk11_20_Black"><text:span text:style-name="T7">, ilkel </text:span></text:span><text:span text:style-name="PalatinoT_b8_rk11_20_Black"><text:span text:style-name="T8">ş</text:span></text:span><text:span text:style-name="PalatinoT_b8_rk11_20_Black"><text:span text:style-name="T7">artlarda aminoasit olu</text:span></text:span><text:span text:style-name="PalatinoT_b8_rk11_20_Black"><text:span text:style-name="T8">ş</text:span></text:span><text:span text:style-name="PalatinoT_b8_rk11_20_Black"><text:span text:style-name="T7">umunun olanaks</text:span></text:span><text:span text:style-name="PalatinoT_b8_rk11_20_Black"><text:span text:style-name="T8">ı</text:span></text:span><text:span text:style-name="PalatinoT_b8_rk11_20_Black"><text:span text:style-name="T7">z oldu</text:span></text:span><text:span text:style-name="PalatinoT_b8_rk11_20_Black"><text:span text:style-name="T8">ğ</text:span></text:span><text:span text:style-name="PalatinoT_b8_rk11_20_Black"><text:span text:style-name="T7">unu ispatlam</text:span></text:span><text:span text:style-name="PalatinoT_b8_rk11_20_Black"><text:span text:style-name="T8">ış</text:span></text:span><text:span text:style-name="PalatinoT_b8_rk11_20_Black"><text:span text:style-name="T7">lard</text:span></text:span><text:span text:style-name="PalatinoT_b8_rk11_20_Black"><text:span text:style-name="T8">ı</text:span></text:span><text:span text:style-name="PalatinoT_b8_rk11_20_Black"><text:span text:style-name="T7">r.</text:span></text:span><text:span text:style-name="PalatinoT_b8_rk11_20_I_20_Black"><text:span text:style-name="T7"> (Journal of American Chemical Society, vol. 97:11)</text:span></text:span></text:p>
      <text:p text:style-name="P11"><text:span text:style-name="PalatinoT_b8_rk11_20_Black"><text:span text:style-name="T7">Görüldü</text:span></text:span><text:span text:style-name="PalatinoT_b8_rk11_20_Black"><text:span text:style-name="T8">ğ</text:span></text:span><text:span text:style-name="PalatinoT_b8_rk11_20_Black"><text:span text:style-name="T7">ü gibi, bir tek aminoasit bile do</text:span></text:span><text:span text:style-name="PalatinoT_b8_rk11_20_Black"><text:span text:style-name="T8">ğ</text:span></text:span><text:span text:style-name="PalatinoT_b8_rk11_20_Black"><text:span text:style-name="T7">al </text:span></text:span><text:span text:style-name="PalatinoT_b8_rk11_20_Black"><text:span text:style-name="T8">ş</text:span></text:span><text:span text:style-name="PalatinoT_b8_rk11_20_Black"><text:span text:style-name="T7">artlarda 'tesadüfen' olu</text:span></text:span><text:span text:style-name="PalatinoT_b8_rk11_20_Black"><text:span text:style-name="T8">ş</text:span></text:span><text:span text:style-name="PalatinoT_b8_rk11_20_Black"><text:span text:style-name="T7">amamaktad</text:span></text:span><text:span text:style-name="PalatinoT_b8_rk11_20_Black"><text:span text:style-name="T8">ı</text:span></text:span><text:span text:style-name="PalatinoT_b8_rk11_20_Black"><text:span text:style-name="T7">r. Di</text:span></text:span><text:span text:style-name="PalatinoT_b8_rk11_20_Black"><text:span text:style-name="T8">ğ</text:span></text:span><text:span text:style-name="PalatinoT_b8_rk11_20_Black"><text:span text:style-name="T7">er bir deyi</text:span></text:span><text:span text:style-name="PalatinoT_b8_rk11_20_Black"><text:span text:style-name="T8">ş</text:span></text:span><text:span text:style-name="PalatinoT_b8_rk11_20_Black"><text:span text:style-name="T7">le, Evrim Teorisi, tek bir aminoasitin olu</text:span></text:span><text:span text:style-name="PalatinoT_b8_rk11_20_Black"><text:span text:style-name="T8">ş</text:span></text:span><text:span text:style-name="PalatinoT_b8_rk11_20_Black"><text:span text:style-name="T7">umunu dahi izah edememektedir.</text:span></text:span></text:p>
      <text:p text:style-name="P11"><text:span text:style-name="PalatinoT_b8_rk11_20_Black"><text:span text:style-name="T7">Aminoasitlerin bir </text:span></text:span><text:span text:style-name="PalatinoT_b8_rk11_20_Black"><text:span text:style-name="T8">ş</text:span></text:span><text:span text:style-name="PalatinoT_b8_rk11_20_Black"><text:span text:style-name="T7">ekilde olu</text:span></text:span><text:span text:style-name="PalatinoT_b8_rk11_20_Black"><text:span text:style-name="T8">ş</text:span></text:span><text:span text:style-name="PalatinoT_b8_rk11_20_Black"><text:span text:style-name="T7">tu</text:span></text:span><text:span text:style-name="PalatinoT_b8_rk11_20_Black"><text:span text:style-name="T8">ğ</text:span></text:span><text:span text:style-name="PalatinoT_b8_rk11_20_Black"><text:span text:style-name="T7">u varsay</text:span></text:span><text:span text:style-name="PalatinoT_b8_rk11_20_Black"><text:span text:style-name="T8">ı</text:span></text:span><text:span text:style-name="PalatinoT_b8_rk11_20_Black"><text:span text:style-name="T7">m</text:span></text:span><text:span text:style-name="PalatinoT_b8_rk11_20_Black"><text:span text:style-name="T8">ı</text:span></text:span><text:span text:style-name="PalatinoT_b8_rk11_20_Black"><text:span text:style-name="T7">yla yola ç</text:span></text:span><text:span text:style-name="PalatinoT_b8_rk11_20_Black"><text:span text:style-name="T8">ı</text:span></text:span><text:span text:style-name="PalatinoT_b8_rk11_20_Black"><text:span text:style-name="T7">k</text:span></text:span><text:span text:style-name="PalatinoT_b8_rk11_20_Black"><text:span text:style-name="T8">ı</text:span></text:span><text:span text:style-name="PalatinoT_b8_rk11_20_Black"><text:span text:style-name="T7">lsa bile, bunlardan bir proteinin tesadüfen olu</text:span></text:span><text:span text:style-name="PalatinoT_b8_rk11_20_Black"><text:span text:style-name="T8">ş</text:span></text:span><text:span text:style-name="PalatinoT_b8_rk11_20_Black"><text:span text:style-name="T7">mas</text:span></text:span><text:span text:style-name="PalatinoT_b8_rk11_20_Black"><text:span text:style-name="T8">ı</text:span></text:span><text:span text:style-name="PalatinoT_b8_rk11_20_Black"><text:span text:style-name="T7">, Ali Demirsoy'un önceki sayfalarda itiraf etti</text:span></text:span><text:span text:style-name="PalatinoT_b8_rk11_20_Black"><text:span text:style-name="T8">ğ</text:span></text:span><text:span text:style-name="PalatinoT_b8_rk11_20_Black"><text:span text:style-name="T7">i gibi, pratikte imkans</text:span></text:span><text:span text:style-name="PalatinoT_b8_rk11_20_Black"><text:span text:style-name="T8">ı</text:span></text:span><text:span text:style-name="PalatinoT_b8_rk11_20_Black"><text:span text:style-name="T7">zd</text:span></text:span><text:span text:style-name="PalatinoT_b8_rk11_20_Black"><text:span text:style-name="T8">ı</text:span></text:span><text:span text:style-name="PalatinoT_b8_rk11_20_Black"><text:span text:style-name="T7">r. Çünkü proteinler 20 farkl</text:span></text:span><text:span text:style-name="PalatinoT_b8_rk11_20_Black"><text:span text:style-name="T8">ı</text:span></text:span><text:span text:style-name="PalatinoT_b8_rk11_20_Black"><text:span text:style-name="T7"> cinsteki 50-3000 adet amino asitin birle</text:span></text:span><text:span text:style-name="PalatinoT_b8_rk11_20_Black"><text:span text:style-name="T8">ş</text:span></text:span><text:span text:style-name="PalatinoT_b8_rk11_20_Black"><text:span text:style-name="T7">mesinden olu</text:span></text:span><text:span text:style-name="PalatinoT_b8_rk11_20_Black"><text:span text:style-name="T8">ş</text:span></text:span><text:span text:style-name="PalatinoT_b8_rk11_20_Black"><text:span text:style-name="T7">ur. Ancak bu amino asitler, rastgele de</text:span></text:span><text:span text:style-name="PalatinoT_b8_rk11_20_Black"><text:span text:style-name="T8">ğ</text:span></text:span><text:span text:style-name="PalatinoT_b8_rk11_20_Black"><text:span text:style-name="T7">il belirli bir s</text:span></text:span><text:span text:style-name="PalatinoT_b8_rk11_20_Black"><text:span text:style-name="T8">ı</text:span></text:span><text:span text:style-name="PalatinoT_b8_rk11_20_Black"><text:span text:style-name="T7">raya göre dizilmek zorundad</text:span></text:span><text:span text:style-name="PalatinoT_b8_rk11_20_Black"><text:span text:style-name="T8">ı</text:span></text:span><text:span text:style-name="PalatinoT_b8_rk11_20_Black"><text:span text:style-name="T7">rlar ve tek bir hata proteinin olu</text:span></text:span><text:span text:style-name="PalatinoT_b8_rk11_20_Black"><text:span text:style-name="T8">ş</text:span></text:span><text:span text:style-name="PalatinoT_b8_rk11_20_Black"><text:span text:style-name="T7">umunu engeller. 61 amino asitten olu</text:span></text:span><text:span text:style-name="PalatinoT_b8_rk11_20_Black"><text:span text:style-name="T8">ş</text:span></text:span><text:span text:style-name="PalatinoT_b8_rk11_20_Black"><text:span text:style-name="T7">an basit bir proteinin, 5x10</text:span></text:span><text:span text:style-name="PalatinoT_b8_rk7_20_Black"><text:span text:style-name="T7">79</text:span></text:span><text:span text:style-name="PalatinoT_b8_rk11_20_Black"><text:span text:style-name="T7"> tane farkl</text:span></text:span><text:span text:style-name="PalatinoT_b8_rk11_20_Black"><text:span text:style-name="T8">ı</text:span></text:span><text:span text:style-name="PalatinoT_b8_rk11_20_Black"><text:span text:style-name="T7"> dizilimi olur ve bunlar</text:span></text:span><text:span text:style-name="PalatinoT_b8_rk11_20_Black"><text:span text:style-name="T8">ı</text:span></text:span><text:span text:style-name="PalatinoT_b8_rk11_20_Black"><text:span text:style-name="T7">n ancak bir tanesi i</text:span></text:span><text:span text:style-name="PalatinoT_b8_rk11_20_Black"><text:span text:style-name="T8">ş</text:span></text:span><text:span text:style-name="PalatinoT_b8_rk11_20_Black"><text:span text:style-name="T7">e yarar. Di</text:span></text:span><text:span text:style-name="PalatinoT_b8_rk11_20_Black"><text:span text:style-name="T8">ğ</text:span></text:span><text:span text:style-name="PalatinoT_b8_rk11_20_Black"><text:span text:style-name="T7">er bir deyi</text:span></text:span><text:span text:style-name="PalatinoT_b8_rk11_20_Black"><text:span text:style-name="T8">ş</text:span></text:span><text:span text:style-name="PalatinoT_b8_rk11_20_Black"><text:span text:style-name="T7">le, 61 amino asitten olu</text:span></text:span><text:span text:style-name="PalatinoT_b8_rk11_20_Black"><text:span text:style-name="T8">ş</text:span></text:span><text:span text:style-name="PalatinoT_b8_rk11_20_Black"><text:span text:style-name="T7">an basit bir proteinin (polipeptid) —ki ortalama bir protein, 400 amino asitten olu</text:span></text:span><text:span text:style-name="PalatinoT_b8_rk11_20_Black"><text:span text:style-name="T8">ş</text:span></text:span><text:span text:style-name="PalatinoT_b8_rk11_20_Black"><text:span text:style-name="T7">ur— "tesadüfen" olu</text:span></text:span><text:span text:style-name="PalatinoT_b8_rk11_20_Black"><text:span text:style-name="T8">ş</text:span></text:span><text:span text:style-name="PalatinoT_b8_rk11_20_Black"><text:span text:style-name="T7">ma ihtimali 5x10</text:span></text:span><text:span text:style-name="PalatinoT_b8_rk7_20_Black"><text:span text:style-name="T7">79'</text:span></text:span><text:span text:style-name="PalatinoT_b8_rk11_20_Black"><text:span text:style-name="T7">da birdir! Bu, pratikte s</text:span></text:span><text:span text:style-name="PalatinoT_b8_rk11_20_Black"><text:span text:style-name="T8">ı</text:span></text:span><text:span text:style-name="PalatinoT_b8_rk11_20_Black"><text:span text:style-name="T7">f</text:span></text:span><text:span text:style-name="PalatinoT_b8_rk11_20_Black"><text:span text:style-name="T8">ı</text:span></text:span><text:span text:style-name="PalatinoT_b8_rk11_20_Black"><text:span text:style-name="T7">r demektir; yani böyle bir </text:span></text:span><text:span text:style-name="PalatinoT_b8_rk11_20_Black"><text:span text:style-name="T8">ş</text:span></text:span><text:span text:style-name="PalatinoT_b8_rk11_20_Black"><text:span text:style-name="T7">ey imkans</text:span></text:span><text:span text:style-name="PalatinoT_b8_rk11_20_Black"><text:span text:style-name="T8">ı</text:span></text:span><text:span text:style-name="PalatinoT_b8_rk11_20_Black"><text:span text:style-name="T7">zd</text:span></text:span><text:span text:style-name="PalatinoT_b8_rk11_20_Black"><text:span text:style-name="T8">ı</text:span></text:span><text:span text:style-name="PalatinoT_b8_rk11_20_Black"><text:span text:style-name="T7">r. </text:span></text:span><text:span text:style-name="PalatinoT_b8_rk11_20_I_20_Black"><text:span text:style-name="T7">(Protein Biyokimyas</text:span></text:span><text:span text:style-name="PalatinoT_b8_rk11_20_I_20_Black"><text:span text:style-name="T8">ı</text:span></text:span><text:span text:style-name="PalatinoT_b8_rk11_20_I_20_Black"><text:span text:style-name="T7">, Prof.Dr. Nevzat Baban, sf. 32)</text:span></text:span></text:p>
      <text:p text:style-name="P11"><text:span text:style-name="PalatinoT_b8_rk11_20_Black"><text:span text:style-name="T7">Evrimci Rus biyolog A. I. Oparin, bu olas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ğı</text:span></text:span><text:span text:style-name="PalatinoT_b8_rk11_20_Black"><text:span text:style-name="T7">n "imkans</text:span></text:span><text:span text:style-name="PalatinoT_b8_rk11_20_Black"><text:span text:style-name="T8">ı</text:span></text:span><text:span text:style-name="PalatinoT_b8_rk11_20_Black"><text:span text:style-name="T7">z"l</text:span></text:span><text:span text:style-name="PalatinoT_b8_rk11_20_Black"><text:span text:style-name="T8">ığ</text:span></text:span><text:span text:style-name="PalatinoT_b8_rk11_20_Black"><text:span text:style-name="T7">a e</text:span></text:span><text:span text:style-name="PalatinoT_b8_rk11_20_Black"><text:span text:style-name="T8">ş</text:span></text:span><text:span text:style-name="PalatinoT_b8_rk11_20_Black"><text:span text:style-name="T7"> oldu</text:span></text:span><text:span text:style-name="PalatinoT_b8_rk11_20_Black"><text:span text:style-name="T8">ğ</text:span></text:span><text:span text:style-name="PalatinoT_b8_rk11_20_Black"><text:span text:style-name="T7">unu itiraf ederken </text:span></text:span><text:span text:style-name="PalatinoT_b8_rk11_20_Black"><text:span text:style-name="T8">ş</text:span></text:span><text:span text:style-name="PalatinoT_b8_rk11_20_Black"><text:span text:style-name="T7">öyle diyor:</text:span></text:span></text:p>
      <text:p text:style-name="P11"><text:span text:style-name="PalatinoT_b8_rk11_20_Black"><text:span text:style-name="T7">"</text:span></text:span><text:span text:style-name="PalatinoT_b8_rk11_20_I_20_Black"><text:span text:style-name="T7">Her biri belirli </text:span></text:span><text:span text:style-name="PalatinoT_b8_rk11_20_I_20_Black"><text:span text:style-name="T8">ş</text:span></text:span><text:span text:style-name="PalatinoT_b8_rk11_20_I_20_Black"><text:span text:style-name="T7">ekilde ve kendisine özgü bir tarzda dizilmi</text:span></text:span><text:span text:style-name="PalatinoT_b8_rk11_20_I_20_Black"><text:span text:style-name="T8">ş</text:span></text:span><text:span text:style-name="PalatinoT_b8_rk11_20_I_20_Black"><text:span text:style-name="T7"> bulunan ve binlerce karbon, hidrojen, oksijen ve azot atomu içeren bu maddenin (protein) en basiti bile son derece kompleks bir yap</text:span></text:span><text:span text:style-name="PalatinoT_b8_rk11_20_I_20_Black"><text:span text:style-name="T8">ı</text:span></text:span><text:span text:style-name="PalatinoT_b8_rk11_20_I_20_Black"><text:span text:style-name="T7">ya sahiptir. Proteinlerin yap</text:span></text:span><text:span text:style-name="PalatinoT_b8_rk11_20_I_20_Black"><text:span text:style-name="T8">ı</text:span></text:span><text:span text:style-name="PalatinoT_b8_rk11_20_I_20_Black"><text:span text:style-name="T7">s</text:span></text:span><text:span text:style-name="PalatinoT_b8_rk11_20_I_20_Black"><text:span text:style-name="T8">ı</text:span></text:span><text:span text:style-name="PalatinoT_b8_rk11_20_I_20_Black"><text:span text:style-name="T7">n</text:span></text:span><text:span text:style-name="PalatinoT_b8_rk11_20_I_20_Black"><text:span text:style-name="T8">ı</text:span></text:span><text:span text:style-name="PalatinoT_b8_rk11_20_I_20_Black"><text:span text:style-name="T7"> inceleyenler için, </text:span></text:span><text:span text:style-name="PalatinoT_b8_rk11_20_BI_20_Black"><text:span text:style-name="T7">bu maddelerin kendiliklerinden bir araya gelmi</text:span></text:span><text:span text:style-name="PalatinoT_b8_rk11_20_BI_20_Black"><text:span text:style-name="T8">ş</text:span></text:span><text:span text:style-name="PalatinoT_b8_rk11_20_BI_20_Black"><text:span text:style-name="T7"> olmalar</text:span></text:span><text:span text:style-name="PalatinoT_b8_rk11_20_BI_20_Black"><text:span text:style-name="T8">ı</text:span></text:span><text:span text:style-name="PalatinoT_b8_rk11_20_BI_20_Black"><text:span text:style-name="T7">, Romal</text:span></text:span><text:span text:style-name="PalatinoT_b8_rk11_20_BI_20_Black"><text:span text:style-name="T8">ı</text:span></text:span><text:span text:style-name="PalatinoT_b8_rk11_20_BI_20_Black"><text:span text:style-name="T7"> </text:span></text:span><text:span text:style-name="PalatinoT_b8_rk11_20_BI_20_Black"><text:span text:style-name="T8">ş</text:span></text:span><text:span text:style-name="PalatinoT_b8_rk11_20_BI_20_Black"><text:span text:style-name="T7">air Virgil'in ünlü 'Aeneid' </text:span></text:span><text:span text:style-name="PalatinoT_b8_rk11_20_BI_20_Black"><text:span text:style-name="T8">ş</text:span></text:span><text:span text:style-name="PalatinoT_b8_rk11_20_BI_20_Black"><text:span text:style-name="T7">iirinin etrafa saç</text:span></text:span><text:span text:style-name="PalatinoT_b8_rk11_20_BI_20_Black"><text:span text:style-name="T8">ı</text:span></text:span><text:span text:style-name="PalatinoT_b8_rk11_20_BI_20_Black"><text:span text:style-name="T7">lm</text:span></text:span><text:span text:style-name="PalatinoT_b8_rk11_20_BI_20_Black"><text:span text:style-name="T8">ış</text:span></text:span><text:span text:style-name="PalatinoT_b8_rk11_20_BI_20_Black"><text:span text:style-name="T7"> harflerden rastgele </text:span></text:span><text:soft-page-break/><text:span text:style-name="PalatinoT_b8_rk11_20_BI_20_Black"><text:span text:style-name="T7">meydana gelmi</text:span></text:span><text:span text:style-name="PalatinoT_b8_rk11_20_BI_20_Black"><text:span text:style-name="T8">ş</text:span></text:span><text:span text:style-name="PalatinoT_b8_rk11_20_BI_20_Black"><text:span text:style-name="T7"> olmas</text:span></text:span><text:span text:style-name="PalatinoT_b8_rk11_20_BI_20_Black"><text:span text:style-name="T8">ı</text:span></text:span><text:span text:style-name="PalatinoT_b8_rk11_20_BI_20_Black"><text:span text:style-name="T7"> kadar ihtimal d</text:span></text:span><text:span text:style-name="PalatinoT_b8_rk11_20_BI_20_Black"><text:span text:style-name="T8">ışı</text:span></text:span><text:span text:style-name="PalatinoT_b8_rk11_20_I_20_Black"><text:span text:style-name="T7"> gözükmektedir.</text:span></text:span><text:span text:style-name="PalatinoT_b8_rk11_20_Black"><text:span text:style-name="T7">" <text:s/>(Origin of Life, A. I. Oparin, sf. 132-133)</text:span></text:span></text:p>
      <text:p text:style-name="P11"><text:span text:style-name="PalatinoT_b8_rk11_20_Black"><text:span text:style-name="T7">K</text:span></text:span><text:span text:style-name="PalatinoT_b8_rk11_20_Black"><text:span text:style-name="T8">ı</text:span></text:span><text:span text:style-name="PalatinoT_b8_rk11_20_Black"><text:span text:style-name="T7">sacas</text:span></text:span><text:span text:style-name="PalatinoT_b8_rk11_20_Black"><text:span text:style-name="T8">ı</text:span></text:span><text:span text:style-name="PalatinoT_b8_rk11_20_Black"><text:span text:style-name="T7">, aminoasitleri var kabul edilse de de, tek bir proteinin bile "tesadüfen" olu</text:span></text:span><text:span text:style-name="PalatinoT_b8_rk11_20_Black"><text:span text:style-name="T8">ş</text:span></text:span><text:span text:style-name="PalatinoT_b8_rk11_20_Black"><text:span text:style-name="T7">ma ihtimali s</text:span></text:span><text:span text:style-name="PalatinoT_b8_rk11_20_Black"><text:span text:style-name="T8">ı</text:span></text:span><text:span text:style-name="PalatinoT_b8_rk11_20_Black"><text:span text:style-name="T7">f</text:span></text:span><text:span text:style-name="PalatinoT_b8_rk11_20_Black"><text:span text:style-name="T8">ı</text:span></text:span><text:span text:style-name="PalatinoT_b8_rk11_20_Black"><text:span text:style-name="T7">rd</text:span></text:span><text:span text:style-name="PalatinoT_b8_rk11_20_Black"><text:span text:style-name="T8">ı</text:span></text:span><text:span text:style-name="PalatinoT_b8_rk11_20_Black"><text:span text:style-name="T7">r. </text:span></text:span></text:p>
      <text:p text:style-name="P11"><text:span text:style-name="PalatinoT_b8_rk11_20_Black"><text:span text:style-name="T7">Asl</text:span></text:span><text:span text:style-name="PalatinoT_b8_rk11_20_Black"><text:span text:style-name="T8">ı</text:span></text:span><text:span text:style-name="PalatinoT_b8_rk11_20_Black"><text:span text:style-name="T7">nda sorun aminoasitlerin veya proteinlerin olu</text:span></text:span><text:span text:style-name="PalatinoT_b8_rk11_20_Black"><text:span text:style-name="T8">ş</text:span></text:span><text:span text:style-name="PalatinoT_b8_rk11_20_Black"><text:span text:style-name="T7">up olu</text:span></text:span><text:span text:style-name="PalatinoT_b8_rk11_20_Black"><text:span text:style-name="T8">ş</text:span></text:span><text:span text:style-name="PalatinoT_b8_rk11_20_Black"><text:span text:style-name="T7">amamas</text:span></text:span><text:span text:style-name="PalatinoT_b8_rk11_20_Black"><text:span text:style-name="T8">ı</text:span></text:span><text:span text:style-name="PalatinoT_b8_rk11_20_Black"><text:span text:style-name="T7"> de</text:span></text:span><text:span text:style-name="PalatinoT_b8_rk11_20_Black"><text:span text:style-name="T8">ğ</text:span></text:span><text:span text:style-name="PalatinoT_b8_rk11_20_Black"><text:span text:style-name="T7">il, bunlar</text:span></text:span><text:span text:style-name="PalatinoT_b8_rk11_20_Black"><text:span text:style-name="T8">ı</text:span></text:span><text:span text:style-name="PalatinoT_b8_rk11_20_Black"><text:span text:style-name="T7">n canl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ğı</text:span></text:span><text:span text:style-name="PalatinoT_b8_rk11_20_Black"><text:span text:style-name="T7">n temeli olup olamayaca</text:span></text:span><text:span text:style-name="PalatinoT_b8_rk11_20_Black"><text:span text:style-name="T8">ğı</text:span></text:span><text:span text:style-name="PalatinoT_b8_rk11_20_Black"><text:span text:style-name="T7">d</text:span></text:span><text:span text:style-name="PalatinoT_b8_rk11_20_Black"><text:span text:style-name="T8">ı</text:span></text:span><text:span text:style-name="PalatinoT_b8_rk11_20_Black"><text:span text:style-name="T7">r. Çünkü proteinler kompleks canl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ğı</text:span></text:span><text:span text:style-name="PalatinoT_b8_rk11_20_Black"><text:span text:style-name="T7">n en küçük temsilcisi olan hücrenin yan</text:span></text:span><text:span text:style-name="PalatinoT_b8_rk11_20_Black"><text:span text:style-name="T8">ı</text:span></text:span><text:span text:style-name="PalatinoT_b8_rk11_20_Black"><text:span text:style-name="T7">nda oldukça basit bir yap</text:span></text:span><text:span text:style-name="PalatinoT_b8_rk11_20_Black"><text:span text:style-name="T8">ı</text:span></text:span><text:span text:style-name="PalatinoT_b8_rk11_20_Black"><text:span text:style-name="T7">dad</text:span></text:span><text:span text:style-name="PalatinoT_b8_rk11_20_Black"><text:span text:style-name="T8">ı</text:span></text:span><text:span text:style-name="PalatinoT_b8_rk11_20_Black"><text:span text:style-name="T7">r. </text:span></text:span></text:p>
      <text:p text:style-name="P11"><text:span text:style-name="PalatinoT_b8_rk11_20_Black"><text:span text:style-name="T7">Bilindi</text:span></text:span><text:span text:style-name="PalatinoT_b8_rk11_20_Black"><text:span text:style-name="T8">ğ</text:span></text:span><text:span text:style-name="PalatinoT_b8_rk11_20_Black"><text:span text:style-name="T7">i gibi hücre, bir metobolizmas</text:span></text:span><text:span text:style-name="PalatinoT_b8_rk11_20_Black"><text:span text:style-name="T8">ı</text:span></text:span><text:span text:style-name="PalatinoT_b8_rk11_20_Black"><text:span text:style-name="T7"> olan, yani d</text:span></text:span><text:span text:style-name="PalatinoT_b8_rk11_20_Black"><text:span text:style-name="T8">ış</text:span></text:span><text:span text:style-name="PalatinoT_b8_rk11_20_Black"><text:span text:style-name="T7">ar</text:span></text:span><text:span text:style-name="PalatinoT_b8_rk11_20_Black"><text:span text:style-name="T8">ı</text:span></text:span><text:span text:style-name="PalatinoT_b8_rk11_20_Black"><text:span text:style-name="T7">dan maddeler alan, bunlar</text:span></text:span><text:span text:style-name="PalatinoT_b8_rk11_20_Black"><text:span text:style-name="T8">ı</text:span></text:span><text:span text:style-name="PalatinoT_b8_rk11_20_Black"><text:span text:style-name="T7"> i</text:span></text:span><text:span text:style-name="PalatinoT_b8_rk11_20_Black"><text:span text:style-name="T8">ş</text:span></text:span><text:span text:style-name="PalatinoT_b8_rk11_20_Black"><text:span text:style-name="T7">leyip ba</text:span></text:span><text:span text:style-name="PalatinoT_b8_rk11_20_Black"><text:span text:style-name="T8">ş</text:span></text:span><text:span text:style-name="PalatinoT_b8_rk11_20_Black"><text:span text:style-name="T7">ka maddelere çevirebilen, bu yolla kendisi için gerekli olan enerji ve temel yap</text:span></text:span><text:span text:style-name="PalatinoT_b8_rk11_20_Black"><text:span text:style-name="T8">ı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 sa</text:span></text:span><text:span text:style-name="PalatinoT_b8_rk11_20_Black"><text:span text:style-name="T8">ğ</text:span></text:span><text:span text:style-name="PalatinoT_b8_rk11_20_Black"><text:span text:style-name="T7">layan ba</text:span></text:span><text:span text:style-name="PalatinoT_b8_rk11_20_Black"><text:span text:style-name="T8">ş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ba</text:span></text:span><text:span text:style-name="PalatinoT_b8_rk11_20_Black"><text:span text:style-name="T8">şı</text:span></text:span><text:span text:style-name="PalatinoT_b8_rk11_20_Black"><text:span text:style-name="T7">na kompleks bir sistemdir. </text:span></text:span><text:span text:style-name="PalatinoT_b8_rk11_20_Black"><text:span text:style-name="T8">İ</text:span></text:span><text:span text:style-name="PalatinoT_b8_rk11_20_Black"><text:span text:style-name="T7">çinde ola</text:span></text:span><text:span text:style-name="PalatinoT_b8_rk11_20_Black"><text:span text:style-name="T8">ğ</text:span></text:span><text:span text:style-name="PalatinoT_b8_rk11_20_Black"><text:span text:style-name="T7">anüstü bir koordinasyon, binlerce kimyasal tepkime bunun da ötesinde proteinleri sentezleyen bir DNA's</text:span></text:span><text:span text:style-name="PalatinoT_b8_rk11_20_Black"><text:span text:style-name="T8">ı</text:span></text:span><text:span text:style-name="PalatinoT_b8_rk11_20_Black"><text:span text:style-name="T7"> bulunur. Mitokondri, sentrozomlar, lizozomlar, golgi komleksi, hücre zar</text:span></text:span><text:span text:style-name="PalatinoT_b8_rk11_20_Black"><text:span text:style-name="T8">ı</text:span></text:span><text:span text:style-name="PalatinoT_b8_rk11_20_Black"><text:span text:style-name="T7"> gibi birçok organeli bar</text:span></text:span><text:span text:style-name="PalatinoT_b8_rk11_20_Black"><text:span text:style-name="T8">ı</text:span></text:span><text:span text:style-name="PalatinoT_b8_rk11_20_Black"><text:span text:style-name="T7">ndaran bu sistem her aç</text:span></text:span><text:span text:style-name="PalatinoT_b8_rk11_20_Black"><text:span text:style-name="T8">ı</text:span></text:span><text:span text:style-name="PalatinoT_b8_rk11_20_Black"><text:span text:style-name="T7">dan proteinlerle kar</text:span></text:span><text:span text:style-name="PalatinoT_b8_rk11_20_Black"><text:span text:style-name="T8">şı</text:span></text:span><text:span text:style-name="PalatinoT_b8_rk11_20_Black"><text:span text:style-name="T7">la</text:span></text:span><text:span text:style-name="PalatinoT_b8_rk11_20_Black"><text:span text:style-name="T8">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</text:span></text:span><text:span text:style-name="PalatinoT_b8_rk11_20_Black"><text:span text:style-name="T8">ı</text:span></text:span><text:span text:style-name="PalatinoT_b8_rk11_20_Black"><text:span text:style-name="T7">lamayacak kadar üstündür. Bu durumda, proteinlerin hücreye dönü</text:span></text:span><text:span text:style-name="PalatinoT_b8_rk11_20_Black"><text:span text:style-name="T8">ş</text:span></text:span><text:span text:style-name="PalatinoT_b8_rk11_20_Black"><text:span text:style-name="T7">ebilece</text:span></text:span><text:span text:style-name="PalatinoT_b8_rk11_20_Black"><text:span text:style-name="T8">ğ</text:span></text:span><text:span text:style-name="PalatinoT_b8_rk11_20_Black"><text:span text:style-name="T7">ine inanmak, patlayan bir yanarda</text:span></text:span><text:span text:style-name="PalatinoT_b8_rk11_20_Black"><text:span text:style-name="T8">ğ</text:span></text:span><text:span text:style-name="PalatinoT_b8_rk11_20_Black"><text:span text:style-name="T7">dan etrafa saç</text:span></text:span><text:span text:style-name="PalatinoT_b8_rk11_20_Black"><text:span text:style-name="T8">ı</text:span></text:span><text:span text:style-name="PalatinoT_b8_rk11_20_Black"><text:span text:style-name="T7">lan ta</text:span></text:span><text:span text:style-name="PalatinoT_b8_rk11_20_Black"><text:span text:style-name="T8">ş</text:span></text:span><text:span text:style-name="PalatinoT_b8_rk11_20_Black"><text:span text:style-name="T7"> parçalar</text:span></text:span><text:span text:style-name="PalatinoT_b8_rk11_20_Black"><text:span text:style-name="T8">ı</text:span></text:span><text:span text:style-name="PalatinoT_b8_rk11_20_Black"><text:span text:style-name="T7">yla kendili</text:span></text:span><text:span text:style-name="PalatinoT_b8_rk11_20_Black"><text:span text:style-name="T8">ğ</text:span></text:span><text:span text:style-name="PalatinoT_b8_rk11_20_Black"><text:span text:style-name="T7">inden bir </text:span></text:span><text:span text:style-name="PalatinoT_b8_rk11_20_Black"><text:span text:style-name="T8">ş</text:span></text:span><text:span text:style-name="PalatinoT_b8_rk11_20_Black"><text:span text:style-name="T7">ehir olu</text:span></text:span><text:span text:style-name="PalatinoT_b8_rk11_20_Black"><text:span text:style-name="T8">ş</text:span></text:span><text:span text:style-name="PalatinoT_b8_rk11_20_Black"><text:span text:style-name="T7">abilece</text:span></text:span><text:span text:style-name="PalatinoT_b8_rk11_20_Black"><text:span text:style-name="T8">ğ</text:span></text:span><text:span text:style-name="PalatinoT_b8_rk11_20_Black"><text:span text:style-name="T7">ini söylemek kadar saçma bir yakla</text:span></text:span><text:span text:style-name="PalatinoT_b8_rk11_20_Black"><text:span text:style-name="T8">şı</text:span></text:span><text:span text:style-name="PalatinoT_b8_rk11_20_Black"><text:span text:style-name="T7">md</text:span></text:span><text:span text:style-name="PalatinoT_b8_rk11_20_Black"><text:span text:style-name="T8">ı</text:span></text:span><text:span text:style-name="PalatinoT_b8_rk11_20_Black"><text:span text:style-name="T7">r.</text:span></text:span></text:p>
      <text:p text:style-name="P11"><text:span text:style-name="PalatinoT_b8_rk11_20_Black"><text:span text:style-name="T7">Evrimciler, tüm bunlar</text:span></text:span><text:span text:style-name="PalatinoT_b8_rk11_20_Black"><text:span text:style-name="T8">ı</text:span></text:span><text:span text:style-name="PalatinoT_b8_rk11_20_Black"><text:span text:style-name="T7">n imkans</text:span></text:span><text:span text:style-name="PalatinoT_b8_rk11_20_Black"><text:span text:style-name="T8">ı</text:span></text:span><text:span text:style-name="PalatinoT_b8_rk11_20_Black"><text:span text:style-name="T7">zl</text:span></text:span><text:span text:style-name="PalatinoT_b8_rk11_20_Black"><text:span text:style-name="T8">ığı</text:span></text:span><text:span text:style-name="PalatinoT_b8_rk11_20_Black"><text:span text:style-name="T7">ndan haberdard</text:span></text:span><text:span text:style-name="PalatinoT_b8_rk11_20_Black"><text:span text:style-name="T8">ı</text:span></text:span><text:span text:style-name="PalatinoT_b8_rk11_20_Black"><text:span text:style-name="T7">rlar ku</text:span></text:span><text:span text:style-name="PalatinoT_b8_rk11_20_Black"><text:span text:style-name="T8">ş</text:span></text:span><text:span text:style-name="PalatinoT_b8_rk11_20_Black"><text:span text:style-name="T7">kusuz. Ancak kulland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 mant</text:span></text:span><text:span text:style-name="PalatinoT_b8_rk11_20_Black"><text:span text:style-name="T8">ı</text:span></text:span><text:span text:style-name="PalatinoT_b8_rk11_20_Black"><text:span text:style-name="T7">k </text:span></text:span><text:span text:style-name="PalatinoT_b8_rk11_20_Black"><text:span text:style-name="T8">ş</text:span></text:span><text:span text:style-name="PalatinoT_b8_rk11_20_Black"><text:span text:style-name="T7">udur: "Madem biz ve etraf</text:span></text:span><text:span text:style-name="PalatinoT_b8_rk11_20_Black"><text:span text:style-name="T8">ı</text:span></text:span><text:span text:style-name="PalatinoT_b8_rk11_20_Black"><text:span text:style-name="T7">m</text:span></text:span><text:span text:style-name="PalatinoT_b8_rk11_20_Black"><text:span text:style-name="T8">ı</text:span></text:span><text:span text:style-name="PalatinoT_b8_rk11_20_Black"><text:span text:style-name="T7">zdaki canl</text:span></text:span><text:span text:style-name="PalatinoT_b8_rk11_20_Black"><text:span text:style-name="T8">ı</text:span></text:span><text:span text:style-name="PalatinoT_b8_rk11_20_Black"><text:span text:style-name="T7">lar bugün vard</text:span></text:span><text:span text:style-name="PalatinoT_b8_rk11_20_Black"><text:span text:style-name="T8">ı</text:span></text:span><text:span text:style-name="PalatinoT_b8_rk11_20_Black"><text:span text:style-name="T7">r, demek ki imkans</text:span></text:span><text:span text:style-name="PalatinoT_b8_rk11_20_Black"><text:span text:style-name="T8">ı</text:span></text:span><text:span text:style-name="PalatinoT_b8_rk11_20_Black"><text:span text:style-name="T7">z gözüken tüm bu </text:span></text:span><text:span text:style-name="PalatinoT_b8_rk11_20_Black"><text:span text:style-name="T8">ş</text:span></text:span><text:span text:style-name="PalatinoT_b8_rk11_20_Black"><text:span text:style-name="T7">eyler milyonlarca tesadüfün eseri olmu</text:span></text:span><text:span text:style-name="PalatinoT_b8_rk11_20_Black"><text:span text:style-name="T8">ş</text:span></text:span><text:span text:style-name="PalatinoT_b8_rk11_20_Black"><text:span text:style-name="T7">tur. Yoksa var olmazd</text:span></text:span><text:span text:style-name="PalatinoT_b8_rk11_20_Black"><text:span text:style-name="T8">ı</text:span></text:span><text:span text:style-name="PalatinoT_b8_rk11_20_Black"><text:span text:style-name="T7">k". Örne</text:span></text:span><text:span text:style-name="PalatinoT_b8_rk11_20_Black"><text:span text:style-name="T8">ğ</text:span></text:span><text:span text:style-name="PalatinoT_b8_rk11_20_Black"><text:span text:style-name="T7">in Prof Ali Demirsoy, hücrenin olu</text:span></text:span><text:span text:style-name="PalatinoT_b8_rk11_20_Black"><text:span text:style-name="T8">ş</text:span></text:span><text:span text:style-name="PalatinoT_b8_rk11_20_Black"><text:span text:style-name="T7">umunda ayn</text:span></text:span><text:span text:style-name="PalatinoT_b8_rk11_20_Black"><text:span text:style-name="T8">ı</text:span></text:span><text:span text:style-name="PalatinoT_b8_rk11_20_Black"><text:span text:style-name="T7"> anda bir çok enzimin (protein molekülünün) bir arada olmas</text:span></text:span><text:span text:style-name="PalatinoT_b8_rk11_20_Black"><text:span text:style-name="T8">ı</text:span></text:span><text:span text:style-name="PalatinoT_b8_rk11_20_Black"><text:span text:style-name="T7"> gerekti</text:span></text:span><text:span text:style-name="PalatinoT_b8_rk11_20_Black"><text:span text:style-name="T8">ğ</text:span></text:span><text:span text:style-name="PalatinoT_b8_rk11_20_Black"><text:span text:style-name="T7">ini yazd</text:span></text:span><text:span text:style-name="PalatinoT_b8_rk11_20_Black"><text:span text:style-name="T8">ı</text:span></text:span><text:span text:style-name="PalatinoT_b8_rk11_20_Black"><text:span text:style-name="T7">ktan sonra, bunun tesadüfen olu</text:span></text:span><text:span text:style-name="PalatinoT_b8_rk11_20_Black"><text:span text:style-name="T8">ş</text:span></text:span><text:span text:style-name="PalatinoT_b8_rk11_20_Black"><text:span text:style-name="T7">mu</text:span></text:span><text:span text:style-name="PalatinoT_b8_rk11_20_Black"><text:span text:style-name="T8">ş</text:span></text:span><text:span text:style-name="PalatinoT_b8_rk11_20_Black"><text:span text:style-name="T7"> olm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s</text:span></text:span><text:span text:style-name="PalatinoT_b8_rk11_20_Black"><text:span text:style-name="T8">ı</text:span></text:span><text:span text:style-name="PalatinoT_b8_rk11_20_Black"><text:span text:style-name="T7">f</text:span></text:span><text:span text:style-name="PalatinoT_b8_rk11_20_Black"><text:span text:style-name="T8">ı</text:span></text:span><text:span text:style-name="PalatinoT_b8_rk11_20_Black"><text:span text:style-name="T7">r ihtimal oldu</text:span></text:span><text:span text:style-name="PalatinoT_b8_rk11_20_Black"><text:span text:style-name="T8">ğ</text:span></text:span><text:span text:style-name="PalatinoT_b8_rk11_20_Black"><text:span text:style-name="T7">unun bilincinde olarak </text:span></text:span><text:span text:style-name="PalatinoT_b8_rk11_20_Black"><text:span text:style-name="T8">ş</text:span></text:span><text:span text:style-name="PalatinoT_b8_rk11_20_Black"><text:span text:style-name="T7">öyle der: "</text:span></text:span><text:span text:style-name="PalatinoT_b8_rk11_20_I_20_Black"><text:span text:style-name="T7">Burada bilimsel dü</text:span></text:span><text:span text:style-name="PalatinoT_b8_rk11_20_I_20_Black"><text:span text:style-name="T8">ş</text:span></text:span><text:span text:style-name="PalatinoT_b8_rk11_20_I_20_Black"><text:span text:style-name="T7">ünceye oldukça ters gelmekle beraber, daha </text:span></text:span><text:span text:style-name="PalatinoT_b8_rk11_20_BI_20_Black"><text:span text:style-name="T7">dogmatik bir aç</text:span></text:span><text:span text:style-name="PalatinoT_b8_rk11_20_BI_20_Black"><text:span text:style-name="T8">ı</text:span></text:span><text:span text:style-name="PalatinoT_b8_rk11_20_BI_20_Black"><text:span text:style-name="T7">klama ve spekülasyon yapmamak için</text:span></text:span><text:span text:style-name="PalatinoT_b8_rk11_20_I_20_Black"><text:span text:style-name="T7"> tüm solunum enzimlerinin bir defada hücre içinde ve oksijenle temas etmeden önce eksiksiz bulundu</text:span></text:span><text:span text:style-name="PalatinoT_b8_rk11_20_I_20_Black"><text:span text:style-name="T8">ğ</text:span></text:span><text:span text:style-name="PalatinoT_b8_rk11_20_I_20_Black"><text:span text:style-name="T7">unu</text:span></text:span><text:span text:style-name="PalatinoT_b8_rk11_20_BI_20_Black"><text:span text:style-name="T7"> ister istemez kabul etmek zorunday</text:span></text:span><text:span text:style-name="PalatinoT_b8_rk11_20_BI_20_Black"><text:span text:style-name="T8">ı</text:span></text:span><text:span text:style-name="PalatinoT_b8_rk11_20_BI_20_Black"><text:span text:style-name="T7">z</text:span></text:span><text:span text:style-name="PalatinoT_b8_rk11_20_Black"><text:span text:style-name="T7">." (Kal</text:span></text:span><text:span text:style-name="PalatinoT_b8_rk11_20_Black"><text:span text:style-name="T8">ı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m ve Evrim, sf. 94)</text:span></text:span></text:p>
      <text:p text:style-name="P11"><text:span text:style-name="PalatinoT_b8_rk11_20_Black"><text:span text:style-name="T7">Demirsoy'un söyledi</text:span></text:span><text:span text:style-name="PalatinoT_b8_rk11_20_Black"><text:span text:style-name="T8">ğ</text:span></text:span><text:span text:style-name="PalatinoT_b8_rk11_20_Black"><text:span text:style-name="T7">i özetle </text:span></text:span><text:span text:style-name="PalatinoT_b8_rk11_20_Black"><text:span text:style-name="T8">ş</text:span></text:span><text:span text:style-name="PalatinoT_b8_rk11_20_Black"><text:span text:style-name="T7">udur: Hayat, tesadüfen olu</text:span></text:span><text:span text:style-name="PalatinoT_b8_rk11_20_Black"><text:span text:style-name="T8">ş</text:span></text:span><text:span text:style-name="PalatinoT_b8_rk11_20_Black"><text:span text:style-name="T7">mas</text:span></text:span><text:span text:style-name="PalatinoT_b8_rk11_20_Black"><text:span text:style-name="T8">ı</text:span></text:span><text:span text:style-name="PalatinoT_b8_rk11_20_Black"><text:span text:style-name="T7"> imkans</text:span></text:span><text:span text:style-name="PalatinoT_b8_rk11_20_Black"><text:span text:style-name="T8">ı</text:span></text:span><text:span text:style-name="PalatinoT_b8_rk11_20_Black"><text:span text:style-name="T7">z olaylar sonucunda olu</text:span></text:span><text:span text:style-name="PalatinoT_b8_rk11_20_Black"><text:span text:style-name="T8">ş</text:span></text:span><text:span text:style-name="PalatinoT_b8_rk11_20_Black"><text:span text:style-name="T7">mu</text:span></text:span><text:span text:style-name="PalatinoT_b8_rk11_20_Black"><text:span text:style-name="T8">ş</text:span></text:span><text:span text:style-name="PalatinoT_b8_rk11_20_Black"><text:span text:style-name="T7">tur. Ama biz, bir Yarat</text:span></text:span><text:span text:style-name="PalatinoT_b8_rk11_20_Black"><text:span text:style-name="T8">ı</text:span></text:span><text:span text:style-name="PalatinoT_b8_rk11_20_Black"><text:span text:style-name="T7">c</text:span></text:span><text:span text:style-name="PalatinoT_b8_rk11_20_Black"><text:span text:style-name="T8">ı</text:span></text:span><text:span text:style-name="PalatinoT_b8_rk11_20_Black"><text:span text:style-name="T7">'n</text:span></text:span><text:span text:style-name="PalatinoT_b8_rk11_20_Black"><text:span text:style-name="T8">ı</text:span></text:span><text:span text:style-name="PalatinoT_b8_rk11_20_Black"><text:span text:style-name="T7">n varl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—buna "dogmatik inanç" diyor— kabul edemeyiz. Bu nedenle tüm bunlar</text:span></text:span><text:span text:style-name="PalatinoT_b8_rk11_20_Black"><text:span text:style-name="T8">ı</text:span></text:span><text:span text:style-name="PalatinoT_b8_rk11_20_Black"><text:span text:style-name="T7">n tesadüfen oldu</text:span></text:span><text:span text:style-name="PalatinoT_b8_rk11_20_Black"><text:span text:style-name="T8">ğ</text:span></text:span><text:span text:style-name="PalatinoT_b8_rk11_20_Black"><text:span text:style-name="T7">unu ister istemez kabul etmek zorunday</text:span></text:span><text:span text:style-name="PalatinoT_b8_rk11_20_Black"><text:span text:style-name="T8">ı</text:span></text:span><text:span text:style-name="PalatinoT_b8_rk11_20_Black"><text:span text:style-name="T7">z...</text:span></text:span></text:p>
      <text:p text:style-name="P11"><text:span text:style-name="PalatinoT_b8_rk11_20_Black"><text:span text:style-name="T7">Her ak</text:span></text:span><text:span text:style-name="PalatinoT_b8_rk11_20_Black"><text:span text:style-name="T8">ı</text:span></text:span><text:span text:style-name="PalatinoT_b8_rk11_20_Black"><text:span text:style-name="T7">l ve vicdan sahibi insan anlayabilir ki, üstteki mant</text:span></text:span><text:span text:style-name="PalatinoT_b8_rk11_20_Black"><text:span text:style-name="T8">ı</text:span></text:span><text:span text:style-name="PalatinoT_b8_rk11_20_Black"><text:span text:style-name="T7">k, tam bir ak</text:span></text:span><text:span text:style-name="PalatinoT_b8_rk11_20_Black"><text:span text:style-name="T8">ı</text:span></text:span><text:span text:style-name="PalatinoT_b8_rk11_20_Black"><text:span text:style-name="T7">ls</text:span></text:span><text:span text:style-name="PalatinoT_b8_rk11_20_Black"><text:span text:style-name="T8">ı</text:span></text:span><text:span text:style-name="PalatinoT_b8_rk11_20_Black"><text:span text:style-name="T7">zl</text:span></text:span><text:span text:style-name="PalatinoT_b8_rk11_20_Black"><text:span text:style-name="T8">ı</text:span></text:span><text:span text:style-name="PalatinoT_b8_rk11_20_Black"><text:span text:style-name="T7">k, mant</text:span></text:span><text:span text:style-name="PalatinoT_b8_rk11_20_Black"><text:span text:style-name="T8">ı</text:span></text:span><text:span text:style-name="PalatinoT_b8_rk11_20_Black"><text:span text:style-name="T7">ks</text:span></text:span><text:span text:style-name="PalatinoT_b8_rk11_20_Black"><text:span text:style-name="T8">ı</text:span></text:span><text:span text:style-name="PalatinoT_b8_rk11_20_Black"><text:span text:style-name="T7">zl</text:span></text:span><text:span text:style-name="PalatinoT_b8_rk11_20_Black"><text:span text:style-name="T8">ı</text:span></text:span><text:span text:style-name="PalatinoT_b8_rk11_20_Black"><text:span text:style-name="T7">k ve saçmal</text:span></text:span><text:span text:style-name="PalatinoT_b8_rk11_20_Black"><text:span text:style-name="T8">ı</text:span></text:span><text:span text:style-name="PalatinoT_b8_rk11_20_Black"><text:span text:style-name="T7">k örne</text:span></text:span><text:span text:style-name="PalatinoT_b8_rk11_20_Black"><text:span text:style-name="T8">ğ</text:span></text:span><text:span text:style-name="PalatinoT_b8_rk11_20_Black"><text:span text:style-name="T7">idir. Asl</text:span></text:span><text:span text:style-name="PalatinoT_b8_rk11_20_Black"><text:span text:style-name="T8">ı</text:span></text:span><text:span text:style-name="PalatinoT_b8_rk11_20_Black"><text:span text:style-name="T7">nda üstteki mant</text:span></text:span><text:span text:style-name="PalatinoT_b8_rk11_20_Black"><text:span text:style-name="T8">ığı</text:span></text:span><text:span text:style-name="PalatinoT_b8_rk11_20_Black"><text:span text:style-name="T7"> sergileyenler (yani tüm Evrimciler) de bunu bilmektedirler. Ancak Allah'</text:span></text:span><text:span text:style-name="PalatinoT_b8_rk11_20_Black"><text:span text:style-name="T8">ı</text:span></text:span><text:span text:style-name="PalatinoT_b8_rk11_20_Black"><text:span text:style-name="T7">n varl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tan</text:span></text:span><text:span text:style-name="PalatinoT_b8_rk11_20_Black"><text:span text:style-name="T8">ı</text:span></text:span><text:span text:style-name="PalatinoT_b8_rk11_20_Black"><text:span text:style-name="T7">maktansa, ak</text:span></text:span><text:span text:style-name="PalatinoT_b8_rk11_20_Black"><text:span text:style-name="T8">ı</text:span></text:span><text:span text:style-name="PalatinoT_b8_rk11_20_Black"><text:span text:style-name="T7">l ve mant</text:span></text:span><text:span text:style-name="PalatinoT_b8_rk11_20_Black"><text:span text:style-name="T8">ı</text:span></text:span><text:span text:style-name="PalatinoT_b8_rk11_20_Black"><text:span text:style-name="T7">k d</text:span></text:span><text:span text:style-name="PalatinoT_b8_rk11_20_Black"><text:span text:style-name="T8">ışı</text:span></text:span><text:span text:style-name="PalatinoT_b8_rk11_20_Black"><text:span text:style-name="T7"> bir safsata üzerinde </text:span></text:span><text:span text:style-name="PalatinoT_b8_rk11_20_Black"><text:span text:style-name="T8">ı</text:span></text:span><text:span text:style-name="PalatinoT_b8_rk11_20_Black"><text:span text:style-name="T7">srar etmektedirler. Kuran'da "</text:span></text:span><text:span text:style-name="PalatinoT_b8_rk11_20_I_20_Black"><text:span text:style-name="T7">gerçek </text:span></text:span><text:span text:style-name="PalatinoT_b8_rk11_20_I_20_Black"><text:span text:style-name="T8">ş</text:span></text:span><text:span text:style-name="PalatinoT_b8_rk11_20_I_20_Black"><text:span text:style-name="T7">u ki biz onlara melekler indirseydik, onlarla ölüler konu</text:span></text:span><text:span text:style-name="PalatinoT_b8_rk11_20_I_20_Black"><text:span text:style-name="T8">ş</text:span></text:span><text:span text:style-name="PalatinoT_b8_rk11_20_I_20_Black"><text:span text:style-name="T7">sayd</text:span></text:span><text:span text:style-name="PalatinoT_b8_rk11_20_I_20_Black"><text:span text:style-name="T8">ı</text:span></text:span><text:span text:style-name="PalatinoT_b8_rk11_20_I_20_Black"><text:span text:style-name="T7"> ve her </text:span></text:span><text:span text:style-name="PalatinoT_b8_rk11_20_I_20_Black"><text:span text:style-name="T8">ş</text:span></text:span><text:span text:style-name="PalatinoT_b8_rk11_20_I_20_Black"><text:span text:style-name="T7">eyi kar</text:span></text:span><text:span text:style-name="PalatinoT_b8_rk11_20_I_20_Black"><text:span text:style-name="T8">şı</text:span></text:span><text:span text:style-name="PalatinoT_b8_rk11_20_I_20_Black"><text:span text:style-name="T7">lar</text:span></text:span><text:span text:style-name="PalatinoT_b8_rk11_20_I_20_Black"><text:span text:style-name="T8">ı</text:span></text:span><text:span text:style-name="PalatinoT_b8_rk11_20_I_20_Black"><text:span text:style-name="T7">na toplasayd</text:span></text:span><text:span text:style-name="PalatinoT_b8_rk11_20_I_20_Black"><text:span text:style-name="T8">ı</text:span></text:span><text:span text:style-name="PalatinoT_b8_rk11_20_I_20_Black"><text:span text:style-name="T7">k—Allah'</text:span></text:span><text:span text:style-name="PalatinoT_b8_rk11_20_I_20_Black"><text:span text:style-name="T8">ı</text:span></text:span><text:span text:style-name="PalatinoT_b8_rk11_20_I_20_Black"><text:span text:style-name="T7">n diledi</text:span></text:span><text:span text:style-name="PalatinoT_b8_rk11_20_I_20_Black"><text:span text:style-name="T8">ğ</text:span></text:span><text:span text:style-name="PalatinoT_b8_rk11_20_I_20_Black"><text:span text:style-name="T7">i d</text:span></text:span><text:span text:style-name="PalatinoT_b8_rk11_20_I_20_Black"><text:span text:style-name="T8">ışı</text:span></text:span><text:span text:style-name="PalatinoT_b8_rk11_20_I_20_Black"><text:span text:style-name="T7">nda—yine de onlar inanmayacaklard</text:span></text:span><text:span text:style-name="PalatinoT_b8_rk11_20_I_20_Black"><text:span text:style-name="T8">ı</text:span></text:span><text:span text:style-name="PalatinoT_b8_rk11_20_I_20_Black"><text:span text:style-name="T7">. Ancak onlar</text:span></text:span><text:span text:style-name="PalatinoT_b8_rk11_20_I_20_Black"><text:span text:style-name="T8">ı</text:span></text:span><text:span text:style-name="PalatinoT_b8_rk11_20_I_20_Black"><text:span text:style-name="T7">n ço</text:span></text:span><text:span text:style-name="PalatinoT_b8_rk11_20_I_20_Black"><text:span text:style-name="T8">ğ</text:span></text:span><text:span text:style-name="PalatinoT_b8_rk11_20_I_20_Black"><text:span text:style-name="T7">u cahillik ediyorlar</text:span></text:span><text:span text:style-name="PalatinoT_b8_rk11_20_Black"><text:span text:style-name="T7">" (Enam, 111) ayetiyle tarif edilen inatç</text:span></text:span><text:span text:style-name="PalatinoT_b8_rk11_20_Black"><text:span text:style-name="T8">ı</text:span></text:span><text:span text:style-name="PalatinoT_b8_rk11_20_Black"><text:span text:style-name="T7">, ak</text:span></text:span><text:span text:style-name="PalatinoT_b8_rk11_20_Black"><text:span text:style-name="T8">ı</text:span></text:span><text:span text:style-name="PalatinoT_b8_rk11_20_Black"><text:span text:style-name="T7">ls</text:span></text:span><text:span text:style-name="PalatinoT_b8_rk11_20_Black"><text:span text:style-name="T8">ı</text:span></text:span><text:span text:style-name="PalatinoT_b8_rk11_20_Black"><text:span text:style-name="T7">z ve "cahil" insan modeli, tam da budur.</text:span></text:span></text:p>
      <text:p text:style-name="P11"><text:span text:style-name="PalatinoT_b8_rk11_20_Black"><text:span text:style-name="T7">Evrimcilerin hiç bir </text:span></text:span><text:span text:style-name="PalatinoT_b8_rk11_20_Black"><text:span text:style-name="T8">ş</text:span></text:span><text:span text:style-name="PalatinoT_b8_rk11_20_Black"><text:span text:style-name="T7">ekilde aç</text:span></text:span><text:span text:style-name="PalatinoT_b8_rk11_20_Black"><text:span text:style-name="T8">ı</text:span></text:span><text:span text:style-name="PalatinoT_b8_rk11_20_Black"><text:span text:style-name="T7">klayamad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 ve bu nedenle de has</text:span></text:span><text:span text:style-name="PalatinoT_b8_rk11_20_Black"><text:span text:style-name="T8">ı</text:span></text:span><text:span text:style-name="PalatinoT_b8_rk11_20_Black"><text:span text:style-name="T7">ralt</text:span></text:span><text:span text:style-name="PalatinoT_b8_rk11_20_Black"><text:span text:style-name="T8">ı</text:span></text:span><text:span text:style-name="PalatinoT_b8_rk11_20_Black"><text:span text:style-name="T7"> ettikleri daha binlerce yarat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ş</text:span></text:span><text:span text:style-name="PalatinoT_b8_rk11_20_Black"><text:span text:style-name="T7"> mucizesi vard</text:span></text:span><text:span text:style-name="PalatinoT_b8_rk11_20_Black"><text:span text:style-name="T8">ı</text:span></text:span><text:span text:style-name="PalatinoT_b8_rk11_20_Black"><text:span text:style-name="T7">r. Örne</text:span></text:span><text:span text:style-name="PalatinoT_b8_rk11_20_Black"><text:span text:style-name="T8">ğ</text:span></text:span><text:span text:style-name="PalatinoT_b8_rk11_20_Black"><text:span text:style-name="T7">in </text:span></text:span><text:span text:style-name="PalatinoT_b8_rk11_20_B_20_Black"><text:span text:style-name="T7">göz</text:span></text:span><text:span text:style-name="PalatinoT_b8_rk11_20_Black"><text:span text:style-name="T7"> son derece ola</text:span></text:span><text:span text:style-name="PalatinoT_b8_rk11_20_Black"><text:span text:style-name="T8">ğ</text:span></text:span><text:span text:style-name="PalatinoT_b8_rk11_20_Black"><text:span text:style-name="T7">anüstü bir organd</text:span></text:span><text:span text:style-name="PalatinoT_b8_rk11_20_Black"><text:span text:style-name="T8">ı</text:span></text:span><text:span text:style-name="PalatinoT_b8_rk11_20_Black"><text:span text:style-name="T7">r ve "tesadüf" ile aç</text:span></text:span><text:span text:style-name="PalatinoT_b8_rk11_20_Black"><text:span text:style-name="T8">ı</text:span></text:span><text:span text:style-name="PalatinoT_b8_rk11_20_Black"><text:span text:style-name="T7">klanmas</text:span></text:span><text:span text:style-name="PalatinoT_b8_rk11_20_Black"><text:span text:style-name="T8">ı</text:span></text:span><text:span text:style-name="PalatinoT_b8_rk11_20_Black"><text:span text:style-name="T7"> kesinlikle imkans</text:span></text:span><text:span text:style-name="PalatinoT_b8_rk11_20_Black"><text:span text:style-name="T8">ı</text:span></text:span><text:span text:style-name="PalatinoT_b8_rk11_20_Black"><text:span text:style-name="T7">zd</text:span></text:span><text:span text:style-name="PalatinoT_b8_rk11_20_Black"><text:span text:style-name="T8">ı</text:span></text:span><text:span text:style-name="PalatinoT_b8_rk11_20_Black"><text:span text:style-name="T7">r. Çünkü göz, örne</text:span></text:span><text:span text:style-name="PalatinoT_b8_rk11_20_Black"><text:span text:style-name="T8">ğ</text:span></text:span><text:span text:style-name="PalatinoT_b8_rk11_20_Black"><text:span text:style-name="T7">in insan gözü, 20'nin üstünde ayr</text:span></text:span><text:span text:style-name="PalatinoT_b8_rk11_20_Black"><text:span text:style-name="T8">ı</text:span></text:span><text:span text:style-name="PalatinoT_b8_rk11_20_Black"><text:span text:style-name="T7"> organdan olu</text:span></text:span><text:span text:style-name="PalatinoT_b8_rk11_20_Black"><text:span text:style-name="T8">ş</text:span></text:span><text:span text:style-name="PalatinoT_b8_rk11_20_Black"><text:span text:style-name="T7">maktad</text:span></text:span><text:span text:style-name="PalatinoT_b8_rk11_20_Black"><text:span text:style-name="T8">ı</text:span></text:span><text:span text:style-name="PalatinoT_b8_rk11_20_Black"><text:span text:style-name="T7">r: retina tabakas</text:span></text:span><text:span text:style-name="PalatinoT_b8_rk11_20_Black"><text:span text:style-name="T8">ı</text:span></text:span><text:span text:style-name="PalatinoT_b8_rk11_20_Black"><text:span text:style-name="T7">, mercek, d</text:span></text:span><text:span text:style-name="PalatinoT_b8_rk11_20_Black"><text:span text:style-name="T8">ış</text:span></text:span><text:span text:style-name="PalatinoT_b8_rk11_20_Black"><text:span text:style-name="T7"> kaslar, gözya</text:span></text:span><text:span text:style-name="PalatinoT_b8_rk11_20_Black"><text:span text:style-name="T8">şı</text:span></text:span><text:span text:style-name="PalatinoT_b8_rk11_20_Black"><text:span text:style-name="T7"> bezleri, beyine giden sinirler gibi, Ve bir gözün çal</text:span></text:span><text:span text:style-name="PalatinoT_b8_rk11_20_Black"><text:span text:style-name="T8">ış</text:span></text:span><text:span text:style-name="PalatinoT_b8_rk11_20_Black"><text:span text:style-name="T7">abilmesi için, bu farkl</text:span></text:span><text:span text:style-name="PalatinoT_b8_rk11_20_Black"><text:span text:style-name="T8">ı</text:span></text:span><text:span text:style-name="PalatinoT_b8_rk11_20_Black"><text:span text:style-name="T7"> parçalar</text:span></text:span><text:span text:style-name="PalatinoT_b8_rk11_20_Black"><text:span text:style-name="T8">ı</text:span></text:span><text:span text:style-name="PalatinoT_b8_rk11_20_Black"><text:span text:style-name="T7">n hepsinin ayn</text:span></text:span><text:span text:style-name="PalatinoT_b8_rk11_20_Black"><text:span text:style-name="T8">ı</text:span></text:span><text:span text:style-name="PalatinoT_b8_rk11_20_Black"><text:span text:style-name="T7"> anda var ve çal</text:span></text:span><text:span text:style-name="PalatinoT_b8_rk11_20_Black"><text:span text:style-name="T8">ışı</text:span></text:span><text:span text:style-name="PalatinoT_b8_rk11_20_Black"><text:span text:style-name="T7">r olmas</text:span></text:span><text:span text:style-name="PalatinoT_b8_rk11_20_Black"><text:span text:style-name="T8">ı</text:span></text:span><text:span text:style-name="PalatinoT_b8_rk11_20_Black"><text:span text:style-name="T7"> gerekir. </text:span></text:span></text:p>
      <text:p text:style-name="P11"><text:span text:style-name="PalatinoT_b8_rk11_20_Black"><text:span text:style-name="T8">Ş</text:span></text:span><text:span text:style-name="PalatinoT_b8_rk11_20_Black"><text:span text:style-name="T7">imdi böylesine karma</text:span></text:span><text:span text:style-name="PalatinoT_b8_rk11_20_Black"><text:span text:style-name="T8">şı</text:span></text:span><text:span text:style-name="PalatinoT_b8_rk11_20_Black"><text:span text:style-name="T7">k bir organ olan gözün "tesadüfen" ortaya ç</text:span></text:span><text:span text:style-name="PalatinoT_b8_rk11_20_Black"><text:span text:style-name="T8">ı</text:span></text:span><text:span text:style-name="PalatinoT_b8_rk11_20_Black"><text:span text:style-name="T7">km</text:span></text:span><text:span text:style-name="PalatinoT_b8_rk11_20_Black"><text:span text:style-name="T8">ış</text:span></text:span><text:span text:style-name="PalatinoT_b8_rk11_20_Black"><text:span text:style-name="T7"> olup-olamayaca</text:span></text:span><text:span text:style-name="PalatinoT_b8_rk11_20_Black"><text:span text:style-name="T8">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dü</text:span></text:span><text:span text:style-name="PalatinoT_b8_rk11_20_Black"><text:span text:style-name="T8">ş</text:span></text:span><text:span text:style-name="PalatinoT_b8_rk11_20_Black"><text:span text:style-name="T7">ünelim: </text:span></text:span><text:span text:style-name="PalatinoT_b8_rk11_20_B_20_Black"><text:span text:style-name="T7">Göz olu</text:span></text:span><text:span text:style-name="PalatinoT_b8_rk11_20_B_20_Black"><text:span text:style-name="T8">ş</text:span></text:span><text:span text:style-name="PalatinoT_b8_rk11_20_B_20_Black"><text:span text:style-name="T7">umu</text:span></text:span><text:span text:style-name="PalatinoT_b8_rk11_20_Black"><text:span text:style-name="T7">ndan önceki canl</text:span></text:span><text:span text:style-name="PalatinoT_b8_rk11_20_Black"><text:span text:style-name="T8">ı</text:span></text:span><text:span text:style-name="PalatinoT_b8_rk11_20_Black"><text:span text:style-name="T7">lar, do</text:span></text:span><text:span text:style-name="PalatinoT_b8_rk11_20_Black"><text:span text:style-name="T8">ğ</text:span></text:span><text:span text:style-name="PalatinoT_b8_rk11_20_Black"><text:span text:style-name="T7">al olarak "gözsüz", yani göremeyen, görme kavram</text:span></text:span><text:span text:style-name="PalatinoT_b8_rk11_20_Black"><text:span text:style-name="T8">ı</text:span></text:span><text:span text:style-name="PalatinoT_b8_rk11_20_Black"><text:span text:style-name="T7">na sahip olmayan canl</text:span></text:span><text:span text:style-name="PalatinoT_b8_rk11_20_Black"><text:span text:style-name="T8">ı</text:span></text:span><text:span text:style-name="PalatinoT_b8_rk11_20_Black"><text:span text:style-name="T7">lard</text:span></text:span><text:span text:style-name="PalatinoT_b8_rk11_20_Black"><text:span text:style-name="T8">ı</text:span></text:span><text:span text:style-name="PalatinoT_b8_rk11_20_Black"><text:span text:style-name="T7">. Böyle bir canl</text:span></text:span><text:span text:style-name="PalatinoT_b8_rk11_20_Black"><text:span text:style-name="T8">ı</text:span></text:span><text:span text:style-name="PalatinoT_b8_rk11_20_Black"><text:span text:style-name="T7"> sizce nas</text:span></text:span><text:span text:style-name="PalatinoT_b8_rk11_20_Black"><text:span text:style-name="T8">ı</text:span></text:span><text:span text:style-name="PalatinoT_b8_rk11_20_Black"><text:span text:style-name="T7">l bir "Evrim" sonucu göze kavu</text:span></text:span><text:span text:style-name="PalatinoT_b8_rk11_20_Black"><text:span text:style-name="T8">ş</text:span></text:span><text:span text:style-name="PalatinoT_b8_rk11_20_Black"><text:span text:style-name="T7">mu</text:span></text:span><text:span text:style-name="PalatinoT_b8_rk11_20_Black"><text:span text:style-name="T8">ş</text:span></text:span><text:span text:style-name="PalatinoT_b8_rk11_20_Black"><text:span text:style-name="T7"> olabilir? Bu canl</text:span></text:span><text:span text:style-name="PalatinoT_b8_rk11_20_Black"><text:span text:style-name="T8">ı</text:span></text:span><text:span text:style-name="PalatinoT_b8_rk11_20_Black"><text:span text:style-name="T7">, "görmek" diye bir kavram</text:span></text:span><text:span text:style-name="PalatinoT_b8_rk11_20_Black"><text:span text:style-name="T8">ı</text:span></text:span><text:span text:style-name="PalatinoT_b8_rk11_20_Black"><text:span text:style-name="T7"> bile tan</text:span></text:span><text:span text:style-name="PalatinoT_b8_rk11_20_Black"><text:span text:style-name="T8">ı</text:span></text:span><text:span text:style-name="PalatinoT_b8_rk11_20_Black"><text:span text:style-name="T7">mamaktad</text:span></text:span><text:span text:style-name="PalatinoT_b8_rk11_20_Black"><text:span text:style-name="T8">ı</text:span></text:span><text:span text:style-name="PalatinoT_b8_rk11_20_Black"><text:span text:style-name="T7">r ki, kendi kendine bir göz olu</text:span></text:span><text:span text:style-name="PalatinoT_b8_rk11_20_Black"><text:span text:style-name="T8">ş</text:span></text:span><text:span text:style-name="PalatinoT_b8_rk11_20_Black"><text:span text:style-name="T7">turmay</text:span></text:span><text:span text:style-name="PalatinoT_b8_rk11_20_Black"><text:span text:style-name="T8">ı</text:span></text:span><text:span text:style-name="PalatinoT_b8_rk11_20_Black"><text:span text:style-name="T7"> denesin? (Siz, </text:span></text:span><text:span text:style-name="PalatinoT_b8_rk11_20_Black"><text:span text:style-name="T8">ş</text:span></text:span><text:span text:style-name="PalatinoT_b8_rk11_20_Black"><text:span text:style-name="T7">u anda alt</text:span></text:span><text:span text:style-name="PalatinoT_b8_rk11_20_Black"><text:span text:style-name="T8">ı</text:span></text:span><text:span text:style-name="PalatinoT_b8_rk11_20_Black"><text:span text:style-name="T7">nc</text:span></text:span><text:span text:style-name="PalatinoT_b8_rk11_20_Black"><text:span text:style-name="T8">ı</text:span></text:span><text:span text:style-name="PalatinoT_b8_rk11_20_Black"><text:span text:style-name="T7"> bir duyu tasarlay</text:span></text:span><text:span text:style-name="PalatinoT_b8_rk11_20_Black"><text:span text:style-name="T8">ı</text:span></text:span><text:span text:style-name="PalatinoT_b8_rk11_20_Black"><text:span text:style-name="T7">p, onu alg</text:span></text:span><text:span text:style-name="PalatinoT_b8_rk11_20_Black"><text:span text:style-name="T8">ı</text:span></text:span><text:span text:style-name="PalatinoT_b8_rk11_20_Black"><text:span text:style-name="T7">layacak bir organ dü</text:span></text:span><text:span text:style-name="PalatinoT_b8_rk11_20_Black"><text:span text:style-name="T8">ş</text:span></text:span><text:span text:style-name="PalatinoT_b8_rk11_20_Black"><text:span text:style-name="T7">ünebiliyor musunuz?) Bu canl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böyle bir "talebi" olsa bile, kendi vücudunda bir göz olu</text:span></text:span><text:span text:style-name="PalatinoT_b8_rk11_20_Black"><text:span text:style-name="T8">ş</text:span></text:span><text:span text:style-name="PalatinoT_b8_rk11_20_Black"><text:span text:style-name="T7">turamayaca</text:span></text:span><text:span text:style-name="PalatinoT_b8_rk11_20_Black"><text:span text:style-name="T8">ğı</text:span></text:span><text:span text:style-name="PalatinoT_b8_rk11_20_Black"><text:span text:style-name="T7"> ortadad</text:span></text:span><text:span text:style-name="PalatinoT_b8_rk11_20_Black"><text:span text:style-name="T8">ı</text:span></text:span><text:span text:style-name="PalatinoT_b8_rk11_20_Black"><text:span text:style-name="T7">r.</text:span></text:span></text:p>
      <text:p text:style-name="P11"><text:soft-page-break/><text:span text:style-name="PalatinoT_b8_rk11_20_Black"><text:span text:style-name="T7">Gözün olu</text:span></text:span><text:span text:style-name="PalatinoT_b8_rk11_20_Black"><text:span text:style-name="T8">ş</text:span></text:span><text:span text:style-name="PalatinoT_b8_rk11_20_Black"><text:span text:style-name="T7">umuyla ilgili olarak bir de klasik "tesadüf" aç</text:span></text:span><text:span text:style-name="PalatinoT_b8_rk11_20_Black"><text:span text:style-name="T8">ı</text:span></text:span><text:span text:style-name="PalatinoT_b8_rk11_20_Black"><text:span text:style-name="T7">klam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dü</text:span></text:span><text:span text:style-name="PalatinoT_b8_rk11_20_Black"><text:span text:style-name="T8">ş</text:span></text:span><text:span text:style-name="PalatinoT_b8_rk11_20_Black"><text:span text:style-name="T7">ünelim. Sizce gözü olmayan bir canl</text:span></text:span><text:span text:style-name="PalatinoT_b8_rk11_20_Black"><text:span text:style-name="T8">ı</text:span></text:span><text:span text:style-name="PalatinoT_b8_rk11_20_Black"><text:span text:style-name="T7">da nas</text:span></text:span><text:span text:style-name="PalatinoT_b8_rk11_20_Black"><text:span text:style-name="T8">ı</text:span></text:span><text:span text:style-name="PalatinoT_b8_rk11_20_Black"><text:span text:style-name="T7">l olur da "tesadüfen" bir göz olu</text:span></text:span><text:span text:style-name="PalatinoT_b8_rk11_20_Black"><text:span text:style-name="T8">ş</text:span></text:span><text:span text:style-name="PalatinoT_b8_rk11_20_Black"><text:span text:style-name="T7">abilir? Önce "tesadüfen" kafat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içinde göze uygun iki bo</text:span></text:span><text:span text:style-name="PalatinoT_b8_rk11_20_Black"><text:span text:style-name="T8">ş</text:span></text:span><text:span text:style-name="PalatinoT_b8_rk11_20_Black"><text:span text:style-name="T7">luk olu</text:span></text:span><text:span text:style-name="PalatinoT_b8_rk11_20_Black"><text:span text:style-name="T8">ş</text:span></text:span><text:span text:style-name="PalatinoT_b8_rk11_20_Black"><text:span text:style-name="T7">mu</text:span></text:span><text:span text:style-name="PalatinoT_b8_rk11_20_Black"><text:span text:style-name="T8">ş</text:span></text:span><text:span text:style-name="PalatinoT_b8_rk11_20_Black"><text:span text:style-name="T7"> olabilir mi? Sonra yine "tesadüfen" bu bo</text:span></text:span><text:span text:style-name="PalatinoT_b8_rk11_20_Black"><text:span text:style-name="T8">ş</text:span></text:span><text:span text:style-name="PalatinoT_b8_rk11_20_Black"><text:span text:style-name="T7">luklar</text:span></text:span><text:span text:style-name="PalatinoT_b8_rk11_20_Black"><text:span text:style-name="T8">ı</text:span></text:span><text:span text:style-name="PalatinoT_b8_rk11_20_Black"><text:span text:style-name="T7">n içinde içi </text:span></text:span><text:span text:style-name="PalatinoT_b8_rk11_20_Black"><text:span text:style-name="T8">ışığı</text:span></text:span><text:span text:style-name="PalatinoT_b8_rk11_20_Black"><text:span text:style-name="T7"> geçiren bir s</text:span></text:span><text:span text:style-name="PalatinoT_b8_rk11_20_Black"><text:span text:style-name="T8">ı</text:span></text:span><text:span text:style-name="PalatinoT_b8_rk11_20_Black"><text:span text:style-name="T7">v</text:span></text:span><text:span text:style-name="PalatinoT_b8_rk11_20_Black"><text:span text:style-name="T8">ı</text:span></text:span><text:span text:style-name="PalatinoT_b8_rk11_20_Black"><text:span text:style-name="T7">yla dolu iki küre olu</text:span></text:span><text:span text:style-name="PalatinoT_b8_rk11_20_Black"><text:span text:style-name="T8">ş</text:span></text:span><text:span text:style-name="PalatinoT_b8_rk11_20_Black"><text:span text:style-name="T7">mu</text:span></text:span><text:span text:style-name="PalatinoT_b8_rk11_20_Black"><text:span text:style-name="T8">ş</text:span></text:span><text:span text:style-name="PalatinoT_b8_rk11_20_Black"><text:span text:style-name="T7"> olabilir mi? Daha sonra, bu s</text:span></text:span><text:span text:style-name="PalatinoT_b8_rk11_20_Black"><text:span text:style-name="T8">ı</text:span></text:span><text:span text:style-name="PalatinoT_b8_rk11_20_Black"><text:span text:style-name="T7">v</text:span></text:span><text:span text:style-name="PalatinoT_b8_rk11_20_Black"><text:span text:style-name="T8">ı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n ön taraf</text:span></text:span><text:span text:style-name="PalatinoT_b8_rk11_20_Black"><text:span text:style-name="T8">ı</text:span></text:span><text:span text:style-name="PalatinoT_b8_rk11_20_Black"><text:span text:style-name="T7">nda yine "tesadüfen" </text:span></text:span><text:span text:style-name="PalatinoT_b8_rk11_20_Black"><text:span text:style-name="T8">ışığı</text:span></text:span><text:span text:style-name="PalatinoT_b8_rk11_20_Black"><text:span text:style-name="T7">n k</text:span></text:span><text:span text:style-name="PalatinoT_b8_rk11_20_Black"><text:span text:style-name="T8">ı</text:span></text:span><text:span text:style-name="PalatinoT_b8_rk11_20_Black"><text:span text:style-name="T7">r</text:span></text:span><text:span text:style-name="PalatinoT_b8_rk11_20_Black"><text:span text:style-name="T8">ı</text:span></text:span><text:span text:style-name="PalatinoT_b8_rk11_20_Black"><text:span text:style-name="T7">lm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sa</text:span></text:span><text:span text:style-name="PalatinoT_b8_rk11_20_Black"><text:span text:style-name="T8">ğ</text:span></text:span><text:span text:style-name="PalatinoT_b8_rk11_20_Black"><text:span text:style-name="T7">layan ve </text:span></text:span><text:span text:style-name="PalatinoT_b8_rk11_20_Black"><text:span text:style-name="T8">ışığı</text:span></text:span><text:span text:style-name="PalatinoT_b8_rk11_20_Black"><text:span text:style-name="T7"> gözün arka duvar</text:span></text:span><text:span text:style-name="PalatinoT_b8_rk11_20_Black"><text:span text:style-name="T8">ı</text:span></text:span><text:span text:style-name="PalatinoT_b8_rk11_20_Black"><text:span text:style-name="T7">nda odaklayan iki mercek olu</text:span></text:span><text:span text:style-name="PalatinoT_b8_rk11_20_Black"><text:span text:style-name="T8">ş</text:span></text:span><text:span text:style-name="PalatinoT_b8_rk11_20_Black"><text:span text:style-name="T7">mu</text:span></text:span><text:span text:style-name="PalatinoT_b8_rk11_20_Black"><text:span text:style-name="T8">ş</text:span></text:span><text:span text:style-name="PalatinoT_b8_rk11_20_Black"><text:span text:style-name="T7"> olabilir mi? Daha sonra yine "tesadüfen", gözün etrafa bakabilmesi için göz kaslar</text:span></text:span><text:span text:style-name="PalatinoT_b8_rk11_20_Black"><text:span text:style-name="T8">ı</text:span></text:span><text:span text:style-name="PalatinoT_b8_rk11_20_Black"><text:span text:style-name="T7"> "kendi kendine" olu</text:span></text:span><text:span text:style-name="PalatinoT_b8_rk11_20_Black"><text:span text:style-name="T8">ş</text:span></text:span><text:span text:style-name="PalatinoT_b8_rk11_20_Black"><text:span text:style-name="T7">mu</text:span></text:span><text:span text:style-name="PalatinoT_b8_rk11_20_Black"><text:span text:style-name="T8">ş</text:span></text:span><text:span text:style-name="PalatinoT_b8_rk11_20_Black"><text:span text:style-name="T7"> olabilir mi? Daha sonra, yine "tesadüfen" gözün arka duvar</text:span></text:span><text:span text:style-name="PalatinoT_b8_rk11_20_Black"><text:span text:style-name="T8">ı</text:span></text:span><text:span text:style-name="PalatinoT_b8_rk11_20_Black"><text:span text:style-name="T7">nda, </text:span></text:span><text:span text:style-name="PalatinoT_b8_rk11_20_Black"><text:span text:style-name="T8">ışığı</text:span></text:span><text:span text:style-name="PalatinoT_b8_rk11_20_Black"><text:span text:style-name="T7"> alg</text:span></text:span><text:span text:style-name="PalatinoT_b8_rk11_20_Black"><text:span text:style-name="T8">ı</text:span></text:span><text:span text:style-name="PalatinoT_b8_rk11_20_Black"><text:span text:style-name="T7">layabilecek retina tabakas</text:span></text:span><text:span text:style-name="PalatinoT_b8_rk11_20_Black"><text:span text:style-name="T8">ı</text:span></text:span><text:span text:style-name="PalatinoT_b8_rk11_20_Black"><text:span text:style-name="T7"> olu</text:span></text:span><text:span text:style-name="PalatinoT_b8_rk11_20_Black"><text:span text:style-name="T8">ş</text:span></text:span><text:span text:style-name="PalatinoT_b8_rk11_20_Black"><text:span text:style-name="T7">mu</text:span></text:span><text:span text:style-name="PalatinoT_b8_rk11_20_Black"><text:span text:style-name="T8">ş</text:span></text:span><text:span text:style-name="PalatinoT_b8_rk11_20_Black"><text:span text:style-name="T7"> olabilir mi? Daha sonra yine "tesadüfen", gözü beyne ba</text:span></text:span><text:span text:style-name="PalatinoT_b8_rk11_20_Black"><text:span text:style-name="T8">ğ</text:span></text:span><text:span text:style-name="PalatinoT_b8_rk11_20_Black"><text:span text:style-name="T7">layacak sinirler kendi kendilerine, durup dururken var olmu</text:span></text:span><text:span text:style-name="PalatinoT_b8_rk11_20_Black"><text:span text:style-name="T8">ş</text:span></text:span><text:span text:style-name="PalatinoT_b8_rk11_20_Black"><text:span text:style-name="T7"> olabilirler mi? Daha sonra yine "tesadüfen", gözün kurumam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sa</text:span></text:span><text:span text:style-name="PalatinoT_b8_rk11_20_Black"><text:span text:style-name="T8">ğ</text:span></text:span><text:span text:style-name="PalatinoT_b8_rk11_20_Black"><text:span text:style-name="T7">layacak gözya</text:span></text:span><text:span text:style-name="PalatinoT_b8_rk11_20_Black"><text:span text:style-name="T8">şı</text:span></text:span><text:span text:style-name="PalatinoT_b8_rk11_20_Black"><text:span text:style-name="T7"> bezleri olu</text:span></text:span><text:span text:style-name="PalatinoT_b8_rk11_20_Black"><text:span text:style-name="T8">ş</text:span></text:span><text:span text:style-name="PalatinoT_b8_rk11_20_Black"><text:span text:style-name="T7">mu</text:span></text:span><text:span text:style-name="PalatinoT_b8_rk11_20_Black"><text:span text:style-name="T8">ş</text:span></text:span><text:span text:style-name="PalatinoT_b8_rk11_20_Black"><text:span text:style-name="T7"> olabilir mi? Daha sonra yine "tesadüfen", gözü toz ve benzeri yabanc</text:span></text:span><text:span text:style-name="PalatinoT_b8_rk11_20_Black"><text:span text:style-name="T8">ı</text:span></text:span><text:span text:style-name="PalatinoT_b8_rk11_20_Black"><text:span text:style-name="T7"> maddelerden koruyacak iki göz kapa</text:span></text:span><text:span text:style-name="PalatinoT_b8_rk11_20_Black"><text:span text:style-name="T8">ğı</text:span></text:span><text:span text:style-name="PalatinoT_b8_rk11_20_Black"><text:span text:style-name="T7"> ve kirpik olu</text:span></text:span><text:span text:style-name="PalatinoT_b8_rk11_20_Black"><text:span text:style-name="T8">ş</text:span></text:span><text:span text:style-name="PalatinoT_b8_rk11_20_Black"><text:span text:style-name="T7">mu</text:span></text:span><text:span text:style-name="PalatinoT_b8_rk11_20_Black"><text:span text:style-name="T8">ş</text:span></text:span><text:span text:style-name="PalatinoT_b8_rk11_20_Black"><text:span text:style-name="T7"> olabilir mi?</text:span></text:span></text:p>
      <text:p text:style-name="P11"><text:span text:style-name="PalatinoT_b8_rk11_20_Black"><text:span text:style-name="T7">Dü</text:span></text:span><text:span text:style-name="PalatinoT_b8_rk11_20_Black"><text:span text:style-name="T8">ş</text:span></text:span><text:span text:style-name="PalatinoT_b8_rk11_20_Black"><text:span text:style-name="T7">ünün, bunlar</text:span></text:span><text:span text:style-name="PalatinoT_b8_rk11_20_Black"><text:span text:style-name="T8">ı</text:span></text:span><text:span text:style-name="PalatinoT_b8_rk11_20_Black"><text:span text:style-name="T7">n hepsi tesadüfen olu</text:span></text:span><text:span text:style-name="PalatinoT_b8_rk11_20_Black"><text:span text:style-name="T8">ş</text:span></text:span><text:span text:style-name="PalatinoT_b8_rk11_20_Black"><text:span text:style-name="T7">mu</text:span></text:span><text:span text:style-name="PalatinoT_b8_rk11_20_Black"><text:span text:style-name="T8">ş</text:span></text:span><text:span text:style-name="PalatinoT_b8_rk11_20_Black"><text:span text:style-name="T7"> olabilir mi? Hem de sayd</text:span></text:span><text:span text:style-name="PalatinoT_b8_rk11_20_Black"><text:span text:style-name="T8">ığı</text:span></text:span><text:span text:style-name="PalatinoT_b8_rk11_20_Black"><text:span text:style-name="T7">m</text:span></text:span><text:span text:style-name="PalatinoT_b8_rk11_20_Black"><text:span text:style-name="T8">ı</text:span></text:span><text:span text:style-name="PalatinoT_b8_rk11_20_Black"><text:span text:style-name="T7">z organlar</text:span></text:span><text:span text:style-name="PalatinoT_b8_rk11_20_Black"><text:span text:style-name="T8">ı</text:span></text:span><text:span text:style-name="PalatinoT_b8_rk11_20_Black"><text:span text:style-name="T7">n hepsinin ayn</text:span></text:span><text:span text:style-name="PalatinoT_b8_rk11_20_Black"><text:span text:style-name="T8">ı</text:span></text:span><text:span text:style-name="PalatinoT_b8_rk11_20_Black"><text:span text:style-name="T7"> canl</text:span></text:span><text:span text:style-name="PalatinoT_b8_rk11_20_Black"><text:span text:style-name="T8">ı</text:span></text:span><text:span text:style-name="PalatinoT_b8_rk11_20_Black"><text:span text:style-name="T7">da olu</text:span></text:span><text:span text:style-name="PalatinoT_b8_rk11_20_Black"><text:span text:style-name="T8">ş</text:span></text:span><text:span text:style-name="PalatinoT_b8_rk11_20_Black"><text:span text:style-name="T7">mu</text:span></text:span><text:span text:style-name="PalatinoT_b8_rk11_20_Black"><text:span text:style-name="T8">ş</text:span></text:span><text:span text:style-name="PalatinoT_b8_rk11_20_Black"><text:span text:style-name="T7"> olmas</text:span></text:span><text:span text:style-name="PalatinoT_b8_rk11_20_Black"><text:span text:style-name="T8">ı</text:span></text:span><text:span text:style-name="PalatinoT_b8_rk11_20_Black"><text:span text:style-name="T7"> gerekir. Evrimcilerin kabul ettikleri kurala göre, vücudun içinde çal</text:span></text:span><text:span text:style-name="PalatinoT_b8_rk11_20_Black"><text:span text:style-name="T8">ış</text:span></text:span><text:span text:style-name="PalatinoT_b8_rk11_20_Black"><text:span text:style-name="T7">mayan organlar körelirler (Dallo kural</text:span></text:span><text:span text:style-name="PalatinoT_b8_rk11_20_Black"><text:span text:style-name="T8">ı</text:span></text:span><text:span text:style-name="PalatinoT_b8_rk11_20_Black"><text:span text:style-name="T7">). Buna göre, e</text:span></text:span><text:span text:style-name="PalatinoT_b8_rk11_20_Black"><text:span text:style-name="T8">ğ</text:span></text:span><text:span text:style-name="PalatinoT_b8_rk11_20_Black"><text:span text:style-name="T7">er gözün herhangi bir parças</text:span></text:span><text:span text:style-name="PalatinoT_b8_rk11_20_Black"><text:span text:style-name="T8">ı</text:span></text:span><text:span text:style-name="PalatinoT_b8_rk11_20_Black"><text:span text:style-name="T7"> "tesadüfen" olu</text:span></text:span><text:span text:style-name="PalatinoT_b8_rk11_20_Black"><text:span text:style-name="T8">ş</text:span></text:span><text:span text:style-name="PalatinoT_b8_rk11_20_Black"><text:span text:style-name="T7">mu</text:span></text:span><text:span text:style-name="PalatinoT_b8_rk11_20_Black"><text:span text:style-name="T8">ş</text:span></text:span><text:span text:style-name="PalatinoT_b8_rk11_20_Black"><text:span text:style-name="T7"> olsa bile—ki bu bile pratikte imkans</text:span></text:span><text:span text:style-name="PalatinoT_b8_rk11_20_Black"><text:span text:style-name="T8">ı</text:span></text:span><text:span text:style-name="PalatinoT_b8_rk11_20_Black"><text:span text:style-name="T7">zd</text:span></text:span><text:span text:style-name="PalatinoT_b8_rk11_20_Black"><text:span text:style-name="T8">ı</text:span></text:span><text:span text:style-name="PalatinoT_b8_rk11_20_Black"><text:span text:style-name="T7">r—bu parça bir i</text:span></text:span><text:span text:style-name="PalatinoT_b8_rk11_20_Black"><text:span text:style-name="T8">ş</text:span></text:span><text:span text:style-name="PalatinoT_b8_rk11_20_Black"><text:span text:style-name="T7">e yaramad</text:span></text:span><text:span text:style-name="PalatinoT_b8_rk11_20_Black"><text:span text:style-name="T8">ığı</text:span></text:span><text:span text:style-name="PalatinoT_b8_rk11_20_Black"><text:span text:style-name="T7"> için körelirdi. Çünkü gözün görebilmesi için, bütün parçalar</text:span></text:span><text:span text:style-name="PalatinoT_b8_rk11_20_Black"><text:span text:style-name="T8">ı</text:span></text:span><text:span text:style-name="PalatinoT_b8_rk11_20_Black"><text:span text:style-name="T7">n tam olarak var ve çal</text:span></text:span><text:span text:style-name="PalatinoT_b8_rk11_20_Black"><text:span text:style-name="T8">ışı</text:span></text:span><text:span text:style-name="PalatinoT_b8_rk11_20_Black"><text:span text:style-name="T7">r olmas</text:span></text:span><text:span text:style-name="PalatinoT_b8_rk11_20_Black"><text:span text:style-name="T8">ı</text:span></text:span><text:span text:style-name="PalatinoT_b8_rk11_20_Black"><text:span text:style-name="T7"> gerekir. Gözya</text:span></text:span><text:span text:style-name="PalatinoT_b8_rk11_20_Black"><text:span text:style-name="T8">şı</text:span></text:span><text:span text:style-name="PalatinoT_b8_rk11_20_Black"><text:span text:style-name="T7"> bezleri dahi çal</text:span></text:span><text:span text:style-name="PalatinoT_b8_rk11_20_Black"><text:span text:style-name="T8">ış</text:span></text:span><text:span text:style-name="PalatinoT_b8_rk11_20_Black"><text:span text:style-name="T7">masa, bir göz be</text:span></text:span><text:span text:style-name="PalatinoT_b8_rk11_20_Black"><text:span text:style-name="T8">ş</text:span></text:span><text:span text:style-name="PalatinoT_b8_rk11_20_Black"><text:span text:style-name="T7">-on dakika içinde kurur ve i</text:span></text:span><text:span text:style-name="PalatinoT_b8_rk11_20_Black"><text:span text:style-name="T8">ş</text:span></text:span><text:span text:style-name="PalatinoT_b8_rk11_20_Black"><text:span text:style-name="T7">levini yitirir. </text:span></text:span></text:p>
      <text:p text:style-name="P11"><text:span text:style-name="PalatinoT_b8_rk11_20_Black"><text:span text:style-name="T7">Bu </text:span></text:span><text:span text:style-name="PalatinoT_b8_rk11_20_Black"><text:span text:style-name="T8">ş</text:span></text:span><text:span text:style-name="PalatinoT_b8_rk11_20_Black"><text:span text:style-name="T7">u demektir: Göz, ilk kez hangi canl</text:span></text:span><text:span text:style-name="PalatinoT_b8_rk11_20_Black"><text:span text:style-name="T8">ı</text:span></text:span><text:span text:style-name="PalatinoT_b8_rk11_20_Black"><text:span text:style-name="T7">da olu</text:span></text:span><text:span text:style-name="PalatinoT_b8_rk11_20_Black"><text:span text:style-name="T8">ş</text:span></text:span><text:span text:style-name="PalatinoT_b8_rk11_20_Black"><text:span text:style-name="T7">tuysa, tam ve eksiksiz olarak bir anda olu</text:span></text:span><text:span text:style-name="PalatinoT_b8_rk11_20_Black"><text:span text:style-name="T8">ş</text:span></text:span><text:span text:style-name="PalatinoT_b8_rk11_20_Black"><text:span text:style-name="T7">mu</text:span></text:span><text:span text:style-name="PalatinoT_b8_rk11_20_Black"><text:span text:style-name="T8">ş</text:span></text:span><text:span text:style-name="PalatinoT_b8_rk11_20_Black"><text:span text:style-name="T7"> olmal</text:span></text:span><text:span text:style-name="PalatinoT_b8_rk11_20_Black"><text:span text:style-name="T8">ı</text:span></text:span><text:span text:style-name="PalatinoT_b8_rk11_20_Black"><text:span text:style-name="T7">d</text:span></text:span><text:span text:style-name="PalatinoT_b8_rk11_20_Black"><text:span text:style-name="T8">ı</text:span></text:span><text:span text:style-name="PalatinoT_b8_rk11_20_Black"><text:span text:style-name="T7">r. Bu gözün "yarat</text:span></text:span><text:span text:style-name="PalatinoT_b8_rk11_20_Black"><text:span text:style-name="T8">ı</text:span></text:span><text:span text:style-name="PalatinoT_b8_rk11_20_Black"><text:span text:style-name="T7">lm</text:span></text:span><text:span text:style-name="PalatinoT_b8_rk11_20_Black"><text:span text:style-name="T8">ış</text:span></text:span><text:span text:style-name="PalatinoT_b8_rk11_20_Black"><text:span text:style-name="T7">" olmas</text:span></text:span><text:span text:style-name="PalatinoT_b8_rk11_20_Black"><text:span text:style-name="T8">ı</text:span></text:span><text:span text:style-name="PalatinoT_b8_rk11_20_Black"><text:span text:style-name="T7"> demektir. Evet, aç</text:span></text:span><text:span text:style-name="PalatinoT_b8_rk11_20_Black"><text:span text:style-name="T8">ı</text:span></text:span><text:span text:style-name="PalatinoT_b8_rk11_20_Black"><text:span text:style-name="T7">kt</text:span></text:span><text:span text:style-name="PalatinoT_b8_rk11_20_Black"><text:span text:style-name="T8">ı</text:span></text:span><text:span text:style-name="PalatinoT_b8_rk11_20_Black"><text:span text:style-name="T7">r ki, göz, Allah taraf</text:span></text:span><text:span text:style-name="PalatinoT_b8_rk11_20_Black"><text:span text:style-name="T8">ı</text:span></text:span><text:span text:style-name="PalatinoT_b8_rk11_20_Black"><text:span text:style-name="T7">ndan yarat</text:span></text:span><text:span text:style-name="PalatinoT_b8_rk11_20_Black"><text:span text:style-name="T8">ı</text:span></text:span><text:span text:style-name="PalatinoT_b8_rk11_20_Black"><text:span text:style-name="T7">lm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. Kuran, bu konuda insana </text:span></text:span><text:span text:style-name="PalatinoT_b8_rk11_20_Black"><text:span text:style-name="T8">ş</text:span></text:span><text:span text:style-name="PalatinoT_b8_rk11_20_Black"><text:span text:style-name="T7">öyle seslenir: "</text:span></text:span><text:span text:style-name="PalatinoT_b8_rk11_20_BI_20_Black"><text:span text:style-name="T7">O, sizin için</text:span></text:span><text:span text:style-name="PalatinoT_b8_rk11_20_I_20_Black"><text:span text:style-name="T7"> kulaklar</text:span></text:span><text:span text:style-name="PalatinoT_b8_rk11_20_I_20_Black"><text:span text:style-name="T8">ı</text:span></text:span><text:span text:style-name="PalatinoT_b8_rk11_20_I_20_Black"><text:span text:style-name="T7">, </text:span></text:span><text:span text:style-name="PalatinoT_b8_rk11_20_BI_20_Black"><text:span text:style-name="T7">gözleri</text:span></text:span><text:span text:style-name="PalatinoT_b8_rk11_20_I_20_Black"><text:span text:style-name="T7"> ve gönülleri </text:span></text:span><text:span text:style-name="PalatinoT_b8_rk11_20_BI_20_Black"><text:span text:style-name="T7">in</text:span></text:span><text:span text:style-name="PalatinoT_b8_rk11_20_BI_20_Black"><text:span text:style-name="T8">ş</text:span></text:span><text:span text:style-name="PalatinoT_b8_rk11_20_BI_20_Black"><text:span text:style-name="T7">a edendir</text:span></text:span><text:span text:style-name="PalatinoT_b8_rk11_20_I_20_Black"><text:span text:style-name="T7">; ne kadar az </text:span></text:span><text:span text:style-name="PalatinoT_b8_rk11_20_I_20_Black"><text:span text:style-name="T8">ş</text:span></text:span><text:span text:style-name="PalatinoT_b8_rk11_20_I_20_Black"><text:span text:style-name="T7">ükrediyorsunuz?</text:span></text:span><text:span text:style-name="PalatinoT_b8_rk11_20_Black"><text:span text:style-name="T7">" (Müminun Suresi, 78)</text:span></text:span></text:p>
      <text:p text:style-name="P11"><text:span text:style-name="PalatinoT_b8_rk11_20_Black"><text:span text:style-name="T7">Gözün yarat</text:span></text:span><text:span text:style-name="PalatinoT_b8_rk11_20_Black"><text:span text:style-name="T8">ı</text:span></text:span><text:span text:style-name="PalatinoT_b8_rk11_20_Black"><text:span text:style-name="T7">lm</text:span></text:span><text:span text:style-name="PalatinoT_b8_rk11_20_Black"><text:span text:style-name="T8">ış</text:span></text:span><text:span text:style-name="PalatinoT_b8_rk11_20_Black"><text:span text:style-name="T7"> oldu</text:span></text:span><text:span text:style-name="PalatinoT_b8_rk11_20_Black"><text:span text:style-name="T8">ğ</text:span></text:span><text:span text:style-name="PalatinoT_b8_rk11_20_Black"><text:span text:style-name="T7">u o denli aç</text:span></text:span><text:span text:style-name="PalatinoT_b8_rk11_20_Black"><text:span text:style-name="T8">ı</text:span></text:span><text:span text:style-name="PalatinoT_b8_rk11_20_Black"><text:span text:style-name="T7">k bir gerçektir ki, Darwin, "</text:span></text:span><text:span text:style-name="PalatinoT_b8_rk11_20_I_20_Black"><text:span text:style-name="T7">canl</text:span></text:span><text:span text:style-name="PalatinoT_b8_rk11_20_I_20_Black"><text:span text:style-name="T8">ı</text:span></text:span><text:span text:style-name="PalatinoT_b8_rk11_20_I_20_Black"><text:span text:style-name="T7">lar</text:span></text:span><text:span text:style-name="PalatinoT_b8_rk11_20_I_20_Black"><text:span text:style-name="T8">ı</text:span></text:span><text:span text:style-name="PalatinoT_b8_rk11_20_I_20_Black"><text:span text:style-name="T7">n sahip oldu</text:span></text:span><text:span text:style-name="PalatinoT_b8_rk11_20_I_20_Black"><text:span text:style-name="T8">ğ</text:span></text:span><text:span text:style-name="PalatinoT_b8_rk11_20_I_20_Black"><text:span text:style-name="T7">u gözleri dü</text:span></text:span><text:span text:style-name="PalatinoT_b8_rk11_20_I_20_Black"><text:span text:style-name="T8">ş</text:span></text:span><text:span text:style-name="PalatinoT_b8_rk11_20_I_20_Black"><text:span text:style-name="T7">ünmek, beni bu teoriden so</text:span></text:span><text:span text:style-name="PalatinoT_b8_rk11_20_I_20_Black"><text:span text:style-name="T8">ğ</text:span></text:span><text:span text:style-name="PalatinoT_b8_rk11_20_I_20_Black"><text:span text:style-name="T7">uttu</text:span></text:span><text:span text:style-name="PalatinoT_b8_rk11_20_Black"><text:span text:style-name="T7">" demi</text:span></text:span><text:span text:style-name="PalatinoT_b8_rk11_20_Black"><text:span text:style-name="T8">ş</text:span></text:span><text:span text:style-name="PalatinoT_b8_rk11_20_Black"><text:span text:style-name="T7">ti. Ali Demirsoy da konu hakk</text:span></text:span><text:span text:style-name="PalatinoT_b8_rk11_20_Black"><text:span text:style-name="T8">ı</text:span></text:span><text:span text:style-name="PalatinoT_b8_rk11_20_Black"><text:span text:style-name="T7">nda yine bir "inci" döktürmekte ve gözün olu</text:span></text:span><text:span text:style-name="PalatinoT_b8_rk11_20_Black"><text:span text:style-name="T8">ş</text:span></text:span><text:span text:style-name="PalatinoT_b8_rk11_20_Black"><text:span text:style-name="T7">umunun—ne demekse—bir "Evrim mucizesi" oldu</text:span></text:span><text:span text:style-name="PalatinoT_b8_rk11_20_Black"><text:span text:style-name="T8">ğ</text:span></text:span><text:span text:style-name="PalatinoT_b8_rk11_20_Black"><text:span text:style-name="T7">unu söylemektedir. (Kal</text:span></text:span><text:span text:style-name="PalatinoT_b8_rk11_20_Black"><text:span text:style-name="T8">ı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m ve Evrim, sf. 161)</text:span></text:span></text:p>
      <text:p text:style-name="P11"><text:span text:style-name="PalatinoT_b8_rk11_20_Black"><text:span text:style-name="T7">Göz için geçerli olan tüm bu anlat</text:span></text:span><text:span text:style-name="PalatinoT_b8_rk11_20_Black"><text:span text:style-name="T8">ı</text:span></text:span><text:span text:style-name="PalatinoT_b8_rk11_20_Black"><text:span text:style-name="T7">lanlar, kulak, karaci</text:span></text:span><text:span text:style-name="PalatinoT_b8_rk11_20_Black"><text:span text:style-name="T8">ğ</text:span></text:span><text:span text:style-name="PalatinoT_b8_rk11_20_Black"><text:span text:style-name="T7">er, kalp, böbrek ve benzeri tüm organlar, hatta tüm vücud için geçerlidir. </text:span></text:span><text:span text:style-name="PalatinoT_b8_rk11_20_Black"><text:span text:style-name="T8">İ</text:span></text:span><text:span text:style-name="PalatinoT_b8_rk11_20_Black"><text:span text:style-name="T7">nsan vücudu, hepsi son derece karma</text:span></text:span><text:span text:style-name="PalatinoT_b8_rk11_20_Black"><text:span text:style-name="T8">şı</text:span></text:span><text:span text:style-name="PalatinoT_b8_rk11_20_Black"><text:span text:style-name="T7">k binlerce ayr</text:span></text:span><text:span text:style-name="PalatinoT_b8_rk11_20_Black"><text:span text:style-name="T8">ı</text:span></text:span><text:span text:style-name="PalatinoT_b8_rk11_20_Black"><text:span text:style-name="T7"> sistemin uyum içinde çal</text:span></text:span><text:span text:style-name="PalatinoT_b8_rk11_20_Black"><text:span text:style-name="T8">ış</text:span></text:span><text:span text:style-name="PalatinoT_b8_rk11_20_Black"><text:span text:style-name="T7">mas</text:span></text:span><text:span text:style-name="PalatinoT_b8_rk11_20_Black"><text:span text:style-name="T8">ı</text:span></text:span><text:span text:style-name="PalatinoT_b8_rk11_20_Black"><text:span text:style-name="T7"> sayesinde ayakta durmaktad</text:span></text:span><text:span text:style-name="PalatinoT_b8_rk11_20_Black"><text:span text:style-name="T8">ı</text:span></text:span><text:span text:style-name="PalatinoT_b8_rk11_20_Black"><text:span text:style-name="T7">r. Böbreksiz, karaci</text:span></text:span><text:span text:style-name="PalatinoT_b8_rk11_20_Black"><text:span text:style-name="T8">ğ</text:span></text:span><text:span text:style-name="PalatinoT_b8_rk11_20_Black"><text:span text:style-name="T7">ersiz, damars</text:span></text:span><text:span text:style-name="PalatinoT_b8_rk11_20_Black"><text:span text:style-name="T8">ı</text:span></text:span><text:span text:style-name="PalatinoT_b8_rk11_20_Black"><text:span text:style-name="T7">z, kemiksiz ya da alyuvars</text:span></text:span><text:span text:style-name="PalatinoT_b8_rk11_20_Black"><text:span text:style-name="T8">ı</text:span></text:span><text:span text:style-name="PalatinoT_b8_rk11_20_Black"><text:span text:style-name="T7">z bir insan olamaz. Bu organlar</text:span></text:span><text:span text:style-name="PalatinoT_b8_rk11_20_Black"><text:span text:style-name="T8">ı</text:span></text:span><text:span text:style-name="PalatinoT_b8_rk11_20_Black"><text:span text:style-name="T7">n hepsi ayn</text:span></text:span><text:span text:style-name="PalatinoT_b8_rk11_20_Black"><text:span text:style-name="T8">ı</text:span></text:span><text:span text:style-name="PalatinoT_b8_rk11_20_Black"><text:span text:style-name="T7"> anda var ve çal</text:span></text:span><text:span text:style-name="PalatinoT_b8_rk11_20_Black"><text:span text:style-name="T8">ışı</text:span></text:span><text:span text:style-name="PalatinoT_b8_rk11_20_Black"><text:span text:style-name="T7">r durumda olmal</text:span></text:span><text:span text:style-name="PalatinoT_b8_rk11_20_Black"><text:span text:style-name="T8">ı</text:span></text:span><text:span text:style-name="PalatinoT_b8_rk11_20_Black"><text:span text:style-name="T7">d</text:span></text:span><text:span text:style-name="PalatinoT_b8_rk11_20_Black"><text:span text:style-name="T8">ı</text:span></text:span><text:span text:style-name="PalatinoT_b8_rk11_20_Black"><text:span text:style-name="T7">r. </text:span></text:span><text:span text:style-name="PalatinoT_b8_rk11_20_Black"><text:span text:style-name="T8">İ</text:span></text:span><text:span text:style-name="PalatinoT_b8_rk11_20_Black"><text:span text:style-name="T7">nsan</text:span></text:span><text:span text:style-name="PalatinoT_b8_rk11_20_Black"><text:span text:style-name="T8">ı</text:span></text:span><text:span text:style-name="PalatinoT_b8_rk11_20_Black"><text:span text:style-name="T7">n önce "tesadüfen" bir böbre</text:span></text:span><text:span text:style-name="PalatinoT_b8_rk11_20_Black"><text:span text:style-name="T8">ğ</text:span></text:span><text:span text:style-name="PalatinoT_b8_rk11_20_Black"><text:span text:style-name="T7">e, sonra yine "tesadüfen" bir karaci</text:span></text:span><text:span text:style-name="PalatinoT_b8_rk11_20_Black"><text:span text:style-name="T8">ğ</text:span></text:span><text:span text:style-name="PalatinoT_b8_rk11_20_Black"><text:span text:style-name="T7">ere sahip olmas</text:span></text:span><text:span text:style-name="PalatinoT_b8_rk11_20_Black"><text:span text:style-name="T8">ı</text:span></text:span><text:span text:style-name="PalatinoT_b8_rk11_20_Black"><text:span text:style-name="T7"> gibi bir saçmal</text:span></text:span><text:span text:style-name="PalatinoT_b8_rk11_20_Black"><text:span text:style-name="T8">ı</text:span></text:span><text:span text:style-name="PalatinoT_b8_rk11_20_Black"><text:span text:style-name="T7">k dü</text:span></text:span><text:span text:style-name="PalatinoT_b8_rk11_20_Black"><text:span text:style-name="T8">ş</text:span></text:span><text:span text:style-name="PalatinoT_b8_rk11_20_Black"><text:span text:style-name="T7">ünülemez. Dolay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yla, insan vücudu tam bir bütün olarak ortaya ç</text:span></text:span><text:span text:style-name="PalatinoT_b8_rk11_20_Black"><text:span text:style-name="T8">ı</text:span></text:span><text:span text:style-name="PalatinoT_b8_rk11_20_Black"><text:span text:style-name="T7">km</text:span></text:span><text:span text:style-name="PalatinoT_b8_rk11_20_Black"><text:span text:style-name="T8">ış</text:span></text:span><text:span text:style-name="PalatinoT_b8_rk11_20_Black"><text:span text:style-name="T7">, yani yarat</text:span></text:span><text:span text:style-name="PalatinoT_b8_rk11_20_Black"><text:span text:style-name="T8">ı</text:span></text:span><text:span text:style-name="PalatinoT_b8_rk11_20_Black"><text:span text:style-name="T7">lm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. </text:span></text:span></text:p>
      <text:p text:style-name="P2"/>
      <text:p text:style-name="P2"/>
      <text:p text:style-name="P2"/>
      <text:p text:style-name="P22"><text:span text:style-name="PalatinoT_b8_rk13_20_B_20_Black"><text:span text:style-name="T7">Sonuç</text:span></text:span></text:p>
      <text:p text:style-name="P23"/>
      <text:p text:style-name="P21"><text:span text:style-name="PalatinoT_b8_rk11_20_Black"><text:span text:style-name="T7">Kitapç</text:span></text:span><text:span text:style-name="PalatinoT_b8_rk11_20_Black"><text:span text:style-name="T8">ığı</text:span></text:span><text:span text:style-name="PalatinoT_b8_rk11_20_Black"><text:span text:style-name="T7">n ba</text:span></text:span><text:span text:style-name="PalatinoT_b8_rk11_20_Black"><text:span text:style-name="T8">şı</text:span></text:span><text:span text:style-name="PalatinoT_b8_rk11_20_Black"><text:span text:style-name="T7">ndan bu yana incelediklerimiz bize somut bir gerçe</text:span></text:span><text:span text:style-name="PalatinoT_b8_rk11_20_Black"><text:span text:style-name="T8">ğ</text:span></text:span><text:span text:style-name="PalatinoT_b8_rk11_20_Black"><text:span text:style-name="T7">i göstermektedir: Evrim, bilimsel verilerle ispatlanan bir gerçek de</text:span></text:span><text:span text:style-name="PalatinoT_b8_rk11_20_Black"><text:span text:style-name="T8">ğ</text:span></text:span><text:span text:style-name="PalatinoT_b8_rk11_20_Black"><text:span text:style-name="T7">il, çe</text:span></text:span><text:span text:style-name="PalatinoT_b8_rk11_20_Black"><text:span text:style-name="T8">ş</text:span></text:span><text:span text:style-name="PalatinoT_b8_rk11_20_Black"><text:span text:style-name="T7">itli sahtekarl</text:span></text:span><text:span text:style-name="PalatinoT_b8_rk11_20_Black"><text:span text:style-name="T8">ı</text:span></text:span><text:span text:style-name="PalatinoT_b8_rk11_20_Black"><text:span text:style-name="T7">k ve beyin y</text:span></text:span><text:span text:style-name="PalatinoT_b8_rk11_20_Black"><text:span text:style-name="T8">ı</text:span></text:span><text:span text:style-name="PalatinoT_b8_rk11_20_Black"><text:span text:style-name="T7">kama yöntemleri ile topluma telkin edilen bir yaland</text:span></text:span><text:span text:style-name="PalatinoT_b8_rk11_20_Black"><text:span text:style-name="T8">ı</text:span></text:span><text:span text:style-name="PalatinoT_b8_rk11_20_Black"><text:span text:style-name="T7">r. Evrim'i toplumlara telkin eden belirli güçler vard</text:span></text:span><text:span text:style-name="PalatinoT_b8_rk11_20_Black"><text:span text:style-name="T8">ı</text:span></text:span><text:span text:style-name="PalatinoT_b8_rk11_20_Black"><text:span text:style-name="T7">r. Evrim'i insanlara kabul ettirmeyi "en büyük görev" olarak kabul eden Masonluk, sözkonusu güçlerin en önemlisidir.</text:span></text:span></text:p>
      <text:p text:style-name="P21"><text:span text:style-name="PalatinoT_b8_rk11_20_Black"><text:span text:style-name="T7">Sözkonusu güçlerin Evrim üzerinde bu kadar durma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nedeni ise aç</text:span></text:span><text:span text:style-name="PalatinoT_b8_rk11_20_Black"><text:span text:style-name="T8">ı</text:span></text:span><text:span text:style-name="PalatinoT_b8_rk11_20_Black"><text:span text:style-name="T7">kt</text:span></text:span><text:span text:style-name="PalatinoT_b8_rk11_20_Black"><text:span text:style-name="T8">ı</text:span></text:span><text:span text:style-name="PalatinoT_b8_rk11_20_Black"><text:span text:style-name="T7">r: Evrim, dinin gösterdi</text:span></text:span><text:span text:style-name="PalatinoT_b8_rk11_20_Black"><text:span text:style-name="T8">ğ</text:span></text:span><text:span text:style-name="PalatinoT_b8_rk11_20_Black"><text:span text:style-name="T7">i do</text:span></text:span><text:span text:style-name="PalatinoT_b8_rk11_20_Black"><text:span text:style-name="T8">ğ</text:span></text:span><text:span text:style-name="PalatinoT_b8_rk11_20_Black"><text:span text:style-name="T7">rulara kar</text:span></text:span><text:span text:style-name="PalatinoT_b8_rk11_20_Black"><text:span text:style-name="T8">şı</text:span></text:span><text:span text:style-name="PalatinoT_b8_rk11_20_Black"><text:span text:style-name="T7"> öne sürülebilecek tek iddiad</text:span></text:span><text:span text:style-name="PalatinoT_b8_rk11_20_Black"><text:span text:style-name="T8">ı</text:span></text:span><text:span text:style-name="PalatinoT_b8_rk11_20_Black"><text:span text:style-name="T7">r. Siyasi/ekonomik ç</text:span></text:span><text:span text:style-name="PalatinoT_b8_rk11_20_Black"><text:span text:style-name="T8">ı</text:span></text:span><text:span text:style-name="PalatinoT_b8_rk11_20_Black"><text:span text:style-name="T7">karlar</text:span></text:span><text:span text:style-name="PalatinoT_b8_rk11_20_Black"><text:span text:style-name="T8">ı</text:span></text:span><text:span text:style-name="PalatinoT_b8_rk11_20_Black"><text:span text:style-name="T7"> nedeniyle, dindar de</text:span></text:span><text:span text:style-name="PalatinoT_b8_rk11_20_Black"><text:span text:style-name="T8">ğ</text:span></text:span><text:span text:style-name="PalatinoT_b8_rk11_20_Black"><text:span text:style-name="T7">il, din-d</text:span></text:span><text:span text:style-name="PalatinoT_b8_rk11_20_Black"><text:span text:style-name="T8">ışı</text:span></text:span><text:span text:style-name="PalatinoT_b8_rk11_20_Black"><text:span text:style-name="T7"> bir dünyay</text:span></text:span><text:span text:style-name="PalatinoT_b8_rk11_20_Black"><text:span text:style-name="T8">ı</text:span></text:span><text:span text:style-name="PalatinoT_b8_rk11_20_Black"><text:span text:style-name="T7"> tercih eden güçlerse, bu nedenle tek çareyi Evrim'de bulmaktad</text:span></text:span><text:span text:style-name="PalatinoT_b8_rk11_20_Black"><text:span text:style-name="T8">ı</text:span></text:span><text:span text:style-name="PalatinoT_b8_rk11_20_Black"><text:span text:style-name="T7">rlar. Evrim, dine s</text:span></text:span><text:span text:style-name="PalatinoT_b8_rk11_20_Black"><text:span text:style-name="T8">ı</text:span></text:span><text:span text:style-name="PalatinoT_b8_rk11_20_Black"><text:span text:style-name="T7">rt çevirmek (ve çevirtmek) isteyenler için yegane yoldur. Bu nedenle ne denli tutars</text:span></text:span><text:span text:style-name="PalatinoT_b8_rk11_20_Black"><text:span text:style-name="T8">ı</text:span></text:span><text:span text:style-name="PalatinoT_b8_rk11_20_Black"><text:span text:style-name="T7">z, saçma ve çürük bir yol olursa olsun, mutlaka ve mutlaka savunulmakta, telkin edilmekte ve kabul ettirilmektedir. </text:span></text:span></text:p>
      <text:p text:style-name="P21"><text:soft-page-break/><text:span text:style-name="PalatinoT_b8_rk11_20_Black"><text:span text:style-name="T7">Bu nedenle Evrim'i savunan güçlerin içinde bulunduklar</text:span></text:span><text:span text:style-name="PalatinoT_b8_rk11_20_Black"><text:span text:style-name="T8">ı</text:span></text:span><text:span text:style-name="PalatinoT_b8_rk11_20_Black"><text:span text:style-name="T7"> konum asl</text:span></text:span><text:span text:style-name="PalatinoT_b8_rk11_20_Black"><text:span text:style-name="T8">ı</text:span></text:span><text:span text:style-name="PalatinoT_b8_rk11_20_Black"><text:span text:style-name="T7">nda oldukça ilginçtir: Önce bir yalan uydurmakta, sonra bu yalana kendileri inanmakta ve sonra da onu di</text:span></text:span><text:span text:style-name="PalatinoT_b8_rk11_20_Black"><text:span text:style-name="T8">ğ</text:span></text:span><text:span text:style-name="PalatinoT_b8_rk11_20_Black"><text:span text:style-name="T7">er insanlara telkin etmektedirler. Tam da "</text:span></text:span><text:span text:style-name="PalatinoT_b8_rk11_20_BI_20_Black"><text:span text:style-name="T7">onlar, hem ondan (Kuran'dan) al</text:span></text:span><text:span text:style-name="PalatinoT_b8_rk11_20_BI_20_Black"><text:span text:style-name="T8">ı</text:span></text:span><text:span text:style-name="PalatinoT_b8_rk11_20_BI_20_Black"><text:span text:style-name="T7">koyarlar, hem kendileri kaçarlar</text:span></text:span><text:span text:style-name="PalatinoT_b8_rk11_20_Black"><text:span text:style-name="T7">" (Enam, 26) ayetinde haber verildi</text:span></text:span><text:span text:style-name="PalatinoT_b8_rk11_20_Black"><text:span text:style-name="T8">ğ</text:span></text:span><text:span text:style-name="PalatinoT_b8_rk11_20_Black"><text:span text:style-name="T7">i gibi.</text:span></text:span></text:p>
      <text:p text:style-name="P11"><text:span text:style-name="PalatinoT_b8_rk11_20_Black"><text:span text:style-name="T7">Evrimcilerin içinde bulunduklar</text:span></text:span><text:span text:style-name="PalatinoT_b8_rk11_20_Black"><text:span text:style-name="T8">ı</text:span></text:span><text:span text:style-name="PalatinoT_b8_rk11_20_Black"><text:span text:style-name="T7"> bu durum, Kuran'da (yani Evrimcilerin yalanlamaya u</text:span></text:span><text:span text:style-name="PalatinoT_b8_rk11_20_Black"><text:span text:style-name="T8">ğ</text:span></text:span><text:span text:style-name="PalatinoT_b8_rk11_20_Black"><text:span text:style-name="T7">ra</text:span></text:span><text:span text:style-name="PalatinoT_b8_rk11_20_Black"><text:span text:style-name="T8">ş</text:span></text:span><text:span text:style-name="PalatinoT_b8_rk11_20_Black"><text:span text:style-name="T7">t</text:span></text:span><text:span text:style-name="PalatinoT_b8_rk11_20_Black"><text:span text:style-name="T8">ığı</text:span></text:span><text:span text:style-name="PalatinoT_b8_rk11_20_Black"><text:span text:style-name="T7"> kaynakta) daha pek çok yerde ayr</text:span></text:span><text:span text:style-name="PalatinoT_b8_rk11_20_Black"><text:span text:style-name="T8">ı</text:span></text:span><text:span text:style-name="PalatinoT_b8_rk11_20_Black"><text:span text:style-name="T7">nt</text:span></text:span><text:span text:style-name="PalatinoT_b8_rk11_20_Black"><text:span text:style-name="T8">ı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yla anlat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r. Kuran, insanlar</text:span></text:span><text:span text:style-name="PalatinoT_b8_rk11_20_Black"><text:span text:style-name="T8">ı</text:span></text:span><text:span text:style-name="PalatinoT_b8_rk11_20_Black"><text:span text:style-name="T7"> inkarda </text:span></text:span><text:span text:style-name="PalatinoT_b8_rk11_20_Black"><text:span text:style-name="T8">ı</text:span></text:span><text:span text:style-name="PalatinoT_b8_rk11_20_Black"><text:span text:style-name="T7">srar etmeye neyin yöneltti</text:span></text:span><text:span text:style-name="PalatinoT_b8_rk11_20_Black"><text:span text:style-name="T8">ğ</text:span></text:span><text:span text:style-name="PalatinoT_b8_rk11_20_Black"><text:span text:style-name="T7">ini çok hikmetli bir biçimde bildirir. Bu nedenle Evrimci (ve daha di</text:span></text:span><text:span text:style-name="PalatinoT_b8_rk11_20_Black"><text:span text:style-name="T8">ğ</text:span></text:span><text:span text:style-name="PalatinoT_b8_rk11_20_Black"><text:span text:style-name="T7">er inkarc</text:span></text:span><text:span text:style-name="PalatinoT_b8_rk11_20_Black"><text:span text:style-name="T8">ı</text:span></text:span><text:span text:style-name="PalatinoT_b8_rk11_20_Black"><text:span text:style-name="T7">) dü</text:span></text:span><text:span text:style-name="PalatinoT_b8_rk11_20_Black"><text:span text:style-name="T8">ş</text:span></text:span><text:span text:style-name="PalatinoT_b8_rk11_20_Black"><text:span text:style-name="T7">ünce yap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alt</text:span></text:span><text:span text:style-name="PalatinoT_b8_rk11_20_Black"><text:span text:style-name="T8">ı</text:span></text:span><text:span text:style-name="PalatinoT_b8_rk11_20_Black"><text:span text:style-name="T7">nda neyin yatt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Kuran'dan ö</text:span></text:span><text:span text:style-name="PalatinoT_b8_rk11_20_Black"><text:span text:style-name="T8">ğ</text:span></text:span><text:span text:style-name="PalatinoT_b8_rk11_20_Black"><text:span text:style-name="T7">renmekte yarar var. </text:span></text:span></text:p>
      <text:p text:style-name="P11"><text:span text:style-name="PalatinoT_b8_rk11_20_Black"><text:span text:style-name="T7">Kuran, her</text:span></text:span><text:span text:style-name="PalatinoT_b8_rk11_20_Black"><text:span text:style-name="T8">ş</text:span></text:span><text:span text:style-name="PalatinoT_b8_rk11_20_Black"><text:span text:style-name="T7">eyden önce, "iman"</text:span></text:span><text:span text:style-name="PalatinoT_b8_rk11_20_Black"><text:span text:style-name="T8">ı</text:span></text:span><text:span text:style-name="PalatinoT_b8_rk11_20_Black"><text:span text:style-name="T7">n asl</text:span></text:span><text:span text:style-name="PalatinoT_b8_rk11_20_Black"><text:span text:style-name="T8">ı</text:span></text:span><text:span text:style-name="PalatinoT_b8_rk11_20_Black"><text:span text:style-name="T7">nda son derece kolay ve do</text:span></text:span><text:span text:style-name="PalatinoT_b8_rk11_20_Black"><text:span text:style-name="T8">ğ</text:span></text:span><text:span text:style-name="PalatinoT_b8_rk11_20_Black"><text:span text:style-name="T7">al oldu</text:span></text:span><text:span text:style-name="PalatinoT_b8_rk11_20_Black"><text:span text:style-name="T8">ğ</text:span></text:span><text:span text:style-name="PalatinoT_b8_rk11_20_Black"><text:span text:style-name="T7">unu vurgular: Canl</text:span></text:span><text:span text:style-name="PalatinoT_b8_rk11_20_Black"><text:span text:style-name="T8">ı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n öylesine mükemmel, öylesine hayret verici özellikleri vard</text:span></text:span><text:span text:style-name="PalatinoT_b8_rk11_20_Black"><text:span text:style-name="T8">ı</text:span></text:span><text:span text:style-name="PalatinoT_b8_rk11_20_Black"><text:span text:style-name="T7">r ki, bunlar</text:span></text:span><text:span text:style-name="PalatinoT_b8_rk11_20_Black"><text:span text:style-name="T8">ı</text:span></text:span><text:span text:style-name="PalatinoT_b8_rk11_20_Black"><text:span text:style-name="T7">n “rastlant</text:span></text:span><text:span text:style-name="PalatinoT_b8_rk11_20_Black"><text:span text:style-name="T8">ı</text:span></text:span><text:span text:style-name="PalatinoT_b8_rk11_20_Black"><text:span text:style-name="T7">lar sonucu” olu</text:span></text:span><text:span text:style-name="PalatinoT_b8_rk11_20_Black"><text:span text:style-name="T8">ş</text:span></text:span><text:span text:style-name="PalatinoT_b8_rk11_20_Black"><text:span text:style-name="T7">mu</text:span></text:span><text:span text:style-name="PalatinoT_b8_rk11_20_Black"><text:span text:style-name="T8">ş</text:span></text:span><text:span text:style-name="PalatinoT_b8_rk11_20_Black"><text:span text:style-name="T7"> olmas</text:span></text:span><text:span text:style-name="PalatinoT_b8_rk11_20_Black"><text:span text:style-name="T8">ı</text:span></text:span><text:span text:style-name="PalatinoT_b8_rk11_20_Black"><text:span text:style-name="T7"> kesinlikle mümkün de</text:span></text:span><text:span text:style-name="PalatinoT_b8_rk11_20_Black"><text:span text:style-name="T8">ğ</text:span></text:span><text:span text:style-name="PalatinoT_b8_rk11_20_Black"><text:span text:style-name="T7">ildir. </text:span></text:span><text:span text:style-name="PalatinoT_b8_rk11_20_Black"><text:span text:style-name="T8">İ</text:span></text:span><text:span text:style-name="PalatinoT_b8_rk11_20_Black"><text:span text:style-name="T7">nsan, bir yerde yaz</text:span></text:span><text:span text:style-name="PalatinoT_b8_rk11_20_Black"><text:span text:style-name="T8">ı</text:span></text:span><text:span text:style-name="PalatinoT_b8_rk11_20_Black"><text:span text:style-name="T7">l</text:span></text:span><text:span text:style-name="PalatinoT_b8_rk11_20_Black"><text:span text:style-name="T8">ı</text:span></text:span><text:span text:style-name="PalatinoT_b8_rk11_20_Black"><text:span text:style-name="T7"> tek bir harfin bile kendi kendine mi olu</text:span></text:span><text:span text:style-name="PalatinoT_b8_rk11_20_Black"><text:span text:style-name="T8">ş</text:span></text:span><text:span text:style-name="PalatinoT_b8_rk11_20_Black"><text:span text:style-name="T7">u</text:span></text:span><text:span text:style-name="PalatinoT_b8_rk11_20_Black"><text:span text:style-name="T8">ğ</text:span></text:span><text:span text:style-name="PalatinoT_b8_rk11_20_Black"><text:span text:style-name="T7">u, yoksa birisi taraf</text:span></text:span><text:span text:style-name="PalatinoT_b8_rk11_20_Black"><text:span text:style-name="T8">ı</text:span></text:span><text:span text:style-name="PalatinoT_b8_rk11_20_Black"><text:span text:style-name="T7">ndan m</text:span></text:span><text:span text:style-name="PalatinoT_b8_rk11_20_Black"><text:span text:style-name="T8">ı</text:span></text:span><text:span text:style-name="PalatinoT_b8_rk11_20_Black"><text:span text:style-name="T7"> yaz</text:span></text:span><text:span text:style-name="PalatinoT_b8_rk11_20_Black"><text:span text:style-name="T8">ı</text:span></text:span><text:span text:style-name="PalatinoT_b8_rk11_20_Black"><text:span text:style-name="T7">ld</text:span></text:span><text:span text:style-name="PalatinoT_b8_rk11_20_Black"><text:span text:style-name="T8">ığı</text:span></text:span><text:span text:style-name="PalatinoT_b8_rk11_20_Black"><text:span text:style-name="T7"> sorusuna, aç</text:span></text:span><text:span text:style-name="PalatinoT_b8_rk11_20_Black"><text:span text:style-name="T8">ı</text:span></text:span><text:span text:style-name="PalatinoT_b8_rk11_20_Black"><text:span text:style-name="T7">kça "bir yaz</text:span></text:span><text:span text:style-name="PalatinoT_b8_rk11_20_Black"><text:span text:style-name="T8">ı</text:span></text:span><text:span text:style-name="PalatinoT_b8_rk11_20_Black"><text:span text:style-name="T7">c</text:span></text:span><text:span text:style-name="PalatinoT_b8_rk11_20_Black"><text:span text:style-name="T8">ı</text:span></text:span><text:span text:style-name="PalatinoT_b8_rk11_20_Black"><text:span text:style-name="T7"> taraf</text:span></text:span><text:span text:style-name="PalatinoT_b8_rk11_20_Black"><text:span text:style-name="T8">ı</text:span></text:span><text:span text:style-name="PalatinoT_b8_rk11_20_Black"><text:span text:style-name="T7">ndan yaz</text:span></text:span><text:span text:style-name="PalatinoT_b8_rk11_20_Black"><text:span text:style-name="T8">ı</text:span></text:span><text:span text:style-name="PalatinoT_b8_rk11_20_Black"><text:span text:style-name="T7">lm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" cevab</text:span></text:span><text:span text:style-name="PalatinoT_b8_rk11_20_Black"><text:span text:style-name="T8">ı</text:span></text:span><text:span text:style-name="PalatinoT_b8_rk11_20_Black"><text:span text:style-name="T7"> verir. Harf varsa, yazar da vard</text:span></text:span><text:span text:style-name="PalatinoT_b8_rk11_20_Black"><text:span text:style-name="T8">ı</text:span></text:span><text:span text:style-name="PalatinoT_b8_rk11_20_Black"><text:span text:style-name="T7">r. Resim varsa, ressam da vard</text:span></text:span><text:span text:style-name="PalatinoT_b8_rk11_20_Black"><text:span text:style-name="T8">ı</text:span></text:span><text:span text:style-name="PalatinoT_b8_rk11_20_Black"><text:span text:style-name="T7">r. Yap</text:span></text:span><text:span text:style-name="PalatinoT_b8_rk11_20_Black"><text:span text:style-name="T8">ı</text:span></text:span><text:span text:style-name="PalatinoT_b8_rk11_20_Black"><text:span text:style-name="T7">lm</text:span></text:span><text:span text:style-name="PalatinoT_b8_rk11_20_Black"><text:span text:style-name="T8">ış</text:span></text:span><text:span text:style-name="PalatinoT_b8_rk11_20_Black"><text:span text:style-name="T7"> olan her</text:span></text:span><text:span text:style-name="PalatinoT_b8_rk11_20_Black"><text:span text:style-name="T8">ş</text:span></text:span><text:span text:style-name="PalatinoT_b8_rk11_20_Black"><text:span text:style-name="T7">ey, birisi taraf</text:span></text:span><text:span text:style-name="PalatinoT_b8_rk11_20_Black"><text:span text:style-name="T8">ı</text:span></text:span><text:span text:style-name="PalatinoT_b8_rk11_20_Black"><text:span text:style-name="T7">ndan yap</text:span></text:span><text:span text:style-name="PalatinoT_b8_rk11_20_Black"><text:span text:style-name="T8">ı</text:span></text:span><text:span text:style-name="PalatinoT_b8_rk11_20_Black"><text:span text:style-name="T7">lm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. Hiç bir </text:span></text:span><text:span text:style-name="PalatinoT_b8_rk11_20_Black"><text:span text:style-name="T8">ş</text:span></text:span><text:span text:style-name="PalatinoT_b8_rk11_20_Black"><text:span text:style-name="T7">ey, yarat</text:span></text:span><text:span text:style-name="PalatinoT_b8_rk11_20_Black"><text:span text:style-name="T8">ı</text:span></text:span><text:span text:style-name="PalatinoT_b8_rk11_20_Black"><text:span text:style-name="T7">lmadan var olmaz. Kuran, bu konuda insana </text:span></text:span><text:span text:style-name="PalatinoT_b8_rk11_20_Black"><text:span text:style-name="T8">ş</text:span></text:span><text:span text:style-name="PalatinoT_b8_rk11_20_Black"><text:span text:style-name="T7">öyle seslenir:</text:span></text:span></text:p>
      <text:p text:style-name="P11"><text:span text:style-name="PalatinoT_b8_rk11_20_Black"><text:span text:style-name="T7">"</text:span></text:span><text:span text:style-name="PalatinoT_b8_rk11_20_I_20_Black"><text:span text:style-name="T7">Yoksa onlar, hiç bir </text:span></text:span><text:span text:style-name="PalatinoT_b8_rk11_20_I_20_Black"><text:span text:style-name="T8">ş</text:span></text:span><text:span text:style-name="PalatinoT_b8_rk11_20_I_20_Black"><text:span text:style-name="T7">ey olmaks</text:span></text:span><text:span text:style-name="PalatinoT_b8_rk11_20_I_20_Black"><text:span text:style-name="T8">ı</text:span></text:span><text:span text:style-name="PalatinoT_b8_rk11_20_I_20_Black"><text:span text:style-name="T7">z</text:span></text:span><text:span text:style-name="PalatinoT_b8_rk11_20_I_20_Black"><text:span text:style-name="T8">ı</text:span></text:span><text:span text:style-name="PalatinoT_b8_rk11_20_I_20_Black"><text:span text:style-name="T7">n m</text:span></text:span><text:span text:style-name="PalatinoT_b8_rk11_20_I_20_Black"><text:span text:style-name="T8">ı</text:span></text:span><text:span text:style-name="PalatinoT_b8_rk11_20_I_20_Black"><text:span text:style-name="T7"> yarat</text:span></text:span><text:span text:style-name="PalatinoT_b8_rk11_20_I_20_Black"><text:span text:style-name="T8">ı</text:span></text:span><text:span text:style-name="PalatinoT_b8_rk11_20_I_20_Black"><text:span text:style-name="T7">ld</text:span></text:span><text:span text:style-name="PalatinoT_b8_rk11_20_I_20_Black"><text:span text:style-name="T8">ı</text:span></text:span><text:span text:style-name="PalatinoT_b8_rk11_20_I_20_Black"><text:span text:style-name="T7">lar? Yoksa yarat</text:span></text:span><text:span text:style-name="PalatinoT_b8_rk11_20_I_20_Black"><text:span text:style-name="T8">ı</text:span></text:span><text:span text:style-name="PalatinoT_b8_rk11_20_I_20_Black"><text:span text:style-name="T7">c</text:span></text:span><text:span text:style-name="PalatinoT_b8_rk11_20_I_20_Black"><text:span text:style-name="T8">ı</text:span></text:span><text:span text:style-name="PalatinoT_b8_rk11_20_I_20_Black"><text:span text:style-name="T7">lar kendileri mi? Yoksa gökleri ve yeri onlar m</text:span></text:span><text:span text:style-name="PalatinoT_b8_rk11_20_I_20_Black"><text:span text:style-name="T8">ı</text:span></text:span><text:span text:style-name="PalatinoT_b8_rk11_20_I_20_Black"><text:span text:style-name="T7"> yaratt</text:span></text:span><text:span text:style-name="PalatinoT_b8_rk11_20_I_20_Black"><text:span text:style-name="T8">ı</text:span></text:span><text:span text:style-name="PalatinoT_b8_rk11_20_I_20_Black"><text:span text:style-name="T7">lar? Hay</text:span></text:span><text:span text:style-name="PalatinoT_b8_rk11_20_I_20_Black"><text:span text:style-name="T8">ı</text:span></text:span><text:span text:style-name="PalatinoT_b8_rk11_20_I_20_Black"><text:span text:style-name="T7">r; onlar, kesin bir bilgiyle inanm</text:span></text:span><text:span text:style-name="PalatinoT_b8_rk11_20_I_20_Black"><text:span text:style-name="T8">ı</text:span></text:span><text:span text:style-name="PalatinoT_b8_rk11_20_I_20_Black"><text:span text:style-name="T7">yorlar</text:span></text:span><text:span text:style-name="PalatinoT_b8_rk11_20_Black"><text:span text:style-name="T7">." (Tur, 35-36)</text:span></text:span></text:p>
      <text:p text:style-name="P11"><text:span text:style-name="PalatinoT_b8_rk11_20_Black"><text:span text:style-name="T7">Sonsuz dengeye, sonsuz güzelli</text:span></text:span><text:span text:style-name="PalatinoT_b8_rk11_20_Black"><text:span text:style-name="T8">ğ</text:span></text:span><text:span text:style-name="PalatinoT_b8_rk11_20_Black"><text:span text:style-name="T7">e, sonsuz sanata sahip olan Evren ve içindekiler de ku</text:span></text:span><text:span text:style-name="PalatinoT_b8_rk11_20_Black"><text:span text:style-name="T8">ş</text:span></text:span><text:span text:style-name="PalatinoT_b8_rk11_20_Black"><text:span text:style-name="T7">kusuz yarat</text:span></text:span><text:span text:style-name="PalatinoT_b8_rk11_20_Black"><text:span text:style-name="T8">ı</text:span></text:span><text:span text:style-name="PalatinoT_b8_rk11_20_Black"><text:span text:style-name="T7">lm</text:span></text:span><text:span text:style-name="PalatinoT_b8_rk11_20_Black"><text:span text:style-name="T8">ış</text:span></text:span><text:span text:style-name="PalatinoT_b8_rk11_20_Black"><text:span text:style-name="T7">, yap</text:span></text:span><text:span text:style-name="PalatinoT_b8_rk11_20_Black"><text:span text:style-name="T8">ı</text:span></text:span><text:span text:style-name="PalatinoT_b8_rk11_20_Black"><text:span text:style-name="T7">lm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r. Ak</text:span></text:span><text:span text:style-name="PalatinoT_b8_rk11_20_Black"><text:span text:style-name="T8">ı</text:span></text:span><text:span text:style-name="PalatinoT_b8_rk11_20_Black"><text:span text:style-name="T7">l ve vicdan sahibi her insan, bunu kolayl</text:span></text:span><text:span text:style-name="PalatinoT_b8_rk11_20_Black"><text:span text:style-name="T8">ı</text:span></text:span><text:span text:style-name="PalatinoT_b8_rk11_20_Black"><text:span text:style-name="T7">kla farkedebilir ve tüm varl</text:span></text:span><text:span text:style-name="PalatinoT_b8_rk11_20_Black"><text:span text:style-name="T8">ı</text:span></text:span><text:span text:style-name="PalatinoT_b8_rk11_20_Black"><text:span text:style-name="T7">klar</text:span></text:span><text:span text:style-name="PalatinoT_b8_rk11_20_Black"><text:span text:style-name="T8">ı</text:span></text:span><text:span text:style-name="PalatinoT_b8_rk11_20_Black"><text:span text:style-name="T7">n bir Yarat</text:span></text:span><text:span text:style-name="PalatinoT_b8_rk11_20_Black"><text:span text:style-name="T8">ı</text:span></text:span><text:span text:style-name="PalatinoT_b8_rk11_20_Black"><text:span text:style-name="T7">c</text:span></text:span><text:span text:style-name="PalatinoT_b8_rk11_20_Black"><text:span text:style-name="T8">ı</text:span></text:span><text:span text:style-name="PalatinoT_b8_rk11_20_Black"><text:span text:style-name="T7">'n</text:span></text:span><text:span text:style-name="PalatinoT_b8_rk11_20_Black"><text:span text:style-name="T8">ı</text:span></text:span><text:span text:style-name="PalatinoT_b8_rk11_20_Black"><text:span text:style-name="T7">n eseri oldu</text:span></text:span><text:span text:style-name="PalatinoT_b8_rk11_20_Black"><text:span text:style-name="T8">ğ</text:span></text:span><text:span text:style-name="PalatinoT_b8_rk11_20_Black"><text:span text:style-name="T7">unu rahatl</text:span></text:span><text:span text:style-name="PalatinoT_b8_rk11_20_Black"><text:span text:style-name="T8">ı</text:span></text:span><text:span text:style-name="PalatinoT_b8_rk11_20_Black"><text:span text:style-name="T7">kla kavrayabilir. </text:span></text:span></text:p>
      <text:p text:style-name="P11"><text:span text:style-name="PalatinoT_b8_rk11_20_Black"><text:span text:style-name="T7">Ama tüm insanlar ak</text:span></text:span><text:span text:style-name="PalatinoT_b8_rk11_20_Black"><text:span text:style-name="T8">ı</text:span></text:span><text:span text:style-name="PalatinoT_b8_rk11_20_Black"><text:span text:style-name="T7">l ve vicdan sahibi de</text:span></text:span><text:span text:style-name="PalatinoT_b8_rk11_20_Black"><text:span text:style-name="T8">ğ</text:span></text:span><text:span text:style-name="PalatinoT_b8_rk11_20_Black"><text:span text:style-name="T7">ildir. Baz</text:span></text:span><text:span text:style-name="PalatinoT_b8_rk11_20_Black"><text:span text:style-name="T8">ı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, ak</text:span></text:span><text:span text:style-name="PalatinoT_b8_rk11_20_Black"><text:span text:style-name="T8">ı</text:span></text:span><text:span text:style-name="PalatinoT_b8_rk11_20_Black"><text:span text:style-name="T7">l ve vicdan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, tutku ve bencillikleri nedeniyle, “örtmü</text:span></text:span><text:span text:style-name="PalatinoT_b8_rk11_20_Black"><text:span text:style-name="T8">ş</text:span></text:span><text:span text:style-name="PalatinoT_b8_rk11_20_Black"><text:span text:style-name="T7">lerdir”. (Allah’</text:span></text:span><text:span text:style-name="PalatinoT_b8_rk11_20_Black"><text:span text:style-name="T8">ı</text:span></text:span><text:span text:style-name="PalatinoT_b8_rk11_20_Black"><text:span text:style-name="T7"> inkar etme anlam</text:span></text:span><text:span text:style-name="PalatinoT_b8_rk11_20_Black"><text:span text:style-name="T8">ı</text:span></text:span><text:span text:style-name="PalatinoT_b8_rk11_20_Black"><text:span text:style-name="T7">na kullan</text:span></text:span><text:span text:style-name="PalatinoT_b8_rk11_20_Black"><text:span text:style-name="T8">ı</text:span></text:span><text:span text:style-name="PalatinoT_b8_rk11_20_Black"><text:span text:style-name="T7">lan “küfür” kelimesi, Arapça’da “örtme” anlam</text:span></text:span><text:span text:style-name="PalatinoT_b8_rk11_20_Black"><text:span text:style-name="T8">ı</text:span></text:span><text:span text:style-name="PalatinoT_b8_rk11_20_Black"><text:span text:style-name="T7">na gelir.) Onlar, olaylar</text:span></text:span><text:span text:style-name="PalatinoT_b8_rk11_20_Black"><text:span text:style-name="T8">ı</text:span></text:span><text:span text:style-name="PalatinoT_b8_rk11_20_Black"><text:span text:style-name="T7"> vicdan k</text:span></text:span><text:span text:style-name="PalatinoT_b8_rk11_20_Black"><text:span text:style-name="T8">ı</text:span></text:span><text:span text:style-name="PalatinoT_b8_rk11_20_Black"><text:span text:style-name="T7">stas</text:span></text:span><text:span text:style-name="PalatinoT_b8_rk11_20_Black"><text:span text:style-name="T8">ı</text:span></text:span><text:span text:style-name="PalatinoT_b8_rk11_20_Black"><text:span text:style-name="T7">na göre—dolay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yla tabusuz ve önyarg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z olarak—de</text:span></text:span><text:span text:style-name="PalatinoT_b8_rk11_20_Black"><text:span text:style-name="T8">ğ</text:span></text:span><text:span text:style-name="PalatinoT_b8_rk11_20_Black"><text:span text:style-name="T7">erlendirmezler. Tam tersine, olaylar</text:span></text:span><text:span text:style-name="PalatinoT_b8_rk11_20_Black"><text:span text:style-name="T8">ı</text:span></text:span><text:span text:style-name="PalatinoT_b8_rk11_20_Black"><text:span text:style-name="T7"> de</text:span></text:span><text:span text:style-name="PalatinoT_b8_rk11_20_Black"><text:span text:style-name="T8">ğ</text:span></text:span><text:span text:style-name="PalatinoT_b8_rk11_20_Black"><text:span text:style-name="T7">erlendirirken, kendi “istek ve tutku”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k</text:span></text:span><text:span text:style-name="PalatinoT_b8_rk11_20_Black"><text:span text:style-name="T8">ı</text:span></text:span><text:span text:style-name="PalatinoT_b8_rk11_20_Black"><text:span text:style-name="T7">stas olarak kabul ederler. Gerçe</text:span></text:span><text:span text:style-name="PalatinoT_b8_rk11_20_Black"><text:span text:style-name="T8">ğ</text:span></text:span><text:span text:style-name="PalatinoT_b8_rk11_20_Black"><text:span text:style-name="T7">i, bu tutkulara göre yönlendirir ve tahrif ederler. Kuran, bu gibilerin durumunu </text:span></text:span><text:span text:style-name="PalatinoT_b8_rk11_20_Black"><text:span text:style-name="T8">ş</text:span></text:span><text:span text:style-name="PalatinoT_b8_rk11_20_Black"><text:span text:style-name="T7">öyle tarif ediyor:</text:span></text:span></text:p>
      <text:p text:style-name="P11"><text:span text:style-name="PalatinoT_b8_rk11_20_Black"><text:span text:style-name="T7">“</text:span></text:span><text:span text:style-name="PalatinoT_b8_rk11_20_I_20_Black"><text:span text:style-name="T7">Kendi istek ve tutkular</text:span></text:span><text:span text:style-name="PalatinoT_b8_rk11_20_I_20_Black"><text:span text:style-name="T8">ı</text:span></text:span><text:span text:style-name="PalatinoT_b8_rk11_20_I_20_Black"><text:span text:style-name="T7">n</text:span></text:span><text:span text:style-name="PalatinoT_b8_rk11_20_I_20_Black"><text:span text:style-name="T8">ı</text:span></text:span><text:span text:style-name="PalatinoT_b8_rk11_20_I_20_Black"><text:span text:style-name="T7"> (hevas</text:span></text:span><text:span text:style-name="PalatinoT_b8_rk11_20_I_20_Black"><text:span text:style-name="T8">ı</text:span></text:span><text:span text:style-name="PalatinoT_b8_rk11_20_I_20_Black"><text:span text:style-name="T7">n</text:span></text:span><text:span text:style-name="PalatinoT_b8_rk11_20_I_20_Black"><text:span text:style-name="T8">ı</text:span></text:span><text:span text:style-name="PalatinoT_b8_rk11_20_I_20_Black"><text:span text:style-name="T7">) ilah edineni gördün mü? </text:span></text:span><text:span text:style-name="PalatinoT_b8_rk11_20_I_20_Black"><text:span text:style-name="T8">Ş</text:span></text:span><text:span text:style-name="PalatinoT_b8_rk11_20_I_20_Black"><text:span text:style-name="T7">imdi ona kar</text:span></text:span><text:span text:style-name="PalatinoT_b8_rk11_20_I_20_Black"><text:span text:style-name="T8">şı</text:span></text:span><text:span text:style-name="PalatinoT_b8_rk11_20_I_20_Black"><text:span text:style-name="T7"> sen mi vekil olacaks</text:span></text:span><text:span text:style-name="PalatinoT_b8_rk11_20_I_20_Black"><text:span text:style-name="T8">ı</text:span></text:span><text:span text:style-name="PalatinoT_b8_rk11_20_I_20_Black"><text:span text:style-name="T7">n? Yoksa sen, onlar</text:span></text:span><text:span text:style-name="PalatinoT_b8_rk11_20_I_20_Black"><text:span text:style-name="T8">ı</text:span></text:span><text:span text:style-name="PalatinoT_b8_rk11_20_I_20_Black"><text:span text:style-name="T7">n ço</text:span></text:span><text:span text:style-name="PalatinoT_b8_rk11_20_I_20_Black"><text:span text:style-name="T8">ğ</text:span></text:span><text:span text:style-name="PalatinoT_b8_rk11_20_I_20_Black"><text:span text:style-name="T7">unu (söz) i</text:span></text:span><text:span text:style-name="PalatinoT_b8_rk11_20_I_20_Black"><text:span text:style-name="T8">ş</text:span></text:span><text:span text:style-name="PalatinoT_b8_rk11_20_I_20_Black"><text:span text:style-name="T7">itir ya da akl</text:span></text:span><text:span text:style-name="PalatinoT_b8_rk11_20_I_20_Black"><text:span text:style-name="T8">ı</text:span></text:span><text:span text:style-name="PalatinoT_b8_rk11_20_I_20_Black"><text:span text:style-name="T7">n</text:span></text:span><text:span text:style-name="PalatinoT_b8_rk11_20_I_20_Black"><text:span text:style-name="T8">ı</text:span></text:span><text:span text:style-name="PalatinoT_b8_rk11_20_I_20_Black"><text:span text:style-name="T7"> kullan</text:span></text:span><text:span text:style-name="PalatinoT_b8_rk11_20_I_20_Black"><text:span text:style-name="T8">ı</text:span></text:span><text:span text:style-name="PalatinoT_b8_rk11_20_I_20_Black"><text:span text:style-name="T7">r m</text:span></text:span><text:span text:style-name="PalatinoT_b8_rk11_20_I_20_Black"><text:span text:style-name="T8">ı</text:span></text:span><text:span text:style-name="PalatinoT_b8_rk11_20_I_20_Black"><text:span text:style-name="T7"> say</text:span></text:span><text:span text:style-name="PalatinoT_b8_rk11_20_I_20_Black"><text:span text:style-name="T8">ı</text:span></text:span><text:span text:style-name="PalatinoT_b8_rk11_20_I_20_Black"><text:span text:style-name="T7">yorsun? Onlar, ancak hayvanlar gibidirler; hay</text:span></text:span><text:span text:style-name="PalatinoT_b8_rk11_20_I_20_Black"><text:span text:style-name="T8">ı</text:span></text:span><text:span text:style-name="PalatinoT_b8_rk11_20_I_20_Black"><text:span text:style-name="T7">r, onlar yol bak</text:span></text:span><text:span text:style-name="PalatinoT_b8_rk11_20_I_20_Black"><text:span text:style-name="T8">ı</text:span></text:span><text:span text:style-name="PalatinoT_b8_rk11_20_I_20_Black"><text:span text:style-name="T7">m</text:span></text:span><text:span text:style-name="PalatinoT_b8_rk11_20_I_20_Black"><text:span text:style-name="T8">ı</text:span></text:span><text:span text:style-name="PalatinoT_b8_rk11_20_I_20_Black"><text:span text:style-name="T7">ndan daha </text:span></text:span><text:span text:style-name="PalatinoT_b8_rk11_20_I_20_Black"><text:span text:style-name="T8">ş</text:span></text:span><text:span text:style-name="PalatinoT_b8_rk11_20_I_20_Black"><text:span text:style-name="T7">a</text:span></text:span><text:span text:style-name="PalatinoT_b8_rk11_20_I_20_Black"><text:span text:style-name="T8">ş</text:span></text:span><text:span text:style-name="PalatinoT_b8_rk11_20_I_20_Black"><text:span text:style-name="T7">k</text:span></text:span><text:span text:style-name="PalatinoT_b8_rk11_20_I_20_Black"><text:span text:style-name="T8">ı</text:span></text:span><text:span text:style-name="PalatinoT_b8_rk11_20_I_20_Black"><text:span text:style-name="T7">n (ve a</text:span></text:span><text:span text:style-name="PalatinoT_b8_rk11_20_I_20_Black"><text:span text:style-name="T8">ş</text:span></text:span><text:span text:style-name="PalatinoT_b8_rk11_20_I_20_Black"><text:span text:style-name="T7">a</text:span></text:span><text:span text:style-name="PalatinoT_b8_rk11_20_I_20_Black"><text:span text:style-name="T8">ğı</text:span></text:span><text:span text:style-name="PalatinoT_b8_rk11_20_I_20_Black"><text:span text:style-name="T7">)d</text:span></text:span><text:span text:style-name="PalatinoT_b8_rk11_20_I_20_Black"><text:span text:style-name="T8">ı</text:span></text:span><text:span text:style-name="PalatinoT_b8_rk11_20_I_20_Black"><text:span text:style-name="T7">rlar</text:span></text:span><text:span text:style-name="PalatinoT_b8_rk11_20_Black"><text:span text:style-name="T7">.” (Furkan, 43-44)</text:span></text:span></text:p>
      <text:p text:style-name="P11"><text:span text:style-name="PalatinoT_b8_rk11_20_Black"><text:span text:style-name="T7">“</text:span></text:span><text:span text:style-name="PalatinoT_b8_rk11_20_Black"><text:span text:style-name="T8">İ</text:span></text:span><text:span text:style-name="PalatinoT_b8_rk11_20_Black"><text:span text:style-name="T7">stek ve tutkular</text:span></text:span><text:span text:style-name="PalatinoT_b8_rk11_20_Black"><text:span text:style-name="T8">ı</text:span></text:span><text:span text:style-name="PalatinoT_b8_rk11_20_Black"><text:span text:style-name="T7">n” (yani hevan</text:span></text:span><text:span text:style-name="PalatinoT_b8_rk11_20_Black"><text:span text:style-name="T8">ı</text:span></text:span><text:span text:style-name="PalatinoT_b8_rk11_20_Black"><text:span text:style-name="T7">n) ilah edinilmesi, özgür bir biçimde akletme yetene</text:span></text:span><text:span text:style-name="PalatinoT_b8_rk11_20_Black"><text:span text:style-name="T8">ğ</text:span></text:span><text:span text:style-name="PalatinoT_b8_rk11_20_Black"><text:span text:style-name="T7">ini ortadan kald</text:span></text:span><text:span text:style-name="PalatinoT_b8_rk11_20_Black"><text:span text:style-name="T8">ı</text:span></text:span><text:span text:style-name="PalatinoT_b8_rk11_20_Black"><text:span text:style-name="T7">r</text:span></text:span><text:span text:style-name="PalatinoT_b8_rk11_20_Black"><text:span text:style-name="T8">ı</text:span></text:span><text:span text:style-name="PalatinoT_b8_rk11_20_Black"><text:span text:style-name="T7">r ve insan</text:span></text:span><text:span text:style-name="PalatinoT_b8_rk11_20_Black"><text:span text:style-name="T8">ı</text:span></text:span><text:span text:style-name="PalatinoT_b8_rk11_20_Black"><text:span text:style-name="T7"> ayetin bildirdi</text:span></text:span><text:span text:style-name="PalatinoT_b8_rk11_20_Black"><text:span text:style-name="T8">ğ</text:span></text:span><text:span text:style-name="PalatinoT_b8_rk11_20_Black"><text:span text:style-name="T7">i “ak</text:span></text:span><text:span text:style-name="PalatinoT_b8_rk11_20_Black"><text:span text:style-name="T8">ı</text:span></text:span><text:span text:style-name="PalatinoT_b8_rk11_20_Black"><text:span text:style-name="T7">ls</text:span></text:span><text:span text:style-name="PalatinoT_b8_rk11_20_Black"><text:span text:style-name="T8">ı</text:span></text:span><text:span text:style-name="PalatinoT_b8_rk11_20_Black"><text:span text:style-name="T7">zl</text:span></text:span><text:span text:style-name="PalatinoT_b8_rk11_20_Black"><text:span text:style-name="T8">ı</text:span></text:span><text:span text:style-name="PalatinoT_b8_rk11_20_Black"><text:span text:style-name="T7">k” boyutuna indirir. Böyle bir insan, kar</text:span></text:span><text:span text:style-name="PalatinoT_b8_rk11_20_Black"><text:span text:style-name="T8">şı</text:span></text:span><text:span text:style-name="PalatinoT_b8_rk11_20_Black"><text:span text:style-name="T7">la</text:span></text:span><text:span text:style-name="PalatinoT_b8_rk11_20_Black"><text:span text:style-name="T8">ş</text:span></text:span><text:span text:style-name="PalatinoT_b8_rk11_20_Black"><text:span text:style-name="T7">t</text:span></text:span><text:span text:style-name="PalatinoT_b8_rk11_20_Black"><text:span text:style-name="T8">ığı</text:span></text:span><text:span text:style-name="PalatinoT_b8_rk11_20_Black"><text:span text:style-name="T7"> her</text:span></text:span><text:span text:style-name="PalatinoT_b8_rk11_20_Black"><text:span text:style-name="T8">ş</text:span></text:span><text:span text:style-name="PalatinoT_b8_rk11_20_Black"><text:span text:style-name="T7">eyi kendi istek ve tutku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ba</text:span></text:span><text:span text:style-name="PalatinoT_b8_rk11_20_Black"><text:span text:style-name="T8">ğı</text:span></text:span><text:span text:style-name="PalatinoT_b8_rk11_20_Black"><text:span text:style-name="T7">ml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 olarak yorumlayacakt</text:span></text:span><text:span text:style-name="PalatinoT_b8_rk11_20_Black"><text:span text:style-name="T8">ı</text:span></text:span><text:span text:style-name="PalatinoT_b8_rk11_20_Black"><text:span text:style-name="T7">r. Böylece, kar</text:span></text:span><text:span text:style-name="PalatinoT_b8_rk11_20_Black"><text:span text:style-name="T8">şı</text:span></text:span><text:span text:style-name="PalatinoT_b8_rk11_20_Black"><text:span text:style-name="T7">la</text:span></text:span><text:span text:style-name="PalatinoT_b8_rk11_20_Black"><text:span text:style-name="T8">ş</text:span></text:span><text:span text:style-name="PalatinoT_b8_rk11_20_Black"><text:span text:style-name="T7">t</text:span></text:span><text:span text:style-name="PalatinoT_b8_rk11_20_Black"><text:span text:style-name="T8">ığı</text:span></text:span><text:span text:style-name="PalatinoT_b8_rk11_20_Black"><text:span text:style-name="T7"> </text:span></text:span><text:span text:style-name="PalatinoT_b8_rk11_20_Black"><text:span text:style-name="T8">ş</text:span></text:span><text:span text:style-name="PalatinoT_b8_rk11_20_Black"><text:span text:style-name="T7">eylerin Yarat</text:span></text:span><text:span text:style-name="PalatinoT_b8_rk11_20_Black"><text:span text:style-name="T8">ı</text:span></text:span><text:span text:style-name="PalatinoT_b8_rk11_20_Black"><text:span text:style-name="T7">c</text:span></text:span><text:span text:style-name="PalatinoT_b8_rk11_20_Black"><text:span text:style-name="T8">ı</text:span></text:span><text:span text:style-name="PalatinoT_b8_rk11_20_Black"><text:span text:style-name="T7">'y</text:span></text:span><text:span text:style-name="PalatinoT_b8_rk11_20_Black"><text:span text:style-name="T8">ı</text:span></text:span><text:span text:style-name="PalatinoT_b8_rk11_20_Black"><text:span text:style-name="T7"> tan</text:span></text:span><text:span text:style-name="PalatinoT_b8_rk11_20_Black"><text:span text:style-name="T8">ı</text:span></text:span><text:span text:style-name="PalatinoT_b8_rk11_20_Black"><text:span text:style-name="T7">tmak amac</text:span></text:span><text:span text:style-name="PalatinoT_b8_rk11_20_Black"><text:span text:style-name="T8">ı</text:span></text:span><text:span text:style-name="PalatinoT_b8_rk11_20_Black"><text:span text:style-name="T7">yla yarat</text:span></text:span><text:span text:style-name="PalatinoT_b8_rk11_20_Black"><text:span text:style-name="T8">ı</text:span></text:span><text:span text:style-name="PalatinoT_b8_rk11_20_Black"><text:span text:style-name="T7">lm</text:span></text:span><text:span text:style-name="PalatinoT_b8_rk11_20_Black"><text:span text:style-name="T8">ış</text:span></text:span><text:span text:style-name="PalatinoT_b8_rk11_20_Black"><text:span text:style-name="T7"> birer "ayet" oldu</text:span></text:span><text:span text:style-name="PalatinoT_b8_rk11_20_Black"><text:span text:style-name="T8">ğ</text:span></text:span><text:span text:style-name="PalatinoT_b8_rk11_20_Black"><text:span text:style-name="T7">u bilincinden tümüyle kopar. Hayat, onun için, Allah’</text:span></text:span><text:span text:style-name="PalatinoT_b8_rk11_20_Black"><text:span text:style-name="T8">ı</text:span></text:span><text:span text:style-name="PalatinoT_b8_rk11_20_Black"><text:span text:style-name="T7">n ayetlerinin görülece</text:span></text:span><text:span text:style-name="PalatinoT_b8_rk11_20_Black"><text:span text:style-name="T8">ğ</text:span></text:span><text:span text:style-name="PalatinoT_b8_rk11_20_Black"><text:span text:style-name="T7">i ve “verilmi</text:span></text:span><text:span text:style-name="PalatinoT_b8_rk11_20_Black"><text:span text:style-name="T8">ş</text:span></text:span><text:span text:style-name="PalatinoT_b8_rk11_20_Black"><text:span text:style-name="T7">” bir süre de</text:span></text:span><text:span text:style-name="PalatinoT_b8_rk11_20_Black"><text:span text:style-name="T8">ğ</text:span></text:span><text:span text:style-name="PalatinoT_b8_rk11_20_Black"><text:span text:style-name="T7">il, nas</text:span></text:span><text:span text:style-name="PalatinoT_b8_rk11_20_Black"><text:span text:style-name="T8">ı</text:span></text:span><text:span text:style-name="PalatinoT_b8_rk11_20_Black"><text:span text:style-name="T7">l var oldu</text:span></text:span><text:span text:style-name="PalatinoT_b8_rk11_20_Black"><text:span text:style-name="T8">ğ</text:span></text:span><text:span text:style-name="PalatinoT_b8_rk11_20_Black"><text:span text:style-name="T7">u belli olmayan, istek ve tutkular</text:span></text:span><text:span text:style-name="PalatinoT_b8_rk11_20_Black"><text:span text:style-name="T8">ı</text:span></text:span><text:span text:style-name="PalatinoT_b8_rk11_20_Black"><text:span text:style-name="T7"> tatmin etme f</text:span></text:span><text:span text:style-name="PalatinoT_b8_rk11_20_Black"><text:span text:style-name="T8">ı</text:span></text:span><text:span text:style-name="PalatinoT_b8_rk11_20_Black"><text:span text:style-name="T7">rsat</text:span></text:span><text:span text:style-name="PalatinoT_b8_rk11_20_Black"><text:span text:style-name="T8">ı</text:span></text:span><text:span text:style-name="PalatinoT_b8_rk11_20_Black"><text:span text:style-name="T7">d</text:span></text:span><text:span text:style-name="PalatinoT_b8_rk11_20_Black"><text:span text:style-name="T8">ı</text:span></text:span><text:span text:style-name="PalatinoT_b8_rk11_20_Black"><text:span text:style-name="T7">r. </text:span></text:span></text:p>
      <text:p text:style-name="P11"><text:span text:style-name="PalatinoT_b8_rk11_20_Black"><text:span text:style-name="T7">Hayat</text:span></text:span><text:span text:style-name="PalatinoT_b8_rk11_20_Black"><text:span text:style-name="T8">ı</text:span></text:span><text:span text:style-name="PalatinoT_b8_rk11_20_Black"><text:span text:style-name="T7"> bir kez böyle kabul ettikten sonra, istek ve tutkular (heva) ona yeni emirler verecektir: Bu tutkular</text:span></text:span><text:span text:style-name="PalatinoT_b8_rk11_20_Black"><text:span text:style-name="T8">ı</text:span></text:span><text:span text:style-name="PalatinoT_b8_rk11_20_Black"><text:span text:style-name="T7">n tatmin edilebilmesi için—ki asl</text:span></text:span><text:span text:style-name="PalatinoT_b8_rk11_20_Black"><text:span text:style-name="T8">ı</text:span></text:span><text:span text:style-name="PalatinoT_b8_rk11_20_Black"><text:span text:style-name="T7">nda hiçbir zaman tatmin edilemez—birinci </text:span></text:span><text:span text:style-name="PalatinoT_b8_rk11_20_Black"><text:span text:style-name="T8">ş</text:span></text:span><text:span text:style-name="PalatinoT_b8_rk11_20_Black"><text:span text:style-name="T7">art, Allah’</text:span></text:span><text:span text:style-name="PalatinoT_b8_rk11_20_Black"><text:span text:style-name="T8">ı</text:span></text:span><text:span text:style-name="PalatinoT_b8_rk11_20_Black"><text:span text:style-name="T7">n varl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tan</text:span></text:span><text:span text:style-name="PalatinoT_b8_rk11_20_Black"><text:span text:style-name="T8">ı</text:span></text:span><text:span text:style-name="PalatinoT_b8_rk11_20_Black"><text:span text:style-name="T7">mamak, ya da gözard</text:span></text:span><text:span text:style-name="PalatinoT_b8_rk11_20_Black"><text:span text:style-name="T8">ı</text:span></text:span><text:span text:style-name="PalatinoT_b8_rk11_20_Black"><text:span text:style-name="T7"> etmektir. Böylece, istek ve tutku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ilah edinen insan, “kendi ba</text:span></text:span><text:span text:style-name="PalatinoT_b8_rk11_20_Black"><text:span text:style-name="T8">şı</text:span></text:span><text:span text:style-name="PalatinoT_b8_rk11_20_Black"><text:span text:style-name="T7">na ve sorumsuz” olaca</text:span></text:span><text:span text:style-name="PalatinoT_b8_rk11_20_Black"><text:span text:style-name="T8">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san</text:span></text:span><text:span text:style-name="PalatinoT_b8_rk11_20_Black"><text:span text:style-name="T8">ı</text:span></text:span><text:span text:style-name="PalatinoT_b8_rk11_20_Black"><text:span text:style-name="T7">r. Kuran, insan</text:span></text:span><text:span text:style-name="PalatinoT_b8_rk11_20_Black"><text:span text:style-name="T8">ı</text:span></text:span><text:span text:style-name="PalatinoT_b8_rk11_20_Black"><text:span text:style-name="T7">n kap</text:span></text:span><text:span text:style-name="PalatinoT_b8_rk11_20_Black"><text:span text:style-name="T8">ı</text:span></text:span><text:span text:style-name="PalatinoT_b8_rk11_20_Black"><text:span text:style-name="T7">ld</text:span></text:span><text:span text:style-name="PalatinoT_b8_rk11_20_Black"><text:span text:style-name="T8">ığı</text:span></text:span><text:span text:style-name="PalatinoT_b8_rk11_20_Black"><text:span text:style-name="T7"> bu psikolojiyi özellikle vurguluyor:</text:span></text:span></text:p>
      <text:p text:style-name="P11"><text:span text:style-name="PalatinoT_b8_rk11_20_Black"><text:span text:style-name="T7">“</text:span></text:span><text:span text:style-name="PalatinoT_b8_rk11_20_BI_20_Black"><text:span text:style-name="T8">İ</text:span></text:span><text:span text:style-name="PalatinoT_b8_rk11_20_BI_20_Black"><text:span text:style-name="T7">nsan, ‘kendi ba</text:span></text:span><text:span text:style-name="PalatinoT_b8_rk11_20_BI_20_Black"><text:span text:style-name="T8">şı</text:span></text:span><text:span text:style-name="PalatinoT_b8_rk11_20_BI_20_Black"><text:span text:style-name="T7">na ve sorumsuz’ b</text:span></text:span><text:span text:style-name="PalatinoT_b8_rk11_20_BI_20_Black"><text:span text:style-name="T8">ı</text:span></text:span><text:span text:style-name="PalatinoT_b8_rk11_20_BI_20_Black"><text:span text:style-name="T7">rak</text:span></text:span><text:span text:style-name="PalatinoT_b8_rk11_20_BI_20_Black"><text:span text:style-name="T8">ı</text:span></text:span><text:span text:style-name="PalatinoT_b8_rk11_20_BI_20_Black"><text:span text:style-name="T7">laca</text:span></text:span><text:span text:style-name="PalatinoT_b8_rk11_20_BI_20_Black"><text:span text:style-name="T8">ğı</text:span></text:span><text:span text:style-name="PalatinoT_b8_rk11_20_BI_20_Black"><text:span text:style-name="T7">n</text:span></text:span><text:span text:style-name="PalatinoT_b8_rk11_20_BI_20_Black"><text:span text:style-name="T8">ı</text:span></text:span><text:span text:style-name="PalatinoT_b8_rk11_20_BI_20_Black"><text:span text:style-name="T7"> m</text:span></text:span><text:span text:style-name="PalatinoT_b8_rk11_20_BI_20_Black"><text:span text:style-name="T8">ı</text:span></text:span><text:span text:style-name="PalatinoT_b8_rk11_20_BI_20_Black"><text:span text:style-name="T7"> san</text:span></text:span><text:span text:style-name="PalatinoT_b8_rk11_20_BI_20_Black"><text:span text:style-name="T8">ı</text:span></text:span><text:span text:style-name="PalatinoT_b8_rk11_20_BI_20_Black"><text:span text:style-name="T7">yor</text:span></text:span><text:span text:style-name="PalatinoT_b8_rk11_20_I_20_Black"><text:span text:style-name="T7">? Kendisi, ak</text:span></text:span><text:span text:style-name="PalatinoT_b8_rk11_20_I_20_Black"><text:span text:style-name="T8">ı</text:span></text:span><text:span text:style-name="PalatinoT_b8_rk11_20_I_20_Black"><text:span text:style-name="T7">t</text:span></text:span><text:span text:style-name="PalatinoT_b8_rk11_20_I_20_Black"><text:span text:style-name="T8">ı</text:span></text:span><text:span text:style-name="PalatinoT_b8_rk11_20_I_20_Black"><text:span text:style-name="T7">lan meniden bir damla su de</text:span></text:span><text:span text:style-name="PalatinoT_b8_rk11_20_I_20_Black"><text:span text:style-name="T8">ğ</text:span></text:span><text:span text:style-name="PalatinoT_b8_rk11_20_I_20_Black"><text:span text:style-name="T7">il miydi? Sonra bir alak (embriyo) oldu, derken (Allah, onu) yaratt</text:span></text:span><text:span text:style-name="PalatinoT_b8_rk11_20_I_20_Black"><text:span text:style-name="T8">ı</text:span></text:span><text:span text:style-name="PalatinoT_b8_rk11_20_I_20_Black"><text:span text:style-name="T7"> ve bir ‘düzen içinde biçim verdi’</text:span></text:span><text:span text:style-name="PalatinoT_b8_rk11_20_Black"><text:span text:style-name="T7">.” (K</text:span></text:span><text:span text:style-name="PalatinoT_b8_rk11_20_Black"><text:span text:style-name="T8">ı</text:span></text:span><text:span text:style-name="PalatinoT_b8_rk11_20_Black"><text:span text:style-name="T7">yamet, 36-38)</text:span></text:span></text:p>
      <text:p text:style-name="P11"><text:span text:style-name="PalatinoT_b8_rk11_20_Black"><text:span text:style-name="T7">Evet, insan, hayat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ba</text:span></text:span><text:span text:style-name="PalatinoT_b8_rk11_20_Black"><text:span text:style-name="T8">ş</text:span></text:span><text:span text:style-name="PalatinoT_b8_rk11_20_Black"><text:span text:style-name="T7">lang</text:span></text:span><text:span text:style-name="PalatinoT_b8_rk11_20_Black"><text:span text:style-name="T8">ı</text:span></text:span><text:span text:style-name="PalatinoT_b8_rk11_20_Black"><text:span text:style-name="T7">c</text:span></text:span><text:span text:style-name="PalatinoT_b8_rk11_20_Black"><text:span text:style-name="T8">ı</text:span></text:span><text:span text:style-name="PalatinoT_b8_rk11_20_Black"><text:span text:style-name="T7">nda “ak</text:span></text:span><text:span text:style-name="PalatinoT_b8_rk11_20_Black"><text:span text:style-name="T8">ı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lan meniden bir damla su”dur. Allah, ona bir “düzen içinde biçim” vermi</text:span></text:span><text:span text:style-name="PalatinoT_b8_rk11_20_Black"><text:span text:style-name="T8">ş</text:span></text:span><text:span text:style-name="PalatinoT_b8_rk11_20_Black"><text:span text:style-name="T7">tir. Ama akl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örten bencil istek ve tutkular</text:span></text:span><text:span text:style-name="PalatinoT_b8_rk11_20_Black"><text:span text:style-name="T8">ı</text:span></text:span><text:span text:style-name="PalatinoT_b8_rk11_20_Black"><text:span text:style-name="T7"> ise, ona, bunlar</text:span></text:span><text:span text:style-name="PalatinoT_b8_rk11_20_Black"><text:span text:style-name="T8">ı</text:span></text:span><text:span text:style-name="PalatinoT_b8_rk11_20_Black"><text:span text:style-name="T7"> inkar etmesini emretmektedir. Kim taraf</text:span></text:span><text:span text:style-name="PalatinoT_b8_rk11_20_Black"><text:span text:style-name="T8">ı</text:span></text:span><text:span text:style-name="PalatinoT_b8_rk11_20_Black"><text:span text:style-name="T7">ndan, nas</text:span></text:span><text:span text:style-name="PalatinoT_b8_rk11_20_Black"><text:span text:style-name="T8">ı</text:span></text:span><text:span text:style-name="PalatinoT_b8_rk11_20_Black"><text:span text:style-name="T7">l ve neden yarat</text:span></text:span><text:span text:style-name="PalatinoT_b8_rk11_20_Black"><text:span text:style-name="T8">ı</text:span></text:span><text:span text:style-name="PalatinoT_b8_rk11_20_Black"><text:span text:style-name="T7">ld</text:span></text:span><text:span text:style-name="PalatinoT_b8_rk11_20_Black"><text:span text:style-name="T8">ı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unutm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, ölece</text:span></text:span><text:span text:style-name="PalatinoT_b8_rk11_20_Black"><text:span text:style-name="T8">ğ</text:span></text:span><text:span text:style-name="PalatinoT_b8_rk11_20_Black"><text:span text:style-name="T7">ini göz ard</text:span></text:span><text:span text:style-name="PalatinoT_b8_rk11_20_Black"><text:span text:style-name="T8">ı</text:span></text:span><text:span text:style-name="PalatinoT_b8_rk11_20_Black"><text:span text:style-name="T7"> etmesini istemektedir. Geçmi</text:span></text:span><text:span text:style-name="PalatinoT_b8_rk11_20_Black"><text:span text:style-name="T8">ş</text:span></text:span><text:span text:style-name="PalatinoT_b8_rk11_20_Black"><text:span text:style-name="T7">ini ve gelece</text:span></text:span><text:span text:style-name="PalatinoT_b8_rk11_20_Black"><text:span text:style-name="T8">ğ</text:span></text:span><text:span text:style-name="PalatinoT_b8_rk11_20_Black"><text:span text:style-name="T7">ini unutup, yaln</text:span></text:span><text:span text:style-name="PalatinoT_b8_rk11_20_Black"><text:span text:style-name="T8">ı</text:span></text:span><text:span text:style-name="PalatinoT_b8_rk11_20_Black"><text:span text:style-name="T7">zca içinde bulundu</text:span></text:span><text:span text:style-name="PalatinoT_b8_rk11_20_Black"><text:span text:style-name="T8">ğ</text:span></text:span><text:span text:style-name="PalatinoT_b8_rk11_20_Black"><text:span text:style-name="T7">u “an”</text:span></text:span><text:span text:style-name="PalatinoT_b8_rk11_20_Black"><text:span text:style-name="T8">ı</text:span></text:span><text:span text:style-name="PalatinoT_b8_rk11_20_Black"><text:span text:style-name="T7"> ya</text:span></text:span><text:span text:style-name="PalatinoT_b8_rk11_20_Black"><text:span text:style-name="T8">ş</text:span></text:span><text:span text:style-name="PalatinoT_b8_rk11_20_Black"><text:span text:style-name="T7">am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telkin etmektedir. Zaten, Kuran’</text:span></text:span><text:span text:style-name="PalatinoT_b8_rk11_20_Black"><text:span text:style-name="T8">ı</text:span></text:span><text:span text:style-name="PalatinoT_b8_rk11_20_Black"><text:span text:style-name="T7">n inkarc</text:span></text:span><text:span text:style-name="PalatinoT_b8_rk11_20_Black"><text:span text:style-name="T8">ı</text:span></text:span><text:span text:style-name="PalatinoT_b8_rk11_20_Black"><text:span text:style-name="T7">lar</text:span></text:span><text:span text:style-name="PalatinoT_b8_rk11_20_Black"><text:span text:style-name="T8">ı</text:span></text:span><text:span text:style-name="PalatinoT_b8_rk11_20_Black"><text:span text:style-name="T7"> hayvanlarla bir tutmas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bir nedeni de budur: Hayvanlar geçmi</text:span></text:span><text:span text:style-name="PalatinoT_b8_rk11_20_Black"><text:span text:style-name="T8">ş</text:span></text:span><text:span text:style-name="PalatinoT_b8_rk11_20_Black"><text:span text:style-name="T7"> ve gelece</text:span></text:span><text:span text:style-name="PalatinoT_b8_rk11_20_Black"><text:span text:style-name="T8">ğ</text:span></text:span><text:span text:style-name="PalatinoT_b8_rk11_20_Black"><text:span text:style-name="T7">i de</text:span></text:span><text:span text:style-name="PalatinoT_b8_rk11_20_Black"><text:span text:style-name="T8">ğ</text:span></text:span><text:span text:style-name="PalatinoT_b8_rk11_20_Black"><text:span text:style-name="T7">il, yaln</text:span></text:span><text:span text:style-name="PalatinoT_b8_rk11_20_Black"><text:span text:style-name="T8">ı</text:span></text:span><text:span text:style-name="PalatinoT_b8_rk11_20_Black"><text:span text:style-name="T7">zca içinde bulunduklar</text:span></text:span><text:span text:style-name="PalatinoT_b8_rk11_20_Black"><text:span text:style-name="T8">ı</text:span></text:span><text:span text:style-name="PalatinoT_b8_rk11_20_Black"><text:span text:style-name="T7"> “an”</text:span></text:span><text:span text:style-name="PalatinoT_b8_rk11_20_Black"><text:span text:style-name="T8">ı</text:span></text:span><text:span text:style-name="PalatinoT_b8_rk11_20_Black"><text:span text:style-name="T7"> ya</text:span></text:span><text:span text:style-name="PalatinoT_b8_rk11_20_Black"><text:span text:style-name="T8">ş</text:span></text:span><text:span text:style-name="PalatinoT_b8_rk11_20_Black"><text:span text:style-name="T7">arlar...</text:span></text:span></text:p>
      <text:p text:style-name="P11"><text:soft-page-break/><text:span text:style-name="PalatinoT_b8_rk11_20_Black"><text:span text:style-name="T7">Bencil istek ve tutkular</text:span></text:span><text:span text:style-name="PalatinoT_b8_rk11_20_Black"><text:span text:style-name="T8">ı</text:span></text:span><text:span text:style-name="PalatinoT_b8_rk11_20_Black"><text:span text:style-name="T7">na esir olan insan</text:span></text:span><text:span text:style-name="PalatinoT_b8_rk11_20_Black"><text:span text:style-name="T8">ı</text:span></text:span><text:span text:style-name="PalatinoT_b8_rk11_20_Black"><text:span text:style-name="T7">n içine dü</text:span></text:span><text:span text:style-name="PalatinoT_b8_rk11_20_Black"><text:span text:style-name="T8">ş</text:span></text:span><text:span text:style-name="PalatinoT_b8_rk11_20_Black"><text:span text:style-name="T7">tü</text:span></text:span><text:span text:style-name="PalatinoT_b8_rk11_20_Black"><text:span text:style-name="T8">ğ</text:span></text:span><text:span text:style-name="PalatinoT_b8_rk11_20_Black"><text:span text:style-name="T7">ü bu batak, Kuran’</text:span></text:span><text:span text:style-name="PalatinoT_b8_rk11_20_Black"><text:span text:style-name="T8">ı</text:span></text:span><text:span text:style-name="PalatinoT_b8_rk11_20_Black"><text:span text:style-name="T7">n Kehf Suresi’nde anlat</text:span></text:span><text:span text:style-name="PalatinoT_b8_rk11_20_Black"><text:span text:style-name="T8">ı</text:span></text:span><text:span text:style-name="PalatinoT_b8_rk11_20_Black"><text:span text:style-name="T7">lan, biri müslüman di</text:span></text:span><text:span text:style-name="PalatinoT_b8_rk11_20_Black"><text:span text:style-name="T8">ğ</text:span></text:span><text:span text:style-name="PalatinoT_b8_rk11_20_Black"><text:span text:style-name="T7">eri inkarc</text:span></text:span><text:span text:style-name="PalatinoT_b8_rk11_20_Black"><text:span text:style-name="T8">ı</text:span></text:span><text:span text:style-name="PalatinoT_b8_rk11_20_Black"><text:span text:style-name="T7"> olan iki ki</text:span></text:span><text:span text:style-name="PalatinoT_b8_rk11_20_Black"><text:span text:style-name="T8">ş</text:span></text:span><text:span text:style-name="PalatinoT_b8_rk11_20_Black"><text:span text:style-name="T7">i aras</text:span></text:span><text:span text:style-name="PalatinoT_b8_rk11_20_Black"><text:span text:style-name="T8">ı</text:span></text:span><text:span text:style-name="PalatinoT_b8_rk11_20_Black"><text:span text:style-name="T7">ndaki diyalogda da özlü bir biçimde tarif edilir. 37, ayette, müslüman, di</text:span></text:span><text:span text:style-name="PalatinoT_b8_rk11_20_Black"><text:span text:style-name="T8">ğ</text:span></text:span><text:span text:style-name="PalatinoT_b8_rk11_20_Black"><text:span text:style-name="T7">erine </text:span></text:span><text:span text:style-name="PalatinoT_b8_rk11_20_Black"><text:span text:style-name="T8">ş</text:span></text:span><text:span text:style-name="PalatinoT_b8_rk11_20_Black"><text:span text:style-name="T7">öyle der: “</text:span></text:span><text:span text:style-name="PalatinoT_b8_rk11_20_I_20_Black"><text:span text:style-name="T7">Seni topraktan, sonra bir damla sudan yaratan, sonra da seni düzgün (eli aya</text:span></text:span><text:span text:style-name="PalatinoT_b8_rk11_20_I_20_Black"><text:span text:style-name="T8">ğı</text:span></text:span><text:span text:style-name="PalatinoT_b8_rk11_20_I_20_Black"><text:span text:style-name="T7"> tutan, gücü kuvveti yerinde) bir adam k</text:span></text:span><text:span text:style-name="PalatinoT_b8_rk11_20_I_20_Black"><text:span text:style-name="T8">ı</text:span></text:span><text:span text:style-name="PalatinoT_b8_rk11_20_I_20_Black"><text:span text:style-name="T7">lan (Allah)</text:span></text:span><text:span text:style-name="PalatinoT_b8_rk11_20_I_20_Black"><text:span text:style-name="T8">ı</text:span></text:span><text:span text:style-name="PalatinoT_b8_rk11_20_I_20_Black"><text:span text:style-name="T7"> inkar m</text:span></text:span><text:span text:style-name="PalatinoT_b8_rk11_20_I_20_Black"><text:span text:style-name="T8">ı</text:span></text:span><text:span text:style-name="PalatinoT_b8_rk11_20_I_20_Black"><text:span text:style-name="T7"> ettin?</text:span></text:span><text:span text:style-name="PalatinoT_b8_rk11_20_Black"><text:span text:style-name="T7">”</text:span></text:span></text:p>
      <text:p text:style-name="P11"><text:span text:style-name="PalatinoT_b8_rk11_20_Black"><text:span text:style-name="T7">Ama ba</text:span></text:span><text:span text:style-name="PalatinoT_b8_rk11_20_Black"><text:span text:style-name="T8">ş</text:span></text:span><text:span text:style-name="PalatinoT_b8_rk11_20_Black"><text:span text:style-name="T7">ta da belirtti</text:span></text:span><text:span text:style-name="PalatinoT_b8_rk11_20_Black"><text:span text:style-name="T8">ğ</text:span></text:span><text:span text:style-name="PalatinoT_b8_rk11_20_Black"><text:span text:style-name="T7">imiz gibi, baz</text:span></text:span><text:span text:style-name="PalatinoT_b8_rk11_20_Black"><text:span text:style-name="T8">ı</text:span></text:span><text:span text:style-name="PalatinoT_b8_rk11_20_Black"><text:span text:style-name="T7"> insanlar kendilerini “</text:span></text:span><text:span text:style-name="PalatinoT_b8_rk11_20_I_20_Black"><text:span text:style-name="T7">topraktan, sonra bir damla sudan yaratan, sonra da düzgün (eli aya</text:span></text:span><text:span text:style-name="PalatinoT_b8_rk11_20_I_20_Black"><text:span text:style-name="T8">ğı</text:span></text:span><text:span text:style-name="PalatinoT_b8_rk11_20_I_20_Black"><text:span text:style-name="T7"> tutan, gücü kuvveti yerinde) bir adam k</text:span></text:span><text:span text:style-name="PalatinoT_b8_rk11_20_I_20_Black"><text:span text:style-name="T8">ı</text:span></text:span><text:span text:style-name="PalatinoT_b8_rk11_20_I_20_Black"><text:span text:style-name="T7">lan (Allah</text:span></text:span><text:span text:style-name="PalatinoT_b8_rk11_20_Black"><text:span text:style-name="T7">)</text:span></text:span><text:span text:style-name="PalatinoT_b8_rk11_20_Black"><text:span text:style-name="T8">ı</text:span></text:span><text:span text:style-name="PalatinoT_b8_rk11_20_Black"><text:span text:style-name="T7">” inkar etmekte inatç</text:span></text:span><text:span text:style-name="PalatinoT_b8_rk11_20_Black"><text:span text:style-name="T8">ı</text:span></text:span><text:span text:style-name="PalatinoT_b8_rk11_20_Black"><text:span text:style-name="T7">d</text:span></text:span><text:span text:style-name="PalatinoT_b8_rk11_20_Black"><text:span text:style-name="T8">ı</text:span></text:span><text:span text:style-name="PalatinoT_b8_rk11_20_Black"><text:span text:style-name="T7">rlar. Çünkü “...</text:span></text:span><text:span text:style-name="PalatinoT_b8_rk11_20_I_20_Black"><text:span text:style-name="T8">ş</text:span></text:span><text:span text:style-name="PalatinoT_b8_rk11_20_I_20_Black"><text:span text:style-name="T7">üphesiz, insanlar</text:span></text:span><text:span text:style-name="PalatinoT_b8_rk11_20_I_20_Black"><text:span text:style-name="T8">ı</text:span></text:span><text:span text:style-name="PalatinoT_b8_rk11_20_I_20_Black"><text:span text:style-name="T7">n ço</text:span></text:span><text:span text:style-name="PalatinoT_b8_rk11_20_I_20_Black"><text:span text:style-name="T8">ğ</text:span></text:span><text:span text:style-name="PalatinoT_b8_rk11_20_I_20_Black"><text:span text:style-name="T7">u fas</text:span></text:span><text:span text:style-name="PalatinoT_b8_rk11_20_I_20_Black"><text:span text:style-name="T8">ı</text:span></text:span><text:span text:style-name="PalatinoT_b8_rk11_20_I_20_Black"><text:span text:style-name="T7">klar(do</text:span></text:span><text:span text:style-name="PalatinoT_b8_rk11_20_I_20_Black"><text:span text:style-name="T8">ğ</text:span></text:span><text:span text:style-name="PalatinoT_b8_rk11_20_I_20_Black"><text:span text:style-name="T7">ru yoldan sapanlar)d</text:span></text:span><text:span text:style-name="PalatinoT_b8_rk11_20_I_20_Black"><text:span text:style-name="T8">ı</text:span></text:span><text:span text:style-name="PalatinoT_b8_rk11_20_I_20_Black"><text:span text:style-name="T7">r</text:span></text:span><text:span text:style-name="PalatinoT_b8_rk11_20_Black"><text:span text:style-name="T7">.” (Maide, 49)</text:span></text:span></text:p>
      <text:p text:style-name="P11"><text:span text:style-name="PalatinoT_b8_rk11_20_Black"><text:span text:style-name="T7">Ço</text:span></text:span><text:span text:style-name="PalatinoT_b8_rk11_20_Black"><text:span text:style-name="T8">ğ</text:span></text:span><text:span text:style-name="PalatinoT_b8_rk11_20_Black"><text:span text:style-name="T7">unlu</text:span></text:span><text:span text:style-name="PalatinoT_b8_rk11_20_Black"><text:span text:style-name="T8">ğ</text:span></text:span><text:span text:style-name="PalatinoT_b8_rk11_20_Black"><text:span text:style-name="T7">u olu</text:span></text:span><text:span text:style-name="PalatinoT_b8_rk11_20_Black"><text:span text:style-name="T8">ş</text:span></text:span><text:span text:style-name="PalatinoT_b8_rk11_20_Black"><text:span text:style-name="T7">turan ve Allah’</text:span></text:span><text:span text:style-name="PalatinoT_b8_rk11_20_Black"><text:span text:style-name="T8">ı</text:span></text:span><text:span text:style-name="PalatinoT_b8_rk11_20_Black"><text:span text:style-name="T7"> de</text:span></text:span><text:span text:style-name="PalatinoT_b8_rk11_20_Black"><text:span text:style-name="T8">ğ</text:span></text:span><text:span text:style-name="PalatinoT_b8_rk11_20_Black"><text:span text:style-name="T7">il, bencil istek ve tutku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ilah edinmeleriyle müminlerden ayr</text:span></text:span><text:span text:style-name="PalatinoT_b8_rk11_20_Black"><text:span text:style-name="T8">ı</text:span></text:span><text:span text:style-name="PalatinoT_b8_rk11_20_Black"><text:span text:style-name="T7">lan bu insanlar, az önceki ayette bildirildi</text:span></text:span><text:span text:style-name="PalatinoT_b8_rk11_20_Black"><text:span text:style-name="T8">ğ</text:span></text:span><text:span text:style-name="PalatinoT_b8_rk11_20_Black"><text:span text:style-name="T7">i gibi, kendilerini “kendi ba</text:span></text:span><text:span text:style-name="PalatinoT_b8_rk11_20_Black"><text:span text:style-name="T8">şı</text:span></text:span><text:span text:style-name="PalatinoT_b8_rk11_20_Black"><text:span text:style-name="T7">na ve sorumsuz” olarak görmek istemektedirler. Yarat</text:span></text:span><text:span text:style-name="PalatinoT_b8_rk11_20_Black"><text:span text:style-name="T8">ı</text:span></text:span><text:span text:style-name="PalatinoT_b8_rk11_20_Black"><text:span text:style-name="T7">lm</text:span></text:span><text:span text:style-name="PalatinoT_b8_rk11_20_Black"><text:span text:style-name="T8">ış</text:span></text:span><text:span text:style-name="PalatinoT_b8_rk11_20_Black"><text:span text:style-name="T7"> olduk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ve dolay</text:span></text:span><text:span text:style-name="PalatinoT_b8_rk11_20_Black"><text:span text:style-name="T8">ı</text:span></text:span><text:span text:style-name="PalatinoT_b8_rk11_20_Black"><text:span text:style-name="T7">s</text:span></text:span><text:span text:style-name="PalatinoT_b8_rk11_20_Black"><text:span text:style-name="T8">ı</text:span></text:span><text:span text:style-name="PalatinoT_b8_rk11_20_Black"><text:span text:style-name="T7">yla Yarat</text:span></text:span><text:span text:style-name="PalatinoT_b8_rk11_20_Black"><text:span text:style-name="T8">ı</text:span></text:span><text:span text:style-name="PalatinoT_b8_rk11_20_Black"><text:span text:style-name="T7">c</text:span></text:span><text:span text:style-name="PalatinoT_b8_rk11_20_Black"><text:span text:style-name="T8">ı</text:span></text:span><text:span text:style-name="PalatinoT_b8_rk11_20_Black"><text:span text:style-name="T7">'lar</text:span></text:span><text:span text:style-name="PalatinoT_b8_rk11_20_Black"><text:span text:style-name="T8">ı</text:span></text:span><text:span text:style-name="PalatinoT_b8_rk11_20_Black"><text:span text:style-name="T7">na kar</text:span></text:span><text:span text:style-name="PalatinoT_b8_rk11_20_Black"><text:span text:style-name="T8">şı</text:span></text:span><text:span text:style-name="PalatinoT_b8_rk11_20_Black"><text:span text:style-name="T7"> sorumlu olduklar</text:span></text:span><text:span text:style-name="PalatinoT_b8_rk11_20_Black"><text:span text:style-name="T8">ı</text:span></text:span><text:span text:style-name="PalatinoT_b8_rk11_20_Black"><text:span text:style-name="T7"> gerçe</text:span></text:span><text:span text:style-name="PalatinoT_b8_rk11_20_Black"><text:span text:style-name="T8">ğ</text:span></text:span><text:span text:style-name="PalatinoT_b8_rk11_20_Black"><text:span text:style-name="T7">ini reddetmek istemektedirler. </text:span></text:span></text:p>
      <text:p text:style-name="P11"><text:span text:style-name="PalatinoT_b8_rk11_20_Black"><text:span text:style-name="T8">İş</text:span></text:span><text:span text:style-name="PalatinoT_b8_rk11_20_Black"><text:span text:style-name="T7">te Evrim Teorisi bu iste</text:span></text:span><text:span text:style-name="PalatinoT_b8_rk11_20_Black"><text:span text:style-name="T8">ğ</text:span></text:span><text:span text:style-name="PalatinoT_b8_rk11_20_Black"><text:span text:style-name="T7">in bir ifadesidir. Teori, insan</text:span></text:span><text:span text:style-name="PalatinoT_b8_rk11_20_Black"><text:span text:style-name="T8">ı</text:span></text:span><text:span text:style-name="PalatinoT_b8_rk11_20_Black"><text:span text:style-name="T7">n "kendi ba</text:span></text:span><text:span text:style-name="PalatinoT_b8_rk11_20_Black"><text:span text:style-name="T8">şı</text:span></text:span><text:span text:style-name="PalatinoT_b8_rk11_20_Black"><text:span text:style-name="T7">na ve sorumsuz" oldu</text:span></text:span><text:span text:style-name="PalatinoT_b8_rk11_20_Black"><text:span text:style-name="T8">ğ</text:span></text:span><text:span text:style-name="PalatinoT_b8_rk11_20_Black"><text:span text:style-name="T7">u </text:span></text:span><text:span text:style-name="PalatinoT_b8_rk11_20_Black"><text:span text:style-name="T8">ş</text:span></text:span><text:span text:style-name="PalatinoT_b8_rk11_20_Black"><text:span text:style-name="T7">eklindeki kuruntuya zemin haz</text:span></text:span><text:span text:style-name="PalatinoT_b8_rk11_20_Black"><text:span text:style-name="T8">ı</text:span></text:span><text:span text:style-name="PalatinoT_b8_rk11_20_Black"><text:span text:style-name="T7">rlar. </text:span></text:span><text:span text:style-name="PalatinoT_b8_rk11_20_Black"><text:span text:style-name="T8">İ</text:span></text:span><text:span text:style-name="PalatinoT_b8_rk11_20_Black"><text:span text:style-name="T7">lginçtir, Evrimci bir "bilim adam</text:span></text:span><text:span text:style-name="PalatinoT_b8_rk11_20_Black"><text:span text:style-name="T8">ı</text:span></text:span><text:span text:style-name="PalatinoT_b8_rk11_20_Black"><text:span text:style-name="T7">", bu gerçe</text:span></text:span><text:span text:style-name="PalatinoT_b8_rk11_20_Black"><text:span text:style-name="T8">ğ</text:span></text:span><text:span text:style-name="PalatinoT_b8_rk11_20_Black"><text:span text:style-name="T7">i, tam da Kuran'daki ifadeyi kullanarak, </text:span></text:span><text:span text:style-name="PalatinoT_b8_rk11_20_Black"><text:span text:style-name="T8">ş</text:span></text:span><text:span text:style-name="PalatinoT_b8_rk11_20_Black"><text:span text:style-name="T7">öyle gözler önüne seriyor:</text:span></text:span></text:p>
      <text:p text:style-name="P11"><text:span text:style-name="PalatinoT_b8_rk11_20_Black"><text:span text:style-name="T7">"</text:span></text:span><text:span text:style-name="PalatinoT_b8_rk11_20_I_20_Black"><text:span text:style-name="T8">İ</text:span></text:span><text:span text:style-name="PalatinoT_b8_rk11_20_I_20_Black"><text:span text:style-name="T7">nsan, kainatta anlama kapasitesine ve potansiyeline sahip tek varl</text:span></text:span><text:span text:style-name="PalatinoT_b8_rk11_20_I_20_Black"><text:span text:style-name="T8">ı</text:span></text:span><text:span text:style-name="PalatinoT_b8_rk11_20_I_20_Black"><text:span text:style-name="T7">kt</text:span></text:span><text:span text:style-name="PalatinoT_b8_rk11_20_I_20_Black"><text:span text:style-name="T8">ı</text:span></text:span><text:span text:style-name="PalatinoT_b8_rk11_20_I_20_Black"><text:span text:style-name="T7">r. </text:span></text:span><text:span text:style-name="PalatinoT_b8_rk11_20_I_20_Black"><text:span text:style-name="T8">Ş</text:span></text:span><text:span text:style-name="PalatinoT_b8_rk11_20_I_20_Black"><text:span text:style-name="T7">uursuz ve ak</text:span></text:span><text:span text:style-name="PalatinoT_b8_rk11_20_I_20_Black"><text:span text:style-name="T8">ı</text:span></text:span><text:span text:style-name="PalatinoT_b8_rk11_20_I_20_Black"><text:span text:style-name="T7">ls</text:span></text:span><text:span text:style-name="PalatinoT_b8_rk11_20_I_20_Black"><text:span text:style-name="T8">ı</text:span></text:span><text:span text:style-name="PalatinoT_b8_rk11_20_I_20_Black"><text:span text:style-name="T7">z maddelerin bir ürünüdür. Böylece </text:span></text:span><text:span text:style-name="PalatinoT_b8_rk11_20_BI_20_Black"><text:span text:style-name="T7">dünyaya geli</text:span></text:span><text:span text:style-name="PalatinoT_b8_rk11_20_BI_20_Black"><text:span text:style-name="T8">ş</text:span></text:span><text:span text:style-name="PalatinoT_b8_rk11_20_BI_20_Black"><text:span text:style-name="T7">ini kendisi ba</text:span></text:span><text:span text:style-name="PalatinoT_b8_rk11_20_BI_20_Black"><text:span text:style-name="T8">ş</text:span></text:span><text:span text:style-name="PalatinoT_b8_rk11_20_BI_20_Black"><text:span text:style-name="T7">arm</text:span></text:span><text:span text:style-name="PalatinoT_b8_rk11_20_BI_20_Black"><text:span text:style-name="T8">ış</text:span></text:span><text:span text:style-name="PalatinoT_b8_rk11_20_BI_20_Black"><text:span text:style-name="T7"> olan insan, sadece kendisine kar</text:span></text:span><text:span text:style-name="PalatinoT_b8_rk11_20_BI_20_Black"><text:span text:style-name="T8">şı</text:span></text:span><text:span text:style-name="PalatinoT_b8_rk11_20_BI_20_Black"><text:span text:style-name="T7"> sorumludur</text:span></text:span><text:span text:style-name="PalatinoT_b8_rk11_20_I_20_Black"><text:span text:style-name="T7">. </text:span></text:span><text:span text:style-name="PalatinoT_b8_rk11_20_I_20_Black"><text:span text:style-name="T8">İ</text:span></text:span><text:span text:style-name="PalatinoT_b8_rk11_20_I_20_Black"><text:span text:style-name="T7">nsan kainatta yarat</text:span></text:span><text:span text:style-name="PalatinoT_b8_rk11_20_I_20_Black"><text:span text:style-name="T8">ı</text:span></text:span><text:span text:style-name="PalatinoT_b8_rk11_20_I_20_Black"><text:span text:style-name="T7">c</text:span></text:span><text:span text:style-name="PalatinoT_b8_rk11_20_I_20_Black"><text:span text:style-name="T8">ı</text:span></text:span><text:span text:style-name="PalatinoT_b8_rk11_20_I_20_Black"><text:span text:style-name="T7">, kontrol edici bir güce sahip de</text:span></text:span><text:span text:style-name="PalatinoT_b8_rk11_20_I_20_Black"><text:span text:style-name="T8">ğ</text:span></text:span><text:span text:style-name="PalatinoT_b8_rk11_20_I_20_Black"><text:span text:style-name="T7">ildir. Fakat kendisinin ustas</text:span></text:span><text:span text:style-name="PalatinoT_b8_rk11_20_I_20_Black"><text:span text:style-name="T8">ı</text:span></text:span><text:span text:style-name="PalatinoT_b8_rk11_20_I_20_Black"><text:span text:style-name="T7"> ve amiridir. Bu bak</text:span></text:span><text:span text:style-name="PalatinoT_b8_rk11_20_I_20_Black"><text:span text:style-name="T8">ı</text:span></text:span><text:span text:style-name="PalatinoT_b8_rk11_20_I_20_Black"><text:span text:style-name="T7">m</text:span></text:span><text:span text:style-name="PalatinoT_b8_rk11_20_I_20_Black"><text:span text:style-name="T8">ı</text:span></text:span><text:span text:style-name="PalatinoT_b8_rk11_20_I_20_Black"><text:span text:style-name="T7">ndan insan, kendi kaderini kendisi tayin ve idare etmelidir</text:span></text:span><text:span text:style-name="PalatinoT_b8_rk11_20_Black"><text:span text:style-name="T7">." (Simpson G. G., Life of Past, Yale University Press., New Hoven)</text:span></text:span></text:p>
      <text:p text:style-name="P11"><text:span text:style-name="PalatinoT_b8_rk11_20_Black"><text:span text:style-name="T7">K</text:span></text:span><text:span text:style-name="PalatinoT_b8_rk11_20_Black"><text:span text:style-name="T8">ı</text:span></text:span><text:span text:style-name="PalatinoT_b8_rk11_20_Black"><text:span text:style-name="T7">sacas</text:span></text:span><text:span text:style-name="PalatinoT_b8_rk11_20_Black"><text:span text:style-name="T8">ı</text:span></text:span><text:span text:style-name="PalatinoT_b8_rk11_20_Black"><text:span text:style-name="T7"> Evrim, insana, Allah taraf</text:span></text:span><text:span text:style-name="PalatinoT_b8_rk11_20_Black"><text:span text:style-name="T8">ı</text:span></text:span><text:span text:style-name="PalatinoT_b8_rk11_20_Black"><text:span text:style-name="T7">ndan yarat</text:span></text:span><text:span text:style-name="PalatinoT_b8_rk11_20_Black"><text:span text:style-name="T8">ı</text:span></text:span><text:span text:style-name="PalatinoT_b8_rk11_20_Black"><text:span text:style-name="T7">lm</text:span></text:span><text:span text:style-name="PalatinoT_b8_rk11_20_Black"><text:span text:style-name="T8">ış</text:span></text:span><text:span text:style-name="PalatinoT_b8_rk11_20_Black"><text:span text:style-name="T7"> ve yaln</text:span></text:span><text:span text:style-name="PalatinoT_b8_rk11_20_Black"><text:span text:style-name="T8">ı</text:span></text:span><text:span text:style-name="PalatinoT_b8_rk11_20_Black"><text:span text:style-name="T7">zca da O’na kar</text:span></text:span><text:span text:style-name="PalatinoT_b8_rk11_20_Black"><text:span text:style-name="T8">şı</text:span></text:span><text:span text:style-name="PalatinoT_b8_rk11_20_Black"><text:span text:style-name="T7"> sorumlu oldu</text:span></text:span><text:span text:style-name="PalatinoT_b8_rk11_20_Black"><text:span text:style-name="T8">ğ</text:span></text:span><text:span text:style-name="PalatinoT_b8_rk11_20_Black"><text:span text:style-name="T7">u gerçe</text:span></text:span><text:span text:style-name="PalatinoT_b8_rk11_20_Black"><text:span text:style-name="T8">ğ</text:span></text:span><text:span text:style-name="PalatinoT_b8_rk11_20_Black"><text:span text:style-name="T7">ini reddettirmeye çal</text:span></text:span><text:span text:style-name="PalatinoT_b8_rk11_20_Black"><text:span text:style-name="T8">ış</text:span></text:span><text:span text:style-name="PalatinoT_b8_rk11_20_Black"><text:span text:style-name="T7">an ve onu “zanna uymaya” ça</text:span></text:span><text:span text:style-name="PalatinoT_b8_rk11_20_Black"><text:span text:style-name="T8">ğı</text:span></text:span><text:span text:style-name="PalatinoT_b8_rk11_20_Black"><text:span text:style-name="T7">ran bir safsatad</text:span></text:span><text:span text:style-name="PalatinoT_b8_rk11_20_Black"><text:span text:style-name="T8">ı</text:span></text:span><text:span text:style-name="PalatinoT_b8_rk11_20_Black"><text:span text:style-name="T7">r. Oysa ki “</text:span></text:span><text:span text:style-name="PalatinoT_b8_rk11_20_I_20_Black"><text:span text:style-name="T7">zan ise, haktan hiç bir </text:span></text:span><text:span text:style-name="PalatinoT_b8_rk11_20_I_20_Black"><text:span text:style-name="T8">ş</text:span></text:span><text:span text:style-name="PalatinoT_b8_rk11_20_I_20_Black"><text:span text:style-name="T7">eyi sa</text:span></text:span><text:span text:style-name="PalatinoT_b8_rk11_20_I_20_Black"><text:span text:style-name="T8">ğ</text:span></text:span><text:span text:style-name="PalatinoT_b8_rk11_20_I_20_Black"><text:span text:style-name="T7">layamaz</text:span></text:span><text:span text:style-name="PalatinoT_b8_rk11_20_Black"><text:span text:style-name="T7">.” (Yunus, 36)</text:span></text:span></text:p>
      <text:p text:style-name="P11"><text:span text:style-name="PalatinoT_b8_rk11_20_Black"><text:span text:style-name="T7">Önceki sayfalarda Evrim'in din-d</text:span></text:span><text:span text:style-name="PalatinoT_b8_rk11_20_Black"><text:span text:style-name="T8">ışı</text:span></text:span><text:span text:style-name="PalatinoT_b8_rk11_20_Black"><text:span text:style-name="T7"> güç merkezleri taraf</text:span></text:span><text:span text:style-name="PalatinoT_b8_rk11_20_Black"><text:span text:style-name="T8">ı</text:span></text:span><text:span text:style-name="PalatinoT_b8_rk11_20_Black"><text:span text:style-name="T7">ndan topluma telkin edildi</text:span></text:span><text:span text:style-name="PalatinoT_b8_rk11_20_Black"><text:span text:style-name="T8">ğ</text:span></text:span><text:span text:style-name="PalatinoT_b8_rk11_20_Black"><text:span text:style-name="T7">ini s</text:span></text:span><text:span text:style-name="PalatinoT_b8_rk11_20_Black"><text:span text:style-name="T8">ı</text:span></text:span><text:span text:style-name="PalatinoT_b8_rk11_20_Black"><text:span text:style-name="T7">k s</text:span></text:span><text:span text:style-name="PalatinoT_b8_rk11_20_Black"><text:span text:style-name="T8">ı</text:span></text:span><text:span text:style-name="PalatinoT_b8_rk11_20_Black"><text:span text:style-name="T7">k vurgulam</text:span></text:span><text:span text:style-name="PalatinoT_b8_rk11_20_Black"><text:span text:style-name="T8">ış</text:span></text:span><text:span text:style-name="PalatinoT_b8_rk11_20_Black"><text:span text:style-name="T7">t</text:span></text:span><text:span text:style-name="PalatinoT_b8_rk11_20_Black"><text:span text:style-name="T8">ı</text:span></text:span><text:span text:style-name="PalatinoT_b8_rk11_20_Black"><text:span text:style-name="T7">k. Bu güçlerin Evrim'e bu denli sar</text:span></text:span><text:span text:style-name="PalatinoT_b8_rk11_20_Black"><text:span text:style-name="T8">ı</text:span></text:span><text:span text:style-name="PalatinoT_b8_rk11_20_Black"><text:span text:style-name="T7">lma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nedeni, üstte belirtilen </text:span></text:span><text:span text:style-name="PalatinoT_b8_rk11_20_Black"><text:span text:style-name="T8">ş</text:span></text:span><text:span text:style-name="PalatinoT_b8_rk11_20_Black"><text:span text:style-name="T7">eydir: Evrim'in insana "ba</text:span></text:span><text:span text:style-name="PalatinoT_b8_rk11_20_Black"><text:span text:style-name="T8">şı</text:span></text:span><text:span text:style-name="PalatinoT_b8_rk11_20_Black"><text:span text:style-name="T7">bo</text:span></text:span><text:span text:style-name="PalatinoT_b8_rk11_20_Black"><text:span text:style-name="T8">ş</text:span></text:span><text:span text:style-name="PalatinoT_b8_rk11_20_Black"><text:span text:style-name="T7"> ve sorumsuz" oldu</text:span></text:span><text:span text:style-name="PalatinoT_b8_rk11_20_Black"><text:span text:style-name="T8">ğ</text:span></text:span><text:span text:style-name="PalatinoT_b8_rk11_20_Black"><text:span text:style-name="T7">u "zan"n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vermesi ve ona Allah'</text:span></text:span><text:span text:style-name="PalatinoT_b8_rk11_20_Black"><text:span text:style-name="T8">ı</text:span></text:span><text:span text:style-name="PalatinoT_b8_rk11_20_Black"><text:span text:style-name="T7">n kulu oldu</text:span></text:span><text:span text:style-name="PalatinoT_b8_rk11_20_Black"><text:span text:style-name="T8">ğ</text:span></text:span><text:span text:style-name="PalatinoT_b8_rk11_20_Black"><text:span text:style-name="T7">unu inkar ettirmesi...</text:span></text:span></text:p>
      <text:p text:style-name="P11"><text:span text:style-name="PalatinoT_b8_rk11_20_Black"><text:span text:style-name="T7">Masonlukla sembolle</text:span></text:span><text:span text:style-name="PalatinoT_b8_rk11_20_Black"><text:span text:style-name="T8">ş</text:span></text:span><text:span text:style-name="PalatinoT_b8_rk11_20_Black"><text:span text:style-name="T7">en bu güçler, bu "zan"na hem kendileri uymakta, hem de ba</text:span></text:span><text:span text:style-name="PalatinoT_b8_rk11_20_Black"><text:span text:style-name="T8">ş</text:span></text:span><text:span text:style-name="PalatinoT_b8_rk11_20_Black"><text:span text:style-name="T7">ka insanlar</text:span></text:span><text:span text:style-name="PalatinoT_b8_rk11_20_Black"><text:span text:style-name="T8">ı</text:span></text:span><text:span text:style-name="PalatinoT_b8_rk11_20_Black"><text:span text:style-name="T7"> bu "zan"na uymaya sürüklemektedirler. Çünkü güçlerin temel özelli</text:span></text:span><text:span text:style-name="PalatinoT_b8_rk11_20_Black"><text:span text:style-name="T8">ğ</text:span></text:span><text:span text:style-name="PalatinoT_b8_rk11_20_Black"><text:span text:style-name="T7">i, "istek ve tutku"lar</text:span></text:span><text:span text:style-name="PalatinoT_b8_rk11_20_Black"><text:span text:style-name="T8">ı</text:span></text:span><text:span text:style-name="PalatinoT_b8_rk11_20_Black"><text:span text:style-name="T7">na (heva) tapmalar</text:span></text:span><text:span text:style-name="PalatinoT_b8_rk11_20_Black"><text:span text:style-name="T8">ı</text:span></text:span><text:span text:style-name="PalatinoT_b8_rk11_20_Black"><text:span text:style-name="T7">d</text:span></text:span><text:span text:style-name="PalatinoT_b8_rk11_20_Black"><text:span text:style-name="T8">ı</text:span></text:span><text:span text:style-name="PalatinoT_b8_rk11_20_Black"><text:span text:style-name="T7">r. Bu tutkular, onlara, di</text:span></text:span><text:span text:style-name="PalatinoT_b8_rk11_20_Black"><text:span text:style-name="T8">ğ</text:span></text:span><text:span text:style-name="PalatinoT_b8_rk11_20_Black"><text:span text:style-name="T7">er insanlara hükmetme arzusu verir. Bunun gerçekle</text:span></text:span><text:span text:style-name="PalatinoT_b8_rk11_20_Black"><text:span text:style-name="T8">ş</text:span></text:span><text:span text:style-name="PalatinoT_b8_rk11_20_Black"><text:span text:style-name="T7">ebilmesi için de, di</text:span></text:span><text:span text:style-name="PalatinoT_b8_rk11_20_Black"><text:span text:style-name="T8">ğ</text:span></text:span><text:span text:style-name="PalatinoT_b8_rk11_20_Black"><text:span text:style-name="T7">er insanlar</text:span></text:span><text:span text:style-name="PalatinoT_b8_rk11_20_Black"><text:span text:style-name="T8">ı</text:span></text:span><text:span text:style-name="PalatinoT_b8_rk11_20_Black"><text:span text:style-name="T7">n da ayn</text:span></text:span><text:span text:style-name="PalatinoT_b8_rk11_20_Black"><text:span text:style-name="T8">ı</text:span></text:span><text:span text:style-name="PalatinoT_b8_rk11_20_Black"><text:span text:style-name="T7"> yap</text:span></text:span><text:span text:style-name="PalatinoT_b8_rk11_20_Black"><text:span text:style-name="T8">ı</text:span></text:span><text:span text:style-name="PalatinoT_b8_rk11_20_Black"><text:span text:style-name="T7">ya girmesi, yani "istek ve tutku"lar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ilah edinmesi gerekir.</text:span></text:span></text:p>
      <text:p text:style-name="P11"><text:span text:style-name="PalatinoT_b8_rk11_20_Black"><text:span text:style-name="T7">Böylece toplu bir inkar sistemi do</text:span></text:span><text:span text:style-name="PalatinoT_b8_rk11_20_Black"><text:span text:style-name="T8">ğ</text:span></text:span><text:span text:style-name="PalatinoT_b8_rk11_20_Black"><text:span text:style-name="T7">mu</text:span></text:span><text:span text:style-name="PalatinoT_b8_rk11_20_Black"><text:span text:style-name="T8">ş</text:span></text:span><text:span text:style-name="PalatinoT_b8_rk11_20_Black"><text:span text:style-name="T7">tur ve bugün de halen i</text:span></text:span><text:span text:style-name="PalatinoT_b8_rk11_20_Black"><text:span text:style-name="T8">ş</text:span></text:span><text:span text:style-name="PalatinoT_b8_rk11_20_Black"><text:span text:style-name="T7">lemektedir. Ancak Evrim ve benzeri çürük dayanaklar (ideolojiler gibi) üzerine kurulu olan bu sistem, sonuçta sistemi yönetenleri de, sisteme tabi olanlar</text:span></text:span><text:span text:style-name="PalatinoT_b8_rk11_20_Black"><text:span text:style-name="T8">ı</text:span></text:span><text:span text:style-name="PalatinoT_b8_rk11_20_Black"><text:span text:style-name="T7"> da felakete götürecektir. </text:span></text:span></text:p>
      <text:p text:style-name="P11"><text:span text:style-name="PalatinoT_b8_rk11_20_Black"><text:span text:style-name="T7">Felaket, Allah'</text:span></text:span><text:span text:style-name="PalatinoT_b8_rk11_20_Black"><text:span text:style-name="T8">ı</text:span></text:span><text:span text:style-name="PalatinoT_b8_rk11_20_Black"><text:span text:style-name="T7">n azab</text:span></text:span><text:span text:style-name="PalatinoT_b8_rk11_20_Black"><text:span text:style-name="T8">ı</text:span></text:span><text:span text:style-name="PalatinoT_b8_rk11_20_Black"><text:span text:style-name="T7">d</text:span></text:span><text:span text:style-name="PalatinoT_b8_rk11_20_Black"><text:span text:style-name="T8">ı</text:span></text:span><text:span text:style-name="PalatinoT_b8_rk11_20_Black"><text:span text:style-name="T7">r, Cehennemdir. Kuran, Allah'</text:span></text:span><text:span text:style-name="PalatinoT_b8_rk11_20_Black"><text:span text:style-name="T8">ı</text:span></text:span><text:span text:style-name="PalatinoT_b8_rk11_20_Black"><text:span text:style-name="T7"> tan</text:span></text:span><text:span text:style-name="PalatinoT_b8_rk11_20_Black"><text:span text:style-name="T8">ı</text:span></text:span><text:span text:style-name="PalatinoT_b8_rk11_20_Black"><text:span text:style-name="T7">mayan sistemin her iki kanad</text:span></text:span><text:span text:style-name="PalatinoT_b8_rk11_20_Black"><text:span text:style-name="T8">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n da (yönetenler ve yönetilenler) ahirette ne durumda olaca</text:span></text:span><text:span text:style-name="PalatinoT_b8_rk11_20_Black"><text:span text:style-name="T8">ğı</text:span></text:span><text:span text:style-name="PalatinoT_b8_rk11_20_Black"><text:span text:style-name="T7">n</text:span></text:span><text:span text:style-name="PalatinoT_b8_rk11_20_Black"><text:span text:style-name="T8">ı</text:span></text:span><text:span text:style-name="PalatinoT_b8_rk11_20_Black"><text:span text:style-name="T7"> </text:span></text:span><text:span text:style-name="PalatinoT_b8_rk11_20_Black"><text:span text:style-name="T8">ş</text:span></text:span><text:span text:style-name="PalatinoT_b8_rk11_20_Black"><text:span text:style-name="T7">öyle anlat</text:span></text:span><text:span text:style-name="PalatinoT_b8_rk11_20_Black"><text:span text:style-name="T8">ı</text:span></text:span><text:span text:style-name="PalatinoT_b8_rk11_20_Black"><text:span text:style-name="T7">r:</text:span></text:span></text:p>
      <text:p text:style-name="P11"><text:span text:style-name="PalatinoT_b8_rk11_20_I_20_Black"><text:span text:style-name="T7">"Onlar</text:span></text:span><text:span text:style-name="PalatinoT_b8_rk11_20_I_20_Black"><text:span text:style-name="T8">ı</text:span></text:span><text:span text:style-name="PalatinoT_b8_rk11_20_I_20_Black"><text:span text:style-name="T7">n tümü-toplan</text:span></text:span><text:span text:style-name="PalatinoT_b8_rk11_20_I_20_Black"><text:span text:style-name="T8">ı</text:span></text:span><text:span text:style-name="PalatinoT_b8_rk11_20_I_20_Black"><text:span text:style-name="T7">p (k</text:span></text:span><text:span text:style-name="PalatinoT_b8_rk11_20_I_20_Black"><text:span text:style-name="T8">ı</text:span></text:span><text:span text:style-name="PalatinoT_b8_rk11_20_I_20_Black"><text:span text:style-name="T7">yamette) Allah'</text:span></text:span><text:span text:style-name="PalatinoT_b8_rk11_20_I_20_Black"><text:span text:style-name="T8">ı</text:span></text:span><text:span text:style-name="PalatinoT_b8_rk11_20_I_20_Black"><text:span text:style-name="T7">n huzuruna ç</text:span></text:span><text:span text:style-name="PalatinoT_b8_rk11_20_I_20_Black"><text:span text:style-name="T8">ı</text:span></text:span><text:span text:style-name="PalatinoT_b8_rk11_20_I_20_Black"><text:span text:style-name="T7">kt</text:span></text:span><text:span text:style-name="PalatinoT_b8_rk11_20_I_20_Black"><text:span text:style-name="T8">ı</text:span></text:span><text:span text:style-name="PalatinoT_b8_rk11_20_I_20_Black"><text:span text:style-name="T7">lar da zay</text:span></text:span><text:span text:style-name="PalatinoT_b8_rk11_20_I_20_Black"><text:span text:style-name="T8">ı</text:span></text:span><text:span text:style-name="PalatinoT_b8_rk11_20_I_20_Black"><text:span text:style-name="T7">flar (müstaz'aflar) büyüklük taslayanlara (müstekbirlere) dedi ki: </text:span></text:span><text:span text:style-name="PalatinoT_b8_rk11_20_BI_20_Black"><text:span text:style-name="T7">'</text:span></text:span><text:span text:style-name="PalatinoT_b8_rk11_20_BI_20_Black"><text:span text:style-name="T8">Ş</text:span></text:span><text:span text:style-name="PalatinoT_b8_rk11_20_BI_20_Black"><text:span text:style-name="T7">üphesiz, biz size tâbi idik; </text:span></text:span><text:span text:style-name="PalatinoT_b8_rk11_20_BI_20_Black"><text:span text:style-name="T8">ş</text:span></text:span><text:span text:style-name="PalatinoT_b8_rk11_20_BI_20_Black"><text:span text:style-name="T7">imdi siz, bizden Allah'</text:span></text:span><text:span text:style-name="PalatinoT_b8_rk11_20_BI_20_Black"><text:span text:style-name="T8">ı</text:span></text:span><text:span text:style-name="PalatinoT_b8_rk11_20_BI_20_Black"><text:span text:style-name="T7">n azab</text:span></text:span><text:span text:style-name="PalatinoT_b8_rk11_20_BI_20_Black"><text:span text:style-name="T8">ı</text:span></text:span><text:span text:style-name="PalatinoT_b8_rk11_20_BI_20_Black"><text:span text:style-name="T7">ndan herhangi bir </text:span></text:span><text:span text:style-name="PalatinoT_b8_rk11_20_BI_20_Black"><text:span text:style-name="T8">ş</text:span></text:span><text:span text:style-name="PalatinoT_b8_rk11_20_BI_20_Black"><text:span text:style-name="T7">eyi önleyebiliyor musunuz</text:span></text:span><text:span text:style-name="PalatinoT_b8_rk11_20_I_20_Black"><text:span text:style-name="T7">?' Dediler ki: 'E</text:span></text:span><text:span text:style-name="PalatinoT_b8_rk11_20_I_20_Black"><text:span text:style-name="T8">ğ</text:span></text:span><text:span text:style-name="PalatinoT_b8_rk11_20_I_20_Black"><text:span text:style-name="T7">er Allah bize do</text:span></text:span><text:span text:style-name="PalatinoT_b8_rk11_20_I_20_Black"><text:span text:style-name="T8">ğ</text:span></text:span><text:span text:style-name="PalatinoT_b8_rk11_20_I_20_Black"><text:span text:style-name="T7">ru yolu gösterseydi biz de sizlere do</text:span></text:span><text:span text:style-name="PalatinoT_b8_rk11_20_I_20_Black"><text:span text:style-name="T8">ğ</text:span></text:span><text:span text:style-name="PalatinoT_b8_rk11_20_I_20_Black"><text:span text:style-name="T7">ru yolu gösterirdik. </text:span></text:span><text:span text:style-name="PalatinoT_b8_rk11_20_I_20_Black"><text:span text:style-name="T8">Ş</text:span></text:span><text:span text:style-name="PalatinoT_b8_rk11_20_I_20_Black"><text:span text:style-name="T7">imdi yak</text:span></text:span><text:span text:style-name="PalatinoT_b8_rk11_20_I_20_Black"><text:span text:style-name="T8">ı</text:span></text:span><text:span text:style-name="PalatinoT_b8_rk11_20_I_20_Black"><text:span text:style-name="T7">nsak da, sabretsek de farketmez, bizim için kaçacak bir yer yoktur'." </text:span></text:span><text:span text:style-name="PalatinoT_b8_rk11_20_Black"><text:span text:style-name="T7">(</text:span></text:span><text:span text:style-name="PalatinoT_b8_rk11_20_Black"><text:span text:style-name="T8">İ</text:span></text:span><text:span text:style-name="PalatinoT_b8_rk11_20_Black"><text:span text:style-name="T7">brahim, 21)</text:span></text:span></text:p>
      <text:p text:style-name="P11"><text:span text:style-name="PalatinoT_b8_rk11_20_I_20_Black"><text:span text:style-name="T7">"</text:span></text:span><text:span text:style-name="PalatinoT_b8_rk11_20_I_20_Black"><text:span text:style-name="T8">İ</text:span></text:span><text:span text:style-name="PalatinoT_b8_rk11_20_I_20_Black"><text:span text:style-name="T7">nkâr edenler dedi ki: 'Biz kesin olarak, ne bu Kur'an'a inan</text:span></text:span><text:span text:style-name="PalatinoT_b8_rk11_20_I_20_Black"><text:span text:style-name="T8">ı</text:span></text:span><text:span text:style-name="PalatinoT_b8_rk11_20_I_20_Black"><text:span text:style-name="T7">r</text:span></text:span><text:span text:style-name="PalatinoT_b8_rk11_20_I_20_Black"><text:span text:style-name="T8">ı</text:span></text:span><text:span text:style-name="PalatinoT_b8_rk11_20_I_20_Black"><text:span text:style-name="T7">z, ne ondan önceki (indirile)ne.' Sen o zulmedenleri, Rableri huzurunda tutuklanm</text:span></text:span><text:span text:style-name="PalatinoT_b8_rk11_20_I_20_Black"><text:span text:style-name="T8">ış</text:span></text:span><text:span text:style-name="PalatinoT_b8_rk11_20_I_20_Black"><text:span text:style-name="T7"> olarak görsen; sözü (suçlamalar</text:span></text:span><text:span text:style-name="PalatinoT_b8_rk11_20_I_20_Black"><text:span text:style-name="T8">ı</text:span></text:span><text:span text:style-name="PalatinoT_b8_rk11_20_I_20_Black"><text:span text:style-name="T7">) birbirlerine kar</text:span></text:span><text:span text:style-name="PalatinoT_b8_rk11_20_I_20_Black"><text:span text:style-name="T8">şı</text:span></text:span><text:span text:style-name="PalatinoT_b8_rk11_20_I_20_Black"><text:span text:style-name="T7"> evirip-çevirir (birbirlerine yöneltirler). </text:span></text:span><text:span text:style-name="PalatinoT_b8_rk11_20_BI_20_Black"><text:span text:style-name="T7">Za'fa u</text:span></text:span><text:span text:style-name="PalatinoT_b8_rk11_20_BI_20_Black"><text:span text:style-name="T8">ğ</text:span></text:span><text:span text:style-name="PalatinoT_b8_rk11_20_BI_20_Black"><text:span text:style-name="T7">rat</text:span></text:span><text:span text:style-name="PalatinoT_b8_rk11_20_BI_20_Black"><text:span text:style-name="T8">ı</text:span></text:span><text:span text:style-name="PalatinoT_b8_rk11_20_BI_20_Black"><text:span text:style-name="T7">lan (müstaz'af)lar, büyüklük taslayanlara derler ki: 'E</text:span></text:span><text:span text:style-name="PalatinoT_b8_rk11_20_BI_20_Black"><text:span text:style-name="T8">ğ</text:span></text:span><text:span text:style-name="PalatinoT_b8_rk11_20_BI_20_Black"><text:span text:style-name="T7">er sizler olmasayd</text:span></text:span><text:span text:style-name="PalatinoT_b8_rk11_20_BI_20_Black"><text:span text:style-name="T8">ı</text:span></text:span><text:span text:style-name="PalatinoT_b8_rk11_20_BI_20_Black"><text:span text:style-name="T7">n</text:span></text:span><text:span text:style-name="PalatinoT_b8_rk11_20_BI_20_Black"><text:span text:style-name="T8">ı</text:span></text:span><text:span text:style-name="PalatinoT_b8_rk11_20_BI_20_Black"><text:span text:style-name="T7">z, gerçekten bizler mü'min (kimse)ler olurduk</text:span></text:span><text:span text:style-name="PalatinoT_b8_rk11_20_I_20_Black"><text:span text:style-name="T7">.'</text:span></text:span></text:p>
      <text:p text:style-name="P11"><text:span text:style-name="PalatinoT_b8_rk11_20_I_20_Black"><text:span text:style-name="T7">Büyüklük taslayanlar, za'fa u</text:span></text:span><text:span text:style-name="PalatinoT_b8_rk11_20_I_20_Black"><text:span text:style-name="T8">ğ</text:span></text:span><text:span text:style-name="PalatinoT_b8_rk11_20_I_20_Black"><text:span text:style-name="T7">rat</text:span></text:span><text:span text:style-name="PalatinoT_b8_rk11_20_I_20_Black"><text:span text:style-name="T8">ı</text:span></text:span><text:span text:style-name="PalatinoT_b8_rk11_20_I_20_Black"><text:span text:style-name="T7">lan (müstaz'af)lara dediler ki: 'Size hidayet geldikten sonra, sizi biz mi ondan al</text:span></text:span><text:span text:style-name="PalatinoT_b8_rk11_20_I_20_Black"><text:span text:style-name="T8">ı</text:span></text:span><text:span text:style-name="PalatinoT_b8_rk11_20_I_20_Black"><text:span text:style-name="T7">koyduk? Hay</text:span></text:span><text:span text:style-name="PalatinoT_b8_rk11_20_I_20_Black"><text:span text:style-name="T8">ı</text:span></text:span><text:span text:style-name="PalatinoT_b8_rk11_20_I_20_Black"><text:span text:style-name="T7">r, siz (zaten) suçlu-günahkarlard</text:span></text:span><text:span text:style-name="PalatinoT_b8_rk11_20_I_20_Black"><text:span text:style-name="T8">ı</text:span></text:span><text:span text:style-name="PalatinoT_b8_rk11_20_I_20_Black"><text:span text:style-name="T7">n</text:span></text:span><text:span text:style-name="PalatinoT_b8_rk11_20_I_20_Black"><text:span text:style-name="T8">ı</text:span></text:span><text:span text:style-name="PalatinoT_b8_rk11_20_I_20_Black"><text:span text:style-name="T7">z.'</text:span></text:span></text:p>
      <text:p text:style-name="P11"><text:soft-page-break/><text:span text:style-name="PalatinoT_b8_rk11_20_I_20_Black"><text:span text:style-name="T7">Za'fa u</text:span></text:span><text:span text:style-name="PalatinoT_b8_rk11_20_I_20_Black"><text:span text:style-name="T8">ğ</text:span></text:span><text:span text:style-name="PalatinoT_b8_rk11_20_I_20_Black"><text:span text:style-name="T7">rat</text:span></text:span><text:span text:style-name="PalatinoT_b8_rk11_20_I_20_Black"><text:span text:style-name="T8">ı</text:span></text:span><text:span text:style-name="PalatinoT_b8_rk11_20_I_20_Black"><text:span text:style-name="T7">lanlar da büyüklük taslayanlara: </text:span></text:span><text:span text:style-name="PalatinoT_b8_rk11_20_BI_20_Black"><text:span text:style-name="T7">'Hay</text:span></text:span><text:span text:style-name="PalatinoT_b8_rk11_20_BI_20_Black"><text:span text:style-name="T8">ı</text:span></text:span><text:span text:style-name="PalatinoT_b8_rk11_20_BI_20_Black"><text:span text:style-name="T7">r, siz gece ve gündüz hileli düzenler (kurup) bizim Allah'</text:span></text:span><text:span text:style-name="PalatinoT_b8_rk11_20_BI_20_Black"><text:span text:style-name="T8">ı</text:span></text:span><text:span text:style-name="PalatinoT_b8_rk11_20_BI_20_Black"><text:span text:style-name="T7"> inkar etmemizi ve O'na e</text:span></text:span><text:span text:style-name="PalatinoT_b8_rk11_20_BI_20_Black"><text:span text:style-name="T8">ş</text:span></text:span><text:span text:style-name="PalatinoT_b8_rk11_20_BI_20_Black"><text:span text:style-name="T7">ler ko</text:span></text:span><text:span text:style-name="PalatinoT_b8_rk11_20_BI_20_Black"><text:span text:style-name="T8">ş</text:span></text:span><text:span text:style-name="PalatinoT_b8_rk11_20_BI_20_Black"><text:span text:style-name="T7">mam</text:span></text:span><text:span text:style-name="PalatinoT_b8_rk11_20_BI_20_Black"><text:span text:style-name="T8">ı</text:span></text:span><text:span text:style-name="PalatinoT_b8_rk11_20_BI_20_Black"><text:span text:style-name="T7">z</text:span></text:span><text:span text:style-name="PalatinoT_b8_rk11_20_BI_20_Black"><text:span text:style-name="T8">ı</text:span></text:span><text:span text:style-name="PalatinoT_b8_rk11_20_BI_20_Black"><text:span text:style-name="T7"> bize emrediyordunuz' </text:span></text:span><text:span text:style-name="PalatinoT_b8_rk11_20_I_20_Black"><text:span text:style-name="T7">dediler. Azab</text:span></text:span><text:span text:style-name="PalatinoT_b8_rk11_20_I_20_Black"><text:span text:style-name="T8">ı</text:span></text:span><text:span text:style-name="PalatinoT_b8_rk11_20_I_20_Black"><text:span text:style-name="T7"> gördüklerinde pi</text:span></text:span><text:span text:style-name="PalatinoT_b8_rk11_20_I_20_Black"><text:span text:style-name="T8">ş</text:span></text:span><text:span text:style-name="PalatinoT_b8_rk11_20_I_20_Black"><text:span text:style-name="T7">manl</text:span></text:span><text:span text:style-name="PalatinoT_b8_rk11_20_I_20_Black"><text:span text:style-name="T8">ı</text:span></text:span><text:span text:style-name="PalatinoT_b8_rk11_20_I_20_Black"><text:span text:style-name="T7">klar</text:span></text:span><text:span text:style-name="PalatinoT_b8_rk11_20_I_20_Black"><text:span text:style-name="T8">ı</text:span></text:span><text:span text:style-name="PalatinoT_b8_rk11_20_I_20_Black"><text:span text:style-name="T7">n</text:span></text:span><text:span text:style-name="PalatinoT_b8_rk11_20_I_20_Black"><text:span text:style-name="T8">ı</text:span></text:span><text:span text:style-name="PalatinoT_b8_rk11_20_I_20_Black"><text:span text:style-name="T7"> saklarlar; biz de inkâr edenlerin boyunlar</text:span></text:span><text:span text:style-name="PalatinoT_b8_rk11_20_I_20_Black"><text:span text:style-name="T8">ı</text:span></text:span><text:span text:style-name="PalatinoT_b8_rk11_20_I_20_Black"><text:span text:style-name="T7">na halkalar geçirdik. Onlar, yapt</text:span></text:span><text:span text:style-name="PalatinoT_b8_rk11_20_I_20_Black"><text:span text:style-name="T8">ı</text:span></text:span><text:span text:style-name="PalatinoT_b8_rk11_20_I_20_Black"><text:span text:style-name="T7">klar</text:span></text:span><text:span text:style-name="PalatinoT_b8_rk11_20_I_20_Black"><text:span text:style-name="T8">ı</text:span></text:span><text:span text:style-name="PalatinoT_b8_rk11_20_I_20_Black"><text:span text:style-name="T7">ndan ba</text:span></text:span><text:span text:style-name="PalatinoT_b8_rk11_20_I_20_Black"><text:span text:style-name="T8">ş</text:span></text:span><text:span text:style-name="PalatinoT_b8_rk11_20_I_20_Black"><text:span text:style-name="T7">kas</text:span></text:span><text:span text:style-name="PalatinoT_b8_rk11_20_I_20_Black"><text:span text:style-name="T8">ı</text:span></text:span><text:span text:style-name="PalatinoT_b8_rk11_20_I_20_Black"><text:span text:style-name="T7">yla m</text:span></text:span><text:span text:style-name="PalatinoT_b8_rk11_20_I_20_Black"><text:span text:style-name="T8">ı</text:span></text:span><text:span text:style-name="PalatinoT_b8_rk11_20_I_20_Black"><text:span text:style-name="T7"> cezaland</text:span></text:span><text:span text:style-name="PalatinoT_b8_rk11_20_I_20_Black"><text:span text:style-name="T8">ı</text:span></text:span><text:span text:style-name="PalatinoT_b8_rk11_20_I_20_Black"><text:span text:style-name="T7">r</text:span></text:span><text:span text:style-name="PalatinoT_b8_rk11_20_I_20_Black"><text:span text:style-name="T8">ı</text:span></text:span><text:span text:style-name="PalatinoT_b8_rk11_20_I_20_Black"><text:span text:style-name="T7">lacaklard</text:span></text:span><text:span text:style-name="PalatinoT_b8_rk11_20_I_20_Black"><text:span text:style-name="T8">ı</text:span></text:span><text:span text:style-name="PalatinoT_b8_rk11_20_I_20_Black"><text:span text:style-name="T7">?"</text:span></text:span><text:span text:style-name="PalatinoT_b8_rk11_20_Black"><text:span text:style-name="T7"> (Sebe, 31-33)</text:span></text:span></text:p>
      <text:p text:style-name="P11"><text:span text:style-name="PalatinoT_b8_rk11_20_Black"><text:span text:style-name="T7">Madem inkar</text:span></text:span><text:span text:style-name="PalatinoT_b8_rk11_20_Black"><text:span text:style-name="T8">ı</text:span></text:span><text:span text:style-name="PalatinoT_b8_rk11_20_Black"><text:span text:style-name="T7">n sonucu budur, öyleyse insan, ölüm kendisine gelmeden önce oturup dü</text:span></text:span><text:span text:style-name="PalatinoT_b8_rk11_20_Black"><text:span text:style-name="T8">ş</text:span></text:span><text:span text:style-name="PalatinoT_b8_rk11_20_Black"><text:span text:style-name="T7">ünmelidir. Toplumun dü</text:span></text:span><text:span text:style-name="PalatinoT_b8_rk11_20_Black"><text:span text:style-name="T8">ş</text:span></text:span><text:span text:style-name="PalatinoT_b8_rk11_20_Black"><text:span text:style-name="T7">üncesini perde arkas</text:span></text:span><text:span text:style-name="PalatinoT_b8_rk11_20_Black"><text:span text:style-name="T8">ı</text:span></text:span><text:span text:style-name="PalatinoT_b8_rk11_20_Black"><text:span text:style-name="T7">ndan yönlendiren ve insanlar</text:span></text:span><text:span text:style-name="PalatinoT_b8_rk11_20_Black"><text:span text:style-name="T8">ı</text:span></text:span><text:span text:style-name="PalatinoT_b8_rk11_20_Black"><text:span text:style-name="T7"> Allah'</text:span></text:span><text:span text:style-name="PalatinoT_b8_rk11_20_Black"><text:span text:style-name="T8">ı</text:span></text:span><text:span text:style-name="PalatinoT_b8_rk11_20_Black"><text:span text:style-name="T7"> inkar etmeye sürükleyen baz</text:span></text:span><text:span text:style-name="PalatinoT_b8_rk11_20_Black"><text:span text:style-name="T8">ı</text:span></text:span><text:span text:style-name="PalatinoT_b8_rk11_20_Black"><text:span text:style-name="T7"> güçlerin telkinlerine, ya da kendi bencil istek ve tutkular</text:span></text:span><text:span text:style-name="PalatinoT_b8_rk11_20_Black"><text:span text:style-name="T8">ı</text:span></text:span><text:span text:style-name="PalatinoT_b8_rk11_20_Black"><text:span text:style-name="T7">na göre de</text:span></text:span><text:span text:style-name="PalatinoT_b8_rk11_20_Black"><text:span text:style-name="T8">ğ</text:span></text:span><text:span text:style-name="PalatinoT_b8_rk11_20_Black"><text:span text:style-name="T7">il, vicdan ve akl</text:span></text:span><text:span text:style-name="PalatinoT_b8_rk11_20_Black"><text:span text:style-name="T8">ı</text:span></text:span><text:span text:style-name="PalatinoT_b8_rk11_20_Black"><text:span text:style-name="T7">yla dü</text:span></text:span><text:span text:style-name="PalatinoT_b8_rk11_20_Black"><text:span text:style-name="T8">ş</text:span></text:span><text:span text:style-name="PalatinoT_b8_rk11_20_Black"><text:span text:style-name="T7">ünmelidir. </text:span></text:span></text:p>
      <text:p text:style-name="P11"><text:span text:style-name="PalatinoT_b8_rk11_20_Black"><text:span text:style-name="T7">O zaman a</text:span></text:span><text:span text:style-name="PalatinoT_b8_rk11_20_Black"><text:span text:style-name="T8">ş</text:span></text:span><text:span text:style-name="PalatinoT_b8_rk11_20_Black"><text:span text:style-name="T7">a</text:span></text:span><text:span text:style-name="PalatinoT_b8_rk11_20_Black"><text:span text:style-name="T8">ğı</text:span></text:span><text:span text:style-name="PalatinoT_b8_rk11_20_Black"><text:span text:style-name="T7">daki ayetlerde ifade edilen gerçekleri görebilir:</text:span></text:span></text:p>
      <text:p text:style-name="P11"><text:span text:style-name="PalatinoT_b8_rk11_20_I_20_Black"><text:span text:style-name="T7">"</text:span></text:span><text:span text:style-name="PalatinoT_b8_rk11_20_BI_20_Black"><text:span text:style-name="T7">Sizleri Biz yaratt</text:span></text:span><text:span text:style-name="PalatinoT_b8_rk11_20_BI_20_Black"><text:span text:style-name="T8">ı</text:span></text:span><text:span text:style-name="PalatinoT_b8_rk11_20_BI_20_Black"><text:span text:style-name="T7">k, yine de tasdik etmeyecek misiniz?</text:span></text:span><text:span text:style-name="PalatinoT_b8_rk11_20_I_20_Black"><text:span text:style-name="T7"> </text:span></text:span><text:span text:style-name="PalatinoT_b8_rk11_20_I_20_Black"><text:span text:style-name="T8">Ş</text:span></text:span><text:span text:style-name="PalatinoT_b8_rk11_20_I_20_Black"><text:span text:style-name="T7">imdi (rahimlere) dökmekte oldu</text:span></text:span><text:span text:style-name="PalatinoT_b8_rk11_20_I_20_Black"><text:span text:style-name="T8">ğ</text:span></text:span><text:span text:style-name="PalatinoT_b8_rk11_20_I_20_Black"><text:span text:style-name="T7">unuz meniyi gördünüz mü? Onu sizler mi yarat</text:span></text:span><text:span text:style-name="PalatinoT_b8_rk11_20_I_20_Black"><text:span text:style-name="T8">ı</text:span></text:span><text:span text:style-name="PalatinoT_b8_rk11_20_I_20_Black"><text:span text:style-name="T7">yorsunuz, yoksa yarat</text:span></text:span><text:span text:style-name="PalatinoT_b8_rk11_20_I_20_Black"><text:span text:style-name="T8">ı</text:span></text:span><text:span text:style-name="PalatinoT_b8_rk11_20_I_20_Black"><text:span text:style-name="T7">c</text:span></text:span><text:span text:style-name="PalatinoT_b8_rk11_20_I_20_Black"><text:span text:style-name="T8">ı</text:span></text:span><text:span text:style-name="PalatinoT_b8_rk11_20_I_20_Black"><text:span text:style-name="T7"> Biz miyiz?</text:span></text:span></text:p>
      <text:p text:style-name="P11"><text:span text:style-name="PalatinoT_b8_rk11_20_I_20_Black"><text:span text:style-name="T7">Bizim önümüze geçilmi</text:span></text:span><text:span text:style-name="PalatinoT_b8_rk11_20_I_20_Black"><text:span text:style-name="T8">ş</text:span></text:span><text:span text:style-name="PalatinoT_b8_rk11_20_I_20_Black"><text:span text:style-name="T7"> de</text:span></text:span><text:span text:style-name="PalatinoT_b8_rk11_20_I_20_Black"><text:span text:style-name="T8">ğ</text:span></text:span><text:span text:style-name="PalatinoT_b8_rk11_20_I_20_Black"><text:span text:style-name="T7">ildir; (Yerinize) Benzerlerinizi getirip-de</text:span></text:span><text:span text:style-name="PalatinoT_b8_rk11_20_I_20_Black"><text:span text:style-name="T8">ğ</text:span></text:span><text:span text:style-name="PalatinoT_b8_rk11_20_I_20_Black"><text:span text:style-name="T7">i</text:span></text:span><text:span text:style-name="PalatinoT_b8_rk11_20_I_20_Black"><text:span text:style-name="T8">ş</text:span></text:span><text:span text:style-name="PalatinoT_b8_rk11_20_I_20_Black"><text:span text:style-name="T7">tirme ve sizi </text:span></text:span><text:span text:style-name="PalatinoT_b8_rk11_20_I_20_Black"><text:span text:style-name="T8">ş</text:span></text:span><text:span text:style-name="PalatinoT_b8_rk11_20_I_20_Black"><text:span text:style-name="T7">imdi bilemeyece</text:span></text:span><text:span text:style-name="PalatinoT_b8_rk11_20_I_20_Black"><text:span text:style-name="T8">ğ</text:span></text:span><text:span text:style-name="PalatinoT_b8_rk11_20_I_20_Black"><text:span text:style-name="T7">iniz bir </text:span></text:span><text:span text:style-name="PalatinoT_b8_rk11_20_I_20_Black"><text:span text:style-name="T8">ş</text:span></text:span><text:span text:style-name="PalatinoT_b8_rk11_20_I_20_Black"><text:span text:style-name="T7">ekilde-in</text:span></text:span><text:span text:style-name="PalatinoT_b8_rk11_20_I_20_Black"><text:span text:style-name="T8">ş</text:span></text:span><text:span text:style-name="PalatinoT_b8_rk11_20_I_20_Black"><text:span text:style-name="T7">a etme konusunda. Andolsun, ilk in</text:span></text:span><text:span text:style-name="PalatinoT_b8_rk11_20_I_20_Black"><text:span text:style-name="T8">ş</text:span></text:span><text:span text:style-name="PalatinoT_b8_rk11_20_I_20_Black"><text:span text:style-name="T7">a (yaratma)y</text:span></text:span><text:span text:style-name="PalatinoT_b8_rk11_20_I_20_Black"><text:span text:style-name="T8">ı</text:span></text:span><text:span text:style-name="PalatinoT_b8_rk11_20_I_20_Black"><text:span text:style-name="T7"> bildiniz; ama ö</text:span></text:span><text:span text:style-name="PalatinoT_b8_rk11_20_I_20_Black"><text:span text:style-name="T8">ğ</text:span></text:span><text:span text:style-name="PalatinoT_b8_rk11_20_I_20_Black"><text:span text:style-name="T7">üt al</text:span></text:span><text:span text:style-name="PalatinoT_b8_rk11_20_I_20_Black"><text:span text:style-name="T8">ı</text:span></text:span><text:span text:style-name="PalatinoT_b8_rk11_20_I_20_Black"><text:span text:style-name="T7">p-dü</text:span></text:span><text:span text:style-name="PalatinoT_b8_rk11_20_I_20_Black"><text:span text:style-name="T8">ş</text:span></text:span><text:span text:style-name="PalatinoT_b8_rk11_20_I_20_Black"><text:span text:style-name="T7">ünmeniz gerekmez mi?</text:span></text:span></text:p>
      <text:p text:style-name="P11"><text:span text:style-name="PalatinoT_b8_rk11_20_I_20_Black"><text:span text:style-name="T8">Ş</text:span></text:span><text:span text:style-name="PalatinoT_b8_rk11_20_I_20_Black"><text:span text:style-name="T7">imdi ekmekte oldu</text:span></text:span><text:span text:style-name="PalatinoT_b8_rk11_20_I_20_Black"><text:span text:style-name="T8">ğ</text:span></text:span><text:span text:style-name="PalatinoT_b8_rk11_20_I_20_Black"><text:span text:style-name="T7">unuz (tohum)u gördünüz mü? Onu sizler mi bitiriyorsunuz, yoksa bitiren Biz miyiz? E</text:span></text:span><text:span text:style-name="PalatinoT_b8_rk11_20_I_20_Black"><text:span text:style-name="T8">ğ</text:span></text:span><text:span text:style-name="PalatinoT_b8_rk11_20_I_20_Black"><text:span text:style-name="T7">er dilemi</text:span></text:span><text:span text:style-name="PalatinoT_b8_rk11_20_I_20_Black"><text:span text:style-name="T8">ş</text:span></text:span><text:span text:style-name="PalatinoT_b8_rk11_20_I_20_Black"><text:span text:style-name="T7"> olsayd</text:span></text:span><text:span text:style-name="PalatinoT_b8_rk11_20_I_20_Black"><text:span text:style-name="T8">ı</text:span></text:span><text:span text:style-name="PalatinoT_b8_rk11_20_I_20_Black"><text:span text:style-name="T7">k, gerçekten onu bir ot k</text:span></text:span><text:span text:style-name="PalatinoT_b8_rk11_20_I_20_Black"><text:span text:style-name="T8">ı</text:span></text:span><text:span text:style-name="PalatinoT_b8_rk11_20_I_20_Black"><text:span text:style-name="T7">r</text:span></text:span><text:span text:style-name="PalatinoT_b8_rk11_20_I_20_Black"><text:span text:style-name="T8">ı</text:span></text:span><text:span text:style-name="PalatinoT_b8_rk11_20_I_20_Black"><text:span text:style-name="T7">nt</text:span></text:span><text:span text:style-name="PalatinoT_b8_rk11_20_I_20_Black"><text:span text:style-name="T8">ı</text:span></text:span><text:span text:style-name="PalatinoT_b8_rk11_20_I_20_Black"><text:span text:style-name="T7">s</text:span></text:span><text:span text:style-name="PalatinoT_b8_rk11_20_I_20_Black"><text:span text:style-name="T8">ı</text:span></text:span><text:span text:style-name="PalatinoT_b8_rk11_20_I_20_Black"><text:span text:style-name="T7"> k</text:span></text:span><text:span text:style-name="PalatinoT_b8_rk11_20_I_20_Black"><text:span text:style-name="T8">ı</text:span></text:span><text:span text:style-name="PalatinoT_b8_rk11_20_I_20_Black"><text:span text:style-name="T7">lard</text:span></text:span><text:span text:style-name="PalatinoT_b8_rk11_20_I_20_Black"><text:span text:style-name="T8">ı</text:span></text:span><text:span text:style-name="PalatinoT_b8_rk11_20_I_20_Black"><text:span text:style-name="T7">k; böylelikle </text:span></text:span><text:span text:style-name="PalatinoT_b8_rk11_20_I_20_Black"><text:span text:style-name="T8">ş</text:span></text:span><text:span text:style-name="PalatinoT_b8_rk11_20_I_20_Black"><text:span text:style-name="T7">a</text:span></text:span><text:span text:style-name="PalatinoT_b8_rk11_20_I_20_Black"><text:span text:style-name="T8">ş</text:span></text:span><text:span text:style-name="PalatinoT_b8_rk11_20_I_20_Black"><text:span text:style-name="T7">ar-kal</text:span></text:span><text:span text:style-name="PalatinoT_b8_rk11_20_I_20_Black"><text:span text:style-name="T8">ı</text:span></text:span><text:span text:style-name="PalatinoT_b8_rk11_20_I_20_Black"><text:span text:style-name="T7">rd</text:span></text:span><text:span text:style-name="PalatinoT_b8_rk11_20_I_20_Black"><text:span text:style-name="T8">ı</text:span></text:span><text:span text:style-name="PalatinoT_b8_rk11_20_I_20_Black"><text:span text:style-name="T7">n</text:span></text:span><text:span text:style-name="PalatinoT_b8_rk11_20_I_20_Black"><text:span text:style-name="T8">ı</text:span></text:span><text:span text:style-name="PalatinoT_b8_rk11_20_I_20_Black"><text:span text:style-name="T7">z. (</text:span></text:span><text:span text:style-name="PalatinoT_b8_rk11_20_I_20_Black"><text:span text:style-name="T8">Ş</text:span></text:span><text:span text:style-name="PalatinoT_b8_rk11_20_I_20_Black"><text:span text:style-name="T7">öyle de s</text:span></text:span><text:span text:style-name="PalatinoT_b8_rk11_20_I_20_Black"><text:span text:style-name="T8">ı</text:span></text:span><text:span text:style-name="PalatinoT_b8_rk11_20_I_20_Black"><text:span text:style-name="T7">zlan</text:span></text:span><text:span text:style-name="PalatinoT_b8_rk11_20_I_20_Black"><text:span text:style-name="T8">ı</text:span></text:span><text:span text:style-name="PalatinoT_b8_rk11_20_I_20_Black"><text:span text:style-name="T7">rd</text:span></text:span><text:span text:style-name="PalatinoT_b8_rk11_20_I_20_Black"><text:span text:style-name="T8">ı</text:span></text:span><text:span text:style-name="PalatinoT_b8_rk11_20_I_20_Black"><text:span text:style-name="T7">n</text:span></text:span><text:span text:style-name="PalatinoT_b8_rk11_20_I_20_Black"><text:span text:style-name="T8">ı</text:span></text:span><text:span text:style-name="PalatinoT_b8_rk11_20_I_20_Black"><text:span text:style-name="T7">z:) 'Do</text:span></text:span><text:span text:style-name="PalatinoT_b8_rk11_20_I_20_Black"><text:span text:style-name="T8">ğ</text:span></text:span><text:span text:style-name="PalatinoT_b8_rk11_20_I_20_Black"><text:span text:style-name="T7">rusu biz, a</text:span></text:span><text:span text:style-name="PalatinoT_b8_rk11_20_I_20_Black"><text:span text:style-name="T8">ğı</text:span></text:span><text:span text:style-name="PalatinoT_b8_rk11_20_I_20_Black"><text:span text:style-name="T7">r bir borç alt</text:span></text:span><text:span text:style-name="PalatinoT_b8_rk11_20_I_20_Black"><text:span text:style-name="T8">ı</text:span></text:span><text:span text:style-name="PalatinoT_b8_rk11_20_I_20_Black"><text:span text:style-name="T7">na girip-zorland</text:span></text:span><text:span text:style-name="PalatinoT_b8_rk11_20_I_20_Black"><text:span text:style-name="T8">ı</text:span></text:span><text:span text:style-name="PalatinoT_b8_rk11_20_I_20_Black"><text:span text:style-name="T7">k. Hay</text:span></text:span><text:span text:style-name="PalatinoT_b8_rk11_20_I_20_Black"><text:span text:style-name="T8">ı</text:span></text:span><text:span text:style-name="PalatinoT_b8_rk11_20_I_20_Black"><text:span text:style-name="T7">r, biz büsbütün yoksun b</text:span></text:span><text:span text:style-name="PalatinoT_b8_rk11_20_I_20_Black"><text:span text:style-name="T8">ı</text:span></text:span><text:span text:style-name="PalatinoT_b8_rk11_20_I_20_Black"><text:span text:style-name="T7">rak</text:span></text:span><text:span text:style-name="PalatinoT_b8_rk11_20_I_20_Black"><text:span text:style-name="T8">ı</text:span></text:span><text:span text:style-name="PalatinoT_b8_rk11_20_I_20_Black"><text:span text:style-name="T7">ld</text:span></text:span><text:span text:style-name="PalatinoT_b8_rk11_20_I_20_Black"><text:span text:style-name="T8">ı</text:span></text:span><text:span text:style-name="PalatinoT_b8_rk11_20_I_20_Black"><text:span text:style-name="T7">k.'</text:span></text:span></text:p>
      <text:p text:style-name="P11"><text:span text:style-name="PalatinoT_b8_rk11_20_I_20_Black"><text:span text:style-name="T8">Ş</text:span></text:span><text:span text:style-name="PalatinoT_b8_rk11_20_I_20_Black"><text:span text:style-name="T7">imdi siz, içmekte oldu</text:span></text:span><text:span text:style-name="PalatinoT_b8_rk11_20_I_20_Black"><text:span text:style-name="T8">ğ</text:span></text:span><text:span text:style-name="PalatinoT_b8_rk11_20_I_20_Black"><text:span text:style-name="T7">unuz suyu gördünüz mü? Onu sizler mi buluttan indiriyorsunuz, yoksa indiren Biz miyiz? E</text:span></text:span><text:span text:style-name="PalatinoT_b8_rk11_20_I_20_Black"><text:span text:style-name="T8">ğ</text:span></text:span><text:span text:style-name="PalatinoT_b8_rk11_20_I_20_Black"><text:span text:style-name="T7">er dilemi</text:span></text:span><text:span text:style-name="PalatinoT_b8_rk11_20_I_20_Black"><text:span text:style-name="T8">ş</text:span></text:span><text:span text:style-name="PalatinoT_b8_rk11_20_I_20_Black"><text:span text:style-name="T7"> olsayd</text:span></text:span><text:span text:style-name="PalatinoT_b8_rk11_20_I_20_Black"><text:span text:style-name="T8">ı</text:span></text:span><text:span text:style-name="PalatinoT_b8_rk11_20_I_20_Black"><text:span text:style-name="T7">k onu tuzlu k</text:span></text:span><text:span text:style-name="PalatinoT_b8_rk11_20_I_20_Black"><text:span text:style-name="T8">ı</text:span></text:span><text:span text:style-name="PalatinoT_b8_rk11_20_I_20_Black"><text:span text:style-name="T7">lard</text:span></text:span><text:span text:style-name="PalatinoT_b8_rk11_20_I_20_Black"><text:span text:style-name="T8">ı</text:span></text:span><text:span text:style-name="PalatinoT_b8_rk11_20_I_20_Black"><text:span text:style-name="T7">k; </text:span></text:span><text:span text:style-name="PalatinoT_b8_rk11_20_I_20_Black"><text:span text:style-name="T8">ş</text:span></text:span><text:span text:style-name="PalatinoT_b8_rk11_20_I_20_Black"><text:span text:style-name="T7">ükretmeniz gerekmez mi?...</text:span></text:span></text:p>
      <text:p text:style-name="P11"><text:span text:style-name="PalatinoT_b8_rk11_20_I_20_Black"><text:span text:style-name="T8">Ş</text:span></text:span><text:span text:style-name="PalatinoT_b8_rk11_20_I_20_Black"><text:span text:style-name="T7">u halde büyük Rabbini ismiyle tesbih et." </text:span></text:span><text:span text:style-name="PalatinoT_b8_rk11_20_Black"><text:span text:style-name="T7">(Vak</text:span></text:span><text:span text:style-name="PalatinoT_b8_rk11_20_Black"><text:span text:style-name="T8">ı</text:span></text:span><text:span text:style-name="PalatinoT_b8_rk11_20_Black"><text:span text:style-name="T7">a Suresi, 57-74)</text:span></text:span></text:p>
      <text:p text:style-name="P5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Lato" svg:font-family="Lato" style:font-pitch="variable"/>
    <style:font-face style:name="FrizQuadrataT?rk" svg:font-family="FrizQuadrataT?rk" style:font-family-generic="roman" style:font-pitch="variable"/>
    <style:font-face style:name="Liberation Serif" svg:font-family="'Liberation Serif'" style:font-family-generic="roman" style:font-pitch="variable"/>
    <style:font-face style:name="PalatinoT?rk" svg:font-family="PalatinoT?rk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Times Tur" svg:font-family="'Times Tur'" style:font-family-generic="system" style:font-pitch="variable"/>
    <style:font-face style:name="Verdana1" svg:font-family="Verdana" style:font-family-generic="system" style:font-pitch="variable"/>
    <style:font-face style:name="Verdana Tur" svg:font-family="'Verdana Tu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tr" fo:country="T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" fo:font-family="Times" style:font-family-generic="roman" style:font-pitch="variable" fo:font-size="12pt" fo:language="tr" fo:country="TR" style:font-name-asian="SimSun" style:font-family-asian="SimSun" style:font-family-generic-asian="system" style:font-pitch-asian="variable" style:font-size-asian="12pt" style:language-asian="zh" style:country-asian="CN" style:font-name-complex="Times1" style:font-family-complex="Times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center" style:justify-single-word="false" fo:keep-with-next="always"/>
      <style:text-properties fo:font-size="36pt" style:font-size-asian="36pt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tr" fo:country="TR" style:font-name-asian="SimSun" style:font-family-asian="SimSun" style:font-family-generic-asian="system" style:font-pitch-asian="variable" style:font-size-asian="10pt" style:language-asian="tr" style:country-asian="T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PalatinoT_b8_rk11_20_Black" style:display-name="PalatinoT¸rk11 Black" style:family="text" style:parent-style-name="Default_20_Paragraph_20_Font">
      <style:text-properties fo:color="#000000" style:font-name="PalatinoT?rk" fo:font-family="PalatinoT?rk" style:font-family-generic="roman" style:font-pitch="variable" fo:font-size="11pt" style:font-size-asian="11pt" style:language-asian="tr" style:country-asian="TR"/>
    </style:style>
    <style:style style:name="FrizQuadrataT_b8_rk14_20_B_20_Black" style:display-name="FrizQuadrataT¸rk14 B Black" style:family="text" style:parent-style-name="Default_20_Paragraph_20_Font">
      <style:text-properties fo:color="#000000" style:font-name="FrizQuadrataT?rk" fo:font-family="FrizQuadrataT?rk" style:font-family-generic="roman" style:font-pitch="variable" fo:font-size="14pt" fo:font-weight="bold" style:font-size-asian="14pt" style:language-asian="tr" style:country-asian="TR" style:font-weight-asian="bold"/>
    </style:style>
    <style:style style:name="PalatinoT_b8_rk11_20_B_20_Black" style:display-name="PalatinoT¸rk11 B Black" style:family="text" style:parent-style-name="Default_20_Paragraph_20_Font">
      <style:text-properties fo:color="#000000" style:font-name="PalatinoT?rk" fo:font-family="PalatinoT?rk" style:font-family-generic="roman" style:font-pitch="variable" fo:font-size="11pt" fo:font-weight="bold" style:font-size-asian="11pt" style:language-asian="tr" style:country-asian="TR" style:font-weight-asian="bold"/>
    </style:style>
    <style:style style:name="PalatinoT_b8_rk11_20_BI_20_Black" style:display-name="PalatinoT¸rk11 BI Black" style:family="text" style:parent-style-name="Default_20_Paragraph_20_Font">
      <style:text-properties fo:color="#000000" style:font-name="PalatinoT?rk" fo:font-family="PalatinoT?rk" style:font-family-generic="roman" style:font-pitch="variable" fo:font-size="11pt" fo:font-style="italic" fo:font-weight="bold" style:font-size-asian="11pt" style:language-asian="tr" style:country-asian="TR" style:font-style-asian="italic" style:font-weight-asian="bold"/>
    </style:style>
    <style:style style:name="PalatinoT_b8_rk11_20_I_20_Black" style:display-name="PalatinoT¸rk11 I Black" style:family="text" style:parent-style-name="Default_20_Paragraph_20_Font">
      <style:text-properties fo:color="#000000" style:font-name="PalatinoT?rk" fo:font-family="PalatinoT?rk" style:font-family-generic="roman" style:font-pitch="variable" fo:font-size="11pt" fo:font-style="italic" style:font-size-asian="11pt" style:language-asian="tr" style:country-asian="TR" style:font-style-asian="italic"/>
    </style:style>
    <style:style style:name="FrizQuadrataT_b8_rk14_20_BI_20_Black" style:display-name="FrizQuadrataT¸rk14 BI Black" style:family="text" style:parent-style-name="Default_20_Paragraph_20_Font">
      <style:text-properties fo:color="#000000" style:font-name="FrizQuadrataT?rk" fo:font-family="FrizQuadrataT?rk" style:font-family-generic="roman" style:font-pitch="variable" fo:font-size="14pt" fo:font-style="italic" fo:font-weight="bold" style:font-size-asian="14pt" style:language-asian="tr" style:country-asian="TR" style:font-style-asian="italic" style:font-weight-asian="bold"/>
    </style:style>
    <style:style style:name="FrizQuadrataT_b8_rk11_20_Black" style:display-name="FrizQuadrataT¸rk11 Black" style:family="text" style:parent-style-name="Default_20_Paragraph_20_Font">
      <style:text-properties fo:color="#000000" style:font-name="FrizQuadrataT?rk" fo:font-family="FrizQuadrataT?rk" style:font-family-generic="roman" style:font-pitch="variable" fo:font-size="11pt" style:font-size-asian="11pt" style:language-asian="tr" style:country-asian="TR"/>
    </style:style>
    <style:style style:name="PalatinoT_b8_rk7_20_Black" style:display-name="PalatinoT¸rk7 Black" style:family="text" style:parent-style-name="Default_20_Paragraph_20_Font">
      <style:text-properties fo:color="#000000" style:font-name="PalatinoT?rk" fo:font-family="PalatinoT?rk" style:font-family-generic="roman" style:font-pitch="variable" fo:font-size="7pt" style:font-size-asian="7pt" style:language-asian="tr" style:country-asian="TR"/>
    </style:style>
    <style:style style:name="PalatinoT_b8_rk13_20_B_20_Black" style:display-name="PalatinoT¸rk13 B Black" style:family="text" style:parent-style-name="Default_20_Paragraph_20_Font">
      <style:text-properties fo:color="#000000" style:font-name="PalatinoT?rk" fo:font-family="PalatinoT?rk" style:font-family-generic="roman" style:font-pitch="variable" fo:font-size="13pt" fo:font-weight="bold" style:font-size-asian="13pt" style:language-asian="tr" style:country-asian="TR" style:font-weight-asian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Verdana" fo:font-family="Verdana" style:font-family-generic="roman" style:font-pitch="variable" fo:language="tr" fo:country="TR" style:language-asian="zh" style:country-asian="CN" style:font-name-complex="Verdana1" style:font-family-complex="Verdana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TARİHİN EN BÜYÜK BİLİM SAHTEKARLIĞI EVRİM TEORİSİ</dc:title>
    <meta:initial-creator>HARUN YAHYA</meta:initial-creator>
    <meta:creation-date>2000-10-18T11:43:00</meta:creation-date>
    <dc:date>2019-11-21T17:02:40.015918281</dc:date>
    <meta:editing-cycles>7</meta:editing-cycles>
    <meta:editing-duration>PT1M46S</meta:editing-duration>
    <meta:generator>LibreOffice/6.3.3.2.0$Linux_X86_64 LibreOffice_project/34c13a2502ece504fdafe1353b0622315c1e629a</meta:generator>
    <dc:subject>ARİHİN EN BÜYÜK BİLİM SAHTEKARLIĞIEVRİM TEORİSİ</dc:subject>
    <meta:document-statistic meta:table-count="0" meta:image-count="0" meta:object-count="0" meta:page-count="25" meta:paragraph-count="251" meta:word-count="12000" meta:character-count="91202" meta:non-whitespace-character-count="79367"/>
    <meta:user-defined meta:name="Operator">A A</meta:user-defined>
  </office:meta>
</office:document-meta>
</file>